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 manifest:full-path="Configurations2/menubar/menubar.xml"/>
  <manifest:file-entry manifest:media-type="application/vnd.sun.xml.ui.configuration" manifest:full-path="Configurations2/"/>
  <manifest:file-entry manifest:media-type="text/xml" manifest:full-path="Dialogs/dialog-lc.xml"/>
  <manifest:file-entry manifest:media-type="text/xml" manifest:full-path="Dialogs/Lib_simple/dlgPRVDDP.xml"/>
  <manifest:file-entry manifest:media-type="text/xml" manifest:full-path="Dialogs/Lib_simple/dlgInputDDPRKH2.xml"/>
  <manifest:file-entry manifest:media-type="text/xml" manifest:full-path="Dialogs/Lib_simple/dlgRegZona.xml"/>
  <manifest:file-entry manifest:media-type="text/xml" manifest:full-path="Dialogs/Lib_simple/dlgDafRKHOveride.xml"/>
  <manifest:file-entry manifest:media-type="text/xml" manifest:full-path="Dialogs/Lib_simple/dlgTUNGGU.xml"/>
  <manifest:file-entry manifest:media-type="text/xml" manifest:full-path="Dialogs/Lib_simple/dlgHistorical.xml"/>
  <manifest:file-entry manifest:media-type="text/xml" manifest:full-path="Dialogs/Lib_simple/dlgRegPjbt.xml"/>
  <manifest:file-entry manifest:media-type="text/xml" manifest:full-path="Dialogs/Lib_simple/dialog-lb.xml"/>
  <manifest:file-entry manifest:media-type="text/xml" manifest:full-path="Dialogs/Lib_simple/Dialog1.xml"/>
  <manifest:file-entry manifest:media-type="text/xml" manifest:full-path="Dialogs/Lib_simple/dlgInputDDPRKH.xml"/>
  <manifest:file-entry manifest:media-type="text/xml" manifest:full-path="Dialogs/Lib_simple/dlgTamFHis2.xml"/>
  <manifest:file-entry manifest:media-type="text/xml" manifest:full-path="Dialogs/Lib_simple/dlgProgressBar.xml"/>
  <manifest:file-entry manifest:media-type="text/xml" manifest:full-path="Dialogs/Lib_simple/dlgPreviewData.xml"/>
  <manifest:file-entry manifest:media-type="text/xml" manifest:full-path="Dialogs/Lib_simple/dlgInputKunjungan2.xml"/>
  <manifest:file-entry manifest:media-type="text/xml" manifest:full-path="Dialogs/Lib_simple/dlgTamFHis.xml"/>
  <manifest:file-entry manifest:media-type="text/xml" manifest:full-path="Dialogs/Lib_simple/dlgPencarian.xml"/>
  <manifest:file-entry manifest:media-type="text/xml" manifest:full-path="Dialogs/Lib_simple/dlgInputKunjungan.xml"/>
  <manifest:file-entry manifest:media-type="text/xml" manifest:full-path="Dialogs/Lib_simple/dlgRKHOverid.xml"/>
  <manifest:file-entry manifest:media-type="text/xml" manifest:full-path="Dialogs/Lib_simple/dlgPrevTopup.xml"/>
  <manifest:file-entry manifest:media-type="text/xml" manifest:full-path="Dialogs/Standard/dialog-lb.xml"/>
  <manifest:file-entry manifest:media-type="text/xml" manifest:full-path="content.xml"/>
  <manifest:file-entry manifest:media-type="text/xml" manifest:full-path="Basic/Lib_simple/ModDlgInputDDPRKH.xml"/>
  <manifest:file-entry manifest:media-type="text/xml" manifest:full-path="Basic/Lib_simple/ModDDP.xml"/>
  <manifest:file-entry manifest:media-type="text/xml" manifest:full-path="Basic/Lib_simple/ModDlgPrevTopup.xml"/>
  <manifest:file-entry manifest:media-type="text/xml" manifest:full-path="Basic/Lib_simple/ModPRVDDP.xml"/>
  <manifest:file-entry manifest:media-type="text/xml" manifest:full-path="Basic/Lib_simple/ModDlgIK.xml"/>
  <manifest:file-entry manifest:media-type="text/xml" manifest:full-path="Basic/Lib_simple/ModHisTam.xml"/>
  <manifest:file-entry manifest:media-type="text/xml" manifest:full-path="Basic/Lib_simple/ModExport3.xml"/>
  <manifest:file-entry manifest:media-type="text/xml" manifest:full-path="Basic/Lib_simple/getDBTopup.xml"/>
  <manifest:file-entry manifest:media-type="text/xml" manifest:full-path="Basic/Lib_simple/getDBCadeb.xml"/>
  <manifest:file-entry manifest:media-type="text/xml" manifest:full-path="Basic/Lib_simple/getDBROAktif.xml"/>
  <manifest:file-entry manifest:media-type="text/xml" manifest:full-path="Basic/Lib_simple/postSubzona.xml"/>
  <manifest:file-entry manifest:media-type="text/xml" manifest:full-path="Basic/Lib_simple/MyFunction.xml"/>
  <manifest:file-entry manifest:media-type="text/xml" manifest:full-path="Basic/Lib_simple/postRKHOut.xml"/>
  <manifest:file-entry manifest:media-type="text/xml" manifest:full-path="Basic/Lib_simple/ModExport.xml"/>
  <manifest:file-entry manifest:media-type="text/xml" manifest:full-path="Basic/Lib_simple/ModExport2.xml"/>
  <manifest:file-entry manifest:media-type="text/xml" manifest:full-path="Basic/Lib_simple/ModDlgRegPjb.xml"/>
  <manifest:file-entry manifest:media-type="text/xml" manifest:full-path="Basic/Lib_simple/ModDlgPreview.xml"/>
  <manifest:file-entry manifest:media-type="text/xml" manifest:full-path="Basic/Lib_simple/aHideShow.xml"/>
  <manifest:file-entry manifest:media-type="text/xml" manifest:full-path="Basic/Lib_simple/ModHistorical.xml"/>
  <manifest:file-entry manifest:media-type="text/xml" manifest:full-path="Basic/Lib_simple/getHis.xml"/>
  <manifest:file-entry manifest:media-type="text/xml" manifest:full-path="Basic/Lib_simple/getDBROSubzona.xml"/>
  <manifest:file-entry manifest:media-type="text/xml" manifest:full-path="Basic/Lib_simple/SearchMove.xml"/>
  <manifest:file-entry manifest:media-type="text/xml" manifest:full-path="Basic/Lib_simple/script-lb.xml"/>
  <manifest:file-entry manifest:media-type="text/xml" manifest:full-path="Basic/Lib_simple/ModCrRKH.xml"/>
  <manifest:file-entry manifest:media-type="text/xml" manifest:full-path="Basic/Lib_simple/ModDafRKHOveride.xml"/>
  <manifest:file-entry manifest:media-type="text/xml" manifest:full-path="Basic/Lib_simple/getBMLogin.xml"/>
  <manifest:file-entry manifest:media-type="text/xml" manifest:full-path="Basic/Lib_simple/postRKHTam.xml"/>
  <manifest:file-entry manifest:media-type="text/xml" manifest:full-path="Basic/Lib_simple/ModDlgRegZona.xml"/>
  <manifest:file-entry manifest:media-type="text/xml" manifest:full-path="Basic/Standard/script-lb.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dom:load" xlink:href="vnd.sun.star.script:Lib_simple.getBMLogin.getBMLogin?language=Basic&amp;location=document" xlink:type="simple"/>
      <script:event-listener script:language="ooo:script" script:event-name="office:prepare-unload" xlink:href="vnd.sun.star.script:Lib_simple.MyFunction.onDocumentClose?language=Basic&amp;location=document" xlink:type="simple"/>
    </office:event-listeners>
  </office:scripts>
  <office:font-face-decls>
    <style:font-face style:name="Arial"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Albany AMT" svg:font-family="'Albany AMT'"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1035in"/>
    </style:style>
    <style:style style:name="co2" style:family="table-column">
      <style:table-column-properties fo:break-before="auto" style:column-width="0.1555in"/>
    </style:style>
    <style:style style:name="co3" style:family="table-column">
      <style:table-column-properties fo:break-before="auto" style:column-width="2.2189in"/>
    </style:style>
    <style:style style:name="co4" style:family="table-column">
      <style:table-column-properties fo:break-before="auto" style:column-width="1.3984in"/>
    </style:style>
    <style:style style:name="co5" style:family="table-column">
      <style:table-column-properties fo:break-before="auto" style:column-width="0.1272in"/>
    </style:style>
    <style:style style:name="co6" style:family="table-column">
      <style:table-column-properties fo:break-before="auto" style:column-width="0.6972in"/>
    </style:style>
    <style:style style:name="co7" style:family="table-column">
      <style:table-column-properties fo:break-before="auto" style:column-width="0.1661in"/>
    </style:style>
    <style:style style:name="co8" style:family="table-column">
      <style:table-column-properties fo:break-before="auto" style:column-width="0.1453in"/>
    </style:style>
    <style:style style:name="co9" style:family="table-column">
      <style:table-column-properties fo:break-before="auto" style:column-width="0.1374in"/>
    </style:style>
    <style:style style:name="co10" style:family="table-column">
      <style:table-column-properties fo:break-before="auto" style:column-width="0.8925in"/>
    </style:style>
    <style:style style:name="co11" style:family="table-column">
      <style:table-column-properties fo:break-before="auto" style:column-width="1.4736in"/>
    </style:style>
    <style:style style:name="co12" style:family="table-column">
      <style:table-column-properties fo:break-before="auto" style:column-width="1.3173in"/>
    </style:style>
    <style:style style:name="co13" style:family="table-column">
      <style:table-column-properties fo:break-before="auto" style:column-width="1.078in"/>
    </style:style>
    <style:style style:name="co14" style:family="table-column">
      <style:table-column-properties fo:break-before="auto" style:column-width="2.6083in"/>
    </style:style>
    <style:style style:name="co15" style:family="table-column">
      <style:table-column-properties fo:break-before="auto" style:column-width="0.6925in"/>
    </style:style>
    <style:style style:name="co16" style:family="table-column">
      <style:table-column-properties fo:break-before="auto" style:column-width="1.3382in"/>
    </style:style>
    <style:style style:name="co17" style:family="table-column">
      <style:table-column-properties fo:break-before="auto" style:column-width="0.5882in"/>
    </style:style>
    <style:style style:name="co18" style:family="table-column">
      <style:table-column-properties fo:break-before="auto" style:column-width="1.5882in"/>
    </style:style>
    <style:style style:name="co19" style:family="table-column">
      <style:table-column-properties fo:break-before="auto" style:column-width="1.2028in"/>
    </style:style>
    <style:style style:name="co20" style:family="table-column">
      <style:table-column-properties fo:break-before="auto" style:column-width="1.0465in"/>
    </style:style>
    <style:style style:name="co21" style:family="table-column">
      <style:table-column-properties fo:break-before="auto" style:column-width="3.0772in"/>
    </style:style>
    <style:style style:name="co22" style:family="table-column">
      <style:table-column-properties fo:break-before="auto" style:column-width="1.9209in"/>
    </style:style>
    <style:style style:name="co23" style:family="table-column">
      <style:table-column-properties fo:break-before="auto" style:column-width="0.9736in"/>
    </style:style>
    <style:style style:name="co24" style:family="table-column">
      <style:table-column-properties fo:break-before="auto" style:column-width="1.0047in"/>
    </style:style>
    <style:style style:name="co25" style:family="table-column">
      <style:table-column-properties fo:break-before="auto" style:column-width="1.1402in"/>
    </style:style>
    <style:style style:name="co26" style:family="table-column">
      <style:table-column-properties fo:break-before="auto" style:column-width="2.098in"/>
    </style:style>
    <style:style style:name="co27" style:family="table-column">
      <style:table-column-properties fo:break-before="auto" style:column-width="1.0362in"/>
    </style:style>
    <style:style style:name="co28" style:family="table-column">
      <style:table-column-properties fo:break-before="auto" style:column-width="1.65in"/>
    </style:style>
    <style:style style:name="co29" style:family="table-column">
      <style:table-column-properties fo:break-before="auto" style:column-width="0.8484in"/>
    </style:style>
    <style:style style:name="co30" style:family="table-column">
      <style:table-column-properties fo:break-before="auto" style:column-width="0.9945in"/>
    </style:style>
    <style:style style:name="co31" style:family="table-column">
      <style:table-column-properties fo:break-before="auto" style:column-width="1.4319in"/>
    </style:style>
    <style:style style:name="co32" style:family="table-column">
      <style:table-column-properties fo:break-before="auto" style:column-width="1.8689in"/>
    </style:style>
    <style:style style:name="co33" style:family="table-column">
      <style:table-column-properties fo:break-before="auto" style:column-width="1.2654in"/>
    </style:style>
    <style:style style:name="co34" style:family="table-column">
      <style:table-column-properties fo:break-before="auto" style:column-width="1.3902in"/>
    </style:style>
    <style:style style:name="co35" style:family="table-column">
      <style:table-column-properties fo:break-before="auto" style:column-width="1.7071in"/>
    </style:style>
    <style:style style:name="co36" style:family="table-column">
      <style:table-column-properties fo:break-before="auto" style:column-width="1.3071in"/>
    </style:style>
    <style:style style:name="co37" style:family="table-column">
      <style:table-column-properties fo:break-before="auto" style:column-width="0.7339in"/>
    </style:style>
    <style:style style:name="co38" style:family="table-column">
      <style:table-column-properties fo:break-before="auto" style:column-width="1.161in"/>
    </style:style>
    <style:style style:name="co39" style:family="table-column">
      <style:table-column-properties fo:break-before="auto" style:column-width="1.1299in"/>
    </style:style>
    <style:style style:name="co40" style:family="table-column">
      <style:table-column-properties fo:break-before="auto" style:column-width="2.5563in"/>
    </style:style>
    <style:style style:name="co41" style:family="table-column">
      <style:table-column-properties fo:break-before="auto" style:column-width="0.8728in"/>
    </style:style>
    <style:style style:name="co42" style:family="table-column">
      <style:table-column-properties fo:break-before="auto" style:column-width="3.889in"/>
    </style:style>
    <style:style style:name="co43" style:family="table-column">
      <style:table-column-properties fo:break-before="auto" style:column-width="1.5571in"/>
    </style:style>
    <style:style style:name="co44" style:family="table-column">
      <style:table-column-properties fo:break-before="auto" style:column-width="0.5154in"/>
    </style:style>
    <style:style style:name="co45" style:family="table-column">
      <style:table-column-properties fo:break-before="auto" style:column-width="2.1083in"/>
    </style:style>
    <style:style style:name="co46" style:family="table-column">
      <style:table-column-properties fo:break-before="auto" style:column-width="1.0673in"/>
    </style:style>
    <style:style style:name="co47" style:family="table-column">
      <style:table-column-properties fo:break-before="auto" style:column-width="2.0563in"/>
    </style:style>
    <style:style style:name="co48" style:family="table-column">
      <style:table-column-properties fo:break-before="auto" style:column-width="4.9508in"/>
    </style:style>
    <style:style style:name="co49" style:family="table-column">
      <style:table-column-properties fo:break-before="auto" style:column-width="2.3583in"/>
    </style:style>
    <style:style style:name="co50" style:family="table-column">
      <style:table-column-properties fo:break-before="auto" style:column-width="1.0256in"/>
    </style:style>
    <style:style style:name="co51" style:family="table-column">
      <style:table-column-properties fo:break-before="auto" style:column-width="1.2437in"/>
    </style:style>
    <style:style style:name="co52" style:family="table-column">
      <style:table-column-properties fo:break-before="auto" style:column-width="0.9783in"/>
    </style:style>
    <style:style style:name="co53" style:family="table-column">
      <style:table-column-properties fo:break-before="auto" style:column-width="0.9681in"/>
    </style:style>
    <style:style style:name="co54" style:family="table-column">
      <style:table-column-properties fo:break-before="auto" style:column-width="1.3492in"/>
    </style:style>
    <style:style style:name="co55" style:family="table-column">
      <style:table-column-properties fo:break-before="auto" style:column-width="1.5402in"/>
    </style:style>
    <style:style style:name="co56" style:family="table-column">
      <style:table-column-properties fo:break-before="auto" style:column-width="1.4134in"/>
    </style:style>
    <style:style style:name="co57" style:family="table-column">
      <style:table-column-properties fo:break-before="auto" style:column-width="1.1063in"/>
    </style:style>
    <style:style style:name="co58" style:family="table-column">
      <style:table-column-properties fo:break-before="auto" style:column-width="1.9102in"/>
    </style:style>
    <style:style style:name="co59" style:family="table-column">
      <style:table-column-properties fo:break-before="auto" style:column-width="1.1508in"/>
    </style:style>
    <style:style style:name="co60" style:family="table-column">
      <style:table-column-properties fo:break-before="auto" style:column-width="2.8272in"/>
    </style:style>
    <style:style style:name="co61" style:family="table-column">
      <style:table-column-properties fo:break-before="auto" style:column-width="1.9835in"/>
    </style:style>
    <style:style style:name="co62" style:family="table-column">
      <style:table-column-properties fo:break-before="auto" style:column-width="1.8898in"/>
    </style:style>
    <style:style style:name="co63" style:family="table-column">
      <style:table-column-properties fo:break-before="auto" style:column-width="1.3484in"/>
    </style:style>
    <style:style style:name="co64" style:family="table-column">
      <style:table-column-properties fo:break-before="auto" style:column-width="1.5047in"/>
    </style:style>
    <style:style style:name="co65" style:family="table-column">
      <style:table-column-properties fo:break-before="auto" style:column-width="1.5984in"/>
    </style:style>
    <style:style style:name="co66" style:family="table-column">
      <style:table-column-properties fo:break-before="auto" style:column-width="2.1602in"/>
    </style:style>
    <style:style style:name="co67" style:family="table-column">
      <style:table-column-properties fo:break-before="auto" style:column-width="12.3693in"/>
    </style:style>
    <style:style style:name="co68" style:family="table-column">
      <style:table-column-properties fo:break-before="auto" style:column-width="1.7839in"/>
    </style:style>
    <style:style style:name="co69" style:family="table-column">
      <style:table-column-properties fo:break-before="auto" style:column-width="1.0102in"/>
    </style:style>
    <style:style style:name="co70" style:family="table-column">
      <style:table-column-properties fo:break-before="auto" style:column-width="1.6992in"/>
    </style:style>
    <style:style style:name="co71" style:family="table-column">
      <style:table-column-properties fo:break-before="auto" style:column-width="1.339in"/>
    </style:style>
    <style:style style:name="co72" style:family="table-column">
      <style:table-column-properties fo:break-before="auto" style:column-width="1.7693in"/>
    </style:style>
    <style:style style:name="co73" style:family="table-column">
      <style:table-column-properties fo:break-before="auto" style:column-width="1.1374in"/>
    </style:style>
    <style:style style:name="co74" style:family="table-column">
      <style:table-column-properties fo:break-before="auto" style:column-width="1.4772in"/>
    </style:style>
    <style:style style:name="co75" style:family="table-column">
      <style:table-column-properties fo:break-before="auto" style:column-width="1.1909in"/>
    </style:style>
    <style:style style:name="co76" style:family="table-column">
      <style:table-column-properties fo:break-before="auto" style:column-width="1.9854in"/>
    </style:style>
    <style:style style:name="co77" style:family="table-column">
      <style:table-column-properties fo:break-before="auto" style:column-width="1.5193in"/>
    </style:style>
    <style:style style:name="co78" style:family="table-column">
      <style:table-column-properties fo:break-before="auto" style:column-width="1.2236in"/>
    </style:style>
    <style:style style:name="co79" style:family="table-column">
      <style:table-column-properties fo:break-before="auto" style:column-width="0.6819in"/>
    </style:style>
    <style:style style:name="co80" style:family="table-column">
      <style:table-column-properties fo:break-before="auto" style:column-width="0.578in"/>
    </style:style>
    <style:style style:name="co81" style:family="table-column">
      <style:table-column-properties fo:break-before="auto" style:column-width="0.3484in"/>
    </style:style>
    <style:style style:name="co82" style:family="table-column">
      <style:table-column-properties fo:break-before="auto" style:column-width="0.7547in"/>
    </style:style>
    <style:style style:name="co83" style:family="table-column">
      <style:table-column-properties fo:break-before="auto" style:column-width="0.6508in"/>
    </style:style>
    <style:style style:name="co84" style:family="table-column">
      <style:table-column-properties fo:break-before="auto" style:column-width="1.2134in"/>
    </style:style>
    <style:style style:name="co85" style:family="table-column">
      <style:table-column-properties fo:break-before="auto" style:column-width="0.7654in"/>
    </style:style>
    <style:style style:name="co86" style:family="table-column">
      <style:table-column-properties fo:break-before="auto" style:column-width="0.8799in"/>
    </style:style>
    <style:style style:name="co87" style:family="table-column">
      <style:table-column-properties fo:break-before="auto" style:column-width="1.411in"/>
    </style:style>
    <style:style style:name="co88" style:family="table-column">
      <style:table-column-properties fo:break-before="auto" style:column-width="1.0154in"/>
    </style:style>
    <style:style style:name="co89" style:family="table-column">
      <style:table-column-properties fo:break-before="auto" style:column-width="0.8591in"/>
    </style:style>
    <style:style style:name="co90" style:family="table-column">
      <style:table-column-properties fo:break-before="auto" style:column-width="1.5673in"/>
    </style:style>
    <style:style style:name="co91" style:family="table-column">
      <style:table-column-properties fo:break-before="auto" style:column-width="1.7228in"/>
    </style:style>
    <style:style style:name="co92" style:family="table-column">
      <style:table-column-properties fo:break-before="auto" style:column-width="0.4425in"/>
    </style:style>
    <style:style style:name="co93" style:family="table-column">
      <style:table-column-properties fo:break-before="auto" style:column-width="1.3591in"/>
    </style:style>
    <style:style style:name="co94" style:family="table-column">
      <style:table-column-properties fo:break-before="auto" style:column-width="0.7028in"/>
    </style:style>
    <style:style style:name="co95" style:family="table-column">
      <style:table-column-properties fo:break-before="auto" style:column-width="0.7134in"/>
    </style:style>
    <style:style style:name="co96" style:family="table-column">
      <style:table-column-properties fo:break-before="auto" style:column-width="0.8902in"/>
    </style:style>
    <style:style style:name="co97" style:family="table-column">
      <style:table-column-properties fo:break-before="auto" style:column-width="0.9528in"/>
    </style:style>
    <style:style style:name="co98" style:family="table-column">
      <style:table-column-properties fo:break-before="auto" style:column-width="1.7752in"/>
    </style:style>
    <style:style style:name="co99" style:family="table-column">
      <style:table-column-properties fo:break-before="auto" style:column-width="0.7756in"/>
    </style:style>
    <style:style style:name="co100" style:family="table-column">
      <style:table-column-properties fo:break-before="auto" style:column-width="0.3173in"/>
    </style:style>
    <style:style style:name="co101" style:family="table-column">
      <style:table-column-properties fo:break-before="auto" style:column-width="0.9425in"/>
    </style:style>
    <style:style style:name="co102" style:family="table-column">
      <style:table-column-properties fo:break-before="auto" style:column-width="1.2543in"/>
    </style:style>
    <style:style style:name="co103" style:family="table-column">
      <style:table-column-properties fo:break-before="auto" style:column-width="1.3602in"/>
    </style:style>
    <style:style style:name="co104" style:family="table-column">
      <style:table-column-properties fo:break-before="auto" style:column-width="0.1925in"/>
    </style:style>
    <style:style style:name="co105" style:family="table-column">
      <style:table-column-properties fo:break-before="auto" style:column-width="2.952in"/>
    </style:style>
    <style:style style:name="co106" style:family="table-column">
      <style:table-column-properties fo:break-before="auto" style:column-width="0.5362in"/>
    </style:style>
    <style:style style:name="co107" style:family="table-column">
      <style:table-column-properties fo:break-before="auto" style:column-width="2.7854in"/>
    </style:style>
    <style:style style:name="co108" style:family="table-column">
      <style:table-column-properties fo:break-before="auto" style:column-width="2.4728in"/>
    </style:style>
    <style:style style:name="co109" style:family="table-column">
      <style:table-column-properties fo:break-before="auto" style:column-width="0.2654in"/>
    </style:style>
    <style:style style:name="co110" style:family="table-column">
      <style:table-column-properties fo:break-before="auto" style:column-width="0.5571in"/>
    </style:style>
    <style:style style:name="co111" style:family="table-column">
      <style:table-column-properties fo:break-before="auto" style:column-width="0.4319in"/>
    </style:style>
    <style:style style:name="co112" style:family="table-column">
      <style:table-column-properties fo:break-before="auto" style:column-width="2.8898in"/>
    </style:style>
    <style:style style:name="co113" style:family="table-column">
      <style:table-column-properties fo:break-before="auto" style:column-width="2.3374in"/>
    </style:style>
    <style:style style:name="co114" style:family="table-column">
      <style:table-column-properties fo:break-before="auto" style:column-width="3.0299in"/>
    </style:style>
    <style:style style:name="co115" style:family="table-column">
      <style:table-column-properties fo:break-before="auto" style:column-width="3.0146in"/>
    </style:style>
    <style:style style:name="co116" style:family="table-column">
      <style:table-column-properties fo:break-before="auto" style:column-width="1.5465in"/>
    </style:style>
    <style:style style:name="co117" style:family="table-column">
      <style:table-column-properties fo:break-before="auto" style:column-width="1.7957in"/>
    </style:style>
    <style:style style:name="co118" style:family="table-column">
      <style:table-column-properties fo:break-before="auto" style:column-width="0.5047in"/>
    </style:style>
    <style:style style:name="co119" style:family="table-column">
      <style:table-column-properties fo:break-before="auto" style:column-width="1.1193in"/>
    </style:style>
    <style:style style:name="co120" style:family="table-column">
      <style:table-column-properties fo:break-before="auto" style:column-width="1.6091in"/>
    </style:style>
    <style:style style:name="co121" style:family="table-column">
      <style:table-column-properties fo:break-before="auto" style:column-width="2.5354in"/>
    </style:style>
    <style:style style:name="co122" style:family="table-column">
      <style:table-column-properties fo:break-before="auto" style:column-width="1.1925in"/>
    </style:style>
    <style:style style:name="co123" style:family="table-column">
      <style:table-column-properties fo:break-before="auto" style:column-width="0.6193in"/>
    </style:style>
    <style:style style:name="co124" style:family="table-column">
      <style:table-column-properties fo:break-before="auto" style:column-width="0.6091in"/>
    </style:style>
    <style:style style:name="co125" style:family="table-column">
      <style:table-column-properties fo:break-before="auto" style:column-width="0.9634in"/>
    </style:style>
    <style:style style:name="co126" style:family="table-column">
      <style:table-column-properties fo:break-before="auto" style:column-width="1.1091in"/>
    </style:style>
    <style:style style:name="co127" style:family="table-column">
      <style:table-column-properties fo:break-before="auto" style:column-width="0.828in"/>
    </style:style>
    <style:style style:name="co128" style:family="table-column">
      <style:table-column-properties fo:break-before="auto" style:column-width="1.2756in"/>
    </style:style>
    <style:style style:name="co129" style:family="table-column">
      <style:table-column-properties fo:break-before="auto" style:column-width="0.3799in"/>
    </style:style>
    <style:style style:name="ro1" style:family="table-row">
      <style:table-row-properties style:row-height="0.1035in" fo:break-before="auto" style:use-optimal-row-height="false"/>
    </style:style>
    <style:style style:name="ro2" style:family="table-row">
      <style:table-row-properties style:row-height="0.1862in" fo:break-before="auto" style:use-optimal-row-height="false"/>
    </style:style>
    <style:style style:name="ro3" style:family="table-row">
      <style:table-row-properties style:row-height="0.1953in" fo:break-before="auto" style:use-optimal-row-height="true"/>
    </style:style>
    <style:style style:name="ro4" style:family="table-row">
      <style:table-row-properties style:row-height="0.1756in" fo:break-before="auto" style:use-optimal-row-height="false"/>
    </style:style>
    <style:style style:name="ro5" style:family="table-row">
      <style:table-row-properties style:row-height="0.2071in" fo:break-before="auto" style:use-optimal-row-height="true"/>
    </style:style>
    <style:style style:name="ro6" style:family="table-row">
      <style:table-row-properties style:row-height="0.1783in" fo:break-before="auto" style:use-optimal-row-height="false"/>
    </style:style>
    <style:style style:name="ro7" style:family="table-row">
      <style:table-row-properties style:row-height="0.1783in" fo:break-before="auto" style:use-optimal-row-height="true"/>
    </style:style>
    <style:style style:name="ro8" style:family="table-row">
      <style:table-row-properties style:row-height="0.145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number:date-style style:name="N76" number:automatic-order="true">
      <number:month number:style="long"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order-bottom="none" fo:background-color="#ffffff" fo:border-left="0.0008in solid #000000" fo:border-right="none" fo:border-top="0.0008in solid #000000"/>
    </style:style>
    <style:style style:name="ce2" style:family="table-cell" style:parent-style-name="Default">
      <style:table-cell-properties fo:border-bottom="none" fo:background-color="#ffffff" fo:border-left="0.0008in solid #000000" fo:border-right="none" fo:border-top="none"/>
    </style:style>
    <style:style style:name="ce3" style:family="table-cell" style:parent-style-name="Default">
      <style:table-cell-properties fo:border-bottom="none" fo:border-left="0.0008in solid #000000" fo:border-right="none" fo:border-top="none"/>
    </style:style>
    <style:style style:name="ce4" style:family="table-cell" style:parent-style-name="Default">
      <style:table-cell-properties fo:border-bottom="0.0008in solid #000000" fo:border-left="0.0008in solid #000000" fo:border-right="none" fo:border-top="none"/>
    </style:style>
    <style:style style:name="ce5" style:family="table-cell" style:parent-style-name="Default">
      <style:table-cell-properties fo:border-bottom="none" fo:border-left="0.0008in solid #000000" fo:border-right="none" fo:border-top="0.0008in solid #000000"/>
    </style:style>
    <style:style style:name="ce6" style:family="table-cell" style:parent-style-name="Default">
      <style:text-properties style:font-name="Calibri1" fo:font-size="10pt" style:font-size-asian="10pt" style:font-size-complex="10pt"/>
    </style:style>
    <style:style style:name="ce7" style:family="table-cell" style:parent-style-name="Default">
      <style:table-cell-properties fo:border-bottom="none" fo:background-color="#ffffff" fo:border-left="none" fo:border-right="none" fo:border-top="0.0008in solid #000000"/>
      <style:text-properties style:font-name="Calibri1" fo:font-size="10pt" style:font-size-asian="10pt" style:font-size-complex="10pt"/>
    </style:style>
    <style:style style:name="ce8" style:family="table-cell" style:parent-style-name="Default">
      <style:table-cell-properties fo:border-bottom="none" fo:background-color="#cccccc" fo:border-left="0.0008in solid #000000" fo:border-right="none" fo:border-top="0.0008in solid #000000"/>
      <style:text-properties style:font-name="Calibri1" fo:font-size="10pt" style:font-size-asian="10pt" style:font-size-complex="10pt"/>
    </style:style>
    <style:style style:name="ce9" style:family="table-cell" style:parent-style-name="Default">
      <style:table-cell-properties fo:border-bottom="none" fo:background-color="#cccccc" style:text-align-source="fix" style:repeat-content="false" fo:border-left="0.0008in solid #000000" fo:border-right="none" fo:border-top="none"/>
      <style:paragraph-properties fo:text-align="start" fo:margin-left="0in"/>
      <style:text-properties style:font-name="Calibri1" fo:font-size="10pt" fo:font-weight="bold" style:font-size-asian="10pt" style:font-weight-asian="bold" style:font-size-complex="10pt" style:font-weight-complex="bold"/>
    </style:style>
    <style:style style:name="ce10" style:family="table-cell" style:parent-style-name="Default">
      <style:table-cell-properties fo:border-bottom="none" fo:background-color="#cccccc" fo:border-left="0.0008in solid #000000" fo:border-right="none" fo:border-top="none"/>
      <style:text-properties style:font-name="Calibri1" fo:font-size="10pt" style:font-size-asian="10pt" style:font-size-complex="10pt"/>
    </style:style>
    <style:style style:name="ce11" style:family="table-cell" style:parent-style-name="Default">
      <style:table-cell-properties fo:border-bottom="0.0008in solid #000000" fo:background-color="#cccccc" style:text-align-source="fix" style:repeat-content="false" fo:border-left="0.0008in solid #000000" fo:border-right="none" fo:border-top="none"/>
      <style:paragraph-properties fo:text-align="start" fo:margin-left="0in"/>
      <style:text-properties style:font-name="Calibri1" fo:font-size="10pt" fo:font-weight="bold" style:font-size-asian="10pt" style:font-weight-asian="bold" style:font-size-complex="10pt" style:font-weight-complex="bold"/>
    </style:style>
    <style:style style:name="ce12" style:family="table-cell" style:parent-style-name="Default">
      <style:table-cell-properties fo:border-bottom="0.0008in solid #000000" fo:border-left="none" fo:border-right="none" fo:border-top="none"/>
      <style:text-properties style:font-name="Calibri1" fo:font-size="10pt" style:font-size-asian="10pt" style:font-size-complex="10pt"/>
    </style:style>
    <style:style style:name="ce13" style:family="table-cell" style:parent-style-name="Default">
      <style:table-cell-properties fo:border-bottom="none" fo:border-left="none" fo:border-right="none" fo:border-top="0.0008in solid #000000"/>
      <style:text-properties style:font-name="Calibri1" fo:font-size="10pt" style:font-size-asian="10pt" style:font-size-complex="10pt"/>
    </style:style>
    <style:style style:name="ce14" style:family="table-cell" style:parent-style-name="Default">
      <style:table-cell-properties style:text-align-source="fix" style:repeat-content="false"/>
      <style:paragraph-properties fo:text-align="center" fo:margin-left="0in"/>
      <style:text-properties style:font-name="Calibri1" fo:font-size="10pt" style:font-size-asian="10pt" style:font-size-complex="10pt"/>
    </style:style>
    <style:style style:name="ce15" style:family="table-cell" style:parent-style-name="Default">
      <style:table-cell-properties fo:border-bottom="none" fo:background-color="#ffffff" style:text-align-source="fix" style:repeat-content="false" fo:border-left="none" fo:border-right="none" fo:border-top="0.0008in solid #000000"/>
      <style:paragraph-properties fo:text-align="center" fo:margin-left="0in"/>
      <style:text-properties style:font-name="Calibri1" fo:font-size="10pt" style:font-size-asian="10pt" style:font-size-complex="10pt"/>
    </style:style>
    <style:style style:name="ce16" style:family="table-cell" style:parent-style-name="Default">
      <style:table-cell-properties fo:border-bottom="none" fo:background-color="#cccccc" style:text-align-source="fix" style:repeat-content="false" fo:border-left="none" fo:border-right="none" fo:border-top="0.0008in solid #000000"/>
      <style:paragraph-properties fo:text-align="center" fo:margin-left="0in"/>
      <style:text-properties style:font-name="Calibri1" fo:font-size="10pt" style:font-size-asian="10pt" style:font-size-complex="10pt"/>
    </style:style>
    <style:style style:name="ce17" style:family="table-cell" style:parent-style-name="Default">
      <style:table-cell-properties fo:background-color="#ffffff" style:text-align-source="fix" style:repeat-content="false" fo:border="0.0008in solid #000000"/>
      <style:paragraph-properties fo:text-align="start" fo:margin-left="0in"/>
      <style:text-properties style:font-name="Calibri1" fo:font-size="10pt" style:font-size-asian="10pt" style:font-size-complex="10pt"/>
    </style:style>
    <style:style style:name="ce18" style:family="table-cell" style:parent-style-name="Default">
      <style:table-cell-properties fo:background-color="#cccccc" style:text-align-source="fix" style:repeat-content="false" fo:border="none"/>
      <style:paragraph-properties fo:text-align="center" fo:margin-left="0in"/>
      <style:text-properties style:font-name="Calibri1" fo:font-size="10pt" style:font-size-asian="10pt" style:font-size-complex="10pt"/>
    </style:style>
    <style:style style:name="ce19" style:family="table-cell" style:parent-style-name="Default" style:data-style-name="N76">
      <style:table-cell-properties fo:background-color="#ffffff" style:text-align-source="fix" style:repeat-content="false" fo:border="0.0008in solid #000000"/>
      <style:paragraph-properties fo:text-align="start" fo:margin-left="0in"/>
      <style:text-properties style:font-name="Calibri1" fo:font-size="10pt" style:font-size-asian="10pt" style:font-size-complex="10pt"/>
    </style:style>
    <style:style style:name="ce20" style:family="table-cell" style:parent-style-name="Default">
      <style:table-cell-properties fo:background-color="#cccccc" style:text-align-source="fix" style:repeat-content="false" fo:border="none"/>
      <style:paragraph-properties fo:text-align="start" fo:margin-left="0in"/>
      <style:text-properties style:font-name="Calibri1" fo:font-size="10pt" style:font-size-asian="10pt" style:font-size-complex="10pt"/>
    </style:style>
    <style:style style:name="ce21" style:family="table-cell" style:parent-style-name="Default">
      <style:table-cell-properties fo:border-bottom="0.0008in solid #000000" fo:background-color="#cccccc" style:text-align-source="fix" style:repeat-content="false" fo:border-left="none" fo:border-right="none" fo:border-top="none"/>
      <style:paragraph-properties fo:text-align="start" fo:margin-left="0in"/>
      <style:text-properties style:font-name="Calibri1" fo:font-size="10pt" fo:font-weight="bold" style:font-size-asian="10pt" style:font-weight-asian="bold" style:font-size-complex="10pt" style:font-weight-complex="bold"/>
    </style:style>
    <style:style style:name="ce22" style:family="table-cell" style:parent-style-name="Default">
      <style:table-cell-properties fo:border-bottom="0.0008in solid #000000" style:text-align-source="fix" style:repeat-content="false" fo:border-left="none" fo:border-right="none" fo:border-top="none"/>
      <style:paragraph-properties fo:text-align="center" fo:margin-left="0in"/>
      <style:text-properties style:font-name="Calibri1" fo:font-size="10pt" style:font-size-asian="10pt" style:font-size-complex="10pt"/>
    </style:style>
    <style:style style:name="ce23" style:family="table-cell" style:parent-style-name="Default">
      <style:table-cell-properties fo:border-bottom="none" style:text-align-source="fix" style:repeat-content="false" fo:border-left="none" fo:border-right="none" fo:border-top="0.0008in solid #000000"/>
      <style:paragraph-properties fo:text-align="center" fo:margin-left="0in"/>
      <style:text-properties style:font-name="Calibri1" fo:font-size="10pt" style:font-size-asian="10pt" style:font-size-complex="10pt"/>
    </style:style>
    <style:style style:name="ce24" style:family="table-cell" style:parent-style-name="Default">
      <style:table-cell-properties style:text-align-source="fix" style:repeat-content="false"/>
      <style:paragraph-properties fo:text-align="center" fo:margin-left="0in"/>
    </style:style>
    <style:style style:name="ce25" style:family="table-cell" style:parent-style-name="Default">
      <style:table-cell-properties fo:border-bottom="none" fo:background-color="#ffffff" style:text-align-source="fix" style:repeat-content="false" fo:border-left="none" fo:border-right="none" fo:border-top="0.0008in solid #000000"/>
      <style:paragraph-properties fo:text-align="center" fo:margin-left="0in"/>
    </style:style>
    <style:style style:name="ce26" style:family="table-cell" style:parent-style-name="Default">
      <style:table-cell-properties fo:border-bottom="none" fo:background-color="#cccccc" style:text-align-source="fix" style:repeat-content="false" fo:border-left="none" fo:border-right="0.0008in solid #000000" fo:border-top="0.0008in solid #000000"/>
      <style:paragraph-properties fo:text-align="center" fo:margin-left="0in"/>
    </style:style>
    <style:style style:name="ce27" style:family="table-cell" style:parent-style-name="Default">
      <style:table-cell-properties fo:border-bottom="none" fo:background-color="#cccccc" style:text-align-source="fix" style:repeat-content="false" fo:border-left="none" fo:border-right="0.0008in solid #000000" fo:border-top="none"/>
      <style:paragraph-properties fo:text-align="center" fo:margin-left="0in"/>
      <style:text-properties fo:font-weight="bold" style:font-weight-asian="bold" style:font-weight-complex="bold"/>
    </style:style>
    <style:style style:name="ce28" style:family="table-cell" style:parent-style-name="Default">
      <style:table-cell-properties fo:border-bottom="none" fo:background-color="#cccccc" style:text-align-source="fix" style:repeat-content="false" fo:border-left="none" fo:border-right="0.0008in solid #000000" fo:border-top="none"/>
      <style:paragraph-properties fo:text-align="center" fo:margin-left="0in"/>
    </style:style>
    <style:style style:name="ce29" style:family="table-cell" style:parent-style-name="Default">
      <style:table-cell-properties fo:border-bottom="0.0008in solid #000000" fo:background-color="#cccccc" style:text-align-source="fix" style:repeat-content="false" fo:border-left="none" fo:border-right="0.0008in solid #000000" fo:border-top="none"/>
      <style:paragraph-properties fo:text-align="center" fo:margin-left="0in"/>
    </style:style>
    <style:style style:name="ce30"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31" style:family="table-cell" style:parent-style-name="Default">
      <style:table-cell-properties fo:border-bottom="none" style:text-align-source="fix" style:repeat-content="false" fo:border-left="none" fo:border-right="none" fo:border-top="0.0008in solid #000000"/>
      <style:paragraph-properties fo:text-align="center" fo:margin-left="0in"/>
    </style:style>
    <style:style style:name="ce32" style:family="table-cell" style:parent-style-name="Default">
      <style:table-cell-properties fo:background-color="#ffffff" style:text-align-source="fix" style:repeat-content="false" fo:border="none"/>
      <style:paragraph-properties fo:text-align="center" fo:margin-left="0in"/>
    </style:style>
    <style:style style:name="ce33" style:family="table-cell" style:parent-style-name="Default">
      <style:table-cell-properties fo:background-color="#ffffff" style:text-align-source="fix" style:repeat-content="false"/>
      <style:paragraph-properties fo:text-align="center" fo:margin-left="0in"/>
    </style:style>
    <style:style style:name="ce34" style:family="table-cell" style:parent-style-name="Default">
      <style:table-cell-properties fo:background-color="#ffffff" style:text-align-source="fix" style:repeat-content="false" fo:border="none"/>
      <style:paragraph-properties fo:text-align="center" fo:margin-left="0in"/>
      <style:text-properties fo:font-weight="bold" style:font-weight-asian="bold" style:font-weight-complex="bold"/>
    </style:style>
    <style:style style:name="ce35" style:family="table-cell" style:parent-style-name="Default">
      <style:table-cell-properties fo:border-bottom="none" fo:background-color="#ffffff" style:text-align-source="fix" style:repeat-content="false" fo:border-left="none" fo:border-right="0.0008in solid #000000" fo:border-top="0.0008in solid #000000"/>
      <style:paragraph-properties fo:text-align="center" fo:margin-left="0in"/>
    </style:style>
    <style:style style:name="ce36" style:family="table-cell" style:parent-style-name="Default">
      <style:table-cell-properties fo:border-bottom="none" fo:background-color="#ffffff" style:text-align-source="fix" style:repeat-content="false" fo:border-left="none" fo:border-right="0.0008in solid #000000" fo:border-top="none"/>
      <style:paragraph-properties fo:text-align="center" fo:margin-left="0in"/>
    </style:style>
    <style:style style:name="ce37" style:family="table-cell" style:parent-style-name="Default">
      <style:table-cell-properties fo:border-bottom="none" fo:background-color="#ffffff" style:text-align-source="fix" style:repeat-content="false" fo:border-left="none" fo:border-right="0.0008in solid #000000" fo:border-top="none"/>
      <style:paragraph-properties fo:text-align="center" fo:margin-left="0in"/>
      <style:text-properties fo:font-weight="bold" style:font-weight-asian="bold" style:font-weight-complex="bold"/>
    </style:style>
    <style:style style:name="ce38"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39"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40" style:family="table-cell" style:parent-style-name="Default">
      <style:table-cell-properties fo:border-bottom="none" style:text-align-source="fix" style:repeat-content="false" fo:border-left="none" fo:border-right="0.0008in solid #000000" fo:border-top="0.0008in solid #000000"/>
      <style:paragraph-properties fo:text-align="center" fo:margin-left="0in"/>
    </style:style>
    <style:style style:name="ce41" style:family="table-cell" style:parent-style-name="Default">
      <style:table-cell-properties style:text-align-source="fix" style:repeat-content="false"/>
      <style:paragraph-properties fo:text-align="end" fo:margin-left="0in"/>
      <style:text-properties style:font-name="Calibri1" fo:font-size="10pt" fo:font-style="italic" fo:font-weight="bold" style:font-size-asian="10pt" style:font-style-asian="italic" style:font-weight-asian="bold" style:font-size-complex="10pt" style:font-style-complex="italic" style:font-weight-complex="bold"/>
    </style:style>
    <style:style style:name="ce42" style:family="table-cell" style:parent-style-name="Default">
      <style:table-cell-properties fo:background-color="#ffffff" fo:border="none"/>
    </style:style>
    <style:style style:name="ce43"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style>
    <style:style style:name="ce44" style:family="table-cell" style:parent-style-name="Default" style:data-style-name="N84">
      <style:table-cell-properties fo:background-color="#7da647" fo:border="0.0008in solid #000000"/>
      <style:text-properties style:font-name="Calibri1" fo:font-size="10pt" style:font-size-asian="10pt" style:font-size-complex="10pt"/>
    </style:style>
    <style:style style:name="ce45" style:family="table-cell" style:parent-style-name="Default">
      <style:table-cell-properties fo:background-color="#7da647" fo:border="0.0008in solid #000000"/>
      <style:text-properties style:font-name="Calibri1" fo:font-size="10pt" style:font-size-asian="10pt" style:font-size-complex="10pt"/>
    </style:style>
    <style:style style:name="ce46" style:family="table-cell" style:parent-style-name="Default">
      <style:table-cell-properties fo:background-color="#ff9966" fo:border="0.0008in solid #000000"/>
      <style:text-properties style:font-name="Calibri1" fo:font-size="10pt" style:font-size-asian="10pt" style:font-size-complex="10pt"/>
    </style:style>
    <style:style style:name="ce47" style:family="table-cell" style:parent-style-name="Default" style:data-style-name="N84">
      <style:table-cell-properties fo:background-color="#cccc00" fo:border="0.0008in solid #000000"/>
      <style:text-properties style:font-name="Calibri1" fo:font-size="10pt" style:font-size-asian="10pt" style:font-size-complex="10pt"/>
    </style:style>
    <style:style style:name="ce48" style:family="table-cell" style:parent-style-name="Default">
      <style:table-cell-properties fo:background-color="#cccc00" fo:border="0.0008in solid #000000"/>
      <style:text-properties style:font-name="Calibri1" fo:font-size="10pt" style:font-size-asian="10pt" style:font-size-complex="10pt"/>
    </style:style>
    <style:style style:name="ce49"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Courier New"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579d1c" fo:border="0.0008in solid #000000"/>
      <style:text-properties style:font-name="Calibri1" fo:font-size="10pt" style:font-size-asian="10pt" style:font-size-complex="10pt"/>
    </style:style>
    <style:style style:name="ce51" style:family="table-cell" style:parent-style-name="Default" style:data-style-name="N51">
      <style:table-cell-properties fo:background-color="#579d1c" fo:border="0.0008in solid #000000"/>
      <style:text-properties style:font-name="Calibri1" fo:font-size="10pt" style:font-size-asian="10pt" style:font-size-complex="10pt"/>
    </style:style>
    <style:style style:name="ce52" style:family="table-cell" style:parent-style-name="Default" style:data-style-name="N51">
      <style:text-properties style:font-name="Calibri1" fo:font-size="10pt" style:font-size-asian="10pt" style:font-size-complex="10pt"/>
    </style:style>
    <style:style style:name="ce53" style:family="table-cell" style:parent-style-name="Default">
      <style:table-cell-properties fo:background-color="#ff950e" style:text-align-source="fix" style:repeat-content="false" fo:border="0.0008in solid #000000"/>
      <style:paragraph-properties fo:text-align="center" fo:margin-left="0in"/>
      <style:text-properties style:font-name="Calibri1" fo:font-size="11pt" fo:font-weight="normal" style:font-size-asian="11pt" style:font-weight-asian="normal" style:font-size-complex="11pt" style:font-weight-complex="normal"/>
    </style:style>
    <style:style style:name="ce54" style:family="table-cell" style:parent-style-name="Default">
      <style:text-properties style:font-name="Calibri1" fo:font-size="11pt" fo:font-weight="normal" style:font-size-asian="11pt" style:font-weight-asian="normal" style:font-size-complex="11pt" style:font-weight-complex="normal"/>
    </style:style>
    <style:style style:name="ce55" style:family="table-cell" style:parent-style-name="Default">
      <style:table-cell-properties fo:background-color="#ffff00" style:text-align-source="fix" style:repeat-content="false" fo:border="0.0008in solid #000000"/>
      <style:paragraph-properties fo:text-align="center" fo:margin-left="0in"/>
      <style:text-properties style:font-name="Calibri1" fo:font-size="11pt" fo:font-weight="normal" style:font-size-asian="11pt" style:font-weight-asian="normal" style:font-size-complex="11pt" style:font-weight-complex="normal"/>
    </style:style>
    <style:style style:name="ce56" style:family="table-cell" style:parent-style-name="Default">
      <style:table-cell-properties fo:background-color="#ff950e" style:diagonal-bl-tr="none" style:diagonal-tl-br="none" style:text-align-source="fix" style:repeat-content="false" fo:border="0.0008in solid #000000" style:rotation-align="none"/>
      <style:paragraph-properties fo:text-align="center" fo:margin-left="0in"/>
      <style:text-properties style:font-name="Calibri1" fo:font-size="11pt" fo:font-weight="normal" style:font-size-asian="11pt" style:font-weight-asian="normal" style:font-size-complex="11pt" style:font-weight-complex="normal"/>
    </style:style>
    <style:style style:name="ce57" style:family="table-cell" style:parent-style-name="Default">
      <style:text-properties style:font-name="Calibri1" fo:font-size="11pt" style:font-size-asian="11pt" style:font-size-complex="11pt"/>
    </style:style>
    <style:style style:name="ce58" style:family="table-cell" style:parent-style-name="Default">
      <style:table-cell-properties fo:background-color="#ff0000" style:text-align-source="fix" style:repeat-content="false" fo:border="0.0008in solid #000000"/>
      <style:paragraph-properties fo:text-align="center" fo:margin-left="0in"/>
      <style:text-properties fo:color="#ffffff" style:font-name="Calibri1" fo:font-size="11pt" fo:font-weight="normal" style:font-size-asian="11pt" style:font-weight-asian="normal" style:font-size-complex="11pt" style:font-weight-complex="normal"/>
    </style:style>
    <style:style style:name="ce59" style:family="table-cell" style:parent-style-name="Default" style:data-style-name="N84">
      <style:table-cell-properties fo:background-color="#ff0000" style:diagonal-bl-tr="none" style:diagonal-tl-br="none" style:text-align-source="fix" style:repeat-content="false" fo:border="0.0008in solid #000000" style:rotation-align="none"/>
      <style:paragraph-properties fo:text-align="center" fo:margin-left="0in"/>
      <style:text-properties fo:color="#ffffff" style:font-name="Calibri1" fo:font-size="11pt" fo:font-weight="normal" style:font-size-asian="11pt" style:font-weight-asian="normal" style:font-size-complex="11pt" style:font-weight-complex="normal"/>
    </style:style>
    <style:style style:name="ce60" style:family="table-cell" style:parent-style-name="Default" style:data-style-name="N84">
      <style:table-cell-properties style:text-align-source="fix" style:repeat-content="false"/>
      <style:paragraph-properties fo:text-align="center" fo:margin-left="0in"/>
      <style:text-properties style:font-name="Calibri1" fo:font-size="11pt" fo:font-weight="normal" style:font-size-asian="11pt" style:font-weight-asian="normal" style:font-size-complex="11pt" style:font-weight-complex="normal"/>
    </style:style>
    <style:style style:name="ce61" style:family="table-cell" style:parent-style-name="Default">
      <style:table-cell-properties fo:background-color="#ffff00" style:diagonal-bl-tr="none" style:diagonal-tl-br="none" style:text-align-source="fix" style:repeat-content="false" fo:border="0.0008in solid #000000" style:rotation-align="none"/>
      <style:paragraph-properties fo:text-align="center" fo:margin-left="0in"/>
      <style:text-properties style:font-name="Calibri1" fo:font-size="11pt" fo:font-weight="normal" style:font-size-asian="11pt" style:font-weight-asian="normal" style:font-size-complex="11pt" style:font-weight-complex="normal"/>
    </style:style>
    <style:style style:name="ce62" style:family="table-cell" style:parent-style-name="Default">
      <style:table-cell-properties style:text-align-source="fix" style:repeat-content="false"/>
      <style:paragraph-properties fo:text-align="center" fo:margin-left="0in"/>
      <style:text-properties style:font-name="Calibri1" fo:font-size="11pt" style:font-size-asian="11pt" style:font-size-complex="11pt"/>
    </style:style>
    <style:style style:name="ce63" style:family="table-cell" style:parent-style-name="Default">
      <style:table-cell-properties style:text-align-source="fix" style:repeat-content="false"/>
      <style:paragraph-properties fo:text-align="center" fo:margin-left="0in"/>
      <style:text-properties style:font-name="Calibri1" fo:font-size="11pt" fo:font-weight="normal" style:font-size-asian="11pt" style:font-weight-asian="normal" style:font-size-complex="11pt" style:font-weight-complex="normal"/>
    </style:style>
    <style:style style:name="ce64" style:family="table-cell" style:parent-style-name="Default" style:data-style-name="N84">
      <style:table-cell-properties fo:background-color="#7da647" fo:border="0.0008in solid #000000"/>
      <style:text-properties style:font-name="Calibri1" fo:font-size="11pt" style:font-size-asian="11pt" style:font-size-complex="11pt"/>
    </style:style>
    <style:style style:name="ce65" style:family="table-cell" style:parent-style-name="Default" style:data-style-name="N216">
      <style:text-properties style:font-name="Calibri1" fo:font-size="11pt" fo:font-weight="normal" style:font-size-asian="11pt" style:font-weight-asian="normal" style:font-size-complex="11pt" style:font-weight-complex="normal"/>
    </style:style>
    <style:style style:name="ce66" style:family="table-cell" style:parent-style-name="Default">
      <style:table-cell-properties fo:background-color="#7da647" fo:border="0.0008in solid #000000"/>
      <style:text-properties style:font-name="Calibri1" fo:font-size="11pt" style:font-size-asian="11pt" style:font-size-complex="11pt"/>
    </style:style>
    <style:style style:name="ce67" style:family="table-cell" style:parent-style-name="Default" style:data-style-name="N84">
      <style:table-cell-properties style:text-align-source="fix" style:repeat-content="false"/>
      <style:paragraph-properties fo:text-align="center" fo:margin-left="0in"/>
      <style:text-properties style:font-name="Calibri1" fo:font-size="11pt" style:font-size-asian="11pt" style:font-size-complex="11pt"/>
    </style:style>
    <style:style style:name="ce68" style:family="table-cell" style:parent-style-name="Default" style:data-style-name="N0">
      <style:text-properties style:font-name="Calibri1" fo:font-size="11pt" style:font-size-asian="11pt" style:font-size-complex="11pt"/>
    </style:style>
    <style:style style:name="ce69" style:family="table-cell" style:parent-style-name="Default">
      <style:table-cell-properties style:diagonal-bl-tr="none" style:diagonal-tl-br="none" style:text-align-source="fix" style:repeat-content="false" fo:background-color="transparent" fo:border="none" style:rotation-align="none"/>
      <style:paragraph-properties fo:text-align="center" fo:margin-left="0in"/>
      <style:text-properties style:font-name="Calibri1" fo:font-size="11pt" style:font-size-asian="11pt" style:font-size-complex="11pt"/>
    </style:style>
    <style:style style:name="ce70" style:family="table-cell" style:parent-style-name="Default">
      <style:table-cell-properties style:text-align-source="fix" style:repeat-content="false" fo:background-color="transparent"/>
      <style:paragraph-properties fo:text-align="center" fo:margin-left="0in"/>
      <style:text-properties style:font-name="Calibri1" fo:font-size="11pt" style:font-size-asian="11pt" style:font-size-complex="11pt"/>
    </style:style>
    <style:style style:name="ce71" style:family="table-cell" style:parent-style-name="Default">
      <style:table-cell-properties fo:background-color="#ff9966" fo:border="0.0008in solid #000000"/>
      <style:text-properties style:font-name="Calibri1" fo:font-size="11pt" style:font-size-asian="11pt" style:font-size-complex="11pt"/>
    </style:style>
    <style:style style:name="ce72" style:family="table-cell" style:parent-style-name="Default" style:data-style-name="N0">
      <style:text-properties style:font-name="Tahoma" fo:font-size="8pt" style:font-size-asian="8pt" style:font-size-complex="8pt"/>
    </style:style>
    <style:style style:name="ce73" style:family="table-cell" style:parent-style-name="Default" style:data-style-name="N84">
      <style:table-cell-properties fo:background-color="#cccc00" fo:border="0.0008in solid #000000"/>
      <style:text-properties style:font-name="Calibri1" fo:font-size="11pt" style:font-size-asian="11pt" style:font-size-complex="11pt"/>
    </style:style>
    <style:style style:name="ce74" style:family="table-cell" style:parent-style-name="Default">
      <style:table-cell-properties fo:background-color="#cccc00" fo:border="0.0008in solid #000000"/>
      <style:text-properties style:font-name="Calibri1" fo:font-size="11pt" style:font-size-asian="11pt" style:font-size-complex="11pt"/>
    </style:style>
    <style:style style:name="ce75" style:family="table-cell" style:parent-style-name="Default">
      <style:table-cell-properties style:diagonal-bl-tr="none" style:diagonal-tl-br="none" fo:border="none" style:rotation-align="none"/>
      <style:text-properties style:font-name="Calibri1" fo:font-size="10pt" fo:font-weight="bold" style:font-size-asian="10pt" style:font-weight-asian="bold" style:font-size-complex="10pt" style:font-weight-complex="bold"/>
    </style:style>
    <style:style style:name="ce76" style:family="table-cell" style:parent-style-name="Default">
      <style:table-cell-properties style:diagonal-bl-tr="none" style:diagonal-tl-br="none" fo:border="none" style:rotation-align="none"/>
      <style:text-properties style:font-name="Calibri1" fo:font-size="10pt" style:font-size-asian="10pt" style:font-size-complex="10pt"/>
    </style:style>
    <style:style style:name="ce77" style:family="table-cell" style:parent-style-name="Default" style:data-style-name="N37">
      <style:table-cell-properties style:diagonal-bl-tr="none" style:diagonal-tl-br="none" fo:border="none" style:rotation-align="none"/>
      <style:text-properties style:font-name="Calibri1" fo:font-size="10pt" fo:font-weight="bold" style:font-size-asian="10pt" style:font-weight-asian="bold" style:font-size-complex="10pt" style:font-weight-complex="bold"/>
    </style:style>
    <style:style style:name="ce78" style:family="table-cell" style:parent-style-name="Default" style:data-style-name="N37">
      <style:table-cell-properties style:diagonal-bl-tr="none" style:diagonal-tl-br="none" fo:border="none" style:rotation-align="none"/>
      <style:text-properties style:font-name="Calibri1" fo:font-size="10pt" style:font-size-asian="10pt" style:font-size-complex="10pt"/>
    </style:style>
    <style:style style:name="ce79" style:family="table-cell" style:parent-style-name="Default">
      <style:text-properties style:font-name="Calibri1" fo:font-size="10pt" fo:font-weight="bold" style:font-size-asian="10pt" style:font-weight-asian="bold" style:font-size-complex="10pt" style:font-weight-complex="bold"/>
    </style:style>
    <style:style style:name="ce80" style:family="table-cell" style:parent-style-name="Default">
      <style:text-properties style:font-name="Calibri1" fo:font-size="10pt" fo:font-weight="normal" style:font-size-asian="10pt" style:font-weight-asian="normal" style:font-size-complex="10pt" style:font-weight-complex="normal"/>
    </style:style>
    <style:style style:name="ce81"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text-properties fo:color="#000000" style:text-outline="false" style:text-line-through-style="none" style:font-name="Calibri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Default">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fo:border-bottom="0.000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008in solid #000000" style:vertical-align="automatic"/>
      <style:paragraph-properties fo:text-align="center" fo:margin-left="0in" style:writing-mode="page"/>
      <style:text-properties fo:color="#000000" style:text-outline="false" style:text-line-through-style="none" style:font-name="Calibri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glyph-orientation-vertical="0" fo:border-bottom="0.0008in solid #000000"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automatic"/>
      <style:paragraph-properties fo:text-align="center" fo:margin-left="0in" style:writing-mode="page"/>
      <style:text-properties fo:color="#000000" style:text-outline="false" style:text-line-through-style="none" style:font-name="Calibri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text-align-source="fix" style:repeat-content="false" fo:border="0.0008in solid #000000"/>
      <style:paragraph-properties fo:text-align="center" fo:margin-left="0in"/>
      <style:text-properties style:font-name="Calibri1" fo:font-size="10pt" style:font-size-asian="10pt" style:font-size-complex="10pt"/>
    </style:style>
    <style:style style:name="ce86"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87" style:family="table-cell" style:parent-style-name="Default">
      <style:table-cell-properties style:text-align-source="fix" style:repeat-content="false" fo:border="0.0008in solid #000000"/>
      <style:paragraph-properties fo:text-align="center" fo:margin-left="0in"/>
      <style:text-properties style:font-name="Calibri1" fo:font-size="10pt" fo:font-weight="bold" style:font-size-asian="10pt" style:font-weight-asian="bold" style:font-size-complex="10pt" style:font-weight-complex="bold"/>
    </style:style>
    <style:style style:name="ce88" style:family="table-cell" style:parent-style-name="Default">
      <style:table-cell-properties fo:border-bottom="none" fo:border-left="0.0008in solid #000000" fo:border-right="0.0008in solid #000000" fo:border-top="non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fo:border-bottom="none" fo:border-left="0.0008in solid #000000" fo:border-right="0.0008in solid #000000" fo:border-top="none"/>
      <style:text-properties style:font-name="Calibri1" fo:font-size="10pt" style:font-size-asian="10pt" style:font-size-complex="10pt"/>
    </style:style>
    <style:style style:name="ce90" style:family="table-cell" style:parent-style-name="Default">
      <style:table-cell-properties fo:border-bottom="0.0008in solid #000000" fo:border-left="0.0008in solid #000000" fo:border-right="0.0008in solid #000000" fo:border-top="none"/>
      <style:text-properties style:font-name="Calibri1" fo:font-size="10pt" style:font-size-asian="10pt" style:font-size-complex="10pt"/>
    </style:style>
    <style:style style:name="ce91" style:family="table-cell" style:parent-style-name="Default">
      <style:table-cell-properties fo:border-bottom="0.0008in solid #000000" fo:border-left="0.0008in solid #000000" fo:border-right="0.0008in solid #000000" fo:border-top="non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automatic"/>
      <style:paragraph-properties fo:text-align="start" fo:margin-left="0in"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start" fo:margin-left="0in"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order-bottom="none" style:diagonal-bl-tr="none" style:diagonal-tl-br="none" fo:background-color="transparent" fo:border-left="0.0008in solid #000000" fo:border-right="0.0008in solid #000000" style:rotation-align="none" fo:border-top="non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glyph-orientation-vertical="0" fo:border-bottom="0.0008in solid #000000" style:diagonal-bl-tr="none" style:diagonal-tl-br="none" style:text-align-source="fix" style:repeat-content="false" fo:background-color="transparent" fo:wrap-option="no-wrap" fo:border-left="0.0008in solid #000000" style:direction="ltr" fo:border-right="0.0008in solid #000000" style:rotation-angle="0" style:rotation-align="none" style:shrink-to-fit="false" fo:border-top="none" style:vertical-align="automatic"/>
      <style:paragraph-properties fo:text-align="start" fo:margin-left="0in"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data-style-name="N5117">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fo:border-bottom="none" style:diagonal-bl-tr="none" style:diagonal-tl-br="none" fo:border-left="0.0008in solid #000000" fo:border-right="0.0008in solid #000000" style:rotation-align="none" fo:border-top="0.0008in solid #000000"/>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table-cell-properties fo:border-bottom="0.0138in solid #000000" style:diagonal-bl-tr="none" style:diagonal-tl-br="none" fo:border-left="0.0008in solid #000000" fo:border-right="0.0008in solid #000000" style:rotation-align="none" fo:border-top="0.0138in solid #000000"/>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style:glyph-orientation-vertical="0" fo:border-bottom="0.0138in solid #00000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automatic"/>
      <style:paragraph-properties fo:text-align="start" fo:margin-left="0in" style:writing-mode="page"/>
      <style:text-properties style:font-name="Calibri1" fo:font-size="10pt" style:font-size-asian="10pt" style:font-size-complex="10pt"/>
    </style:style>
    <style:style style:name="ce100" style:family="table-cell" style:parent-style-name="Default" style:data-style-name="N5117">
      <style:table-cell-properties style:glyph-orientation-vertical="0" fo:border-bottom="0.0138in solid #00000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automatic"/>
      <style:paragraph-properties fo:text-align="start" fo:margin-left="0in"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order="0.0008in solid #000000"/>
      <style:text-properties style:use-window-font-color="true" style:font-name="Calibri1" fo:font-size="10pt" fo:language="en" fo:country="US" fo:font-weight="normal" style:font-size-asian="10pt" style:language-asian="en" style:country-asian="US" style:font-weight-asian="normal" style:font-size-complex="5.65000009536743pt" style:language-complex="en" style:country-complex="US" style:font-weight-complex="normal"/>
    </style:style>
    <style:style style:name="ce102" style:family="table-cell" style:parent-style-name="Default">
      <style:table-cell-properties fo:border="0.0008in solid #000000"/>
      <style:text-properties style:font-name="Calibri1" fo:font-size="10pt" style:font-size-asian="10pt" style:font-size-complex="10pt"/>
    </style:style>
    <style:style style:name="ce103" style:family="table-cell" style:parent-style-name="Default">
      <style:text-properties fo:color="#000000" style:text-outline="false" style:text-line-through-style="none" style:font-name="Calibri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style:glyph-orientation-vertical="0"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order-bottom="none" style:diagonal-bl-tr="none" style:diagonal-tl-br="none" fo:border-left="0.0138in solid #000000" fo:border-right="none" style:rotation-align="none" fo:border-top="non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table-cell-properties fo:border-bottom="none" style:diagonal-bl-tr="none" style:diagonal-tl-br="none" fo:border-left="0.0138in solid #000000" fo:border-right="none" style:rotation-align="none" fo:border-top="none"/>
      <style:text-properties style:font-name="Calibri1" fo:font-size="10pt" style:font-size-asian="10pt" style:font-size-complex="10pt"/>
    </style:style>
    <style:style style:name="ce107" style:family="table-cell" style:parent-style-name="Default">
      <style:table-cell-properties fo:border-bottom="0.0138in solid #000000" style:diagonal-bl-tr="none" style:diagonal-tl-br="none" fo:border-left="0.0138in solid #000000" fo:border-right="none" style:rotation-align="none" fo:border-top="non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fo:color="#000000" style:text-outline="false" style:text-line-through-style="none" style:font-name="Calibri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Calibri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Default">
      <style:table-cell-properties style:glyph-orientation-vertical="0" fo:border-bottom="none" fo:background-color="#ffff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fo:border-bottom="none" fo:background-color="#ffff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font-name="Calibri1" fo:font-size="10pt" style:font-size-asian="10pt" style:font-size-complex="10pt"/>
    </style:style>
    <style:style style:name="ce112" style:family="table-cell" style:parent-style-name="Default">
      <style:table-cell-properties style:glyph-orientation-vertical="0"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font-name="Calibri1" fo:font-size="10pt" style:font-size-asian="10pt" style:font-size-complex="10pt"/>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style:glyph-orientation-vertical="0"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fo:color="#000000" style:text-outline="false" style:text-line-through-style="none" style:font-name="Calibri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style:glyph-orientation-vertical="0" fo:background-color="#ffff0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font-name="Calibri1" fo:font-size="10pt" style:font-size-asian="10pt" style:font-size-complex="10pt"/>
    </style:style>
    <style:style style:name="ce120" style:family="table-cell" style:parent-style-name="Default">
      <style:table-cell-properties style:glyph-orientation-vertical="0"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style:glyph-orientation-vertical="0"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table-cell-properties style:glyph-orientation-vertical="0"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font-name="Calibri1" fo:font-size="10pt" style:font-size-asian="10pt" style:font-size-complex="10pt"/>
    </style:style>
    <style:style style:name="ce123" style:family="table-cell" style:parent-style-name="Default">
      <style:table-cell-properties style:text-align-source="fix" style:repeat-content="false" fo:border="0.0008in solid #000000"/>
      <style:paragraph-properties fo:text-align="start" fo:margin-left="0in"/>
      <style:text-properties style:font-name="Calibri1" fo:font-size="10pt" fo:font-weight="bold" style:font-size-asian="10pt" style:font-weight-asian="bold" style:font-size-complex="10pt" style:font-weight-complex="bold"/>
    </style:style>
    <style:style style:name="ce124" style:family="table-cell" style:parent-style-name="Default">
      <style:table-cell-properties style:text-align-source="fix" style:repeat-content="false" fo:wrap-option="wrap" fo:border="0.0008in solid #000000"/>
      <style:paragraph-properties fo:text-align="start" fo:margin-left="0in"/>
      <style:text-properties style:use-window-font-color="true" style:text-outline="false" style:text-line-through-style="none" style:font-name="Calibri1" fo:font-size="10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25" style:family="table-cell" style:parent-style-name="Default" style:data-style-name="N0">
      <style:table-cell-properties fo:background-color="#7da647" style:text-align-source="fix" style:repeat-content="false" fo:border="0.0008in solid #000000"/>
      <style:paragraph-properties fo:text-align="start" fo:margin-left="0in"/>
      <style:text-properties style:font-name="Calibri1" fo:font-size="10pt" fo:font-weight="bold" style:font-size-asian="10pt" style:font-weight-asian="bold" style:font-size-complex="10pt" style:font-weight-complex="bold"/>
    </style:style>
    <style:style style:name="ce126" style:family="table-cell" style:parent-style-name="Default" style:data-style-name="N218">
      <style:text-properties style:font-name="Calibri1" fo:font-size="10pt" style:font-size-asian="10pt" style:font-size-complex="10pt"/>
    </style:style>
    <style:style style:name="ce127" style:family="table-cell" style:parent-style-name="Default">
      <style:text-properties style:font-name="Tahoma" fo:font-size="8pt" style:font-size-asian="8pt" style:font-size-complex="8pt"/>
    </style:style>
    <style:style style:name="P1" style:family="paragraph">
      <style:paragraph-properties fo:text-align="center"/>
    </style:style>
  </office:automatic-styles>
  <office:body>
    <office:spreadsheet table:structure-protected="true" table:protection-key="FTMqraRqHUVTyJzIvj18YgvB26o=">
      <table:table table:name="FRONT" table:style-name="ta1" table:print="false">
        <office:forms form:automatic-focus="false" form:apply-design-mode="false">
          <form:form form:name="Form" form:apply-filter="true" form:command-type="table" form:control-implementation="ooo:com.sun.star.form.component.Form" office:target-frame="" xlink:href="" xlink:type="simple">
            <form:button form:name="Push Button 1" form:control-implementation="ooo:com.sun.star.form.component.CommandButton" xml:id="control1" form:id="control1" form:label="Data R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Lib_simple.ModDlgRegPjb.showdRegPjb?language=Basic&amp;location=document" xlink:type="simple"/>
              </office:event-listeners>
            </form:button>
            <form:button form:name="Push Button 1" form:control-implementation="ooo:com.sun.star.form.component.CommandButton" xml:id="control2" form:id="control2" form:label="Buat RKH Besok"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Lib_simple.ModDlgPreview.showDlgPreview?language=Basic&amp;location=document" xlink:type="simple"/>
              </office:event-listeners>
            </form:button>
            <form:button form:name="Push Button 2" form:control-implementation="ooo:com.sun.star.form.component.CommandButton" xml:id="control3" form:id="control3" form:label="Buat RKH Tamb. Hari in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Lib_simple.ModDafRKHOveride.showdlgDafRKHOveride?language=Basic&amp;location=document" xlink:type="simple"/>
              </office:event-listeners>
            </form:button>
            <form:button form:name="Push Button 2" form:control-implementation="ooo:com.sun.star.form.component.CommandButton" xml:id="control4" form:id="control4" form:label="show shee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Lib_simple.aHideShow.showallsheet?language=Basic&amp;location=document" xlink:type="simple"/>
              </office:event-listeners>
            </form:button>
            <form:button form:name="Push Button 2" form:control-implementation="ooo:com.sun.star.form.component.CommandButton" xml:id="control5" form:id="control5" form:label="Update Parame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Lib_simple.postSubzona.updatepar?language=Basic&amp;location=document" xlink:type="simple"/>
              </office:event-listeners>
            </form:button>
          </form:form>
        </office:forms>
        <table:table-column table:style-name="co1" table:default-cell-style-name="Default"/>
        <table:table-column table:style-name="co2" table:default-cell-style-name="Default"/>
        <table:table-column table:style-name="co3" table:default-cell-style-name="ce6"/>
        <table:table-column table:style-name="co4" table:default-cell-style-name="ce14"/>
        <table:table-column table:style-name="co5" table:default-cell-style-name="ce24"/>
        <table:table-column table:style-name="co6" table:number-columns-repeated="5" table:default-cell-style-name="ce24"/>
        <table:table-column table:style-name="co7" table:default-cell-style-name="ce24"/>
        <table:table-column table:style-name="co6" table:visibility="collapse" table:number-columns-repeated="2" table:default-cell-style-name="ce24"/>
        <table:table-column table:style-name="co8" table:visibility="collapse" table:default-cell-style-name="Default"/>
        <table:table-column table:style-name="co9" table:visibility="collapse" table:default-cell-style-name="Default"/>
        <table:table-column table:style-name="co10" table:visibility="collapse" table:number-columns-repeated="1009" table:default-cell-style-name="Default"/>
        <table:table-row table:style-name="ro1">
          <table:table-cell table:number-columns-repeated="1024"/>
        </table:table-row>
        <table:table-row table:style-name="ro2">
          <table:table-cell/>
          <table:table-cell table:style-name="ce1"/>
          <table:table-cell table:style-name="ce7"/>
          <table:table-cell table:style-name="ce15"/>
          <table:table-cell table:style-name="ce25" table:number-columns-repeated="3"/>
          <table:table-cell table:style-name="ce25">
            <draw:control table:end-cell-address="FRONT.J3" table:end-x="0.587in" table:end-y="0.1858in" draw:z-index="3" draw:text-style-name="P1" svg:width="1.4169in" svg:height="0.2976in" svg:x="0.5594in" svg:y="0.0736in" draw:control="control4"/>
          </table:table-cell>
          <table:table-cell table:style-name="ce25"/>
          <table:table-cell table:style-name="ce35"/>
          <table:table-cell table:style-name="ce32" table:number-columns-repeated="3"/>
          <table:table-cell table:style-name="ce42"/>
          <table:table-cell table:number-columns-repeated="1010"/>
        </table:table-row>
        <table:table-row table:style-name="ro2">
          <table:table-cell/>
          <table:table-cell table:style-name="ce2"/>
          <table:table-cell table:style-name="ce8"/>
          <table:table-cell table:style-name="ce16"/>
          <table:table-cell table:style-name="ce26"/>
          <table:table-cell table:style-name="ce32" table:number-columns-repeated="4"/>
          <table:table-cell table:style-name="ce36"/>
          <table:table-cell table:style-name="ce32" table:number-columns-repeated="3"/>
          <table:table-cell table:style-name="ce42"/>
          <table:table-cell table:number-columns-repeated="1010"/>
        </table:table-row>
        <table:table-row table:style-name="ro2">
          <table:table-cell/>
          <table:table-cell table:style-name="ce2"/>
          <table:table-cell table:style-name="ce9" office:value-type="string">
            <text:p><text:s text:c="2"/>Hari</text:p>
          </table:table-cell>
          <table:table-cell table:style-name="ce17" table:formula="of:=TEXT(NOW();&quot;[$-21]dddd&quot;)" office:value-type="string" office:string-value="Thursday">
            <text:p>Thursday</text:p>
          </table:table-cell>
          <table:table-cell table:style-name="ce27"/>
          <table:table-cell table:style-name="ce32"/>
          <table:table-cell table:style-name="ce34" table:number-columns-repeated="3"/>
          <table:table-cell table:style-name="ce37"/>
          <table:table-cell table:style-name="ce34" table:number-columns-repeated="3"/>
          <table:table-cell table:style-name="ce42"/>
          <table:table-cell table:number-columns-repeated="1010"/>
        </table:table-row>
        <table:table-row table:style-name="ro1">
          <table:table-cell/>
          <table:table-cell table:style-name="ce2"/>
          <table:table-cell table:style-name="ce9"/>
          <table:table-cell table:style-name="ce18"/>
          <table:table-cell table:style-name="ce27"/>
          <table:table-cell table:style-name="ce32"/>
          <table:table-cell table:style-name="ce34" table:number-columns-repeated="3"/>
          <table:table-cell table:style-name="ce37"/>
          <table:table-cell table:style-name="ce34" table:number-columns-repeated="3"/>
          <table:table-cell table:style-name="ce42"/>
          <table:table-cell table:number-columns-repeated="1010"/>
        </table:table-row>
        <table:table-row table:style-name="ro2">
          <table:table-cell/>
          <table:table-cell table:style-name="ce2"/>
          <table:table-cell table:style-name="ce9" office:value-type="string">
            <text:p><text:s text:c="2"/>Tanggal</text:p>
          </table:table-cell>
          <table:table-cell table:style-name="ce19" table:formula="of:=NOW()" office:value-type="date" office:date-value="2017-10-12T13:50:27.68">
            <text:p>October 12, 2017</text:p>
          </table:table-cell>
          <table:table-cell table:style-name="ce28"/>
          <table:table-cell table:style-name="ce32"/>
          <table:table-cell table:style-name="ce34" table:number-columns-repeated="3"/>
          <table:table-cell table:style-name="ce36"/>
          <table:table-cell table:style-name="ce32" table:number-columns-repeated="3"/>
          <table:table-cell table:style-name="ce42"/>
          <table:table-cell table:number-columns-repeated="1010"/>
        </table:table-row>
        <table:table-row table:style-name="ro1">
          <table:table-cell/>
          <table:table-cell table:style-name="ce2"/>
          <table:table-cell table:style-name="ce9"/>
          <table:table-cell table:style-name="ce18"/>
          <table:table-cell table:style-name="ce28"/>
          <table:table-cell table:style-name="ce32"/>
          <table:table-cell table:style-name="ce34" table:number-columns-repeated="3"/>
          <table:table-cell table:style-name="ce36"/>
          <table:table-cell table:style-name="ce32" table:number-columns-repeated="3"/>
          <table:table-cell table:style-name="ce42"/>
          <table:table-cell table:number-columns-repeated="1010"/>
        </table:table-row>
        <table:table-row table:style-name="ro2">
          <table:table-cell/>
          <table:table-cell table:style-name="ce2"/>
          <table:table-cell table:style-name="ce9" office:value-type="string">
            <text:p><text:s text:c="2"/>Kode Cabang</text:p>
          </table:table-cell>
          <table:table-cell table:style-name="ce17" office:value-type="string">
            <text:p>7010</text:p>
          </table:table-cell>
          <table:table-cell table:style-name="ce28"/>
          <table:table-cell table:style-name="ce32"/>
          <table:table-cell table:style-name="ce34" table:number-columns-repeated="3"/>
          <table:table-cell table:style-name="ce36"/>
          <table:table-cell table:style-name="ce32" table:number-columns-repeated="3"/>
          <table:table-cell table:style-name="ce42"/>
          <table:table-cell table:number-columns-repeated="1010"/>
        </table:table-row>
        <table:table-row table:style-name="ro1">
          <table:table-cell/>
          <table:table-cell table:style-name="ce2"/>
          <table:table-cell table:style-name="ce9"/>
          <table:table-cell table:style-name="ce20"/>
          <table:table-cell table:style-name="ce28"/>
          <table:table-cell table:style-name="ce32"/>
          <table:table-cell table:style-name="ce34" table:number-columns-repeated="3"/>
          <table:table-cell table:style-name="ce36"/>
          <table:table-cell table:style-name="ce32" table:number-columns-repeated="3"/>
          <table:table-cell table:style-name="ce42"/>
          <table:table-cell table:number-columns-repeated="1010"/>
        </table:table-row>
        <table:table-row table:style-name="ro2">
          <table:table-cell/>
          <table:table-cell table:style-name="ce2"/>
          <table:table-cell table:style-name="ce9" office:value-type="string">
            <text:p><text:s text:c="2"/>Nama Cabang</text:p>
          </table:table-cell>
          <table:table-cell table:style-name="ce17" office:value-type="string">
            <text:p>Cab. Peterongan</text:p>
          </table:table-cell>
          <table:table-cell table:style-name="ce28"/>
          <table:table-cell table:style-name="ce33"/>
          <table:table-cell table:style-name="ce34" table:number-columns-repeated="3"/>
          <table:table-cell table:style-name="ce36"/>
          <table:table-cell table:style-name="ce32" table:number-columns-repeated="3"/>
          <table:table-cell table:style-name="ce42"/>
          <table:table-cell table:number-columns-repeated="1010"/>
        </table:table-row>
        <table:table-row table:style-name="ro1">
          <table:table-cell/>
          <table:table-cell table:style-name="ce2"/>
          <table:table-cell table:style-name="ce10"/>
          <table:table-cell table:style-name="ce18"/>
          <table:table-cell table:style-name="ce28"/>
          <table:table-cell table:style-name="ce33"/>
          <table:table-cell table:style-name="ce34" table:number-columns-repeated="3"/>
          <table:table-cell table:style-name="ce36"/>
          <table:table-cell table:style-name="ce32" table:number-columns-repeated="3"/>
          <table:table-cell table:style-name="ce42"/>
          <table:table-cell table:number-columns-repeated="1010"/>
        </table:table-row>
        <table:table-row table:style-name="ro2" table:visibility="collapse">
          <table:table-cell/>
          <table:table-cell table:style-name="ce3"/>
          <table:table-cell table:style-name="ce9" office:value-type="string">
            <text:p><text:s text:c="2"/>Status Buat RKH Besok</text:p>
          </table:table-cell>
          <table:table-cell table:style-name="ce17"/>
          <table:table-cell table:style-name="ce28"/>
          <table:table-cell table:number-columns-repeated="4"/>
          <table:table-cell table:style-name="ce38"/>
          <table:table-cell table:number-columns-repeated="1014"/>
        </table:table-row>
        <table:table-row table:style-name="ro1" table:visibility="collapse">
          <table:table-cell/>
          <table:table-cell table:style-name="ce3"/>
          <table:table-cell table:style-name="ce9"/>
          <table:table-cell table:style-name="ce18"/>
          <table:table-cell table:style-name="ce28"/>
          <table:table-cell table:number-columns-repeated="4"/>
          <table:table-cell table:style-name="ce38"/>
          <table:table-cell table:number-columns-repeated="1014"/>
        </table:table-row>
        <table:table-row table:style-name="ro2" table:visibility="collapse">
          <table:table-cell/>
          <table:table-cell table:style-name="ce3"/>
          <table:table-cell table:style-name="ce9" office:value-type="string">
            <text:p><text:s text:c="2"/>RO tidak punya Plan SubZona Besok</text:p>
          </table:table-cell>
          <table:table-cell table:style-name="ce17"/>
          <table:table-cell table:style-name="ce28"/>
          <table:table-cell table:number-columns-repeated="4"/>
          <table:table-cell table:style-name="ce38"/>
          <table:table-cell table:number-columns-repeated="1014"/>
        </table:table-row>
        <table:table-row table:style-name="ro1" table:visibility="collapse">
          <table:table-cell/>
          <table:table-cell table:style-name="ce3"/>
          <table:table-cell table:style-name="ce9"/>
          <table:table-cell table:style-name="ce18"/>
          <table:table-cell table:style-name="ce28"/>
          <table:table-cell table:number-columns-repeated="4"/>
          <table:table-cell table:style-name="ce38"/>
          <table:table-cell table:number-columns-repeated="1014"/>
        </table:table-row>
        <table:table-row table:style-name="ro2" table:visibility="collapse">
          <table:table-cell/>
          <table:table-cell table:style-name="ce3"/>
          <table:table-cell table:style-name="ce9" office:value-type="string">
            <text:p><text:s text:c="2"/>RO tidak punya RKH Besok</text:p>
          </table:table-cell>
          <table:table-cell table:style-name="ce17"/>
          <table:table-cell table:style-name="ce28"/>
          <table:table-cell table:number-columns-repeated="4"/>
          <table:table-cell table:style-name="ce38"/>
          <table:table-cell table:number-columns-repeated="1014"/>
        </table:table-row>
        <table:table-row table:style-name="ro1">
          <table:table-cell/>
          <table:table-cell table:style-name="ce3"/>
          <table:table-cell table:style-name="ce11"/>
          <table:table-cell table:style-name="ce21"/>
          <table:table-cell table:style-name="ce29"/>
          <table:table-cell table:number-columns-repeated="4"/>
          <table:table-cell table:style-name="ce38"/>
          <table:table-cell table:number-columns-repeated="1014"/>
        </table:table-row>
        <table:table-row table:style-name="ro2">
          <table:table-cell/>
          <table:table-cell table:style-name="ce4"/>
          <table:table-cell table:style-name="ce12"/>
          <table:table-cell table:style-name="ce22"/>
          <table:table-cell table:style-name="ce30" table:number-columns-repeated="5"/>
          <table:table-cell table:style-name="ce39"/>
          <table:table-cell table:number-columns-repeated="1014"/>
        </table:table-row>
        <table:table-row table:style-name="ro1">
          <table:table-cell table:number-columns-repeated="1024"/>
        </table:table-row>
        <table:table-row table:style-name="ro3">
          <table:table-cell/>
          <table:table-cell table:style-name="ce5">
            <draw:control table:end-cell-address="FRONT.C22" table:end-x="1.4827in" table:end-y="0.0327in" draw:z-index="0" draw:text-style-name="P1" svg:width="1.5047in" svg:height="0.3559in" svg:x="0.1331in" svg:y="0.0657in" draw:control="control1"/>
          </table:table-cell>
          <table:table-cell table:style-name="ce13">
            <draw:control table:end-cell-address="FRONT.D22" table:end-x="0.8287in" table:end-y="0.0327in" draw:z-index="1" draw:text-style-name="P1" svg:width="1.5047in" svg:height="0.3559in" svg:x="1.5346in" svg:y="0.0657in" draw:control="control2"/>
          </table:table-cell>
          <table:table-cell table:style-name="ce23">
            <draw:control table:end-cell-address="FRONT.G22" table:end-x="0.1583in" table:end-y="0.0327in" draw:z-index="2" draw:text-style-name="P1" svg:width="1.5047in" svg:height="0.3559in" svg:x="0.8681in" svg:y="0.0657in" draw:control="control3"/>
          </table:table-cell>
          <table:table-cell table:style-name="ce31" table:number-columns-repeated="3"/>
          <table:table-cell table:style-name="ce31">
            <draw:control table:end-cell-address="FRONT.J22" table:end-x="0.5811in" table:end-y="0.0287in" draw:z-index="4" draw:text-style-name="P1" svg:width="1.5047in" svg:height="0.3559in" svg:x="0.4657in" svg:y="0.0618in" draw:control="control5"/>
          </table:table-cell>
          <table:table-cell table:style-name="ce31"/>
          <table:table-cell table:style-name="ce40"/>
          <table:table-cell table:number-columns-repeated="1014"/>
        </table:table-row>
        <table:table-row table:style-name="ro3">
          <table:table-cell/>
          <table:table-cell table:style-name="ce3"/>
          <table:table-cell table:number-columns-repeated="7"/>
          <table:table-cell table:style-name="ce38"/>
          <table:table-cell table:number-columns-repeated="1014"/>
        </table:table-row>
        <table:table-row table:style-name="ro3">
          <table:table-cell/>
          <table:table-cell table:style-name="ce4"/>
          <table:table-cell table:style-name="ce12"/>
          <table:table-cell table:style-name="ce22"/>
          <table:table-cell table:style-name="ce30" table:number-columns-repeated="5"/>
          <table:table-cell table:style-name="ce39"/>
          <table:table-cell table:number-columns-repeated="1014"/>
        </table:table-row>
        <table:table-row table:style-name="ro4">
          <table:table-cell table:number-columns-repeated="9"/>
          <table:table-cell table:style-name="ce41"/>
          <table:table-cell table:number-columns-repeated="1014"/>
        </table:table-row>
        <table:table-row table:style-name="ro3" table:visibility="collapse" table:number-rows-repeated="20">
          <table:table-cell table:number-columns-repeated="1024"/>
        </table:table-row>
        <table:table-row table:style-name="ro3" table:visibility="collapse">
          <table:table-cell office:value-type="string">
            <text:p>select * from DAMAI_SALES_BETA..vRKH_Historical22 where UCOD = '37458' AND TGL_INPUT_CON = 'Oct 2015'</text:p>
          </table:table-cell>
          <table:table-cell table:number-columns-repeated="1023"/>
        </table:table-row>
        <table:table-row table:style-name="ro3" table:visibility="collapse" table:number-rows-repeated="1048530">
          <table:table-cell table:number-columns-repeated="1024"/>
        </table:table-row>
        <table:table-row table:style-name="ro1" table:visibility="collapse">
          <table:table-cell table:number-columns-repeated="1024"/>
        </table:table-row>
        <table:table-row table:style-name="ro1" table:visibility="collapse">
          <table:table-cell table:number-columns-repeated="3"/>
          <table:table-cell office:value-type="string">
            <text:p>`</text:p>
          </table:table-cell>
          <table:table-cell table:number-columns-repeated="1020"/>
        </table:table-row>
      </table:table>
      <table:table table:name="historical" table:style-name="ta1" table:print="false">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22" table:default-cell-style-name="Default"/>
        <table:table-column table:style-name="co10" table:number-columns-repeated="3" table:default-cell-style-name="Default"/>
        <table:table-column table:style-name="co13" table:default-cell-style-name="Default"/>
        <table:table-column table:style-name="co10" table:number-columns-repeated="26" table:default-cell-style-name="Default"/>
        <table:table-row table:style-name="ro3">
          <table:table-cell office:value-type="string">
            <text:p>TGL INPUT</text:p>
          </table:table-cell>
          <table:table-cell office:value-type="string">
            <text:p>NOCAS</text:p>
          </table:table-cell>
          <table:table-cell office:value-type="string">
            <text:p>NIK (JABATAN)</text:p>
          </table:table-cell>
          <table:table-cell office:value-type="string">
            <text:p>NAMA RO</text:p>
          </table:table-cell>
          <table:table-cell office:value-type="string">
            <text:p>KODE RO</text:p>
          </table:table-cell>
          <table:table-cell office:value-type="string">
            <text:p>PLAN SUBZONA RO</text:p>
          </table:table-cell>
          <table:table-cell office:value-type="string">
            <text:p>SUMBER PROSPECT</text:p>
          </table:table-cell>
          <table:table-cell office:value-type="string">
            <text:p>APPID</text:p>
          </table:table-cell>
          <table:table-cell office:value-type="string">
            <text:p>NAMA CALON DEBITUR</text:p>
          </table:table-cell>
          <table:table-cell office:value-type="string">
            <text:p>SUBZONA CADEB</text:p>
          </table:table-cell>
          <table:table-cell office:value-type="string">
            <text:p>NO. TELP./ HP.</text:p>
          </table:table-cell>
          <table:table-cell office:value-type="string">
            <text:p>JENIS USAHA</text:p>
          </table:table-cell>
          <table:table-cell office:value-type="string">
            <text:p>ALAMAT USAHA/T. TINGGAL</text:p>
          </table:table-cell>
          <table:table-cell office:value-type="string">
            <text:p>LAMA USAHA</text:p>
          </table:table-cell>
          <table:table-cell office:value-type="string">
            <text:p>GOOD CHAR 1</text:p>
          </table:table-cell>
          <table:table-cell office:value-type="string">
            <text:p>PEMBERI INFO 1</text:p>
          </table:table-cell>
          <table:table-cell office:value-type="string">
            <text:p>NO. TELP./ HP. PEMBERI INFO 1</text:p>
          </table:table-cell>
          <table:table-cell office:value-type="string">
            <text:p>GOOD CHAR 2</text:p>
          </table:table-cell>
          <table:table-cell office:value-type="string">
            <text:p>PEMBERI INFO 2</text:p>
          </table:table-cell>
          <table:table-cell office:value-type="string">
            <text:p>NO. TELP./ HP. PEMBERI INFO 2</text:p>
          </table:table-cell>
          <table:table-cell office:value-type="string">
            <text:p>JENIS PRODUK</text:p>
          </table:table-cell>
          <table:table-cell office:value-type="string">
            <text:p>STATUS CALON DEBITUR</text:p>
          </table:table-cell>
          <table:table-cell office:value-type="string">
            <text:p>JENIS DATA</text:p>
          </table:table-cell>
          <table:table-cell office:value-type="string">
            <text:p>KETERANGAN</text:p>
          </table:table-cell>
          <table:table-cell office:value-type="string">
            <text:p>LOKASI KUNJUNGAN</text:p>
          </table:table-cell>
          <table:table-cell office:value-type="string">
            <text:p>TGL RENCANA KUNJUNGAN</text:p>
          </table:table-cell>
          <table:table-cell office:value-type="string">
            <text:p>PENC. KUNJ.(AKT)</text:p>
          </table:table-cell>
          <table:table-cell office:value-type="string">
            <text:p>STATUS KUNJ. (AKT)</text:p>
          </table:table-cell>
          <table:table-cell office:value-type="string">
            <text:p>PROSES SELANJUTNYA (AKT)</text:p>
          </table:table-cell>
          <table:table-cell/>
          <table:table-cell office:value-type="string">
            <text:p>TGL INPUT</text:p>
          </table:table-cell>
          <table:table-cell office:value-type="string">
            <text:p>NOCAS</text:p>
          </table:table-cell>
          <table:table-cell office:value-type="string">
            <text:p>NIK (JABATAN)</text:p>
          </table:table-cell>
          <table:table-cell office:value-type="string">
            <text:p>NAMA RO</text:p>
          </table:table-cell>
          <table:table-cell office:value-type="string">
            <text:p>KODE RO</text:p>
          </table:table-cell>
          <table:table-cell office:value-type="string">
            <text:p>PLAN SUBZONA RO</text:p>
          </table:table-cell>
          <table:table-cell office:value-type="string">
            <text:p>SUMBER PROSPECT</text:p>
          </table:table-cell>
          <table:table-cell office:value-type="string">
            <text:p>APPID</text:p>
          </table:table-cell>
          <table:table-cell office:value-type="string">
            <text:p>NAMA CALON DEBITUR</text:p>
          </table:table-cell>
          <table:table-cell office:value-type="string">
            <text:p>SUBZONA CADEB</text:p>
          </table:table-cell>
          <table:table-cell office:value-type="string">
            <text:p>NO. TELP./ HP.</text:p>
          </table:table-cell>
          <table:table-cell office:value-type="string">
            <text:p>JENIS USAHA</text:p>
          </table:table-cell>
          <table:table-cell office:value-type="string">
            <text:p>ALAMAT USAHA/T. TINGGAL</text:p>
          </table:table-cell>
          <table:table-cell office:value-type="string">
            <text:p>LAMA USAHA</text:p>
          </table:table-cell>
          <table:table-cell office:value-type="string">
            <text:p>GOOD CHAR 1</text:p>
          </table:table-cell>
          <table:table-cell office:value-type="string">
            <text:p>PEMBERI INFO 1</text:p>
          </table:table-cell>
          <table:table-cell office:value-type="string">
            <text:p>NO. TELP./ HP. PEMBERI INFO 1</text:p>
          </table:table-cell>
          <table:table-cell office:value-type="string">
            <text:p>GOOD CHAR 2</text:p>
          </table:table-cell>
          <table:table-cell office:value-type="string">
            <text:p>PEMBERI INFO 2</text:p>
          </table:table-cell>
          <table:table-cell office:value-type="string">
            <text:p>NO. TELP./ HP. PEMBERI INFO 2</text:p>
          </table:table-cell>
          <table:table-cell office:value-type="string">
            <text:p>JENIS PRODUK</text:p>
          </table:table-cell>
          <table:table-cell office:value-type="string">
            <text:p>STATUS CALON DEBITUR</text:p>
          </table:table-cell>
          <table:table-cell office:value-type="string">
            <text:p>JENIS DATA</text:p>
          </table:table-cell>
          <table:table-cell office:value-type="string">
            <text:p>KETERANGAN</text:p>
          </table:table-cell>
          <table:table-cell office:value-type="string">
            <text:p>LOKASI KUNJUNGAN</text:p>
          </table:table-cell>
          <table:table-cell office:value-type="string">
            <text:p>TGL RENCANA KUNJUNGAN</text:p>
          </table:table-cell>
          <table:table-cell office:value-type="string">
            <text:p>PENC. KUNJ.(AKT)</text:p>
          </table:table-cell>
          <table:table-cell office:value-type="string">
            <text:p>STATUS KUNJ. (AKT)</text:p>
          </table:table-cell>
          <table:table-cell office:value-type="string">
            <text:p>PROSES SELANJUTNYA (AKT)</text:p>
          </table:table-cell>
        </table:table-row>
        <table:table-row table:style-name="ro5">
          <table:table-cell table:number-columns-repeated="30"/>
          <table:table-cell office:value-type="string">
            <text:p>8/9/2016 10:41:03 AM</text:p>
          </table:table-cell>
          <table:table-cell office:value-type="string">
            <text:p>7010BP1609710503</text:p>
          </table:table-cell>
          <table:table-cell office:value-type="string">
            <text:p>7010TP.1 (TP)</text:p>
          </table:table-cell>
          <table:table-cell office:value-type="string">
            <text:p>KURNIATI SRI HABSARI</text:p>
          </table:table-cell>
          <table:table-cell office:value-type="string">
            <text:p>7010B</text:p>
          </table:table-cell>
          <table:table-cell/>
          <table:table-cell office:value-type="string">
            <text:p>CSB</text:p>
          </table:table-cell>
          <table:table-cell/>
          <table:table-cell office:value-type="string">
            <text:p>BU MINTEN</text:p>
          </table:table-cell>
          <table:table-cell office:value-type="string">
            <text:p>A1</text:p>
          </table:table-cell>
          <table:table-cell/>
          <table:table-cell office:value-type="string">
            <text:p>JU26-Restoran/ warung makan &amp; Hotel</text:p>
          </table:table-cell>
          <table:table-cell office:value-type="string">
            <text:p>CEMPEDAK</text:p>
          </table:table-cell>
          <table:table-cell office:value-type="string">
            <text:p>36</text:p>
          </table:table-cell>
          <table:table-cell office:value-type="string">
            <text:p>Y</text:p>
          </table:table-cell>
          <table:table-cell office:value-type="string">
            <text:p>IRNAWATI</text:p>
          </table:table-cell>
          <table:table-cell/>
          <table:table-cell table:number-columns-repeated="2" office:value-type="string">
            <text:p>Y</text:p>
          </table:table-cell>
          <table:table-cell/>
          <table:table-cell office:value-type="string">
            <text:p>UB4-Bebas</text:p>
          </table:table-cell>
          <table:table-cell office:value-type="string">
            <text:p>PROSPECT</text:p>
          </table:table-cell>
          <table:table-cell office:value-type="string">
            <text:p>RKH</text:p>
          </table:table-cell>
          <table:table-cell office:value-type="string">
            <text:p>BLM ADA KEBUTUHAN</text:p>
          </table:table-cell>
          <table:table-cell/>
          <table:table-cell office:value-type="string">
            <text:p>6/3/2016</text:p>
          </table:table-cell>
          <table:table-cell office:value-type="string">
            <text:p>K02-Ketemu CaDeb Tidak Berminat</text:p>
          </table:table-cell>
          <table:table-cell office:value-type="string">
            <text:p>FU</text:p>
          </table:table-cell>
          <table:table-cell office:value-type="string">
            <text:p>AKAN DIKUNJUNGI LAGI</text:p>
          </table:table-cell>
        </table:table-row>
        <table:table-row table:style-name="ro5">
          <table:table-cell table:number-columns-repeated="30"/>
          <table:table-cell office:value-type="string">
            <text:p>8/3/2016 11:33:18 AM</text:p>
          </table:table-cell>
          <table:table-cell office:value-type="string">
            <text:p>7010CP1609913313</text:p>
          </table:table-cell>
          <table:table-cell office:value-type="string">
            <text:p>7010TP.2 (TP)</text:p>
          </table:table-cell>
          <table:table-cell office:value-type="string">
            <text:p>WISHNU BUDIARJO</text:p>
          </table:table-cell>
          <table:table-cell office:value-type="string">
            <text:p>7010C</text:p>
          </table:table-cell>
          <table:table-cell/>
          <table:table-cell office:value-type="string">
            <text:p>CSB</text:p>
          </table:table-cell>
          <table:table-cell/>
          <table:table-cell office:value-type="string">
            <text:p>INSA</text:p>
          </table:table-cell>
          <table:table-cell office:value-type="string">
            <text:p>B1</text:p>
          </table:table-cell>
          <table:table-cell/>
          <table:table-cell office:value-type="string">
            <text:p>JU08-Industri Makanan, minuman &amp; tembakau</text:p>
          </table:table-cell>
          <table:table-cell office:value-type="string">
            <text:p>SENDANG INDAH BARAT</text:p>
          </table:table-cell>
          <table:table-cell office:value-type="string">
            <text:p>60</text:p>
          </table:table-cell>
          <table:table-cell office:value-type="string">
            <text:p>Y</text:p>
          </table:table-cell>
          <table:table-cell office:value-type="string">
            <text:p>RETNO</text:p>
          </table:table-cell>
          <table:table-cell/>
          <table:table-cell office:value-type="string">
            <text:p>Y</text:p>
          </table:table-cell>
          <table:table-cell office:value-type="string">
            <text:p>WARSIH</text:p>
          </table:table-cell>
          <table:table-cell/>
          <table:table-cell office:value-type="string">
            <text:p>UM3-Flexi</text:p>
          </table:table-cell>
          <table:table-cell office:value-type="string">
            <text:p>PROSPECT</text:p>
          </table:table-cell>
          <table:table-cell office:value-type="string">
            <text:p>RKH</text:p>
          </table:table-cell>
          <table:table-cell table:number-columns-repeated="2"/>
          <table:table-cell office:value-type="string">
            <text:p>5/5/2016</text:p>
          </table:table-cell>
          <table:table-cell office:value-type="string">
            <text:p>K02-Ketemu CaDeb Tidak Berminat</text:p>
          </table:table-cell>
          <table:table-cell office:value-type="string">
            <text:p>KB</text:p>
          </table:table-cell>
          <table:table-cell office:value-type="string">
            <text:p>AKAN DIKUNJUNGI LAGI</text:p>
          </table:table-cell>
        </table:table-row>
        <table:table-row table:style-name="ro5">
          <table:table-cell table:number-columns-repeated="30"/>
          <table:table-cell office:value-type="string">
            <text:p>8/18/2016 12:25:30 PM</text:p>
          </table:table-cell>
          <table:table-cell office:value-type="string">
            <text:p>7010DP1613912243</text:p>
          </table:table-cell>
          <table:table-cell office:value-type="string">
            <text:p>7010TP.3 (TP)</text:p>
          </table:table-cell>
          <table:table-cell office:value-type="string">
            <text:p>MOCH ROVIUDDIN</text:p>
          </table:table-cell>
          <table:table-cell office:value-type="string">
            <text:p>7010D</text:p>
          </table:table-cell>
          <table:table-cell/>
          <table:table-cell office:value-type="string">
            <text:p>CSB</text:p>
          </table:table-cell>
          <table:table-cell/>
          <table:table-cell office:value-type="string">
            <text:p>MZ SURYA / GROSIR SEPATU DAN PAKAIAN</text:p>
          </table:table-cell>
          <table:table-cell office:value-type="string">
            <text:p>C1</text:p>
          </table:table-cell>
          <table:table-cell/>
          <table:table-cell office:value-type="string">
            <text:p>JU02-Barang spesifik lain-lain</text:p>
          </table:table-cell>
          <table:table-cell office:value-type="string">
            <text:p>JL GEMAH RAYA</text:p>
          </table:table-cell>
          <table:table-cell office:value-type="string">
            <text:p>48</text:p>
          </table:table-cell>
          <table:table-cell office:value-type="string">
            <text:p>Y</text:p>
          </table:table-cell>
          <table:table-cell office:value-type="string">
            <text:p>GENDUT</text:p>
          </table:table-cell>
          <table:table-cell/>
          <table:table-cell office:value-type="string">
            <text:p>Y</text:p>
          </table:table-cell>
          <table:table-cell office:value-type="string">
            <text:p>SUPADI</text:p>
          </table:table-cell>
          <table:table-cell/>
          <table:table-cell office:value-type="string">
            <text:p>UB2-Mapan</text:p>
          </table:table-cell>
          <table:table-cell office:value-type="string">
            <text:p>PROSPECT</text:p>
          </table:table-cell>
          <table:table-cell office:value-type="string">
            <text:p>DDP</text:p>
          </table:table-cell>
          <table:table-cell table:number-columns-repeated="2"/>
          <table:table-cell office:value-type="string">
            <text:p>5/18/2016</text:p>
          </table:table-cell>
          <table:table-cell table:number-columns-repeated="3"/>
        </table:table-row>
        <table:table-row table:style-name="ro5">
          <table:table-cell table:number-columns-repeated="30"/>
          <table:table-cell office:value-type="string">
            <text:p>8/2/2016 11:19:03 AM</text:p>
          </table:table-cell>
          <table:table-cell office:value-type="string">
            <text:p>7010BP1612311150</text:p>
          </table:table-cell>
          <table:table-cell office:value-type="string">
            <text:p>7010TP.1 (TP)</text:p>
          </table:table-cell>
          <table:table-cell office:value-type="string">
            <text:p>KURNIATI SRI HABSARI</text:p>
          </table:table-cell>
          <table:table-cell office:value-type="string">
            <text:p>7010B</text:p>
          </table:table-cell>
          <table:table-cell/>
          <table:table-cell office:value-type="string">
            <text:p>CSB</text:p>
          </table:table-cell>
          <table:table-cell/>
          <table:table-cell office:value-type="string">
            <text:p>SAHIRA HIJAB</text:p>
          </table:table-cell>
          <table:table-cell office:value-type="string">
            <text:p>A1</text:p>
          </table:table-cell>
          <table:table-cell/>
          <table:table-cell office:value-type="string">
            <text:p>JU29-Toko Tekstil, pakaian &amp; sepatu</text:p>
          </table:table-cell>
          <table:table-cell office:value-type="string">
            <text:p>KLIPANG RUKO KPA</text:p>
          </table:table-cell>
          <table:table-cell office:value-type="string">
            <text:p>48</text:p>
          </table:table-cell>
          <table:table-cell table:number-columns-repeated="2" office:value-type="string">
            <text:p>Y</text:p>
          </table:table-cell>
          <table:table-cell/>
          <table:table-cell office:value-type="string">
            <text:p>Y</text:p>
          </table:table-cell>
          <table:table-cell office:value-type="string">
            <text:p>PANJI</text:p>
          </table:table-cell>
          <table:table-cell/>
          <table:table-cell office:value-type="string">
            <text:p>UM3-Flexi</text:p>
          </table:table-cell>
          <table:table-cell office:value-type="string">
            <text:p>PROSPECT</text:p>
          </table:table-cell>
          <table:table-cell office:value-type="string">
            <text:p>DDP</text:p>
          </table:table-cell>
          <table:table-cell table:number-columns-repeated="2"/>
          <table:table-cell office:value-type="string">
            <text:p>5/2/2016</text:p>
          </table:table-cell>
          <table:table-cell table:number-columns-repeated="3"/>
        </table:table-row>
        <table:table-row table:style-name="ro5">
          <table:table-cell table:number-columns-repeated="30"/>
          <table:table-cell office:value-type="string">
            <text:p>8/2/2016 11:04:44 AM</text:p>
          </table:table-cell>
          <table:table-cell office:value-type="string">
            <text:p>7010DP1611710133</text:p>
          </table:table-cell>
          <table:table-cell office:value-type="string">
            <text:p>7010TP.2 (TP)</text:p>
          </table:table-cell>
          <table:table-cell office:value-type="string">
            <text:p>WISHNU BUDIARJO</text:p>
          </table:table-cell>
          <table:table-cell office:value-type="string">
            <text:p>7010D</text:p>
          </table:table-cell>
          <table:table-cell/>
          <table:table-cell office:value-type="string">
            <text:p>CSB</text:p>
          </table:table-cell>
          <table:table-cell/>
          <table:table-cell office:value-type="string">
            <text:p>MZ <text:s/>YEYEN / TK SCATEL KACA</text:p>
          </table:table-cell>
          <table:table-cell office:value-type="string">
            <text:p>B1</text:p>
          </table:table-cell>
          <table:table-cell/>
          <table:table-cell office:value-type="string">
            <text:p>JU02-Barang spesifik lain-lain</text:p>
          </table:table-cell>
          <table:table-cell office:value-type="string">
            <text:p>PARANGKUSUMO RAYA</text:p>
          </table:table-cell>
          <table:table-cell office:value-type="string">
            <text:p>48</text:p>
          </table:table-cell>
          <table:table-cell office:value-type="string">
            <text:p>Y</text:p>
          </table:table-cell>
          <table:table-cell office:value-type="string">
            <text:p>FEBRY</text:p>
          </table:table-cell>
          <table:table-cell/>
          <table:table-cell office:value-type="string">
            <text:p>Y</text:p>
          </table:table-cell>
          <table:table-cell office:value-type="string">
            <text:p>AMIN</text:p>
          </table:table-cell>
          <table:table-cell/>
          <table:table-cell office:value-type="string">
            <text:p>UM2-Mapan</text:p>
          </table:table-cell>
          <table:table-cell office:value-type="string">
            <text:p>PROSPECT</text:p>
          </table:table-cell>
          <table:table-cell office:value-type="string">
            <text:p>RKH</text:p>
          </table:table-cell>
          <table:table-cell office:value-type="string">
            <text:p>SDH AMBIL D MANDURI 2 BLN YGLAU</text:p>
          </table:table-cell>
          <table:table-cell table:number-columns-repeated="2"/>
          <table:table-cell office:value-type="string">
            <text:p>K02-Ketemu CaDeb Tidak Berminat</text:p>
          </table:table-cell>
          <table:table-cell office:value-type="string">
            <text:p>KB</text:p>
          </table:table-cell>
          <table:table-cell office:value-type="string">
            <text:p>DONE</text:p>
          </table:table-cell>
        </table:table-row>
        <table:table-row table:style-name="ro5">
          <table:table-cell table:number-columns-repeated="30"/>
          <table:table-cell office:value-type="string">
            <text:p>8/11/2016 1:05:19 PM</text:p>
          </table:table-cell>
          <table:table-cell office:value-type="string">
            <text:p>7010DP1611710110</text:p>
          </table:table-cell>
          <table:table-cell office:value-type="string">
            <text:p>7010TP.3 (TP)</text:p>
          </table:table-cell>
          <table:table-cell office:value-type="string">
            <text:p>MOCH ROVIUDDIN</text:p>
          </table:table-cell>
          <table:table-cell office:value-type="string">
            <text:p>7010D</text:p>
          </table:table-cell>
          <table:table-cell/>
          <table:table-cell office:value-type="string">
            <text:p>CSB</text:p>
          </table:table-cell>
          <table:table-cell/>
          <table:table-cell office:value-type="string">
            <text:p>PAK SUMARSO / CAHAYA LISTRIK</text:p>
          </table:table-cell>
          <table:table-cell office:value-type="string">
            <text:p>C1</text:p>
          </table:table-cell>
          <table:table-cell/>
          <table:table-cell office:value-type="string">
            <text:p>JU02-Barang spesifik lain-lain</text:p>
          </table:table-cell>
          <table:table-cell office:value-type="string">
            <text:p>PARANGKUSUMO RAYA</text:p>
          </table:table-cell>
          <table:table-cell office:value-type="string">
            <text:p>36</text:p>
          </table:table-cell>
          <table:table-cell office:value-type="string">
            <text:p>Y</text:p>
          </table:table-cell>
          <table:table-cell office:value-type="string">
            <text:p>AMIN</text:p>
          </table:table-cell>
          <table:table-cell/>
          <table:table-cell office:value-type="string">
            <text:p>Y</text:p>
          </table:table-cell>
          <table:table-cell office:value-type="string">
            <text:p>FEBRY</text:p>
          </table:table-cell>
          <table:table-cell/>
          <table:table-cell office:value-type="string">
            <text:p>UB3-Flexi</text:p>
          </table:table-cell>
          <table:table-cell office:value-type="string">
            <text:p>PROSPECT</text:p>
          </table:table-cell>
          <table:table-cell office:value-type="string">
            <text:p>RKH</text:p>
          </table:table-cell>
          <table:table-cell office:value-type="string">
            <text:p>BELOM MAU</text:p>
          </table:table-cell>
          <table:table-cell table:number-columns-repeated="2"/>
          <table:table-cell office:value-type="string">
            <text:p>K02-Ketemu CaDeb Tidak Berminat</text:p>
          </table:table-cell>
          <table:table-cell office:value-type="string">
            <text:p>KB</text:p>
          </table:table-cell>
          <table:table-cell office:value-type="string">
            <text:p>DONE</text:p>
          </table:table-cell>
        </table:table-row>
        <table:table-row table:style-name="ro5">
          <table:table-cell table:number-columns-repeated="30"/>
          <table:table-cell office:value-type="string">
            <text:p>8/10/2016 6:17:41 PM</text:p>
          </table:table-cell>
          <table:table-cell office:value-type="string">
            <text:p>7010DP1609616221</text:p>
          </table:table-cell>
          <table:table-cell office:value-type="string">
            <text:p>7010TP.1 (TP)</text:p>
          </table:table-cell>
          <table:table-cell office:value-type="string">
            <text:p>KURNIATI SRI HABSARI</text:p>
          </table:table-cell>
          <table:table-cell office:value-type="string">
            <text:p>7010D</text:p>
          </table:table-cell>
          <table:table-cell/>
          <table:table-cell office:value-type="string">
            <text:p>CSB</text:p>
          </table:table-cell>
          <table:table-cell/>
          <table:table-cell office:value-type="string">
            <text:p>TINI / WM BU TINI</text:p>
          </table:table-cell>
          <table:table-cell office:value-type="string">
            <text:p>A1</text:p>
          </table:table-cell>
          <table:table-cell/>
          <table:table-cell office:value-type="string">
            <text:p>JU26-Restoran/ warung makan &amp; Hotel</text:p>
          </table:table-cell>
          <table:table-cell office:value-type="string">
            <text:p>GAJAH RAYA</text:p>
          </table:table-cell>
          <table:table-cell office:value-type="string">
            <text:p>48</text:p>
          </table:table-cell>
          <table:table-cell office:value-type="string">
            <text:p>Y</text:p>
          </table:table-cell>
          <table:table-cell office:value-type="string">
            <text:p>ANDIK</text:p>
          </table:table-cell>
          <table:table-cell/>
          <table:table-cell office:value-type="string">
            <text:p>Y</text:p>
          </table:table-cell>
          <table:table-cell office:value-type="string">
            <text:p>BENI</text:p>
          </table:table-cell>
          <table:table-cell/>
          <table:table-cell office:value-type="string">
            <text:p>UB3-Flexi</text:p>
          </table:table-cell>
          <table:table-cell office:value-type="string">
            <text:p>PROSPECT</text:p>
          </table:table-cell>
          <table:table-cell office:value-type="string">
            <text:p>RKH</text:p>
          </table:table-cell>
          <table:table-cell office:value-type="string">
            <text:p>BELOM BER MINAT</text:p>
          </table:table-cell>
          <table:table-cell table:number-columns-repeated="2"/>
          <table:table-cell office:value-type="string">
            <text:p>K02-Ketemu CaDeb Tidak Berminat</text:p>
          </table:table-cell>
          <table:table-cell office:value-type="string">
            <text:p>FU</text:p>
          </table:table-cell>
          <table:table-cell office:value-type="string">
            <text:p>DONE</text:p>
          </table:table-cell>
        </table:table-row>
        <table:table-row table:style-name="ro5">
          <table:table-cell table:number-columns-repeated="30"/>
          <table:table-cell office:value-type="string">
            <text:p>8/19/2016 2:13:59 PM</text:p>
          </table:table-cell>
          <table:table-cell office:value-type="string">
            <text:p>7010MP1614014121</text:p>
          </table:table-cell>
          <table:table-cell office:value-type="string">
            <text:p>7010TP.2 (TP)</text:p>
          </table:table-cell>
          <table:table-cell office:value-type="string">
            <text:p>WISHNU BUDIARJO</text:p>
          </table:table-cell>
          <table:table-cell office:value-type="string">
            <text:p>7010M</text:p>
          </table:table-cell>
          <table:table-cell/>
          <table:table-cell office:value-type="string">
            <text:p>REFERENSI</text:p>
          </table:table-cell>
          <table:table-cell/>
          <table:table-cell office:value-type="string">
            <text:p>BAMBANG</text:p>
          </table:table-cell>
          <table:table-cell office:value-type="string">
            <text:p>B1</text:p>
          </table:table-cell>
          <table:table-cell/>
          <table:table-cell office:value-type="string">
            <text:p>JU03-Bengkel</text:p>
          </table:table-cell>
          <table:table-cell office:value-type="string">
            <text:p>SADENG</text:p>
          </table:table-cell>
          <table:table-cell office:value-type="string">
            <text:p>60</text:p>
          </table:table-cell>
          <table:table-cell office:value-type="string">
            <text:p>Y</text:p>
          </table:table-cell>
          <table:table-cell office:value-type="string">
            <text:p>YUNI</text:p>
          </table:table-cell>
          <table:table-cell/>
          <table:table-cell office:value-type="string">
            <text:p>Y</text:p>
          </table:table-cell>
          <table:table-cell office:value-type="string">
            <text:p>ANWAR</text:p>
          </table:table-cell>
          <table:table-cell/>
          <table:table-cell office:value-type="string">
            <text:p>UM2-Mapan</text:p>
          </table:table-cell>
          <table:table-cell office:value-type="string">
            <text:p>PROSPECT</text:p>
          </table:table-cell>
          <table:table-cell office:value-type="string">
            <text:p>DDP-RKH</text:p>
          </table:table-cell>
          <table:table-cell office:value-type="string">
            <text:p>KAPASITAS KECIL BENGKEL BARU 1THN</text:p>
          </table:table-cell>
          <table:table-cell/>
          <table:table-cell office:value-type="string">
            <text:p>5/19/2016</text:p>
          </table:table-cell>
          <table:table-cell office:value-type="string">
            <text:p>K01-Ketemu CaDeb Berminat</text:p>
          </table:table-cell>
          <table:table-cell office:value-type="string">
            <text:p>KB</text:p>
          </table:table-cell>
          <table:table-cell office:value-type="string">
            <text:p>DONE</text:p>
          </table:table-cell>
        </table:table-row>
        <table:table-row table:style-name="ro5">
          <table:table-cell table:number-columns-repeated="30"/>
          <table:table-cell office:value-type="string">
            <text:p>8/17/2016 1:40:29 PM</text:p>
          </table:table-cell>
          <table:table-cell office:value-type="string">
            <text:p>7010CP1613114512</text:p>
          </table:table-cell>
          <table:table-cell office:value-type="string">
            <text:p>7010TP.3 (TP)</text:p>
          </table:table-cell>
          <table:table-cell office:value-type="string">
            <text:p>MOCH ROVIUDDIN</text:p>
          </table:table-cell>
          <table:table-cell office:value-type="string">
            <text:p>7010M</text:p>
          </table:table-cell>
          <table:table-cell/>
          <table:table-cell office:value-type="string">
            <text:p>CSB</text:p>
          </table:table-cell>
          <table:table-cell/>
          <table:table-cell office:value-type="string">
            <text:p>ANDRI LOUNDRY</text:p>
          </table:table-cell>
          <table:table-cell office:value-type="string">
            <text:p>C1</text:p>
          </table:table-cell>
          <table:table-cell/>
          <table:table-cell office:value-type="string">
            <text:p>JU12-Jasa lainnya</text:p>
          </table:table-cell>
          <table:table-cell office:value-type="string">
            <text:p>METESEH</text:p>
          </table:table-cell>
          <table:table-cell office:value-type="string">
            <text:p>60</text:p>
          </table:table-cell>
          <table:table-cell office:value-type="string">
            <text:p>Y</text:p>
          </table:table-cell>
          <table:table-cell office:value-type="string">
            <text:p>IWAN</text:p>
          </table:table-cell>
          <table:table-cell/>
          <table:table-cell office:value-type="string">
            <text:p>Y</text:p>
          </table:table-cell>
          <table:table-cell office:value-type="string">
            <text:p>AGUNG</text:p>
          </table:table-cell>
          <table:table-cell/>
          <table:table-cell office:value-type="string">
            <text:p>UM2-Mapan</text:p>
          </table:table-cell>
          <table:table-cell office:value-type="string">
            <text:p>PROSPECT</text:p>
          </table:table-cell>
          <table:table-cell office:value-type="string">
            <text:p>RKH</text:p>
          </table:table-cell>
          <table:table-cell table:number-columns-repeated="2"/>
          <table:table-cell office:value-type="string">
            <text:p>5/22/2016</text:p>
          </table:table-cell>
          <table:table-cell office:value-type="string">
            <text:p>K02-Ketemu CaDeb Tidak Berminat</text:p>
          </table:table-cell>
          <table:table-cell office:value-type="string">
            <text:p>FU</text:p>
          </table:table-cell>
          <table:table-cell office:value-type="string">
            <text:p>AKAN DIKUNJUNGI LAGI</text:p>
          </table:table-cell>
        </table:table-row>
        <table:table-row table:style-name="ro5">
          <table:table-cell table:number-columns-repeated="30"/>
          <table:table-cell office:value-type="string">
            <text:p>8/18/2016 11:56:09 AM</text:p>
          </table:table-cell>
          <table:table-cell office:value-type="string">
            <text:p>7010CP1604316173</text:p>
          </table:table-cell>
          <table:table-cell office:value-type="string">
            <text:p>7010TP.1 (TP)</text:p>
          </table:table-cell>
          <table:table-cell office:value-type="string">
            <text:p>KURNIATI SRI HABSARI</text:p>
          </table:table-cell>
          <table:table-cell office:value-type="string">
            <text:p>7010M</text:p>
          </table:table-cell>
          <table:table-cell/>
          <table:table-cell office:value-type="string">
            <text:p>CSB</text:p>
          </table:table-cell>
          <table:table-cell/>
          <table:table-cell office:value-type="string">
            <text:p>BPK FELIX</text:p>
          </table:table-cell>
          <table:table-cell office:value-type="string">
            <text:p>A1</text:p>
          </table:table-cell>
          <table:table-cell/>
          <table:table-cell office:value-type="string">
            <text:p>JU05-Handphone &amp; Asesorisnya</text:p>
          </table:table-cell>
          <table:table-cell office:value-type="string">
            <text:p>LAMPER TENGAH</text:p>
          </table:table-cell>
          <table:table-cell office:value-type="string">
            <text:p>60</text:p>
          </table:table-cell>
          <table:table-cell office:value-type="string">
            <text:p>Y</text:p>
          </table:table-cell>
          <table:table-cell office:value-type="string">
            <text:p>IBU SUGI</text:p>
          </table:table-cell>
          <table:table-cell/>
          <table:table-cell office:value-type="string">
            <text:p>Y</text:p>
          </table:table-cell>
          <table:table-cell office:value-type="string">
            <text:p>BPK SILO</text:p>
          </table:table-cell>
          <table:table-cell/>
          <table:table-cell office:value-type="string">
            <text:p>UM2-Mapan</text:p>
          </table:table-cell>
          <table:table-cell office:value-type="string">
            <text:p>PROSPECT</text:p>
          </table:table-cell>
          <table:table-cell office:value-type="string">
            <text:p>RKH</text:p>
          </table:table-cell>
          <table:table-cell office:value-type="string">
            <text:p>SDHBNYK PINJAMAN</text:p>
          </table:table-cell>
          <table:table-cell table:number-columns-repeated="2"/>
          <table:table-cell office:value-type="string">
            <text:p>K02-Ketemu CaDeb Tidak Berminat</text:p>
          </table:table-cell>
          <table:table-cell office:value-type="string">
            <text:p>KB</text:p>
          </table:table-cell>
          <table:table-cell office:value-type="string">
            <text:p>DONE</text:p>
          </table:table-cell>
        </table:table-row>
        <table:table-row table:style-name="ro5">
          <table:table-cell table:number-columns-repeated="30"/>
          <table:table-cell office:value-type="string">
            <text:p>8/11/2016 3:36:00 PM</text:p>
          </table:table-cell>
          <table:table-cell office:value-type="string">
            <text:p>7010CP1613114494</text:p>
          </table:table-cell>
          <table:table-cell office:value-type="string">
            <text:p>7010TP.2 (TP)</text:p>
          </table:table-cell>
          <table:table-cell office:value-type="string">
            <text:p>WISHNU BUDIARJO</text:p>
          </table:table-cell>
          <table:table-cell office:value-type="string">
            <text:p>7010C</text:p>
          </table:table-cell>
          <table:table-cell/>
          <table:table-cell office:value-type="string">
            <text:p>CSB</text:p>
          </table:table-cell>
          <table:table-cell/>
          <table:table-cell office:value-type="string">
            <text:p>ADI B TERALIS</text:p>
          </table:table-cell>
          <table:table-cell office:value-type="string">
            <text:p>B1</text:p>
          </table:table-cell>
          <table:table-cell/>
          <table:table-cell office:value-type="string">
            <text:p>JU02-Barang spesifik lain-lain</text:p>
          </table:table-cell>
          <table:table-cell office:value-type="string">
            <text:p>METESEH</text:p>
          </table:table-cell>
          <table:table-cell office:value-type="string">
            <text:p>60</text:p>
          </table:table-cell>
          <table:table-cell office:value-type="string">
            <text:p>Y</text:p>
          </table:table-cell>
          <table:table-cell office:value-type="string">
            <text:p>RIDWAN</text:p>
          </table:table-cell>
          <table:table-cell/>
          <table:table-cell office:value-type="string">
            <text:p>Y</text:p>
          </table:table-cell>
          <table:table-cell office:value-type="string">
            <text:p>SITI</text:p>
          </table:table-cell>
          <table:table-cell/>
          <table:table-cell office:value-type="string">
            <text:p>UM2-Mapan</text:p>
          </table:table-cell>
          <table:table-cell office:value-type="string">
            <text:p>PROSPECT</text:p>
          </table:table-cell>
          <table:table-cell office:value-type="string">
            <text:p>RKH</text:p>
          </table:table-cell>
          <table:table-cell table:number-columns-repeated="2"/>
          <table:table-cell office:value-type="string">
            <text:p>5/12/2016</text:p>
          </table:table-cell>
          <table:table-cell office:value-type="string">
            <text:p>K02-Ketemu CaDeb Tidak Berminat</text:p>
          </table:table-cell>
          <table:table-cell office:value-type="string">
            <text:p>KB</text:p>
          </table:table-cell>
          <table:table-cell office:value-type="string">
            <text:p>AKAN DIKUNJUNGI LAGI</text:p>
          </table:table-cell>
        </table:table-row>
        <table:table-row table:style-name="ro5">
          <table:table-cell table:number-columns-repeated="30"/>
          <table:table-cell office:value-type="string">
            <text:p>8/30/2016 2:43:52 PM</text:p>
          </table:table-cell>
          <table:table-cell office:value-type="string">
            <text:p>7010DP1615114424</text:p>
          </table:table-cell>
          <table:table-cell office:value-type="string">
            <text:p>7010TP.3 (TP)</text:p>
          </table:table-cell>
          <table:table-cell office:value-type="string">
            <text:p>MOCH ROVIUDDIN</text:p>
          </table:table-cell>
          <table:table-cell office:value-type="string">
            <text:p>7010D</text:p>
          </table:table-cell>
          <table:table-cell/>
          <table:table-cell office:value-type="string">
            <text:p>CSB</text:p>
          </table:table-cell>
          <table:table-cell/>
          <table:table-cell office:value-type="string">
            <text:p>ALPA / TK ALPILA PARFUM</text:p>
          </table:table-cell>
          <table:table-cell office:value-type="string">
            <text:p>C1</text:p>
          </table:table-cell>
          <table:table-cell/>
          <table:table-cell office:value-type="string">
            <text:p>JU02-Barang spesifik lain-lain</text:p>
          </table:table-cell>
          <table:table-cell office:value-type="string">
            <text:p>JL RAYA WOLTERMANGUNSIDI</text:p>
          </table:table-cell>
          <table:table-cell office:value-type="string">
            <text:p>36</text:p>
          </table:table-cell>
          <table:table-cell office:value-type="string">
            <text:p>Y</text:p>
          </table:table-cell>
          <table:table-cell office:value-type="string">
            <text:p>VITA</text:p>
          </table:table-cell>
          <table:table-cell/>
          <table:table-cell office:value-type="string">
            <text:p>Y</text:p>
          </table:table-cell>
          <table:table-cell office:value-type="string">
            <text:p>DESI</text:p>
          </table:table-cell>
          <table:table-cell/>
          <table:table-cell office:value-type="string">
            <text:p>UM2-Mapan</text:p>
          </table:table-cell>
          <table:table-cell office:value-type="string">
            <text:p>PROSPECT</text:p>
          </table:table-cell>
          <table:table-cell office:value-type="string">
            <text:p>DDP</text:p>
          </table:table-cell>
          <table:table-cell table:number-columns-repeated="2"/>
          <table:table-cell office:value-type="string">
            <text:p>5/30/2016</text:p>
          </table:table-cell>
          <table:table-cell table:number-columns-repeated="3"/>
        </table:table-row>
        <table:table-row table:style-name="ro5">
          <table:table-cell table:number-columns-repeated="30"/>
          <table:table-cell office:value-type="string">
            <text:p>8/25/2016 2:26:55 PM</text:p>
          </table:table-cell>
          <table:table-cell office:value-type="string">
            <text:p>7010DP1614614255</text:p>
          </table:table-cell>
          <table:table-cell office:value-type="string">
            <text:p>7010TP.1 (TP)</text:p>
          </table:table-cell>
          <table:table-cell office:value-type="string">
            <text:p>KURNIATI SRI HABSARI</text:p>
          </table:table-cell>
          <table:table-cell office:value-type="string">
            <text:p>7010D</text:p>
          </table:table-cell>
          <table:table-cell/>
          <table:table-cell office:value-type="string">
            <text:p>CSB</text:p>
          </table:table-cell>
          <table:table-cell/>
          <table:table-cell office:value-type="string">
            <text:p>MZ NO / MIE AYAM BAKSO</text:p>
          </table:table-cell>
          <table:table-cell office:value-type="string">
            <text:p>A1</text:p>
          </table:table-cell>
          <table:table-cell/>
          <table:table-cell office:value-type="string">
            <text:p>JU26-Restoran/ warung makan &amp; Hotel</text:p>
          </table:table-cell>
          <table:table-cell office:value-type="string">
            <text:p>JL RAYA PSRANG KEMBANG</text:p>
          </table:table-cell>
          <table:table-cell office:value-type="string">
            <text:p>48</text:p>
          </table:table-cell>
          <table:table-cell office:value-type="string">
            <text:p>Y</text:p>
          </table:table-cell>
          <table:table-cell office:value-type="string">
            <text:p>DIDIK</text:p>
          </table:table-cell>
          <table:table-cell/>
          <table:table-cell office:value-type="string">
            <text:p>Y</text:p>
          </table:table-cell>
          <table:table-cell office:value-type="string">
            <text:p>LUFI</text:p>
          </table:table-cell>
          <table:table-cell/>
          <table:table-cell office:value-type="string">
            <text:p>UB2-Mapan</text:p>
          </table:table-cell>
          <table:table-cell office:value-type="string">
            <text:p>PROSPECT</text:p>
          </table:table-cell>
          <table:table-cell office:value-type="string">
            <text:p>DDP</text:p>
          </table:table-cell>
          <table:table-cell table:number-columns-repeated="2"/>
          <table:table-cell office:value-type="string">
            <text:p>5/25/2016</text:p>
          </table:table-cell>
          <table:table-cell table:number-columns-repeated="3"/>
        </table:table-row>
        <table:table-row table:style-name="ro5">
          <table:table-cell table:number-columns-repeated="30"/>
          <table:table-cell office:value-type="string">
            <text:p>8/18/2016 11:51:49 AM</text:p>
          </table:table-cell>
          <table:table-cell office:value-type="string">
            <text:p>7010BP1613911503</text:p>
          </table:table-cell>
          <table:table-cell office:value-type="string">
            <text:p>7010TP.2 (TP)</text:p>
          </table:table-cell>
          <table:table-cell office:value-type="string">
            <text:p>WISHNU BUDIARJO</text:p>
          </table:table-cell>
          <table:table-cell office:value-type="string">
            <text:p>7010B</text:p>
          </table:table-cell>
          <table:table-cell/>
          <table:table-cell office:value-type="string">
            <text:p>CSB</text:p>
          </table:table-cell>
          <table:table-cell/>
          <table:table-cell office:value-type="string">
            <text:p>NUSA INDAH</text:p>
          </table:table-cell>
          <table:table-cell office:value-type="string">
            <text:p>B1</text:p>
          </table:table-cell>
          <table:table-cell/>
          <table:table-cell office:value-type="string">
            <text:p>JU02-Barang spesifik lain-lain</text:p>
          </table:table-cell>
          <table:table-cell office:value-type="string">
            <text:p>KEDUNGMUNDU 132A</text:p>
          </table:table-cell>
          <table:table-cell office:value-type="string">
            <text:p>84</text:p>
          </table:table-cell>
          <table:table-cell office:value-type="string">
            <text:p>Y</text:p>
          </table:table-cell>
          <table:table-cell office:value-type="string">
            <text:p>DANIEL</text:p>
          </table:table-cell>
          <table:table-cell/>
          <table:table-cell office:value-type="string">
            <text:p>Y</text:p>
          </table:table-cell>
          <table:table-cell office:value-type="string">
            <text:p>DANIEL</text:p>
          </table:table-cell>
          <table:table-cell/>
          <table:table-cell office:value-type="string">
            <text:p>UB2-Mapan</text:p>
          </table:table-cell>
          <table:table-cell office:value-type="string">
            <text:p>PROSPECT</text:p>
          </table:table-cell>
          <table:table-cell office:value-type="string">
            <text:p>DDP</text:p>
          </table:table-cell>
          <table:table-cell table:number-columns-repeated="2"/>
          <table:table-cell office:value-type="string">
            <text:p>5/18/2016</text:p>
          </table:table-cell>
          <table:table-cell table:number-columns-repeated="3"/>
        </table:table-row>
        <table:table-row table:style-name="ro5">
          <table:table-cell table:number-columns-repeated="30"/>
          <table:table-cell office:value-type="string">
            <text:p>8/12/2016 3:38:28 PM</text:p>
          </table:table-cell>
          <table:table-cell office:value-type="string">
            <text:p>7010DP1613010384</text:p>
          </table:table-cell>
          <table:table-cell office:value-type="string">
            <text:p>7010TP.3 (TP)</text:p>
          </table:table-cell>
          <table:table-cell office:value-type="string">
            <text:p>MOCH ROVIUDDIN</text:p>
          </table:table-cell>
          <table:table-cell office:value-type="string">
            <text:p>7010D</text:p>
          </table:table-cell>
          <table:table-cell/>
          <table:table-cell office:value-type="string">
            <text:p>CSB</text:p>
          </table:table-cell>
          <table:table-cell/>
          <table:table-cell office:value-type="string">
            <text:p>BU ANIK / KELONTONG</text:p>
          </table:table-cell>
          <table:table-cell office:value-type="string">
            <text:p>C1</text:p>
          </table:table-cell>
          <table:table-cell/>
          <table:table-cell office:value-type="string">
            <text:p>JU14-Kelontong</text:p>
          </table:table-cell>
          <table:table-cell office:value-type="string">
            <text:p>TRUMTUM RAYA1</text:p>
          </table:table-cell>
          <table:table-cell office:value-type="string">
            <text:p>48</text:p>
          </table:table-cell>
          <table:table-cell office:value-type="string">
            <text:p>Y</text:p>
          </table:table-cell>
          <table:table-cell office:value-type="string">
            <text:p>DINA</text:p>
          </table:table-cell>
          <table:table-cell/>
          <table:table-cell office:value-type="string">
            <text:p>Y</text:p>
          </table:table-cell>
          <table:table-cell office:value-type="string">
            <text:p>SITI</text:p>
          </table:table-cell>
          <table:table-cell/>
          <table:table-cell office:value-type="string">
            <text:p>UB2-Mapan</text:p>
          </table:table-cell>
          <table:table-cell office:value-type="string">
            <text:p>PROSPECT</text:p>
          </table:table-cell>
          <table:table-cell office:value-type="string">
            <text:p>RKH</text:p>
          </table:table-cell>
          <table:table-cell office:value-type="string">
            <text:p>BRLOM MAU</text:p>
          </table:table-cell>
          <table:table-cell table:number-columns-repeated="2"/>
          <table:table-cell office:value-type="string">
            <text:p>K02-Ketemu CaDeb Tidak Berminat</text:p>
          </table:table-cell>
          <table:table-cell office:value-type="string">
            <text:p>FU</text:p>
          </table:table-cell>
          <table:table-cell office:value-type="string">
            <text:p>DONE</text:p>
          </table:table-cell>
        </table:table-row>
        <table:table-row table:style-name="ro5">
          <table:table-cell table:number-columns-repeated="30"/>
          <table:table-cell office:value-type="string">
            <text:p>8/25/2016 2:07:25 PM</text:p>
          </table:table-cell>
          <table:table-cell office:value-type="string">
            <text:p>7010BP1614411335</text:p>
          </table:table-cell>
          <table:table-cell office:value-type="string">
            <text:p>7010TP.1 (TP)</text:p>
          </table:table-cell>
          <table:table-cell office:value-type="string">
            <text:p>KURNIATI SRI HABSARI</text:p>
          </table:table-cell>
          <table:table-cell office:value-type="string">
            <text:p>7010B</text:p>
          </table:table-cell>
          <table:table-cell/>
          <table:table-cell office:value-type="string">
            <text:p>CSB</text:p>
          </table:table-cell>
          <table:table-cell/>
          <table:table-cell office:value-type="string">
            <text:p>APOTIK SARWO SEHAT</text:p>
          </table:table-cell>
          <table:table-cell office:value-type="string">
            <text:p>A1</text:p>
          </table:table-cell>
          <table:table-cell/>
          <table:table-cell office:value-type="string">
            <text:p>JU02-Barang spesifik lain-lain</text:p>
          </table:table-cell>
          <table:table-cell office:value-type="string">
            <text:p>SEGAR BENCAH</text:p>
          </table:table-cell>
          <table:table-cell office:value-type="string">
            <text:p>74</text:p>
          </table:table-cell>
          <table:table-cell table:number-columns-repeated="2" office:value-type="string">
            <text:p>Y</text:p>
          </table:table-cell>
          <table:table-cell/>
          <table:table-cell table:number-columns-repeated="2" office:value-type="string">
            <text:p>Y</text:p>
          </table:table-cell>
          <table:table-cell/>
          <table:table-cell office:value-type="string">
            <text:p>UB2-Mapan</text:p>
          </table:table-cell>
          <table:table-cell office:value-type="string">
            <text:p>PROSPECT</text:p>
          </table:table-cell>
          <table:table-cell office:value-type="string">
            <text:p>RKH</text:p>
          </table:table-cell>
          <table:table-cell office:value-type="string">
            <text:p>IBU TDK KE APOTIK KTEMU KARYAWAN</text:p>
          </table:table-cell>
          <table:table-cell/>
          <table:table-cell office:value-type="string">
            <text:p>5/25/2016</text:p>
          </table:table-cell>
          <table:table-cell office:value-type="string">
            <text:p>K02-Ketemu CaDeb Tidak Berminat</text:p>
          </table:table-cell>
          <table:table-cell office:value-type="string">
            <text:p>FU</text:p>
          </table:table-cell>
          <table:table-cell office:value-type="string">
            <text:p>AKAN DIKUNJUNGI LAGI</text:p>
          </table:table-cell>
        </table:table-row>
        <table:table-row table:style-name="ro5">
          <table:table-cell table:number-columns-repeated="30"/>
          <table:table-cell office:value-type="string">
            <text:p>8/10/2016 11:54:12 AM</text:p>
          </table:table-cell>
          <table:table-cell office:value-type="string">
            <text:p>7010CP1612011511</text:p>
          </table:table-cell>
          <table:table-cell office:value-type="string">
            <text:p>7010TP.2 (TP)</text:p>
          </table:table-cell>
          <table:table-cell office:value-type="string">
            <text:p>WISHNU BUDIARJO</text:p>
          </table:table-cell>
          <table:table-cell office:value-type="string">
            <text:p>7010C</text:p>
          </table:table-cell>
          <table:table-cell/>
          <table:table-cell office:value-type="string">
            <text:p>CSB</text:p>
          </table:table-cell>
          <table:table-cell/>
          <table:table-cell office:value-type="string">
            <text:p>JUNI LAS</text:p>
          </table:table-cell>
          <table:table-cell office:value-type="string">
            <text:p>B1</text:p>
          </table:table-cell>
          <table:table-cell/>
          <table:table-cell office:value-type="string">
            <text:p>JU03-Bengkel</text:p>
          </table:table-cell>
          <table:table-cell office:value-type="string">
            <text:p>SAMPANGAN</text:p>
          </table:table-cell>
          <table:table-cell office:value-type="string">
            <text:p>60</text:p>
          </table:table-cell>
          <table:table-cell office:value-type="string">
            <text:p>Y</text:p>
          </table:table-cell>
          <table:table-cell office:value-type="string">
            <text:p>AHMAD</text:p>
          </table:table-cell>
          <table:table-cell/>
          <table:table-cell office:value-type="string">
            <text:p>Y</text:p>
          </table:table-cell>
          <table:table-cell office:value-type="string">
            <text:p>BUDI</text:p>
          </table:table-cell>
          <table:table-cell/>
          <table:table-cell office:value-type="string">
            <text:p>UM2-Mapan</text:p>
          </table:table-cell>
          <table:table-cell office:value-type="string">
            <text:p>PROSPECT</text:p>
          </table:table-cell>
          <table:table-cell office:value-type="string">
            <text:p>RKH</text:p>
          </table:table-cell>
          <table:table-cell table:number-columns-repeated="2"/>
          <table:table-cell office:value-type="string">
            <text:p>5/15/2016</text:p>
          </table:table-cell>
          <table:table-cell office:value-type="string">
            <text:p>K02-Ketemu CaDeb Tidak Berminat</text:p>
          </table:table-cell>
          <table:table-cell office:value-type="string">
            <text:p>FU</text:p>
          </table:table-cell>
          <table:table-cell office:value-type="string">
            <text:p>AKAN DIKUNJUNGI LAGI</text:p>
          </table:table-cell>
        </table:table-row>
        <table:table-row table:style-name="ro5">
          <table:table-cell table:number-columns-repeated="30"/>
          <table:table-cell office:value-type="string">
            <text:p>8/11/2016 2:06:54 PM</text:p>
          </table:table-cell>
          <table:table-cell office:value-type="string">
            <text:p>7010DP1613214060</text:p>
          </table:table-cell>
          <table:table-cell office:value-type="string">
            <text:p>7010TP.3 (TP)</text:p>
          </table:table-cell>
          <table:table-cell office:value-type="string">
            <text:p>MOCH ROVIUDDIN</text:p>
          </table:table-cell>
          <table:table-cell office:value-type="string">
            <text:p>7010D</text:p>
          </table:table-cell>
          <table:table-cell/>
          <table:table-cell office:value-type="string">
            <text:p>CSB</text:p>
          </table:table-cell>
          <table:table-cell/>
          <table:table-cell office:value-type="string">
            <text:p>BU IMAS / ES BUAH DAN CAMPUR</text:p>
          </table:table-cell>
          <table:table-cell office:value-type="string">
            <text:p>C1</text:p>
          </table:table-cell>
          <table:table-cell/>
          <table:table-cell office:value-type="string">
            <text:p>JU26-Restoran/ warung makan &amp; Hotel</text:p>
          </table:table-cell>
          <table:table-cell office:value-type="string">
            <text:p>TAMSN BRUMBUNGAN</text:p>
          </table:table-cell>
          <table:table-cell office:value-type="string">
            <text:p>48</text:p>
          </table:table-cell>
          <table:table-cell office:value-type="string">
            <text:p>Y</text:p>
          </table:table-cell>
          <table:table-cell office:value-type="string">
            <text:p>NANA</text:p>
          </table:table-cell>
          <table:table-cell/>
          <table:table-cell office:value-type="string">
            <text:p>Y</text:p>
          </table:table-cell>
          <table:table-cell office:value-type="string">
            <text:p>SODIK</text:p>
          </table:table-cell>
          <table:table-cell/>
          <table:table-cell office:value-type="string">
            <text:p>UB2-Mapan</text:p>
          </table:table-cell>
          <table:table-cell office:value-type="string">
            <text:p>PROSPECT</text:p>
          </table:table-cell>
          <table:table-cell office:value-type="string">
            <text:p>DDP</text:p>
          </table:table-cell>
          <table:table-cell table:number-columns-repeated="2"/>
          <table:table-cell office:value-type="string">
            <text:p>5/11/2016</text:p>
          </table:table-cell>
          <table:table-cell table:number-columns-repeated="3"/>
        </table:table-row>
        <table:table-row table:style-name="ro3" table:number-rows-repeated="1048556">
          <table:table-cell table:number-columns-repeated="59"/>
        </table:table-row>
        <table:table-row table:style-name="ro3">
          <table:table-cell table:number-columns-repeated="59"/>
        </table:table-row>
      </table:table>
      <table:table table:name="DataPejabat" table:style-name="ta1" table:print="false">
        <office:forms form:automatic-focus="false" form:apply-design-mode="false"/>
        <table:table-column table:style-name="co35" table:number-columns-repeated="1024" table:default-cell-style-name="Default"/>
        <table:table-row table:style-name="ro3">
          <table:table-cell office:value-type="string">
            <text:p>NIK</text:p>
          </table:table-cell>
          <table:table-cell office:value-type="string">
            <text:p>NAMA</text:p>
          </table:table-cell>
          <table:table-cell office:value-type="string">
            <text:p>KODE_RO</text:p>
          </table:table-cell>
          <table:table-cell office:value-type="string">
            <text:p>JABATAN</text:p>
          </table:table-cell>
          <table:table-cell office:value-type="string">
            <text:p>ALIAS</text:p>
          </table:table-cell>
          <table:table-cell/>
          <table:table-cell office:value-type="string">
            <text:p>NIK</text:p>
          </table:table-cell>
          <table:table-cell office:value-type="string">
            <text:p>NAMA</text:p>
          </table:table-cell>
          <table:table-cell office:value-type="string">
            <text:p>KODE_RO</text:p>
          </table:table-cell>
          <table:table-cell office:value-type="string">
            <text:p>JABATAN</text:p>
          </table:table-cell>
          <table:table-cell office:value-type="string">
            <text:p>ALIAS</text:p>
          </table:table-cell>
          <table:table-cell table:number-columns-repeated="1013"/>
        </table:table-row>
        <table:table-row table:style-name="ro3">
          <table:table-cell table:number-columns-repeated="6"/>
          <table:table-cell office:value-type="string">
            <text:p>7010TP.1</text:p>
          </table:table-cell>
          <table:table-cell office:value-type="string">
            <text:p>KURNIATI SRI HABSARI</text:p>
          </table:table-cell>
          <table:table-cell office:value-type="string">
            <text:p>7010A</text:p>
          </table:table-cell>
          <table:table-cell office:value-type="string">
            <text:p>TP</text:p>
          </table:table-cell>
          <table:table-cell office:value-type="string">
            <text:p>7010TP.1 (TP)</text:p>
          </table:table-cell>
          <table:table-cell table:number-columns-repeated="1013"/>
        </table:table-row>
        <table:table-row table:style-name="ro3">
          <table:table-cell table:number-columns-repeated="6"/>
          <table:table-cell office:value-type="string">
            <text:p>7010TP.2</text:p>
          </table:table-cell>
          <table:table-cell office:value-type="string">
            <text:p>WISHNU BUDIARJO</text:p>
          </table:table-cell>
          <table:table-cell office:value-type="string">
            <text:p>7010B</text:p>
          </table:table-cell>
          <table:table-cell office:value-type="string">
            <text:p>TP</text:p>
          </table:table-cell>
          <table:table-cell office:value-type="string">
            <text:p>7010TP.2 (TP)</text:p>
          </table:table-cell>
          <table:table-cell table:number-columns-repeated="1013"/>
        </table:table-row>
        <table:table-row table:style-name="ro3">
          <table:table-cell table:number-columns-repeated="6"/>
          <table:table-cell office:value-type="string">
            <text:p>7010TP.3</text:p>
          </table:table-cell>
          <table:table-cell office:value-type="string">
            <text:p>MOCH ROVIUDDIN</text:p>
          </table:table-cell>
          <table:table-cell office:value-type="string">
            <text:p>7010C</text:p>
          </table:table-cell>
          <table:table-cell office:value-type="string">
            <text:p>TP</text:p>
          </table:table-cell>
          <table:table-cell office:value-type="string">
            <text:p>7010TP.3 (TP)</text:p>
          </table:table-cell>
          <table:table-cell table:number-columns-repeated="1013"/>
        </table:table-row>
        <table:table-row table:style-name="ro3" table:number-rows-repeated="1048571">
          <table:table-cell table:number-columns-repeated="1024"/>
        </table:table-row>
        <table:table-row table:style-name="ro3">
          <table:table-cell table:number-columns-repeated="1024"/>
        </table:table-row>
      </table:table>
      <table:table table:name="DataZona" table:style-name="ta1" table:print="false">
        <office:forms form:automatic-focus="false" form:apply-design-mode="false">
          <form:form form:name="Form" form:apply-filter="true" form:command-type="table" form:control-implementation="ooo:com.sun.star.form.component.Form" office:target-frame="" xlink:href="" xlink:type="simple"/>
        </office:forms>
        <table:table-column table:style-name="co13"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25" table:default-cell-style-name="Default"/>
        <table:table-column table:style-name="co40" table:default-cell-style-name="Default"/>
        <table:table-column table:style-name="co41" table:default-cell-style-name="Default"/>
        <table:table-column table:style-name="co42" table:default-cell-style-name="Default"/>
        <table:table-column table:style-name="co10" table:number-columns-repeated="14" table:default-cell-style-name="Default"/>
        <table:table-row table:style-name="ro3">
          <table:table-cell office:value-type="string">
            <text:p>NIK (JABATAN)</text:p>
          </table:table-cell>
          <table:table-cell office:value-type="string">
            <text:p>NAMA</text:p>
          </table:table-cell>
          <table:table-cell office:value-type="string">
            <text:p>KODE_RO</text:p>
          </table:table-cell>
          <table:table-cell office:value-type="string">
            <text:p>PLAN_SUBZONA</text:p>
          </table:table-cell>
          <table:table-cell office:value-type="string">
            <text:p>PERIODE_AWAL</text:p>
          </table:table-cell>
          <table:table-cell office:value-type="string">
            <text:p>PERIODE_AKHIR</text:p>
          </table:table-cell>
          <table:table-cell office:value-type="string">
            <text:p>x (UNTUK PROSES DELETE)</text:p>
          </table:table-cell>
          <table:table-cell office:value-type="string">
            <text:p>x</text:p>
          </table:table-cell>
          <table:table-cell office:value-type="string">
            <text:p>NIK, SUBZONA, PERIODE_AWAL, PERIODE_AKHIR, JABATAN</text:p>
          </table:table-cell>
          <table:table-cell office:value-type="string">
            <text:p>NIK</text:p>
          </table:table-cell>
          <table:table-cell office:value-type="string">
            <text:p>JABATAN</text:p>
          </table:table-cell>
          <table:table-cell/>
          <table:table-cell office:value-type="string">
            <text:p>NIK (JABATAN)</text:p>
          </table:table-cell>
          <table:table-cell office:value-type="string">
            <text:p>NAMA</text:p>
          </table:table-cell>
          <table:table-cell office:value-type="string">
            <text:p>KODE_RO</text:p>
          </table:table-cell>
          <table:table-cell office:value-type="string">
            <text:p>PLAN_SUBZONA</text:p>
          </table:table-cell>
          <table:table-cell office:value-type="string">
            <text:p>PERIODE_AWAL</text:p>
          </table:table-cell>
          <table:table-cell office:value-type="string">
            <text:p>PERIODE_AKHIR</text:p>
          </table:table-cell>
          <table:table-cell office:value-type="string">
            <text:p>x (UNTUK PROSES DELETE)</text:p>
          </table:table-cell>
          <table:table-cell office:value-type="string">
            <text:p>x</text:p>
          </table:table-cell>
          <table:table-cell office:value-type="string">
            <text:p>NIK, SUBZONA, PERIODE_AWAL, PERIODE_AKHIR, JABATAN</text:p>
          </table:table-cell>
          <table:table-cell office:value-type="string">
            <text:p>NIK</text:p>
          </table:table-cell>
          <table:table-cell office:value-type="string">
            <text:p>JABATAN</text:p>
          </table:table-cell>
        </table:table-row>
        <table:table-row table:style-name="ro3">
          <table:table-cell table:number-columns-repeated="12"/>
          <table:table-cell office:value-type="string">
            <text:p>7010TP.3 (TP)</text:p>
          </table:table-cell>
          <table:table-cell office:value-type="string">
            <text:p>MOCH ROVIUDDIN</text:p>
          </table:table-cell>
          <table:table-cell office:value-type="string">
            <text:p>7010C</text:p>
          </table:table-cell>
          <table:table-cell office:value-type="string">
            <text:p>C1</text:p>
          </table:table-cell>
          <table:table-cell office:value-type="string">
            <text:p>2016-06-17</text:p>
          </table:table-cell>
          <table:table-cell office:value-type="string">
            <text:p>2016-06-30</text:p>
          </table:table-cell>
          <table:table-cell office:value-type="string">
            <text:p>7010TP.3 (TP)C12016-06-172016-06-30</text:p>
          </table:table-cell>
          <table:table-cell office:value-type="string">
            <text:p>7010TP.3C1</text:p>
          </table:table-cell>
          <table:table-cell table:formula="of:=&quot;'&quot;&amp;[.V2]&amp;&quot;','&quot;&amp;[.P2]&amp;&quot;','&quot;&amp;[.Q2]&amp;&quot;','&quot;&amp;[.R2]&amp;&quot;','&quot;&amp;[.W2]&amp;&quot;'&quot;" office:value-type="string" office:string-value="'7010TP.3','C1','2016-06-17','2016-06-30','TP'">
            <text:p>'7010TP.3','C1','2016-06-17','2016-06-30','TP'</text:p>
          </table:table-cell>
          <table:table-cell office:value-type="string">
            <text:p>7010TP.3</text:p>
          </table:table-cell>
          <table:table-cell office:value-type="string">
            <text:p>TP</text:p>
          </table:table-cell>
        </table:table-row>
        <table:table-row table:style-name="ro3">
          <table:table-cell table:number-columns-repeated="12"/>
          <table:table-cell office:value-type="string">
            <text:p>7010TP.2 (TP)</text:p>
          </table:table-cell>
          <table:table-cell office:value-type="string">
            <text:p>WISHNU BUDIARJO</text:p>
          </table:table-cell>
          <table:table-cell office:value-type="string">
            <text:p>7010B</text:p>
          </table:table-cell>
          <table:table-cell office:value-type="string">
            <text:p>B1</text:p>
          </table:table-cell>
          <table:table-cell office:value-type="string">
            <text:p>2016-06-17</text:p>
          </table:table-cell>
          <table:table-cell office:value-type="string">
            <text:p>2016-06-30</text:p>
          </table:table-cell>
          <table:table-cell office:value-type="string">
            <text:p>7010TP.2 (TP)B12016-06-172016-06-30</text:p>
          </table:table-cell>
          <table:table-cell office:value-type="string">
            <text:p>7010TP.2B1</text:p>
          </table:table-cell>
          <table:table-cell table:formula="of:=&quot;'&quot;&amp;[.V3]&amp;&quot;','&quot;&amp;[.P3]&amp;&quot;','&quot;&amp;[.Q3]&amp;&quot;','&quot;&amp;[.R3]&amp;&quot;','&quot;&amp;[.W3]&amp;&quot;'&quot;" office:value-type="string" office:string-value="'7010TP.2','B1','2016-06-17','2016-06-30','TP'">
            <text:p>'7010TP.2','B1','2016-06-17','2016-06-30','TP'</text:p>
          </table:table-cell>
          <table:table-cell office:value-type="string">
            <text:p>7010TP.2</text:p>
          </table:table-cell>
          <table:table-cell office:value-type="string">
            <text:p>TP</text:p>
          </table:table-cell>
        </table:table-row>
        <table:table-row table:style-name="ro3">
          <table:table-cell table:number-columns-repeated="12"/>
          <table:table-cell office:value-type="string">
            <text:p>7010TP.1 (TP)</text:p>
          </table:table-cell>
          <table:table-cell office:value-type="string">
            <text:p>KURNIATI SRI HABSARI</text:p>
          </table:table-cell>
          <table:table-cell office:value-type="string">
            <text:p>7010A</text:p>
          </table:table-cell>
          <table:table-cell office:value-type="string">
            <text:p>A1</text:p>
          </table:table-cell>
          <table:table-cell office:value-type="string">
            <text:p>2016-06-17</text:p>
          </table:table-cell>
          <table:table-cell office:value-type="string">
            <text:p>2016-06-30</text:p>
          </table:table-cell>
          <table:table-cell office:value-type="string">
            <text:p>7010TP.1 (TP)A12016-06-172016-06-30</text:p>
          </table:table-cell>
          <table:table-cell office:value-type="string">
            <text:p>7010TP.1A1</text:p>
          </table:table-cell>
          <table:table-cell table:formula="of:=&quot;'&quot;&amp;[.V4]&amp;&quot;','&quot;&amp;[.P4]&amp;&quot;','&quot;&amp;[.Q4]&amp;&quot;','&quot;&amp;[.R4]&amp;&quot;','&quot;&amp;[.W4]&amp;&quot;'&quot;" office:value-type="string" office:string-value="'7010TP.1','A1','2016-06-17','2016-06-30','TP'">
            <text:p>'7010TP.1','A1','2016-06-17','2016-06-30','TP'</text:p>
          </table:table-cell>
          <table:table-cell office:value-type="string">
            <text:p>7010TP.1</text:p>
          </table:table-cell>
          <table:table-cell office:value-type="string">
            <text:p>TP</text:p>
          </table:table-cell>
        </table:table-row>
        <table:table-row table:style-name="ro3" table:number-rows-repeated="1048571">
          <table:table-cell table:number-columns-repeated="23"/>
        </table:table-row>
        <table:table-row table:style-name="ro3">
          <table:table-cell table:number-columns-repeated="23"/>
        </table:table-row>
      </table:table>
      <table:table table:name="DB_IN" table:style-name="ta1" table:print="false">
        <office:forms form:automatic-focus="false" form:apply-design-mode="false">
          <form:form form:name="Form" form:apply-filter="true" form:command-type="table" form:control-implementation="ooo:com.sun.star.form.component.Form" office:target-frame="" xlink:href="" xlink:type="simple"/>
        </office:forms>
        <table:table-column table:style-name="co43" table:default-cell-style-name="Default"/>
        <table:table-column table:style-name="co12" table:default-cell-style-name="Default"/>
        <table:table-column table:style-name="co13" table:default-cell-style-name="Default"/>
        <table:table-column table:style-name="co36" table:default-cell-style-name="Default"/>
        <table:table-column table:style-name="co15" table:default-cell-style-name="Default"/>
        <table:table-column table:style-name="co16" table:number-columns-repeated="2" table:default-cell-style-name="Default"/>
        <table:table-column table:style-name="co44" table:default-cell-style-name="Default"/>
        <table:table-column table:style-name="co45" table:default-cell-style-name="Default"/>
        <table:table-column table:style-name="co19" table:default-cell-style-name="Default"/>
        <table:table-column table:style-name="co46" table:default-cell-style-name="Default"/>
        <table:table-column table:style-name="co21" table:default-cell-style-name="Default"/>
        <table:table-column table:style-name="co47"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48" table:default-cell-style-name="Default"/>
        <table:table-column table:style-name="co31" table:default-cell-style-name="Default"/>
        <table:table-column table:style-name="co32" table:default-cell-style-name="Default"/>
        <table:table-column table:style-name="co49" table:default-cell-style-name="Default"/>
        <table:table-column table:style-name="co34" table:default-cell-style-name="Default"/>
        <table:table-column table:style-name="co22" table:default-cell-style-name="Default"/>
        <table:table-column table:style-name="co50" table:number-columns-repeated="2" table:default-cell-style-name="Default"/>
        <table:table-column table:style-name="co10" table:number-columns-repeated="32" table:default-cell-style-name="Default"/>
        <table:table-row table:style-name="ro6">
          <table:table-cell office:value-type="string">
            <text:p>TGL INPUT</text:p>
          </table:table-cell>
          <table:table-cell office:value-type="string">
            <text:p>NOCAS</text:p>
          </table:table-cell>
          <table:table-cell office:value-type="string">
            <text:p>NIK (JABATAN)</text:p>
          </table:table-cell>
          <table:table-cell office:value-type="string">
            <text:p>NAMA RO</text:p>
          </table:table-cell>
          <table:table-cell office:value-type="string">
            <text:p>KODE RO</text:p>
          </table:table-cell>
          <table:table-cell office:value-type="string">
            <text:p>PLAN SUBZONA RO</text:p>
          </table:table-cell>
          <table:table-cell office:value-type="string">
            <text:p>SUMBER PROSPECT</text:p>
          </table:table-cell>
          <table:table-cell office:value-type="string">
            <text:p>APPID</text:p>
          </table:table-cell>
          <table:table-cell office:value-type="string">
            <text:p>NAMA CALON DEBITUR</text:p>
          </table:table-cell>
          <table:table-cell office:value-type="string">
            <text:p>SUBZONA CADEB</text:p>
          </table:table-cell>
          <table:table-cell office:value-type="string">
            <text:p>NO. TELP./ HP.</text:p>
          </table:table-cell>
          <table:table-cell office:value-type="string">
            <text:p>JENIS USAHA</text:p>
          </table:table-cell>
          <table:table-cell office:value-type="string">
            <text:p>ALAMAT USAHA/T. TINGGAL</text:p>
          </table:table-cell>
          <table:table-cell office:value-type="string">
            <text:p>LAMA USAHA</text:p>
          </table:table-cell>
          <table:table-cell office:value-type="string">
            <text:p>GOOD CHAR 1</text:p>
          </table:table-cell>
          <table:table-cell office:value-type="string">
            <text:p>PEMBERI INFO 1</text:p>
          </table:table-cell>
          <table:table-cell office:value-type="string">
            <text:p>NO. TELP./ HP. PEMBERI INFO 1</text:p>
          </table:table-cell>
          <table:table-cell office:value-type="string">
            <text:p>GOOD CHAR 2</text:p>
          </table:table-cell>
          <table:table-cell office:value-type="string">
            <text:p>PEMBERI INFO 2</text:p>
          </table:table-cell>
          <table:table-cell office:value-type="string">
            <text:p>NO. TELP./ HP. PEMBERI INFO 2</text:p>
          </table:table-cell>
          <table:table-cell office:value-type="string">
            <text:p>JENIS PRODUK</text:p>
          </table:table-cell>
          <table:table-cell office:value-type="string">
            <text:p>STATUS CALON DEBITUR</text:p>
          </table:table-cell>
          <table:table-cell office:value-type="string">
            <text:p>JENIS DATA</text:p>
          </table:table-cell>
          <table:table-cell office:value-type="string">
            <text:p>KETERANGAN</text:p>
          </table:table-cell>
          <table:table-cell office:value-type="string">
            <text:p>LOKASI KUNJUNGAN</text:p>
          </table:table-cell>
          <table:table-cell office:value-type="string">
            <text:p>TGL RENCANA KUNJUNGAN</text:p>
          </table:table-cell>
          <table:table-cell office:value-type="string">
            <text:p>PENC. KUNJ.(AKT)</text:p>
          </table:table-cell>
          <table:table-cell office:value-type="string">
            <text:p>STATUS KUNJ. (AKT)</text:p>
          </table:table-cell>
          <table:table-cell office:value-type="string">
            <text:p>PROSES SELANJUTNYA (AKT)</text:p>
          </table:table-cell>
          <table:table-cell office:value-type="string">
            <text:p>ASSIGN_TO</text:p>
          </table:table-cell>
          <table:table-cell office:value-type="string">
            <text:p>ASSIGN_CODE</text:p>
          </table:table-cell>
          <table:table-cell/>
          <table:table-cell office:value-type="string">
            <text:p>TGL INPUT</text:p>
          </table:table-cell>
          <table:table-cell office:value-type="string">
            <text:p>NOCAS</text:p>
          </table:table-cell>
          <table:table-cell office:value-type="string">
            <text:p>NIK (JABATAN)</text:p>
          </table:table-cell>
          <table:table-cell office:value-type="string">
            <text:p>NAMA RO</text:p>
          </table:table-cell>
          <table:table-cell office:value-type="string">
            <text:p>KODE RO</text:p>
          </table:table-cell>
          <table:table-cell office:value-type="string">
            <text:p>PLAN SUBZONA RO</text:p>
          </table:table-cell>
          <table:table-cell office:value-type="string">
            <text:p>SUMBER PROSPECT</text:p>
          </table:table-cell>
          <table:table-cell office:value-type="string">
            <text:p>APPID</text:p>
          </table:table-cell>
          <table:table-cell office:value-type="string">
            <text:p>NAMA CALON DEBITUR</text:p>
          </table:table-cell>
          <table:table-cell office:value-type="string">
            <text:p>SUBZONA CADEB</text:p>
          </table:table-cell>
          <table:table-cell office:value-type="string">
            <text:p>NO. TELP./ HP.</text:p>
          </table:table-cell>
          <table:table-cell office:value-type="string">
            <text:p>JENIS USAHA</text:p>
          </table:table-cell>
          <table:table-cell office:value-type="string">
            <text:p>ALAMAT USAHA/T. TINGGAL</text:p>
          </table:table-cell>
          <table:table-cell office:value-type="string">
            <text:p>LAMA USAHA</text:p>
          </table:table-cell>
          <table:table-cell office:value-type="string">
            <text:p>GOOD CHAR 1</text:p>
          </table:table-cell>
          <table:table-cell office:value-type="string">
            <text:p>PEMBERI INFO 1</text:p>
          </table:table-cell>
          <table:table-cell office:value-type="string">
            <text:p>NO. TELP./ HP. PEMBERI INFO 1</text:p>
          </table:table-cell>
          <table:table-cell office:value-type="string">
            <text:p>GOOD CHAR 2</text:p>
          </table:table-cell>
          <table:table-cell office:value-type="string">
            <text:p>PEMBERI INFO 2</text:p>
          </table:table-cell>
          <table:table-cell office:value-type="string">
            <text:p>NO. TELP./ HP. PEMBERI INFO 2</text:p>
          </table:table-cell>
          <table:table-cell office:value-type="string">
            <text:p>JENIS PRODUK</text:p>
          </table:table-cell>
          <table:table-cell office:value-type="string">
            <text:p>STATUS CALON DEBITUR</text:p>
          </table:table-cell>
          <table:table-cell office:value-type="string">
            <text:p>JENIS DATA</text:p>
          </table:table-cell>
          <table:table-cell office:value-type="string">
            <text:p>KETERANGAN</text:p>
          </table:table-cell>
          <table:table-cell office:value-type="string">
            <text:p>LOKASI KUNJUNGAN</text:p>
          </table:table-cell>
          <table:table-cell office:value-type="string">
            <text:p>TGL RENCANA KUNJUNGAN</text:p>
          </table:table-cell>
          <table:table-cell office:value-type="string">
            <text:p>PENC. KUNJ.(AKT)</text:p>
          </table:table-cell>
          <table:table-cell office:value-type="string">
            <text:p>STATUS KUNJ. (AKT)</text:p>
          </table:table-cell>
          <table:table-cell office:value-type="string">
            <text:p>PROSES SELANJUTNYA (AKT)</text:p>
          </table:table-cell>
          <table:table-cell office:value-type="string">
            <text:p>ASSIGN_TO</text:p>
          </table:table-cell>
          <table:table-cell office:value-type="string">
            <text:p>ASSIGN_CODE</text:p>
          </table:table-cell>
        </table:table-row>
        <table:table-row table:style-name="ro6">
          <table:table-cell table:number-columns-repeated="32"/>
          <table:table-cell office:value-type="string">
            <text:p>6/10/2016 1:23:14 PM</text:p>
          </table:table-cell>
          <table:table-cell office:value-type="string">
            <text:p>7010CP1616213221</text:p>
          </table:table-cell>
          <table:table-cell office:value-type="string">
            <text:p>7010TP.3 (TP)</text:p>
          </table:table-cell>
          <table:table-cell office:value-type="string">
            <text:p>MOCH ROVIUDDIN</text:p>
          </table:table-cell>
          <table:table-cell office:value-type="string">
            <text:p>7010C</text:p>
          </table:table-cell>
          <table:table-cell office:value-type="string">
            <text:p>C1</text:p>
          </table:table-cell>
          <table:table-cell office:value-type="string">
            <text:p>CSB</text:p>
          </table:table-cell>
          <table:table-cell/>
          <table:table-cell office:value-type="string">
            <text:p>MZ BAGONG/ BAKSO GONG DAN MIE AYSM</text:p>
          </table:table-cell>
          <table:table-cell office:value-type="string">
            <text:p>C1</text:p>
          </table:table-cell>
          <table:table-cell/>
          <table:table-cell office:value-type="string">
            <text:p>JU26-Restoran/ warung makan &amp; Hotel</text:p>
          </table:table-cell>
          <table:table-cell office:value-type="string">
            <text:p>TLOGOSARI JEMBATAN 2</text:p>
          </table:table-cell>
          <table:table-cell office:value-type="string">
            <text:p>48</text:p>
          </table:table-cell>
          <table:table-cell office:value-type="string">
            <text:p>Y</text:p>
          </table:table-cell>
          <table:table-cell office:value-type="string">
            <text:p>SEPTY</text:p>
          </table:table-cell>
          <table:table-cell/>
          <table:table-cell office:value-type="string">
            <text:p>Y</text:p>
          </table:table-cell>
          <table:table-cell office:value-type="string">
            <text:p>ANDRE</text:p>
          </table:table-cell>
          <table:table-cell/>
          <table:table-cell office:value-type="string">
            <text:p>UB2-Mapan</text:p>
          </table:table-cell>
          <table:table-cell office:value-type="string">
            <text:p>PROSPECT</text:p>
          </table:table-cell>
          <table:table-cell office:value-type="string">
            <text:p>DDP</text:p>
          </table:table-cell>
          <table:table-cell table:number-columns-repeated="2"/>
          <table:table-cell office:value-type="string">
            <text:p>6/20/2016</text:p>
          </table:table-cell>
          <table:table-cell table:number-columns-repeated="3"/>
          <table:table-cell office:value-type="string">
            <text:p>7010TP.3 (TP)</text:p>
          </table:table-cell>
          <table:table-cell office:value-type="string">
            <text:p>7010C</text:p>
          </table:table-cell>
        </table:table-row>
        <table:table-row table:style-name="ro6">
          <table:table-cell table:number-columns-repeated="7"/>
          <table:table-cell table:style-name="ce6"/>
          <table:table-cell table:number-columns-repeated="24"/>
          <table:table-cell office:value-type="string">
            <text:p>4/22/2016 3:40:09 PM</text:p>
          </table:table-cell>
          <table:table-cell office:value-type="string">
            <text:p>7010BP1611014263</text:p>
          </table:table-cell>
          <table:table-cell office:value-type="string">
            <text:p>7010TP.2 (TP)</text:p>
          </table:table-cell>
          <table:table-cell office:value-type="string">
            <text:p>WISHNU BUDIARJO</text:p>
          </table:table-cell>
          <table:table-cell office:value-type="string">
            <text:p>7010B</text:p>
          </table:table-cell>
          <table:table-cell office:value-type="string">
            <text:p>B1</text:p>
          </table:table-cell>
          <table:table-cell office:value-type="string">
            <text:p>CSB</text:p>
          </table:table-cell>
          <table:table-cell table:style-name="ce6"/>
          <table:table-cell office:value-type="string">
            <text:p>SIDODADI</text:p>
          </table:table-cell>
          <table:table-cell office:value-type="string">
            <text:p>B1</text:p>
          </table:table-cell>
          <table:table-cell/>
          <table:table-cell office:value-type="string">
            <text:p>JU22-Perkakas, Cat &amp; Kaca</text:p>
          </table:table-cell>
          <table:table-cell office:value-type="string">
            <text:p>GUNUNGPATI</text:p>
          </table:table-cell>
          <table:table-cell office:value-type="string">
            <text:p>84</text:p>
          </table:table-cell>
          <table:table-cell office:value-type="string">
            <text:p>Y</text:p>
          </table:table-cell>
          <table:table-cell office:value-type="string">
            <text:p>ALI</text:p>
          </table:table-cell>
          <table:table-cell/>
          <table:table-cell office:value-type="string">
            <text:p>Y</text:p>
          </table:table-cell>
          <table:table-cell office:value-type="string">
            <text:p>EKO</text:p>
          </table:table-cell>
          <table:table-cell/>
          <table:table-cell office:value-type="string">
            <text:p>UB2-Mapan</text:p>
          </table:table-cell>
          <table:table-cell office:value-type="string">
            <text:p>PROSPECT</text:p>
          </table:table-cell>
          <table:table-cell office:value-type="string">
            <text:p>RKH</text:p>
          </table:table-cell>
          <table:table-cell table:number-columns-repeated="2"/>
          <table:table-cell office:value-type="string">
            <text:p>6/20/2016</text:p>
          </table:table-cell>
          <table:table-cell office:value-type="string">
            <text:p>K02-Ketemu CaDeb Tidak Berminat</text:p>
          </table:table-cell>
          <table:table-cell office:value-type="string">
            <text:p>FU</text:p>
          </table:table-cell>
          <table:table-cell office:value-type="string">
            <text:p>AKAN DIKUNJUNGI LAGI</text:p>
          </table:table-cell>
          <table:table-cell office:value-type="string">
            <text:p>7010TP.2 (TP)</text:p>
          </table:table-cell>
          <table:table-cell office:value-type="string">
            <text:p>7010B</text:p>
          </table:table-cell>
        </table:table-row>
        <table:table-row table:style-name="ro6">
          <table:table-cell table:number-columns-repeated="32"/>
          <table:table-cell office:value-type="string">
            <text:p>4/26/2016 11:14:22 AM</text:p>
          </table:table-cell>
          <table:table-cell office:value-type="string">
            <text:p>7010AP1606415523</text:p>
          </table:table-cell>
          <table:table-cell office:value-type="string">
            <text:p>7010TP.1 (TP)</text:p>
          </table:table-cell>
          <table:table-cell office:value-type="string">
            <text:p>KURNIATI SRI HABSARI</text:p>
          </table:table-cell>
          <table:table-cell office:value-type="string">
            <text:p>7010A</text:p>
          </table:table-cell>
          <table:table-cell office:value-type="string">
            <text:p>A1</text:p>
          </table:table-cell>
          <table:table-cell office:value-type="string">
            <text:p>CSB</text:p>
          </table:table-cell>
          <table:table-cell/>
          <table:table-cell office:value-type="string">
            <text:p>PASAR PETERONGAN</text:p>
          </table:table-cell>
          <table:table-cell office:value-type="string">
            <text:p>A1</text:p>
          </table:table-cell>
          <table:table-cell office:value-type="string">
            <text:p>082138397995</text:p>
          </table:table-cell>
          <table:table-cell office:value-type="string">
            <text:p>JU26-Restoran/ warung makan &amp; Hotel</text:p>
          </table:table-cell>
          <table:table-cell office:value-type="string">
            <text:p>KLIPANG</text:p>
          </table:table-cell>
          <table:table-cell office:value-type="string">
            <text:p>60</text:p>
          </table:table-cell>
          <table:table-cell office:value-type="string">
            <text:p>Y</text:p>
          </table:table-cell>
          <table:table-cell office:value-type="string">
            <text:p>WIWIT</text:p>
          </table:table-cell>
          <table:table-cell/>
          <table:table-cell office:value-type="string">
            <text:p>Y</text:p>
          </table:table-cell>
          <table:table-cell office:value-type="string">
            <text:p>WIWIT</text:p>
          </table:table-cell>
          <table:table-cell/>
          <table:table-cell office:value-type="string">
            <text:p>UB3-Flexi</text:p>
          </table:table-cell>
          <table:table-cell office:value-type="string">
            <text:p>PROSPECT</text:p>
          </table:table-cell>
          <table:table-cell office:value-type="string">
            <text:p>RKH</text:p>
          </table:table-cell>
          <table:table-cell office:value-type="string">
            <text:p>BLM ADA KEBUTUHAN</text:p>
          </table:table-cell>
          <table:table-cell/>
          <table:table-cell office:value-type="string">
            <text:p>6/20/2016</text:p>
          </table:table-cell>
          <table:table-cell office:value-type="string">
            <text:p>K02-Ketemu CaDeb Tidak Berminat</text:p>
          </table:table-cell>
          <table:table-cell office:value-type="string">
            <text:p>KB</text:p>
          </table:table-cell>
          <table:table-cell office:value-type="string">
            <text:p>AKAN DIKUNJUNGI LAGI</text:p>
          </table:table-cell>
          <table:table-cell office:value-type="string">
            <text:p>7010TP.1 (TP)</text:p>
          </table:table-cell>
          <table:table-cell office:value-type="string">
            <text:p>7010A</text:p>
          </table:table-cell>
        </table:table-row>
        <table:table-row table:style-name="ro6">
          <table:table-cell table:number-columns-repeated="32"/>
          <table:table-cell office:value-type="string">
            <text:p>4/28/2016 1:55:23 PM</text:p>
          </table:table-cell>
          <table:table-cell office:value-type="string">
            <text:p>7010CP1609811015</text:p>
          </table:table-cell>
          <table:table-cell office:value-type="string">
            <text:p>7010TP.3 (TP)</text:p>
          </table:table-cell>
          <table:table-cell office:value-type="string">
            <text:p>MOCH ROVIUDDIN</text:p>
          </table:table-cell>
          <table:table-cell office:value-type="string">
            <text:p>7010C</text:p>
          </table:table-cell>
          <table:table-cell office:value-type="string">
            <text:p>C1</text:p>
          </table:table-cell>
          <table:table-cell office:value-type="string">
            <text:p>CSB</text:p>
          </table:table-cell>
          <table:table-cell/>
          <table:table-cell office:value-type="string">
            <text:p>SISWANTI/SUGENG</text:p>
          </table:table-cell>
          <table:table-cell office:value-type="string">
            <text:p>C1</text:p>
          </table:table-cell>
          <table:table-cell/>
          <table:table-cell office:value-type="string">
            <text:p>JU14-Kelontong</text:p>
          </table:table-cell>
          <table:table-cell office:value-type="string">
            <text:p>PASAR GAYAMSARI</text:p>
          </table:table-cell>
          <table:table-cell office:value-type="string">
            <text:p>120</text:p>
          </table:table-cell>
          <table:table-cell office:value-type="string">
            <text:p>Y</text:p>
          </table:table-cell>
          <table:table-cell office:value-type="string">
            <text:p>HARTATI</text:p>
          </table:table-cell>
          <table:table-cell/>
          <table:table-cell office:value-type="string">
            <text:p>Y</text:p>
          </table:table-cell>
          <table:table-cell office:value-type="string">
            <text:p>BU WIN</text:p>
          </table:table-cell>
          <table:table-cell/>
          <table:table-cell office:value-type="string">
            <text:p>UB4-Bebas</text:p>
          </table:table-cell>
          <table:table-cell office:value-type="string">
            <text:p>PROSPECT</text:p>
          </table:table-cell>
          <table:table-cell office:value-type="string">
            <text:p>RKH</text:p>
          </table:table-cell>
          <table:table-cell office:value-type="string">
            <text:p>TDK BERMINAT</text:p>
          </table:table-cell>
          <table:table-cell/>
          <table:table-cell office:value-type="string">
            <text:p>6/20/2016</text:p>
          </table:table-cell>
          <table:table-cell office:value-type="string">
            <text:p>K02-Ketemu CaDeb Tidak Berminat</text:p>
          </table:table-cell>
          <table:table-cell office:value-type="string">
            <text:p>FU</text:p>
          </table:table-cell>
          <table:table-cell office:value-type="string">
            <text:p>AKAN DIKUNJUNGI LAGI</text:p>
          </table:table-cell>
          <table:table-cell office:value-type="string">
            <text:p>7010TP.3 (TP)</text:p>
          </table:table-cell>
          <table:table-cell office:value-type="string">
            <text:p>7010C</text:p>
          </table:table-cell>
        </table:table-row>
        <table:table-row table:style-name="ro6">
          <table:table-cell table:number-columns-repeated="32"/>
          <table:table-cell office:value-type="string">
            <text:p>5/9/2016 11:01:18 AM</text:p>
          </table:table-cell>
          <table:table-cell office:value-type="string">
            <text:p>7010BP1609710524</text:p>
          </table:table-cell>
          <table:table-cell office:value-type="string">
            <text:p>7010TP.2 (TP)</text:p>
          </table:table-cell>
          <table:table-cell office:value-type="string">
            <text:p>WISHNU BUDIARJO</text:p>
          </table:table-cell>
          <table:table-cell office:value-type="string">
            <text:p>7010B</text:p>
          </table:table-cell>
          <table:table-cell office:value-type="string">
            <text:p>B1</text:p>
          </table:table-cell>
          <table:table-cell office:value-type="string">
            <text:p>CSB</text:p>
          </table:table-cell>
          <table:table-cell/>
          <table:table-cell office:value-type="string">
            <text:p>KRISTIANA</text:p>
          </table:table-cell>
          <table:table-cell office:value-type="string">
            <text:p>B1</text:p>
          </table:table-cell>
          <table:table-cell/>
          <table:table-cell office:value-type="string">
            <text:p>JU14-Kelontong</text:p>
          </table:table-cell>
          <table:table-cell office:value-type="string">
            <text:p>CEMPEDAK</text:p>
          </table:table-cell>
          <table:table-cell office:value-type="string">
            <text:p>60</text:p>
          </table:table-cell>
          <table:table-cell office:value-type="string">
            <text:p>Y</text:p>
          </table:table-cell>
          <table:table-cell office:value-type="string">
            <text:p>IRNAWATI</text:p>
          </table:table-cell>
          <table:table-cell/>
          <table:table-cell office:value-type="string">
            <text:p>Y</text:p>
          </table:table-cell>
          <table:table-cell office:value-type="string">
            <text:p>HARNI</text:p>
          </table:table-cell>
          <table:table-cell/>
          <table:table-cell office:value-type="string">
            <text:p>UB3-Flexi</text:p>
          </table:table-cell>
          <table:table-cell office:value-type="string">
            <text:p>PROSPECT</text:p>
          </table:table-cell>
          <table:table-cell office:value-type="string">
            <text:p>RKH</text:p>
          </table:table-cell>
          <table:table-cell office:value-type="string">
            <text:p>BARU KLUAR RAPAT ORANG TUA</text:p>
          </table:table-cell>
          <table:table-cell/>
          <table:table-cell office:value-type="string">
            <text:p>6/20/2016</text:p>
          </table:table-cell>
          <table:table-cell office:value-type="string">
            <text:p>K02-Ketemu CaDeb Tidak Berminat</text:p>
          </table:table-cell>
          <table:table-cell office:value-type="string">
            <text:p>FU</text:p>
          </table:table-cell>
          <table:table-cell office:value-type="string">
            <text:p>AKAN DIKUNJUNGI LAGI</text:p>
          </table:table-cell>
          <table:table-cell office:value-type="string">
            <text:p>7010TP.2 (TP)</text:p>
          </table:table-cell>
          <table:table-cell office:value-type="string">
            <text:p>7010B</text:p>
          </table:table-cell>
        </table:table-row>
        <table:table-row table:style-name="ro6">
          <table:table-cell table:number-columns-repeated="32"/>
          <table:table-cell office:value-type="string">
            <text:p>5/9/2016 11:33:17 AM</text:p>
          </table:table-cell>
          <table:table-cell office:value-type="string">
            <text:p>7010BP1609715451</text:p>
          </table:table-cell>
          <table:table-cell office:value-type="string">
            <text:p>7010TP.1 (TP)</text:p>
          </table:table-cell>
          <table:table-cell office:value-type="string">
            <text:p>KURNIATI SRI HABSARI</text:p>
          </table:table-cell>
          <table:table-cell office:value-type="string">
            <text:p>7010A</text:p>
          </table:table-cell>
          <table:table-cell office:value-type="string">
            <text:p>A1</text:p>
          </table:table-cell>
          <table:table-cell office:value-type="string">
            <text:p>CSB</text:p>
          </table:table-cell>
          <table:table-cell/>
          <table:table-cell office:value-type="string">
            <text:p>BU ADRI</text:p>
          </table:table-cell>
          <table:table-cell office:value-type="string">
            <text:p>A1</text:p>
          </table:table-cell>
          <table:table-cell/>
          <table:table-cell office:value-type="string">
            <text:p>JU02-Barang spesifik lain-lain</text:p>
          </table:table-cell>
          <table:table-cell office:value-type="string">
            <text:p>DURIAN</text:p>
          </table:table-cell>
          <table:table-cell office:value-type="string">
            <text:p>60</text:p>
          </table:table-cell>
          <table:table-cell office:value-type="string">
            <text:p>Y</text:p>
          </table:table-cell>
          <table:table-cell office:value-type="string">
            <text:p>SITI</text:p>
          </table:table-cell>
          <table:table-cell/>
          <table:table-cell office:value-type="string">
            <text:p>Y</text:p>
          </table:table-cell>
          <table:table-cell office:value-type="string">
            <text:p>TEMU</text:p>
          </table:table-cell>
          <table:table-cell/>
          <table:table-cell office:value-type="string">
            <text:p>UB3-Flexi</text:p>
          </table:table-cell>
          <table:table-cell office:value-type="string">
            <text:p>PROSPECT</text:p>
          </table:table-cell>
          <table:table-cell office:value-type="string">
            <text:p>RKH</text:p>
          </table:table-cell>
          <table:table-cell office:value-type="string">
            <text:p>BLM ADA KEBUTUHAN</text:p>
          </table:table-cell>
          <table:table-cell/>
          <table:table-cell office:value-type="string">
            <text:p>6/20/2016</text:p>
          </table:table-cell>
          <table:table-cell office:value-type="string">
            <text:p>K02-Ketemu CaDeb Tidak Berminat</text:p>
          </table:table-cell>
          <table:table-cell office:value-type="string">
            <text:p>FU</text:p>
          </table:table-cell>
          <table:table-cell office:value-type="string">
            <text:p>AKAN DIKUNJUNGI LAGI</text:p>
          </table:table-cell>
          <table:table-cell office:value-type="string">
            <text:p>7010TP.1 (TP)</text:p>
          </table:table-cell>
          <table:table-cell office:value-type="string">
            <text:p>7010A</text:p>
          </table:table-cell>
        </table:table-row>
        <table:table-row table:style-name="ro6">
          <table:table-cell table:number-columns-repeated="32"/>
          <table:table-cell office:value-type="string">
            <text:p>5/9/2016 11:53:10 AM</text:p>
          </table:table-cell>
          <table:table-cell office:value-type="string">
            <text:p>7010BP1609715472</text:p>
          </table:table-cell>
          <table:table-cell office:value-type="string">
            <text:p>7010TP.3 (TP)</text:p>
          </table:table-cell>
          <table:table-cell office:value-type="string">
            <text:p>MOCH ROVIUDDIN</text:p>
          </table:table-cell>
          <table:table-cell office:value-type="string">
            <text:p>7010C</text:p>
          </table:table-cell>
          <table:table-cell office:value-type="string">
            <text:p>C1</text:p>
          </table:table-cell>
          <table:table-cell office:value-type="string">
            <text:p>CSB</text:p>
          </table:table-cell>
          <table:table-cell/>
          <table:table-cell office:value-type="string">
            <text:p>BU TEMU</text:p>
          </table:table-cell>
          <table:table-cell office:value-type="string">
            <text:p>B1</text:p>
          </table:table-cell>
          <table:table-cell/>
          <table:table-cell office:value-type="string">
            <text:p>JU14-Kelontong</text:p>
          </table:table-cell>
          <table:table-cell office:value-type="string">
            <text:p>DURIAN</text:p>
          </table:table-cell>
          <table:table-cell office:value-type="string">
            <text:p>84</text:p>
          </table:table-cell>
          <table:table-cell office:value-type="string">
            <text:p>Y</text:p>
          </table:table-cell>
          <table:table-cell office:value-type="string">
            <text:p>SITI</text:p>
          </table:table-cell>
          <table:table-cell/>
          <table:table-cell office:value-type="string">
            <text:p>Y</text:p>
          </table:table-cell>
          <table:table-cell office:value-type="string">
            <text:p>BU ADRI</text:p>
          </table:table-cell>
          <table:table-cell/>
          <table:table-cell office:value-type="string">
            <text:p>UB3-Flexi</text:p>
          </table:table-cell>
          <table:table-cell office:value-type="string">
            <text:p>PROSPECT</text:p>
          </table:table-cell>
          <table:table-cell office:value-type="string">
            <text:p>RKH</text:p>
          </table:table-cell>
          <table:table-cell office:value-type="string">
            <text:p>BUNGANYA TINGGI GK KYK KUR</text:p>
          </table:table-cell>
          <table:table-cell/>
          <table:table-cell office:value-type="string">
            <text:p>6/3/2016</text:p>
          </table:table-cell>
          <table:table-cell office:value-type="string">
            <text:p>K02-Ketemu CaDeb Tidak Berminat</text:p>
          </table:table-cell>
          <table:table-cell office:value-type="string">
            <text:p>FU</text:p>
          </table:table-cell>
          <table:table-cell office:value-type="string">
            <text:p>AKAN DIKUNJUNGI LAGI</text:p>
          </table:table-cell>
          <table:table-cell office:value-type="string">
            <text:p>7010TP.3 (TP)</text:p>
          </table:table-cell>
          <table:table-cell office:value-type="string">
            <text:p>7010C</text:p>
          </table:table-cell>
        </table:table-row>
        <table:table-row table:style-name="ro6">
          <table:table-cell table:number-columns-repeated="32"/>
          <table:table-cell office:value-type="string">
            <text:p>5/20/2016 1:41:10 PM</text:p>
          </table:table-cell>
          <table:table-cell office:value-type="string">
            <text:p>7010BP1613813065</text:p>
          </table:table-cell>
          <table:table-cell office:value-type="string">
            <text:p>7010TP.2 (TP)</text:p>
          </table:table-cell>
          <table:table-cell office:value-type="string">
            <text:p>WISHNU BUDIARJO</text:p>
          </table:table-cell>
          <table:table-cell office:value-type="string">
            <text:p>7010B</text:p>
          </table:table-cell>
          <table:table-cell office:value-type="string">
            <text:p>B1</text:p>
          </table:table-cell>
          <table:table-cell office:value-type="string">
            <text:p>CSB</text:p>
          </table:table-cell>
          <table:table-cell/>
          <table:table-cell office:value-type="string">
            <text:p>CITRA BAKERY</text:p>
          </table:table-cell>
          <table:table-cell office:value-type="string">
            <text:p>B1</text:p>
          </table:table-cell>
          <table:table-cell/>
          <table:table-cell office:value-type="string">
            <text:p>JU08-Industri Makanan, minuman &amp; tembakau</text:p>
          </table:table-cell>
          <table:table-cell office:value-type="string">
            <text:p>KPA KLIPANG</text:p>
          </table:table-cell>
          <table:table-cell office:value-type="string">
            <text:p>48</text:p>
          </table:table-cell>
          <table:table-cell table:number-columns-repeated="2" office:value-type="string">
            <text:p>Y</text:p>
          </table:table-cell>
          <table:table-cell/>
          <table:table-cell table:number-columns-repeated="2" office:value-type="string">
            <text:p>Y</text:p>
          </table:table-cell>
          <table:table-cell/>
          <table:table-cell office:value-type="string">
            <text:p>UB2-Mapan</text:p>
          </table:table-cell>
          <table:table-cell office:value-type="string">
            <text:p>PROSPECT</text:p>
          </table:table-cell>
          <table:table-cell office:value-type="string">
            <text:p>RKH</text:p>
          </table:table-cell>
          <table:table-cell office:value-type="string">
            <text:p>KTEMU KARYAWAN BU INDRI LG GK DITMP.ADA KATERING JG DI TIRTO AGUNG NAMANYA CITRA KATERING</text:p>
          </table:table-cell>
          <table:table-cell/>
          <table:table-cell office:value-type="string">
            <text:p>6/3/2016</text:p>
          </table:table-cell>
          <table:table-cell office:value-type="string">
            <text:p>K02-Ketemu CaDeb Tidak Berminat</text:p>
          </table:table-cell>
          <table:table-cell office:value-type="string">
            <text:p>KB</text:p>
          </table:table-cell>
          <table:table-cell office:value-type="string">
            <text:p>AKAN DIKUNJUNGI LAGI</text:p>
          </table:table-cell>
          <table:table-cell office:value-type="string">
            <text:p>7010TP.2 (TP)</text:p>
          </table:table-cell>
          <table:table-cell office:value-type="string">
            <text:p>7010B</text:p>
          </table:table-cell>
        </table:table-row>
        <table:table-row table:style-name="ro6">
          <table:table-cell table:number-columns-repeated="32"/>
          <table:table-cell office:value-type="string">
            <text:p>5/24/2016 2:23:35 PM</text:p>
          </table:table-cell>
          <table:table-cell office:value-type="string">
            <text:p>7010BP1614411010</text:p>
          </table:table-cell>
          <table:table-cell office:value-type="string">
            <text:p>7010TP.1 (TP)</text:p>
          </table:table-cell>
          <table:table-cell office:value-type="string">
            <text:p>KURNIATI SRI HABSARI</text:p>
          </table:table-cell>
          <table:table-cell office:value-type="string">
            <text:p>7010A</text:p>
          </table:table-cell>
          <table:table-cell office:value-type="string">
            <text:p>A1</text:p>
          </table:table-cell>
          <table:table-cell office:value-type="string">
            <text:p>CSB</text:p>
          </table:table-cell>
          <table:table-cell/>
          <table:table-cell office:value-type="string">
            <text:p>UD MANTEP</text:p>
          </table:table-cell>
          <table:table-cell office:value-type="string">
            <text:p>B1</text:p>
          </table:table-cell>
          <table:table-cell/>
          <table:table-cell office:value-type="string">
            <text:p>JU02-Barang spesifik lain-lain</text:p>
          </table:table-cell>
          <table:table-cell office:value-type="string">
            <text:p>JL RAYA SEGAR BENCAH</text:p>
          </table:table-cell>
          <table:table-cell office:value-type="string">
            <text:p>120</text:p>
          </table:table-cell>
          <table:table-cell table:number-columns-repeated="2" office:value-type="string">
            <text:p>Y</text:p>
          </table:table-cell>
          <table:table-cell/>
          <table:table-cell table:number-columns-repeated="2" office:value-type="string">
            <text:p>Y</text:p>
          </table:table-cell>
          <table:table-cell/>
          <table:table-cell office:value-type="string">
            <text:p>UB2-Mapan</text:p>
          </table:table-cell>
          <table:table-cell office:value-type="string">
            <text:p>PROSPECT</text:p>
          </table:table-cell>
          <table:table-cell office:value-type="string">
            <text:p>RKH</text:p>
          </table:table-cell>
          <table:table-cell office:value-type="string">
            <text:p>BLM BUTUH UTANG</text:p>
          </table:table-cell>
          <table:table-cell/>
          <table:table-cell office:value-type="string">
            <text:p>6/13/2016</text:p>
          </table:table-cell>
          <table:table-cell office:value-type="string">
            <text:p>K02-Ketemu CaDeb Tidak Berminat</text:p>
          </table:table-cell>
          <table:table-cell office:value-type="string">
            <text:p>KB</text:p>
          </table:table-cell>
          <table:table-cell office:value-type="string">
            <text:p>AKAN DIKUNJUNGI LAGI</text:p>
          </table:table-cell>
          <table:table-cell office:value-type="string">
            <text:p>7010TP.1 (TP)</text:p>
          </table:table-cell>
          <table:table-cell office:value-type="string">
            <text:p>7010A</text:p>
          </table:table-cell>
        </table:table-row>
        <table:table-row table:style-name="ro6">
          <table:table-cell table:number-columns-repeated="32"/>
          <table:table-cell office:value-type="string">
            <text:p>5/24/2016 2:43:37 PM</text:p>
          </table:table-cell>
          <table:table-cell office:value-type="string">
            <text:p>7010BP1614411404</text:p>
          </table:table-cell>
          <table:table-cell office:value-type="string">
            <text:p>7010TP.3 (TP)</text:p>
          </table:table-cell>
          <table:table-cell office:value-type="string">
            <text:p>MOCH ROVIUDDIN</text:p>
          </table:table-cell>
          <table:table-cell office:value-type="string">
            <text:p>7010C</text:p>
          </table:table-cell>
          <table:table-cell office:value-type="string">
            <text:p>C1</text:p>
          </table:table-cell>
          <table:table-cell office:value-type="string">
            <text:p>CSB</text:p>
          </table:table-cell>
          <table:table-cell/>
          <table:table-cell office:value-type="string">
            <text:p>FIRZA JAYA KERAMIK</text:p>
          </table:table-cell>
          <table:table-cell office:value-type="string">
            <text:p>B1</text:p>
          </table:table-cell>
          <table:table-cell/>
          <table:table-cell office:value-type="string">
            <text:p>JU02-Barang spesifik lain-lain</text:p>
          </table:table-cell>
          <table:table-cell office:value-type="string">
            <text:p>JL RAYA SEGAR BENCAH</text:p>
          </table:table-cell>
          <table:table-cell office:value-type="string">
            <text:p>60</text:p>
          </table:table-cell>
          <table:table-cell table:number-columns-repeated="2" office:value-type="string">
            <text:p>Y</text:p>
          </table:table-cell>
          <table:table-cell/>
          <table:table-cell table:number-columns-repeated="2" office:value-type="string">
            <text:p>Y</text:p>
          </table:table-cell>
          <table:table-cell/>
          <table:table-cell office:value-type="string">
            <text:p>UM2-Mapan</text:p>
          </table:table-cell>
          <table:table-cell office:value-type="string">
            <text:p>PROSPECT</text:p>
          </table:table-cell>
          <table:table-cell office:value-type="string">
            <text:p>RKH</text:p>
          </table:table-cell>
          <table:table-cell office:value-type="string">
            <text:p>CM TANYA2 BUNGA AJA BLM MAU</text:p>
          </table:table-cell>
          <table:table-cell/>
          <table:table-cell office:value-type="string">
            <text:p>6/13/2016</text:p>
          </table:table-cell>
          <table:table-cell office:value-type="string">
            <text:p>K02-Ketemu CaDeb Tidak Berminat</text:p>
          </table:table-cell>
          <table:table-cell office:value-type="string">
            <text:p>KB</text:p>
          </table:table-cell>
          <table:table-cell office:value-type="string">
            <text:p>AKAN DIKUNJUNGI LAGI</text:p>
          </table:table-cell>
          <table:table-cell office:value-type="string">
            <text:p>7010TP.3 (TP)</text:p>
          </table:table-cell>
          <table:table-cell office:value-type="string">
            <text:p>7010C</text:p>
          </table:table-cell>
        </table:table-row>
        <table:table-row table:style-name="ro6">
          <table:table-cell table:number-columns-repeated="32"/>
          <table:table-cell office:value-type="string">
            <text:p>5/24/2016 3:19:27 PM</text:p>
          </table:table-cell>
          <table:table-cell office:value-type="string">
            <text:p>7010BP1614013131</text:p>
          </table:table-cell>
          <table:table-cell office:value-type="string">
            <text:p>7010TP.2 (TP)</text:p>
          </table:table-cell>
          <table:table-cell office:value-type="string">
            <text:p>WISHNU BUDIARJO</text:p>
          </table:table-cell>
          <table:table-cell office:value-type="string">
            <text:p>7010B</text:p>
          </table:table-cell>
          <table:table-cell office:value-type="string">
            <text:p>B1</text:p>
          </table:table-cell>
          <table:table-cell office:value-type="string">
            <text:p>CSB</text:p>
          </table:table-cell>
          <table:table-cell/>
          <table:table-cell office:value-type="string">
            <text:p>KONDANG JAYA OLI</text:p>
          </table:table-cell>
          <table:table-cell office:value-type="string">
            <text:p>B1</text:p>
          </table:table-cell>
          <table:table-cell/>
          <table:table-cell office:value-type="string">
            <text:p>JU02-Barang spesifik lain-lain</text:p>
          </table:table-cell>
          <table:table-cell office:value-type="string">
            <text:p>FATMAWATI 139</text:p>
          </table:table-cell>
          <table:table-cell office:value-type="string">
            <text:p>120</text:p>
          </table:table-cell>
          <table:table-cell table:number-columns-repeated="2" office:value-type="string">
            <text:p>Y</text:p>
          </table:table-cell>
          <table:table-cell/>
          <table:table-cell table:number-columns-repeated="2" office:value-type="string">
            <text:p>Y</text:p>
          </table:table-cell>
          <table:table-cell/>
          <table:table-cell office:value-type="string">
            <text:p>UB2-Mapan</text:p>
          </table:table-cell>
          <table:table-cell office:value-type="string">
            <text:p>PROSPECT</text:p>
          </table:table-cell>
          <table:table-cell office:value-type="string">
            <text:p>RKH</text:p>
          </table:table-cell>
          <table:table-cell office:value-type="string">
            <text:p>SDH PENGAJUAN DI BNI BUNGA LBH MURAH</text:p>
          </table:table-cell>
          <table:table-cell/>
          <table:table-cell office:value-type="string">
            <text:p>6/13/2016</text:p>
          </table:table-cell>
          <table:table-cell office:value-type="string">
            <text:p>K02-Ketemu CaDeb Tidak Berminat</text:p>
          </table:table-cell>
          <table:table-cell office:value-type="string">
            <text:p>FU</text:p>
          </table:table-cell>
          <table:table-cell office:value-type="string">
            <text:p>AKAN DIKUNJUNGI LAGI</text:p>
          </table:table-cell>
          <table:table-cell office:value-type="string">
            <text:p>7010TP.2 (TP)</text:p>
          </table:table-cell>
          <table:table-cell office:value-type="string">
            <text:p>7010B</text:p>
          </table:table-cell>
        </table:table-row>
        <table:table-row table:style-name="ro6">
          <table:table-cell table:number-columns-repeated="32"/>
          <table:table-cell office:value-type="string">
            <text:p>5/27/2016 2:21:01 PM</text:p>
          </table:table-cell>
          <table:table-cell office:value-type="string">
            <text:p>7010MP1614814135</text:p>
          </table:table-cell>
          <table:table-cell office:value-type="string">
            <text:p>7010TP.1 (TP)</text:p>
          </table:table-cell>
          <table:table-cell office:value-type="string">
            <text:p>KURNIATI SRI HABSARI</text:p>
          </table:table-cell>
          <table:table-cell office:value-type="string">
            <text:p>7010A</text:p>
          </table:table-cell>
          <table:table-cell office:value-type="string">
            <text:p>A1</text:p>
          </table:table-cell>
          <table:table-cell office:value-type="string">
            <text:p>CSB</text:p>
          </table:table-cell>
          <table:table-cell/>
          <table:table-cell office:value-type="string">
            <text:p>HAMIM</text:p>
          </table:table-cell>
          <table:table-cell office:value-type="string">
            <text:p>C1</text:p>
          </table:table-cell>
          <table:table-cell/>
          <table:table-cell office:value-type="string">
            <text:p>JU08-Industri Makanan, minuman &amp; tembakau</text:p>
          </table:table-cell>
          <table:table-cell office:value-type="string">
            <text:p>GAJAH TIMUR DALAM 3</text:p>
          </table:table-cell>
          <table:table-cell office:value-type="string">
            <text:p>36</text:p>
          </table:table-cell>
          <table:table-cell office:value-type="string">
            <text:p>Y</text:p>
          </table:table-cell>
          <table:table-cell office:value-type="string">
            <text:p>AHMADI</text:p>
          </table:table-cell>
          <table:table-cell/>
          <table:table-cell office:value-type="string">
            <text:p>Y</text:p>
          </table:table-cell>
          <table:table-cell office:value-type="string">
            <text:p>WAGIMIN</text:p>
          </table:table-cell>
          <table:table-cell/>
          <table:table-cell office:value-type="string">
            <text:p>UM2-Mapan</text:p>
          </table:table-cell>
          <table:table-cell office:value-type="string">
            <text:p>PROSPECT</text:p>
          </table:table-cell>
          <table:table-cell office:value-type="string">
            <text:p>DDP-RKH</text:p>
          </table:table-cell>
          <table:table-cell table:number-columns-repeated="2"/>
          <table:table-cell office:value-type="string">
            <text:p>5/27/2016</text:p>
          </table:table-cell>
          <table:table-cell office:value-type="string">
            <text:p>K01-Ketemu CaDeb Berminat</text:p>
          </table:table-cell>
          <table:table-cell office:value-type="string">
            <text:p>KB</text:p>
          </table:table-cell>
          <table:table-cell office:value-type="string">
            <text:p>APPID</text:p>
          </table:table-cell>
          <table:table-cell office:value-type="string">
            <text:p>7010TP.1 (TP)</text:p>
          </table:table-cell>
          <table:table-cell office:value-type="string">
            <text:p>7010A</text:p>
          </table:table-cell>
        </table:table-row>
        <table:table-row table:style-name="ro6">
          <table:table-cell table:number-columns-repeated="32"/>
          <table:table-cell office:value-type="string">
            <text:p>5/27/2016 2:35:18 PM</text:p>
          </table:table-cell>
          <table:table-cell office:value-type="string">
            <text:p>7010DP1614814343</text:p>
          </table:table-cell>
          <table:table-cell office:value-type="string">
            <text:p>7010TP.3 (TP)</text:p>
          </table:table-cell>
          <table:table-cell office:value-type="string">
            <text:p>MOCH ROVIUDDIN</text:p>
          </table:table-cell>
          <table:table-cell office:value-type="string">
            <text:p>7010C</text:p>
          </table:table-cell>
          <table:table-cell office:value-type="string">
            <text:p>C1</text:p>
          </table:table-cell>
          <table:table-cell office:value-type="string">
            <text:p>CSB</text:p>
          </table:table-cell>
          <table:table-cell/>
          <table:table-cell office:value-type="string">
            <text:p>LARAS / WR LARAS</text:p>
          </table:table-cell>
          <table:table-cell office:value-type="string">
            <text:p>D1</text:p>
          </table:table-cell>
          <table:table-cell/>
          <table:table-cell office:value-type="string">
            <text:p>JU26-Restoran/ warung makan &amp; Hotel</text:p>
          </table:table-cell>
          <table:table-cell office:value-type="string">
            <text:p>JL WOLTERMANGUNSIDI</text:p>
          </table:table-cell>
          <table:table-cell office:value-type="string">
            <text:p>48</text:p>
          </table:table-cell>
          <table:table-cell office:value-type="string">
            <text:p>Y</text:p>
          </table:table-cell>
          <table:table-cell office:value-type="string">
            <text:p>EDY</text:p>
          </table:table-cell>
          <table:table-cell/>
          <table:table-cell office:value-type="string">
            <text:p>Y</text:p>
          </table:table-cell>
          <table:table-cell office:value-type="string">
            <text:p>SIGIT</text:p>
          </table:table-cell>
          <table:table-cell/>
          <table:table-cell office:value-type="string">
            <text:p>UB2-Mapan</text:p>
          </table:table-cell>
          <table:table-cell office:value-type="string">
            <text:p>PROSPECT</text:p>
          </table:table-cell>
          <table:table-cell office:value-type="string">
            <text:p>DDP</text:p>
          </table:table-cell>
          <table:table-cell table:number-columns-repeated="2"/>
          <table:table-cell office:value-type="string">
            <text:p>5/27/2016</text:p>
          </table:table-cell>
          <table:table-cell table:number-columns-repeated="3"/>
          <table:table-cell office:value-type="string">
            <text:p>7010TP.3 (TP)</text:p>
          </table:table-cell>
          <table:table-cell office:value-type="string">
            <text:p>7010C</text:p>
          </table:table-cell>
        </table:table-row>
        <table:table-row table:style-name="ro6">
          <table:table-cell table:number-columns-repeated="32"/>
          <table:table-cell office:value-type="string">
            <text:p>5/27/2016 3:48:59 PM</text:p>
          </table:table-cell>
          <table:table-cell office:value-type="string">
            <text:p>7010MP1614815482</text:p>
          </table:table-cell>
          <table:table-cell office:value-type="string">
            <text:p>7010TP.2 (TP)</text:p>
          </table:table-cell>
          <table:table-cell office:value-type="string">
            <text:p>WISHNU BUDIARJO</text:p>
          </table:table-cell>
          <table:table-cell office:value-type="string">
            <text:p>7010B</text:p>
          </table:table-cell>
          <table:table-cell office:value-type="string">
            <text:p>B1</text:p>
          </table:table-cell>
          <table:table-cell office:value-type="string">
            <text:p>CSB</text:p>
          </table:table-cell>
          <table:table-cell/>
          <table:table-cell office:value-type="string">
            <text:p>PURWANTO AYAM</text:p>
          </table:table-cell>
          <table:table-cell office:value-type="string">
            <text:p>M1</text:p>
          </table:table-cell>
          <table:table-cell/>
          <table:table-cell office:value-type="string">
            <text:p>JU02-Barang spesifik lain-lain</text:p>
          </table:table-cell>
          <table:table-cell office:value-type="string">
            <text:p>KUBRO</text:p>
          </table:table-cell>
          <table:table-cell office:value-type="string">
            <text:p>60</text:p>
          </table:table-cell>
          <table:table-cell office:value-type="string">
            <text:p>Y</text:p>
          </table:table-cell>
          <table:table-cell office:value-type="string">
            <text:p>H.SLAMET</text:p>
          </table:table-cell>
          <table:table-cell/>
          <table:table-cell office:value-type="string">
            <text:p>Y</text:p>
          </table:table-cell>
          <table:table-cell office:value-type="string">
            <text:p>SRI</text:p>
          </table:table-cell>
          <table:table-cell/>
          <table:table-cell office:value-type="string">
            <text:p>UM2-Mapan</text:p>
          </table:table-cell>
          <table:table-cell office:value-type="string">
            <text:p>PROSPECT</text:p>
          </table:table-cell>
          <table:table-cell office:value-type="string">
            <text:p>DDP</text:p>
          </table:table-cell>
          <table:table-cell table:number-columns-repeated="2"/>
          <table:table-cell office:value-type="string">
            <text:p>6/20/2016</text:p>
          </table:table-cell>
          <table:table-cell table:number-columns-repeated="3"/>
          <table:table-cell office:value-type="string">
            <text:p>7010TP.2 (TP)</text:p>
          </table:table-cell>
          <table:table-cell office:value-type="string">
            <text:p>7010B</text:p>
          </table:table-cell>
        </table:table-row>
        <table:table-row table:style-name="ro6">
          <table:table-cell table:number-columns-repeated="32"/>
          <table:table-cell office:value-type="string">
            <text:p>5/27/2016 4:09:48 PM</text:p>
          </table:table-cell>
          <table:table-cell office:value-type="string">
            <text:p>7010BP1614816061</text:p>
          </table:table-cell>
          <table:table-cell office:value-type="string">
            <text:p>7010TP.1 (TP)</text:p>
          </table:table-cell>
          <table:table-cell office:value-type="string">
            <text:p>KURNIATI SRI HABSARI</text:p>
          </table:table-cell>
          <table:table-cell office:value-type="string">
            <text:p>7010A</text:p>
          </table:table-cell>
          <table:table-cell office:value-type="string">
            <text:p>A1</text:p>
          </table:table-cell>
          <table:table-cell office:value-type="string">
            <text:p>CSB</text:p>
          </table:table-cell>
          <table:table-cell/>
          <table:table-cell office:value-type="string">
            <text:p>PAK IHSAN LAS</text:p>
          </table:table-cell>
          <table:table-cell office:value-type="string">
            <text:p>B1</text:p>
          </table:table-cell>
          <table:table-cell/>
          <table:table-cell office:value-type="string">
            <text:p>JU12-Jasa lainnya</text:p>
          </table:table-cell>
          <table:table-cell office:value-type="string">
            <text:p>KEDUNGMUNDU</text:p>
          </table:table-cell>
          <table:table-cell office:value-type="string">
            <text:p>84</text:p>
          </table:table-cell>
          <table:table-cell table:number-columns-repeated="2" office:value-type="string">
            <text:p>Y</text:p>
          </table:table-cell>
          <table:table-cell/>
          <table:table-cell office:value-type="string">
            <text:p>Y</text:p>
          </table:table-cell>
          <table:table-cell office:value-type="string">
            <text:p>BU BAMBANG</text:p>
          </table:table-cell>
          <table:table-cell/>
          <table:table-cell office:value-type="string">
            <text:p>UB2-Mapan</text:p>
          </table:table-cell>
          <table:table-cell office:value-type="string">
            <text:p>PROSPECT</text:p>
          </table:table-cell>
          <table:table-cell office:value-type="string">
            <text:p>DDP</text:p>
          </table:table-cell>
          <table:table-cell table:number-columns-repeated="2"/>
          <table:table-cell office:value-type="string">
            <text:p>5/27/2016</text:p>
          </table:table-cell>
          <table:table-cell table:number-columns-repeated="3"/>
          <table:table-cell office:value-type="string">
            <text:p>7010TP.1 (TP)</text:p>
          </table:table-cell>
          <table:table-cell office:value-type="string">
            <text:p>7010A</text:p>
          </table:table-cell>
        </table:table-row>
        <table:table-row table:style-name="ro6">
          <table:table-cell table:number-columns-repeated="32"/>
          <table:table-cell office:value-type="string">
            <text:p>5/27/2016 4:13:23 PM</text:p>
          </table:table-cell>
          <table:table-cell office:value-type="string">
            <text:p>7010BP1614710403</text:p>
          </table:table-cell>
          <table:table-cell office:value-type="string">
            <text:p>7010TP.3 (TP)</text:p>
          </table:table-cell>
          <table:table-cell office:value-type="string">
            <text:p>MOCH ROVIUDDIN</text:p>
          </table:table-cell>
          <table:table-cell office:value-type="string">
            <text:p>7010C</text:p>
          </table:table-cell>
          <table:table-cell office:value-type="string">
            <text:p>C1</text:p>
          </table:table-cell>
          <table:table-cell office:value-type="string">
            <text:p>CSB</text:p>
          </table:table-cell>
          <table:table-cell/>
          <table:table-cell office:value-type="string">
            <text:p>NOR SENDANG JAYA KAYU</text:p>
          </table:table-cell>
          <table:table-cell office:value-type="string">
            <text:p>B1</text:p>
          </table:table-cell>
          <table:table-cell/>
          <table:table-cell office:value-type="string">
            <text:p>JU02-Barang spesifik lain-lain</text:p>
          </table:table-cell>
          <table:table-cell office:value-type="string">
            <text:p>KEDUNGMUNDU</text:p>
          </table:table-cell>
          <table:table-cell office:value-type="string">
            <text:p>120</text:p>
          </table:table-cell>
          <table:table-cell table:number-columns-repeated="2" office:value-type="string">
            <text:p>Y</text:p>
          </table:table-cell>
          <table:table-cell/>
          <table:table-cell table:number-columns-repeated="2" office:value-type="string">
            <text:p>Y</text:p>
          </table:table-cell>
          <table:table-cell/>
          <table:table-cell office:value-type="string">
            <text:p>UB2-Mapan</text:p>
          </table:table-cell>
          <table:table-cell office:value-type="string">
            <text:p>PROSPECT</text:p>
          </table:table-cell>
          <table:table-cell office:value-type="string">
            <text:p>RKH</text:p>
          </table:table-cell>
          <table:table-cell office:value-type="string">
            <text:p>RUMAH JEPARA GK ADA JAMINAN SERTIFIKAT</text:p>
          </table:table-cell>
          <table:table-cell/>
          <table:table-cell office:value-type="string">
            <text:p>5/27/2016</text:p>
          </table:table-cell>
          <table:table-cell office:value-type="string">
            <text:p>K02-Ketemu CaDeb Tidak Berminat</text:p>
          </table:table-cell>
          <table:table-cell office:value-type="string">
            <text:p>KB</text:p>
          </table:table-cell>
          <table:table-cell office:value-type="string">
            <text:p>AKAN DIKUNJUNGI LAGI</text:p>
          </table:table-cell>
          <table:table-cell office:value-type="string">
            <text:p>7010TP.3 (TP)</text:p>
          </table:table-cell>
          <table:table-cell office:value-type="string">
            <text:p>7010C</text:p>
          </table:table-cell>
        </table:table-row>
        <table:table-row table:style-name="ro6">
          <table:table-cell table:number-columns-repeated="32"/>
          <table:table-cell office:value-type="string">
            <text:p>5/27/2016 5:31:09 PM</text:p>
          </table:table-cell>
          <table:table-cell office:value-type="string">
            <text:p>7010BP1605616502</text:p>
          </table:table-cell>
          <table:table-cell office:value-type="string">
            <text:p>7010TP.2 (TP)</text:p>
          </table:table-cell>
          <table:table-cell office:value-type="string">
            <text:p>WISHNU BUDIARJO</text:p>
          </table:table-cell>
          <table:table-cell office:value-type="string">
            <text:p>7010B</text:p>
          </table:table-cell>
          <table:table-cell office:value-type="string">
            <text:p>B1</text:p>
          </table:table-cell>
          <table:table-cell office:value-type="string">
            <text:p>CSB</text:p>
          </table:table-cell>
          <table:table-cell/>
          <table:table-cell office:value-type="string">
            <text:p>SETIAWAN</text:p>
          </table:table-cell>
          <table:table-cell office:value-type="string">
            <text:p>B1</text:p>
          </table:table-cell>
          <table:table-cell office:value-type="string">
            <text:p>085799660343</text:p>
          </table:table-cell>
          <table:table-cell office:value-type="string">
            <text:p>JU05-Handphone &amp; Asesorisnya</text:p>
          </table:table-cell>
          <table:table-cell office:value-type="string">
            <text:p>KEDUNGMUNDU</text:p>
          </table:table-cell>
          <table:table-cell office:value-type="string">
            <text:p>60</text:p>
          </table:table-cell>
          <table:table-cell office:value-type="string">
            <text:p>Y</text:p>
          </table:table-cell>
          <table:table-cell office:value-type="string">
            <text:p>ANDRE</text:p>
          </table:table-cell>
          <table:table-cell/>
          <table:table-cell office:value-type="string">
            <text:p>Y</text:p>
          </table:table-cell>
          <table:table-cell office:value-type="string">
            <text:p>LILY</text:p>
          </table:table-cell>
          <table:table-cell/>
          <table:table-cell office:value-type="string">
            <text:p>UM4-Bebas</text:p>
          </table:table-cell>
          <table:table-cell office:value-type="string">
            <text:p>PROSPECT</text:p>
          </table:table-cell>
          <table:table-cell office:value-type="string">
            <text:p>RKH</text:p>
          </table:table-cell>
          <table:table-cell office:value-type="string">
            <text:p>PAK SETIAWAN ADA DI COUNTER DIATAS JM 5.BLM DULU UDH ADA UTANG DIMANDIRI</text:p>
          </table:table-cell>
          <table:table-cell/>
          <table:table-cell office:value-type="string">
            <text:p>5/27/2016</text:p>
          </table:table-cell>
          <table:table-cell office:value-type="string">
            <text:p>K02-Ketemu CaDeb Tidak Berminat</text:p>
          </table:table-cell>
          <table:table-cell office:value-type="string">
            <text:p>FU</text:p>
          </table:table-cell>
          <table:table-cell office:value-type="string">
            <text:p>AKAN DIKUNJUNGI LAGI</text:p>
          </table:table-cell>
          <table:table-cell office:value-type="string">
            <text:p>7010TP.2 (TP)</text:p>
          </table:table-cell>
          <table:table-cell office:value-type="string">
            <text:p>7010B</text:p>
          </table:table-cell>
        </table:table-row>
        <table:table-row table:style-name="ro6">
          <table:table-cell table:number-columns-repeated="32"/>
          <table:table-cell office:value-type="string">
            <text:p>5/30/2016 2:29:49 PM</text:p>
          </table:table-cell>
          <table:table-cell office:value-type="string">
            <text:p>7010DP1615114283</text:p>
          </table:table-cell>
          <table:table-cell office:value-type="string">
            <text:p>7010TP.1 (TP)</text:p>
          </table:table-cell>
          <table:table-cell office:value-type="string">
            <text:p>KURNIATI SRI HABSARI</text:p>
          </table:table-cell>
          <table:table-cell office:value-type="string">
            <text:p>7010A</text:p>
          </table:table-cell>
          <table:table-cell office:value-type="string">
            <text:p>A1</text:p>
          </table:table-cell>
          <table:table-cell office:value-type="string">
            <text:p>CSB</text:p>
          </table:table-cell>
          <table:table-cell/>
          <table:table-cell office:value-type="string">
            <text:p>BU <text:s/>DINA / TK TOSERBA</text:p>
          </table:table-cell>
          <table:table-cell office:value-type="string">
            <text:p>D1</text:p>
          </table:table-cell>
          <table:table-cell/>
          <table:table-cell office:value-type="string">
            <text:p>JU14-Kelontong</text:p>
          </table:table-cell>
          <table:table-cell office:value-type="string">
            <text:p>JL WOLTER MANGUNSIDI</text:p>
          </table:table-cell>
          <table:table-cell office:value-type="string">
            <text:p>48</text:p>
          </table:table-cell>
          <table:table-cell office:value-type="string">
            <text:p>Y</text:p>
          </table:table-cell>
          <table:table-cell office:value-type="string">
            <text:p>PAK BENDUL</text:p>
          </table:table-cell>
          <table:table-cell/>
          <table:table-cell office:value-type="string">
            <text:p>Y</text:p>
          </table:table-cell>
          <table:table-cell office:value-type="string">
            <text:p>RIFK7</text:p>
          </table:table-cell>
          <table:table-cell/>
          <table:table-cell office:value-type="string">
            <text:p>UB2-Mapan</text:p>
          </table:table-cell>
          <table:table-cell office:value-type="string">
            <text:p>PROSPECT</text:p>
          </table:table-cell>
          <table:table-cell office:value-type="string">
            <text:p>DDP</text:p>
          </table:table-cell>
          <table:table-cell table:number-columns-repeated="2"/>
          <table:table-cell office:value-type="string">
            <text:p>5/30/2016</text:p>
          </table:table-cell>
          <table:table-cell table:number-columns-repeated="3"/>
          <table:table-cell office:value-type="string">
            <text:p>7010TP.1 (TP)</text:p>
          </table:table-cell>
          <table:table-cell office:value-type="string">
            <text:p>7010A</text:p>
          </table:table-cell>
        </table:table-row>
        <table:table-row table:style-name="ro6">
          <table:table-cell table:number-columns-repeated="32"/>
          <table:table-cell office:value-type="string">
            <text:p>5/30/2016 2:36:35 PM</text:p>
          </table:table-cell>
          <table:table-cell office:value-type="string">
            <text:p>7010DP1615114351</text:p>
          </table:table-cell>
          <table:table-cell office:value-type="string">
            <text:p>7010TP.3 (TP)</text:p>
          </table:table-cell>
          <table:table-cell office:value-type="string">
            <text:p>MOCH ROVIUDDIN</text:p>
          </table:table-cell>
          <table:table-cell office:value-type="string">
            <text:p>7010C</text:p>
          </table:table-cell>
          <table:table-cell office:value-type="string">
            <text:p>C1</text:p>
          </table:table-cell>
          <table:table-cell office:value-type="string">
            <text:p>CSB</text:p>
          </table:table-cell>
          <table:table-cell/>
          <table:table-cell office:value-type="string">
            <text:p>SATRIO / HIKARI NET</text:p>
          </table:table-cell>
          <table:table-cell office:value-type="string">
            <text:p>D1</text:p>
          </table:table-cell>
          <table:table-cell/>
          <table:table-cell office:value-type="string">
            <text:p>JU12-Jasa lainnya</text:p>
          </table:table-cell>
          <table:table-cell office:value-type="string">
            <text:p>JL RAYA WOLTERMANGUNSIDI</text:p>
          </table:table-cell>
          <table:table-cell office:value-type="string">
            <text:p>48</text:p>
          </table:table-cell>
          <table:table-cell office:value-type="string">
            <text:p>Y</text:p>
          </table:table-cell>
          <table:table-cell office:value-type="string">
            <text:p>BENDUL</text:p>
          </table:table-cell>
          <table:table-cell/>
          <table:table-cell office:value-type="string">
            <text:p>Y</text:p>
          </table:table-cell>
          <table:table-cell office:value-type="string">
            <text:p>ANDRE</text:p>
          </table:table-cell>
          <table:table-cell/>
          <table:table-cell office:value-type="string">
            <text:p>UB2-Mapan</text:p>
          </table:table-cell>
          <table:table-cell office:value-type="string">
            <text:p>PROSPECT</text:p>
          </table:table-cell>
          <table:table-cell office:value-type="string">
            <text:p>DDP</text:p>
          </table:table-cell>
          <table:table-cell table:number-columns-repeated="2"/>
          <table:table-cell office:value-type="string">
            <text:p>5/30/2016</text:p>
          </table:table-cell>
          <table:table-cell table:number-columns-repeated="3"/>
          <table:table-cell office:value-type="string">
            <text:p>7010TP.3 (TP)</text:p>
          </table:table-cell>
          <table:table-cell office:value-type="string">
            <text:p>7010C</text:p>
          </table:table-cell>
        </table:table-row>
        <table:table-row table:style-name="ro6">
          <table:table-cell table:number-columns-repeated="32"/>
          <table:table-cell office:value-type="string">
            <text:p>5/30/2016 2:42:34 PM</text:p>
          </table:table-cell>
          <table:table-cell office:value-type="string">
            <text:p>7010DP1615114413</text:p>
          </table:table-cell>
          <table:table-cell office:value-type="string">
            <text:p>7010TP.2 (TP)</text:p>
          </table:table-cell>
          <table:table-cell office:value-type="string">
            <text:p>WISHNU BUDIARJO</text:p>
          </table:table-cell>
          <table:table-cell office:value-type="string">
            <text:p>7010B</text:p>
          </table:table-cell>
          <table:table-cell office:value-type="string">
            <text:p>B1</text:p>
          </table:table-cell>
          <table:table-cell office:value-type="string">
            <text:p>CSB</text:p>
          </table:table-cell>
          <table:table-cell/>
          <table:table-cell office:value-type="string">
            <text:p>PAK MOL/GROSIR MEBEL</text:p>
          </table:table-cell>
          <table:table-cell office:value-type="string">
            <text:p>D1</text:p>
          </table:table-cell>
          <table:table-cell/>
          <table:table-cell office:value-type="string">
            <text:p>JU02-Barang spesifik lain-lain</text:p>
          </table:table-cell>
          <table:table-cell office:value-type="string">
            <text:p>JL WOLTERMANGUNSIDI</text:p>
          </table:table-cell>
          <table:table-cell office:value-type="string">
            <text:p>48</text:p>
          </table:table-cell>
          <table:table-cell office:value-type="string">
            <text:p>Y</text:p>
          </table:table-cell>
          <table:table-cell office:value-type="string">
            <text:p>RIFKI</text:p>
          </table:table-cell>
          <table:table-cell/>
          <table:table-cell office:value-type="string">
            <text:p>Y</text:p>
          </table:table-cell>
          <table:table-cell office:value-type="string">
            <text:p>ANDRE</text:p>
          </table:table-cell>
          <table:table-cell/>
          <table:table-cell office:value-type="string">
            <text:p>UB2-Mapan</text:p>
          </table:table-cell>
          <table:table-cell office:value-type="string">
            <text:p>PROSPECT</text:p>
          </table:table-cell>
          <table:table-cell office:value-type="string">
            <text:p>DDP</text:p>
          </table:table-cell>
          <table:table-cell table:number-columns-repeated="2"/>
          <table:table-cell office:value-type="string">
            <text:p>5/30/2016</text:p>
          </table:table-cell>
          <table:table-cell table:number-columns-repeated="3"/>
          <table:table-cell office:value-type="string">
            <text:p>7010TP.2 (TP)</text:p>
          </table:table-cell>
          <table:table-cell office:value-type="string">
            <text:p>7010B</text:p>
          </table:table-cell>
        </table:table-row>
        <table:table-row table:style-name="ro6">
          <table:table-cell table:number-columns-repeated="32"/>
          <table:table-cell office:value-type="string">
            <text:p>5/30/2016 4:33:19 PM</text:p>
          </table:table-cell>
          <table:table-cell office:value-type="string">
            <text:p>7010DP1612414380</text:p>
          </table:table-cell>
          <table:table-cell office:value-type="string">
            <text:p>7010TP.1 (TP)</text:p>
          </table:table-cell>
          <table:table-cell office:value-type="string">
            <text:p>KURNIATI SRI HABSARI</text:p>
          </table:table-cell>
          <table:table-cell office:value-type="string">
            <text:p>7010A</text:p>
          </table:table-cell>
          <table:table-cell office:value-type="string">
            <text:p>A1</text:p>
          </table:table-cell>
          <table:table-cell office:value-type="string">
            <text:p>CSB</text:p>
          </table:table-cell>
          <table:table-cell/>
          <table:table-cell office:value-type="string">
            <text:p>AMIRR / NASI GORENG</text:p>
          </table:table-cell>
          <table:table-cell office:value-type="string">
            <text:p>D1</text:p>
          </table:table-cell>
          <table:table-cell/>
          <table:table-cell office:value-type="string">
            <text:p>JU26-Restoran/ warung makan &amp; Hotel</text:p>
          </table:table-cell>
          <table:table-cell office:value-type="string">
            <text:p>JL TLOGOTIMUN RAYA TLOGOSARI</text:p>
          </table:table-cell>
          <table:table-cell office:value-type="string">
            <text:p>48</text:p>
          </table:table-cell>
          <table:table-cell office:value-type="string">
            <text:p>Y</text:p>
          </table:table-cell>
          <table:table-cell office:value-type="string">
            <text:p>BUDI</text:p>
          </table:table-cell>
          <table:table-cell/>
          <table:table-cell office:value-type="string">
            <text:p>Y</text:p>
          </table:table-cell>
          <table:table-cell office:value-type="string">
            <text:p>BASIR</text:p>
          </table:table-cell>
          <table:table-cell/>
          <table:table-cell office:value-type="string">
            <text:p>UB2-Mapan</text:p>
          </table:table-cell>
          <table:table-cell office:value-type="string">
            <text:p>PROSPECT</text:p>
          </table:table-cell>
          <table:table-cell office:value-type="string">
            <text:p>RKH</text:p>
          </table:table-cell>
          <table:table-cell office:value-type="string">
            <text:p>MSH PIKIR PIKIR UTK REMBUKAN KELUARGA</text:p>
          </table:table-cell>
          <table:table-cell/>
          <table:table-cell office:value-type="string">
            <text:p>6/16/2016</text:p>
          </table:table-cell>
          <table:table-cell office:value-type="string">
            <text:p>K02-Ketemu CaDeb Tidak Berminat</text:p>
          </table:table-cell>
          <table:table-cell office:value-type="string">
            <text:p>KB</text:p>
          </table:table-cell>
          <table:table-cell office:value-type="string">
            <text:p>AKAN DIKUNJUNGI LAGI</text:p>
          </table:table-cell>
          <table:table-cell office:value-type="string">
            <text:p>7010TP.1 (TP)</text:p>
          </table:table-cell>
          <table:table-cell office:value-type="string">
            <text:p>7010A</text:p>
          </table:table-cell>
        </table:table-row>
        <table:table-row table:style-name="ro6" table:number-rows-repeated="1048553">
          <table:table-cell table:number-columns-repeated="63"/>
        </table:table-row>
        <table:table-row table:style-name="ro6">
          <table:table-cell table:number-columns-repeated="63"/>
        </table:table-row>
      </table:table>
      <table:table table:name="topup" table:style-name="ta1" table:print="false">
        <table:table-column table:style-name="co51" table:default-cell-style-name="ce6"/>
        <table:table-column table:style-name="co52" table:default-cell-style-name="ce6"/>
        <table:table-column table:style-name="co53" table:default-cell-style-name="ce6"/>
        <table:table-column table:style-name="co54" table:default-cell-style-name="ce6"/>
        <table:table-column table:style-name="co10" table:number-columns-repeated="1020" table:default-cell-style-name="ce6"/>
        <table:table-row table:style-name="ro7">
          <table:table-cell office:value-type="string">
            <text:p>APPID</text:p>
          </table:table-cell>
          <table:table-cell office:value-type="string">
            <text:p>NAMA_CADEB</text:p>
          </table:table-cell>
          <table:table-cell office:value-type="string">
            <text:p>TLP_CADEB</text:p>
          </table:table-cell>
          <table:table-cell office:value-type="string">
            <text:p>ALAMAT_CADEB</text:p>
          </table:table-cell>
          <table:table-cell office:value-type="string">
            <text:p>JENIS_USAHA</text:p>
          </table:table-cell>
          <table:table-cell office:value-type="string">
            <text:p>KET</text:p>
          </table:table-cell>
          <table:table-cell office:value-type="string">
            <text:p>TGL_EFFEKTIF</text:p>
          </table:table-cell>
          <table:table-cell office:value-type="string">
            <text:p>NOCAS</text:p>
          </table:table-cell>
          <table:table-cell office:value-type="string">
            <text:p>TGL_TMO_CALL_CADEB</text:p>
          </table:table-cell>
          <table:table-cell office:value-type="string">
            <text:p>TGL_CADEB_SIAP_DIKUNJUNGI</text:p>
          </table:table-cell>
          <table:table-cell office:value-type="string">
            <text:p>APPID_NAMA_CADEB</text:p>
          </table:table-cell>
          <table:table-cell/>
          <table:table-cell office:value-type="string">
            <text:p>APPID</text:p>
          </table:table-cell>
          <table:table-cell office:value-type="string">
            <text:p>NAMA_CADEB</text:p>
          </table:table-cell>
          <table:table-cell office:value-type="string">
            <text:p>TLP_CADEB</text:p>
          </table:table-cell>
          <table:table-cell office:value-type="string">
            <text:p>ALAMAT_CADEB</text:p>
          </table:table-cell>
          <table:table-cell office:value-type="string">
            <text:p>JENIS_USAHA</text:p>
          </table:table-cell>
          <table:table-cell office:value-type="string">
            <text:p>KET</text:p>
          </table:table-cell>
          <table:table-cell office:value-type="string">
            <text:p>TGL_EFFEKTIF</text:p>
          </table:table-cell>
          <table:table-cell office:value-type="string">
            <text:p>NOCAS</text:p>
          </table:table-cell>
          <table:table-cell office:value-type="string">
            <text:p>TGL_TMO_CALL_CADEB</text:p>
          </table:table-cell>
          <table:table-cell office:value-type="string">
            <text:p>TGL_CADEB_SIAP_DIKUNJUNGI</text:p>
          </table:table-cell>
          <table:table-cell office:value-type="string">
            <text:p>APPID_NAMA_CADEB</text:p>
          </table:table-cell>
          <table:table-cell table:number-columns-repeated="1001"/>
        </table:table-row>
        <table:table-row table:style-name="ro5">
          <table:table-cell table:style-name="Default" table:number-columns-repeated="12"/>
          <table:table-cell table:style-name="Default" office:value-type="string">
            <text:p>7010EZ7002576</text:p>
          </table:table-cell>
          <table:table-cell table:style-name="Default" office:value-type="string">
            <text:p>SULASMI</text:p>
          </table:table-cell>
          <table:table-cell table:style-name="Default" office:value-type="string">
            <text:p>00246735164</text:p>
          </table:table-cell>
          <table:table-cell table:style-name="Default" office:value-type="string">
            <text:p>JL ROGOJEMBANGAN I/24-002/004-JANGLI-50274-TEMBALANG-0991 - PROVINSI JAWA TENGAH @ KOTA</text:p>
          </table:table-cell>
          <table:table-cell table:style-name="Default" office:value-type="string">
            <text:p>JU14-Kelontong</text:p>
          </table:table-cell>
          <table:table-cell table:style-name="ce43" office:value-type="string">
            <text:p>KUR CLBK</text:p>
          </table:table-cell>
          <table:table-cell table:style-name="Default" office:value-type="string">
            <text:p>2016-05-19</text:p>
          </table:table-cell>
          <table:table-cell table:style-name="Default" table:number-columns-repeated="3"/>
          <table:table-cell table:style-name="Default" office:value-type="string">
            <text:p>7010EZ7002576 (SULASMI)</text:p>
          </table:table-cell>
          <table:table-cell table:style-name="Default" table:number-columns-repeated="1001"/>
        </table:table-row>
        <table:table-row table:style-name="ro5">
          <table:table-cell table:style-name="Default" table:number-columns-repeated="12"/>
          <table:table-cell table:style-name="Default" office:value-type="string">
            <text:p>7010QZ0003339</text:p>
          </table:table-cell>
          <table:table-cell table:style-name="Default" office:value-type="string">
            <text:p>SITI AISAH</text:p>
          </table:table-cell>
          <table:table-cell table:style-name="Default" office:value-type="string">
            <text:p>083844014009</text:p>
          </table:table-cell>
          <table:table-cell table:style-name="Default" office:value-type="string">
            <text:p>JL SENDANGGUWO-003/009-GEMAH-50191-PEDURUNGAN-0991 - PROVINSI JAWA TENGAH @ KOTA</text:p>
          </table:table-cell>
          <table:table-cell table:style-name="Default" office:value-type="string">
            <text:p>JU14-Kelontong</text:p>
          </table:table-cell>
          <table:table-cell table:style-name="ce43" office:value-type="string">
            <text:p>KUR CLBK</text:p>
          </table:table-cell>
          <table:table-cell table:style-name="Default" office:value-type="string">
            <text:p>2016-05-19</text:p>
          </table:table-cell>
          <table:table-cell table:style-name="Default" table:number-columns-repeated="3"/>
          <table:table-cell table:style-name="Default" office:value-type="string">
            <text:p>7010QZ0003339 (SITI AISAH)</text:p>
          </table:table-cell>
          <table:table-cell table:style-name="Default" table:number-columns-repeated="1001"/>
        </table:table-row>
        <table:table-row table:style-name="ro5">
          <table:table-cell table:style-name="Default" table:number-columns-repeated="12"/>
          <table:table-cell table:style-name="Default" office:value-type="string">
            <text:p>7010AZ7002540</text:p>
          </table:table-cell>
          <table:table-cell table:style-name="Default" office:value-type="string">
            <text:p>MASROKAN</text:p>
          </table:table-cell>
          <table:table-cell table:style-name="Default" office:value-type="string">
            <text:p>081327904437</text:p>
          </table:table-cell>
          <table:table-cell table:style-name="Default" office:value-type="string">
            <text:p>JL KYAI SYAKIR RAYA-002/003-TLOGOSARIWETAN-50196-PEDURUNGAN-0991-Kota Semarang</text:p>
          </table:table-cell>
          <table:table-cell table:style-name="Default" office:value-type="string">
            <text:p>JU02-Barang spesifik lain-lain</text:p>
          </table:table-cell>
          <table:table-cell table:style-name="ce43" office:value-type="string">
            <text:p>KUR CLBK</text:p>
          </table:table-cell>
          <table:table-cell table:style-name="Default" office:value-type="string">
            <text:p>2016-05-19</text:p>
          </table:table-cell>
          <table:table-cell table:style-name="Default" table:number-columns-repeated="3"/>
          <table:table-cell table:style-name="Default" office:value-type="string">
            <text:p>7010AZ7002540 (MASROKAN)</text:p>
          </table:table-cell>
          <table:table-cell table:style-name="Default" table:number-columns-repeated="1001"/>
        </table:table-row>
        <table:table-row table:style-name="ro5">
          <table:table-cell table:style-name="Default" table:number-columns-repeated="12"/>
          <table:table-cell table:style-name="Default" office:value-type="string">
            <text:p>7010QZ0003358</text:p>
          </table:table-cell>
          <table:table-cell table:style-name="Default" office:value-type="string">
            <text:p>JOKO HARTANTO</text:p>
          </table:table-cell>
          <table:table-cell table:style-name="Default" office:value-type="string">
            <text:p>087832033543</text:p>
          </table:table-cell>
          <table:table-cell table:style-name="Default" office:value-type="string">
            <text:p>JL BATUR SARI V-002/009-SAWAHBESAR-50163-GAYAMSARI-0991-Kota Semarang</text:p>
          </table:table-cell>
          <table:table-cell table:style-name="Default" office:value-type="string">
            <text:p>JU09-Industri Tekstil, sandang &amp; kulit</text:p>
          </table:table-cell>
          <table:table-cell table:style-name="Default" office:value-type="string">
            <text:p>ETU</text:p>
          </table:table-cell>
          <table:table-cell table:style-name="Default" office:value-type="string">
            <text:p>2016-05-19</text:p>
          </table:table-cell>
          <table:table-cell table:style-name="Default" table:number-columns-repeated="3"/>
          <table:table-cell table:style-name="Default" office:value-type="string">
            <text:p>7010QZ0003358 (JOKO HARTANTO)</text:p>
          </table:table-cell>
          <table:table-cell table:style-name="Default" table:number-columns-repeated="1001"/>
        </table:table-row>
        <table:table-row table:style-name="ro5">
          <table:table-cell table:style-name="Default" table:number-columns-repeated="12"/>
          <table:table-cell table:style-name="Default" office:value-type="string">
            <text:p>7010AZ0003355</text:p>
          </table:table-cell>
          <table:table-cell table:style-name="Default" office:value-type="string">
            <text:p>ACHMADI</text:p>
          </table:table-cell>
          <table:table-cell table:style-name="Default" office:value-type="string">
            <text:p>002470438105</text:p>
          </table:table-cell>
          <table:table-cell table:style-name="Default" office:value-type="string">
            <text:p>JL BUKIT BRINGIN LESTARI 8-004/014-WONOSARI-50186-NGALIYAN-0991 - PROVINSI JAWA TENGAH @ KOTA</text:p>
          </table:table-cell>
          <table:table-cell table:style-name="Default" office:value-type="string">
            <text:p>JU12-Jasa lainnya</text:p>
          </table:table-cell>
          <table:table-cell table:style-name="Default" office:value-type="string">
            <text:p>ETU</text:p>
          </table:table-cell>
          <table:table-cell table:style-name="Default" office:value-type="string">
            <text:p>2016-05-19</text:p>
          </table:table-cell>
          <table:table-cell table:style-name="Default" table:number-columns-repeated="3"/>
          <table:table-cell table:style-name="Default" office:value-type="string">
            <text:p>7010AZ0003355 (ACHMADI)</text:p>
          </table:table-cell>
          <table:table-cell table:style-name="Default" table:number-columns-repeated="1001"/>
        </table:table-row>
        <table:table-row table:style-name="ro5">
          <table:table-cell table:style-name="Default" table:number-columns-repeated="12"/>
          <table:table-cell table:style-name="Default" office:value-type="string">
            <text:p>7010FZ0002026</text:p>
          </table:table-cell>
          <table:table-cell table:style-name="Default" office:value-type="string">
            <text:p>SUSANTO</text:p>
          </table:table-cell>
          <table:table-cell table:style-name="Default" office:value-type="string">
            <text:p>081914303776</text:p>
          </table:table-cell>
          <table:table-cell table:style-name="Default" office:value-type="string">
            <text:p>PERUM RANDUSARI B6-005/001-RANDUGUNTING-50552-BERGAS-0901 - PROVINSI JAWA TENGAH @ KAB.</text:p>
          </table:table-cell>
          <table:table-cell table:style-name="Default" office:value-type="string">
            <text:p>JU08-Industri Makanan, minuman &amp; tembakau</text:p>
          </table:table-cell>
          <table:table-cell table:style-name="Default" office:value-type="string">
            <text:p>ETU</text:p>
          </table:table-cell>
          <table:table-cell table:style-name="Default" office:value-type="string">
            <text:p>2016-05-19</text:p>
          </table:table-cell>
          <table:table-cell table:style-name="Default" table:number-columns-repeated="3"/>
          <table:table-cell table:style-name="Default" office:value-type="string">
            <text:p>7010FZ0002026 (SUSANTO)</text:p>
          </table:table-cell>
          <table:table-cell table:style-name="Default" table:number-columns-repeated="1001"/>
        </table:table-row>
        <table:table-row table:style-name="ro5">
          <table:table-cell table:style-name="Default" table:number-columns-repeated="12"/>
          <table:table-cell table:style-name="Default" office:value-type="string">
            <text:p>7010AZ8002691</text:p>
          </table:table-cell>
          <table:table-cell table:style-name="Default" office:value-type="string">
            <text:p>DWIYANTO</text:p>
          </table:table-cell>
          <table:table-cell table:style-name="Default" office:value-type="string">
            <text:p>08122921839</text:p>
          </table:table-cell>
          <table:table-cell table:style-name="Default" office:value-type="string">
            <text:p>JL POTROSARI BALAIDESA-001/002-SRONDOL KULON-50263-BANYUMANIK-0991 - PROVINSI JAWA TENGAH @ KOTA</text:p>
          </table:table-cell>
          <table:table-cell table:style-name="Default" office:value-type="string">
            <text:p>JU09-Industri Tekstil, sandang &amp; kulit</text:p>
          </table:table-cell>
          <table:table-cell table:style-name="Default" office:value-type="string">
            <text:p>ETU</text:p>
          </table:table-cell>
          <table:table-cell table:style-name="Default" office:value-type="string">
            <text:p>2016-05-19</text:p>
          </table:table-cell>
          <table:table-cell table:style-name="Default" table:number-columns-repeated="3"/>
          <table:table-cell table:style-name="Default" office:value-type="string">
            <text:p>7010AZ8002691 (DWIYANTO)</text:p>
          </table:table-cell>
          <table:table-cell table:style-name="Default" table:number-columns-repeated="1001"/>
        </table:table-row>
        <table:table-row table:style-name="ro5">
          <table:table-cell table:style-name="Default" table:number-columns-repeated="12"/>
          <table:table-cell table:style-name="Default" office:value-type="string">
            <text:p>7010BZ9003311</text:p>
          </table:table-cell>
          <table:table-cell table:style-name="Default" office:value-type="string">
            <text:p>SUPATMI</text:p>
          </table:table-cell>
          <table:table-cell table:style-name="Default" office:value-type="string">
            <text:p>081326700893</text:p>
          </table:table-cell>
          <table:table-cell table:style-name="Default" office:value-type="string">
            <text:p>JANGLI KRAJAN BLOK C 36-003/006-KARANGANYAR GUNUNG-50255-CANDISARI-0991 - PROVINSI JAWA TENGAH @ KOTA</text:p>
          </table:table-cell>
          <table:table-cell table:style-name="Default" office:value-type="string">
            <text:p>JU02-Barang spesifik lain-lain</text:p>
          </table:table-cell>
          <table:table-cell table:style-name="Default" office:value-type="string">
            <text:p>ETU</text:p>
          </table:table-cell>
          <table:table-cell table:style-name="Default" office:value-type="string">
            <text:p>2016-05-19</text:p>
          </table:table-cell>
          <table:table-cell table:style-name="Default" table:number-columns-repeated="3"/>
          <table:table-cell table:style-name="Default" office:value-type="string">
            <text:p>7010BZ9003311 (SUPATMI)</text:p>
          </table:table-cell>
          <table:table-cell table:style-name="Default" table:number-columns-repeated="1001"/>
        </table:table-row>
        <table:table-row table:style-name="ro5">
          <table:table-cell table:style-name="Default" table:number-columns-repeated="12"/>
          <table:table-cell table:style-name="Default" office:value-type="string">
            <text:p>7010DZ9003350</text:p>
          </table:table-cell>
          <table:table-cell table:style-name="Default" office:value-type="string">
            <text:p>TOHIRUN</text:p>
          </table:table-cell>
          <table:table-cell table:style-name="Default" office:value-type="string">
            <text:p>089679914704</text:p>
          </table:table-cell>
          <table:table-cell table:style-name="Default" office:value-type="string">
            <text:p>DSN MEJING-002/009-DUREN-50661-BANDUNGAN-0901 - PROVINSI JAWA TENGAH @ KAB.</text:p>
          </table:table-cell>
          <table:table-cell table:style-name="Default" office:value-type="string">
            <text:p>JU02-Barang spesifik lain-lain</text:p>
          </table:table-cell>
          <table:table-cell table:style-name="Default" office:value-type="string">
            <text:p>ETU</text:p>
          </table:table-cell>
          <table:table-cell table:style-name="Default" office:value-type="string">
            <text:p>2016-05-19</text:p>
          </table:table-cell>
          <table:table-cell table:style-name="Default" table:number-columns-repeated="3"/>
          <table:table-cell table:style-name="Default" office:value-type="string">
            <text:p>7010DZ9003350 (TOHIRUN)</text:p>
          </table:table-cell>
          <table:table-cell table:style-name="Default" table:number-columns-repeated="1001"/>
        </table:table-row>
        <table:table-row table:style-name="ro5">
          <table:table-cell table:style-name="Default" table:number-columns-repeated="12"/>
          <table:table-cell table:style-name="Default" office:value-type="string">
            <text:p>7010DZ9003279</text:p>
          </table:table-cell>
          <table:table-cell table:style-name="Default" office:value-type="string">
            <text:p>DARSONO</text:p>
          </table:table-cell>
          <table:table-cell table:style-name="Default" office:value-type="string">
            <text:p>00246707820</text:p>
          </table:table-cell>
          <table:table-cell table:style-name="Default" office:value-type="string">
            <text:p>JL BADAK I/60-003/006-PANDEANLAMPER-50167-GAYAMSARI-0991-Kota Semarang</text:p>
          </table:table-cell>
          <table:table-cell table:style-name="Default" office:value-type="string">
            <text:p>JU02-Barang spesifik lain-lain</text:p>
          </table:table-cell>
          <table:table-cell table:style-name="Default" office:value-type="string">
            <text:p>ETU</text:p>
          </table:table-cell>
          <table:table-cell table:style-name="Default" office:value-type="string">
            <text:p>2016-05-19</text:p>
          </table:table-cell>
          <table:table-cell table:style-name="Default" table:number-columns-repeated="3"/>
          <table:table-cell table:style-name="Default" office:value-type="string">
            <text:p>7010DZ9003279 (DARSONO)</text:p>
          </table:table-cell>
          <table:table-cell table:style-name="Default" table:number-columns-repeated="1001"/>
        </table:table-row>
        <table:table-row table:style-name="ro5">
          <table:table-cell table:style-name="Default" table:number-columns-repeated="12"/>
          <table:table-cell table:style-name="Default" office:value-type="string">
            <text:p>7010AZ9002993</text:p>
          </table:table-cell>
          <table:table-cell table:style-name="Default" office:value-type="string">
            <text:p>KWINARTI</text:p>
          </table:table-cell>
          <table:table-cell table:style-name="Default" office:value-type="string">
            <text:p>087832002722</text:p>
          </table:table-cell>
          <table:table-cell table:style-name="Default" office:value-type="string">
            <text:p>JL JANGLI KRAJAN-001/006-KARANGANYAR GUNUNG-50255-CANDISARI-0991-Kota Semarang</text:p>
          </table:table-cell>
          <table:table-cell table:style-name="Default" office:value-type="string">
            <text:p>JU02-Barang spesifik lain-lain</text:p>
          </table:table-cell>
          <table:table-cell table:style-name="Default" office:value-type="string">
            <text:p>TUPS</text:p>
          </table:table-cell>
          <table:table-cell table:style-name="Default" office:value-type="string">
            <text:p>2016-06-03</text:p>
          </table:table-cell>
          <table:table-cell table:style-name="Default" table:number-columns-repeated="3"/>
          <table:table-cell table:style-name="Default" office:value-type="string">
            <text:p>7010AZ9002993 (KWINARTI)</text:p>
          </table:table-cell>
          <table:table-cell table:style-name="Default" table:number-columns-repeated="1001"/>
        </table:table-row>
        <table:table-row table:style-name="ro5">
          <table:table-cell table:style-name="Default" table:number-columns-repeated="12"/>
          <table:table-cell table:style-name="Default" office:value-type="string">
            <text:p>7010BZ0002052</text:p>
          </table:table-cell>
          <table:table-cell table:style-name="Default" office:value-type="string">
            <text:p>YATINI</text:p>
          </table:table-cell>
          <table:table-cell table:style-name="Default" office:value-type="string">
            <text:p>085727781549</text:p>
          </table:table-cell>
          <table:table-cell table:style-name="Default" office:value-type="string">
            <text:p>JL MERANTI BARAT DALAM I / 49-05/15-SRONDOL WETAN-50263-BANYUMANIK-0991 - PROVINSI JAWA TENGAH @ KOTA</text:p>
          </table:table-cell>
          <table:table-cell table:style-name="Default" office:value-type="string">
            <text:p>JU14-Kelontong</text:p>
          </table:table-cell>
          <table:table-cell table:style-name="Default" office:value-type="string">
            <text:p>TUPS</text:p>
          </table:table-cell>
          <table:table-cell table:style-name="Default" office:value-type="string">
            <text:p>2016-06-03</text:p>
          </table:table-cell>
          <table:table-cell table:style-name="Default" table:number-columns-repeated="3"/>
          <table:table-cell table:style-name="Default" office:value-type="string">
            <text:p>7010BZ0002052 (YATINI)</text:p>
          </table:table-cell>
          <table:table-cell table:style-name="Default" table:number-columns-repeated="1001"/>
        </table:table-row>
        <table:table-row table:style-name="ro5">
          <table:table-cell table:style-name="Default" table:number-columns-repeated="12"/>
          <table:table-cell table:style-name="Default" office:value-type="string">
            <text:p>7010EZ0002422</text:p>
          </table:table-cell>
          <table:table-cell table:style-name="Default" office:value-type="string">
            <text:p>AHMADI</text:p>
          </table:table-cell>
          <table:table-cell table:style-name="Default" office:value-type="string">
            <text:p>081805954665</text:p>
          </table:table-cell>
          <table:table-cell table:style-name="Default" office:value-type="string">
            <text:p>JL GAJAH TIMUR DALAM IV-001/009-GAYAMSARI-50161-GAYAMSARI-0991-Kota Semarang</text:p>
          </table:table-cell>
          <table:table-cell table:style-name="Default" office:value-type="string">
            <text:p>JU08-Industri Makanan, minuman &amp; tembakau</text:p>
          </table:table-cell>
          <table:table-cell table:style-name="Default" office:value-type="string">
            <text:p>TUPS</text:p>
          </table:table-cell>
          <table:table-cell table:style-name="Default" office:value-type="string">
            <text:p>2016-06-03</text:p>
          </table:table-cell>
          <table:table-cell table:style-name="Default" table:number-columns-repeated="3"/>
          <table:table-cell table:style-name="Default" office:value-type="string">
            <text:p>7010EZ0002422 (AHMADI)</text:p>
          </table:table-cell>
          <table:table-cell table:style-name="Default" table:number-columns-repeated="1001"/>
        </table:table-row>
        <table:table-row table:style-name="ro5">
          <table:table-cell table:style-name="Default" table:number-columns-repeated="12"/>
          <table:table-cell table:style-name="Default" office:value-type="string">
            <text:p>7010AZ9003022</text:p>
          </table:table-cell>
          <table:table-cell table:style-name="Default" office:value-type="string">
            <text:p>SARMAN</text:p>
          </table:table-cell>
          <table:table-cell table:style-name="Default" office:value-type="string">
            <text:p>081326666577</text:p>
          </table:table-cell>
          <table:table-cell table:style-name="Default" office:value-type="string">
            <text:p>GAJAH BARAT IV-004/009-PANDEANLAMPER-50167-GAYAMSARI-0991-Kota Semarang</text:p>
          </table:table-cell>
          <table:table-cell table:style-name="Default" office:value-type="string">
            <text:p>JU08-Industri Makanan, minuman &amp; tembakau</text:p>
          </table:table-cell>
          <table:table-cell table:style-name="Default" office:value-type="string">
            <text:p>TUPS</text:p>
          </table:table-cell>
          <table:table-cell table:style-name="Default" office:value-type="string">
            <text:p>2016-06-03</text:p>
          </table:table-cell>
          <table:table-cell table:style-name="Default" table:number-columns-repeated="3"/>
          <table:table-cell table:style-name="Default" office:value-type="string">
            <text:p>7010AZ9003022 (SARMAN)</text:p>
          </table:table-cell>
          <table:table-cell table:style-name="Default" table:number-columns-repeated="1001"/>
        </table:table-row>
        <table:table-row table:style-name="ro5">
          <table:table-cell table:style-name="Default" table:number-columns-repeated="12"/>
          <table:table-cell table:style-name="Default" office:value-type="string">
            <text:p>7010FZ0002022</text:p>
          </table:table-cell>
          <table:table-cell table:style-name="Default" office:value-type="string">
            <text:p>AGUS SUYANTO</text:p>
          </table:table-cell>
          <table:table-cell table:style-name="Default" office:value-type="string">
            <text:p>081225170166</text:p>
          </table:table-cell>
          <table:table-cell table:style-name="Default" office:value-type="string">
            <text:p>MURTI RAYA 203-009/015-MUKTIHARJO KIDUL-50197-PEDURUNGAN-0991 - PROVINSI JAWA TENGAH @ KOTA</text:p>
          </table:table-cell>
          <table:table-cell table:style-name="Default" office:value-type="string">
            <text:p>JU02-Barang spesifik lain-lain</text:p>
          </table:table-cell>
          <table:table-cell table:style-name="Default" office:value-type="string">
            <text:p>TUPS</text:p>
          </table:table-cell>
          <table:table-cell table:style-name="Default" office:value-type="string">
            <text:p>2016-06-03</text:p>
          </table:table-cell>
          <table:table-cell table:style-name="Default" table:number-columns-repeated="3"/>
          <table:table-cell table:style-name="Default" office:value-type="string">
            <text:p>7010FZ0002022 (AGUS SUYANTO)</text:p>
          </table:table-cell>
          <table:table-cell table:style-name="Default" table:number-columns-repeated="1001"/>
        </table:table-row>
        <table:table-row table:style-name="ro5">
          <table:table-cell table:style-name="Default" table:number-columns-repeated="12"/>
          <table:table-cell table:style-name="Default" office:value-type="string">
            <text:p>7010CZ9002834</text:p>
          </table:table-cell>
          <table:table-cell table:style-name="Default" office:value-type="string">
            <text:p>KOK LIONG</text:p>
          </table:table-cell>
          <table:table-cell table:style-name="Default" office:value-type="string">
            <text:p>002486452899</text:p>
          </table:table-cell>
          <table:table-cell table:style-name="Default" office:value-type="string">
            <text:p>CINDE BARAT I/10-004/005-JOMBLANG-50256-CANDISARI-0991 - PROVINSI JAWA TENGAH @ KOTA</text:p>
          </table:table-cell>
          <table:table-cell table:style-name="Default" office:value-type="string">
            <text:p>JU08-Industri Makanan, minuman &amp; tembakau</text:p>
          </table:table-cell>
          <table:table-cell table:style-name="Default" office:value-type="string">
            <text:p>TUPS</text:p>
          </table:table-cell>
          <table:table-cell table:style-name="Default" office:value-type="string">
            <text:p>2016-06-03</text:p>
          </table:table-cell>
          <table:table-cell table:style-name="Default" table:number-columns-repeated="3"/>
          <table:table-cell table:style-name="Default" office:value-type="string">
            <text:p>7010CZ9002834 (KOK LIONG)</text:p>
          </table:table-cell>
          <table:table-cell table:style-name="Default" table:number-columns-repeated="1001"/>
        </table:table-row>
        <table:table-row table:style-name="ro5">
          <table:table-cell table:style-name="Default" table:number-columns-repeated="12"/>
          <table:table-cell table:style-name="Default" office:value-type="string">
            <text:p>7010CZ0003005</text:p>
          </table:table-cell>
          <table:table-cell table:style-name="Default" office:value-type="string">
            <text:p>IEIS ALYSHA ISLAMIYATIE</text:p>
          </table:table-cell>
          <table:table-cell table:style-name="Default" office:value-type="string">
            <text:p>08157509500</text:p>
          </table:table-cell>
          <table:table-cell table:style-name="Default" office:value-type="string">
            <text:p>PERUM GRIYA UTAMA BANJARDOWO BARU A-001/010-KARANGROTO-50117-GENUK-0991 - PROVINSI JAWA TENGAH @ KOTA</text:p>
          </table:table-cell>
          <table:table-cell table:style-name="Default" office:value-type="string">
            <text:p>JU26-Restoran/ warung makan &amp; Hotel</text:p>
          </table:table-cell>
          <table:table-cell table:style-name="Default" office:value-type="string">
            <text:p>TUPS</text:p>
          </table:table-cell>
          <table:table-cell table:style-name="Default" office:value-type="string">
            <text:p>2016-06-03</text:p>
          </table:table-cell>
          <table:table-cell table:style-name="Default" table:number-columns-repeated="3"/>
          <table:table-cell table:style-name="Default" office:value-type="string">
            <text:p>7010CZ0003005 (IEIS ALYSHA ISLAMIYATIE)</text:p>
          </table:table-cell>
          <table:table-cell table:style-name="Default" table:number-columns-repeated="1001"/>
        </table:table-row>
        <table:table-row table:style-name="ro5">
          <table:table-cell table:style-name="Default" table:number-columns-repeated="12"/>
          <table:table-cell table:style-name="Default" office:value-type="string">
            <text:p>7010CZ0002991</text:p>
          </table:table-cell>
          <table:table-cell table:style-name="Default" office:value-type="string">
            <text:p>IEIS ALYSHA ISLAMIYATIE</text:p>
          </table:table-cell>
          <table:table-cell table:style-name="Default" office:value-type="string">
            <text:p>081575090500</text:p>
          </table:table-cell>
          <table:table-cell table:style-name="Default" office:value-type="string">
            <text:p>PERUM GRIYA UTAMA BANJARDOWO BARU A-001/010-KARANGROTO-50117-GENUK-0991 - PROVINSI JAWA TENGAH @ KOTA</text:p>
          </table:table-cell>
          <table:table-cell table:style-name="Default" office:value-type="string">
            <text:p>JU26-Restoran/ warung makan &amp; Hotel</text:p>
          </table:table-cell>
          <table:table-cell table:style-name="Default" office:value-type="string">
            <text:p>TUPS</text:p>
          </table:table-cell>
          <table:table-cell table:style-name="Default" office:value-type="string">
            <text:p>2016-06-03</text:p>
          </table:table-cell>
          <table:table-cell table:style-name="Default" table:number-columns-repeated="3"/>
          <table:table-cell table:style-name="Default" office:value-type="string">
            <text:p>7010CZ0002991 (IEIS ALYSHA ISLAMIYATIE)</text:p>
          </table:table-cell>
          <table:table-cell table:style-name="Default" table:number-columns-repeated="1001"/>
        </table:table-row>
        <table:table-row table:style-name="ro5">
          <table:table-cell table:style-name="Default" table:number-columns-repeated="12"/>
          <table:table-cell table:style-name="Default" office:value-type="string">
            <text:p>7010QZ9003097</text:p>
          </table:table-cell>
          <table:table-cell table:style-name="Default" office:value-type="string">
            <text:p>MOCH TAUFAN</text:p>
          </table:table-cell>
          <table:table-cell table:style-name="Default" office:value-type="string">
            <text:p>002470904715</text:p>
          </table:table-cell>
          <table:table-cell table:style-name="Default" office:value-type="string">
            <text:p>JL SRININDITO TIMUR VII-002/003-NGEMPLAK SIMONGAN-50148-SEMARANG BARAT-0991 - PROVINSI JAWA TENGAH @ KOTA</text:p>
          </table:table-cell>
          <table:table-cell table:style-name="Default" office:value-type="string">
            <text:p>JU12-Jasa lainnya</text:p>
          </table:table-cell>
          <table:table-cell table:style-name="Default" office:value-type="string">
            <text:p>TUPS</text:p>
          </table:table-cell>
          <table:table-cell table:style-name="Default" office:value-type="string">
            <text:p>2016-06-03</text:p>
          </table:table-cell>
          <table:table-cell table:style-name="Default" table:number-columns-repeated="3"/>
          <table:table-cell table:style-name="Default" office:value-type="string">
            <text:p>7010QZ9003097 (MOCH TAUFAN)</text:p>
          </table:table-cell>
          <table:table-cell table:style-name="Default" table:number-columns-repeated="1001"/>
        </table:table-row>
        <table:table-row table:style-name="ro5">
          <table:table-cell table:style-name="Default" table:number-columns-repeated="12"/>
          <table:table-cell table:style-name="Default" office:value-type="string">
            <text:p>7010QZ0003094</text:p>
          </table:table-cell>
          <table:table-cell table:style-name="Default" office:value-type="string">
            <text:p>SUGENG RIYADI</text:p>
          </table:table-cell>
          <table:table-cell table:style-name="Default" office:value-type="string">
            <text:p>081325019991</text:p>
          </table:table-cell>
          <table:table-cell table:style-name="Default" office:value-type="string">
            <text:p>SEKARAN</text:p>
          </table:table-cell>
          <table:table-cell table:style-name="Default" office:value-type="string">
            <text:p>JU12-Jasa lainnya</text:p>
          </table:table-cell>
          <table:table-cell table:style-name="Default" office:value-type="string">
            <text:p>POT TUID</text:p>
          </table:table-cell>
          <table:table-cell table:style-name="Default" office:value-type="string">
            <text:p>2016-05-31</text:p>
          </table:table-cell>
          <table:table-cell table:style-name="Default" table:number-columns-repeated="3"/>
          <table:table-cell table:style-name="Default" office:value-type="string">
            <text:p>7010QZ0003094 (SUGENG RIYADI)</text:p>
          </table:table-cell>
          <table:table-cell table:style-name="Default" table:number-columns-repeated="1001"/>
        </table:table-row>
        <table:table-row table:style-name="ro3">
          <table:table-cell table:style-name="Default" table:number-columns-repeated="12"/>
          <table:table-cell table:style-name="Default" office:value-type="string">
            <text:p>7010QZ0003242</text:p>
          </table:table-cell>
          <table:table-cell table:style-name="Default" office:value-type="string">
            <text:p>SRI PURWATI</text:p>
          </table:table-cell>
          <table:table-cell table:style-name="Default" office:value-type="string">
            <text:p>081325185184</text:p>
          </table:table-cell>
          <table:table-cell table:style-name="Default" table:number-columns-repeated="2"/>
          <table:table-cell table:style-name="Default" office:value-type="string">
            <text:p>POT TUID</text:p>
          </table:table-cell>
          <table:table-cell table:style-name="Default" office:value-type="string">
            <text:p>2016-05-31</text:p>
          </table:table-cell>
          <table:table-cell table:style-name="Default" table:number-columns-repeated="3"/>
          <table:table-cell table:style-name="Default" office:value-type="string">
            <text:p>7010QZ0003242 (SRI PURWATI)</text:p>
          </table:table-cell>
          <table:table-cell table:style-name="Default" table:number-columns-repeated="1001"/>
        </table:table-row>
        <table:table-row table:style-name="ro5">
          <table:table-cell table:style-name="Default" table:number-columns-repeated="12"/>
          <table:table-cell table:style-name="Default" office:value-type="string">
            <text:p>7010AZ7002466</text:p>
          </table:table-cell>
          <table:table-cell table:style-name="Default" office:value-type="string">
            <text:p>AGUS SUNOKO</text:p>
          </table:table-cell>
          <table:table-cell table:style-name="Default" office:value-type="string">
            <text:p>08164241171</text:p>
          </table:table-cell>
          <table:table-cell table:style-name="Default" office:value-type="string">
            <text:p>JL. RINJANI NO.120 D</text:p>
          </table:table-cell>
          <table:table-cell table:style-name="Default" office:value-type="string">
            <text:p>JU26-Restoran/ warung makan &amp; Hotel</text:p>
          </table:table-cell>
          <table:table-cell table:style-name="Default" office:value-type="string">
            <text:p>POT TUID</text:p>
          </table:table-cell>
          <table:table-cell table:style-name="Default" office:value-type="string">
            <text:p>2016-05-31</text:p>
          </table:table-cell>
          <table:table-cell table:style-name="Default" table:number-columns-repeated="3"/>
          <table:table-cell table:style-name="Default" office:value-type="string">
            <text:p>7010AZ7002466 (AGUS SUNOKO)</text:p>
          </table:table-cell>
          <table:table-cell table:style-name="Default" table:number-columns-repeated="1001"/>
        </table:table-row>
        <table:table-row table:style-name="ro5">
          <table:table-cell table:style-name="Default" table:number-columns-repeated="12"/>
          <table:table-cell table:style-name="Default" office:value-type="string">
            <text:p>7010CZ9102808</text:p>
          </table:table-cell>
          <table:table-cell table:style-name="Default" office:value-type="string">
            <text:p>DANIEL WIDODO</text:p>
          </table:table-cell>
          <table:table-cell table:style-name="Default" office:value-type="string">
            <text:p>085640556489</text:p>
          </table:table-cell>
          <table:table-cell table:style-name="Default" office:value-type="string">
            <text:p>JL. BADAK V/26</text:p>
          </table:table-cell>
          <table:table-cell table:style-name="Default" office:value-type="string">
            <text:p>JU26-Restoran/ warung makan &amp; Hotel</text:p>
          </table:table-cell>
          <table:table-cell table:style-name="Default" office:value-type="string">
            <text:p>POT TUID</text:p>
          </table:table-cell>
          <table:table-cell table:style-name="Default" office:value-type="string">
            <text:p>2016-05-31</text:p>
          </table:table-cell>
          <table:table-cell table:style-name="Default" table:number-columns-repeated="3"/>
          <table:table-cell table:style-name="Default" office:value-type="string">
            <text:p>7010CZ9102808 (DANIEL WIDODO)</text:p>
          </table:table-cell>
          <table:table-cell table:style-name="Default" table:number-columns-repeated="1001"/>
        </table:table-row>
        <table:table-row table:style-name="ro5">
          <table:table-cell table:style-name="Default" table:number-columns-repeated="12"/>
          <table:table-cell table:style-name="Default" office:value-type="string">
            <text:p>7010EZ7002488</text:p>
          </table:table-cell>
          <table:table-cell table:style-name="Default" office:value-type="string">
            <text:p>SUPRAPTO</text:p>
          </table:table-cell>
          <table:table-cell table:style-name="Default" office:value-type="string">
            <text:p>081390553578</text:p>
          </table:table-cell>
          <table:table-cell table:style-name="Default" office:value-type="string">
            <text:p>JL SYUHADA RAYA NO 31 A</text:p>
          </table:table-cell>
          <table:table-cell table:style-name="Default" office:value-type="string">
            <text:p>JU02-Barang spesifik lain-lain</text:p>
          </table:table-cell>
          <table:table-cell table:style-name="Default" office:value-type="string">
            <text:p>POT TUID</text:p>
          </table:table-cell>
          <table:table-cell table:style-name="Default" office:value-type="string">
            <text:p>2016-05-31</text:p>
          </table:table-cell>
          <table:table-cell table:style-name="Default" table:number-columns-repeated="3"/>
          <table:table-cell table:style-name="Default" office:value-type="string">
            <text:p>7010EZ7002488 (SUPRAPTO)</text:p>
          </table:table-cell>
          <table:table-cell table:style-name="Default" table:number-columns-repeated="1001"/>
        </table:table-row>
        <table:table-row table:style-name="ro5">
          <table:table-cell table:style-name="Default" table:number-columns-repeated="12"/>
          <table:table-cell table:style-name="Default" office:value-type="string">
            <text:p>7010BZ6002531</text:p>
          </table:table-cell>
          <table:table-cell table:style-name="Default" office:value-type="string">
            <text:p>NANANG SATRIYO</text:p>
          </table:table-cell>
          <table:table-cell table:style-name="Default" office:value-type="string">
            <text:p>002470222374</text:p>
          </table:table-cell>
          <table:table-cell table:style-name="Default" office:value-type="string">
            <text:p>JL MENOREH RAYA NO 40</text:p>
          </table:table-cell>
          <table:table-cell table:style-name="Default" office:value-type="string">
            <text:p>JU26-Restoran/ warung makan &amp; Hotel</text:p>
          </table:table-cell>
          <table:table-cell table:style-name="Default" office:value-type="string">
            <text:p>POT TUID</text:p>
          </table:table-cell>
          <table:table-cell table:style-name="Default" office:value-type="string">
            <text:p>2016-05-31</text:p>
          </table:table-cell>
          <table:table-cell table:style-name="Default" table:number-columns-repeated="3"/>
          <table:table-cell table:style-name="Default" office:value-type="string">
            <text:p>7010BZ6002531 (NANANG SATRIYO)</text:p>
          </table:table-cell>
          <table:table-cell table:style-name="Default" table:number-columns-repeated="1001"/>
        </table:table-row>
        <table:table-row table:style-name="ro5">
          <table:table-cell table:style-name="Default" table:number-columns-repeated="12"/>
          <table:table-cell table:style-name="Default" office:value-type="string">
            <text:p>7010QZ0003394</text:p>
          </table:table-cell>
          <table:table-cell table:style-name="Default" office:value-type="string">
            <text:p>DJUNAIDAH</text:p>
          </table:table-cell>
          <table:table-cell table:style-name="Default" office:value-type="string">
            <text:p>081325328228</text:p>
          </table:table-cell>
          <table:table-cell table:style-name="Default" office:value-type="string">
            <text:p>JL PURWOKOMUKTI BARAT I</text:p>
          </table:table-cell>
          <table:table-cell table:style-name="Default" office:value-type="string">
            <text:p>JU02-Barang spesifik lain-lain</text:p>
          </table:table-cell>
          <table:table-cell table:style-name="Default" office:value-type="string">
            <text:p>POT TUID</text:p>
          </table:table-cell>
          <table:table-cell table:style-name="Default" office:value-type="string">
            <text:p>2016-05-31</text:p>
          </table:table-cell>
          <table:table-cell table:style-name="Default" table:number-columns-repeated="3"/>
          <table:table-cell table:style-name="Default" office:value-type="string">
            <text:p>7010QZ0003394 (DJUNAIDAH)</text:p>
          </table:table-cell>
          <table:table-cell table:style-name="Default" table:number-columns-repeated="1001"/>
        </table:table-row>
        <table:table-row table:style-name="ro3">
          <table:table-cell table:style-name="Default" table:number-columns-repeated="12"/>
          <table:table-cell table:style-name="Default" office:value-type="string">
            <text:p>7010QZ0003172</text:p>
          </table:table-cell>
          <table:table-cell table:style-name="Default" office:value-type="string">
            <text:p>ROEBIYAH</text:p>
          </table:table-cell>
          <table:table-cell table:style-name="Default" office:value-type="string">
            <text:p>0248410912</text:p>
          </table:table-cell>
          <table:table-cell table:style-name="Default" table:number-columns-repeated="2"/>
          <table:table-cell table:style-name="Default" office:value-type="string">
            <text:p>POT TUID</text:p>
          </table:table-cell>
          <table:table-cell table:style-name="Default" office:value-type="string">
            <text:p>2016-05-31</text:p>
          </table:table-cell>
          <table:table-cell table:style-name="Default" table:number-columns-repeated="3"/>
          <table:table-cell table:style-name="Default" office:value-type="string">
            <text:p>7010QZ0003172 (ROEBIYAH)</text:p>
          </table:table-cell>
          <table:table-cell table:style-name="Default" table:number-columns-repeated="1001"/>
        </table:table-row>
        <table:table-row table:style-name="ro3">
          <table:table-cell table:style-name="Default" table:number-columns-repeated="12"/>
          <table:table-cell table:style-name="Default" office:value-type="string">
            <text:p>7010QZ0003199</text:p>
          </table:table-cell>
          <table:table-cell table:style-name="Default" office:value-type="string">
            <text:p>SUWARTI</text:p>
          </table:table-cell>
          <table:table-cell table:style-name="Default" office:value-type="string">
            <text:p>085290188157</text:p>
          </table:table-cell>
          <table:table-cell table:style-name="Default" table:number-columns-repeated="2"/>
          <table:table-cell table:style-name="Default" office:value-type="string">
            <text:p>POT TUID</text:p>
          </table:table-cell>
          <table:table-cell table:style-name="Default" office:value-type="string">
            <text:p>2016-05-31</text:p>
          </table:table-cell>
          <table:table-cell table:style-name="Default" table:number-columns-repeated="3"/>
          <table:table-cell table:style-name="Default" office:value-type="string">
            <text:p>7010QZ0003199 (SUWARTI)</text:p>
          </table:table-cell>
          <table:table-cell table:style-name="Default" table:number-columns-repeated="1001"/>
        </table:table-row>
        <table:table-row table:style-name="ro3" table:number-rows-repeated="51">
          <table:table-cell table:style-name="Default" table:number-columns-repeated="1024"/>
        </table:table-row>
        <table:table-row table:style-name="ro3" table:number-rows-repeated="1048495">
          <table:table-cell table:number-columns-repeated="1024"/>
        </table:table-row>
        <table:table-row table:style-name="ro3">
          <table:table-cell table:number-columns-repeated="1024"/>
        </table:table-row>
      </table:table>
      <table:table table:name="RKH" table:style-name="ta1" table:print="false">
        <table:table-column table:style-name="co55" table:default-cell-style-name="ce6"/>
        <table:table-column table:style-name="co56" table:default-cell-style-name="ce6"/>
        <table:table-column table:style-name="co12" table:default-cell-style-name="ce6"/>
        <table:table-column table:style-name="co47" table:default-cell-style-name="ce6"/>
        <table:table-column table:style-name="co15" table:default-cell-style-name="ce6"/>
        <table:table-column table:style-name="co16" table:number-columns-repeated="2" table:default-cell-style-name="ce6"/>
        <table:table-column table:style-name="co57" table:default-cell-style-name="ce6"/>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58" table:default-cell-style-name="ce6"/>
        <table:table-column table:style-name="co23" table:default-cell-style-name="ce6"/>
        <table:table-column table:style-name="co24" table:default-cell-style-name="ce6"/>
        <table:table-column table:style-name="co25" table:default-cell-style-name="ce6"/>
        <table:table-column table:style-name="co26" table:default-cell-style-name="ce6"/>
        <table:table-column table:style-name="co24" table:default-cell-style-name="ce6"/>
        <table:table-column table:style-name="co25" table:default-cell-style-name="ce6"/>
        <table:table-column table:style-name="co26" table:default-cell-style-name="ce6"/>
        <table:table-column table:style-name="co59" table:default-cell-style-name="ce6"/>
        <table:table-column table:style-name="co28" table:default-cell-style-name="ce6"/>
        <table:table-column table:style-name="co29" table:default-cell-style-name="ce6"/>
        <table:table-column table:style-name="co30" table:default-cell-style-name="ce6"/>
        <table:table-column table:style-name="co31" table:default-cell-style-name="ce6"/>
        <table:table-column table:style-name="co32" table:default-cell-style-name="ce6"/>
        <table:table-column table:style-name="co60" table:default-cell-style-name="ce6"/>
        <table:table-column table:style-name="co61" table:default-cell-style-name="ce6"/>
        <table:table-column table:style-name="co62" table:default-cell-style-name="ce6"/>
        <table:table-column table:style-name="co63" table:default-cell-style-name="ce6"/>
        <table:table-column table:style-name="co64" table:default-cell-style-name="ce6"/>
        <table:table-column table:style-name="co65" table:default-cell-style-name="ce6"/>
        <table:table-column table:style-name="co66" table:default-cell-style-name="ce6"/>
        <table:table-column table:style-name="co67" table:default-cell-style-name="ce6"/>
        <table:table-column table:style-name="co10" table:number-columns-repeated="990" table:default-cell-style-name="ce6"/>
        <table:table-row table:style-name="ro7">
          <table:table-cell table:style-name="ce44" office:value-type="string">
            <text:p>TGL INPUT</text:p>
          </table:table-cell>
          <table:table-cell table:style-name="ce45" office:value-type="string">
            <text:p>NOCAS</text:p>
          </table:table-cell>
          <table:table-cell table:style-name="ce45" office:value-type="string">
            <text:p>NIK (JABATAN)</text:p>
          </table:table-cell>
          <table:table-cell table:style-name="ce45" office:value-type="string">
            <text:p>NAMA</text:p>
          </table:table-cell>
          <table:table-cell table:style-name="ce45" office:value-type="string">
            <text:p>KODE</text:p>
          </table:table-cell>
          <table:table-cell table:style-name="ce45" office:value-type="string">
            <text:p>PLAN SUBZONA</text:p>
          </table:table-cell>
          <table:table-cell table:style-name="ce45" office:value-type="string">
            <text:p>SUMBER PROSPECT</text:p>
          </table:table-cell>
          <table:table-cell table:style-name="ce45" office:value-type="string">
            <text:p>APPID</text:p>
          </table:table-cell>
          <table:table-cell table:style-name="ce45" office:value-type="string">
            <text:p>NAMA CALON DEBITUR</text:p>
          </table:table-cell>
          <table:table-cell table:style-name="ce45" office:value-type="string">
            <text:p>SUBZONA CADEB</text:p>
          </table:table-cell>
          <table:table-cell table:style-name="ce45" office:value-type="string">
            <text:p>NO. TELP./ HP.</text:p>
          </table:table-cell>
          <table:table-cell table:style-name="ce45" office:value-type="string">
            <text:p>JENIS USAHA</text:p>
          </table:table-cell>
          <table:table-cell table:style-name="ce45" office:value-type="string">
            <text:p>ALAMAT USAHA/T. TINGGAL</text:p>
          </table:table-cell>
          <table:table-cell table:style-name="ce45" office:value-type="string">
            <text:p>LAMA USAHA</text:p>
          </table:table-cell>
          <table:table-cell table:style-name="ce45" office:value-type="string">
            <text:p>GOOD CHAR 1</text:p>
          </table:table-cell>
          <table:table-cell table:style-name="ce45" office:value-type="string">
            <text:p>PEMBERI INFO 1</text:p>
          </table:table-cell>
          <table:table-cell table:style-name="ce45" office:value-type="string">
            <text:p>NO. TELP./ HP. PEMBERI INFO 1</text:p>
          </table:table-cell>
          <table:table-cell table:style-name="ce45" office:value-type="string">
            <text:p>GOOD CHAR 2</text:p>
          </table:table-cell>
          <table:table-cell table:style-name="ce45" office:value-type="string">
            <text:p>PEMBERI INFO 2</text:p>
          </table:table-cell>
          <table:table-cell table:style-name="ce45" office:value-type="string">
            <text:p>NO. TELP./ HP. PEMBERI INFO 1</text:p>
          </table:table-cell>
          <table:table-cell table:style-name="ce45" office:value-type="string">
            <text:p>JENIS PRODUK</text:p>
          </table:table-cell>
          <table:table-cell table:style-name="ce45" office:value-type="string">
            <text:p>STATUS CALON DEBITUR</text:p>
          </table:table-cell>
          <table:table-cell table:style-name="ce45" office:value-type="string">
            <text:p>JENIS DATA</text:p>
          </table:table-cell>
          <table:table-cell table:style-name="ce46" office:value-type="string">
            <text:p>KETERANGAN</text:p>
          </table:table-cell>
          <table:table-cell table:style-name="ce46" office:value-type="string">
            <text:p>LOKASI KUNJUNGAN</text:p>
          </table:table-cell>
          <table:table-cell table:style-name="ce44" office:value-type="string">
            <text:p>TGL RENCANA KUNJUNGAN</text:p>
          </table:table-cell>
          <table:table-cell table:style-name="ce46" office:value-type="string">
            <text:p>PENC. KUNJ.(AKT)</text:p>
          </table:table-cell>
          <table:table-cell table:style-name="ce46" office:value-type="string">
            <text:p>STATUS KUNJ. (AKT)</text:p>
          </table:table-cell>
          <table:table-cell table:style-name="ce46" office:value-type="string">
            <text:p>PROSES SELANJUTNYA (AKT)</text:p>
          </table:table-cell>
          <table:table-cell table:style-name="ce47" office:value-type="string">
            <text:p>TGL KUNJ.(BEFORE)</text:p>
          </table:table-cell>
          <table:table-cell table:style-name="ce48" office:value-type="string">
            <text:p>PENC. KUNJ.(BEFORE)</text:p>
          </table:table-cell>
          <table:table-cell table:style-name="ce48" office:value-type="string">
            <text:p>STATUS KUNJ.(BEFORE)</text:p>
          </table:table-cell>
          <table:table-cell table:style-name="ce48" office:value-type="string">
            <text:p>PROSES SELANJUTNYA (BEFORE)</text:p>
          </table:table-cell>
          <table:table-cell table:style-name="ce46" office:value-type="string">
            <text:p>[nocas][tgl_input][kd_cabang][tgl_rencana_kunjungan][plansubzona_ro][nik_ro][appid][sumber_prospek][nama_cadeb][subzona_cadeb][no_tlp_cadeb][alamat_cadeb][jenis_usaha][jenis_produk][status_kunjungan]</text:p>
          </table:table-cell>
          <table:table-cell table:style-name="ce46"/>
          <table:table-cell table:number-columns-repeated="989"/>
        </table:table-row>
        <table:table-row table:style-name="ro7" table:number-rows-repeated="5">
          <table:table-cell table:number-columns-repeated="1024"/>
        </table:table-row>
        <table:table-row table:style-name="ro3">
          <table:table-cell table:number-columns-repeated="40"/>
          <table:table-cell table:style-name="ce49"/>
          <table:table-cell table:number-columns-repeated="983"/>
        </table:table-row>
        <table:table-row table:style-name="ro3" table:number-rows-repeated="1048568">
          <table:table-cell table:number-columns-repeated="1024"/>
        </table:table-row>
        <table:table-row table:style-name="ro3">
          <table:table-cell table:number-columns-repeated="1024"/>
        </table:table-row>
      </table:table>
      <table:table table:name="damaiweb" table:style-name="ta1" table:print="false">
        <table:table-column table:style-name="co27" table:default-cell-style-name="ce6"/>
        <table:table-column table:style-name="co68" table:default-cell-style-name="ce6"/>
        <table:table-column table:style-name="co69" table:default-cell-style-name="ce6"/>
        <table:table-column table:style-name="co70" table:default-cell-style-name="ce6"/>
        <table:table-column table:style-name="co71" table:default-cell-style-name="ce6"/>
        <table:table-column table:style-name="co72" table:default-cell-style-name="ce6"/>
        <table:table-column table:style-name="co73" table:default-cell-style-name="ce6"/>
        <table:table-column table:style-name="co74" table:default-cell-style-name="ce6"/>
        <table:table-column table:style-name="co75" table:default-cell-style-name="ce6"/>
        <table:table-column table:style-name="co76" table:default-cell-style-name="ce52"/>
        <table:table-column table:style-name="co77" table:default-cell-style-name="ce6"/>
        <table:table-column table:style-name="co20" table:default-cell-style-name="ce6"/>
        <table:table-column table:style-name="co78" table:default-cell-style-name="ce6"/>
        <table:table-column table:style-name="co10" table:number-columns-repeated="1011" table:default-cell-style-name="ce6"/>
        <table:table-row table:style-name="ro7">
          <table:table-cell table:style-name="ce50" office:value-type="string">
            <text:p>NIK (JABATAN)</text:p>
          </table:table-cell>
          <table:table-cell table:style-name="ce50" office:value-type="string">
            <text:p>NOCAS</text:p>
          </table:table-cell>
          <table:table-cell table:style-name="ce50" office:value-type="string">
            <text:p>SUMBER_DDP</text:p>
          </table:table-cell>
          <table:table-cell table:style-name="ce50" office:value-type="string">
            <text:p>NAMA_CALON_DEBITUR</text:p>
          </table:table-cell>
          <table:table-cell table:style-name="ce50" office:value-type="string">
            <text:p>SUB_ZONA_CADEB</text:p>
          </table:table-cell>
          <table:table-cell table:style-name="ce50" office:value-type="string">
            <text:p>ALAMAT</text:p>
          </table:table-cell>
          <table:table-cell table:style-name="ce50" office:value-type="string">
            <text:p>NO_TLP_CADEB</text:p>
          </table:table-cell>
          <table:table-cell table:style-name="ce50" office:value-type="string">
            <text:p>JENIS_USAHA</text:p>
          </table:table-cell>
          <table:table-cell table:style-name="ce50" office:value-type="string">
            <text:p>JENIS_PRODUK</text:p>
          </table:table-cell>
          <table:table-cell table:style-name="ce51" office:value-type="string">
            <text:p>TGL_RENCANA_KUNJUNGAN</text:p>
          </table:table-cell>
          <table:table-cell table:style-name="ce50" office:value-type="string">
            <text:p>STATUS_KUNJUNGAN</text:p>
          </table:table-cell>
          <table:table-cell table:style-name="ce50" office:value-type="string">
            <text:p>APPID</text:p>
          </table:table-cell>
          <table:table-cell table:style-name="ce50" office:value-type="string">
            <text:p>PLAN_SUBZONA_RO</text:p>
          </table:table-cell>
          <table:table-cell office:value-type="string">
            <text:p>[NOCAS],[UPLOAD_DATE],[KODE_CABANG],[TGL_RENCANA_KUNJUNGAN],[PLAN_SUBZONA_RO],[NIK],[APPID],[NAMA_CADEB],[SUBZONA_CADEB],[TLP_CADEB],[ALAMAT_CADEB],[JENIS_USAHA],[JENIS_PRODUK],[USER]</text:p>
          </table:table-cell>
          <table:table-cell table:number-columns-repeated="1010"/>
        </table:table-row>
        <table:table-row table:style-name="ro7" table:number-rows-repeated="1048574">
          <table:table-cell table:number-columns-repeated="1024"/>
        </table:table-row>
        <table:table-row table:style-name="ro7">
          <table:table-cell table:number-columns-repeated="1024"/>
        </table:table-row>
      </table:table>
      <table:table table:name="DDP" table:style-name="ta1" table:print="false">
        <table:table-column table:style-name="co79" table:default-cell-style-name="ce54"/>
        <table:table-column table:style-name="co80" table:default-cell-style-name="ce54"/>
        <table:table-column table:style-name="co81" table:default-cell-style-name="ce54"/>
        <table:table-column table:style-name="co15" table:default-cell-style-name="ce54"/>
        <table:table-column table:style-name="co82" table:default-cell-style-name="ce54"/>
        <table:table-column table:style-name="co83" table:default-cell-style-name="ce54"/>
        <table:table-column table:style-name="co84" table:default-cell-style-name="ce54"/>
        <table:table-column table:style-name="co85" table:default-cell-style-name="ce54"/>
        <table:table-column table:style-name="co86" table:default-cell-style-name="ce54"/>
        <table:table-column table:style-name="co87" table:default-cell-style-name="ce57"/>
        <table:table-column table:style-name="co88" table:default-cell-style-name="ce54"/>
        <table:table-column table:style-name="co89" table:default-cell-style-name="ce54"/>
        <table:table-column table:style-name="co90" table:default-cell-style-name="ce60"/>
        <table:table-column table:style-name="co91" table:default-cell-style-name="ce54"/>
        <table:table-column table:style-name="co92" table:default-cell-style-name="ce54"/>
        <table:table-column table:style-name="co10" table:number-columns-repeated="993" table:default-cell-style-name="ce54"/>
        <table:table-column table:style-name="co10" table:number-columns-repeated="16" table:default-cell-style-name="ce57"/>
        <table:table-row table:style-name="ro5">
          <table:table-cell table:style-name="ce53" office:value-type="string">
            <text:p>Tgl Input</text:p>
          </table:table-cell>
          <table:table-cell table:style-name="ce55" office:value-type="string">
            <text:p>NOCAS</text:p>
          </table:table-cell>
          <table:table-cell table:style-name="ce56" office:value-type="string">
            <text:p>NIK</text:p>
          </table:table-cell>
          <table:table-cell table:style-name="ce56" office:value-type="string">
            <text:p>KODE RO</text:p>
          </table:table-cell>
          <table:table-cell table:style-name="ce56" office:value-type="string">
            <text:p>NAMA RO</text:p>
          </table:table-cell>
          <table:table-cell table:style-name="ce53" office:value-type="string">
            <text:p>Zona RO</text:p>
          </table:table-cell>
          <table:table-cell table:style-name="ce53" office:value-type="string">
            <text:p>Sumber Prospect</text:p>
          </table:table-cell>
          <table:table-cell table:style-name="ce53" office:value-type="string">
            <text:p>CIF TopUp</text:p>
          </table:table-cell>
          <table:table-cell table:style-name="ce53" office:value-type="string">
            <text:p>Zona CaDeb</text:p>
          </table:table-cell>
          <table:table-cell table:style-name="ce53" office:value-type="string">
            <text:p>Nama Calon Debitur</text:p>
          </table:table-cell>
          <table:table-cell table:style-name="ce53" office:value-type="string">
            <text:p>No. Telp./ HP.</text:p>
          </table:table-cell>
          <table:table-cell table:style-name="ce58" office:value-type="string">
            <text:p>Jenis Usaha</text:p>
          </table:table-cell>
          <table:table-cell table:style-name="ce59" office:value-type="string">
            <text:p>Ren. Kunj. Selanjutnya</text:p>
          </table:table-cell>
          <table:table-cell table:style-name="ce53" office:value-type="string">
            <text:p>Alamat Lokasi Kunjungan</text:p>
          </table:table-cell>
          <table:table-cell table:style-name="ce61" office:value-type="string">
            <text:p>FLAG</text:p>
          </table:table-cell>
          <table:table-cell table:style-name="ce62" table:number-columns-repeated="3"/>
          <table:table-cell table:style-name="ce63" table:number-columns-repeated="990"/>
          <table:table-cell table:number-columns-repeated="16"/>
        </table:table-row>
        <table:table-row table:style-name="ro3" table:number-rows-repeated="1048574">
          <table:table-cell table:number-columns-repeated="1024"/>
        </table:table-row>
        <table:table-row table:style-name="ro3">
          <table:table-cell table:number-columns-repeated="1024"/>
        </table:table-row>
      </table:table>
      <table:table table:name="DB" table:style-name="ta1" table:print="false">
        <table:table-column table:style-name="co93" table:number-columns-repeated="2" table:default-cell-style-name="Default"/>
        <table:table-column table:style-name="co94" table:default-cell-style-name="Default"/>
        <table:table-column table:style-name="co47" table:default-cell-style-name="Default"/>
        <table:table-column table:style-name="co34" table:default-cell-style-name="Default"/>
        <table:table-column table:style-name="co95" table:default-cell-style-name="Default"/>
        <table:table-column table:style-name="co16" table:default-cell-style-name="Default"/>
        <table:table-column table:style-name="co96" table:default-cell-style-name="Default"/>
        <table:table-column table:style-name="co18" table:default-cell-style-name="Default"/>
        <table:table-column table:style-name="co97" table:default-cell-style-name="Default"/>
        <table:table-column table:style-name="co20" table:default-cell-style-name="Default"/>
        <table:table-column table:style-name="co36" table:default-cell-style-name="Default"/>
        <table:table-column table:style-name="co58"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4" table:default-cell-style-name="Default"/>
        <table:table-column table:style-name="co25" table:default-cell-style-name="Default"/>
        <table:table-column table:style-name="co26" table:default-cell-style-name="Default"/>
        <table:table-column table:style-name="co59"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60" table:default-cell-style-name="Default"/>
        <table:table-column table:style-name="co61" table:default-cell-style-name="Default"/>
        <table:table-column table:style-name="co98" table:default-cell-style-name="Default"/>
        <table:table-column table:style-name="co10" table:number-columns-repeated="992" table:default-cell-style-name="Default"/>
        <table:table-row table:style-name="ro3">
          <table:table-cell table:style-name="ce57"/>
          <table:table-cell table:style-name="ce65"/>
          <table:table-cell table:style-name="ce63"/>
          <table:table-cell table:style-name="ce54" table:number-columns-repeated="8"/>
          <table:table-cell table:style-name="ce67"/>
          <table:table-cell table:style-name="ce68"/>
          <table:table-cell table:style-name="ce69"/>
          <table:table-cell table:style-name="ce57"/>
          <table:table-cell table:style-name="ce69" table:number-columns-repeated="2"/>
          <table:table-cell table:style-name="ce70" table:number-columns-repeated="11"/>
          <table:table-cell table:style-name="ce54" table:number-columns-repeated="992"/>
          <table:table-cell table:style-name="ce57"/>
        </table:table-row>
        <table:table-row table:style-name="ro3">
          <table:table-cell table:style-name="ce64" office:value-type="string">
            <text:p>TGL INPUT</text:p>
          </table:table-cell>
          <table:table-cell table:style-name="ce66" office:value-type="string">
            <text:p>NOCAS</text:p>
          </table:table-cell>
          <table:table-cell table:style-name="ce66" office:value-type="string">
            <text:p>NIK</text:p>
          </table:table-cell>
          <table:table-cell table:style-name="ce66" office:value-type="string">
            <text:p>NAMA RO</text:p>
          </table:table-cell>
          <table:table-cell table:style-name="ce66" office:value-type="string">
            <text:p>KODE RO</text:p>
          </table:table-cell>
          <table:table-cell table:style-name="ce66" office:value-type="string">
            <text:p>PLAN SUBZONA RO</text:p>
          </table:table-cell>
          <table:table-cell table:style-name="ce66" office:value-type="string">
            <text:p>SUMBER PROSPECT</text:p>
          </table:table-cell>
          <table:table-cell table:style-name="ce66" office:value-type="string">
            <text:p>CIF</text:p>
          </table:table-cell>
          <table:table-cell table:style-name="ce66" office:value-type="string">
            <text:p>NAMA CALON DEBITUR</text:p>
          </table:table-cell>
          <table:table-cell table:style-name="ce66" office:value-type="string">
            <text:p>SUBZONA CADEB</text:p>
          </table:table-cell>
          <table:table-cell table:style-name="ce66" office:value-type="string">
            <text:p>NO. TELP./ HP.</text:p>
          </table:table-cell>
          <table:table-cell table:style-name="ce66" office:value-type="string">
            <text:p>JENIS USAHA</text:p>
          </table:table-cell>
          <table:table-cell table:style-name="ce66" office:value-type="string">
            <text:p>ALAMAT USAHA/T. TINGGAL</text:p>
          </table:table-cell>
          <table:table-cell table:style-name="ce66" office:value-type="string">
            <text:p>LAMA USAHA</text:p>
          </table:table-cell>
          <table:table-cell table:style-name="ce66" office:value-type="string">
            <text:p>GOOD CHAR 1</text:p>
          </table:table-cell>
          <table:table-cell table:style-name="ce66" office:value-type="string">
            <text:p>PEMBERI INFO 1</text:p>
          </table:table-cell>
          <table:table-cell table:style-name="ce66" office:value-type="string">
            <text:p>NO. TELP./ HP. PEMBERI INFO 1</text:p>
          </table:table-cell>
          <table:table-cell table:style-name="ce66" office:value-type="string">
            <text:p>GOOD CHAR 2</text:p>
          </table:table-cell>
          <table:table-cell table:style-name="ce66" office:value-type="string">
            <text:p>PEMBERI INFO 2</text:p>
          </table:table-cell>
          <table:table-cell table:style-name="ce66" office:value-type="string">
            <text:p>NO. TELP./ HP. PEMBERI INFO 1</text:p>
          </table:table-cell>
          <table:table-cell table:style-name="ce66" office:value-type="string">
            <text:p>JENIS PRODUK</text:p>
          </table:table-cell>
          <table:table-cell table:style-name="ce66" office:value-type="string">
            <text:p>STATUS CALON DEBITUR</text:p>
          </table:table-cell>
          <table:table-cell table:style-name="ce66" office:value-type="string">
            <text:p>JENIS DATA</text:p>
          </table:table-cell>
          <table:table-cell table:style-name="ce71" office:value-type="string">
            <text:p>KETERANGAN</text:p>
          </table:table-cell>
          <table:table-cell table:style-name="ce71" office:value-type="string">
            <text:p>LOKASI KUNJUNGAN</text:p>
          </table:table-cell>
          <table:table-cell table:style-name="ce64" office:value-type="string">
            <text:p>TGL RENCANA KUNJUNGAN</text:p>
          </table:table-cell>
          <table:table-cell table:style-name="ce71" office:value-type="string">
            <text:p>PENC. KUNJ.(AKT)</text:p>
          </table:table-cell>
          <table:table-cell table:style-name="ce71" office:value-type="string">
            <text:p>STATUS KUNJ. (AKT)</text:p>
          </table:table-cell>
          <table:table-cell table:style-name="ce71" office:value-type="string">
            <text:p>PROSES SELANJUTNYA (AKT)</text:p>
          </table:table-cell>
          <table:table-cell table:style-name="ce54" table:number-columns-repeated="991"/>
          <table:table-cell table:style-name="ce57"/>
        </table:table-row>
        <table:table-row table:style-name="ro3" table:number-rows-repeated="1048573">
          <table:table-cell table:number-columns-repeated="1021"/>
        </table:table-row>
        <table:table-row table:style-name="ro3">
          <table:table-cell table:number-columns-repeated="1021"/>
        </table:table-row>
      </table:table>
      <table:table table:name="RKH_NIK" table:style-name="ta1" table:print="false">
        <table:table-column table:style-name="co99" table:default-cell-style-name="ce72"/>
        <table:table-column table:style-name="co80" table:default-cell-style-name="ce72"/>
        <table:table-column table:style-name="co81" table:default-cell-style-name="ce72"/>
        <table:table-column table:style-name="co82" table:default-cell-style-name="ce72"/>
        <table:table-column table:style-name="co15" table:default-cell-style-name="ce72"/>
        <table:table-column table:style-name="co16" table:number-columns-repeated="2" table:default-cell-style-name="ce72"/>
        <table:table-column table:style-name="co100" table:default-cell-style-name="ce72"/>
        <table:table-column table:style-name="co18" table:default-cell-style-name="ce72"/>
        <table:table-column table:style-name="co19" table:default-cell-style-name="ce72"/>
        <table:table-column table:style-name="co20" table:default-cell-style-name="ce72"/>
        <table:table-column table:style-name="co101" table:default-cell-style-name="ce72"/>
        <table:table-column table:style-name="co58" table:default-cell-style-name="ce72"/>
        <table:table-column table:style-name="co23" table:default-cell-style-name="ce72"/>
        <table:table-column table:style-name="co24" table:default-cell-style-name="ce72"/>
        <table:table-column table:style-name="co25" table:default-cell-style-name="ce72"/>
        <table:table-column table:style-name="co26" table:default-cell-style-name="ce72"/>
        <table:table-column table:style-name="co24" table:default-cell-style-name="ce72"/>
        <table:table-column table:style-name="co25" table:default-cell-style-name="ce72"/>
        <table:table-column table:style-name="co26" table:default-cell-style-name="ce72"/>
        <table:table-column table:style-name="co27" table:default-cell-style-name="ce72"/>
        <table:table-column table:style-name="co28" table:default-cell-style-name="ce72"/>
        <table:table-column table:style-name="co29" table:default-cell-style-name="ce72"/>
        <table:table-column table:style-name="co30" table:default-cell-style-name="ce72"/>
        <table:table-column table:style-name="co31" table:default-cell-style-name="ce72"/>
        <table:table-column table:style-name="co32" table:default-cell-style-name="ce72"/>
        <table:table-column table:style-name="co33" table:default-cell-style-name="ce72"/>
        <table:table-column table:style-name="co34" table:default-cell-style-name="ce72"/>
        <table:table-column table:style-name="co22" table:default-cell-style-name="ce72"/>
        <table:table-column table:style-name="co63" table:default-cell-style-name="ce72"/>
        <table:table-column table:style-name="co64" table:default-cell-style-name="ce72"/>
        <table:table-column table:style-name="co65" table:default-cell-style-name="ce72"/>
        <table:table-column table:style-name="co66" table:default-cell-style-name="ce72"/>
        <table:table-column table:style-name="co10" table:number-columns-repeated="991" table:default-cell-style-name="ce72"/>
        <table:table-row table:style-name="ro3">
          <table:table-cell table:style-name="ce64" office:value-type="string">
            <text:p>TGL INPUT</text:p>
          </table:table-cell>
          <table:table-cell table:style-name="ce66" office:value-type="string">
            <text:p>NOCAS</text:p>
          </table:table-cell>
          <table:table-cell table:style-name="ce66" office:value-type="string">
            <text:p>NIK</text:p>
          </table:table-cell>
          <table:table-cell table:style-name="ce66" office:value-type="string">
            <text:p>NAMA RO</text:p>
          </table:table-cell>
          <table:table-cell table:style-name="ce66" office:value-type="string">
            <text:p>KODE RO</text:p>
          </table:table-cell>
          <table:table-cell table:style-name="ce66" office:value-type="string">
            <text:p>PLAN SUBZONA RO</text:p>
          </table:table-cell>
          <table:table-cell table:style-name="ce66" office:value-type="string">
            <text:p>SUMBER PROSPECT</text:p>
          </table:table-cell>
          <table:table-cell table:style-name="ce66" office:value-type="string">
            <text:p>CIF</text:p>
          </table:table-cell>
          <table:table-cell table:style-name="ce66" office:value-type="string">
            <text:p>NAMA CALON DEBITUR</text:p>
          </table:table-cell>
          <table:table-cell table:style-name="ce66" office:value-type="string">
            <text:p>SUBZONA CADEB</text:p>
          </table:table-cell>
          <table:table-cell table:style-name="ce66" office:value-type="string">
            <text:p>NO. TELP./ HP.</text:p>
          </table:table-cell>
          <table:table-cell table:style-name="ce66" office:value-type="string">
            <text:p>JENIS USAHA</text:p>
          </table:table-cell>
          <table:table-cell table:style-name="ce66" office:value-type="string">
            <text:p>ALAMAT USAHA/T. TINGGAL</text:p>
          </table:table-cell>
          <table:table-cell table:style-name="ce66" office:value-type="string">
            <text:p>LAMA USAHA</text:p>
          </table:table-cell>
          <table:table-cell table:style-name="ce66" office:value-type="string">
            <text:p>GOOD CHAR 1</text:p>
          </table:table-cell>
          <table:table-cell table:style-name="ce66" office:value-type="string">
            <text:p>PEMBERI INFO 1</text:p>
          </table:table-cell>
          <table:table-cell table:style-name="ce66" office:value-type="string">
            <text:p>NO. TELP./ HP. PEMBERI INFO 1</text:p>
          </table:table-cell>
          <table:table-cell table:style-name="ce66" office:value-type="string">
            <text:p>GOOD CHAR 2</text:p>
          </table:table-cell>
          <table:table-cell table:style-name="ce66" office:value-type="string">
            <text:p>PEMBERI INFO 2</text:p>
          </table:table-cell>
          <table:table-cell table:style-name="ce66" office:value-type="string">
            <text:p>NO. TELP./ HP. PEMBERI INFO 1</text:p>
          </table:table-cell>
          <table:table-cell table:style-name="ce66" office:value-type="string">
            <text:p>JENIS PRODUK</text:p>
          </table:table-cell>
          <table:table-cell table:style-name="ce66" office:value-type="string">
            <text:p>STATUS CALON DEBITUR</text:p>
          </table:table-cell>
          <table:table-cell table:style-name="ce66" office:value-type="string">
            <text:p>JENIS DATA</text:p>
          </table:table-cell>
          <table:table-cell table:style-name="ce71" office:value-type="string">
            <text:p>KETERANGAN</text:p>
          </table:table-cell>
          <table:table-cell table:style-name="ce71" office:value-type="string">
            <text:p>LOKASI KUNJUNGAN</text:p>
          </table:table-cell>
          <table:table-cell table:style-name="ce64" office:value-type="string">
            <text:p>TGL RENCANA KUNJUNGAN</text:p>
          </table:table-cell>
          <table:table-cell table:style-name="ce71" office:value-type="string">
            <text:p>PENC. KUNJ.(AKT)</text:p>
          </table:table-cell>
          <table:table-cell table:style-name="ce71" office:value-type="string">
            <text:p>STATUS KUNJ. (AKT)</text:p>
          </table:table-cell>
          <table:table-cell table:style-name="ce71" office:value-type="string">
            <text:p>PROSES SELANJUTNYA (AKT)</text:p>
          </table:table-cell>
          <table:table-cell table:style-name="ce73" office:value-type="string">
            <text:p>TGL KUNJ.(BEFORE)</text:p>
          </table:table-cell>
          <table:table-cell table:style-name="ce74" office:value-type="string">
            <text:p>PENC. KUNJ.(BEFORE)</text:p>
          </table:table-cell>
          <table:table-cell table:style-name="ce74" office:value-type="string">
            <text:p>STATUS KUNJ.(BEFORE)</text:p>
          </table:table-cell>
          <table:table-cell table:style-name="ce74" office:value-type="string">
            <text:p>PROSES SELANJUTNYA (BEFORE)</text:p>
          </table:table-cell>
          <table:table-cell table:number-columns-repeated="991"/>
        </table:table-row>
        <table:table-row table:style-name="ro8" table:number-rows-repeated="1048574">
          <table:table-cell table:number-columns-repeated="1024"/>
        </table:table-row>
        <table:table-row table:style-name="ro8">
          <table:table-cell table:number-columns-repeated="1024"/>
        </table:table-row>
      </table:table>
      <table:table table:name="Parameter" table:style-name="ta1" table:print="false">
        <table:table-column table:style-name="co102" table:default-cell-style-name="ce6"/>
        <table:table-column table:style-name="co103" table:default-cell-style-name="ce6"/>
        <table:table-column table:style-name="co10" table:default-cell-style-name="ce6"/>
        <table:table-column table:style-name="co104" table:default-cell-style-name="ce6"/>
        <table:table-column table:style-name="co105" table:default-cell-style-name="ce6"/>
        <table:table-column table:style-name="co106" table:default-cell-style-name="ce6"/>
        <table:table-column table:style-name="co82" table:default-cell-style-name="ce6"/>
        <table:table-column table:style-name="co104" table:default-cell-style-name="ce6"/>
        <table:table-column table:style-name="co107" table:default-cell-style-name="ce6"/>
        <table:table-column table:style-name="co108" table:default-cell-style-name="ce6"/>
        <table:table-column table:style-name="co82" table:default-cell-style-name="ce6"/>
        <table:table-column table:style-name="co109" table:default-cell-style-name="ce6"/>
        <table:table-column table:style-name="co11" table:default-cell-style-name="ce6"/>
        <table:table-column table:style-name="co106" table:default-cell-style-name="ce6"/>
        <table:table-column table:style-name="co82" table:default-cell-style-name="ce6"/>
        <table:table-column table:style-name="co109" table:default-cell-style-name="ce6"/>
        <table:table-column table:style-name="co110" table:default-cell-style-name="ce6"/>
        <table:table-column table:style-name="co111" table:default-cell-style-name="ce6"/>
        <table:table-column table:style-name="co80" table:default-cell-style-name="ce6"/>
        <table:table-column table:style-name="co73" table:default-cell-style-name="ce6"/>
        <table:table-column table:style-name="co89" table:default-cell-style-name="ce6"/>
        <table:table-column table:style-name="co109" table:default-cell-style-name="ce6"/>
        <table:table-column table:style-name="co105" table:number-columns-repeated="2" table:default-cell-style-name="ce6"/>
        <table:table-column table:style-name="co112" table:default-cell-style-name="ce6"/>
        <table:table-column table:style-name="co113" table:default-cell-style-name="ce6"/>
        <table:table-column table:style-name="co114" table:default-cell-style-name="ce6"/>
        <table:table-column table:style-name="co109" table:default-cell-style-name="ce6"/>
        <table:table-column table:style-name="co115" table:default-cell-style-name="ce6"/>
        <table:table-column table:style-name="co116" table:default-cell-style-name="ce6"/>
        <table:table-column table:style-name="co95" table:default-cell-style-name="ce6"/>
        <table:table-column table:style-name="co44" table:default-cell-style-name="ce6"/>
        <table:table-column table:style-name="co10" table:number-columns-repeated="6" table:default-cell-style-name="ce6"/>
        <table:table-column table:style-name="co117" table:default-cell-style-name="ce6"/>
        <table:table-column table:style-name="co10" table:number-columns-repeated="985" table:default-cell-style-name="ce6"/>
        <table:table-row table:style-name="ro3">
          <table:table-cell table:style-name="ce75"/>
          <table:table-cell table:style-name="ce76" table:number-columns-repeated="2"/>
          <table:table-cell table:style-name="ce14" office:value-type="float" office:value="3">
            <text:p>3</text:p>
          </table:table-cell>
          <table:table-cell table:style-name="ce81" office:value-type="string">
            <text:p>Tabel Kunjungan RKH</text:p>
          </table:table-cell>
          <table:table-cell table:style-name="ce83" office:value-type="string">
            <text:p>remark</text:p>
          </table:table-cell>
          <table:table-cell table:style-name="ce84" office:value-type="string">
            <text:p>description</text:p>
          </table:table-cell>
          <table:table-cell table:style-name="ce14" office:value-type="float" office:value="7">
            <text:p>7</text:p>
          </table:table-cell>
          <table:table-cell table:style-name="ce81" office:value-type="string">
            <text:p>Tabel Jenis Usaha</text:p>
          </table:table-cell>
          <table:table-cell table:style-name="ce83" office:value-type="string">
            <text:p>remark</text:p>
          </table:table-cell>
          <table:table-cell table:style-name="ce84" office:value-type="string">
            <text:p>description</text:p>
          </table:table-cell>
          <table:table-cell table:style-name="ce14" office:value-type="float" office:value="11">
            <text:p>11</text:p>
          </table:table-cell>
          <table:table-cell table:style-name="ce81" office:value-type="string">
            <text:p>Tabel Jenis Produk</text:p>
          </table:table-cell>
          <table:table-cell table:style-name="ce83" office:value-type="string">
            <text:p>remark</text:p>
          </table:table-cell>
          <table:table-cell table:style-name="ce84" office:value-type="string">
            <text:p>description</text:p>
          </table:table-cell>
          <table:table-cell table:style-name="ce14" office:value-type="float" office:value="15">
            <text:p>15</text:p>
          </table:table-cell>
          <table:table-cell table:style-name="ce85" office:value-type="string">
            <text:p>Kriteria</text:p>
          </table:table-cell>
          <table:table-cell table:style-name="ce85" office:value-type="string">
            <text:p>ZONA</text:p>
          </table:table-cell>
          <table:table-cell table:style-name="ce85" office:value-type="string">
            <text:p>ZONARo</text:p>
          </table:table-cell>
          <table:table-cell table:style-name="ce85" office:value-type="string">
            <text:p>ZONA Aktif BESOK</text:p>
          </table:table-cell>
          <table:table-cell table:style-name="ce85" office:value-type="string">
            <text:p>ZONA DB</text:p>
          </table:table-cell>
          <table:table-cell table:style-name="ce14" office:value-type="float" office:value="21">
            <text:p>21</text:p>
          </table:table-cell>
          <table:table-cell table:style-name="ce87" office:value-type="string">
            <text:p>belum appid</text:p>
          </table:table-cell>
          <table:table-cell table:style-name="ce87" office:value-type="string">
            <text:p>sudah appid</text:p>
          </table:table-cell>
          <table:table-cell table:style-name="ce87" office:value-type="string">
            <text:p>cm/coll</text:p>
          </table:table-cell>
          <table:table-cell table:style-name="ce14" office:value-type="float" office:value="25">
            <text:p>25</text:p>
          </table:table-cell>
          <table:table-cell table:style-name="ce14" table:number-columns-repeated="2"/>
          <table:table-cell table:style-name="ce103"/>
          <table:table-cell table:style-name="ce108" office:value-type="string" table:number-columns-spanned="3" table:number-rows-spanned="1">
            <text:p>Last Status Aktual Kunjungan</text:p>
          </table:table-cell>
          <table:covered-table-cell table:number-columns-repeated="2" table:style-name="ce108"/>
          <table:table-cell table:style-name="ce14" office:value-type="float" office:value="32">
            <text:p>32</text:p>
          </table:table-cell>
          <table:table-cell table:style-name="ce87" office:value-type="string">
            <text:p>TH&amp;BLN</text:p>
          </table:table-cell>
          <table:table-cell table:style-name="ce87" office:value-type="string">
            <text:p>JML HARI</text:p>
          </table:table-cell>
          <table:table-cell table:style-name="ce87" office:value-type="string">
            <text:p>JULIAN</text:p>
          </table:table-cell>
          <table:table-cell table:style-name="ce14" office:value-type="float" office:value="36">
            <text:p>36</text:p>
          </table:table-cell>
          <table:table-cell table:style-name="ce123" table:formula="of:=YEAR(NOW())&amp;MONTH(NOW())-1" office:value-type="string" office:string-value="20179">
            <text:p>20179</text:p>
          </table:table-cell>
          <table:table-cell table:style-name="ce123" office:value-type="string">
            <text:p>TH&amp;BLN</text:p>
          </table:table-cell>
          <table:table-cell table:style-name="ce14"/>
          <table:table-cell table:style-name="ce43" office:value-type="string">
            <text:p>SUMBERDDP</text:p>
          </table:table-cell>
          <table:table-cell office:value-type="string">
            <text:p>7269G</text:p>
          </table:table-cell>
          <table:table-cell table:style-name="ce14" table:formula="of:=TEXT(NOW();&quot;dd&quot;)" office:value-type="string" office:string-value="12">
            <text:p>12</text:p>
          </table:table-cell>
          <table:table-cell table:style-name="ce14" office:value-type="string">
            <text:p>KODE RO</text:p>
          </table:table-cell>
          <table:table-cell table:style-name="ce14" office:value-type="float" office:value="44">
            <text:p>44</text:p>
          </table:table-cell>
          <table:table-cell table:style-name="ce14" office:value-type="string">
            <text:p>November 2014</text:p>
          </table:table-cell>
          <table:table-cell table:style-name="ce14"/>
          <table:table-cell table:style-name="Default" office:value-type="string">
            <text:p>status</text:p>
          </table:table-cell>
          <table:table-cell table:style-name="ce14" office:value-type="string">
            <text:p>BULAN INPUT</text:p>
          </table:table-cell>
          <table:table-cell table:style-name="ce14"/>
          <table:table-cell table:style-name="ce14" office:value-type="string">
            <text:p>ZONA HIS</text:p>
          </table:table-cell>
          <table:table-cell table:style-name="ce14"/>
          <table:table-cell table:style-name="ce14" office:value-type="string">
            <text:p>ZONACADEB</text:p>
          </table:table-cell>
          <table:table-cell table:style-name="ce14"/>
          <table:table-cell table:number-columns-repeated="3"/>
          <table:table-cell table:style-name="ce14" table:number-columns-repeated="958"/>
          <table:table-cell table:number-columns-repeated="9"/>
        </table:table-row>
        <table:table-row table:style-name="ro3">
          <table:table-cell table:style-name="ce76" office:value-type="string">
            <text:p>reguler</text:p>
          </table:table-cell>
          <table:table-cell table:style-name="ce76" table:number-columns-repeated="2"/>
          <table:table-cell table:style-name="ce14"/>
          <table:table-cell table:style-name="ce82" office:value-type="string">
            <text:p>K01-Ketemu CaDeb Berminat</text:p>
          </table:table-cell>
          <table:table-cell/>
          <table:table-cell table:style-name="ce76"/>
          <table:table-cell table:style-name="ce14" table:formula="of:=LEN([.I2])" office:value-type="float" office:value="17">
            <text:p>17</text:p>
          </table:table-cell>
          <table:table-cell table:style-name="ce76" office:value-type="string">
            <text:p>JU01-Barang bekas</text:p>
          </table:table-cell>
          <table:table-cell office:value-type="string">
            <text:p>Barang bekas</text:p>
          </table:table-cell>
          <table:table-cell table:style-name="ce76" office:value-type="string">
            <text:p>JU1</text:p>
          </table:table-cell>
          <table:table-cell table:style-name="ce14"/>
          <table:table-cell office:value-type="string">
            <text:p>UM1-Menengah</text:p>
          </table:table-cell>
          <table:table-cell office:value-type="string">
            <text:p>UM1</text:p>
          </table:table-cell>
          <table:table-cell office:value-type="string">
            <text:p>Menengah</text:p>
          </table:table-cell>
          <table:table-cell table:style-name="ce14"/>
          <table:table-cell office:value-type="string">
            <text:p>RKH</text:p>
          </table:table-cell>
          <table:table-cell table:style-name="ce14" office:value-type="string">
            <text:p>A</text:p>
          </table:table-cell>
          <table:table-cell office:value-type="string">
            <text:p>C1</text:p>
          </table:table-cell>
          <table:table-cell table:style-name="ce14" office:value-type="string">
            <text:p>C1</text:p>
          </table:table-cell>
          <table:table-cell table:style-name="ce14" office:value-type="string">
            <text:p>D1</text:p>
          </table:table-cell>
          <table:table-cell table:style-name="ce14"/>
          <table:table-cell table:style-name="ce88" office:value-type="string">
            <text:p>K01-Ketemu CaDeb Berminat</text:p>
          </table:table-cell>
          <table:table-cell table:style-name="ce88" office:value-type="string">
            <text:p>K07-RO Batal Kunjungan</text:p>
          </table:table-cell>
          <table:table-cell table:style-name="ce88" office:value-type="string">
            <text:p>KM1-Ketemu Customer Maintenance</text:p>
          </table:table-cell>
          <table:table-cell table:style-name="ce14" table:number-columns-repeated="3"/>
          <table:table-cell table:style-name="ce104" office:value-type="string">
            <text:p>AKTIVITAS SALES</text:p>
          </table:table-cell>
          <table:table-cell table:style-name="ce109" office:value-type="string">
            <text:p>BLANK / KKB / TKC /BK</text:p>
          </table:table-cell>
          <table:table-cell table:style-name="ce115" office:value-type="string">
            <text:p>KB</text:p>
          </table:table-cell>
          <table:table-cell table:style-name="ce109" office:value-type="string">
            <text:p>APPID</text:p>
          </table:table-cell>
          <table:table-cell table:style-name="ce14"/>
          <table:table-cell table:style-name="ce89" office:value-type="string">
            <text:p>20151</text:p>
          </table:table-cell>
          <table:table-cell table:style-name="ce89" office:value-type="float" office:value="31">
            <text:p>31</text:p>
          </table:table-cell>
          <table:table-cell table:style-name="ce89" table:formula="of:=[.AI2]" office:value-type="float" office:value="31">
            <text:p>31</text:p>
          </table:table-cell>
          <table:table-cell table:style-name="ce14"/>
          <table:table-cell table:style-name="ce124" table:formula="of:=DAY(NOW())" office:value-type="float" office:value="12">
            <text:p>12</text:p>
          </table:table-cell>
          <table:table-cell table:style-name="ce123" office:value-type="string">
            <text:p>HARI KE- DI BLN BERJALAN</text:p>
          </table:table-cell>
          <table:table-cell table:style-name="ce14"/>
          <table:table-cell table:style-name="Default" office:value-type="string">
            <text:p>CSB</text:p>
          </table:table-cell>
          <table:table-cell table:style-name="ce14" table:number-columns-repeated="4"/>
          <table:table-cell table:style-name="ce14" office:value-type="string">
            <text:p>Desember 2014</text:p>
          </table:table-cell>
          <table:table-cell table:style-name="ce14"/>
          <table:table-cell table:style-name="ce14" office:value-type="string">
            <text:p>KB</text:p>
          </table:table-cell>
          <table:table-cell table:style-name="ce43" office:value-type="string">
            <text:p>Nov 2014</text:p>
          </table:table-cell>
          <table:table-cell table:style-name="ce14"/>
          <table:table-cell table:style-name="ce14" office:value-type="string">
            <text:p>B1</text:p>
          </table:table-cell>
          <table:table-cell table:style-name="ce14"/>
          <table:table-cell table:style-name="Default" office:value-type="string">
            <text:p>A1</text:p>
          </table:table-cell>
          <table:table-cell table:style-name="ce14"/>
          <table:table-cell table:number-columns-repeated="3"/>
          <table:table-cell table:style-name="ce14" table:number-columns-repeated="958"/>
          <table:table-cell table:number-columns-repeated="9"/>
        </table:table-row>
        <table:table-row table:style-name="ro3">
          <table:table-cell table:style-name="ce76" table:number-columns-repeated="3"/>
          <table:table-cell/>
          <table:table-cell table:style-name="ce82" office:value-type="string">
            <text:p>K02-Ketemu CaDeb Tidak Berminat</text:p>
          </table:table-cell>
          <table:table-cell/>
          <table:table-cell table:style-name="ce76"/>
          <table:table-cell table:style-name="ce14" table:formula="of:=LEN([.I3])" office:value-type="float" office:value="30">
            <text:p>30</text:p>
          </table:table-cell>
          <table:table-cell table:style-name="ce76" office:value-type="string">
            <text:p>JU02-Barang spesifik lain-lain</text:p>
          </table:table-cell>
          <table:table-cell office:value-type="string">
            <text:p>Barang spesifik lain-lain</text:p>
          </table:table-cell>
          <table:table-cell table:style-name="ce76" office:value-type="string">
            <text:p>JU2</text:p>
          </table:table-cell>
          <table:table-cell/>
          <table:table-cell office:value-type="string">
            <text:p>UB1-Menengah</text:p>
          </table:table-cell>
          <table:table-cell office:value-type="string">
            <text:p>UB1</text:p>
          </table:table-cell>
          <table:table-cell office:value-type="string">
            <text:p>Menengah</text:p>
          </table:table-cell>
          <table:table-cell/>
          <table:table-cell office:value-type="string">
            <text:p>CSB</text:p>
          </table:table-cell>
          <table:table-cell table:style-name="ce14" office:value-type="string">
            <text:p>B</text:p>
          </table:table-cell>
          <table:table-cell table:style-name="ce14"/>
          <table:table-cell table:number-columns-repeated="2" table:style-name="ce14" office:value-type="string">
            <text:p>B1</text:p>
          </table:table-cell>
          <table:table-cell/>
          <table:table-cell table:style-name="ce88" office:value-type="string">
            <text:p>K02-Ketemu CaDeb Tidak Berminat</text:p>
          </table:table-cell>
          <table:table-cell table:style-name="ce88" office:value-type="string">
            <text:p>K08-Adm. RT/ RW/ Kel./ Kec</text:p>
          </table:table-cell>
          <table:table-cell table:style-name="ce88" office:value-type="string">
            <text:p>KC1-Ketemu Collection</text:p>
          </table:table-cell>
          <table:table-cell table:style-name="ce92" office:value-type="string">
            <text:p>TGL. KUNJ. AKTUAL</text:p>
          </table:table-cell>
          <table:table-cell table:style-name="ce96" office:value-type="string">
            <text:p>2015-04-01</text:p>
          </table:table-cell>
          <table:table-cell/>
          <table:table-cell table:style-name="ce105" office:value-type="string">
            <text:p>K01-Ketemu CaDeb Berminat</text:p>
          </table:table-cell>
          <table:table-cell table:style-name="ce110" office:value-type="string">
            <text:p>KB</text:p>
          </table:table-cell>
          <table:table-cell table:style-name="ce116" office:value-type="string">
            <text:p>FU</text:p>
          </table:table-cell>
          <table:table-cell table:style-name="ce120"/>
          <table:table-cell/>
          <table:table-cell table:style-name="ce89" office:value-type="string">
            <text:p>20152</text:p>
          </table:table-cell>
          <table:table-cell table:style-name="ce89" office:value-type="float" office:value="28">
            <text:p>28</text:p>
          </table:table-cell>
          <table:table-cell table:style-name="ce89" table:formula="of:=[.AJ2]+[.AI3]" office:value-type="float" office:value="59">
            <text:p>59</text:p>
          </table:table-cell>
          <table:table-cell/>
          <table:table-cell table:style-name="ce124" table:formula="of:=VLOOKUP([.AL1];[.AH2:.AJ259];3;0)" office:value-type="float" office:value="0">
            <text:p>#N/A</text:p>
          </table:table-cell>
          <table:table-cell table:style-name="ce123"/>
          <table:table-cell/>
          <table:table-cell table:style-name="Default" office:value-type="string">
            <text:p>REFERENSI - PURNABAKTI</text:p>
          </table:table-cell>
          <table:table-cell table:number-columns-repeated="6"/>
          <table:table-cell table:style-name="ce14" office:value-type="string">
            <text:p>FU</text:p>
          </table:table-cell>
          <table:table-cell table:style-name="ce43" office:value-type="string">
            <text:p>Dec 2014</text:p>
          </table:table-cell>
          <table:table-cell/>
          <table:table-cell office:value-type="string">
            <text:p>C1</text:p>
          </table:table-cell>
          <table:table-cell/>
          <table:table-cell table:style-name="Default" office:value-type="string">
            <text:p>A2</text:p>
          </table:table-cell>
          <table:table-cell table:number-columns-repeated="971"/>
        </table:table-row>
        <table:table-row table:style-name="ro3">
          <table:table-cell table:style-name="ce76" table:number-columns-repeated="3"/>
          <table:table-cell/>
          <table:table-cell table:style-name="ce82" office:value-type="string">
            <text:p>K03-Ketemu CaDeb Belum presentasi</text:p>
          </table:table-cell>
          <table:table-cell/>
          <table:table-cell table:style-name="ce76"/>
          <table:table-cell table:style-name="ce14" table:formula="of:=LEN([.I4])" office:value-type="float" office:value="12">
            <text:p>12</text:p>
          </table:table-cell>
          <table:table-cell table:style-name="ce76" office:value-type="string">
            <text:p>JU03-Bengkel</text:p>
          </table:table-cell>
          <table:table-cell office:value-type="string">
            <text:p>Bengkel</text:p>
          </table:table-cell>
          <table:table-cell table:style-name="ce76" office:value-type="string">
            <text:p>JU3</text:p>
          </table:table-cell>
          <table:table-cell/>
          <table:table-cell office:value-type="string">
            <text:p>UM2-Mapan</text:p>
          </table:table-cell>
          <table:table-cell office:value-type="string">
            <text:p>UM2</text:p>
          </table:table-cell>
          <table:table-cell office:value-type="string">
            <text:p>Mapan</text:p>
          </table:table-cell>
          <table:table-cell/>
          <table:table-cell office:value-type="string">
            <text:p>Semua</text:p>
          </table:table-cell>
          <table:table-cell table:style-name="ce14" office:value-type="string">
            <text:p>C</text:p>
          </table:table-cell>
          <table:table-cell/>
          <table:table-cell table:style-name="ce14" office:value-type="string">
            <text:p>A1</text:p>
          </table:table-cell>
          <table:table-cell table:style-name="ce14" office:value-type="string">
            <text:p>C1</text:p>
          </table:table-cell>
          <table:table-cell/>
          <table:table-cell table:style-name="ce88" office:value-type="string">
            <text:p>K03-Ketemu CaDeb Belum presentasi</text:p>
          </table:table-cell>
          <table:table-cell table:style-name="ce88" office:value-type="string">
            <text:p>K09-Adm. Samsat</text:p>
          </table:table-cell>
          <table:table-cell table:style-name="ce89"/>
          <table:table-cell table:style-name="ce93" office:value-type="string">
            <text:p>PENCAPAIAN KUNJ. AKTUAL</text:p>
          </table:table-cell>
          <table:table-cell table:style-name="ce97" office:value-type="string">
            <text:p>K01-Ketemu CaDeb Berminat</text:p>
          </table:table-cell>
          <table:table-cell/>
          <table:table-cell table:style-name="ce105" office:value-type="string">
            <text:p>K02-Ketemu CaDeb Tidak Berminat</text:p>
          </table:table-cell>
          <table:table-cell table:style-name="ce110" office:value-type="string">
            <text:p>KB</text:p>
          </table:table-cell>
          <table:table-cell table:style-name="ce116" office:value-type="string">
            <text:p>FU</text:p>
          </table:table-cell>
          <table:table-cell table:style-name="ce121"/>
          <table:table-cell/>
          <table:table-cell table:style-name="ce89" office:value-type="string">
            <text:p>20153</text:p>
          </table:table-cell>
          <table:table-cell table:style-name="ce89" office:value-type="float" office:value="31">
            <text:p>31</text:p>
          </table:table-cell>
          <table:table-cell table:style-name="ce89" table:formula="of:=[.AJ3]+[.AI4]" office:value-type="float" office:value="90">
            <text:p>90</text:p>
          </table:table-cell>
          <table:table-cell/>
          <table:table-cell table:style-name="ce123" table:formula="of:=SUM([.AL2:.AL3])" office:value-type="float" office:value="0">
            <text:p>#N/A</text:p>
          </table:table-cell>
          <table:table-cell table:style-name="ce123"/>
          <table:table-cell/>
          <table:table-cell table:style-name="Default" office:value-type="string">
            <text:p>TOPUP</text:p>
          </table:table-cell>
          <table:table-cell table:number-columns-repeated="6"/>
          <table:table-cell table:style-name="ce14" office:value-type="string">
            <text:p>KKB</text:p>
          </table:table-cell>
          <table:table-cell table:style-name="ce43" office:value-type="string">
            <text:p>Jan 2015</text:p>
          </table:table-cell>
          <table:table-cell/>
          <table:table-cell office:value-type="string">
            <text:p>D1</text:p>
          </table:table-cell>
          <table:table-cell/>
          <table:table-cell table:style-name="Default" office:value-type="string">
            <text:p>A3</text:p>
          </table:table-cell>
          <table:table-cell table:number-columns-repeated="971"/>
        </table:table-row>
        <table:table-row table:style-name="ro3">
          <table:table-cell table:style-name="ce77" office:value-type="string">
            <text:p>This Month</text:p>
          </table:table-cell>
          <table:table-cell table:style-name="ce76" table:number-columns-repeated="2"/>
          <table:table-cell/>
          <table:table-cell table:style-name="ce82" office:value-type="string">
            <text:p>K04-Ketemu Keluarga</text:p>
          </table:table-cell>
          <table:table-cell table:style-name="ce76" table:number-columns-repeated="2"/>
          <table:table-cell table:style-name="ce14" table:formula="of:=LEN([.I5])" office:value-type="float" office:value="22">
            <text:p>22</text:p>
          </table:table-cell>
          <table:table-cell table:style-name="ce76" office:value-type="string">
            <text:p>JU04 -Eceran Kaki Lima</text:p>
          </table:table-cell>
          <table:table-cell office:value-type="string">
            <text:p>Eceran Kaki Lima</text:p>
          </table:table-cell>
          <table:table-cell table:style-name="ce76" office:value-type="string">
            <text:p>JU4</text:p>
          </table:table-cell>
          <table:table-cell/>
          <table:table-cell office:value-type="string">
            <text:p>UB2-Mapan</text:p>
          </table:table-cell>
          <table:table-cell office:value-type="string">
            <text:p>UB2</text:p>
          </table:table-cell>
          <table:table-cell office:value-type="string">
            <text:p>Mapan</text:p>
          </table:table-cell>
          <table:table-cell table:number-columns-repeated="2"/>
          <table:table-cell table:style-name="ce14" office:value-type="string">
            <text:p>D</text:p>
          </table:table-cell>
          <table:table-cell/>
          <table:table-cell table:style-name="ce14"/>
          <table:table-cell table:style-name="ce14" office:value-type="string">
            <text:p>A3</text:p>
          </table:table-cell>
          <table:table-cell/>
          <table:table-cell table:style-name="ce88" office:value-type="string">
            <text:p>K04-Ketemu Keluarga</text:p>
          </table:table-cell>
          <table:table-cell table:style-name="ce88" office:value-type="string">
            <text:p>K10-Adm. Notaris</text:p>
          </table:table-cell>
          <table:table-cell table:style-name="ce89"/>
          <table:table-cell table:style-name="ce94" office:value-type="string">
            <text:p>STATUS PENC. KUNJ.</text:p>
          </table:table-cell>
          <table:table-cell table:style-name="ce98" office:value-type="string">
            <text:p>APPID</text:p>
          </table:table-cell>
          <table:table-cell/>
          <table:table-cell table:style-name="ce105" office:value-type="string">
            <text:p>K03-Ketemu CaDeb Belum presentasi</text:p>
          </table:table-cell>
          <table:table-cell table:style-name="ce110" office:value-type="string">
            <text:p>KKB</text:p>
          </table:table-cell>
          <table:table-cell table:style-name="ce116" office:value-type="string">
            <text:p>KKB</text:p>
          </table:table-cell>
          <table:table-cell table:style-name="ce121"/>
          <table:table-cell/>
          <table:table-cell table:style-name="ce89" office:value-type="string">
            <text:p>20154</text:p>
          </table:table-cell>
          <table:table-cell table:style-name="ce89" office:value-type="float" office:value="30">
            <text:p>30</text:p>
          </table:table-cell>
          <table:table-cell table:style-name="ce89" table:formula="of:=[.AJ4]+[.AI5]" office:value-type="float" office:value="120">
            <text:p>120</text:p>
          </table:table-cell>
          <table:table-cell/>
          <table:table-cell table:style-name="ce123" table:formula="of:=LEN([.AL4])" office:value-type="float" office:value="0">
            <text:p>#N/A</text:p>
          </table:table-cell>
          <table:table-cell table:style-name="ce123"/>
          <table:table-cell/>
          <table:table-cell table:style-name="Default" office:value-type="string">
            <text:p>KUR Referensi</text:p>
          </table:table-cell>
          <table:table-cell table:number-columns-repeated="6"/>
          <table:table-cell table:style-name="ce14" office:value-type="string">
            <text:p>TKC</text:p>
          </table:table-cell>
          <table:table-cell table:style-name="ce43" office:value-type="string">
            <text:p>Feb 2015</text:p>
          </table:table-cell>
          <table:table-cell/>
          <table:table-cell office:value-type="string">
            <text:p>F1</text:p>
          </table:table-cell>
          <table:table-cell/>
          <table:table-cell table:style-name="Default" office:value-type="string">
            <text:p>A4</text:p>
          </table:table-cell>
          <table:table-cell table:number-columns-repeated="971"/>
        </table:table-row>
        <table:table-row table:style-name="ro3">
          <table:table-cell table:style-name="ce78" table:formula="of:=EOMONTH(NOW();0)" office:value-type="date" office:date-value="2017-10-31">
            <text:p>10/31/17</text:p>
          </table:table-cell>
          <table:table-cell/>
          <table:table-cell table:style-name="ce76"/>
          <table:table-cell/>
          <table:table-cell table:style-name="ce82" office:value-type="string">
            <text:p>K05-Ketemu Karyawan</text:p>
          </table:table-cell>
          <table:table-cell/>
          <table:table-cell table:style-name="ce76"/>
          <table:table-cell table:style-name="ce14" table:formula="of:=LEN([.I6])" office:value-type="float" office:value="28">
            <text:p>28</text:p>
          </table:table-cell>
          <table:table-cell table:style-name="ce76" office:value-type="string">
            <text:p>JU05-Handphone &amp; Asesorisnya</text:p>
          </table:table-cell>
          <table:table-cell office:value-type="string">
            <text:p>Handphone &amp; Asesorisnya</text:p>
          </table:table-cell>
          <table:table-cell table:style-name="ce76" office:value-type="string">
            <text:p>JU5</text:p>
          </table:table-cell>
          <table:table-cell/>
          <table:table-cell office:value-type="string">
            <text:p>UM3-Flexi</text:p>
          </table:table-cell>
          <table:table-cell office:value-type="string">
            <text:p>UM3</text:p>
          </table:table-cell>
          <table:table-cell office:value-type="string">
            <text:p>Flexi</text:p>
          </table:table-cell>
          <table:table-cell table:number-columns-repeated="2"/>
          <table:table-cell table:style-name="ce14" office:value-type="string">
            <text:p>E</text:p>
          </table:table-cell>
          <table:table-cell table:style-name="ce14" table:number-columns-repeated="2"/>
          <table:table-cell table:style-name="ce14" office:value-type="string">
            <text:p>C2</text:p>
          </table:table-cell>
          <table:table-cell/>
          <table:table-cell table:style-name="ce88" office:value-type="string">
            <text:p>K05-Ketemu Karyawan</text:p>
          </table:table-cell>
          <table:table-cell table:style-name="ce88" office:value-type="string">
            <text:p>K11-Adm. Dinas Pasar</text:p>
          </table:table-cell>
          <table:table-cell table:style-name="ce89"/>
          <table:table-cell table:style-name="ce93" office:value-type="string">
            <text:p>STATUS BEFORE</text:p>
          </table:table-cell>
          <table:table-cell table:style-name="ce99"/>
          <table:table-cell office:value-type="float" office:value="5">
            <text:p>5</text:p>
          </table:table-cell>
          <table:table-cell table:style-name="ce105" office:value-type="string">
            <text:p>K04-Ketemu Keluarga</text:p>
          </table:table-cell>
          <table:table-cell table:style-name="ce110" office:value-type="string">
            <text:p>KKB</text:p>
          </table:table-cell>
          <table:table-cell table:style-name="ce116" office:value-type="string">
            <text:p>KKB</text:p>
          </table:table-cell>
          <table:table-cell table:style-name="ce121"/>
          <table:table-cell/>
          <table:table-cell table:style-name="ce89" office:value-type="string">
            <text:p>20155</text:p>
          </table:table-cell>
          <table:table-cell table:style-name="ce89" office:value-type="float" office:value="31">
            <text:p>31</text:p>
          </table:table-cell>
          <table:table-cell table:style-name="ce89" table:formula="of:=[.AJ5]+[.AI6]" office:value-type="float" office:value="151">
            <text:p>151</text:p>
          </table:table-cell>
          <table:table-cell/>
          <table:table-cell table:style-name="ce125" table:formula="of:=IF([.AL5]=1;&quot;00&quot;&amp;[.AL4];IF([.AL5]=2;&quot;0&quot;&amp;[.AL4];[.AL4]))" office:value-type="float" office:value="0">
            <text:p>#N/A</text:p>
          </table:table-cell>
          <table:table-cell table:style-name="ce123" office:value-type="string">
            <text:p>JULIAN DATE</text:p>
          </table:table-cell>
          <table:table-cell/>
          <table:table-cell table:style-name="Default" office:value-type="string">
            <text:p>KUR Komunitas</text:p>
          </table:table-cell>
          <table:table-cell table:number-columns-repeated="6"/>
          <table:table-cell table:style-name="ce14" office:value-type="string">
            <text:p>BK</text:p>
          </table:table-cell>
          <table:table-cell table:style-name="ce43" office:value-type="string">
            <text:p>Mar 2015</text:p>
          </table:table-cell>
          <table:table-cell table:number-columns-repeated="3"/>
          <table:table-cell table:style-name="Default" office:value-type="string">
            <text:p>A5</text:p>
          </table:table-cell>
          <table:table-cell table:number-columns-repeated="971"/>
        </table:table-row>
        <table:table-row table:style-name="ro3">
          <table:table-cell table:style-name="ce77" office:value-type="string">
            <text:p>Next Month</text:p>
          </table:table-cell>
          <table:table-cell/>
          <table:table-cell table:style-name="ce76"/>
          <table:table-cell/>
          <table:table-cell table:style-name="ce82" office:value-type="string">
            <text:p>K06-Tidak Ketemu CaDeb/Kel./Kar.</text:p>
          </table:table-cell>
          <table:table-cell/>
          <table:table-cell table:style-name="ce76"/>
          <table:table-cell table:style-name="ce14" table:formula="of:=LEN([.I7])" office:value-type="float" office:value="39">
            <text:p>39</text:p>
          </table:table-cell>
          <table:table-cell table:style-name="ce76" office:value-type="string">
            <text:p>JU06-Industri Kayu dan hasil-hasil kayu</text:p>
          </table:table-cell>
          <table:table-cell office:value-type="string">
            <text:p>Industri Kayu dan hasil-hasil kayu</text:p>
          </table:table-cell>
          <table:table-cell table:style-name="ce76" office:value-type="string">
            <text:p>JU6</text:p>
          </table:table-cell>
          <table:table-cell/>
          <table:table-cell office:value-type="string">
            <text:p>UB3-Flexi</text:p>
          </table:table-cell>
          <table:table-cell office:value-type="string">
            <text:p>UB3</text:p>
          </table:table-cell>
          <table:table-cell office:value-type="string">
            <text:p>Flexi</text:p>
          </table:table-cell>
          <table:table-cell table:number-columns-repeated="2"/>
          <table:table-cell table:style-name="ce14" office:value-type="string">
            <text:p>F</text:p>
          </table:table-cell>
          <table:table-cell table:style-name="ce14" table:number-columns-repeated="2"/>
          <table:table-cell table:style-name="ce14" office:value-type="string">
            <text:p>C3</text:p>
          </table:table-cell>
          <table:table-cell/>
          <table:table-cell table:style-name="ce88" office:value-type="string">
            <text:p>K06-Tidak Ketemu CaDeb/Kel./Kar.</text:p>
          </table:table-cell>
          <table:table-cell table:style-name="ce88" office:value-type="string">
            <text:p>K12-Adm. BPN</text:p>
          </table:table-cell>
          <table:table-cell table:style-name="ce89"/>
          <table:table-cell table:style-name="ce93" office:value-type="string">
            <text:p>TGL <text:s/>KUNJ. BEFORE</text:p>
          </table:table-cell>
          <table:table-cell table:style-name="ce100"/>
          <table:table-cell/>
          <table:table-cell table:style-name="ce105" office:value-type="string">
            <text:p>K05-Ketemu Karyawan</text:p>
          </table:table-cell>
          <table:table-cell table:style-name="ce110" office:value-type="string">
            <text:p>KKB</text:p>
          </table:table-cell>
          <table:table-cell table:style-name="ce116" office:value-type="string">
            <text:p>KKB</text:p>
          </table:table-cell>
          <table:table-cell table:style-name="ce121"/>
          <table:table-cell/>
          <table:table-cell table:style-name="ce89" office:value-type="string">
            <text:p>20156</text:p>
          </table:table-cell>
          <table:table-cell table:style-name="ce89" office:value-type="float" office:value="30">
            <text:p>30</text:p>
          </table:table-cell>
          <table:table-cell table:style-name="ce89" table:formula="of:=[.AJ6]+[.AI7]" office:value-type="float" office:value="181">
            <text:p>181</text:p>
          </table:table-cell>
          <table:table-cell table:number-columns-repeated="4"/>
          <table:table-cell table:style-name="Default" office:value-type="string">
            <text:p>KUR Konversi</text:p>
          </table:table-cell>
          <table:table-cell table:number-columns-repeated="6"/>
          <table:table-cell table:style-name="ce14" office:value-type="string">
            <text:p>ADM</text:p>
          </table:table-cell>
          <table:table-cell table:style-name="ce43" office:value-type="string">
            <text:p>Apr 2015</text:p>
          </table:table-cell>
          <table:table-cell table:number-columns-repeated="3"/>
          <table:table-cell table:style-name="Default" office:value-type="string">
            <text:p>A6</text:p>
          </table:table-cell>
          <table:table-cell table:number-columns-repeated="971"/>
        </table:table-row>
        <table:table-row table:style-name="ro3">
          <table:table-cell table:style-name="ce78" table:formula="of:=EOMONTH(NOW();1)" office:value-type="date" office:date-value="2017-11-30">
            <text:p>11/30/17</text:p>
          </table:table-cell>
          <table:table-cell/>
          <table:table-cell table:style-name="ce76"/>
          <table:table-cell/>
          <table:table-cell table:style-name="ce82" office:value-type="string">
            <text:p>K07-RO Batal Kunjungan</text:p>
          </table:table-cell>
          <table:table-cell/>
          <table:table-cell table:style-name="ce76"/>
          <table:table-cell table:style-name="ce14" table:formula="of:=LEN([.I8])" office:value-type="float" office:value="21">
            <text:p>21</text:p>
          </table:table-cell>
          <table:table-cell table:style-name="ce76" office:value-type="string">
            <text:p>JU07-Industri lainnya</text:p>
          </table:table-cell>
          <table:table-cell office:value-type="string">
            <text:p>Industri lainnya</text:p>
          </table:table-cell>
          <table:table-cell table:style-name="ce76" office:value-type="string">
            <text:p>JU7</text:p>
          </table:table-cell>
          <table:table-cell/>
          <table:table-cell office:value-type="string">
            <text:p>UM4-Bebas</text:p>
          </table:table-cell>
          <table:table-cell office:value-type="string">
            <text:p>UM4</text:p>
          </table:table-cell>
          <table:table-cell office:value-type="string">
            <text:p>Bebas</text:p>
          </table:table-cell>
          <table:table-cell table:number-columns-repeated="2"/>
          <table:table-cell table:style-name="ce14" office:value-type="string">
            <text:p>G</text:p>
          </table:table-cell>
          <table:table-cell/>
          <table:table-cell table:style-name="ce14"/>
          <table:table-cell table:style-name="ce14" office:value-type="string">
            <text:p>C4</text:p>
          </table:table-cell>
          <table:table-cell/>
          <table:table-cell table:style-name="ce88" office:value-type="string">
            <text:p>K07-RO Batal Kunjungan</text:p>
          </table:table-cell>
          <table:table-cell table:style-name="ce88" office:value-type="string">
            <text:p>K13-Adm. KPP</text:p>
          </table:table-cell>
          <table:table-cell table:style-name="ce89"/>
          <table:table-cell table:style-name="ce94" office:value-type="string">
            <text:p>FLAG KB</text:p>
          </table:table-cell>
          <table:table-cell table:style-name="ce90"/>
          <table:table-cell/>
          <table:table-cell table:style-name="ce105" office:value-type="string">
            <text:p>K06-Tidak Ketemu CaDeb/Kel./Kar.</text:p>
          </table:table-cell>
          <table:table-cell table:style-name="ce110" office:value-type="string">
            <text:p>TKC</text:p>
          </table:table-cell>
          <table:table-cell table:style-name="ce116" office:value-type="string">
            <text:p>TKC</text:p>
          </table:table-cell>
          <table:table-cell table:style-name="ce121"/>
          <table:table-cell/>
          <table:table-cell table:style-name="ce89" office:value-type="string">
            <text:p>20157</text:p>
          </table:table-cell>
          <table:table-cell table:style-name="ce89" office:value-type="float" office:value="31">
            <text:p>31</text:p>
          </table:table-cell>
          <table:table-cell table:style-name="ce89" table:formula="of:=[.AJ7]+[.AI8]" office:value-type="float" office:value="212">
            <text:p>212</text:p>
          </table:table-cell>
          <table:table-cell/>
          <table:table-cell table:style-name="ce126" table:formula="of:=TEXT(NOW();&quot;SS&quot;)" office:value-type="string" office:string-value="36">
            <text:p>36</text:p>
          </table:table-cell>
          <table:table-cell table:number-columns-repeated="2"/>
          <table:table-cell table:style-name="Default" office:value-type="string">
            <text:p>KUR Ref WOW</text:p>
          </table:table-cell>
          <table:table-cell table:number-columns-repeated="6"/>
          <table:table-cell table:style-name="ce14" office:value-type="string">
            <text:p>CM</text:p>
          </table:table-cell>
          <table:table-cell table:style-name="ce43" office:value-type="string">
            <text:p>May 2015</text:p>
          </table:table-cell>
          <table:table-cell table:number-columns-repeated="3"/>
          <table:table-cell table:style-name="Default" office:value-type="string">
            <text:p>A7</text:p>
          </table:table-cell>
          <table:table-cell table:number-columns-repeated="971"/>
        </table:table-row>
        <table:table-row table:style-name="ro3">
          <table:table-cell table:style-name="ce76" table:number-columns-repeated="3"/>
          <table:table-cell/>
          <table:table-cell table:style-name="ce82" office:value-type="string">
            <text:p>K08-Adm. RT/ RW/ Kel./ Kec</text:p>
          </table:table-cell>
          <table:table-cell/>
          <table:table-cell table:style-name="ce76"/>
          <table:table-cell table:style-name="ce14" table:formula="of:=LEN([.I9])" office:value-type="float" office:value="41">
            <text:p>41</text:p>
          </table:table-cell>
          <table:table-cell table:style-name="ce76" office:value-type="string">
            <text:p>JU08-Industri Makanan, minuman &amp; tembakau</text:p>
          </table:table-cell>
          <table:table-cell office:value-type="string">
            <text:p>Industri Makanan, minuman &amp; tembakau</text:p>
          </table:table-cell>
          <table:table-cell table:style-name="ce76" office:value-type="string">
            <text:p>JU8</text:p>
          </table:table-cell>
          <table:table-cell/>
          <table:table-cell office:value-type="string">
            <text:p>UB4-Bebas</text:p>
          </table:table-cell>
          <table:table-cell office:value-type="string">
            <text:p>UB4</text:p>
          </table:table-cell>
          <table:table-cell office:value-type="string">
            <text:p>Bebas</text:p>
          </table:table-cell>
          <table:table-cell table:number-columns-repeated="2"/>
          <table:table-cell table:style-name="ce14" office:value-type="string">
            <text:p>H</text:p>
          </table:table-cell>
          <table:table-cell/>
          <table:table-cell table:style-name="ce14"/>
          <table:table-cell table:style-name="ce14" office:value-type="string">
            <text:p>A1</text:p>
          </table:table-cell>
          <table:table-cell/>
          <table:table-cell table:style-name="ce89"/>
          <table:table-cell table:style-name="ce88" office:value-type="string">
            <text:p>K14-Adm. Lainnya</text:p>
          </table:table-cell>
          <table:table-cell table:style-name="ce89"/>
          <table:table-cell table:style-name="ce95" office:value-type="string">
            <text:p>STATUS AKTUAL</text:p>
          </table:table-cell>
          <table:table-cell table:style-name="ce101" table:formula="of:=IF(AND([.AA11]&lt;&gt;[.AA12];[.AA8]=&quot;SUDAH&quot;;OR([.AA4]=&quot;K01-Ketemu CaDeb Berminat&quot;;[.AA4]=&quot;K02-Ketemu CaDeb Tidak Berminat&quot;));&quot;KB&quot;;IF(AND([.AA8]=&quot;BELUM&quot;;OR([.AA4]=&quot;K01-Ketemu CaDeb Berminat&quot;;[.AA4]=&quot;K02-Ketemu CaDeb Tidak Berminat&quot;));&quot;KB&quot;;IF(AND([.AA4]=&quot;K01-Ketemu CaDeb Berminat&quot;;[.AA5]=&quot;APPID&quot;);&quot;APPID&quot;;IF(AND([.AA5]&lt;&gt;&quot;APPID&quot;;OR([.AA6]=&quot;BLANK&quot;;MONTH([.AA7])&lt;&gt;MONTH([.AA3])));VLOOKUP([.AA4];[.AC2:.AD20];2;0);VLOOKUP([.AA4];[.AC2:.AE20];3;0)))))" office:value-type="string" office:string-value="APPID">
            <text:p>APPID</text:p>
          </table:table-cell>
          <table:table-cell/>
          <table:table-cell table:style-name="ce105" office:value-type="string">
            <text:p>K07-RO Batal Kunjungan</text:p>
          </table:table-cell>
          <table:table-cell table:number-columns-repeated="3" table:style-name="ce111" office:value-type="string">
            <text:p>BK</text:p>
          </table:table-cell>
          <table:table-cell/>
          <table:table-cell table:style-name="ce89" office:value-type="string">
            <text:p>20158</text:p>
          </table:table-cell>
          <table:table-cell table:style-name="ce89" office:value-type="float" office:value="31">
            <text:p>31</text:p>
          </table:table-cell>
          <table:table-cell table:style-name="ce89" table:formula="of:=[.AJ8]+[.AI9]" office:value-type="float" office:value="243">
            <text:p>243</text:p>
          </table:table-cell>
          <table:table-cell/>
          <table:table-cell table:formula="of:=RIGHT([.AL8];1)" office:value-type="string" office:string-value="6">
            <text:p>6</text:p>
          </table:table-cell>
          <table:table-cell table:number-columns-repeated="2"/>
          <table:table-cell table:style-name="Default" office:value-type="string">
            <text:p>KUR Bank Lain</text:p>
          </table:table-cell>
          <table:table-cell table:number-columns-repeated="6"/>
          <table:table-cell table:style-name="ce14" office:value-type="string">
            <text:p>COLL</text:p>
          </table:table-cell>
          <table:table-cell table:style-name="ce43" office:value-type="string">
            <text:p>Jun 2015</text:p>
          </table:table-cell>
          <table:table-cell table:number-columns-repeated="3"/>
          <table:table-cell table:style-name="Default" office:value-type="string">
            <text:p>A8</text:p>
          </table:table-cell>
          <table:table-cell table:number-columns-repeated="971"/>
        </table:table-row>
        <table:table-row table:style-name="ro3">
          <table:table-cell table:style-name="ce75" office:value-type="string">
            <text:p>Buat RKH</text:p>
          </table:table-cell>
          <table:table-cell/>
          <table:table-cell table:style-name="ce76"/>
          <table:table-cell/>
          <table:table-cell table:style-name="ce82" office:value-type="string">
            <text:p>K09-Adm. Samsat</text:p>
          </table:table-cell>
          <table:table-cell/>
          <table:table-cell table:style-name="ce76"/>
          <table:table-cell table:style-name="ce14" table:formula="of:=LEN([.I10])" office:value-type="float" office:value="38">
            <text:p>38</text:p>
          </table:table-cell>
          <table:table-cell table:style-name="ce76" office:value-type="string">
            <text:p>JU09-Industri Tekstil, sandang &amp; kulit</text:p>
          </table:table-cell>
          <table:table-cell office:value-type="string">
            <text:p>Industri Tekstil, sandang &amp; kulit</text:p>
          </table:table-cell>
          <table:table-cell table:style-name="ce76" office:value-type="string">
            <text:p>JU9</text:p>
          </table:table-cell>
          <table:table-cell/>
          <table:table-cell office:value-type="string">
            <text:p>UA1-Agri</text:p>
          </table:table-cell>
          <table:table-cell office:value-type="string">
            <text:p>UA1</text:p>
          </table:table-cell>
          <table:table-cell office:value-type="string">
            <text:p>Agri</text:p>
          </table:table-cell>
          <table:table-cell table:number-columns-repeated="2"/>
          <table:table-cell table:style-name="ce14" office:value-type="string">
            <text:p>I</text:p>
          </table:table-cell>
          <table:table-cell/>
          <table:table-cell table:style-name="ce14"/>
          <table:table-cell table:style-name="ce14" office:value-type="string">
            <text:p>B5</text:p>
          </table:table-cell>
          <table:table-cell/>
          <table:table-cell table:style-name="ce90"/>
          <table:table-cell table:style-name="ce91" office:value-type="string">
            <text:p>K15-Adm. Jaminan</text:p>
          </table:table-cell>
          <table:table-cell table:style-name="ce90"/>
          <table:table-cell office:value-type="string">
            <text:p>TGL FLAG KB</text:p>
          </table:table-cell>
          <table:table-cell table:style-name="ce102"/>
          <table:table-cell/>
          <table:table-cell table:style-name="ce105" office:value-type="string">
            <text:p>K08-Adm. RT/ RW/ Kel./ Kec</text:p>
          </table:table-cell>
          <table:table-cell table:number-columns-repeated="2" table:style-name="ce112" office:value-type="string">
            <text:p>ADM</text:p>
          </table:table-cell>
          <table:table-cell table:style-name="ce111" office:value-type="string">
            <text:p>ADM</text:p>
          </table:table-cell>
          <table:table-cell/>
          <table:table-cell table:style-name="ce89" office:value-type="string">
            <text:p>20159</text:p>
          </table:table-cell>
          <table:table-cell table:style-name="ce89" office:value-type="float" office:value="30">
            <text:p>30</text:p>
          </table:table-cell>
          <table:table-cell table:style-name="ce89" table:formula="of:=[.AJ9]+[.AI10]" office:value-type="float" office:value="273">
            <text:p>273</text:p>
          </table:table-cell>
          <table:table-cell table:number-columns-repeated="4"/>
          <table:table-cell table:style-name="Default" office:value-type="string">
            <text:p>FUNDING</text:p>
          </table:table-cell>
          <table:table-cell table:number-columns-repeated="7"/>
          <table:table-cell table:style-name="ce43" office:value-type="string">
            <text:p>Jul 2015</text:p>
          </table:table-cell>
          <table:table-cell table:number-columns-repeated="3"/>
          <table:table-cell table:style-name="Default" office:value-type="string">
            <text:p>A9</text:p>
          </table:table-cell>
          <table:table-cell table:number-columns-repeated="971"/>
        </table:table-row>
        <table:table-row table:style-name="ro3">
          <table:table-cell table:style-name="ce76" table:formula="of:=TODAY()" office:value-type="date" office:date-value="2017-10-12">
            <text:p>10/12/17</text:p>
          </table:table-cell>
          <table:table-cell/>
          <table:table-cell table:style-name="ce76"/>
          <table:table-cell/>
          <table:table-cell table:style-name="ce82" office:value-type="string">
            <text:p>K10-Adm. Notaris</text:p>
          </table:table-cell>
          <table:table-cell/>
          <table:table-cell table:style-name="ce76"/>
          <table:table-cell table:style-name="ce14" table:formula="of:=LEN([.I11])" office:value-type="float" office:value="20">
            <text:p>20</text:p>
          </table:table-cell>
          <table:table-cell table:style-name="ce76" office:value-type="string">
            <text:p>JU10-Jasa Kecantikan</text:p>
          </table:table-cell>
          <table:table-cell office:value-type="string">
            <text:p>Jasa Kecantikan</text:p>
          </table:table-cell>
          <table:table-cell table:style-name="ce76" office:value-type="string">
            <text:p>JU10</text:p>
          </table:table-cell>
          <table:table-cell/>
          <table:table-cell office:value-type="string">
            <text:p>UR1-Berjangka (PB)</text:p>
          </table:table-cell>
          <table:table-cell office:value-type="string">
            <text:p>UR1</text:p>
          </table:table-cell>
          <table:table-cell office:value-type="string">
            <text:p>PB</text:p>
          </table:table-cell>
          <table:table-cell table:number-columns-repeated="2"/>
          <table:table-cell table:style-name="ce14" office:value-type="string">
            <text:p>J</text:p>
          </table:table-cell>
          <table:table-cell/>
          <table:table-cell table:style-name="ce14"/>
          <table:table-cell table:style-name="ce14" office:value-type="string">
            <text:p>D2</text:p>
          </table:table-cell>
          <table:table-cell table:number-columns-repeated="2"/>
          <table:table-cell table:style-name="ce76"/>
          <table:table-cell table:number-columns-repeated="2"/>
          <table:table-cell table:style-name="ce102" table:formula="of:=IF([.AA3]=&quot;&quot;;&quot;&quot;;MONTH([.AA3]))" office:value-type="float" office:value="4">
            <text:p>4</text:p>
          </table:table-cell>
          <table:table-cell office:value-type="float" office:value="10">
            <text:p>10</text:p>
          </table:table-cell>
          <table:table-cell table:style-name="ce105" office:value-type="string">
            <text:p>K09-Adm. Samsat</text:p>
          </table:table-cell>
          <table:table-cell table:number-columns-repeated="2" table:style-name="ce112" office:value-type="string">
            <text:p>ADM</text:p>
          </table:table-cell>
          <table:table-cell table:style-name="ce111" office:value-type="string">
            <text:p>ADM</text:p>
          </table:table-cell>
          <table:table-cell/>
          <table:table-cell table:style-name="ce89" office:value-type="string">
            <text:p>201510</text:p>
          </table:table-cell>
          <table:table-cell table:style-name="ce89" office:value-type="float" office:value="31">
            <text:p>31</text:p>
          </table:table-cell>
          <table:table-cell table:style-name="ce89" table:formula="of:=[.AJ10]+[.AI11]" office:value-type="float" office:value="304">
            <text:p>304</text:p>
          </table:table-cell>
          <table:table-cell table:number-columns-repeated="4"/>
          <table:table-cell table:style-name="Default" office:value-type="string">
            <text:p>REFERENSI</text:p>
          </table:table-cell>
          <table:table-cell table:number-columns-repeated="7"/>
          <table:table-cell table:style-name="ce43" office:value-type="string">
            <text:p>Aug 2015</text:p>
          </table:table-cell>
          <table:table-cell table:number-columns-repeated="3"/>
          <table:table-cell table:style-name="Default" office:value-type="string">
            <text:p>A10</text:p>
          </table:table-cell>
          <table:table-cell table:number-columns-repeated="971"/>
        </table:table-row>
        <table:table-row table:style-name="ro3">
          <table:table-cell table:style-name="ce76" table:formula="of:=[.A11]+1" office:value-type="date" office:date-value="2017-10-13">
            <text:p>10/13/17</text:p>
          </table:table-cell>
          <table:table-cell table:formula="of:=RIGHT([.B15];2)" office:value-type="string" office:string-value="16">
            <text:p>16</text:p>
          </table:table-cell>
          <table:table-cell table:style-name="ce76" table:formula="of:=IF(LEFT([.B12];1)=&quot;0&quot;;RIGHT([.B12];1);[.B12])" office:value-type="string" office:string-value="16">
            <text:p>16</text:p>
          </table:table-cell>
          <table:table-cell/>
          <table:table-cell table:style-name="ce82" office:value-type="string">
            <text:p>K11-Adm. Dinas Pasar</text:p>
          </table:table-cell>
          <table:table-cell/>
          <table:table-cell table:style-name="ce76"/>
          <table:table-cell table:style-name="ce14" table:formula="of:=LEN([.I12])" office:value-type="float" office:value="19">
            <text:p>19</text:p>
          </table:table-cell>
          <table:table-cell table:style-name="ce76" office:value-type="string">
            <text:p>JU11-Jasa Kesehatan</text:p>
          </table:table-cell>
          <table:table-cell office:value-type="string">
            <text:p>Jasa Kesehatan</text:p>
          </table:table-cell>
          <table:table-cell table:style-name="ce76" office:value-type="string">
            <text:p>JU11</text:p>
          </table:table-cell>
          <table:table-cell/>
          <table:table-cell office:value-type="string">
            <text:p>CG-Mudah Usaha (CG)</text:p>
          </table:table-cell>
          <table:table-cell office:value-type="string">
            <text:p>CG</text:p>
          </table:table-cell>
          <table:table-cell office:value-type="string">
            <text:p>PMU</text:p>
          </table:table-cell>
          <table:table-cell table:number-columns-repeated="2"/>
          <table:table-cell table:style-name="ce14" office:value-type="string">
            <text:p>K</text:p>
          </table:table-cell>
          <table:table-cell/>
          <table:table-cell table:style-name="ce14"/>
          <table:table-cell table:style-name="ce14" office:value-type="string">
            <text:p>D5</text:p>
          </table:table-cell>
          <table:table-cell table:number-columns-repeated="2"/>
          <table:table-cell table:style-name="ce76"/>
          <table:table-cell table:number-columns-repeated="2"/>
          <table:table-cell table:style-name="ce102" table:formula="of:=IF([.AA10]=&quot;&quot;;&quot;&quot;;MONTH([.AA10]))">
            <text:p/>
          </table:table-cell>
          <table:table-cell/>
          <table:table-cell table:style-name="ce105" office:value-type="string">
            <text:p>K10-Adm. Notaris</text:p>
          </table:table-cell>
          <table:table-cell table:number-columns-repeated="2" table:style-name="ce112" office:value-type="string">
            <text:p>ADM</text:p>
          </table:table-cell>
          <table:table-cell table:style-name="ce111" office:value-type="string">
            <text:p>ADM</text:p>
          </table:table-cell>
          <table:table-cell/>
          <table:table-cell table:style-name="ce89" office:value-type="string">
            <text:p>201511</text:p>
          </table:table-cell>
          <table:table-cell table:style-name="ce89" office:value-type="float" office:value="30">
            <text:p>30</text:p>
          </table:table-cell>
          <table:table-cell table:style-name="ce89" table:formula="of:=[.AJ11]+[.AI12]" office:value-type="float" office:value="334">
            <text:p>334</text:p>
          </table:table-cell>
          <table:table-cell table:number-columns-repeated="4"/>
          <table:table-cell table:style-name="ce43" office:value-type="string">
            <text:p>KUR CLBK</text:p>
          </table:table-cell>
          <table:table-cell table:number-columns-repeated="7"/>
          <table:table-cell table:style-name="ce43" office:value-type="string">
            <text:p>Sept 2015</text:p>
          </table:table-cell>
          <table:table-cell table:number-columns-repeated="3"/>
          <table:table-cell table:style-name="Default" office:value-type="string">
            <text:p>A11</text:p>
          </table:table-cell>
          <table:table-cell table:number-columns-repeated="971"/>
        </table:table-row>
        <table:table-row table:style-name="ro3">
          <table:table-cell table:formula="of:=[.A11]+2" office:value-type="date" office:date-value="2017-10-14">
            <text:p>10/14/17</text:p>
          </table:table-cell>
          <table:table-cell table:formula="of:=MID([.B15];6;2)" office:value-type="string" office:string-value="/2">
            <text:p>/2</text:p>
          </table:table-cell>
          <table:table-cell table:style-name="ce76" table:formula="of:=IF(LEFT([.B13];1)=&quot;0&quot;;RIGHT([.B13];1);[.B13])" office:value-type="string" office:string-value="/2">
            <text:p>/2</text:p>
          </table:table-cell>
          <table:table-cell/>
          <table:table-cell table:style-name="ce82" office:value-type="string">
            <text:p>K12-Adm. BPN</text:p>
          </table:table-cell>
          <table:table-cell/>
          <table:table-cell table:style-name="ce76"/>
          <table:table-cell table:style-name="ce14" table:formula="of:=LEN([.I13])" office:value-type="float" office:value="17">
            <text:p>17</text:p>
          </table:table-cell>
          <table:table-cell table:style-name="ce76" office:value-type="string">
            <text:p>JU12-Jasa lainnya</text:p>
          </table:table-cell>
          <table:table-cell office:value-type="string">
            <text:p>Jasa lainnya</text:p>
          </table:table-cell>
          <table:table-cell table:style-name="ce76" office:value-type="string">
            <text:p>JU12</text:p>
          </table:table-cell>
          <table:table-cell/>
          <table:table-cell office:value-type="string">
            <text:p>CC-Siap Sedia (CC)</text:p>
          </table:table-cell>
          <table:table-cell office:value-type="string">
            <text:p>CC</text:p>
          </table:table-cell>
          <table:table-cell office:value-type="string">
            <text:p>PSS</text:p>
          </table:table-cell>
          <table:table-cell table:number-columns-repeated="2"/>
          <table:table-cell table:style-name="ce14" office:value-type="string">
            <text:p>L</text:p>
          </table:table-cell>
          <table:table-cell table:style-name="ce14" table:number-columns-repeated="2"/>
          <table:table-cell table:style-name="ce14" office:value-type="string">
            <text:p>D6</text:p>
          </table:table-cell>
          <table:table-cell/>
          <table:table-cell table:style-name="ce82"/>
          <table:table-cell table:style-name="ce76"/>
          <table:table-cell table:number-columns-repeated="4"/>
          <table:table-cell table:style-name="ce105" office:value-type="string">
            <text:p>K11-Adm. Dinas Pasar</text:p>
          </table:table-cell>
          <table:table-cell table:number-columns-repeated="2" table:style-name="ce112" office:value-type="string">
            <text:p>ADM</text:p>
          </table:table-cell>
          <table:table-cell table:style-name="ce111" office:value-type="string">
            <text:p>ADM</text:p>
          </table:table-cell>
          <table:table-cell/>
          <table:table-cell table:style-name="ce89" office:value-type="string">
            <text:p>201512</text:p>
          </table:table-cell>
          <table:table-cell table:style-name="ce89" office:value-type="float" office:value="31">
            <text:p>31</text:p>
          </table:table-cell>
          <table:table-cell table:style-name="ce89" table:formula="of:=[.AJ12]+[.AI13]" office:value-type="float" office:value="365">
            <text:p>365</text:p>
          </table:table-cell>
          <table:table-cell table:number-columns-repeated="4"/>
          <table:table-cell table:style-name="Default" office:value-type="string">
            <text:p>Digital</text:p>
          </table:table-cell>
          <table:table-cell table:number-columns-repeated="7"/>
          <table:table-cell table:style-name="ce43" office:value-type="string">
            <text:p>Oct 2015</text:p>
          </table:table-cell>
          <table:table-cell table:number-columns-repeated="3"/>
          <table:table-cell table:style-name="Default" office:value-type="string">
            <text:p>A12</text:p>
          </table:table-cell>
          <table:table-cell table:number-columns-repeated="971"/>
        </table:table-row>
        <table:table-row table:style-name="ro3">
          <table:table-cell table:formula="of:=[.A11]+3" office:value-type="date" office:date-value="2017-10-15">
            <text:p>10/15/17</text:p>
          </table:table-cell>
          <table:table-cell table:formula="of:=LEFT([.B15];4)" office:value-type="string" office:string-value="06/2">
            <text:p>06/2</text:p>
          </table:table-cell>
          <table:table-cell table:formula="of:=[.B14]" office:value-type="string" office:string-value="06/2">
            <text:p>06/2</text:p>
          </table:table-cell>
          <table:table-cell/>
          <table:table-cell table:style-name="ce82" office:value-type="string">
            <text:p>K13-Adm. KPP</text:p>
          </table:table-cell>
          <table:table-cell table:number-columns-repeated="2"/>
          <table:table-cell table:style-name="ce14" table:formula="of:=LEN([.I14])" office:value-type="float" office:value="20">
            <text:p>20</text:p>
          </table:table-cell>
          <table:table-cell table:style-name="ce76" office:value-type="string">
            <text:p>JU13-Jasa Pendidikan</text:p>
          </table:table-cell>
          <table:table-cell office:value-type="string">
            <text:p>Jasa Pendidikan</text:p>
          </table:table-cell>
          <table:table-cell table:style-name="ce76" office:value-type="string">
            <text:p>JU13</text:p>
          </table:table-cell>
          <table:table-cell/>
          <table:table-cell table:style-name="Default" office:value-type="string">
            <text:p>UP2-KUR Retail 2</text:p>
          </table:table-cell>
          <table:table-cell office:value-type="string">
            <text:p>UP2</text:p>
          </table:table-cell>
          <table:table-cell office:value-type="string">
            <text:p>KUR Retail 2</text:p>
          </table:table-cell>
          <table:table-cell table:number-columns-repeated="2"/>
          <table:table-cell table:style-name="ce14" office:value-type="string">
            <text:p>M</text:p>
          </table:table-cell>
          <table:table-cell table:style-name="ce14" table:number-columns-repeated="2"/>
          <table:table-cell table:style-name="ce14" office:value-type="string">
            <text:p>A2</text:p>
          </table:table-cell>
          <table:table-cell/>
          <table:table-cell table:style-name="ce82"/>
          <table:table-cell table:number-columns-repeated="5"/>
          <table:table-cell table:style-name="ce105" office:value-type="string">
            <text:p>K12-Adm. BPN</text:p>
          </table:table-cell>
          <table:table-cell table:number-columns-repeated="2" table:style-name="ce112" office:value-type="string">
            <text:p>ADM</text:p>
          </table:table-cell>
          <table:table-cell table:style-name="ce111" office:value-type="string">
            <text:p>ADM</text:p>
          </table:table-cell>
          <table:table-cell/>
          <table:table-cell table:style-name="ce89" office:value-type="string">
            <text:p>20160</text:p>
          </table:table-cell>
          <table:table-cell table:style-name="ce89" office:value-type="float" office:value="0">
            <text:p>0</text:p>
          </table:table-cell>
          <table:table-cell table:style-name="ce89" table:formula="of:=[.AI14]" office:value-type="float" office:value="0">
            <text:p>0</text:p>
          </table:table-cell>
          <table:table-cell table:number-columns-repeated="4"/>
          <table:table-cell table:style-name="Default" office:value-type="string">
            <text:p>Partnership</text:p>
          </table:table-cell>
          <table:table-cell table:number-columns-repeated="7"/>
          <table:table-cell table:style-name="ce43" office:value-type="string">
            <text:p>Nov 2015</text:p>
          </table:table-cell>
          <table:table-cell table:number-columns-repeated="3"/>
          <table:table-cell table:style-name="Default" office:value-type="string">
            <text:p>A13</text:p>
          </table:table-cell>
          <table:table-cell table:number-columns-repeated="971"/>
        </table:table-row>
        <table:table-row table:style-name="ro3">
          <table:table-cell table:formula="of:=DATE([.C14];[.C13];[.C12])" office:value-type="date" office:date-value="1899-12-30">
            <text:p>#VALUE!</text:p>
          </table:table-cell>
          <table:table-cell office:value-type="string">
            <text:p>06/20/2016</text:p>
          </table:table-cell>
          <table:table-cell table:number-columns-repeated="2"/>
          <table:table-cell table:style-name="ce82" office:value-type="string">
            <text:p>K14-Adm. Lainnya</text:p>
          </table:table-cell>
          <table:table-cell table:number-columns-repeated="2"/>
          <table:table-cell table:style-name="ce14" table:formula="of:=LEN([.I15])" office:value-type="float" office:value="14">
            <text:p>14</text:p>
          </table:table-cell>
          <table:table-cell table:style-name="ce76" office:value-type="string">
            <text:p>JU14-Kelontong</text:p>
          </table:table-cell>
          <table:table-cell office:value-type="string">
            <text:p>Kelontong</text:p>
          </table:table-cell>
          <table:table-cell table:style-name="ce76" office:value-type="string">
            <text:p>JU14</text:p>
          </table:table-cell>
          <table:table-cell/>
          <table:table-cell table:style-name="Default" office:value-type="string">
            <text:p>UP3-KUR Retail 1</text:p>
          </table:table-cell>
          <table:table-cell office:value-type="string">
            <text:p>UP3</text:p>
          </table:table-cell>
          <table:table-cell office:value-type="string">
            <text:p>KUR Retail 1</text:p>
          </table:table-cell>
          <table:table-cell table:number-columns-repeated="2"/>
          <table:table-cell table:style-name="ce14" office:value-type="string">
            <text:p>N</text:p>
          </table:table-cell>
          <table:table-cell table:style-name="ce14" table:number-columns-repeated="2"/>
          <table:table-cell table:style-name="ce14" office:value-type="string">
            <text:p>A4</text:p>
          </table:table-cell>
          <table:table-cell/>
          <table:table-cell table:style-name="ce82"/>
          <table:table-cell table:number-columns-repeated="5"/>
          <table:table-cell table:style-name="ce105" office:value-type="string">
            <text:p>K13-Adm. KPP</text:p>
          </table:table-cell>
          <table:table-cell table:number-columns-repeated="2" table:style-name="ce112" office:value-type="string">
            <text:p>ADM</text:p>
          </table:table-cell>
          <table:table-cell table:style-name="ce111" office:value-type="string">
            <text:p>ADM</text:p>
          </table:table-cell>
          <table:table-cell/>
          <table:table-cell table:style-name="ce89" office:value-type="string">
            <text:p>20161</text:p>
          </table:table-cell>
          <table:table-cell table:style-name="ce89" office:value-type="float" office:value="31">
            <text:p>31</text:p>
          </table:table-cell>
          <table:table-cell table:style-name="ce89" table:formula="of:=[.AI15]" office:value-type="float" office:value="31">
            <text:p>31</text:p>
          </table:table-cell>
          <table:table-cell table:number-columns-repeated="4"/>
          <table:table-cell table:style-name="Default"/>
          <table:table-cell table:number-columns-repeated="7"/>
          <table:table-cell table:style-name="ce43" office:value-type="string">
            <text:p>Dec 2015</text:p>
          </table:table-cell>
          <table:table-cell table:number-columns-repeated="3"/>
          <table:table-cell table:style-name="Default" office:value-type="string">
            <text:p>A14</text:p>
          </table:table-cell>
          <table:table-cell table:number-columns-repeated="971"/>
        </table:table-row>
        <table:table-row table:style-name="ro3">
          <table:table-cell table:style-name="ce79"/>
          <table:table-cell table:number-columns-repeated="3"/>
          <table:table-cell table:style-name="ce82" office:value-type="string">
            <text:p>K15-Adm. Jaminan</text:p>
          </table:table-cell>
          <table:table-cell table:number-columns-repeated="2"/>
          <table:table-cell table:style-name="ce14" table:formula="of:=LEN([.I16])" office:value-type="float" office:value="15">
            <text:p>15</text:p>
          </table:table-cell>
          <table:table-cell table:style-name="ce76" office:value-type="string">
            <text:p>JU15-Kontraktor</text:p>
          </table:table-cell>
          <table:table-cell office:value-type="string">
            <text:p>Kontraktor</text:p>
          </table:table-cell>
          <table:table-cell table:style-name="ce76" office:value-type="string">
            <text:p>JU15</text:p>
          </table:table-cell>
          <table:table-cell/>
          <table:table-cell office:value-type="string">
            <text:p>UP4-KUR Mikro</text:p>
          </table:table-cell>
          <table:table-cell office:value-type="string">
            <text:p>UP4</text:p>
          </table:table-cell>
          <table:table-cell office:value-type="string">
            <text:p>KUR Mikro</text:p>
          </table:table-cell>
          <table:table-cell table:number-columns-repeated="2"/>
          <table:table-cell table:style-name="ce14" office:value-type="string">
            <text:p>O</text:p>
          </table:table-cell>
          <table:table-cell table:style-name="ce86"/>
          <table:table-cell table:style-name="ce14" table:number-columns-repeated="2"/>
          <table:table-cell/>
          <table:table-cell table:style-name="ce82"/>
          <table:table-cell table:number-columns-repeated="5"/>
          <table:table-cell table:style-name="ce105" office:value-type="string">
            <text:p>K14-Adm. Lainnya</text:p>
          </table:table-cell>
          <table:table-cell table:number-columns-repeated="2" table:style-name="ce112" office:value-type="string">
            <text:p>ADM</text:p>
          </table:table-cell>
          <table:table-cell table:style-name="ce111" office:value-type="string">
            <text:p>ADM</text:p>
          </table:table-cell>
          <table:table-cell/>
          <table:table-cell table:style-name="ce89" office:value-type="string">
            <text:p>20162</text:p>
          </table:table-cell>
          <table:table-cell table:style-name="ce89" office:value-type="float" office:value="29">
            <text:p>29</text:p>
          </table:table-cell>
          <table:table-cell table:style-name="ce89" table:formula="of:=[.AJ15]+[.AI16]" office:value-type="float" office:value="60">
            <text:p>60</text:p>
          </table:table-cell>
          <table:table-cell table:number-columns-repeated="4"/>
          <table:table-cell table:style-name="ce43"/>
          <table:table-cell table:number-columns-repeated="7"/>
          <table:table-cell table:style-name="ce43" office:value-type="string">
            <text:p>Jan 2016</text:p>
          </table:table-cell>
          <table:table-cell table:number-columns-repeated="3"/>
          <table:table-cell table:style-name="Default" office:value-type="string">
            <text:p>A15</text:p>
          </table:table-cell>
          <table:table-cell table:number-columns-repeated="971"/>
        </table:table-row>
        <table:table-row table:style-name="ro3">
          <table:table-cell table:number-columns-repeated="4"/>
          <table:table-cell table:style-name="ce82" office:value-type="string">
            <text:p>KM1-Ketemu Customer Maintenance</text:p>
          </table:table-cell>
          <table:table-cell table:number-columns-repeated="2"/>
          <table:table-cell table:style-name="ce14" table:formula="of:=LEN([.I17])" office:value-type="float" office:value="33">
            <text:p>33</text:p>
          </table:table-cell>
          <table:table-cell table:style-name="ce76" office:value-type="string">
            <text:p>JU16-Obat-obatan &amp; alat kesehatan</text:p>
          </table:table-cell>
          <table:table-cell office:value-type="string">
            <text:p>Obat-obatan &amp; alat kesehatan</text:p>
          </table:table-cell>
          <table:table-cell table:style-name="ce76" office:value-type="string">
            <text:p>JU16</text:p>
          </table:table-cell>
          <table:table-cell/>
          <table:table-cell office:value-type="string">
            <text:p>---</text:p>
          </table:table-cell>
          <table:table-cell table:number-columns-repeated="4"/>
          <table:table-cell table:style-name="ce14" office:value-type="string">
            <text:p>P</text:p>
          </table:table-cell>
          <table:table-cell table:style-name="ce14" table:number-columns-repeated="3"/>
          <table:table-cell/>
          <table:table-cell table:style-name="ce82"/>
          <table:table-cell table:number-columns-repeated="5"/>
          <table:table-cell table:style-name="ce105" office:value-type="string">
            <text:p>K15-Adm. Jaminan</text:p>
          </table:table-cell>
          <table:table-cell table:number-columns-repeated="2" table:style-name="ce112" office:value-type="string">
            <text:p>ADM</text:p>
          </table:table-cell>
          <table:table-cell table:style-name="ce111" office:value-type="string">
            <text:p>ADM</text:p>
          </table:table-cell>
          <table:table-cell/>
          <table:table-cell table:style-name="ce89" office:value-type="string">
            <text:p>20163</text:p>
          </table:table-cell>
          <table:table-cell table:style-name="ce89" office:value-type="float" office:value="31">
            <text:p>31</text:p>
          </table:table-cell>
          <table:table-cell table:style-name="ce89" table:formula="of:=[.AJ16]+[.AI17]" office:value-type="float" office:value="91">
            <text:p>91</text:p>
          </table:table-cell>
          <table:table-cell table:number-columns-repeated="4"/>
          <table:table-cell table:style-name="ce43"/>
          <table:table-cell table:number-columns-repeated="7"/>
          <table:table-cell table:style-name="ce43" office:value-type="string">
            <text:p>Feb 2016</text:p>
          </table:table-cell>
          <table:table-cell table:number-columns-repeated="3"/>
          <table:table-cell table:style-name="Default" office:value-type="string">
            <text:p>A16</text:p>
          </table:table-cell>
          <table:table-cell table:number-columns-repeated="971"/>
        </table:table-row>
        <table:table-row table:style-name="ro3">
          <table:table-cell table:number-columns-repeated="4"/>
          <table:table-cell table:style-name="ce82" office:value-type="string">
            <text:p>KC1-Ketemu Collection</text:p>
          </table:table-cell>
          <table:table-cell table:number-columns-repeated="2"/>
          <table:table-cell table:style-name="ce14" table:formula="of:=LEN([.I18])" office:value-type="float" office:value="28">
            <text:p>28</text:p>
          </table:table-cell>
          <table:table-cell table:style-name="ce76" office:value-type="string">
            <text:p>JU17-Padi &amp; Palawija/ Pangan</text:p>
          </table:table-cell>
          <table:table-cell office:value-type="string">
            <text:p>Padi &amp; Palawija/ Pangan</text:p>
          </table:table-cell>
          <table:table-cell table:style-name="ce76" office:value-type="string">
            <text:p>JU17</text:p>
          </table:table-cell>
          <table:table-cell table:number-columns-repeated="6"/>
          <table:table-cell table:style-name="ce14" office:value-type="string">
            <text:p>Q</text:p>
          </table:table-cell>
          <table:table-cell table:style-name="ce14" table:number-columns-repeated="3"/>
          <table:table-cell/>
          <table:table-cell table:style-name="ce82"/>
          <table:table-cell table:number-columns-repeated="5"/>
          <table:table-cell table:style-name="ce104" office:value-type="string">
            <text:p>AKTIVITAS NON SALES</text:p>
          </table:table-cell>
          <table:table-cell table:number-columns-repeated="2" table:style-name="ce109" office:value-type="string">
            <text:p>CM/COLL</text:p>
          </table:table-cell>
          <table:table-cell table:style-name="ce109"/>
          <table:table-cell/>
          <table:table-cell table:style-name="ce89" office:value-type="string">
            <text:p>20164</text:p>
          </table:table-cell>
          <table:table-cell table:style-name="ce89" office:value-type="float" office:value="30">
            <text:p>30</text:p>
          </table:table-cell>
          <table:table-cell table:style-name="ce89" table:formula="of:=[.AJ17]+[.AI18]" office:value-type="float" office:value="121">
            <text:p>121</text:p>
          </table:table-cell>
          <table:table-cell table:number-columns-repeated="12"/>
          <table:table-cell table:style-name="ce43" office:value-type="string">
            <text:p>Mar 2016</text:p>
          </table:table-cell>
          <table:table-cell table:number-columns-repeated="3"/>
          <table:table-cell table:style-name="Default" office:value-type="string">
            <text:p>A17</text:p>
          </table:table-cell>
          <table:table-cell table:number-columns-repeated="971"/>
        </table:table-row>
        <table:table-row table:style-name="ro3">
          <table:table-cell table:style-name="ce80" office:value-type="string">
            <text:p>10/13/17</text:p>
          </table:table-cell>
          <table:table-cell table:number-columns-repeated="6"/>
          <table:table-cell table:style-name="ce14" table:formula="of:=LEN([.I19])" office:value-type="float" office:value="36">
            <text:p>36</text:p>
          </table:table-cell>
          <table:table-cell table:style-name="ce76" office:value-type="string">
            <text:p>JU18-Pengangkutan Umum/ transportasi</text:p>
          </table:table-cell>
          <table:table-cell office:value-type="string">
            <text:p>Pengangkutan Umum/ transportasi</text:p>
          </table:table-cell>
          <table:table-cell table:style-name="ce76" office:value-type="string">
            <text:p>JU18</text:p>
          </table:table-cell>
          <table:table-cell table:number-columns-repeated="6"/>
          <table:table-cell table:style-name="ce14" office:value-type="string">
            <text:p>R</text:p>
          </table:table-cell>
          <table:table-cell table:style-name="ce14" table:number-columns-repeated="3"/>
          <table:table-cell/>
          <table:table-cell table:style-name="ce82"/>
          <table:table-cell table:number-columns-repeated="5"/>
          <table:table-cell table:style-name="ce106" office:value-type="string">
            <text:p>KM1-Ketemu Customer Maintenance</text:p>
          </table:table-cell>
          <table:table-cell table:style-name="ce113" office:value-type="string">
            <text:p>CM</text:p>
          </table:table-cell>
          <table:table-cell table:style-name="ce117" office:value-type="string">
            <text:p>CM</text:p>
          </table:table-cell>
          <table:table-cell table:style-name="ce112"/>
          <table:table-cell/>
          <table:table-cell table:style-name="ce89" office:value-type="string">
            <text:p>20165</text:p>
          </table:table-cell>
          <table:table-cell table:style-name="ce89" office:value-type="float" office:value="31">
            <text:p>31</text:p>
          </table:table-cell>
          <table:table-cell table:style-name="ce89" table:formula="of:=[.AJ18]+[.AI19]" office:value-type="float" office:value="152">
            <text:p>152</text:p>
          </table:table-cell>
          <table:table-cell table:number-columns-repeated="12"/>
          <table:table-cell table:style-name="ce43" office:value-type="string">
            <text:p>Apr 2016</text:p>
          </table:table-cell>
          <table:table-cell table:number-columns-repeated="3"/>
          <table:table-cell table:style-name="Default" office:value-type="string">
            <text:p>A18</text:p>
          </table:table-cell>
          <table:table-cell table:number-columns-repeated="971"/>
        </table:table-row>
        <table:table-row table:style-name="ro3">
          <table:table-cell table:style-name="ce79"/>
          <table:table-cell table:number-columns-repeated="6"/>
          <table:table-cell table:style-name="ce14" table:formula="of:=LEN([.I20])" office:value-type="float" office:value="30">
            <text:p>30</text:p>
          </table:table-cell>
          <table:table-cell table:style-name="ce76" office:value-type="string">
            <text:p>JU19-Percetakan dan penerbitan</text:p>
          </table:table-cell>
          <table:table-cell office:value-type="string">
            <text:p>Percetakan dan penerbitan</text:p>
          </table:table-cell>
          <table:table-cell table:style-name="ce76" office:value-type="string">
            <text:p>JU19</text:p>
          </table:table-cell>
          <table:table-cell table:number-columns-repeated="6"/>
          <table:table-cell table:style-name="ce14" office:value-type="string">
            <text:p>S</text:p>
          </table:table-cell>
          <table:table-cell/>
          <table:table-cell table:style-name="ce14" table:number-columns-repeated="2"/>
          <table:table-cell table:number-columns-repeated="7"/>
          <table:table-cell table:style-name="ce107" office:value-type="string">
            <text:p>KC1-Ketemu Collection</text:p>
          </table:table-cell>
          <table:table-cell table:style-name="ce114" office:value-type="string">
            <text:p>COLL</text:p>
          </table:table-cell>
          <table:table-cell table:style-name="ce118" office:value-type="string">
            <text:p>COLL</text:p>
          </table:table-cell>
          <table:table-cell table:style-name="ce122"/>
          <table:table-cell/>
          <table:table-cell table:style-name="ce89" office:value-type="string">
            <text:p>20166</text:p>
          </table:table-cell>
          <table:table-cell table:style-name="ce89" office:value-type="float" office:value="30">
            <text:p>30</text:p>
          </table:table-cell>
          <table:table-cell table:style-name="ce89" table:formula="of:=[.AJ19]+[.AI20]" office:value-type="float" office:value="182">
            <text:p>182</text:p>
          </table:table-cell>
          <table:table-cell table:number-columns-repeated="12"/>
          <table:table-cell table:style-name="ce43" office:value-type="string">
            <text:p>May 2016</text:p>
          </table:table-cell>
          <table:table-cell table:number-columns-repeated="3"/>
          <table:table-cell table:style-name="Default" office:value-type="string">
            <text:p>A19</text:p>
          </table:table-cell>
          <table:table-cell table:number-columns-repeated="971"/>
        </table:table-row>
        <table:table-row table:style-name="ro3">
          <table:table-cell table:style-name="ce79" office:value-type="string">
            <text:p>22/09/2016</text:p>
          </table:table-cell>
          <table:table-cell table:number-columns-repeated="6"/>
          <table:table-cell table:style-name="ce14" table:formula="of:=LEN([.I21])" office:value-type="float" office:value="35">
            <text:p>35</text:p>
          </table:table-cell>
          <table:table-cell table:style-name="ce76" office:value-type="string">
            <text:p>JU20-Perdagangan Mobil/ Motor bekas</text:p>
          </table:table-cell>
          <table:table-cell office:value-type="string">
            <text:p>Perdagangan Mobil/ Motor bekas</text:p>
          </table:table-cell>
          <table:table-cell table:style-name="ce76" office:value-type="string">
            <text:p>JU20</text:p>
          </table:table-cell>
          <table:table-cell table:number-columns-repeated="6"/>
          <table:table-cell table:style-name="ce14" office:value-type="string">
            <text:p>T</text:p>
          </table:table-cell>
          <table:table-cell/>
          <table:table-cell table:style-name="ce14" table:number-columns-repeated="2"/>
          <table:table-cell table:number-columns-repeated="9"/>
          <table:table-cell table:style-name="ce119" table:number-columns-repeated="2"/>
          <table:table-cell/>
          <table:table-cell table:style-name="ce89" office:value-type="string">
            <text:p>20167</text:p>
          </table:table-cell>
          <table:table-cell table:style-name="ce89" office:value-type="float" office:value="31">
            <text:p>31</text:p>
          </table:table-cell>
          <table:table-cell table:style-name="ce89" table:formula="of:=[.AJ20]+[.AI21]" office:value-type="float" office:value="213">
            <text:p>213</text:p>
          </table:table-cell>
          <table:table-cell table:number-columns-repeated="12"/>
          <table:table-cell table:style-name="ce43" office:value-type="string">
            <text:p>Jun 2016</text:p>
          </table:table-cell>
          <table:table-cell table:number-columns-repeated="3"/>
          <table:table-cell table:style-name="Default" office:value-type="string">
            <text:p>A20</text:p>
          </table:table-cell>
          <table:table-cell table:number-columns-repeated="971"/>
        </table:table-row>
        <table:table-row table:style-name="ro3">
          <table:table-cell table:number-columns-repeated="7"/>
          <table:table-cell table:style-name="ce14" table:formula="of:=LEN([.I22])" office:value-type="float" office:value="14">
            <text:p>14</text:p>
          </table:table-cell>
          <table:table-cell table:style-name="ce76" office:value-type="string">
            <text:p>JU21-Perikanan</text:p>
          </table:table-cell>
          <table:table-cell office:value-type="string">
            <text:p>Perikanan</text:p>
          </table:table-cell>
          <table:table-cell table:style-name="ce76" office:value-type="string">
            <text:p>JU21</text:p>
          </table:table-cell>
          <table:table-cell/>
          <table:table-cell table:style-name="Default"/>
          <table:table-cell table:number-columns-repeated="4"/>
          <table:table-cell table:style-name="ce14" office:value-type="string">
            <text:p>U</text:p>
          </table:table-cell>
          <table:table-cell/>
          <table:table-cell table:style-name="ce14" table:number-columns-repeated="2"/>
          <table:table-cell table:number-columns-repeated="9"/>
          <table:table-cell table:style-name="ce119" table:number-columns-repeated="2"/>
          <table:table-cell/>
          <table:table-cell table:style-name="ce89" office:value-type="string">
            <text:p>20168</text:p>
          </table:table-cell>
          <table:table-cell table:style-name="ce89" office:value-type="float" office:value="31">
            <text:p>31</text:p>
          </table:table-cell>
          <table:table-cell table:style-name="ce89" table:formula="of:=[.AJ21]+[.AI22]" office:value-type="float" office:value="244">
            <text:p>244</text:p>
          </table:table-cell>
          <table:table-cell table:number-columns-repeated="12"/>
          <table:table-cell table:style-name="ce43" office:value-type="string">
            <text:p>Jul 2016</text:p>
          </table:table-cell>
          <table:table-cell table:number-columns-repeated="3"/>
          <table:table-cell table:style-name="Default" office:value-type="string">
            <text:p>A21</text:p>
          </table:table-cell>
          <table:table-cell table:number-columns-repeated="971"/>
        </table:table-row>
        <table:table-row table:style-name="ro3">
          <table:table-cell table:number-columns-repeated="7"/>
          <table:table-cell table:style-name="ce14" table:formula="of:=LEN([.I23])" office:value-type="float" office:value="25">
            <text:p>25</text:p>
          </table:table-cell>
          <table:table-cell table:style-name="ce76" office:value-type="string">
            <text:p>JU22-Perkakas, Cat &amp; Kaca</text:p>
          </table:table-cell>
          <table:table-cell office:value-type="string">
            <text:p>Perkakas, Cat &amp; Kaca</text:p>
          </table:table-cell>
          <table:table-cell table:style-name="ce76" office:value-type="string">
            <text:p>JU22</text:p>
          </table:table-cell>
          <table:table-cell table:number-columns-repeated="6"/>
          <table:table-cell table:style-name="ce14" office:value-type="string">
            <text:p>V</text:p>
          </table:table-cell>
          <table:table-cell/>
          <table:table-cell table:style-name="ce14" table:number-columns-repeated="2"/>
          <table:table-cell table:number-columns-repeated="9"/>
          <table:table-cell table:style-name="ce119" table:number-columns-repeated="2"/>
          <table:table-cell/>
          <table:table-cell table:style-name="ce89" office:value-type="string">
            <text:p>20169</text:p>
          </table:table-cell>
          <table:table-cell table:style-name="ce89" office:value-type="float" office:value="30">
            <text:p>30</text:p>
          </table:table-cell>
          <table:table-cell table:style-name="ce89" table:formula="of:=[.AJ22]+[.AI23]" office:value-type="float" office:value="274">
            <text:p>274</text:p>
          </table:table-cell>
          <table:table-cell table:number-columns-repeated="12"/>
          <table:table-cell table:style-name="ce43" office:value-type="string">
            <text:p>Aug 2016</text:p>
          </table:table-cell>
          <table:table-cell table:number-columns-repeated="3"/>
          <table:table-cell table:style-name="Default" office:value-type="string">
            <text:p>A22</text:p>
          </table:table-cell>
          <table:table-cell table:number-columns-repeated="971"/>
        </table:table-row>
        <table:table-row table:style-name="ro3">
          <table:table-cell/>
          <table:table-cell table:style-name="ce52"/>
          <table:table-cell table:number-columns-repeated="5"/>
          <table:table-cell table:style-name="ce14" table:formula="of:=LEN([.I24])" office:value-type="float" office:value="30">
            <text:p>30</text:p>
          </table:table-cell>
          <table:table-cell table:style-name="ce76" office:value-type="string">
            <text:p>JU23-Perlengkapan rumah tangga</text:p>
          </table:table-cell>
          <table:table-cell office:value-type="string">
            <text:p>Perlengkapan rumah tangga</text:p>
          </table:table-cell>
          <table:table-cell table:style-name="ce76" office:value-type="string">
            <text:p>JU23</text:p>
          </table:table-cell>
          <table:table-cell table:number-columns-repeated="6"/>
          <table:table-cell table:style-name="ce14" office:value-type="string">
            <text:p>W</text:p>
          </table:table-cell>
          <table:table-cell/>
          <table:table-cell table:style-name="ce14" table:number-columns-repeated="2"/>
          <table:table-cell table:number-columns-repeated="2"/>
          <table:table-cell table:style-name="ce43"/>
          <table:table-cell table:number-columns-repeated="6"/>
          <table:table-cell table:style-name="ce119" table:number-columns-repeated="2"/>
          <table:table-cell/>
          <table:table-cell table:style-name="ce89" office:value-type="string">
            <text:p>201610</text:p>
          </table:table-cell>
          <table:table-cell table:style-name="ce89" office:value-type="float" office:value="31">
            <text:p>31</text:p>
          </table:table-cell>
          <table:table-cell table:style-name="ce89" table:formula="of:=[.AJ23]+[.AI24]" office:value-type="float" office:value="305">
            <text:p>305</text:p>
          </table:table-cell>
          <table:table-cell table:number-columns-repeated="12"/>
          <table:table-cell table:style-name="ce43" office:value-type="string">
            <text:p>Sept 2016</text:p>
          </table:table-cell>
          <table:table-cell table:number-columns-repeated="3"/>
          <table:table-cell table:style-name="Default" office:value-type="string">
            <text:p>A23</text:p>
          </table:table-cell>
          <table:table-cell table:number-columns-repeated="971"/>
        </table:table-row>
        <table:table-row table:style-name="ro3">
          <table:table-cell table:number-columns-repeated="7"/>
          <table:table-cell table:style-name="ce14" table:formula="of:=LEN([.I25])" office:value-type="float" office:value="25">
            <text:p>25</text:p>
          </table:table-cell>
          <table:table-cell table:style-name="ce76" office:value-type="string">
            <text:p>JU24-Pertambangan lainnya</text:p>
          </table:table-cell>
          <table:table-cell office:value-type="string">
            <text:p>Pertambangan lainnya</text:p>
          </table:table-cell>
          <table:table-cell table:style-name="ce76" office:value-type="string">
            <text:p>JU24</text:p>
          </table:table-cell>
          <table:table-cell table:number-columns-repeated="6"/>
          <table:table-cell table:style-name="ce14" office:value-type="string">
            <text:p>X</text:p>
          </table:table-cell>
          <table:table-cell/>
          <table:table-cell table:style-name="ce14" table:number-columns-repeated="2"/>
          <table:table-cell table:number-columns-repeated="9"/>
          <table:table-cell table:style-name="ce119" table:number-columns-repeated="2"/>
          <table:table-cell/>
          <table:table-cell table:style-name="ce89" office:value-type="string">
            <text:p>201611</text:p>
          </table:table-cell>
          <table:table-cell table:style-name="ce89" office:value-type="float" office:value="30">
            <text:p>30</text:p>
          </table:table-cell>
          <table:table-cell table:style-name="ce89" table:formula="of:=[.AJ24]+[.AI25]" office:value-type="float" office:value="335">
            <text:p>335</text:p>
          </table:table-cell>
          <table:table-cell table:number-columns-repeated="12"/>
          <table:table-cell table:style-name="ce43" office:value-type="string">
            <text:p>Oct 2016</text:p>
          </table:table-cell>
          <table:table-cell table:number-columns-repeated="3"/>
          <table:table-cell table:style-name="Default" office:value-type="string">
            <text:p>A24</text:p>
          </table:table-cell>
          <table:table-cell table:number-columns-repeated="971"/>
        </table:table-row>
        <table:table-row table:style-name="ro3">
          <table:table-cell table:number-columns-repeated="7"/>
          <table:table-cell table:style-name="ce14" table:formula="of:=LEN([.I26])" office:value-type="float" office:value="15">
            <text:p>15</text:p>
          </table:table-cell>
          <table:table-cell table:style-name="ce76" office:value-type="string">
            <text:p>JU25-Peternakan</text:p>
          </table:table-cell>
          <table:table-cell office:value-type="string">
            <text:p>Peternakan</text:p>
          </table:table-cell>
          <table:table-cell table:style-name="ce76" office:value-type="string">
            <text:p>JU25</text:p>
          </table:table-cell>
          <table:table-cell table:number-columns-repeated="6"/>
          <table:table-cell table:style-name="ce14" office:value-type="string">
            <text:p>Y</text:p>
          </table:table-cell>
          <table:table-cell/>
          <table:table-cell table:style-name="ce14" table:number-columns-repeated="2"/>
          <table:table-cell table:number-columns-repeated="9"/>
          <table:table-cell table:style-name="ce119" table:number-columns-repeated="2"/>
          <table:table-cell/>
          <table:table-cell table:style-name="ce90" office:value-type="string">
            <text:p>201612</text:p>
          </table:table-cell>
          <table:table-cell table:style-name="ce90" office:value-type="float" office:value="31">
            <text:p>31</text:p>
          </table:table-cell>
          <table:table-cell table:style-name="ce90" table:formula="of:=[.AJ25]+[.AI26]" office:value-type="float" office:value="366">
            <text:p>366</text:p>
          </table:table-cell>
          <table:table-cell table:number-columns-repeated="12"/>
          <table:table-cell table:style-name="ce43" office:value-type="string">
            <text:p>Nov 2016</text:p>
          </table:table-cell>
          <table:table-cell table:number-columns-repeated="3"/>
          <table:table-cell table:style-name="Default" office:value-type="string">
            <text:p>A25</text:p>
          </table:table-cell>
          <table:table-cell table:number-columns-repeated="971"/>
        </table:table-row>
        <table:table-row table:style-name="ro3">
          <table:table-cell table:number-columns-repeated="7"/>
          <table:table-cell table:style-name="ce14" table:formula="of:=LEN([.I27])" office:value-type="float" office:value="35">
            <text:p>35</text:p>
          </table:table-cell>
          <table:table-cell table:style-name="ce76" office:value-type="string">
            <text:p>JU26-Restoran/ warung makan &amp; Hotel</text:p>
          </table:table-cell>
          <table:table-cell office:value-type="string">
            <text:p>Restoran/ warung makan &amp; Hotel</text:p>
          </table:table-cell>
          <table:table-cell table:style-name="ce76" office:value-type="string">
            <text:p>JU26</text:p>
          </table:table-cell>
          <table:table-cell table:number-columns-repeated="6"/>
          <table:table-cell office:value-type="string">
            <text:p>Z</text:p>
          </table:table-cell>
          <table:table-cell/>
          <table:table-cell table:style-name="ce14" table:number-columns-repeated="2"/>
          <table:table-cell table:number-columns-repeated="9"/>
          <table:table-cell table:style-name="ce119" table:number-columns-repeated="2"/>
          <table:table-cell table:number-columns-repeated="16"/>
          <table:table-cell table:style-name="ce43" office:value-type="string">
            <text:p>Dec 2016</text:p>
          </table:table-cell>
          <table:table-cell table:number-columns-repeated="3"/>
          <table:table-cell table:style-name="Default" office:value-type="string">
            <text:p>A26</text:p>
          </table:table-cell>
          <table:table-cell table:number-columns-repeated="971"/>
        </table:table-row>
        <table:table-row table:style-name="ro3">
          <table:table-cell table:number-columns-repeated="7"/>
          <table:table-cell table:style-name="ce14" table:formula="of:=LEN([.I28])" office:value-type="float" office:value="23">
            <text:p>23</text:p>
          </table:table-cell>
          <table:table-cell table:style-name="ce76" office:value-type="string">
            <text:p>JU27-Tanaman Perkebunan</text:p>
          </table:table-cell>
          <table:table-cell office:value-type="string">
            <text:p>Tanaman Perkebunan</text:p>
          </table:table-cell>
          <table:table-cell table:style-name="ce76" office:value-type="string">
            <text:p>JU27</text:p>
          </table:table-cell>
          <table:table-cell table:number-columns-repeated="8"/>
          <table:table-cell table:style-name="ce14" table:number-columns-repeated="2"/>
          <table:table-cell table:number-columns-repeated="9"/>
          <table:table-cell table:style-name="ce119" table:number-columns-repeated="2"/>
          <table:table-cell table:number-columns-repeated="20"/>
          <table:table-cell table:style-name="Default" office:value-type="string">
            <text:p>A27</text:p>
          </table:table-cell>
          <table:table-cell table:number-columns-repeated="971"/>
        </table:table-row>
        <table:table-row table:style-name="ro3">
          <table:table-cell table:style-name="ce79" office:value-type="string">
            <text:p>FLAG RKH BESOK/TAMBAHAN HARI INI</text:p>
          </table:table-cell>
          <table:table-cell table:number-columns-repeated="6"/>
          <table:table-cell table:style-name="ce14" table:formula="of:=LEN([.I29])" office:value-type="float" office:value="26">
            <text:p>26</text:p>
          </table:table-cell>
          <table:table-cell table:style-name="ce76" office:value-type="string">
            <text:p>JU28-Toko Mebel/ Furniture</text:p>
          </table:table-cell>
          <table:table-cell office:value-type="string">
            <text:p>Toko Mebel/ Furniture</text:p>
          </table:table-cell>
          <table:table-cell table:style-name="ce76" office:value-type="string">
            <text:p>JU28</text:p>
          </table:table-cell>
          <table:table-cell table:number-columns-repeated="8"/>
          <table:table-cell table:style-name="ce14" table:number-columns-repeated="2"/>
          <table:table-cell table:number-columns-repeated="9"/>
          <table:table-cell table:style-name="ce119" table:number-columns-repeated="2"/>
          <table:table-cell table:number-columns-repeated="20"/>
          <table:table-cell table:style-name="Default" office:value-type="string">
            <text:p>A28</text:p>
          </table:table-cell>
          <table:table-cell table:number-columns-repeated="971"/>
        </table:table-row>
        <table:table-row table:style-name="ro3">
          <table:table-cell office:value-type="string">
            <text:p>RKHBESOK</text:p>
          </table:table-cell>
          <table:table-cell table:number-columns-repeated="6"/>
          <table:table-cell table:style-name="ce14" table:formula="of:=LEN([.I30])" office:value-type="float" office:value="35">
            <text:p>35</text:p>
          </table:table-cell>
          <table:table-cell table:style-name="ce76" office:value-type="string">
            <text:p>JU29-Toko Tekstil, pakaian &amp; sepatu</text:p>
          </table:table-cell>
          <table:table-cell table:style-name="ce76" office:value-type="string">
            <text:p>Toko Tekstil, pakaian &amp; sepatu</text:p>
          </table:table-cell>
          <table:table-cell table:style-name="ce76" office:value-type="string">
            <text:p>JU29</text:p>
          </table:table-cell>
          <table:table-cell table:number-columns-repeated="8"/>
          <table:table-cell table:style-name="ce14" table:number-columns-repeated="2"/>
          <table:table-cell table:number-columns-repeated="9"/>
          <table:table-cell table:style-name="ce119" table:number-columns-repeated="2"/>
          <table:table-cell table:number-columns-repeated="20"/>
          <table:table-cell table:style-name="Default" office:value-type="string">
            <text:p>A29</text:p>
          </table:table-cell>
          <table:table-cell table:number-columns-repeated="971"/>
        </table:table-row>
        <table:table-row table:style-name="ro3">
          <table:table-cell table:number-columns-repeated="7"/>
          <table:table-cell table:style-name="ce14" table:formula="of:=LEN([.I31])" office:value-type="float" office:value="37">
            <text:p>37</text:p>
          </table:table-cell>
          <table:table-cell table:style-name="ce76" office:value-type="string">
            <text:p>JU30-Toserba, supermarket/ Minimarket</text:p>
          </table:table-cell>
          <table:table-cell office:value-type="string">
            <text:p>Toserba, supermarket/ Minimarket</text:p>
          </table:table-cell>
          <table:table-cell table:style-name="ce76" office:value-type="string">
            <text:p>JU30</text:p>
          </table:table-cell>
          <table:table-cell table:number-columns-repeated="8"/>
          <table:table-cell table:style-name="ce14" table:number-columns-repeated="2"/>
          <table:table-cell table:number-columns-repeated="31"/>
          <table:table-cell table:style-name="Default" office:value-type="string">
            <text:p>A30</text:p>
          </table:table-cell>
          <table:table-cell table:number-columns-repeated="971"/>
        </table:table-row>
        <table:table-row table:style-name="ro3">
          <table:table-cell table:number-columns-repeated="7"/>
          <table:table-cell table:style-name="ce14" table:formula="of:=LEN([.I32])" office:value-type="float" office:value="36">
            <text:p>36</text:p>
          </table:table-cell>
          <table:table-cell table:style-name="ce76" office:value-type="string">
            <text:p>JU31-Wartel/ Warnet/ Jasa Komunikasi</text:p>
          </table:table-cell>
          <table:table-cell office:value-type="string">
            <text:p>Wartel/ Warnet/ Jasa Komunikasi</text:p>
          </table:table-cell>
          <table:table-cell table:style-name="ce76" office:value-type="string">
            <text:p>JU31</text:p>
          </table:table-cell>
          <table:table-cell table:number-columns-repeated="8"/>
          <table:table-cell table:style-name="ce14" table:number-columns-repeated="2"/>
          <table:table-cell table:number-columns-repeated="31"/>
          <table:table-cell table:style-name="Default" office:value-type="string">
            <text:p>B1</text:p>
          </table:table-cell>
          <table:table-cell table:number-columns-repeated="971"/>
        </table:table-row>
        <table:table-row table:style-name="ro3">
          <table:table-cell table:style-name="ce79" office:value-type="string">
            <text:p>FLAG CLEAR RKH BESOK</text:p>
          </table:table-cell>
          <table:table-cell table:number-columns-repeated="18"/>
          <table:table-cell table:style-name="ce14" table:number-columns-repeated="2"/>
          <table:table-cell table:number-columns-repeated="31"/>
          <table:table-cell table:style-name="Default" office:value-type="string">
            <text:p>B2</text:p>
          </table:table-cell>
          <table:table-cell table:number-columns-repeated="971"/>
        </table:table-row>
        <table:table-row table:style-name="ro3">
          <table:table-cell office:value-type="string">
            <text:p>2016-09-22</text:p>
          </table:table-cell>
          <table:table-cell table:number-columns-repeated="18"/>
          <table:table-cell table:style-name="ce14" table:number-columns-repeated="2"/>
          <table:table-cell table:number-columns-repeated="31"/>
          <table:table-cell table:style-name="Default" office:value-type="string">
            <text:p>B3</text:p>
          </table:table-cell>
          <table:table-cell table:number-columns-repeated="971"/>
        </table:table-row>
        <table:table-row table:style-name="ro3">
          <table:table-cell table:number-columns-repeated="52"/>
          <table:table-cell table:style-name="Default" office:value-type="string">
            <text:p>B4</text:p>
          </table:table-cell>
          <table:table-cell table:number-columns-repeated="971"/>
        </table:table-row>
        <table:table-row table:style-name="ro3">
          <table:table-cell table:style-name="ce79" office:value-type="string">
            <text:p>FLAG CLEAR RKH HARI INI</text:p>
          </table:table-cell>
          <table:table-cell table:number-columns-repeated="18"/>
          <table:table-cell table:style-name="ce14" table:number-columns-repeated="2"/>
          <table:table-cell table:number-columns-repeated="31"/>
          <table:table-cell table:style-name="Default" office:value-type="string">
            <text:p>B5</text:p>
          </table:table-cell>
          <table:table-cell table:number-columns-repeated="971"/>
        </table:table-row>
        <table:table-row table:style-name="ro3">
          <table:table-cell office:value-type="string">
            <text:p>2016-08-23</text:p>
          </table:table-cell>
          <table:table-cell table:number-columns-repeated="18"/>
          <table:table-cell table:style-name="ce14" table:number-columns-repeated="2"/>
          <table:table-cell table:number-columns-repeated="31"/>
          <table:table-cell table:style-name="Default" office:value-type="string">
            <text:p>B6</text:p>
          </table:table-cell>
          <table:table-cell table:number-columns-repeated="971"/>
        </table:table-row>
        <table:table-row table:style-name="ro3">
          <table:table-cell table:number-columns-repeated="19"/>
          <table:table-cell table:style-name="ce14" table:number-columns-repeated="2"/>
          <table:table-cell table:number-columns-repeated="31"/>
          <table:table-cell table:style-name="Default" office:value-type="string">
            <text:p>B7</text:p>
          </table:table-cell>
          <table:table-cell table:number-columns-repeated="971"/>
        </table:table-row>
        <table:table-row table:style-name="ro3">
          <table:table-cell table:style-name="ce79" office:value-type="string">
            <text:p>FLAG LIS RKH PENDING</text:p>
          </table:table-cell>
          <table:table-cell table:number-columns-repeated="18"/>
          <table:table-cell table:style-name="ce14" table:number-columns-repeated="2"/>
          <table:table-cell table:number-columns-repeated="31"/>
          <table:table-cell table:style-name="Default" office:value-type="string">
            <text:p>B8</text:p>
          </table:table-cell>
          <table:table-cell table:number-columns-repeated="971"/>
        </table:table-row>
        <table:table-row table:style-name="ro3">
          <table:table-cell office:value-type="float" office:value="2">
            <text:p>2</text:p>
          </table:table-cell>
          <table:table-cell table:number-columns-repeated="18"/>
          <table:table-cell table:style-name="ce14" table:number-columns-repeated="2"/>
          <table:table-cell table:number-columns-repeated="31"/>
          <table:table-cell table:style-name="Default" office:value-type="string">
            <text:p>B9</text:p>
          </table:table-cell>
          <table:table-cell table:number-columns-repeated="971"/>
        </table:table-row>
        <table:table-row table:style-name="ro3">
          <table:table-cell table:number-columns-repeated="19"/>
          <table:table-cell table:style-name="ce14" table:number-columns-repeated="2"/>
          <table:table-cell table:number-columns-repeated="31"/>
          <table:table-cell table:style-name="Default" office:value-type="string">
            <text:p>B10</text:p>
          </table:table-cell>
          <table:table-cell table:number-columns-repeated="971"/>
        </table:table-row>
        <table:table-row table:style-name="ro3">
          <table:table-cell office:value-type="string">
            <text:p>21</text:p>
          </table:table-cell>
          <table:table-cell table:number-columns-repeated="18"/>
          <table:table-cell table:style-name="ce14" table:number-columns-repeated="2"/>
          <table:table-cell table:number-columns-repeated="31"/>
          <table:table-cell table:style-name="Default" office:value-type="string">
            <text:p>B11</text:p>
          </table:table-cell>
          <table:table-cell table:number-columns-repeated="971"/>
        </table:table-row>
        <table:table-row table:style-name="ro3">
          <table:table-cell table:number-columns-repeated="19"/>
          <table:table-cell table:style-name="ce14" table:number-columns-repeated="2"/>
          <table:table-cell table:number-columns-repeated="31"/>
          <table:table-cell table:style-name="Default" office:value-type="string">
            <text:p>B12</text:p>
          </table:table-cell>
          <table:table-cell table:number-columns-repeated="971"/>
        </table:table-row>
        <table:table-row table:style-name="ro3">
          <table:table-cell table:number-columns-repeated="19"/>
          <table:table-cell table:style-name="ce14" table:number-columns-repeated="2"/>
          <table:table-cell table:number-columns-repeated="31"/>
          <table:table-cell table:style-name="Default" office:value-type="string">
            <text:p>B13</text:p>
          </table:table-cell>
          <table:table-cell table:number-columns-repeated="971"/>
        </table:table-row>
        <table:table-row table:style-name="ro3">
          <table:table-cell table:number-columns-repeated="19"/>
          <table:table-cell table:style-name="ce14"/>
          <table:table-cell table:number-columns-repeated="32"/>
          <table:table-cell table:style-name="Default" office:value-type="string">
            <text:p>B14</text:p>
          </table:table-cell>
          <table:table-cell table:number-columns-repeated="971"/>
        </table:table-row>
        <table:table-row table:style-name="ro3">
          <table:table-cell table:number-columns-repeated="19"/>
          <table:table-cell table:style-name="ce14"/>
          <table:table-cell table:number-columns-repeated="32"/>
          <table:table-cell table:style-name="Default" office:value-type="string">
            <text:p>B15</text:p>
          </table:table-cell>
          <table:table-cell table:number-columns-repeated="971"/>
        </table:table-row>
        <table:table-row table:style-name="ro3">
          <table:table-cell table:number-columns-repeated="19"/>
          <table:table-cell table:style-name="ce14"/>
          <table:table-cell table:number-columns-repeated="32"/>
          <table:table-cell table:style-name="Default" office:value-type="string">
            <text:p>B16</text:p>
          </table:table-cell>
          <table:table-cell table:number-columns-repeated="971"/>
        </table:table-row>
        <table:table-row table:style-name="ro3">
          <table:table-cell table:number-columns-repeated="19"/>
          <table:table-cell table:style-name="ce14"/>
          <table:table-cell table:number-columns-repeated="32"/>
          <table:table-cell table:style-name="Default" office:value-type="string">
            <text:p>B17</text:p>
          </table:table-cell>
          <table:table-cell table:number-columns-repeated="971"/>
        </table:table-row>
        <table:table-row table:style-name="ro3">
          <table:table-cell table:number-columns-repeated="19"/>
          <table:table-cell table:style-name="ce14"/>
          <table:table-cell table:number-columns-repeated="32"/>
          <table:table-cell table:style-name="Default" office:value-type="string">
            <text:p>B18</text:p>
          </table:table-cell>
          <table:table-cell table:number-columns-repeated="971"/>
        </table:table-row>
        <table:table-row table:style-name="ro3">
          <table:table-cell table:number-columns-repeated="19"/>
          <table:table-cell table:style-name="ce14"/>
          <table:table-cell table:number-columns-repeated="32"/>
          <table:table-cell table:style-name="Default" office:value-type="string">
            <text:p>B19</text:p>
          </table:table-cell>
          <table:table-cell table:number-columns-repeated="971"/>
        </table:table-row>
        <table:table-row table:style-name="ro3">
          <table:table-cell table:number-columns-repeated="19"/>
          <table:table-cell table:style-name="ce14"/>
          <table:table-cell table:number-columns-repeated="32"/>
          <table:table-cell table:style-name="Default" office:value-type="string">
            <text:p>B20</text:p>
          </table:table-cell>
          <table:table-cell table:number-columns-repeated="971"/>
        </table:table-row>
        <table:table-row table:style-name="ro3">
          <table:table-cell table:number-columns-repeated="19"/>
          <table:table-cell table:style-name="ce14"/>
          <table:table-cell table:number-columns-repeated="32"/>
          <table:table-cell table:style-name="Default" office:value-type="string">
            <text:p>B21</text:p>
          </table:table-cell>
          <table:table-cell table:number-columns-repeated="971"/>
        </table:table-row>
        <table:table-row table:style-name="ro3">
          <table:table-cell table:number-columns-repeated="19"/>
          <table:table-cell table:style-name="ce14"/>
          <table:table-cell table:number-columns-repeated="32"/>
          <table:table-cell table:style-name="Default" office:value-type="string">
            <text:p>B22</text:p>
          </table:table-cell>
          <table:table-cell table:number-columns-repeated="971"/>
        </table:table-row>
        <table:table-row table:style-name="ro3">
          <table:table-cell table:number-columns-repeated="19"/>
          <table:table-cell table:style-name="ce14"/>
          <table:table-cell table:number-columns-repeated="32"/>
          <table:table-cell table:style-name="Default" office:value-type="string">
            <text:p>B23</text:p>
          </table:table-cell>
          <table:table-cell table:number-columns-repeated="971"/>
        </table:table-row>
        <table:table-row table:style-name="ro3">
          <table:table-cell table:number-columns-repeated="19"/>
          <table:table-cell table:style-name="ce14"/>
          <table:table-cell table:number-columns-repeated="32"/>
          <table:table-cell table:style-name="Default" office:value-type="string">
            <text:p>B24</text:p>
          </table:table-cell>
          <table:table-cell table:number-columns-repeated="971"/>
        </table:table-row>
        <table:table-row table:style-name="ro3">
          <table:table-cell table:number-columns-repeated="19"/>
          <table:table-cell table:style-name="ce14"/>
          <table:table-cell table:number-columns-repeated="32"/>
          <table:table-cell table:style-name="Default" office:value-type="string">
            <text:p>B25</text:p>
          </table:table-cell>
          <table:table-cell table:number-columns-repeated="971"/>
        </table:table-row>
        <table:table-row table:style-name="ro3">
          <table:table-cell table:number-columns-repeated="19"/>
          <table:table-cell table:style-name="ce14"/>
          <table:table-cell table:number-columns-repeated="32"/>
          <table:table-cell table:style-name="Default" office:value-type="string">
            <text:p>B26</text:p>
          </table:table-cell>
          <table:table-cell table:number-columns-repeated="971"/>
        </table:table-row>
        <table:table-row table:style-name="ro3">
          <table:table-cell table:number-columns-repeated="19"/>
          <table:table-cell table:style-name="ce14"/>
          <table:table-cell table:number-columns-repeated="32"/>
          <table:table-cell table:style-name="Default" office:value-type="string">
            <text:p>B27</text:p>
          </table:table-cell>
          <table:table-cell table:number-columns-repeated="971"/>
        </table:table-row>
        <table:table-row table:style-name="ro3">
          <table:table-cell table:number-columns-repeated="52"/>
          <table:table-cell table:style-name="Default" office:value-type="string">
            <text:p>B28</text:p>
          </table:table-cell>
          <table:table-cell table:number-columns-repeated="971"/>
        </table:table-row>
        <table:table-row table:style-name="ro3">
          <table:table-cell table:number-columns-repeated="52"/>
          <table:table-cell table:style-name="Default" office:value-type="string">
            <text:p>B29</text:p>
          </table:table-cell>
          <table:table-cell table:number-columns-repeated="971"/>
        </table:table-row>
        <table:table-row table:style-name="ro3">
          <table:table-cell table:number-columns-repeated="52"/>
          <table:table-cell table:style-name="Default" office:value-type="string">
            <text:p>B30</text:p>
          </table:table-cell>
          <table:table-cell table:number-columns-repeated="971"/>
        </table:table-row>
        <table:table-row table:style-name="ro3">
          <table:table-cell table:number-columns-repeated="52"/>
          <table:table-cell table:style-name="Default" office:value-type="string">
            <text:p>C1</text:p>
          </table:table-cell>
          <table:table-cell table:number-columns-repeated="971"/>
        </table:table-row>
        <table:table-row table:style-name="ro3">
          <table:table-cell table:number-columns-repeated="52"/>
          <table:table-cell table:style-name="Default" office:value-type="string">
            <text:p>C2</text:p>
          </table:table-cell>
          <table:table-cell table:number-columns-repeated="971"/>
        </table:table-row>
        <table:table-row table:style-name="ro3">
          <table:table-cell table:number-columns-repeated="52"/>
          <table:table-cell table:style-name="Default" office:value-type="string">
            <text:p>C3</text:p>
          </table:table-cell>
          <table:table-cell table:number-columns-repeated="971"/>
        </table:table-row>
        <table:table-row table:style-name="ro3">
          <table:table-cell table:number-columns-repeated="52"/>
          <table:table-cell table:style-name="Default" office:value-type="string">
            <text:p>C4</text:p>
          </table:table-cell>
          <table:table-cell table:number-columns-repeated="971"/>
        </table:table-row>
        <table:table-row table:style-name="ro3">
          <table:table-cell table:number-columns-repeated="52"/>
          <table:table-cell table:style-name="Default" office:value-type="string">
            <text:p>C5</text:p>
          </table:table-cell>
          <table:table-cell table:number-columns-repeated="971"/>
        </table:table-row>
        <table:table-row table:style-name="ro3">
          <table:table-cell table:number-columns-repeated="52"/>
          <table:table-cell table:style-name="Default" office:value-type="string">
            <text:p>C6</text:p>
          </table:table-cell>
          <table:table-cell table:number-columns-repeated="971"/>
        </table:table-row>
        <table:table-row table:style-name="ro3">
          <table:table-cell table:number-columns-repeated="52"/>
          <table:table-cell table:style-name="Default" office:value-type="string">
            <text:p>C7</text:p>
          </table:table-cell>
          <table:table-cell table:number-columns-repeated="971"/>
        </table:table-row>
        <table:table-row table:style-name="ro3">
          <table:table-cell table:number-columns-repeated="52"/>
          <table:table-cell table:style-name="Default" office:value-type="string">
            <text:p>C8</text:p>
          </table:table-cell>
          <table:table-cell table:number-columns-repeated="971"/>
        </table:table-row>
        <table:table-row table:style-name="ro3">
          <table:table-cell table:number-columns-repeated="52"/>
          <table:table-cell table:style-name="Default" office:value-type="string">
            <text:p>C9</text:p>
          </table:table-cell>
          <table:table-cell table:number-columns-repeated="971"/>
        </table:table-row>
        <table:table-row table:style-name="ro3">
          <table:table-cell table:number-columns-repeated="52"/>
          <table:table-cell table:style-name="Default" office:value-type="string">
            <text:p>C10</text:p>
          </table:table-cell>
          <table:table-cell table:number-columns-repeated="971"/>
        </table:table-row>
        <table:table-row table:style-name="ro3">
          <table:table-cell table:number-columns-repeated="52"/>
          <table:table-cell table:style-name="Default" office:value-type="string">
            <text:p>C11</text:p>
          </table:table-cell>
          <table:table-cell table:number-columns-repeated="971"/>
        </table:table-row>
        <table:table-row table:style-name="ro3">
          <table:table-cell table:number-columns-repeated="52"/>
          <table:table-cell table:style-name="Default" office:value-type="string">
            <text:p>C12</text:p>
          </table:table-cell>
          <table:table-cell table:number-columns-repeated="971"/>
        </table:table-row>
        <table:table-row table:style-name="ro3">
          <table:table-cell table:number-columns-repeated="52"/>
          <table:table-cell table:style-name="Default" office:value-type="string">
            <text:p>C13</text:p>
          </table:table-cell>
          <table:table-cell table:number-columns-repeated="971"/>
        </table:table-row>
        <table:table-row table:style-name="ro3">
          <table:table-cell table:number-columns-repeated="52"/>
          <table:table-cell table:style-name="Default" office:value-type="string">
            <text:p>C14</text:p>
          </table:table-cell>
          <table:table-cell table:number-columns-repeated="971"/>
        </table:table-row>
        <table:table-row table:style-name="ro3">
          <table:table-cell table:number-columns-repeated="52"/>
          <table:table-cell table:style-name="Default" office:value-type="string">
            <text:p>C15</text:p>
          </table:table-cell>
          <table:table-cell table:number-columns-repeated="971"/>
        </table:table-row>
        <table:table-row table:style-name="ro3">
          <table:table-cell table:number-columns-repeated="52"/>
          <table:table-cell table:style-name="Default" office:value-type="string">
            <text:p>C16</text:p>
          </table:table-cell>
          <table:table-cell table:number-columns-repeated="971"/>
        </table:table-row>
        <table:table-row table:style-name="ro3">
          <table:table-cell table:number-columns-repeated="52"/>
          <table:table-cell table:style-name="Default" office:value-type="string">
            <text:p>C17</text:p>
          </table:table-cell>
          <table:table-cell table:number-columns-repeated="971"/>
        </table:table-row>
        <table:table-row table:style-name="ro3">
          <table:table-cell table:number-columns-repeated="52"/>
          <table:table-cell table:style-name="Default" office:value-type="string">
            <text:p>C18</text:p>
          </table:table-cell>
          <table:table-cell table:number-columns-repeated="971"/>
        </table:table-row>
        <table:table-row table:style-name="ro3">
          <table:table-cell table:number-columns-repeated="52"/>
          <table:table-cell table:style-name="Default" office:value-type="string">
            <text:p>C19</text:p>
          </table:table-cell>
          <table:table-cell table:number-columns-repeated="971"/>
        </table:table-row>
        <table:table-row table:style-name="ro3">
          <table:table-cell table:number-columns-repeated="52"/>
          <table:table-cell table:style-name="Default" office:value-type="string">
            <text:p>C20</text:p>
          </table:table-cell>
          <table:table-cell table:number-columns-repeated="971"/>
        </table:table-row>
        <table:table-row table:style-name="ro3">
          <table:table-cell table:number-columns-repeated="52"/>
          <table:table-cell table:style-name="Default" office:value-type="string">
            <text:p>C21</text:p>
          </table:table-cell>
          <table:table-cell table:number-columns-repeated="971"/>
        </table:table-row>
        <table:table-row table:style-name="ro3">
          <table:table-cell table:number-columns-repeated="52"/>
          <table:table-cell table:style-name="Default" office:value-type="string">
            <text:p>C22</text:p>
          </table:table-cell>
          <table:table-cell table:number-columns-repeated="971"/>
        </table:table-row>
        <table:table-row table:style-name="ro3">
          <table:table-cell table:number-columns-repeated="52"/>
          <table:table-cell table:style-name="Default" office:value-type="string">
            <text:p>C23</text:p>
          </table:table-cell>
          <table:table-cell table:number-columns-repeated="971"/>
        </table:table-row>
        <table:table-row table:style-name="ro3">
          <table:table-cell table:number-columns-repeated="52"/>
          <table:table-cell table:style-name="Default" office:value-type="string">
            <text:p>C24</text:p>
          </table:table-cell>
          <table:table-cell table:number-columns-repeated="971"/>
        </table:table-row>
        <table:table-row table:style-name="ro3">
          <table:table-cell table:number-columns-repeated="52"/>
          <table:table-cell table:style-name="Default" office:value-type="string">
            <text:p>C25</text:p>
          </table:table-cell>
          <table:table-cell table:number-columns-repeated="971"/>
        </table:table-row>
        <table:table-row table:style-name="ro3">
          <table:table-cell table:number-columns-repeated="52"/>
          <table:table-cell table:style-name="Default" office:value-type="string">
            <text:p>C26</text:p>
          </table:table-cell>
          <table:table-cell table:number-columns-repeated="971"/>
        </table:table-row>
        <table:table-row table:style-name="ro3">
          <table:table-cell table:number-columns-repeated="52"/>
          <table:table-cell table:style-name="Default" office:value-type="string">
            <text:p>C27</text:p>
          </table:table-cell>
          <table:table-cell table:number-columns-repeated="971"/>
        </table:table-row>
        <table:table-row table:style-name="ro3">
          <table:table-cell table:number-columns-repeated="52"/>
          <table:table-cell table:style-name="Default" office:value-type="string">
            <text:p>C28</text:p>
          </table:table-cell>
          <table:table-cell table:number-columns-repeated="971"/>
        </table:table-row>
        <table:table-row table:style-name="ro3">
          <table:table-cell table:number-columns-repeated="52"/>
          <table:table-cell table:style-name="Default" office:value-type="string">
            <text:p>C29</text:p>
          </table:table-cell>
          <table:table-cell table:number-columns-repeated="971"/>
        </table:table-row>
        <table:table-row table:style-name="ro3">
          <table:table-cell table:number-columns-repeated="52"/>
          <table:table-cell table:style-name="Default" office:value-type="string">
            <text:p>C30</text:p>
          </table:table-cell>
          <table:table-cell table:number-columns-repeated="971"/>
        </table:table-row>
        <table:table-row table:style-name="ro3">
          <table:table-cell table:number-columns-repeated="52"/>
          <table:table-cell table:style-name="Default" office:value-type="string">
            <text:p>D1</text:p>
          </table:table-cell>
          <table:table-cell table:number-columns-repeated="971"/>
        </table:table-row>
        <table:table-row table:style-name="ro3">
          <table:table-cell table:number-columns-repeated="52"/>
          <table:table-cell table:style-name="Default" office:value-type="string">
            <text:p>D2</text:p>
          </table:table-cell>
          <table:table-cell table:number-columns-repeated="971"/>
        </table:table-row>
        <table:table-row table:style-name="ro3">
          <table:table-cell table:number-columns-repeated="52"/>
          <table:table-cell table:style-name="Default" office:value-type="string">
            <text:p>D3</text:p>
          </table:table-cell>
          <table:table-cell table:number-columns-repeated="971"/>
        </table:table-row>
        <table:table-row table:style-name="ro3">
          <table:table-cell table:number-columns-repeated="52"/>
          <table:table-cell table:style-name="Default" office:value-type="string">
            <text:p>D4</text:p>
          </table:table-cell>
          <table:table-cell table:number-columns-repeated="971"/>
        </table:table-row>
        <table:table-row table:style-name="ro3">
          <table:table-cell table:number-columns-repeated="52"/>
          <table:table-cell table:style-name="Default" office:value-type="string">
            <text:p>D5</text:p>
          </table:table-cell>
          <table:table-cell table:number-columns-repeated="971"/>
        </table:table-row>
        <table:table-row table:style-name="ro3">
          <table:table-cell table:number-columns-repeated="52"/>
          <table:table-cell table:style-name="Default" office:value-type="string">
            <text:p>D6</text:p>
          </table:table-cell>
          <table:table-cell table:number-columns-repeated="971"/>
        </table:table-row>
        <table:table-row table:style-name="ro3">
          <table:table-cell table:number-columns-repeated="52"/>
          <table:table-cell table:style-name="Default" office:value-type="string">
            <text:p>D7</text:p>
          </table:table-cell>
          <table:table-cell table:number-columns-repeated="971"/>
        </table:table-row>
        <table:table-row table:style-name="ro3">
          <table:table-cell table:number-columns-repeated="52"/>
          <table:table-cell table:style-name="Default" office:value-type="string">
            <text:p>D8</text:p>
          </table:table-cell>
          <table:table-cell table:number-columns-repeated="971"/>
        </table:table-row>
        <table:table-row table:style-name="ro3">
          <table:table-cell table:number-columns-repeated="52"/>
          <table:table-cell table:style-name="Default" office:value-type="string">
            <text:p>D9</text:p>
          </table:table-cell>
          <table:table-cell table:number-columns-repeated="971"/>
        </table:table-row>
        <table:table-row table:style-name="ro3">
          <table:table-cell table:number-columns-repeated="20"/>
          <table:table-cell office:value-type="string">
            <text:p>USIN</text:p>
          </table:table-cell>
          <table:table-cell table:number-columns-repeated="31"/>
          <table:table-cell table:style-name="Default" office:value-type="string">
            <text:p>D10</text:p>
          </table:table-cell>
          <table:table-cell table:number-columns-repeated="971"/>
        </table:table-row>
        <table:table-row table:style-name="ro3">
          <table:table-cell table:number-columns-repeated="20"/>
          <table:table-cell office:value-type="string">
            <text:p>DEDE</text:p>
          </table:table-cell>
          <table:table-cell table:number-columns-repeated="31"/>
          <table:table-cell table:style-name="Default" office:value-type="string">
            <text:p>D11</text:p>
          </table:table-cell>
          <table:table-cell table:number-columns-repeated="971"/>
        </table:table-row>
        <table:table-row table:style-name="ro3">
          <table:table-cell table:number-columns-repeated="20"/>
          <table:table-cell office:value-type="string">
            <text:p>JUHRA</text:p>
          </table:table-cell>
          <table:table-cell table:number-columns-repeated="31"/>
          <table:table-cell table:style-name="Default" office:value-type="string">
            <text:p>D12</text:p>
          </table:table-cell>
          <table:table-cell table:number-columns-repeated="971"/>
        </table:table-row>
        <table:table-row table:style-name="ro3">
          <table:table-cell table:number-columns-repeated="20"/>
          <table:table-cell office:value-type="string">
            <text:p>AGUS JAELANI</text:p>
          </table:table-cell>
          <table:table-cell table:number-columns-repeated="31"/>
          <table:table-cell table:style-name="Default" office:value-type="string">
            <text:p>D13</text:p>
          </table:table-cell>
          <table:table-cell table:number-columns-repeated="971"/>
        </table:table-row>
        <table:table-row table:style-name="ro3">
          <table:table-cell table:number-columns-repeated="20"/>
          <table:table-cell office:value-type="string">
            <text:p>H. DEDE</text:p>
          </table:table-cell>
          <table:table-cell table:number-columns-repeated="31"/>
          <table:table-cell table:style-name="Default" office:value-type="string">
            <text:p>D14</text:p>
          </table:table-cell>
          <table:table-cell table:number-columns-repeated="971"/>
        </table:table-row>
        <table:table-row table:style-name="ro3">
          <table:table-cell table:number-columns-repeated="20"/>
          <table:table-cell office:value-type="string">
            <text:p>IBROHIM</text:p>
          </table:table-cell>
          <table:table-cell table:number-columns-repeated="31"/>
          <table:table-cell table:style-name="Default" office:value-type="string">
            <text:p>D15</text:p>
          </table:table-cell>
          <table:table-cell table:number-columns-repeated="971"/>
        </table:table-row>
        <table:table-row table:style-name="ro3">
          <table:table-cell table:number-columns-repeated="20"/>
          <table:table-cell office:value-type="string">
            <text:p>AYI</text:p>
          </table:table-cell>
          <table:table-cell table:number-columns-repeated="31"/>
          <table:table-cell table:style-name="Default" office:value-type="string">
            <text:p>D16</text:p>
          </table:table-cell>
          <table:table-cell table:number-columns-repeated="971"/>
        </table:table-row>
        <table:table-row table:style-name="ro3">
          <table:table-cell table:number-columns-repeated="20"/>
          <table:table-cell office:value-type="string">
            <text:p>ADE</text:p>
          </table:table-cell>
          <table:table-cell table:number-columns-repeated="31"/>
          <table:table-cell table:style-name="Default" office:value-type="string">
            <text:p>D17</text:p>
          </table:table-cell>
          <table:table-cell table:number-columns-repeated="971"/>
        </table:table-row>
        <table:table-row table:style-name="ro3">
          <table:table-cell table:number-columns-repeated="20"/>
          <table:table-cell office:value-type="string">
            <text:p>SUSI</text:p>
          </table:table-cell>
          <table:table-cell table:number-columns-repeated="31"/>
          <table:table-cell table:style-name="Default" office:value-type="string">
            <text:p>D18</text:p>
          </table:table-cell>
          <table:table-cell table:number-columns-repeated="971"/>
        </table:table-row>
        <table:table-row table:style-name="ro3">
          <table:table-cell table:number-columns-repeated="20"/>
          <table:table-cell office:value-type="string">
            <text:p>YUSUP</text:p>
          </table:table-cell>
          <table:table-cell table:number-columns-repeated="31"/>
          <table:table-cell table:style-name="Default" office:value-type="string">
            <text:p>D19</text:p>
          </table:table-cell>
          <table:table-cell table:number-columns-repeated="971"/>
        </table:table-row>
        <table:table-row table:style-name="ro3">
          <table:table-cell table:number-columns-repeated="20"/>
          <table:table-cell office:value-type="string">
            <text:p>NY BETI</text:p>
          </table:table-cell>
          <table:table-cell table:number-columns-repeated="31"/>
          <table:table-cell table:style-name="Default" office:value-type="string">
            <text:p>D20</text:p>
          </table:table-cell>
          <table:table-cell table:number-columns-repeated="971"/>
        </table:table-row>
        <table:table-row table:style-name="ro3">
          <table:table-cell table:number-columns-repeated="20"/>
          <table:table-cell office:value-type="string">
            <text:p>NY DEWI SANWATI</text:p>
          </table:table-cell>
          <table:table-cell table:number-columns-repeated="31"/>
          <table:table-cell table:style-name="Default" office:value-type="string">
            <text:p>D21</text:p>
          </table:table-cell>
          <table:table-cell table:number-columns-repeated="971"/>
        </table:table-row>
        <table:table-row table:style-name="ro3">
          <table:table-cell table:number-columns-repeated="20"/>
          <table:table-cell office:value-type="string">
            <text:p>NY BIDAN SITI PATONAH</text:p>
          </table:table-cell>
          <table:table-cell table:number-columns-repeated="31"/>
          <table:table-cell table:style-name="Default" office:value-type="string">
            <text:p>D22</text:p>
          </table:table-cell>
          <table:table-cell table:number-columns-repeated="971"/>
        </table:table-row>
        <table:table-row table:style-name="ro3">
          <table:table-cell table:number-columns-repeated="20"/>
          <table:table-cell office:value-type="string">
            <text:p>SUDARMIN</text:p>
          </table:table-cell>
          <table:table-cell table:number-columns-repeated="31"/>
          <table:table-cell table:style-name="Default" office:value-type="string">
            <text:p>D23</text:p>
          </table:table-cell>
          <table:table-cell table:number-columns-repeated="971"/>
        </table:table-row>
        <table:table-row table:style-name="ro3">
          <table:table-cell table:number-columns-repeated="20"/>
          <table:table-cell office:value-type="string">
            <text:p>ATIK</text:p>
          </table:table-cell>
          <table:table-cell table:number-columns-repeated="31"/>
          <table:table-cell table:style-name="Default" office:value-type="string">
            <text:p>D24</text:p>
          </table:table-cell>
          <table:table-cell table:number-columns-repeated="971"/>
        </table:table-row>
        <table:table-row table:style-name="ro3">
          <table:table-cell table:number-columns-repeated="20"/>
          <table:table-cell office:value-type="string">
            <text:p>AEP</text:p>
          </table:table-cell>
          <table:table-cell table:number-columns-repeated="31"/>
          <table:table-cell table:style-name="Default" office:value-type="string">
            <text:p>D25</text:p>
          </table:table-cell>
          <table:table-cell table:number-columns-repeated="971"/>
        </table:table-row>
        <table:table-row table:style-name="ro3">
          <table:table-cell table:number-columns-repeated="20"/>
          <table:table-cell office:value-type="string">
            <text:p>BADRUDIN</text:p>
          </table:table-cell>
          <table:table-cell table:number-columns-repeated="31"/>
          <table:table-cell table:style-name="Default" office:value-type="string">
            <text:p>D26</text:p>
          </table:table-cell>
          <table:table-cell table:number-columns-repeated="971"/>
        </table:table-row>
        <table:table-row table:style-name="ro3">
          <table:table-cell table:number-columns-repeated="20"/>
          <table:table-cell office:value-type="string">
            <text:p>ANNE</text:p>
          </table:table-cell>
          <table:table-cell table:number-columns-repeated="31"/>
          <table:table-cell table:style-name="Default" office:value-type="string">
            <text:p>D27</text:p>
          </table:table-cell>
          <table:table-cell table:number-columns-repeated="971"/>
        </table:table-row>
        <table:table-row table:style-name="ro3">
          <table:table-cell table:number-columns-repeated="20"/>
          <table:table-cell office:value-type="string">
            <text:p>LUKMAN</text:p>
          </table:table-cell>
          <table:table-cell table:number-columns-repeated="31"/>
          <table:table-cell table:style-name="Default" office:value-type="string">
            <text:p>D28</text:p>
          </table:table-cell>
          <table:table-cell table:number-columns-repeated="971"/>
        </table:table-row>
        <table:table-row table:style-name="ro3">
          <table:table-cell table:number-columns-repeated="20"/>
          <table:table-cell office:value-type="string">
            <text:p>DIDIN DARMAWAN</text:p>
          </table:table-cell>
          <table:table-cell table:number-columns-repeated="31"/>
          <table:table-cell table:style-name="Default" office:value-type="string">
            <text:p>D29</text:p>
          </table:table-cell>
          <table:table-cell table:number-columns-repeated="971"/>
        </table:table-row>
        <table:table-row table:style-name="ro3">
          <table:table-cell table:number-columns-repeated="20"/>
          <table:table-cell office:value-type="string">
            <text:p>ALI</text:p>
          </table:table-cell>
          <table:table-cell table:number-columns-repeated="31"/>
          <table:table-cell table:style-name="Default" office:value-type="string">
            <text:p>D30</text:p>
          </table:table-cell>
          <table:table-cell table:number-columns-repeated="971"/>
        </table:table-row>
        <table:table-row table:style-name="ro3">
          <table:table-cell table:number-columns-repeated="20"/>
          <table:table-cell office:value-type="string">
            <text:p>ADE ADRIAN</text:p>
          </table:table-cell>
          <table:table-cell table:number-columns-repeated="31"/>
          <table:table-cell table:style-name="Default" office:value-type="string">
            <text:p>E1</text:p>
          </table:table-cell>
          <table:table-cell table:number-columns-repeated="971"/>
        </table:table-row>
        <table:table-row table:style-name="ro3">
          <table:table-cell table:number-columns-repeated="20"/>
          <table:table-cell office:value-type="string">
            <text:p>APID</text:p>
          </table:table-cell>
          <table:table-cell table:number-columns-repeated="31"/>
          <table:table-cell table:style-name="Default" office:value-type="string">
            <text:p>E2</text:p>
          </table:table-cell>
          <table:table-cell table:number-columns-repeated="971"/>
        </table:table-row>
        <table:table-row table:style-name="ro3">
          <table:table-cell table:number-columns-repeated="20"/>
          <table:table-cell office:value-type="string">
            <text:p>ABDURAHMAN</text:p>
          </table:table-cell>
          <table:table-cell table:number-columns-repeated="31"/>
          <table:table-cell table:style-name="Default" office:value-type="string">
            <text:p>E3</text:p>
          </table:table-cell>
          <table:table-cell table:number-columns-repeated="971"/>
        </table:table-row>
        <table:table-row table:style-name="ro3">
          <table:table-cell table:number-columns-repeated="20"/>
          <table:table-cell office:value-type="string">
            <text:p>IDA</text:p>
          </table:table-cell>
          <table:table-cell table:number-columns-repeated="31"/>
          <table:table-cell table:style-name="Default" office:value-type="string">
            <text:p>E4</text:p>
          </table:table-cell>
          <table:table-cell table:number-columns-repeated="971"/>
        </table:table-row>
        <table:table-row table:style-name="ro3">
          <table:table-cell table:number-columns-repeated="20"/>
          <table:table-cell office:value-type="string">
            <text:p>ADE KOMALASARI</text:p>
          </table:table-cell>
          <table:table-cell table:number-columns-repeated="31"/>
          <table:table-cell table:style-name="Default" office:value-type="string">
            <text:p>E5</text:p>
          </table:table-cell>
          <table:table-cell table:number-columns-repeated="971"/>
        </table:table-row>
        <table:table-row table:style-name="ro3">
          <table:table-cell table:number-columns-repeated="20"/>
          <table:table-cell office:value-type="string">
            <text:p>HENDRAWAN</text:p>
          </table:table-cell>
          <table:table-cell table:number-columns-repeated="31"/>
          <table:table-cell table:style-name="Default" office:value-type="string">
            <text:p>E6</text:p>
          </table:table-cell>
          <table:table-cell table:number-columns-repeated="971"/>
        </table:table-row>
        <table:table-row table:style-name="ro3">
          <table:table-cell table:number-columns-repeated="20"/>
          <table:table-cell office:value-type="string">
            <text:p>IYAN</text:p>
          </table:table-cell>
          <table:table-cell table:number-columns-repeated="31"/>
          <table:table-cell table:style-name="Default" office:value-type="string">
            <text:p>E7</text:p>
          </table:table-cell>
          <table:table-cell table:number-columns-repeated="971"/>
        </table:table-row>
        <table:table-row table:style-name="ro3">
          <table:table-cell table:number-columns-repeated="20"/>
          <table:table-cell office:value-type="string">
            <text:p>H. ECE</text:p>
          </table:table-cell>
          <table:table-cell table:number-columns-repeated="31"/>
          <table:table-cell table:style-name="Default" office:value-type="string">
            <text:p>E8</text:p>
          </table:table-cell>
          <table:table-cell table:number-columns-repeated="971"/>
        </table:table-row>
        <table:table-row table:style-name="ro3">
          <table:table-cell table:number-columns-repeated="20"/>
          <table:table-cell office:value-type="string">
            <text:p>H. AHMAD</text:p>
          </table:table-cell>
          <table:table-cell table:number-columns-repeated="31"/>
          <table:table-cell table:style-name="Default" office:value-type="string">
            <text:p>E9</text:p>
          </table:table-cell>
          <table:table-cell table:number-columns-repeated="971"/>
        </table:table-row>
        <table:table-row table:style-name="ro3">
          <table:table-cell table:number-columns-repeated="20"/>
          <table:table-cell office:value-type="string">
            <text:p>NURUL</text:p>
          </table:table-cell>
          <table:table-cell table:number-columns-repeated="31"/>
          <table:table-cell table:style-name="Default" office:value-type="string">
            <text:p>E10</text:p>
          </table:table-cell>
          <table:table-cell table:number-columns-repeated="971"/>
        </table:table-row>
        <table:table-row table:style-name="ro3">
          <table:table-cell table:number-columns-repeated="20"/>
          <table:table-cell office:value-type="string">
            <text:p>H. DDANG LUKMAN</text:p>
          </table:table-cell>
          <table:table-cell table:number-columns-repeated="31"/>
          <table:table-cell table:style-name="Default" office:value-type="string">
            <text:p>E11</text:p>
          </table:table-cell>
          <table:table-cell table:number-columns-repeated="971"/>
        </table:table-row>
        <table:table-row table:style-name="ro3">
          <table:table-cell table:number-columns-repeated="20"/>
          <table:table-cell office:value-type="string">
            <text:p>ELAH NURHAYATI</text:p>
          </table:table-cell>
          <table:table-cell table:number-columns-repeated="31"/>
          <table:table-cell table:style-name="Default" office:value-type="string">
            <text:p>E12</text:p>
          </table:table-cell>
          <table:table-cell table:number-columns-repeated="971"/>
        </table:table-row>
        <table:table-row table:style-name="ro3">
          <table:table-cell table:number-columns-repeated="20"/>
          <table:table-cell office:value-type="string">
            <text:p>H.UJANG</text:p>
          </table:table-cell>
          <table:table-cell table:number-columns-repeated="31"/>
          <table:table-cell table:style-name="Default" office:value-type="string">
            <text:p>E13</text:p>
          </table:table-cell>
          <table:table-cell table:number-columns-repeated="971"/>
        </table:table-row>
        <table:table-row table:style-name="ro3">
          <table:table-cell table:number-columns-repeated="20"/>
          <table:table-cell office:value-type="string">
            <text:p>H.ROHMAN</text:p>
          </table:table-cell>
          <table:table-cell table:number-columns-repeated="31"/>
          <table:table-cell table:style-name="Default" office:value-type="string">
            <text:p>E14</text:p>
          </table:table-cell>
          <table:table-cell table:number-columns-repeated="971"/>
        </table:table-row>
        <table:table-row table:style-name="ro3">
          <table:table-cell table:number-columns-repeated="20"/>
          <table:table-cell office:value-type="string">
            <text:p>SAMSUDIN</text:p>
          </table:table-cell>
          <table:table-cell table:number-columns-repeated="31"/>
          <table:table-cell table:style-name="Default" office:value-type="string">
            <text:p>E15</text:p>
          </table:table-cell>
          <table:table-cell table:number-columns-repeated="971"/>
        </table:table-row>
        <table:table-row table:style-name="ro3">
          <table:table-cell table:number-columns-repeated="20"/>
          <table:table-cell office:value-type="string">
            <text:p>H.OOM</text:p>
          </table:table-cell>
          <table:table-cell table:number-columns-repeated="31"/>
          <table:table-cell table:style-name="Default" office:value-type="string">
            <text:p>E16</text:p>
          </table:table-cell>
          <table:table-cell table:number-columns-repeated="971"/>
        </table:table-row>
        <table:table-row table:style-name="ro3">
          <table:table-cell table:number-columns-repeated="20"/>
          <table:table-cell office:value-type="string">
            <text:p>SARONO</text:p>
          </table:table-cell>
          <table:table-cell table:number-columns-repeated="31"/>
          <table:table-cell table:style-name="Default" office:value-type="string">
            <text:p>E17</text:p>
          </table:table-cell>
          <table:table-cell table:number-columns-repeated="971"/>
        </table:table-row>
        <table:table-row table:style-name="ro3">
          <table:table-cell table:number-columns-repeated="20"/>
          <table:table-cell office:value-type="string">
            <text:p>ENDI</text:p>
          </table:table-cell>
          <table:table-cell table:number-columns-repeated="31"/>
          <table:table-cell table:style-name="Default" office:value-type="string">
            <text:p>E18</text:p>
          </table:table-cell>
          <table:table-cell table:number-columns-repeated="971"/>
        </table:table-row>
        <table:table-row table:style-name="ro3">
          <table:table-cell table:number-columns-repeated="20"/>
          <table:table-cell office:value-type="string">
            <text:p>ELLI</text:p>
          </table:table-cell>
          <table:table-cell table:number-columns-repeated="31"/>
          <table:table-cell table:style-name="Default" office:value-type="string">
            <text:p>E19</text:p>
          </table:table-cell>
          <table:table-cell table:number-columns-repeated="971"/>
        </table:table-row>
        <table:table-row table:style-name="ro3">
          <table:table-cell table:number-columns-repeated="20"/>
          <table:table-cell office:value-type="string">
            <text:p>ADE DASIM</text:p>
          </table:table-cell>
          <table:table-cell table:number-columns-repeated="31"/>
          <table:table-cell table:style-name="Default" office:value-type="string">
            <text:p>E20</text:p>
          </table:table-cell>
          <table:table-cell table:number-columns-repeated="971"/>
        </table:table-row>
        <table:table-row table:style-name="ro3">
          <table:table-cell table:number-columns-repeated="20"/>
          <table:table-cell office:value-type="string">
            <text:p>H. UJANG BADRI</text:p>
          </table:table-cell>
          <table:table-cell table:number-columns-repeated="31"/>
          <table:table-cell table:style-name="Default" office:value-type="string">
            <text:p>E21</text:p>
          </table:table-cell>
          <table:table-cell table:number-columns-repeated="971"/>
        </table:table-row>
        <table:table-row table:style-name="ro3">
          <table:table-cell table:number-columns-repeated="20"/>
          <table:table-cell office:value-type="string">
            <text:p>UCU SUHERLAN</text:p>
          </table:table-cell>
          <table:table-cell table:number-columns-repeated="31"/>
          <table:table-cell table:style-name="Default" office:value-type="string">
            <text:p>E22</text:p>
          </table:table-cell>
          <table:table-cell table:number-columns-repeated="971"/>
        </table:table-row>
        <table:table-row table:style-name="ro3">
          <table:table-cell table:number-columns-repeated="20"/>
          <table:table-cell office:value-type="string">
            <text:p>RINI</text:p>
          </table:table-cell>
          <table:table-cell table:number-columns-repeated="31"/>
          <table:table-cell table:style-name="Default" office:value-type="string">
            <text:p>E23</text:p>
          </table:table-cell>
          <table:table-cell table:number-columns-repeated="971"/>
        </table:table-row>
        <table:table-row table:style-name="ro3">
          <table:table-cell table:number-columns-repeated="20"/>
          <table:table-cell office:value-type="string">
            <text:p>LINDA</text:p>
          </table:table-cell>
          <table:table-cell table:number-columns-repeated="31"/>
          <table:table-cell table:style-name="Default" office:value-type="string">
            <text:p>E24</text:p>
          </table:table-cell>
          <table:table-cell table:number-columns-repeated="971"/>
        </table:table-row>
        <table:table-row table:style-name="ro3">
          <table:table-cell table:number-columns-repeated="20"/>
          <table:table-cell office:value-type="string">
            <text:p>SOLIHIN</text:p>
          </table:table-cell>
          <table:table-cell table:number-columns-repeated="31"/>
          <table:table-cell table:style-name="Default" office:value-type="string">
            <text:p>E25</text:p>
          </table:table-cell>
          <table:table-cell table:number-columns-repeated="971"/>
        </table:table-row>
        <table:table-row table:style-name="ro3">
          <table:table-cell table:number-columns-repeated="20"/>
          <table:table-cell office:value-type="string">
            <text:p>HENRY</text:p>
          </table:table-cell>
          <table:table-cell table:number-columns-repeated="31"/>
          <table:table-cell table:style-name="Default" office:value-type="string">
            <text:p>E26</text:p>
          </table:table-cell>
          <table:table-cell table:number-columns-repeated="971"/>
        </table:table-row>
        <table:table-row table:style-name="ro3">
          <table:table-cell table:number-columns-repeated="20"/>
          <table:table-cell office:value-type="string">
            <text:p>MAS SUWARNO</text:p>
          </table:table-cell>
          <table:table-cell table:number-columns-repeated="31"/>
          <table:table-cell table:style-name="Default" office:value-type="string">
            <text:p>E27</text:p>
          </table:table-cell>
          <table:table-cell table:number-columns-repeated="971"/>
        </table:table-row>
        <table:table-row table:style-name="ro3">
          <table:table-cell table:number-columns-repeated="20"/>
          <table:table-cell office:value-type="string">
            <text:p>IRMA</text:p>
          </table:table-cell>
          <table:table-cell table:number-columns-repeated="31"/>
          <table:table-cell table:style-name="Default" office:value-type="string">
            <text:p>E28</text:p>
          </table:table-cell>
          <table:table-cell table:number-columns-repeated="971"/>
        </table:table-row>
        <table:table-row table:style-name="ro3">
          <table:table-cell table:number-columns-repeated="20"/>
          <table:table-cell office:value-type="string">
            <text:p>SANSAN</text:p>
          </table:table-cell>
          <table:table-cell table:number-columns-repeated="31"/>
          <table:table-cell table:style-name="Default" office:value-type="string">
            <text:p>E29</text:p>
          </table:table-cell>
          <table:table-cell table:number-columns-repeated="971"/>
        </table:table-row>
        <table:table-row table:style-name="ro3">
          <table:table-cell table:number-columns-repeated="20"/>
          <table:table-cell office:value-type="string">
            <text:p>KUSNADI</text:p>
          </table:table-cell>
          <table:table-cell table:number-columns-repeated="31"/>
          <table:table-cell table:style-name="Default" office:value-type="string">
            <text:p>E30</text:p>
          </table:table-cell>
          <table:table-cell table:number-columns-repeated="971"/>
        </table:table-row>
        <table:table-row table:style-name="ro3">
          <table:table-cell table:number-columns-repeated="52"/>
          <table:table-cell table:style-name="Default" office:value-type="string">
            <text:p>F1</text:p>
          </table:table-cell>
          <table:table-cell table:number-columns-repeated="971"/>
        </table:table-row>
        <table:table-row table:style-name="ro3">
          <table:table-cell table:number-columns-repeated="52"/>
          <table:table-cell table:style-name="Default" office:value-type="string">
            <text:p>F2</text:p>
          </table:table-cell>
          <table:table-cell table:number-columns-repeated="971"/>
        </table:table-row>
        <table:table-row table:style-name="ro3">
          <table:table-cell table:number-columns-repeated="52"/>
          <table:table-cell table:style-name="Default" office:value-type="string">
            <text:p>F3</text:p>
          </table:table-cell>
          <table:table-cell table:number-columns-repeated="971"/>
        </table:table-row>
        <table:table-row table:style-name="ro3">
          <table:table-cell table:number-columns-repeated="52"/>
          <table:table-cell table:style-name="Default" office:value-type="string">
            <text:p>F4</text:p>
          </table:table-cell>
          <table:table-cell table:number-columns-repeated="971"/>
        </table:table-row>
        <table:table-row table:style-name="ro3">
          <table:table-cell table:number-columns-repeated="52"/>
          <table:table-cell table:style-name="Default" office:value-type="string">
            <text:p>F5</text:p>
          </table:table-cell>
          <table:table-cell table:number-columns-repeated="971"/>
        </table:table-row>
        <table:table-row table:style-name="ro3">
          <table:table-cell table:number-columns-repeated="52"/>
          <table:table-cell table:style-name="Default" office:value-type="string">
            <text:p>F6</text:p>
          </table:table-cell>
          <table:table-cell table:number-columns-repeated="971"/>
        </table:table-row>
        <table:table-row table:style-name="ro3">
          <table:table-cell table:number-columns-repeated="52"/>
          <table:table-cell table:style-name="Default" office:value-type="string">
            <text:p>F7</text:p>
          </table:table-cell>
          <table:table-cell table:number-columns-repeated="971"/>
        </table:table-row>
        <table:table-row table:style-name="ro3">
          <table:table-cell table:number-columns-repeated="52"/>
          <table:table-cell table:style-name="Default" office:value-type="string">
            <text:p>F8</text:p>
          </table:table-cell>
          <table:table-cell table:number-columns-repeated="971"/>
        </table:table-row>
        <table:table-row table:style-name="ro3">
          <table:table-cell table:number-columns-repeated="52"/>
          <table:table-cell table:style-name="Default" office:value-type="string">
            <text:p>F9</text:p>
          </table:table-cell>
          <table:table-cell table:number-columns-repeated="971"/>
        </table:table-row>
        <table:table-row table:style-name="ro3">
          <table:table-cell table:number-columns-repeated="52"/>
          <table:table-cell table:style-name="Default" office:value-type="string">
            <text:p>F10</text:p>
          </table:table-cell>
          <table:table-cell table:number-columns-repeated="971"/>
        </table:table-row>
        <table:table-row table:style-name="ro3">
          <table:table-cell table:number-columns-repeated="52"/>
          <table:table-cell table:style-name="Default" office:value-type="string">
            <text:p>F11</text:p>
          </table:table-cell>
          <table:table-cell table:number-columns-repeated="971"/>
        </table:table-row>
        <table:table-row table:style-name="ro3">
          <table:table-cell table:number-columns-repeated="52"/>
          <table:table-cell table:style-name="Default" office:value-type="string">
            <text:p>F12</text:p>
          </table:table-cell>
          <table:table-cell table:number-columns-repeated="971"/>
        </table:table-row>
        <table:table-row table:style-name="ro3">
          <table:table-cell table:number-columns-repeated="52"/>
          <table:table-cell table:style-name="Default" office:value-type="string">
            <text:p>F13</text:p>
          </table:table-cell>
          <table:table-cell table:number-columns-repeated="971"/>
        </table:table-row>
        <table:table-row table:style-name="ro3">
          <table:table-cell table:number-columns-repeated="52"/>
          <table:table-cell table:style-name="Default" office:value-type="string">
            <text:p>F14</text:p>
          </table:table-cell>
          <table:table-cell table:number-columns-repeated="971"/>
        </table:table-row>
        <table:table-row table:style-name="ro3">
          <table:table-cell table:number-columns-repeated="52"/>
          <table:table-cell table:style-name="Default" office:value-type="string">
            <text:p>F15</text:p>
          </table:table-cell>
          <table:table-cell table:number-columns-repeated="971"/>
        </table:table-row>
        <table:table-row table:style-name="ro3">
          <table:table-cell table:number-columns-repeated="52"/>
          <table:table-cell table:style-name="Default" office:value-type="string">
            <text:p>F16</text:p>
          </table:table-cell>
          <table:table-cell table:number-columns-repeated="971"/>
        </table:table-row>
        <table:table-row table:style-name="ro3">
          <table:table-cell table:number-columns-repeated="52"/>
          <table:table-cell table:style-name="Default" office:value-type="string">
            <text:p>F17</text:p>
          </table:table-cell>
          <table:table-cell table:number-columns-repeated="971"/>
        </table:table-row>
        <table:table-row table:style-name="ro3">
          <table:table-cell table:number-columns-repeated="52"/>
          <table:table-cell table:style-name="Default" office:value-type="string">
            <text:p>F18</text:p>
          </table:table-cell>
          <table:table-cell table:number-columns-repeated="971"/>
        </table:table-row>
        <table:table-row table:style-name="ro3">
          <table:table-cell table:number-columns-repeated="52"/>
          <table:table-cell table:style-name="Default" office:value-type="string">
            <text:p>F19</text:p>
          </table:table-cell>
          <table:table-cell table:number-columns-repeated="971"/>
        </table:table-row>
        <table:table-row table:style-name="ro3">
          <table:table-cell table:number-columns-repeated="52"/>
          <table:table-cell table:style-name="Default" office:value-type="string">
            <text:p>F20</text:p>
          </table:table-cell>
          <table:table-cell table:number-columns-repeated="971"/>
        </table:table-row>
        <table:table-row table:style-name="ro3">
          <table:table-cell table:number-columns-repeated="52"/>
          <table:table-cell table:style-name="Default" office:value-type="string">
            <text:p>F21</text:p>
          </table:table-cell>
          <table:table-cell table:number-columns-repeated="971"/>
        </table:table-row>
        <table:table-row table:style-name="ro3">
          <table:table-cell table:number-columns-repeated="52"/>
          <table:table-cell table:style-name="Default" office:value-type="string">
            <text:p>F22</text:p>
          </table:table-cell>
          <table:table-cell table:number-columns-repeated="971"/>
        </table:table-row>
        <table:table-row table:style-name="ro3">
          <table:table-cell table:number-columns-repeated="52"/>
          <table:table-cell table:style-name="Default" office:value-type="string">
            <text:p>F23</text:p>
          </table:table-cell>
          <table:table-cell table:number-columns-repeated="971"/>
        </table:table-row>
        <table:table-row table:style-name="ro3">
          <table:table-cell table:number-columns-repeated="52"/>
          <table:table-cell table:style-name="Default" office:value-type="string">
            <text:p>F24</text:p>
          </table:table-cell>
          <table:table-cell table:number-columns-repeated="971"/>
        </table:table-row>
        <table:table-row table:style-name="ro3">
          <table:table-cell table:number-columns-repeated="52"/>
          <table:table-cell table:style-name="Default" office:value-type="string">
            <text:p>F25</text:p>
          </table:table-cell>
          <table:table-cell table:number-columns-repeated="971"/>
        </table:table-row>
        <table:table-row table:style-name="ro3">
          <table:table-cell table:number-columns-repeated="52"/>
          <table:table-cell table:style-name="Default" office:value-type="string">
            <text:p>F26</text:p>
          </table:table-cell>
          <table:table-cell table:number-columns-repeated="971"/>
        </table:table-row>
        <table:table-row table:style-name="ro3">
          <table:table-cell table:number-columns-repeated="52"/>
          <table:table-cell table:style-name="Default" office:value-type="string">
            <text:p>F27</text:p>
          </table:table-cell>
          <table:table-cell table:number-columns-repeated="971"/>
        </table:table-row>
        <table:table-row table:style-name="ro3">
          <table:table-cell table:number-columns-repeated="52"/>
          <table:table-cell table:style-name="Default" office:value-type="string">
            <text:p>F28</text:p>
          </table:table-cell>
          <table:table-cell table:number-columns-repeated="971"/>
        </table:table-row>
        <table:table-row table:style-name="ro3">
          <table:table-cell table:number-columns-repeated="52"/>
          <table:table-cell table:style-name="Default" office:value-type="string">
            <text:p>F29</text:p>
          </table:table-cell>
          <table:table-cell table:number-columns-repeated="971"/>
        </table:table-row>
        <table:table-row table:style-name="ro3">
          <table:table-cell table:number-columns-repeated="52"/>
          <table:table-cell table:style-name="Default" office:value-type="string">
            <text:p>F30</text:p>
          </table:table-cell>
          <table:table-cell table:number-columns-repeated="971"/>
        </table:table-row>
        <table:table-row table:style-name="ro3">
          <table:table-cell table:number-columns-repeated="52"/>
          <table:table-cell table:style-name="Default" office:value-type="string">
            <text:p>G1</text:p>
          </table:table-cell>
          <table:table-cell table:number-columns-repeated="971"/>
        </table:table-row>
        <table:table-row table:style-name="ro3">
          <table:table-cell table:number-columns-repeated="52"/>
          <table:table-cell table:style-name="Default" office:value-type="string">
            <text:p>G2</text:p>
          </table:table-cell>
          <table:table-cell table:number-columns-repeated="971"/>
        </table:table-row>
        <table:table-row table:style-name="ro3">
          <table:table-cell table:number-columns-repeated="52"/>
          <table:table-cell table:style-name="Default" office:value-type="string">
            <text:p>G3</text:p>
          </table:table-cell>
          <table:table-cell table:number-columns-repeated="971"/>
        </table:table-row>
        <table:table-row table:style-name="ro3">
          <table:table-cell table:number-columns-repeated="52"/>
          <table:table-cell table:style-name="Default" office:value-type="string">
            <text:p>G4</text:p>
          </table:table-cell>
          <table:table-cell table:number-columns-repeated="971"/>
        </table:table-row>
        <table:table-row table:style-name="ro3">
          <table:table-cell table:number-columns-repeated="52"/>
          <table:table-cell table:style-name="Default" office:value-type="string">
            <text:p>G5</text:p>
          </table:table-cell>
          <table:table-cell table:number-columns-repeated="971"/>
        </table:table-row>
        <table:table-row table:style-name="ro3">
          <table:table-cell table:number-columns-repeated="52"/>
          <table:table-cell table:style-name="Default" office:value-type="string">
            <text:p>G6</text:p>
          </table:table-cell>
          <table:table-cell table:number-columns-repeated="971"/>
        </table:table-row>
        <table:table-row table:style-name="ro3">
          <table:table-cell table:number-columns-repeated="52"/>
          <table:table-cell table:style-name="Default" office:value-type="string">
            <text:p>G7</text:p>
          </table:table-cell>
          <table:table-cell table:number-columns-repeated="971"/>
        </table:table-row>
        <table:table-row table:style-name="ro3">
          <table:table-cell table:number-columns-repeated="52"/>
          <table:table-cell table:style-name="Default" office:value-type="string">
            <text:p>G8</text:p>
          </table:table-cell>
          <table:table-cell table:number-columns-repeated="971"/>
        </table:table-row>
        <table:table-row table:style-name="ro3">
          <table:table-cell table:number-columns-repeated="52"/>
          <table:table-cell table:style-name="Default" office:value-type="string">
            <text:p>G9</text:p>
          </table:table-cell>
          <table:table-cell table:number-columns-repeated="971"/>
        </table:table-row>
        <table:table-row table:style-name="ro3">
          <table:table-cell table:number-columns-repeated="52"/>
          <table:table-cell table:style-name="Default" office:value-type="string">
            <text:p>G10</text:p>
          </table:table-cell>
          <table:table-cell table:number-columns-repeated="971"/>
        </table:table-row>
        <table:table-row table:style-name="ro3">
          <table:table-cell table:number-columns-repeated="52"/>
          <table:table-cell table:style-name="Default" office:value-type="string">
            <text:p>G11</text:p>
          </table:table-cell>
          <table:table-cell table:number-columns-repeated="971"/>
        </table:table-row>
        <table:table-row table:style-name="ro3">
          <table:table-cell table:number-columns-repeated="52"/>
          <table:table-cell table:style-name="Default" office:value-type="string">
            <text:p>G12</text:p>
          </table:table-cell>
          <table:table-cell table:number-columns-repeated="971"/>
        </table:table-row>
        <table:table-row table:style-name="ro3">
          <table:table-cell table:number-columns-repeated="52"/>
          <table:table-cell table:style-name="Default" office:value-type="string">
            <text:p>G13</text:p>
          </table:table-cell>
          <table:table-cell table:number-columns-repeated="971"/>
        </table:table-row>
        <table:table-row table:style-name="ro3">
          <table:table-cell table:number-columns-repeated="52"/>
          <table:table-cell table:style-name="Default" office:value-type="string">
            <text:p>G14</text:p>
          </table:table-cell>
          <table:table-cell table:number-columns-repeated="971"/>
        </table:table-row>
        <table:table-row table:style-name="ro3">
          <table:table-cell table:number-columns-repeated="52"/>
          <table:table-cell table:style-name="Default" office:value-type="string">
            <text:p>G15</text:p>
          </table:table-cell>
          <table:table-cell table:number-columns-repeated="971"/>
        </table:table-row>
        <table:table-row table:style-name="ro3">
          <table:table-cell table:number-columns-repeated="52"/>
          <table:table-cell table:style-name="Default" office:value-type="string">
            <text:p>G16</text:p>
          </table:table-cell>
          <table:table-cell table:number-columns-repeated="971"/>
        </table:table-row>
        <table:table-row table:style-name="ro3">
          <table:table-cell table:number-columns-repeated="52"/>
          <table:table-cell table:style-name="Default" office:value-type="string">
            <text:p>G17</text:p>
          </table:table-cell>
          <table:table-cell table:number-columns-repeated="971"/>
        </table:table-row>
        <table:table-row table:style-name="ro3">
          <table:table-cell table:number-columns-repeated="52"/>
          <table:table-cell table:style-name="Default" office:value-type="string">
            <text:p>G18</text:p>
          </table:table-cell>
          <table:table-cell table:number-columns-repeated="971"/>
        </table:table-row>
        <table:table-row table:style-name="ro3">
          <table:table-cell table:number-columns-repeated="52"/>
          <table:table-cell table:style-name="Default" office:value-type="string">
            <text:p>G19</text:p>
          </table:table-cell>
          <table:table-cell table:number-columns-repeated="971"/>
        </table:table-row>
        <table:table-row table:style-name="ro3">
          <table:table-cell table:number-columns-repeated="52"/>
          <table:table-cell table:style-name="Default" office:value-type="string">
            <text:p>G20</text:p>
          </table:table-cell>
          <table:table-cell table:number-columns-repeated="971"/>
        </table:table-row>
        <table:table-row table:style-name="ro3">
          <table:table-cell table:number-columns-repeated="52"/>
          <table:table-cell table:style-name="Default" office:value-type="string">
            <text:p>G21</text:p>
          </table:table-cell>
          <table:table-cell table:number-columns-repeated="971"/>
        </table:table-row>
        <table:table-row table:style-name="ro3">
          <table:table-cell table:number-columns-repeated="52"/>
          <table:table-cell table:style-name="Default" office:value-type="string">
            <text:p>G22</text:p>
          </table:table-cell>
          <table:table-cell table:number-columns-repeated="971"/>
        </table:table-row>
        <table:table-row table:style-name="ro3">
          <table:table-cell table:number-columns-repeated="52"/>
          <table:table-cell table:style-name="Default" office:value-type="string">
            <text:p>G23</text:p>
          </table:table-cell>
          <table:table-cell table:number-columns-repeated="971"/>
        </table:table-row>
        <table:table-row table:style-name="ro3">
          <table:table-cell table:number-columns-repeated="52"/>
          <table:table-cell table:style-name="Default" office:value-type="string">
            <text:p>G24</text:p>
          </table:table-cell>
          <table:table-cell table:number-columns-repeated="971"/>
        </table:table-row>
        <table:table-row table:style-name="ro3">
          <table:table-cell table:number-columns-repeated="52"/>
          <table:table-cell table:style-name="Default" office:value-type="string">
            <text:p>G25</text:p>
          </table:table-cell>
          <table:table-cell table:number-columns-repeated="971"/>
        </table:table-row>
        <table:table-row table:style-name="ro3">
          <table:table-cell table:number-columns-repeated="52"/>
          <table:table-cell table:style-name="Default" office:value-type="string">
            <text:p>G26</text:p>
          </table:table-cell>
          <table:table-cell table:number-columns-repeated="971"/>
        </table:table-row>
        <table:table-row table:style-name="ro3">
          <table:table-cell table:number-columns-repeated="52"/>
          <table:table-cell table:style-name="Default" office:value-type="string">
            <text:p>G27</text:p>
          </table:table-cell>
          <table:table-cell table:number-columns-repeated="971"/>
        </table:table-row>
        <table:table-row table:style-name="ro3">
          <table:table-cell table:number-columns-repeated="52"/>
          <table:table-cell table:style-name="Default" office:value-type="string">
            <text:p>G28</text:p>
          </table:table-cell>
          <table:table-cell table:number-columns-repeated="971"/>
        </table:table-row>
        <table:table-row table:style-name="ro3">
          <table:table-cell table:number-columns-repeated="52"/>
          <table:table-cell table:style-name="Default" office:value-type="string">
            <text:p>G29</text:p>
          </table:table-cell>
          <table:table-cell table:number-columns-repeated="971"/>
        </table:table-row>
        <table:table-row table:style-name="ro3">
          <table:table-cell table:number-columns-repeated="52"/>
          <table:table-cell table:style-name="Default" office:value-type="string">
            <text:p>G30</text:p>
          </table:table-cell>
          <table:table-cell table:number-columns-repeated="971"/>
        </table:table-row>
        <table:table-row table:style-name="ro3">
          <table:table-cell table:number-columns-repeated="52"/>
          <table:table-cell table:style-name="Default" office:value-type="string">
            <text:p>H1</text:p>
          </table:table-cell>
          <table:table-cell table:number-columns-repeated="971"/>
        </table:table-row>
        <table:table-row table:style-name="ro3">
          <table:table-cell table:number-columns-repeated="52"/>
          <table:table-cell table:style-name="Default" office:value-type="string">
            <text:p>H2</text:p>
          </table:table-cell>
          <table:table-cell table:number-columns-repeated="971"/>
        </table:table-row>
        <table:table-row table:style-name="ro3">
          <table:table-cell table:number-columns-repeated="52"/>
          <table:table-cell table:style-name="Default" office:value-type="string">
            <text:p>H3</text:p>
          </table:table-cell>
          <table:table-cell table:number-columns-repeated="971"/>
        </table:table-row>
        <table:table-row table:style-name="ro3">
          <table:table-cell table:number-columns-repeated="52"/>
          <table:table-cell table:style-name="Default" office:value-type="string">
            <text:p>H4</text:p>
          </table:table-cell>
          <table:table-cell table:number-columns-repeated="971"/>
        </table:table-row>
        <table:table-row table:style-name="ro3">
          <table:table-cell table:number-columns-repeated="52"/>
          <table:table-cell table:style-name="Default" office:value-type="string">
            <text:p>H5</text:p>
          </table:table-cell>
          <table:table-cell table:number-columns-repeated="971"/>
        </table:table-row>
        <table:table-row table:style-name="ro3">
          <table:table-cell table:number-columns-repeated="52"/>
          <table:table-cell table:style-name="Default" office:value-type="string">
            <text:p>H6</text:p>
          </table:table-cell>
          <table:table-cell table:number-columns-repeated="971"/>
        </table:table-row>
        <table:table-row table:style-name="ro3">
          <table:table-cell table:number-columns-repeated="52"/>
          <table:table-cell table:style-name="Default" office:value-type="string">
            <text:p>H7</text:p>
          </table:table-cell>
          <table:table-cell table:number-columns-repeated="971"/>
        </table:table-row>
        <table:table-row table:style-name="ro3">
          <table:table-cell table:number-columns-repeated="52"/>
          <table:table-cell table:style-name="Default" office:value-type="string">
            <text:p>H8</text:p>
          </table:table-cell>
          <table:table-cell table:number-columns-repeated="971"/>
        </table:table-row>
        <table:table-row table:style-name="ro3">
          <table:table-cell table:number-columns-repeated="52"/>
          <table:table-cell table:style-name="Default" office:value-type="string">
            <text:p>H9</text:p>
          </table:table-cell>
          <table:table-cell table:number-columns-repeated="971"/>
        </table:table-row>
        <table:table-row table:style-name="ro3">
          <table:table-cell table:number-columns-repeated="52"/>
          <table:table-cell table:style-name="Default" office:value-type="string">
            <text:p>H10</text:p>
          </table:table-cell>
          <table:table-cell table:number-columns-repeated="971"/>
        </table:table-row>
        <table:table-row table:style-name="ro3">
          <table:table-cell table:number-columns-repeated="52"/>
          <table:table-cell table:style-name="Default" office:value-type="string">
            <text:p>H11</text:p>
          </table:table-cell>
          <table:table-cell table:number-columns-repeated="971"/>
        </table:table-row>
        <table:table-row table:style-name="ro3">
          <table:table-cell table:number-columns-repeated="52"/>
          <table:table-cell table:style-name="Default" office:value-type="string">
            <text:p>H12</text:p>
          </table:table-cell>
          <table:table-cell table:number-columns-repeated="971"/>
        </table:table-row>
        <table:table-row table:style-name="ro3">
          <table:table-cell table:number-columns-repeated="52"/>
          <table:table-cell table:style-name="Default" office:value-type="string">
            <text:p>H13</text:p>
          </table:table-cell>
          <table:table-cell table:number-columns-repeated="971"/>
        </table:table-row>
        <table:table-row table:style-name="ro3">
          <table:table-cell table:number-columns-repeated="52"/>
          <table:table-cell table:style-name="Default" office:value-type="string">
            <text:p>H14</text:p>
          </table:table-cell>
          <table:table-cell table:number-columns-repeated="971"/>
        </table:table-row>
        <table:table-row table:style-name="ro3">
          <table:table-cell table:number-columns-repeated="52"/>
          <table:table-cell table:style-name="Default" office:value-type="string">
            <text:p>H15</text:p>
          </table:table-cell>
          <table:table-cell table:number-columns-repeated="971"/>
        </table:table-row>
        <table:table-row table:style-name="ro3">
          <table:table-cell table:number-columns-repeated="52"/>
          <table:table-cell table:style-name="Default" office:value-type="string">
            <text:p>H16</text:p>
          </table:table-cell>
          <table:table-cell table:number-columns-repeated="971"/>
        </table:table-row>
        <table:table-row table:style-name="ro3">
          <table:table-cell table:number-columns-repeated="52"/>
          <table:table-cell table:style-name="Default" office:value-type="string">
            <text:p>H17</text:p>
          </table:table-cell>
          <table:table-cell table:number-columns-repeated="971"/>
        </table:table-row>
        <table:table-row table:style-name="ro3">
          <table:table-cell table:number-columns-repeated="52"/>
          <table:table-cell table:style-name="Default" office:value-type="string">
            <text:p>H18</text:p>
          </table:table-cell>
          <table:table-cell table:number-columns-repeated="971"/>
        </table:table-row>
        <table:table-row table:style-name="ro3">
          <table:table-cell table:number-columns-repeated="52"/>
          <table:table-cell table:style-name="Default" office:value-type="string">
            <text:p>H19</text:p>
          </table:table-cell>
          <table:table-cell table:number-columns-repeated="971"/>
        </table:table-row>
        <table:table-row table:style-name="ro3">
          <table:table-cell table:number-columns-repeated="52"/>
          <table:table-cell table:style-name="Default" office:value-type="string">
            <text:p>H20</text:p>
          </table:table-cell>
          <table:table-cell table:number-columns-repeated="971"/>
        </table:table-row>
        <table:table-row table:style-name="ro3">
          <table:table-cell table:number-columns-repeated="52"/>
          <table:table-cell table:style-name="Default" office:value-type="string">
            <text:p>H21</text:p>
          </table:table-cell>
          <table:table-cell table:number-columns-repeated="971"/>
        </table:table-row>
        <table:table-row table:style-name="ro3">
          <table:table-cell table:number-columns-repeated="52"/>
          <table:table-cell table:style-name="Default" office:value-type="string">
            <text:p>H22</text:p>
          </table:table-cell>
          <table:table-cell table:number-columns-repeated="971"/>
        </table:table-row>
        <table:table-row table:style-name="ro3">
          <table:table-cell table:number-columns-repeated="52"/>
          <table:table-cell table:style-name="Default" office:value-type="string">
            <text:p>H23</text:p>
          </table:table-cell>
          <table:table-cell table:number-columns-repeated="971"/>
        </table:table-row>
        <table:table-row table:style-name="ro3">
          <table:table-cell table:number-columns-repeated="52"/>
          <table:table-cell table:style-name="Default" office:value-type="string">
            <text:p>H24</text:p>
          </table:table-cell>
          <table:table-cell table:number-columns-repeated="971"/>
        </table:table-row>
        <table:table-row table:style-name="ro3">
          <table:table-cell table:number-columns-repeated="52"/>
          <table:table-cell table:style-name="Default" office:value-type="string">
            <text:p>H25</text:p>
          </table:table-cell>
          <table:table-cell table:number-columns-repeated="971"/>
        </table:table-row>
        <table:table-row table:style-name="ro3">
          <table:table-cell table:number-columns-repeated="52"/>
          <table:table-cell table:style-name="Default" office:value-type="string">
            <text:p>H26</text:p>
          </table:table-cell>
          <table:table-cell table:number-columns-repeated="971"/>
        </table:table-row>
        <table:table-row table:style-name="ro3">
          <table:table-cell table:number-columns-repeated="52"/>
          <table:table-cell table:style-name="Default" office:value-type="string">
            <text:p>H27</text:p>
          </table:table-cell>
          <table:table-cell table:number-columns-repeated="971"/>
        </table:table-row>
        <table:table-row table:style-name="ro3">
          <table:table-cell table:number-columns-repeated="52"/>
          <table:table-cell table:style-name="Default" office:value-type="string">
            <text:p>H28</text:p>
          </table:table-cell>
          <table:table-cell table:number-columns-repeated="971"/>
        </table:table-row>
        <table:table-row table:style-name="ro3">
          <table:table-cell table:number-columns-repeated="52"/>
          <table:table-cell table:style-name="Default" office:value-type="string">
            <text:p>H29</text:p>
          </table:table-cell>
          <table:table-cell table:number-columns-repeated="971"/>
        </table:table-row>
        <table:table-row table:style-name="ro3">
          <table:table-cell table:number-columns-repeated="52"/>
          <table:table-cell table:style-name="Default" office:value-type="string">
            <text:p>H30</text:p>
          </table:table-cell>
          <table:table-cell table:number-columns-repeated="971"/>
        </table:table-row>
        <table:table-row table:style-name="ro3">
          <table:table-cell table:number-columns-repeated="52"/>
          <table:table-cell table:style-name="Default" office:value-type="string">
            <text:p>I1</text:p>
          </table:table-cell>
          <table:table-cell table:number-columns-repeated="971"/>
        </table:table-row>
        <table:table-row table:style-name="ro3">
          <table:table-cell table:number-columns-repeated="52"/>
          <table:table-cell table:style-name="Default" office:value-type="string">
            <text:p>I2</text:p>
          </table:table-cell>
          <table:table-cell table:number-columns-repeated="971"/>
        </table:table-row>
        <table:table-row table:style-name="ro3">
          <table:table-cell table:number-columns-repeated="52"/>
          <table:table-cell table:style-name="Default" office:value-type="string">
            <text:p>I3</text:p>
          </table:table-cell>
          <table:table-cell table:number-columns-repeated="971"/>
        </table:table-row>
        <table:table-row table:style-name="ro3">
          <table:table-cell table:number-columns-repeated="52"/>
          <table:table-cell table:style-name="Default" office:value-type="string">
            <text:p>I4</text:p>
          </table:table-cell>
          <table:table-cell table:number-columns-repeated="971"/>
        </table:table-row>
        <table:table-row table:style-name="ro3">
          <table:table-cell table:number-columns-repeated="52"/>
          <table:table-cell table:style-name="Default" office:value-type="string">
            <text:p>I5</text:p>
          </table:table-cell>
          <table:table-cell table:number-columns-repeated="971"/>
        </table:table-row>
        <table:table-row table:style-name="ro3">
          <table:table-cell table:number-columns-repeated="52"/>
          <table:table-cell table:style-name="Default" office:value-type="string">
            <text:p>I6</text:p>
          </table:table-cell>
          <table:table-cell table:number-columns-repeated="971"/>
        </table:table-row>
        <table:table-row table:style-name="ro3">
          <table:table-cell table:number-columns-repeated="52"/>
          <table:table-cell table:style-name="Default" office:value-type="string">
            <text:p>I7</text:p>
          </table:table-cell>
          <table:table-cell table:number-columns-repeated="971"/>
        </table:table-row>
        <table:table-row table:style-name="ro3">
          <table:table-cell table:number-columns-repeated="52"/>
          <table:table-cell table:style-name="Default" office:value-type="string">
            <text:p>I8</text:p>
          </table:table-cell>
          <table:table-cell table:number-columns-repeated="971"/>
        </table:table-row>
        <table:table-row table:style-name="ro3">
          <table:table-cell table:number-columns-repeated="52"/>
          <table:table-cell table:style-name="Default" office:value-type="string">
            <text:p>I9</text:p>
          </table:table-cell>
          <table:table-cell table:number-columns-repeated="971"/>
        </table:table-row>
        <table:table-row table:style-name="ro3">
          <table:table-cell table:number-columns-repeated="52"/>
          <table:table-cell table:style-name="Default" office:value-type="string">
            <text:p>I10</text:p>
          </table:table-cell>
          <table:table-cell table:number-columns-repeated="971"/>
        </table:table-row>
        <table:table-row table:style-name="ro3">
          <table:table-cell table:number-columns-repeated="52"/>
          <table:table-cell table:style-name="Default" office:value-type="string">
            <text:p>I11</text:p>
          </table:table-cell>
          <table:table-cell table:number-columns-repeated="971"/>
        </table:table-row>
        <table:table-row table:style-name="ro3">
          <table:table-cell table:number-columns-repeated="52"/>
          <table:table-cell table:style-name="Default" office:value-type="string">
            <text:p>I12</text:p>
          </table:table-cell>
          <table:table-cell table:number-columns-repeated="971"/>
        </table:table-row>
        <table:table-row table:style-name="ro3">
          <table:table-cell table:number-columns-repeated="52"/>
          <table:table-cell table:style-name="Default" office:value-type="string">
            <text:p>I13</text:p>
          </table:table-cell>
          <table:table-cell table:number-columns-repeated="971"/>
        </table:table-row>
        <table:table-row table:style-name="ro3">
          <table:table-cell table:number-columns-repeated="52"/>
          <table:table-cell table:style-name="Default" office:value-type="string">
            <text:p>I14</text:p>
          </table:table-cell>
          <table:table-cell table:number-columns-repeated="971"/>
        </table:table-row>
        <table:table-row table:style-name="ro3">
          <table:table-cell table:number-columns-repeated="52"/>
          <table:table-cell table:style-name="Default" office:value-type="string">
            <text:p>I15</text:p>
          </table:table-cell>
          <table:table-cell table:number-columns-repeated="971"/>
        </table:table-row>
        <table:table-row table:style-name="ro3">
          <table:table-cell table:number-columns-repeated="52"/>
          <table:table-cell table:style-name="Default" office:value-type="string">
            <text:p>I16</text:p>
          </table:table-cell>
          <table:table-cell table:number-columns-repeated="971"/>
        </table:table-row>
        <table:table-row table:style-name="ro3">
          <table:table-cell table:number-columns-repeated="52"/>
          <table:table-cell table:style-name="Default" office:value-type="string">
            <text:p>I17</text:p>
          </table:table-cell>
          <table:table-cell table:number-columns-repeated="971"/>
        </table:table-row>
        <table:table-row table:style-name="ro3">
          <table:table-cell table:number-columns-repeated="52"/>
          <table:table-cell table:style-name="Default" office:value-type="string">
            <text:p>I18</text:p>
          </table:table-cell>
          <table:table-cell table:number-columns-repeated="971"/>
        </table:table-row>
        <table:table-row table:style-name="ro3">
          <table:table-cell table:number-columns-repeated="52"/>
          <table:table-cell table:style-name="Default" office:value-type="string">
            <text:p>I19</text:p>
          </table:table-cell>
          <table:table-cell table:number-columns-repeated="971"/>
        </table:table-row>
        <table:table-row table:style-name="ro3">
          <table:table-cell table:number-columns-repeated="52"/>
          <table:table-cell table:style-name="Default" office:value-type="string">
            <text:p>I20</text:p>
          </table:table-cell>
          <table:table-cell table:number-columns-repeated="971"/>
        </table:table-row>
        <table:table-row table:style-name="ro3">
          <table:table-cell table:number-columns-repeated="52"/>
          <table:table-cell table:style-name="Default" office:value-type="string">
            <text:p>I21</text:p>
          </table:table-cell>
          <table:table-cell table:number-columns-repeated="971"/>
        </table:table-row>
        <table:table-row table:style-name="ro3">
          <table:table-cell table:number-columns-repeated="52"/>
          <table:table-cell table:style-name="Default" office:value-type="string">
            <text:p>I22</text:p>
          </table:table-cell>
          <table:table-cell table:number-columns-repeated="971"/>
        </table:table-row>
        <table:table-row table:style-name="ro3">
          <table:table-cell table:number-columns-repeated="52"/>
          <table:table-cell table:style-name="Default" office:value-type="string">
            <text:p>I23</text:p>
          </table:table-cell>
          <table:table-cell table:number-columns-repeated="971"/>
        </table:table-row>
        <table:table-row table:style-name="ro3">
          <table:table-cell table:number-columns-repeated="52"/>
          <table:table-cell table:style-name="Default" office:value-type="string">
            <text:p>I24</text:p>
          </table:table-cell>
          <table:table-cell table:number-columns-repeated="971"/>
        </table:table-row>
        <table:table-row table:style-name="ro3">
          <table:table-cell table:number-columns-repeated="52"/>
          <table:table-cell table:style-name="Default" office:value-type="string">
            <text:p>I25</text:p>
          </table:table-cell>
          <table:table-cell table:number-columns-repeated="971"/>
        </table:table-row>
        <table:table-row table:style-name="ro3">
          <table:table-cell table:number-columns-repeated="52"/>
          <table:table-cell table:style-name="Default" office:value-type="string">
            <text:p>I26</text:p>
          </table:table-cell>
          <table:table-cell table:number-columns-repeated="971"/>
        </table:table-row>
        <table:table-row table:style-name="ro3">
          <table:table-cell table:number-columns-repeated="52"/>
          <table:table-cell table:style-name="Default" office:value-type="string">
            <text:p>I27</text:p>
          </table:table-cell>
          <table:table-cell table:number-columns-repeated="971"/>
        </table:table-row>
        <table:table-row table:style-name="ro3">
          <table:table-cell table:number-columns-repeated="52"/>
          <table:table-cell table:style-name="Default" office:value-type="string">
            <text:p>I28</text:p>
          </table:table-cell>
          <table:table-cell table:number-columns-repeated="971"/>
        </table:table-row>
        <table:table-row table:style-name="ro3">
          <table:table-cell table:number-columns-repeated="52"/>
          <table:table-cell table:style-name="Default" office:value-type="string">
            <text:p>I29</text:p>
          </table:table-cell>
          <table:table-cell table:number-columns-repeated="971"/>
        </table:table-row>
        <table:table-row table:style-name="ro3">
          <table:table-cell table:number-columns-repeated="52"/>
          <table:table-cell table:style-name="Default" office:value-type="string">
            <text:p>I30</text:p>
          </table:table-cell>
          <table:table-cell table:number-columns-repeated="971"/>
        </table:table-row>
        <table:table-row table:style-name="ro3">
          <table:table-cell table:number-columns-repeated="52"/>
          <table:table-cell table:style-name="Default" office:value-type="string">
            <text:p>J1</text:p>
          </table:table-cell>
          <table:table-cell table:number-columns-repeated="971"/>
        </table:table-row>
        <table:table-row table:style-name="ro3">
          <table:table-cell table:number-columns-repeated="52"/>
          <table:table-cell table:style-name="Default" office:value-type="string">
            <text:p>J2</text:p>
          </table:table-cell>
          <table:table-cell table:number-columns-repeated="971"/>
        </table:table-row>
        <table:table-row table:style-name="ro3">
          <table:table-cell table:number-columns-repeated="52"/>
          <table:table-cell table:style-name="Default" office:value-type="string">
            <text:p>J3</text:p>
          </table:table-cell>
          <table:table-cell table:number-columns-repeated="971"/>
        </table:table-row>
        <table:table-row table:style-name="ro3">
          <table:table-cell table:number-columns-repeated="52"/>
          <table:table-cell table:style-name="Default" office:value-type="string">
            <text:p>J4</text:p>
          </table:table-cell>
          <table:table-cell table:number-columns-repeated="971"/>
        </table:table-row>
        <table:table-row table:style-name="ro3">
          <table:table-cell table:number-columns-repeated="52"/>
          <table:table-cell table:style-name="Default" office:value-type="string">
            <text:p>J5</text:p>
          </table:table-cell>
          <table:table-cell table:number-columns-repeated="971"/>
        </table:table-row>
        <table:table-row table:style-name="ro3">
          <table:table-cell table:number-columns-repeated="52"/>
          <table:table-cell table:style-name="Default" office:value-type="string">
            <text:p>J6</text:p>
          </table:table-cell>
          <table:table-cell table:number-columns-repeated="971"/>
        </table:table-row>
        <table:table-row table:style-name="ro3">
          <table:table-cell table:number-columns-repeated="52"/>
          <table:table-cell table:style-name="Default" office:value-type="string">
            <text:p>J7</text:p>
          </table:table-cell>
          <table:table-cell table:number-columns-repeated="971"/>
        </table:table-row>
        <table:table-row table:style-name="ro3">
          <table:table-cell table:number-columns-repeated="52"/>
          <table:table-cell table:style-name="Default" office:value-type="string">
            <text:p>J8</text:p>
          </table:table-cell>
          <table:table-cell table:number-columns-repeated="971"/>
        </table:table-row>
        <table:table-row table:style-name="ro3">
          <table:table-cell table:number-columns-repeated="52"/>
          <table:table-cell table:style-name="Default" office:value-type="string">
            <text:p>J9</text:p>
          </table:table-cell>
          <table:table-cell table:number-columns-repeated="971"/>
        </table:table-row>
        <table:table-row table:style-name="ro3">
          <table:table-cell table:number-columns-repeated="52"/>
          <table:table-cell table:style-name="Default" office:value-type="string">
            <text:p>J10</text:p>
          </table:table-cell>
          <table:table-cell table:number-columns-repeated="971"/>
        </table:table-row>
        <table:table-row table:style-name="ro3">
          <table:table-cell table:number-columns-repeated="52"/>
          <table:table-cell table:style-name="Default" office:value-type="string">
            <text:p>J11</text:p>
          </table:table-cell>
          <table:table-cell table:number-columns-repeated="971"/>
        </table:table-row>
        <table:table-row table:style-name="ro3">
          <table:table-cell table:number-columns-repeated="52"/>
          <table:table-cell table:style-name="Default" office:value-type="string">
            <text:p>J12</text:p>
          </table:table-cell>
          <table:table-cell table:number-columns-repeated="971"/>
        </table:table-row>
        <table:table-row table:style-name="ro3">
          <table:table-cell table:number-columns-repeated="52"/>
          <table:table-cell table:style-name="Default" office:value-type="string">
            <text:p>J13</text:p>
          </table:table-cell>
          <table:table-cell table:number-columns-repeated="971"/>
        </table:table-row>
        <table:table-row table:style-name="ro3">
          <table:table-cell table:number-columns-repeated="52"/>
          <table:table-cell table:style-name="Default" office:value-type="string">
            <text:p>J14</text:p>
          </table:table-cell>
          <table:table-cell table:number-columns-repeated="971"/>
        </table:table-row>
        <table:table-row table:style-name="ro3">
          <table:table-cell table:number-columns-repeated="52"/>
          <table:table-cell table:style-name="Default" office:value-type="string">
            <text:p>J15</text:p>
          </table:table-cell>
          <table:table-cell table:number-columns-repeated="971"/>
        </table:table-row>
        <table:table-row table:style-name="ro3">
          <table:table-cell table:number-columns-repeated="52"/>
          <table:table-cell table:style-name="Default" office:value-type="string">
            <text:p>J16</text:p>
          </table:table-cell>
          <table:table-cell table:number-columns-repeated="971"/>
        </table:table-row>
        <table:table-row table:style-name="ro3">
          <table:table-cell table:number-columns-repeated="52"/>
          <table:table-cell table:style-name="Default" office:value-type="string">
            <text:p>J17</text:p>
          </table:table-cell>
          <table:table-cell table:number-columns-repeated="971"/>
        </table:table-row>
        <table:table-row table:style-name="ro3">
          <table:table-cell table:number-columns-repeated="52"/>
          <table:table-cell table:style-name="Default" office:value-type="string">
            <text:p>J18</text:p>
          </table:table-cell>
          <table:table-cell table:number-columns-repeated="971"/>
        </table:table-row>
        <table:table-row table:style-name="ro3">
          <table:table-cell table:number-columns-repeated="52"/>
          <table:table-cell table:style-name="Default" office:value-type="string">
            <text:p>J19</text:p>
          </table:table-cell>
          <table:table-cell table:number-columns-repeated="971"/>
        </table:table-row>
        <table:table-row table:style-name="ro3">
          <table:table-cell table:number-columns-repeated="52"/>
          <table:table-cell table:style-name="Default" office:value-type="string">
            <text:p>J20</text:p>
          </table:table-cell>
          <table:table-cell table:number-columns-repeated="971"/>
        </table:table-row>
        <table:table-row table:style-name="ro3">
          <table:table-cell table:number-columns-repeated="52"/>
          <table:table-cell table:style-name="Default" office:value-type="string">
            <text:p>J21</text:p>
          </table:table-cell>
          <table:table-cell table:number-columns-repeated="971"/>
        </table:table-row>
        <table:table-row table:style-name="ro3">
          <table:table-cell table:number-columns-repeated="52"/>
          <table:table-cell table:style-name="Default" office:value-type="string">
            <text:p>J22</text:p>
          </table:table-cell>
          <table:table-cell table:number-columns-repeated="971"/>
        </table:table-row>
        <table:table-row table:style-name="ro3">
          <table:table-cell table:number-columns-repeated="52"/>
          <table:table-cell table:style-name="Default" office:value-type="string">
            <text:p>J23</text:p>
          </table:table-cell>
          <table:table-cell table:number-columns-repeated="971"/>
        </table:table-row>
        <table:table-row table:style-name="ro3">
          <table:table-cell table:number-columns-repeated="52"/>
          <table:table-cell table:style-name="Default" office:value-type="string">
            <text:p>J24</text:p>
          </table:table-cell>
          <table:table-cell table:number-columns-repeated="971"/>
        </table:table-row>
        <table:table-row table:style-name="ro3">
          <table:table-cell table:number-columns-repeated="52"/>
          <table:table-cell table:style-name="Default" office:value-type="string">
            <text:p>J25</text:p>
          </table:table-cell>
          <table:table-cell table:number-columns-repeated="971"/>
        </table:table-row>
        <table:table-row table:style-name="ro3">
          <table:table-cell table:number-columns-repeated="52"/>
          <table:table-cell table:style-name="Default" office:value-type="string">
            <text:p>J26</text:p>
          </table:table-cell>
          <table:table-cell table:number-columns-repeated="971"/>
        </table:table-row>
        <table:table-row table:style-name="ro3">
          <table:table-cell table:number-columns-repeated="52"/>
          <table:table-cell table:style-name="Default" office:value-type="string">
            <text:p>J27</text:p>
          </table:table-cell>
          <table:table-cell table:number-columns-repeated="971"/>
        </table:table-row>
        <table:table-row table:style-name="ro3">
          <table:table-cell table:number-columns-repeated="52"/>
          <table:table-cell table:style-name="Default" office:value-type="string">
            <text:p>J28</text:p>
          </table:table-cell>
          <table:table-cell table:number-columns-repeated="971"/>
        </table:table-row>
        <table:table-row table:style-name="ro3">
          <table:table-cell table:number-columns-repeated="52"/>
          <table:table-cell table:style-name="Default" office:value-type="string">
            <text:p>J29</text:p>
          </table:table-cell>
          <table:table-cell table:number-columns-repeated="971"/>
        </table:table-row>
        <table:table-row table:style-name="ro3">
          <table:table-cell table:number-columns-repeated="52"/>
          <table:table-cell table:style-name="Default" office:value-type="string">
            <text:p>J30</text:p>
          </table:table-cell>
          <table:table-cell table:number-columns-repeated="971"/>
        </table:table-row>
        <table:table-row table:style-name="ro3">
          <table:table-cell table:number-columns-repeated="52"/>
          <table:table-cell table:style-name="Default" office:value-type="string">
            <text:p>K1</text:p>
          </table:table-cell>
          <table:table-cell table:number-columns-repeated="971"/>
        </table:table-row>
        <table:table-row table:style-name="ro3">
          <table:table-cell table:number-columns-repeated="52"/>
          <table:table-cell table:style-name="Default" office:value-type="string">
            <text:p>K2</text:p>
          </table:table-cell>
          <table:table-cell table:number-columns-repeated="971"/>
        </table:table-row>
        <table:table-row table:style-name="ro3">
          <table:table-cell table:number-columns-repeated="52"/>
          <table:table-cell table:style-name="Default" office:value-type="string">
            <text:p>K3</text:p>
          </table:table-cell>
          <table:table-cell table:number-columns-repeated="971"/>
        </table:table-row>
        <table:table-row table:style-name="ro3">
          <table:table-cell table:number-columns-repeated="52"/>
          <table:table-cell table:style-name="Default" office:value-type="string">
            <text:p>K4</text:p>
          </table:table-cell>
          <table:table-cell table:number-columns-repeated="971"/>
        </table:table-row>
        <table:table-row table:style-name="ro3">
          <table:table-cell table:number-columns-repeated="52"/>
          <table:table-cell table:style-name="Default" office:value-type="string">
            <text:p>K5</text:p>
          </table:table-cell>
          <table:table-cell table:number-columns-repeated="971"/>
        </table:table-row>
        <table:table-row table:style-name="ro3">
          <table:table-cell table:number-columns-repeated="52"/>
          <table:table-cell table:style-name="Default" office:value-type="string">
            <text:p>K6</text:p>
          </table:table-cell>
          <table:table-cell table:number-columns-repeated="971"/>
        </table:table-row>
        <table:table-row table:style-name="ro3">
          <table:table-cell table:number-columns-repeated="52"/>
          <table:table-cell table:style-name="Default" office:value-type="string">
            <text:p>K7</text:p>
          </table:table-cell>
          <table:table-cell table:number-columns-repeated="971"/>
        </table:table-row>
        <table:table-row table:style-name="ro3">
          <table:table-cell table:number-columns-repeated="52"/>
          <table:table-cell table:style-name="Default" office:value-type="string">
            <text:p>K8</text:p>
          </table:table-cell>
          <table:table-cell table:number-columns-repeated="971"/>
        </table:table-row>
        <table:table-row table:style-name="ro3">
          <table:table-cell table:number-columns-repeated="52"/>
          <table:table-cell table:style-name="Default" office:value-type="string">
            <text:p>K9</text:p>
          </table:table-cell>
          <table:table-cell table:number-columns-repeated="971"/>
        </table:table-row>
        <table:table-row table:style-name="ro3">
          <table:table-cell table:number-columns-repeated="52"/>
          <table:table-cell table:style-name="Default" office:value-type="string">
            <text:p>K10</text:p>
          </table:table-cell>
          <table:table-cell table:number-columns-repeated="971"/>
        </table:table-row>
        <table:table-row table:style-name="ro3">
          <table:table-cell table:number-columns-repeated="52"/>
          <table:table-cell table:style-name="Default" office:value-type="string">
            <text:p>K11</text:p>
          </table:table-cell>
          <table:table-cell table:number-columns-repeated="971"/>
        </table:table-row>
        <table:table-row table:style-name="ro3">
          <table:table-cell table:number-columns-repeated="52"/>
          <table:table-cell table:style-name="Default" office:value-type="string">
            <text:p>K12</text:p>
          </table:table-cell>
          <table:table-cell table:number-columns-repeated="971"/>
        </table:table-row>
        <table:table-row table:style-name="ro3">
          <table:table-cell table:number-columns-repeated="52"/>
          <table:table-cell table:style-name="Default" office:value-type="string">
            <text:p>K13</text:p>
          </table:table-cell>
          <table:table-cell table:number-columns-repeated="971"/>
        </table:table-row>
        <table:table-row table:style-name="ro3">
          <table:table-cell table:number-columns-repeated="52"/>
          <table:table-cell table:style-name="Default" office:value-type="string">
            <text:p>K14</text:p>
          </table:table-cell>
          <table:table-cell table:number-columns-repeated="971"/>
        </table:table-row>
        <table:table-row table:style-name="ro3">
          <table:table-cell table:number-columns-repeated="52"/>
          <table:table-cell table:style-name="Default" office:value-type="string">
            <text:p>K15</text:p>
          </table:table-cell>
          <table:table-cell table:number-columns-repeated="971"/>
        </table:table-row>
        <table:table-row table:style-name="ro3">
          <table:table-cell table:number-columns-repeated="52"/>
          <table:table-cell table:style-name="Default" office:value-type="string">
            <text:p>K16</text:p>
          </table:table-cell>
          <table:table-cell table:number-columns-repeated="971"/>
        </table:table-row>
        <table:table-row table:style-name="ro3">
          <table:table-cell table:number-columns-repeated="52"/>
          <table:table-cell table:style-name="Default" office:value-type="string">
            <text:p>K17</text:p>
          </table:table-cell>
          <table:table-cell table:number-columns-repeated="971"/>
        </table:table-row>
        <table:table-row table:style-name="ro3">
          <table:table-cell table:number-columns-repeated="52"/>
          <table:table-cell table:style-name="Default" office:value-type="string">
            <text:p>K18</text:p>
          </table:table-cell>
          <table:table-cell table:number-columns-repeated="971"/>
        </table:table-row>
        <table:table-row table:style-name="ro3">
          <table:table-cell table:number-columns-repeated="52"/>
          <table:table-cell table:style-name="Default" office:value-type="string">
            <text:p>K19</text:p>
          </table:table-cell>
          <table:table-cell table:number-columns-repeated="971"/>
        </table:table-row>
        <table:table-row table:style-name="ro3">
          <table:table-cell table:number-columns-repeated="52"/>
          <table:table-cell table:style-name="Default" office:value-type="string">
            <text:p>K20</text:p>
          </table:table-cell>
          <table:table-cell table:number-columns-repeated="971"/>
        </table:table-row>
        <table:table-row table:style-name="ro3">
          <table:table-cell table:number-columns-repeated="52"/>
          <table:table-cell table:style-name="Default" office:value-type="string">
            <text:p>K21</text:p>
          </table:table-cell>
          <table:table-cell table:number-columns-repeated="971"/>
        </table:table-row>
        <table:table-row table:style-name="ro3">
          <table:table-cell table:number-columns-repeated="52"/>
          <table:table-cell table:style-name="Default" office:value-type="string">
            <text:p>K22</text:p>
          </table:table-cell>
          <table:table-cell table:number-columns-repeated="971"/>
        </table:table-row>
        <table:table-row table:style-name="ro3">
          <table:table-cell table:number-columns-repeated="52"/>
          <table:table-cell table:style-name="Default" office:value-type="string">
            <text:p>K23</text:p>
          </table:table-cell>
          <table:table-cell table:number-columns-repeated="971"/>
        </table:table-row>
        <table:table-row table:style-name="ro3">
          <table:table-cell table:number-columns-repeated="52"/>
          <table:table-cell table:style-name="Default" office:value-type="string">
            <text:p>K24</text:p>
          </table:table-cell>
          <table:table-cell table:number-columns-repeated="971"/>
        </table:table-row>
        <table:table-row table:style-name="ro3">
          <table:table-cell table:number-columns-repeated="52"/>
          <table:table-cell table:style-name="Default" office:value-type="string">
            <text:p>K25</text:p>
          </table:table-cell>
          <table:table-cell table:number-columns-repeated="971"/>
        </table:table-row>
        <table:table-row table:style-name="ro3">
          <table:table-cell table:number-columns-repeated="52"/>
          <table:table-cell table:style-name="Default" office:value-type="string">
            <text:p>K26</text:p>
          </table:table-cell>
          <table:table-cell table:number-columns-repeated="971"/>
        </table:table-row>
        <table:table-row table:style-name="ro3">
          <table:table-cell table:number-columns-repeated="52"/>
          <table:table-cell table:style-name="Default" office:value-type="string">
            <text:p>K27</text:p>
          </table:table-cell>
          <table:table-cell table:number-columns-repeated="971"/>
        </table:table-row>
        <table:table-row table:style-name="ro3">
          <table:table-cell table:number-columns-repeated="52"/>
          <table:table-cell table:style-name="Default" office:value-type="string">
            <text:p>K28</text:p>
          </table:table-cell>
          <table:table-cell table:number-columns-repeated="971"/>
        </table:table-row>
        <table:table-row table:style-name="ro3">
          <table:table-cell table:number-columns-repeated="52"/>
          <table:table-cell table:style-name="Default" office:value-type="string">
            <text:p>K29</text:p>
          </table:table-cell>
          <table:table-cell table:number-columns-repeated="971"/>
        </table:table-row>
        <table:table-row table:style-name="ro3">
          <table:table-cell table:number-columns-repeated="52"/>
          <table:table-cell table:style-name="Default" office:value-type="string">
            <text:p>K30</text:p>
          </table:table-cell>
          <table:table-cell table:number-columns-repeated="971"/>
        </table:table-row>
        <table:table-row table:style-name="ro3">
          <table:table-cell table:number-columns-repeated="52"/>
          <table:table-cell table:style-name="Default" office:value-type="string">
            <text:p>L1</text:p>
          </table:table-cell>
          <table:table-cell table:number-columns-repeated="971"/>
        </table:table-row>
        <table:table-row table:style-name="ro3">
          <table:table-cell table:number-columns-repeated="52"/>
          <table:table-cell table:style-name="Default" office:value-type="string">
            <text:p>L2</text:p>
          </table:table-cell>
          <table:table-cell table:number-columns-repeated="971"/>
        </table:table-row>
        <table:table-row table:style-name="ro3">
          <table:table-cell table:number-columns-repeated="52"/>
          <table:table-cell table:style-name="Default" office:value-type="string">
            <text:p>L3</text:p>
          </table:table-cell>
          <table:table-cell table:number-columns-repeated="971"/>
        </table:table-row>
        <table:table-row table:style-name="ro3">
          <table:table-cell table:number-columns-repeated="52"/>
          <table:table-cell table:style-name="Default" office:value-type="string">
            <text:p>L4</text:p>
          </table:table-cell>
          <table:table-cell table:number-columns-repeated="971"/>
        </table:table-row>
        <table:table-row table:style-name="ro3">
          <table:table-cell table:number-columns-repeated="52"/>
          <table:table-cell table:style-name="Default" office:value-type="string">
            <text:p>L5</text:p>
          </table:table-cell>
          <table:table-cell table:number-columns-repeated="971"/>
        </table:table-row>
        <table:table-row table:style-name="ro3">
          <table:table-cell table:number-columns-repeated="52"/>
          <table:table-cell table:style-name="Default" office:value-type="string">
            <text:p>L6</text:p>
          </table:table-cell>
          <table:table-cell table:number-columns-repeated="971"/>
        </table:table-row>
        <table:table-row table:style-name="ro3">
          <table:table-cell table:number-columns-repeated="52"/>
          <table:table-cell table:style-name="Default" office:value-type="string">
            <text:p>L7</text:p>
          </table:table-cell>
          <table:table-cell table:number-columns-repeated="971"/>
        </table:table-row>
        <table:table-row table:style-name="ro3">
          <table:table-cell table:number-columns-repeated="52"/>
          <table:table-cell table:style-name="Default" office:value-type="string">
            <text:p>L8</text:p>
          </table:table-cell>
          <table:table-cell table:number-columns-repeated="971"/>
        </table:table-row>
        <table:table-row table:style-name="ro3">
          <table:table-cell table:number-columns-repeated="52"/>
          <table:table-cell table:style-name="Default" office:value-type="string">
            <text:p>L9</text:p>
          </table:table-cell>
          <table:table-cell table:number-columns-repeated="971"/>
        </table:table-row>
        <table:table-row table:style-name="ro3">
          <table:table-cell table:number-columns-repeated="52"/>
          <table:table-cell table:style-name="Default" office:value-type="string">
            <text:p>L10</text:p>
          </table:table-cell>
          <table:table-cell table:number-columns-repeated="971"/>
        </table:table-row>
        <table:table-row table:style-name="ro3">
          <table:table-cell table:number-columns-repeated="52"/>
          <table:table-cell table:style-name="Default" office:value-type="string">
            <text:p>L11</text:p>
          </table:table-cell>
          <table:table-cell table:number-columns-repeated="971"/>
        </table:table-row>
        <table:table-row table:style-name="ro3">
          <table:table-cell table:number-columns-repeated="52"/>
          <table:table-cell table:style-name="Default" office:value-type="string">
            <text:p>L12</text:p>
          </table:table-cell>
          <table:table-cell table:number-columns-repeated="971"/>
        </table:table-row>
        <table:table-row table:style-name="ro3">
          <table:table-cell table:number-columns-repeated="52"/>
          <table:table-cell table:style-name="Default" office:value-type="string">
            <text:p>L13</text:p>
          </table:table-cell>
          <table:table-cell table:number-columns-repeated="971"/>
        </table:table-row>
        <table:table-row table:style-name="ro3">
          <table:table-cell table:number-columns-repeated="52"/>
          <table:table-cell table:style-name="Default" office:value-type="string">
            <text:p>L14</text:p>
          </table:table-cell>
          <table:table-cell table:number-columns-repeated="971"/>
        </table:table-row>
        <table:table-row table:style-name="ro3">
          <table:table-cell table:number-columns-repeated="52"/>
          <table:table-cell table:style-name="Default" office:value-type="string">
            <text:p>L15</text:p>
          </table:table-cell>
          <table:table-cell table:number-columns-repeated="971"/>
        </table:table-row>
        <table:table-row table:style-name="ro3">
          <table:table-cell table:number-columns-repeated="52"/>
          <table:table-cell table:style-name="Default" office:value-type="string">
            <text:p>L16</text:p>
          </table:table-cell>
          <table:table-cell table:number-columns-repeated="971"/>
        </table:table-row>
        <table:table-row table:style-name="ro3">
          <table:table-cell table:number-columns-repeated="52"/>
          <table:table-cell table:style-name="Default" office:value-type="string">
            <text:p>L17</text:p>
          </table:table-cell>
          <table:table-cell table:number-columns-repeated="971"/>
        </table:table-row>
        <table:table-row table:style-name="ro3">
          <table:table-cell table:number-columns-repeated="52"/>
          <table:table-cell table:style-name="Default" office:value-type="string">
            <text:p>L18</text:p>
          </table:table-cell>
          <table:table-cell table:number-columns-repeated="971"/>
        </table:table-row>
        <table:table-row table:style-name="ro3">
          <table:table-cell table:number-columns-repeated="52"/>
          <table:table-cell table:style-name="Default" office:value-type="string">
            <text:p>L19</text:p>
          </table:table-cell>
          <table:table-cell table:number-columns-repeated="971"/>
        </table:table-row>
        <table:table-row table:style-name="ro3">
          <table:table-cell table:number-columns-repeated="52"/>
          <table:table-cell table:style-name="Default" office:value-type="string">
            <text:p>L20</text:p>
          </table:table-cell>
          <table:table-cell table:number-columns-repeated="971"/>
        </table:table-row>
        <table:table-row table:style-name="ro3">
          <table:table-cell table:number-columns-repeated="52"/>
          <table:table-cell table:style-name="Default" office:value-type="string">
            <text:p>L21</text:p>
          </table:table-cell>
          <table:table-cell table:number-columns-repeated="971"/>
        </table:table-row>
        <table:table-row table:style-name="ro3">
          <table:table-cell table:number-columns-repeated="52"/>
          <table:table-cell table:style-name="Default" office:value-type="string">
            <text:p>L22</text:p>
          </table:table-cell>
          <table:table-cell table:number-columns-repeated="971"/>
        </table:table-row>
        <table:table-row table:style-name="ro3">
          <table:table-cell table:number-columns-repeated="52"/>
          <table:table-cell table:style-name="Default" office:value-type="string">
            <text:p>L23</text:p>
          </table:table-cell>
          <table:table-cell table:number-columns-repeated="971"/>
        </table:table-row>
        <table:table-row table:style-name="ro3">
          <table:table-cell table:number-columns-repeated="52"/>
          <table:table-cell table:style-name="Default" office:value-type="string">
            <text:p>L24</text:p>
          </table:table-cell>
          <table:table-cell table:number-columns-repeated="971"/>
        </table:table-row>
        <table:table-row table:style-name="ro3">
          <table:table-cell table:number-columns-repeated="52"/>
          <table:table-cell table:style-name="Default" office:value-type="string">
            <text:p>L25</text:p>
          </table:table-cell>
          <table:table-cell table:number-columns-repeated="971"/>
        </table:table-row>
        <table:table-row table:style-name="ro3">
          <table:table-cell table:number-columns-repeated="52"/>
          <table:table-cell table:style-name="Default" office:value-type="string">
            <text:p>L26</text:p>
          </table:table-cell>
          <table:table-cell table:number-columns-repeated="971"/>
        </table:table-row>
        <table:table-row table:style-name="ro3">
          <table:table-cell table:number-columns-repeated="52"/>
          <table:table-cell table:style-name="Default" office:value-type="string">
            <text:p>L27</text:p>
          </table:table-cell>
          <table:table-cell table:number-columns-repeated="971"/>
        </table:table-row>
        <table:table-row table:style-name="ro3">
          <table:table-cell table:number-columns-repeated="52"/>
          <table:table-cell table:style-name="Default" office:value-type="string">
            <text:p>L28</text:p>
          </table:table-cell>
          <table:table-cell table:number-columns-repeated="971"/>
        </table:table-row>
        <table:table-row table:style-name="ro3">
          <table:table-cell table:number-columns-repeated="52"/>
          <table:table-cell table:style-name="Default" office:value-type="string">
            <text:p>L29</text:p>
          </table:table-cell>
          <table:table-cell table:number-columns-repeated="971"/>
        </table:table-row>
        <table:table-row table:style-name="ro3">
          <table:table-cell table:number-columns-repeated="52"/>
          <table:table-cell table:style-name="Default" office:value-type="string">
            <text:p>L30</text:p>
          </table:table-cell>
          <table:table-cell table:number-columns-repeated="971"/>
        </table:table-row>
        <table:table-row table:style-name="ro3">
          <table:table-cell table:number-columns-repeated="52"/>
          <table:table-cell table:style-name="Default" office:value-type="string">
            <text:p>M1</text:p>
          </table:table-cell>
          <table:table-cell table:number-columns-repeated="971"/>
        </table:table-row>
        <table:table-row table:style-name="ro3">
          <table:table-cell table:number-columns-repeated="52"/>
          <table:table-cell table:style-name="Default" office:value-type="string">
            <text:p>M2</text:p>
          </table:table-cell>
          <table:table-cell table:number-columns-repeated="971"/>
        </table:table-row>
        <table:table-row table:style-name="ro3">
          <table:table-cell table:number-columns-repeated="52"/>
          <table:table-cell table:style-name="Default" office:value-type="string">
            <text:p>M3</text:p>
          </table:table-cell>
          <table:table-cell table:number-columns-repeated="971"/>
        </table:table-row>
        <table:table-row table:style-name="ro3">
          <table:table-cell table:number-columns-repeated="52"/>
          <table:table-cell table:style-name="Default" office:value-type="string">
            <text:p>M4</text:p>
          </table:table-cell>
          <table:table-cell table:number-columns-repeated="971"/>
        </table:table-row>
        <table:table-row table:style-name="ro3">
          <table:table-cell table:number-columns-repeated="52"/>
          <table:table-cell table:style-name="Default" office:value-type="string">
            <text:p>M5</text:p>
          </table:table-cell>
          <table:table-cell table:number-columns-repeated="971"/>
        </table:table-row>
        <table:table-row table:style-name="ro3">
          <table:table-cell table:number-columns-repeated="52"/>
          <table:table-cell table:style-name="Default" office:value-type="string">
            <text:p>M6</text:p>
          </table:table-cell>
          <table:table-cell table:number-columns-repeated="971"/>
        </table:table-row>
        <table:table-row table:style-name="ro3">
          <table:table-cell table:number-columns-repeated="52"/>
          <table:table-cell table:style-name="Default" office:value-type="string">
            <text:p>M7</text:p>
          </table:table-cell>
          <table:table-cell table:number-columns-repeated="971"/>
        </table:table-row>
        <table:table-row table:style-name="ro3">
          <table:table-cell table:number-columns-repeated="52"/>
          <table:table-cell table:style-name="Default" office:value-type="string">
            <text:p>M8</text:p>
          </table:table-cell>
          <table:table-cell table:number-columns-repeated="971"/>
        </table:table-row>
        <table:table-row table:style-name="ro3">
          <table:table-cell table:number-columns-repeated="52"/>
          <table:table-cell table:style-name="Default" office:value-type="string">
            <text:p>M9</text:p>
          </table:table-cell>
          <table:table-cell table:number-columns-repeated="971"/>
        </table:table-row>
        <table:table-row table:style-name="ro3">
          <table:table-cell table:number-columns-repeated="52"/>
          <table:table-cell table:style-name="Default" office:value-type="string">
            <text:p>M10</text:p>
          </table:table-cell>
          <table:table-cell table:number-columns-repeated="971"/>
        </table:table-row>
        <table:table-row table:style-name="ro3">
          <table:table-cell table:number-columns-repeated="52"/>
          <table:table-cell table:style-name="Default" office:value-type="string">
            <text:p>M11</text:p>
          </table:table-cell>
          <table:table-cell table:number-columns-repeated="971"/>
        </table:table-row>
        <table:table-row table:style-name="ro3">
          <table:table-cell table:number-columns-repeated="52"/>
          <table:table-cell table:style-name="Default" office:value-type="string">
            <text:p>M12</text:p>
          </table:table-cell>
          <table:table-cell table:number-columns-repeated="971"/>
        </table:table-row>
        <table:table-row table:style-name="ro3">
          <table:table-cell table:number-columns-repeated="52"/>
          <table:table-cell table:style-name="Default" office:value-type="string">
            <text:p>M13</text:p>
          </table:table-cell>
          <table:table-cell table:number-columns-repeated="971"/>
        </table:table-row>
        <table:table-row table:style-name="ro3">
          <table:table-cell table:number-columns-repeated="52"/>
          <table:table-cell table:style-name="Default" office:value-type="string">
            <text:p>M14</text:p>
          </table:table-cell>
          <table:table-cell table:number-columns-repeated="971"/>
        </table:table-row>
        <table:table-row table:style-name="ro3">
          <table:table-cell table:number-columns-repeated="52"/>
          <table:table-cell table:style-name="Default" office:value-type="string">
            <text:p>M15</text:p>
          </table:table-cell>
          <table:table-cell table:number-columns-repeated="971"/>
        </table:table-row>
        <table:table-row table:style-name="ro3">
          <table:table-cell table:number-columns-repeated="52"/>
          <table:table-cell table:style-name="Default" office:value-type="string">
            <text:p>M16</text:p>
          </table:table-cell>
          <table:table-cell table:number-columns-repeated="971"/>
        </table:table-row>
        <table:table-row table:style-name="ro3">
          <table:table-cell table:number-columns-repeated="52"/>
          <table:table-cell table:style-name="Default" office:value-type="string">
            <text:p>M17</text:p>
          </table:table-cell>
          <table:table-cell table:number-columns-repeated="971"/>
        </table:table-row>
        <table:table-row table:style-name="ro3">
          <table:table-cell table:number-columns-repeated="52"/>
          <table:table-cell table:style-name="Default" office:value-type="string">
            <text:p>M18</text:p>
          </table:table-cell>
          <table:table-cell table:number-columns-repeated="971"/>
        </table:table-row>
        <table:table-row table:style-name="ro3">
          <table:table-cell table:number-columns-repeated="52"/>
          <table:table-cell table:style-name="Default" office:value-type="string">
            <text:p>M19</text:p>
          </table:table-cell>
          <table:table-cell table:number-columns-repeated="971"/>
        </table:table-row>
        <table:table-row table:style-name="ro3">
          <table:table-cell table:number-columns-repeated="52"/>
          <table:table-cell table:style-name="Default" office:value-type="string">
            <text:p>M20</text:p>
          </table:table-cell>
          <table:table-cell table:number-columns-repeated="971"/>
        </table:table-row>
        <table:table-row table:style-name="ro3">
          <table:table-cell table:number-columns-repeated="52"/>
          <table:table-cell table:style-name="Default" office:value-type="string">
            <text:p>M21</text:p>
          </table:table-cell>
          <table:table-cell table:number-columns-repeated="971"/>
        </table:table-row>
        <table:table-row table:style-name="ro3">
          <table:table-cell table:number-columns-repeated="52"/>
          <table:table-cell table:style-name="Default" office:value-type="string">
            <text:p>M22</text:p>
          </table:table-cell>
          <table:table-cell table:number-columns-repeated="971"/>
        </table:table-row>
        <table:table-row table:style-name="ro3">
          <table:table-cell table:number-columns-repeated="52"/>
          <table:table-cell table:style-name="Default" office:value-type="string">
            <text:p>M23</text:p>
          </table:table-cell>
          <table:table-cell table:number-columns-repeated="971"/>
        </table:table-row>
        <table:table-row table:style-name="ro3">
          <table:table-cell table:number-columns-repeated="52"/>
          <table:table-cell table:style-name="Default" office:value-type="string">
            <text:p>M24</text:p>
          </table:table-cell>
          <table:table-cell table:number-columns-repeated="971"/>
        </table:table-row>
        <table:table-row table:style-name="ro3">
          <table:table-cell table:number-columns-repeated="52"/>
          <table:table-cell table:style-name="Default" office:value-type="string">
            <text:p>M25</text:p>
          </table:table-cell>
          <table:table-cell table:number-columns-repeated="971"/>
        </table:table-row>
        <table:table-row table:style-name="ro3">
          <table:table-cell table:number-columns-repeated="52"/>
          <table:table-cell table:style-name="Default" office:value-type="string">
            <text:p>M26</text:p>
          </table:table-cell>
          <table:table-cell table:number-columns-repeated="971"/>
        </table:table-row>
        <table:table-row table:style-name="ro3">
          <table:table-cell table:number-columns-repeated="52"/>
          <table:table-cell table:style-name="Default" office:value-type="string">
            <text:p>M27</text:p>
          </table:table-cell>
          <table:table-cell table:number-columns-repeated="971"/>
        </table:table-row>
        <table:table-row table:style-name="ro3">
          <table:table-cell table:number-columns-repeated="52"/>
          <table:table-cell table:style-name="Default" office:value-type="string">
            <text:p>M28</text:p>
          </table:table-cell>
          <table:table-cell table:number-columns-repeated="971"/>
        </table:table-row>
        <table:table-row table:style-name="ro3">
          <table:table-cell table:number-columns-repeated="52"/>
          <table:table-cell table:style-name="Default" office:value-type="string">
            <text:p>M29</text:p>
          </table:table-cell>
          <table:table-cell table:number-columns-repeated="971"/>
        </table:table-row>
        <table:table-row table:style-name="ro3">
          <table:table-cell table:number-columns-repeated="52"/>
          <table:table-cell table:style-name="Default" office:value-type="string">
            <text:p>M30</text:p>
          </table:table-cell>
          <table:table-cell table:number-columns-repeated="971"/>
        </table:table-row>
        <table:table-row table:style-name="ro3">
          <table:table-cell table:number-columns-repeated="52"/>
          <table:table-cell table:style-name="Default" office:value-type="string">
            <text:p>N1</text:p>
          </table:table-cell>
          <table:table-cell table:number-columns-repeated="971"/>
        </table:table-row>
        <table:table-row table:style-name="ro3">
          <table:table-cell table:number-columns-repeated="52"/>
          <table:table-cell table:style-name="Default" office:value-type="string">
            <text:p>N2</text:p>
          </table:table-cell>
          <table:table-cell table:number-columns-repeated="971"/>
        </table:table-row>
        <table:table-row table:style-name="ro3">
          <table:table-cell table:number-columns-repeated="52"/>
          <table:table-cell table:style-name="Default" office:value-type="string">
            <text:p>N3</text:p>
          </table:table-cell>
          <table:table-cell table:number-columns-repeated="971"/>
        </table:table-row>
        <table:table-row table:style-name="ro3">
          <table:table-cell table:number-columns-repeated="52"/>
          <table:table-cell table:style-name="Default" office:value-type="string">
            <text:p>N4</text:p>
          </table:table-cell>
          <table:table-cell table:number-columns-repeated="971"/>
        </table:table-row>
        <table:table-row table:style-name="ro3">
          <table:table-cell table:number-columns-repeated="52"/>
          <table:table-cell table:style-name="Default" office:value-type="string">
            <text:p>N5</text:p>
          </table:table-cell>
          <table:table-cell table:number-columns-repeated="971"/>
        </table:table-row>
        <table:table-row table:style-name="ro3">
          <table:table-cell table:number-columns-repeated="52"/>
          <table:table-cell table:style-name="Default" office:value-type="string">
            <text:p>N6</text:p>
          </table:table-cell>
          <table:table-cell table:number-columns-repeated="971"/>
        </table:table-row>
        <table:table-row table:style-name="ro3">
          <table:table-cell table:number-columns-repeated="52"/>
          <table:table-cell table:style-name="Default" office:value-type="string">
            <text:p>N7</text:p>
          </table:table-cell>
          <table:table-cell table:number-columns-repeated="971"/>
        </table:table-row>
        <table:table-row table:style-name="ro3">
          <table:table-cell table:number-columns-repeated="52"/>
          <table:table-cell table:style-name="Default" office:value-type="string">
            <text:p>N8</text:p>
          </table:table-cell>
          <table:table-cell table:number-columns-repeated="971"/>
        </table:table-row>
        <table:table-row table:style-name="ro3">
          <table:table-cell table:number-columns-repeated="52"/>
          <table:table-cell table:style-name="Default" office:value-type="string">
            <text:p>N9</text:p>
          </table:table-cell>
          <table:table-cell table:number-columns-repeated="971"/>
        </table:table-row>
        <table:table-row table:style-name="ro3">
          <table:table-cell table:number-columns-repeated="52"/>
          <table:table-cell table:style-name="Default" office:value-type="string">
            <text:p>N10</text:p>
          </table:table-cell>
          <table:table-cell table:number-columns-repeated="971"/>
        </table:table-row>
        <table:table-row table:style-name="ro3">
          <table:table-cell table:number-columns-repeated="52"/>
          <table:table-cell table:style-name="Default" office:value-type="string">
            <text:p>N11</text:p>
          </table:table-cell>
          <table:table-cell table:number-columns-repeated="971"/>
        </table:table-row>
        <table:table-row table:style-name="ro3">
          <table:table-cell table:number-columns-repeated="52"/>
          <table:table-cell table:style-name="Default" office:value-type="string">
            <text:p>N12</text:p>
          </table:table-cell>
          <table:table-cell table:number-columns-repeated="971"/>
        </table:table-row>
        <table:table-row table:style-name="ro3">
          <table:table-cell table:number-columns-repeated="52"/>
          <table:table-cell table:style-name="Default" office:value-type="string">
            <text:p>N13</text:p>
          </table:table-cell>
          <table:table-cell table:number-columns-repeated="971"/>
        </table:table-row>
        <table:table-row table:style-name="ro3">
          <table:table-cell table:number-columns-repeated="52"/>
          <table:table-cell table:style-name="Default" office:value-type="string">
            <text:p>N14</text:p>
          </table:table-cell>
          <table:table-cell table:number-columns-repeated="971"/>
        </table:table-row>
        <table:table-row table:style-name="ro3">
          <table:table-cell table:number-columns-repeated="52"/>
          <table:table-cell table:style-name="Default" office:value-type="string">
            <text:p>N15</text:p>
          </table:table-cell>
          <table:table-cell table:number-columns-repeated="971"/>
        </table:table-row>
        <table:table-row table:style-name="ro3">
          <table:table-cell table:number-columns-repeated="52"/>
          <table:table-cell table:style-name="Default" office:value-type="string">
            <text:p>N16</text:p>
          </table:table-cell>
          <table:table-cell table:number-columns-repeated="971"/>
        </table:table-row>
        <table:table-row table:style-name="ro3">
          <table:table-cell table:number-columns-repeated="52"/>
          <table:table-cell table:style-name="Default" office:value-type="string">
            <text:p>N17</text:p>
          </table:table-cell>
          <table:table-cell table:number-columns-repeated="971"/>
        </table:table-row>
        <table:table-row table:style-name="ro3">
          <table:table-cell table:number-columns-repeated="52"/>
          <table:table-cell table:style-name="Default" office:value-type="string">
            <text:p>N18</text:p>
          </table:table-cell>
          <table:table-cell table:number-columns-repeated="971"/>
        </table:table-row>
        <table:table-row table:style-name="ro3">
          <table:table-cell table:number-columns-repeated="52"/>
          <table:table-cell table:style-name="Default" office:value-type="string">
            <text:p>N19</text:p>
          </table:table-cell>
          <table:table-cell table:number-columns-repeated="971"/>
        </table:table-row>
        <table:table-row table:style-name="ro3">
          <table:table-cell table:number-columns-repeated="52"/>
          <table:table-cell table:style-name="Default" office:value-type="string">
            <text:p>N20</text:p>
          </table:table-cell>
          <table:table-cell table:number-columns-repeated="971"/>
        </table:table-row>
        <table:table-row table:style-name="ro3">
          <table:table-cell table:number-columns-repeated="52"/>
          <table:table-cell table:style-name="Default" office:value-type="string">
            <text:p>N21</text:p>
          </table:table-cell>
          <table:table-cell table:number-columns-repeated="971"/>
        </table:table-row>
        <table:table-row table:style-name="ro3">
          <table:table-cell table:number-columns-repeated="52"/>
          <table:table-cell table:style-name="Default" office:value-type="string">
            <text:p>N22</text:p>
          </table:table-cell>
          <table:table-cell table:number-columns-repeated="971"/>
        </table:table-row>
        <table:table-row table:style-name="ro3">
          <table:table-cell table:number-columns-repeated="52"/>
          <table:table-cell table:style-name="Default" office:value-type="string">
            <text:p>N23</text:p>
          </table:table-cell>
          <table:table-cell table:number-columns-repeated="971"/>
        </table:table-row>
        <table:table-row table:style-name="ro3">
          <table:table-cell table:number-columns-repeated="52"/>
          <table:table-cell table:style-name="Default" office:value-type="string">
            <text:p>N24</text:p>
          </table:table-cell>
          <table:table-cell table:number-columns-repeated="971"/>
        </table:table-row>
        <table:table-row table:style-name="ro3">
          <table:table-cell table:number-columns-repeated="52"/>
          <table:table-cell table:style-name="Default" office:value-type="string">
            <text:p>N25</text:p>
          </table:table-cell>
          <table:table-cell table:number-columns-repeated="971"/>
        </table:table-row>
        <table:table-row table:style-name="ro3">
          <table:table-cell table:number-columns-repeated="52"/>
          <table:table-cell table:style-name="Default" office:value-type="string">
            <text:p>N26</text:p>
          </table:table-cell>
          <table:table-cell table:number-columns-repeated="971"/>
        </table:table-row>
        <table:table-row table:style-name="ro3">
          <table:table-cell table:number-columns-repeated="52"/>
          <table:table-cell table:style-name="Default" office:value-type="string">
            <text:p>N27</text:p>
          </table:table-cell>
          <table:table-cell table:number-columns-repeated="971"/>
        </table:table-row>
        <table:table-row table:style-name="ro3">
          <table:table-cell table:number-columns-repeated="52"/>
          <table:table-cell table:style-name="Default" office:value-type="string">
            <text:p>N28</text:p>
          </table:table-cell>
          <table:table-cell table:number-columns-repeated="971"/>
        </table:table-row>
        <table:table-row table:style-name="ro3">
          <table:table-cell table:number-columns-repeated="52"/>
          <table:table-cell table:style-name="Default" office:value-type="string">
            <text:p>N29</text:p>
          </table:table-cell>
          <table:table-cell table:number-columns-repeated="971"/>
        </table:table-row>
        <table:table-row table:style-name="ro3">
          <table:table-cell table:number-columns-repeated="52"/>
          <table:table-cell table:style-name="Default" office:value-type="string">
            <text:p>N30</text:p>
          </table:table-cell>
          <table:table-cell table:number-columns-repeated="971"/>
        </table:table-row>
        <table:table-row table:style-name="ro3">
          <table:table-cell table:number-columns-repeated="52"/>
          <table:table-cell table:style-name="Default" office:value-type="string">
            <text:p>O1</text:p>
          </table:table-cell>
          <table:table-cell table:number-columns-repeated="971"/>
        </table:table-row>
        <table:table-row table:style-name="ro3">
          <table:table-cell table:number-columns-repeated="52"/>
          <table:table-cell table:style-name="Default" office:value-type="string">
            <text:p>O2</text:p>
          </table:table-cell>
          <table:table-cell table:number-columns-repeated="971"/>
        </table:table-row>
        <table:table-row table:style-name="ro3">
          <table:table-cell table:number-columns-repeated="52"/>
          <table:table-cell table:style-name="Default" office:value-type="string">
            <text:p>O3</text:p>
          </table:table-cell>
          <table:table-cell table:number-columns-repeated="971"/>
        </table:table-row>
        <table:table-row table:style-name="ro3">
          <table:table-cell table:number-columns-repeated="52"/>
          <table:table-cell table:style-name="Default" office:value-type="string">
            <text:p>O4</text:p>
          </table:table-cell>
          <table:table-cell table:number-columns-repeated="971"/>
        </table:table-row>
        <table:table-row table:style-name="ro3">
          <table:table-cell table:number-columns-repeated="52"/>
          <table:table-cell table:style-name="Default" office:value-type="string">
            <text:p>O5</text:p>
          </table:table-cell>
          <table:table-cell table:number-columns-repeated="971"/>
        </table:table-row>
        <table:table-row table:style-name="ro3">
          <table:table-cell table:number-columns-repeated="52"/>
          <table:table-cell table:style-name="Default" office:value-type="string">
            <text:p>O6</text:p>
          </table:table-cell>
          <table:table-cell table:number-columns-repeated="971"/>
        </table:table-row>
        <table:table-row table:style-name="ro3">
          <table:table-cell table:number-columns-repeated="52"/>
          <table:table-cell table:style-name="Default" office:value-type="string">
            <text:p>O7</text:p>
          </table:table-cell>
          <table:table-cell table:number-columns-repeated="971"/>
        </table:table-row>
        <table:table-row table:style-name="ro3">
          <table:table-cell table:number-columns-repeated="52"/>
          <table:table-cell table:style-name="Default" office:value-type="string">
            <text:p>O8</text:p>
          </table:table-cell>
          <table:table-cell table:number-columns-repeated="971"/>
        </table:table-row>
        <table:table-row table:style-name="ro3">
          <table:table-cell table:number-columns-repeated="52"/>
          <table:table-cell table:style-name="Default" office:value-type="string">
            <text:p>O9</text:p>
          </table:table-cell>
          <table:table-cell table:number-columns-repeated="971"/>
        </table:table-row>
        <table:table-row table:style-name="ro3">
          <table:table-cell table:number-columns-repeated="52"/>
          <table:table-cell table:style-name="Default" office:value-type="string">
            <text:p>O10</text:p>
          </table:table-cell>
          <table:table-cell table:number-columns-repeated="971"/>
        </table:table-row>
        <table:table-row table:style-name="ro3">
          <table:table-cell table:number-columns-repeated="52"/>
          <table:table-cell table:style-name="Default" office:value-type="string">
            <text:p>O11</text:p>
          </table:table-cell>
          <table:table-cell table:number-columns-repeated="971"/>
        </table:table-row>
        <table:table-row table:style-name="ro3">
          <table:table-cell table:number-columns-repeated="52"/>
          <table:table-cell table:style-name="Default" office:value-type="string">
            <text:p>O12</text:p>
          </table:table-cell>
          <table:table-cell table:number-columns-repeated="971"/>
        </table:table-row>
        <table:table-row table:style-name="ro3">
          <table:table-cell table:number-columns-repeated="52"/>
          <table:table-cell table:style-name="Default" office:value-type="string">
            <text:p>O13</text:p>
          </table:table-cell>
          <table:table-cell table:number-columns-repeated="971"/>
        </table:table-row>
        <table:table-row table:style-name="ro3">
          <table:table-cell table:number-columns-repeated="52"/>
          <table:table-cell table:style-name="Default" office:value-type="string">
            <text:p>O14</text:p>
          </table:table-cell>
          <table:table-cell table:number-columns-repeated="971"/>
        </table:table-row>
        <table:table-row table:style-name="ro3">
          <table:table-cell table:number-columns-repeated="52"/>
          <table:table-cell table:style-name="Default" office:value-type="string">
            <text:p>O15</text:p>
          </table:table-cell>
          <table:table-cell table:number-columns-repeated="971"/>
        </table:table-row>
        <table:table-row table:style-name="ro3">
          <table:table-cell table:number-columns-repeated="52"/>
          <table:table-cell table:style-name="Default" office:value-type="string">
            <text:p>O16</text:p>
          </table:table-cell>
          <table:table-cell table:number-columns-repeated="971"/>
        </table:table-row>
        <table:table-row table:style-name="ro3">
          <table:table-cell table:number-columns-repeated="52"/>
          <table:table-cell table:style-name="Default" office:value-type="string">
            <text:p>O17</text:p>
          </table:table-cell>
          <table:table-cell table:number-columns-repeated="971"/>
        </table:table-row>
        <table:table-row table:style-name="ro3">
          <table:table-cell table:number-columns-repeated="52"/>
          <table:table-cell table:style-name="Default" office:value-type="string">
            <text:p>O18</text:p>
          </table:table-cell>
          <table:table-cell table:number-columns-repeated="971"/>
        </table:table-row>
        <table:table-row table:style-name="ro3">
          <table:table-cell table:number-columns-repeated="52"/>
          <table:table-cell table:style-name="Default" office:value-type="string">
            <text:p>O19</text:p>
          </table:table-cell>
          <table:table-cell table:number-columns-repeated="971"/>
        </table:table-row>
        <table:table-row table:style-name="ro3">
          <table:table-cell table:number-columns-repeated="52"/>
          <table:table-cell table:style-name="Default" office:value-type="string">
            <text:p>O20</text:p>
          </table:table-cell>
          <table:table-cell table:number-columns-repeated="971"/>
        </table:table-row>
        <table:table-row table:style-name="ro3">
          <table:table-cell table:number-columns-repeated="52"/>
          <table:table-cell table:style-name="Default" office:value-type="string">
            <text:p>O21</text:p>
          </table:table-cell>
          <table:table-cell table:number-columns-repeated="971"/>
        </table:table-row>
        <table:table-row table:style-name="ro3">
          <table:table-cell table:number-columns-repeated="52"/>
          <table:table-cell table:style-name="Default" office:value-type="string">
            <text:p>O22</text:p>
          </table:table-cell>
          <table:table-cell table:number-columns-repeated="971"/>
        </table:table-row>
        <table:table-row table:style-name="ro3">
          <table:table-cell table:number-columns-repeated="52"/>
          <table:table-cell table:style-name="Default" office:value-type="string">
            <text:p>O23</text:p>
          </table:table-cell>
          <table:table-cell table:number-columns-repeated="971"/>
        </table:table-row>
        <table:table-row table:style-name="ro3">
          <table:table-cell table:number-columns-repeated="52"/>
          <table:table-cell table:style-name="Default" office:value-type="string">
            <text:p>O24</text:p>
          </table:table-cell>
          <table:table-cell table:number-columns-repeated="971"/>
        </table:table-row>
        <table:table-row table:style-name="ro3">
          <table:table-cell table:number-columns-repeated="52"/>
          <table:table-cell table:style-name="Default" office:value-type="string">
            <text:p>O25</text:p>
          </table:table-cell>
          <table:table-cell table:number-columns-repeated="971"/>
        </table:table-row>
        <table:table-row table:style-name="ro3">
          <table:table-cell table:number-columns-repeated="52"/>
          <table:table-cell table:style-name="Default" office:value-type="string">
            <text:p>O26</text:p>
          </table:table-cell>
          <table:table-cell table:number-columns-repeated="971"/>
        </table:table-row>
        <table:table-row table:style-name="ro3">
          <table:table-cell table:number-columns-repeated="52"/>
          <table:table-cell table:style-name="Default" office:value-type="string">
            <text:p>O27</text:p>
          </table:table-cell>
          <table:table-cell table:number-columns-repeated="971"/>
        </table:table-row>
        <table:table-row table:style-name="ro3">
          <table:table-cell table:number-columns-repeated="52"/>
          <table:table-cell table:style-name="Default" office:value-type="string">
            <text:p>O28</text:p>
          </table:table-cell>
          <table:table-cell table:number-columns-repeated="971"/>
        </table:table-row>
        <table:table-row table:style-name="ro3">
          <table:table-cell table:number-columns-repeated="52"/>
          <table:table-cell table:style-name="Default" office:value-type="string">
            <text:p>O29</text:p>
          </table:table-cell>
          <table:table-cell table:number-columns-repeated="971"/>
        </table:table-row>
        <table:table-row table:style-name="ro3">
          <table:table-cell table:number-columns-repeated="52"/>
          <table:table-cell table:style-name="Default" office:value-type="string">
            <text:p>O30</text:p>
          </table:table-cell>
          <table:table-cell table:number-columns-repeated="971"/>
        </table:table-row>
        <table:table-row table:style-name="ro3">
          <table:table-cell table:number-columns-repeated="52"/>
          <table:table-cell table:style-name="Default" office:value-type="string">
            <text:p>P1</text:p>
          </table:table-cell>
          <table:table-cell table:number-columns-repeated="971"/>
        </table:table-row>
        <table:table-row table:style-name="ro3">
          <table:table-cell table:number-columns-repeated="52"/>
          <table:table-cell table:style-name="Default" office:value-type="string">
            <text:p>P2</text:p>
          </table:table-cell>
          <table:table-cell table:number-columns-repeated="971"/>
        </table:table-row>
        <table:table-row table:style-name="ro3">
          <table:table-cell table:number-columns-repeated="52"/>
          <table:table-cell table:style-name="Default" office:value-type="string">
            <text:p>P3</text:p>
          </table:table-cell>
          <table:table-cell table:number-columns-repeated="971"/>
        </table:table-row>
        <table:table-row table:style-name="ro3">
          <table:table-cell table:number-columns-repeated="52"/>
          <table:table-cell table:style-name="Default" office:value-type="string">
            <text:p>P4</text:p>
          </table:table-cell>
          <table:table-cell table:number-columns-repeated="971"/>
        </table:table-row>
        <table:table-row table:style-name="ro3">
          <table:table-cell table:number-columns-repeated="52"/>
          <table:table-cell table:style-name="Default" office:value-type="string">
            <text:p>P5</text:p>
          </table:table-cell>
          <table:table-cell table:number-columns-repeated="971"/>
        </table:table-row>
        <table:table-row table:style-name="ro3">
          <table:table-cell table:number-columns-repeated="52"/>
          <table:table-cell table:style-name="Default" office:value-type="string">
            <text:p>P6</text:p>
          </table:table-cell>
          <table:table-cell table:number-columns-repeated="971"/>
        </table:table-row>
        <table:table-row table:style-name="ro3">
          <table:table-cell table:number-columns-repeated="52"/>
          <table:table-cell table:style-name="Default" office:value-type="string">
            <text:p>P7</text:p>
          </table:table-cell>
          <table:table-cell table:number-columns-repeated="971"/>
        </table:table-row>
        <table:table-row table:style-name="ro3">
          <table:table-cell table:number-columns-repeated="52"/>
          <table:table-cell table:style-name="Default" office:value-type="string">
            <text:p>P8</text:p>
          </table:table-cell>
          <table:table-cell table:number-columns-repeated="971"/>
        </table:table-row>
        <table:table-row table:style-name="ro3">
          <table:table-cell table:number-columns-repeated="52"/>
          <table:table-cell table:style-name="Default" office:value-type="string">
            <text:p>P9</text:p>
          </table:table-cell>
          <table:table-cell table:number-columns-repeated="971"/>
        </table:table-row>
        <table:table-row table:style-name="ro3">
          <table:table-cell table:number-columns-repeated="52"/>
          <table:table-cell table:style-name="Default" office:value-type="string">
            <text:p>P10</text:p>
          </table:table-cell>
          <table:table-cell table:number-columns-repeated="971"/>
        </table:table-row>
        <table:table-row table:style-name="ro3">
          <table:table-cell table:number-columns-repeated="52"/>
          <table:table-cell table:style-name="Default" office:value-type="string">
            <text:p>P11</text:p>
          </table:table-cell>
          <table:table-cell table:number-columns-repeated="971"/>
        </table:table-row>
        <table:table-row table:style-name="ro3">
          <table:table-cell table:number-columns-repeated="52"/>
          <table:table-cell table:style-name="Default" office:value-type="string">
            <text:p>P12</text:p>
          </table:table-cell>
          <table:table-cell table:number-columns-repeated="971"/>
        </table:table-row>
        <table:table-row table:style-name="ro3">
          <table:table-cell table:number-columns-repeated="52"/>
          <table:table-cell table:style-name="Default" office:value-type="string">
            <text:p>P13</text:p>
          </table:table-cell>
          <table:table-cell table:number-columns-repeated="971"/>
        </table:table-row>
        <table:table-row table:style-name="ro3">
          <table:table-cell table:number-columns-repeated="52"/>
          <table:table-cell table:style-name="Default" office:value-type="string">
            <text:p>P14</text:p>
          </table:table-cell>
          <table:table-cell table:number-columns-repeated="971"/>
        </table:table-row>
        <table:table-row table:style-name="ro3">
          <table:table-cell table:number-columns-repeated="52"/>
          <table:table-cell table:style-name="Default" office:value-type="string">
            <text:p>P15</text:p>
          </table:table-cell>
          <table:table-cell table:number-columns-repeated="971"/>
        </table:table-row>
        <table:table-row table:style-name="ro3">
          <table:table-cell table:number-columns-repeated="52"/>
          <table:table-cell table:style-name="Default" office:value-type="string">
            <text:p>P16</text:p>
          </table:table-cell>
          <table:table-cell table:number-columns-repeated="971"/>
        </table:table-row>
        <table:table-row table:style-name="ro3">
          <table:table-cell table:number-columns-repeated="52"/>
          <table:table-cell table:style-name="Default" office:value-type="string">
            <text:p>P17</text:p>
          </table:table-cell>
          <table:table-cell table:number-columns-repeated="971"/>
        </table:table-row>
        <table:table-row table:style-name="ro3">
          <table:table-cell table:number-columns-repeated="52"/>
          <table:table-cell table:style-name="Default" office:value-type="string">
            <text:p>P18</text:p>
          </table:table-cell>
          <table:table-cell table:number-columns-repeated="971"/>
        </table:table-row>
        <table:table-row table:style-name="ro3">
          <table:table-cell table:number-columns-repeated="52"/>
          <table:table-cell table:style-name="Default" office:value-type="string">
            <text:p>P19</text:p>
          </table:table-cell>
          <table:table-cell table:number-columns-repeated="971"/>
        </table:table-row>
        <table:table-row table:style-name="ro3">
          <table:table-cell table:number-columns-repeated="52"/>
          <table:table-cell table:style-name="Default" office:value-type="string">
            <text:p>P20</text:p>
          </table:table-cell>
          <table:table-cell table:number-columns-repeated="971"/>
        </table:table-row>
        <table:table-row table:style-name="ro3">
          <table:table-cell table:number-columns-repeated="52"/>
          <table:table-cell table:style-name="Default" office:value-type="string">
            <text:p>P21</text:p>
          </table:table-cell>
          <table:table-cell table:number-columns-repeated="971"/>
        </table:table-row>
        <table:table-row table:style-name="ro3">
          <table:table-cell table:number-columns-repeated="52"/>
          <table:table-cell table:style-name="Default" office:value-type="string">
            <text:p>P22</text:p>
          </table:table-cell>
          <table:table-cell table:number-columns-repeated="971"/>
        </table:table-row>
        <table:table-row table:style-name="ro3">
          <table:table-cell table:number-columns-repeated="52"/>
          <table:table-cell table:style-name="Default" office:value-type="string">
            <text:p>P23</text:p>
          </table:table-cell>
          <table:table-cell table:number-columns-repeated="971"/>
        </table:table-row>
        <table:table-row table:style-name="ro3">
          <table:table-cell table:number-columns-repeated="52"/>
          <table:table-cell table:style-name="Default" office:value-type="string">
            <text:p>P24</text:p>
          </table:table-cell>
          <table:table-cell table:number-columns-repeated="971"/>
        </table:table-row>
        <table:table-row table:style-name="ro3">
          <table:table-cell table:number-columns-repeated="52"/>
          <table:table-cell table:style-name="Default" office:value-type="string">
            <text:p>P25</text:p>
          </table:table-cell>
          <table:table-cell table:number-columns-repeated="971"/>
        </table:table-row>
        <table:table-row table:style-name="ro3">
          <table:table-cell table:number-columns-repeated="52"/>
          <table:table-cell table:style-name="Default" office:value-type="string">
            <text:p>P26</text:p>
          </table:table-cell>
          <table:table-cell table:number-columns-repeated="971"/>
        </table:table-row>
        <table:table-row table:style-name="ro3">
          <table:table-cell table:number-columns-repeated="52"/>
          <table:table-cell table:style-name="Default" office:value-type="string">
            <text:p>P27</text:p>
          </table:table-cell>
          <table:table-cell table:number-columns-repeated="971"/>
        </table:table-row>
        <table:table-row table:style-name="ro3">
          <table:table-cell table:number-columns-repeated="52"/>
          <table:table-cell table:style-name="Default" office:value-type="string">
            <text:p>P28</text:p>
          </table:table-cell>
          <table:table-cell table:number-columns-repeated="971"/>
        </table:table-row>
        <table:table-row table:style-name="ro3">
          <table:table-cell table:number-columns-repeated="52"/>
          <table:table-cell table:style-name="Default" office:value-type="string">
            <text:p>P29</text:p>
          </table:table-cell>
          <table:table-cell table:number-columns-repeated="971"/>
        </table:table-row>
        <table:table-row table:style-name="ro3">
          <table:table-cell table:number-columns-repeated="52"/>
          <table:table-cell table:style-name="Default" office:value-type="string">
            <text:p>P30</text:p>
          </table:table-cell>
          <table:table-cell table:number-columns-repeated="971"/>
        </table:table-row>
        <table:table-row table:style-name="ro3">
          <table:table-cell table:number-columns-repeated="52"/>
          <table:table-cell table:style-name="Default" office:value-type="string">
            <text:p>Q1</text:p>
          </table:table-cell>
          <table:table-cell table:number-columns-repeated="971"/>
        </table:table-row>
        <table:table-row table:style-name="ro3">
          <table:table-cell table:number-columns-repeated="52"/>
          <table:table-cell table:style-name="Default" office:value-type="string">
            <text:p>Q2</text:p>
          </table:table-cell>
          <table:table-cell table:number-columns-repeated="971"/>
        </table:table-row>
        <table:table-row table:style-name="ro3">
          <table:table-cell table:number-columns-repeated="52"/>
          <table:table-cell table:style-name="Default" office:value-type="string">
            <text:p>Q3</text:p>
          </table:table-cell>
          <table:table-cell table:number-columns-repeated="971"/>
        </table:table-row>
        <table:table-row table:style-name="ro3">
          <table:table-cell table:number-columns-repeated="52"/>
          <table:table-cell table:style-name="Default" office:value-type="string">
            <text:p>Q4</text:p>
          </table:table-cell>
          <table:table-cell table:number-columns-repeated="971"/>
        </table:table-row>
        <table:table-row table:style-name="ro3">
          <table:table-cell table:number-columns-repeated="52"/>
          <table:table-cell table:style-name="Default" office:value-type="string">
            <text:p>Q5</text:p>
          </table:table-cell>
          <table:table-cell table:number-columns-repeated="971"/>
        </table:table-row>
        <table:table-row table:style-name="ro3">
          <table:table-cell table:number-columns-repeated="52"/>
          <table:table-cell table:style-name="Default" office:value-type="string">
            <text:p>Q6</text:p>
          </table:table-cell>
          <table:table-cell table:number-columns-repeated="971"/>
        </table:table-row>
        <table:table-row table:style-name="ro3">
          <table:table-cell table:number-columns-repeated="52"/>
          <table:table-cell table:style-name="Default" office:value-type="string">
            <text:p>Q7</text:p>
          </table:table-cell>
          <table:table-cell table:number-columns-repeated="971"/>
        </table:table-row>
        <table:table-row table:style-name="ro3">
          <table:table-cell table:number-columns-repeated="52"/>
          <table:table-cell table:style-name="Default" office:value-type="string">
            <text:p>Q8</text:p>
          </table:table-cell>
          <table:table-cell table:number-columns-repeated="971"/>
        </table:table-row>
        <table:table-row table:style-name="ro3">
          <table:table-cell table:number-columns-repeated="52"/>
          <table:table-cell table:style-name="Default" office:value-type="string">
            <text:p>Q9</text:p>
          </table:table-cell>
          <table:table-cell table:number-columns-repeated="971"/>
        </table:table-row>
        <table:table-row table:style-name="ro3">
          <table:table-cell table:number-columns-repeated="52"/>
          <table:table-cell table:style-name="Default" office:value-type="string">
            <text:p>Q10</text:p>
          </table:table-cell>
          <table:table-cell table:number-columns-repeated="971"/>
        </table:table-row>
        <table:table-row table:style-name="ro3">
          <table:table-cell table:number-columns-repeated="52"/>
          <table:table-cell table:style-name="Default" office:value-type="string">
            <text:p>Q11</text:p>
          </table:table-cell>
          <table:table-cell table:number-columns-repeated="971"/>
        </table:table-row>
        <table:table-row table:style-name="ro3">
          <table:table-cell table:number-columns-repeated="52"/>
          <table:table-cell table:style-name="Default" office:value-type="string">
            <text:p>Q12</text:p>
          </table:table-cell>
          <table:table-cell table:number-columns-repeated="971"/>
        </table:table-row>
        <table:table-row table:style-name="ro3">
          <table:table-cell table:number-columns-repeated="52"/>
          <table:table-cell table:style-name="Default" office:value-type="string">
            <text:p>Q13</text:p>
          </table:table-cell>
          <table:table-cell table:number-columns-repeated="971"/>
        </table:table-row>
        <table:table-row table:style-name="ro3">
          <table:table-cell table:number-columns-repeated="52"/>
          <table:table-cell table:style-name="Default" office:value-type="string">
            <text:p>Q14</text:p>
          </table:table-cell>
          <table:table-cell table:number-columns-repeated="971"/>
        </table:table-row>
        <table:table-row table:style-name="ro3">
          <table:table-cell table:number-columns-repeated="52"/>
          <table:table-cell table:style-name="Default" office:value-type="string">
            <text:p>Q15</text:p>
          </table:table-cell>
          <table:table-cell table:number-columns-repeated="971"/>
        </table:table-row>
        <table:table-row table:style-name="ro3">
          <table:table-cell table:number-columns-repeated="52"/>
          <table:table-cell table:style-name="Default" office:value-type="string">
            <text:p>Q16</text:p>
          </table:table-cell>
          <table:table-cell table:number-columns-repeated="971"/>
        </table:table-row>
        <table:table-row table:style-name="ro3">
          <table:table-cell table:number-columns-repeated="52"/>
          <table:table-cell table:style-name="Default" office:value-type="string">
            <text:p>Q17</text:p>
          </table:table-cell>
          <table:table-cell table:number-columns-repeated="971"/>
        </table:table-row>
        <table:table-row table:style-name="ro3">
          <table:table-cell table:number-columns-repeated="52"/>
          <table:table-cell table:style-name="Default" office:value-type="string">
            <text:p>Q18</text:p>
          </table:table-cell>
          <table:table-cell table:number-columns-repeated="971"/>
        </table:table-row>
        <table:table-row table:style-name="ro3">
          <table:table-cell table:number-columns-repeated="52"/>
          <table:table-cell table:style-name="Default" office:value-type="string">
            <text:p>Q19</text:p>
          </table:table-cell>
          <table:table-cell table:number-columns-repeated="971"/>
        </table:table-row>
        <table:table-row table:style-name="ro3">
          <table:table-cell table:number-columns-repeated="52"/>
          <table:table-cell table:style-name="Default" office:value-type="string">
            <text:p>Q20</text:p>
          </table:table-cell>
          <table:table-cell table:number-columns-repeated="971"/>
        </table:table-row>
        <table:table-row table:style-name="ro3">
          <table:table-cell table:number-columns-repeated="52"/>
          <table:table-cell table:style-name="Default" office:value-type="string">
            <text:p>Q21</text:p>
          </table:table-cell>
          <table:table-cell table:number-columns-repeated="971"/>
        </table:table-row>
        <table:table-row table:style-name="ro3">
          <table:table-cell table:number-columns-repeated="52"/>
          <table:table-cell table:style-name="Default" office:value-type="string">
            <text:p>Q22</text:p>
          </table:table-cell>
          <table:table-cell table:number-columns-repeated="971"/>
        </table:table-row>
        <table:table-row table:style-name="ro3">
          <table:table-cell table:number-columns-repeated="52"/>
          <table:table-cell table:style-name="Default" office:value-type="string">
            <text:p>Q23</text:p>
          </table:table-cell>
          <table:table-cell table:number-columns-repeated="971"/>
        </table:table-row>
        <table:table-row table:style-name="ro3">
          <table:table-cell table:number-columns-repeated="52"/>
          <table:table-cell table:style-name="Default" office:value-type="string">
            <text:p>Q24</text:p>
          </table:table-cell>
          <table:table-cell table:number-columns-repeated="971"/>
        </table:table-row>
        <table:table-row table:style-name="ro3">
          <table:table-cell table:number-columns-repeated="52"/>
          <table:table-cell table:style-name="Default" office:value-type="string">
            <text:p>Q25</text:p>
          </table:table-cell>
          <table:table-cell table:number-columns-repeated="971"/>
        </table:table-row>
        <table:table-row table:style-name="ro3">
          <table:table-cell table:number-columns-repeated="52"/>
          <table:table-cell table:style-name="Default" office:value-type="string">
            <text:p>Q26</text:p>
          </table:table-cell>
          <table:table-cell table:number-columns-repeated="971"/>
        </table:table-row>
        <table:table-row table:style-name="ro3">
          <table:table-cell table:number-columns-repeated="52"/>
          <table:table-cell table:style-name="Default" office:value-type="string">
            <text:p>Q27</text:p>
          </table:table-cell>
          <table:table-cell table:number-columns-repeated="971"/>
        </table:table-row>
        <table:table-row table:style-name="ro3">
          <table:table-cell table:number-columns-repeated="52"/>
          <table:table-cell table:style-name="Default" office:value-type="string">
            <text:p>Q28</text:p>
          </table:table-cell>
          <table:table-cell table:number-columns-repeated="971"/>
        </table:table-row>
        <table:table-row table:style-name="ro3">
          <table:table-cell table:number-columns-repeated="52"/>
          <table:table-cell table:style-name="Default" office:value-type="string">
            <text:p>Q29</text:p>
          </table:table-cell>
          <table:table-cell table:number-columns-repeated="971"/>
        </table:table-row>
        <table:table-row table:style-name="ro3">
          <table:table-cell table:number-columns-repeated="52"/>
          <table:table-cell table:style-name="Default" office:value-type="string">
            <text:p>Q30</text:p>
          </table:table-cell>
          <table:table-cell table:number-columns-repeated="971"/>
        </table:table-row>
        <table:table-row table:style-name="ro3">
          <table:table-cell table:number-columns-repeated="52"/>
          <table:table-cell table:style-name="Default" office:value-type="string">
            <text:p>R1</text:p>
          </table:table-cell>
          <table:table-cell table:number-columns-repeated="971"/>
        </table:table-row>
        <table:table-row table:style-name="ro3">
          <table:table-cell table:number-columns-repeated="52"/>
          <table:table-cell table:style-name="Default" office:value-type="string">
            <text:p>R2</text:p>
          </table:table-cell>
          <table:table-cell table:number-columns-repeated="971"/>
        </table:table-row>
        <table:table-row table:style-name="ro3">
          <table:table-cell table:number-columns-repeated="52"/>
          <table:table-cell table:style-name="Default" office:value-type="string">
            <text:p>R3</text:p>
          </table:table-cell>
          <table:table-cell table:number-columns-repeated="971"/>
        </table:table-row>
        <table:table-row table:style-name="ro3">
          <table:table-cell table:number-columns-repeated="52"/>
          <table:table-cell table:style-name="Default" office:value-type="string">
            <text:p>R4</text:p>
          </table:table-cell>
          <table:table-cell table:number-columns-repeated="971"/>
        </table:table-row>
        <table:table-row table:style-name="ro3">
          <table:table-cell table:number-columns-repeated="52"/>
          <table:table-cell table:style-name="Default" office:value-type="string">
            <text:p>R5</text:p>
          </table:table-cell>
          <table:table-cell table:number-columns-repeated="971"/>
        </table:table-row>
        <table:table-row table:style-name="ro3">
          <table:table-cell table:number-columns-repeated="52"/>
          <table:table-cell table:style-name="Default" office:value-type="string">
            <text:p>R6</text:p>
          </table:table-cell>
          <table:table-cell table:number-columns-repeated="971"/>
        </table:table-row>
        <table:table-row table:style-name="ro3">
          <table:table-cell table:number-columns-repeated="52"/>
          <table:table-cell table:style-name="Default" office:value-type="string">
            <text:p>R7</text:p>
          </table:table-cell>
          <table:table-cell table:number-columns-repeated="971"/>
        </table:table-row>
        <table:table-row table:style-name="ro3">
          <table:table-cell table:number-columns-repeated="52"/>
          <table:table-cell table:style-name="Default" office:value-type="string">
            <text:p>R8</text:p>
          </table:table-cell>
          <table:table-cell table:number-columns-repeated="971"/>
        </table:table-row>
        <table:table-row table:style-name="ro3">
          <table:table-cell table:number-columns-repeated="52"/>
          <table:table-cell table:style-name="Default" office:value-type="string">
            <text:p>R9</text:p>
          </table:table-cell>
          <table:table-cell table:number-columns-repeated="971"/>
        </table:table-row>
        <table:table-row table:style-name="ro3">
          <table:table-cell table:number-columns-repeated="52"/>
          <table:table-cell table:style-name="Default" office:value-type="string">
            <text:p>R10</text:p>
          </table:table-cell>
          <table:table-cell table:number-columns-repeated="971"/>
        </table:table-row>
        <table:table-row table:style-name="ro3">
          <table:table-cell table:number-columns-repeated="52"/>
          <table:table-cell table:style-name="Default" office:value-type="string">
            <text:p>R11</text:p>
          </table:table-cell>
          <table:table-cell table:number-columns-repeated="971"/>
        </table:table-row>
        <table:table-row table:style-name="ro3">
          <table:table-cell table:number-columns-repeated="52"/>
          <table:table-cell table:style-name="Default" office:value-type="string">
            <text:p>R12</text:p>
          </table:table-cell>
          <table:table-cell table:number-columns-repeated="971"/>
        </table:table-row>
        <table:table-row table:style-name="ro3">
          <table:table-cell table:number-columns-repeated="52"/>
          <table:table-cell table:style-name="Default" office:value-type="string">
            <text:p>R13</text:p>
          </table:table-cell>
          <table:table-cell table:number-columns-repeated="971"/>
        </table:table-row>
        <table:table-row table:style-name="ro3">
          <table:table-cell table:number-columns-repeated="52"/>
          <table:table-cell table:style-name="Default" office:value-type="string">
            <text:p>R14</text:p>
          </table:table-cell>
          <table:table-cell table:number-columns-repeated="971"/>
        </table:table-row>
        <table:table-row table:style-name="ro3">
          <table:table-cell table:number-columns-repeated="52"/>
          <table:table-cell table:style-name="Default" office:value-type="string">
            <text:p>R15</text:p>
          </table:table-cell>
          <table:table-cell table:number-columns-repeated="971"/>
        </table:table-row>
        <table:table-row table:style-name="ro3">
          <table:table-cell table:number-columns-repeated="52"/>
          <table:table-cell table:style-name="Default" office:value-type="string">
            <text:p>R16</text:p>
          </table:table-cell>
          <table:table-cell table:number-columns-repeated="971"/>
        </table:table-row>
        <table:table-row table:style-name="ro3">
          <table:table-cell table:number-columns-repeated="52"/>
          <table:table-cell table:style-name="Default" office:value-type="string">
            <text:p>R17</text:p>
          </table:table-cell>
          <table:table-cell table:number-columns-repeated="971"/>
        </table:table-row>
        <table:table-row table:style-name="ro3">
          <table:table-cell table:number-columns-repeated="52"/>
          <table:table-cell table:style-name="Default" office:value-type="string">
            <text:p>R18</text:p>
          </table:table-cell>
          <table:table-cell table:number-columns-repeated="971"/>
        </table:table-row>
        <table:table-row table:style-name="ro3">
          <table:table-cell table:number-columns-repeated="52"/>
          <table:table-cell table:style-name="Default" office:value-type="string">
            <text:p>R19</text:p>
          </table:table-cell>
          <table:table-cell table:number-columns-repeated="971"/>
        </table:table-row>
        <table:table-row table:style-name="ro3">
          <table:table-cell table:number-columns-repeated="52"/>
          <table:table-cell table:style-name="Default" office:value-type="string">
            <text:p>R20</text:p>
          </table:table-cell>
          <table:table-cell table:number-columns-repeated="971"/>
        </table:table-row>
        <table:table-row table:style-name="ro3">
          <table:table-cell table:number-columns-repeated="52"/>
          <table:table-cell table:style-name="Default" office:value-type="string">
            <text:p>R21</text:p>
          </table:table-cell>
          <table:table-cell table:number-columns-repeated="971"/>
        </table:table-row>
        <table:table-row table:style-name="ro3">
          <table:table-cell table:number-columns-repeated="52"/>
          <table:table-cell table:style-name="Default" office:value-type="string">
            <text:p>R22</text:p>
          </table:table-cell>
          <table:table-cell table:number-columns-repeated="971"/>
        </table:table-row>
        <table:table-row table:style-name="ro3">
          <table:table-cell table:number-columns-repeated="52"/>
          <table:table-cell table:style-name="Default" office:value-type="string">
            <text:p>R23</text:p>
          </table:table-cell>
          <table:table-cell table:number-columns-repeated="971"/>
        </table:table-row>
        <table:table-row table:style-name="ro3">
          <table:table-cell table:number-columns-repeated="52"/>
          <table:table-cell table:style-name="Default" office:value-type="string">
            <text:p>R24</text:p>
          </table:table-cell>
          <table:table-cell table:number-columns-repeated="971"/>
        </table:table-row>
        <table:table-row table:style-name="ro3">
          <table:table-cell table:number-columns-repeated="52"/>
          <table:table-cell table:style-name="Default" office:value-type="string">
            <text:p>R25</text:p>
          </table:table-cell>
          <table:table-cell table:number-columns-repeated="971"/>
        </table:table-row>
        <table:table-row table:style-name="ro3">
          <table:table-cell table:number-columns-repeated="52"/>
          <table:table-cell table:style-name="Default" office:value-type="string">
            <text:p>R26</text:p>
          </table:table-cell>
          <table:table-cell table:number-columns-repeated="971"/>
        </table:table-row>
        <table:table-row table:style-name="ro3">
          <table:table-cell table:number-columns-repeated="52"/>
          <table:table-cell table:style-name="Default" office:value-type="string">
            <text:p>R27</text:p>
          </table:table-cell>
          <table:table-cell table:number-columns-repeated="971"/>
        </table:table-row>
        <table:table-row table:style-name="ro3">
          <table:table-cell table:number-columns-repeated="52"/>
          <table:table-cell table:style-name="Default" office:value-type="string">
            <text:p>R28</text:p>
          </table:table-cell>
          <table:table-cell table:number-columns-repeated="971"/>
        </table:table-row>
        <table:table-row table:style-name="ro3">
          <table:table-cell table:number-columns-repeated="52"/>
          <table:table-cell table:style-name="Default" office:value-type="string">
            <text:p>R29</text:p>
          </table:table-cell>
          <table:table-cell table:number-columns-repeated="971"/>
        </table:table-row>
        <table:table-row table:style-name="ro3">
          <table:table-cell table:number-columns-repeated="52"/>
          <table:table-cell table:style-name="Default" office:value-type="string">
            <text:p>R30</text:p>
          </table:table-cell>
          <table:table-cell table:number-columns-repeated="971"/>
        </table:table-row>
        <table:table-row table:style-name="ro3">
          <table:table-cell table:number-columns-repeated="52"/>
          <table:table-cell table:style-name="Default" office:value-type="string">
            <text:p>S1</text:p>
          </table:table-cell>
          <table:table-cell table:number-columns-repeated="971"/>
        </table:table-row>
        <table:table-row table:style-name="ro3">
          <table:table-cell table:number-columns-repeated="52"/>
          <table:table-cell table:style-name="Default" office:value-type="string">
            <text:p>S2</text:p>
          </table:table-cell>
          <table:table-cell table:number-columns-repeated="971"/>
        </table:table-row>
        <table:table-row table:style-name="ro3">
          <table:table-cell table:number-columns-repeated="52"/>
          <table:table-cell table:style-name="Default" office:value-type="string">
            <text:p>S3</text:p>
          </table:table-cell>
          <table:table-cell table:number-columns-repeated="971"/>
        </table:table-row>
        <table:table-row table:style-name="ro3">
          <table:table-cell table:number-columns-repeated="52"/>
          <table:table-cell table:style-name="Default" office:value-type="string">
            <text:p>S4</text:p>
          </table:table-cell>
          <table:table-cell table:number-columns-repeated="971"/>
        </table:table-row>
        <table:table-row table:style-name="ro3">
          <table:table-cell table:number-columns-repeated="52"/>
          <table:table-cell table:style-name="Default" office:value-type="string">
            <text:p>S5</text:p>
          </table:table-cell>
          <table:table-cell table:number-columns-repeated="971"/>
        </table:table-row>
        <table:table-row table:style-name="ro3">
          <table:table-cell table:number-columns-repeated="52"/>
          <table:table-cell table:style-name="Default" office:value-type="string">
            <text:p>S6</text:p>
          </table:table-cell>
          <table:table-cell table:number-columns-repeated="971"/>
        </table:table-row>
        <table:table-row table:style-name="ro3">
          <table:table-cell table:number-columns-repeated="52"/>
          <table:table-cell table:style-name="Default" office:value-type="string">
            <text:p>S7</text:p>
          </table:table-cell>
          <table:table-cell table:number-columns-repeated="971"/>
        </table:table-row>
        <table:table-row table:style-name="ro3">
          <table:table-cell table:number-columns-repeated="52"/>
          <table:table-cell table:style-name="Default" office:value-type="string">
            <text:p>S8</text:p>
          </table:table-cell>
          <table:table-cell table:number-columns-repeated="971"/>
        </table:table-row>
        <table:table-row table:style-name="ro3">
          <table:table-cell table:number-columns-repeated="52"/>
          <table:table-cell table:style-name="Default" office:value-type="string">
            <text:p>S9</text:p>
          </table:table-cell>
          <table:table-cell table:number-columns-repeated="971"/>
        </table:table-row>
        <table:table-row table:style-name="ro3">
          <table:table-cell table:number-columns-repeated="52"/>
          <table:table-cell table:style-name="Default" office:value-type="string">
            <text:p>S10</text:p>
          </table:table-cell>
          <table:table-cell table:number-columns-repeated="971"/>
        </table:table-row>
        <table:table-row table:style-name="ro3">
          <table:table-cell table:number-columns-repeated="52"/>
          <table:table-cell table:style-name="Default" office:value-type="string">
            <text:p>S11</text:p>
          </table:table-cell>
          <table:table-cell table:number-columns-repeated="971"/>
        </table:table-row>
        <table:table-row table:style-name="ro3">
          <table:table-cell table:number-columns-repeated="52"/>
          <table:table-cell table:style-name="Default" office:value-type="string">
            <text:p>S12</text:p>
          </table:table-cell>
          <table:table-cell table:number-columns-repeated="971"/>
        </table:table-row>
        <table:table-row table:style-name="ro3">
          <table:table-cell table:number-columns-repeated="52"/>
          <table:table-cell table:style-name="Default" office:value-type="string">
            <text:p>S13</text:p>
          </table:table-cell>
          <table:table-cell table:number-columns-repeated="971"/>
        </table:table-row>
        <table:table-row table:style-name="ro3">
          <table:table-cell table:number-columns-repeated="52"/>
          <table:table-cell table:style-name="Default" office:value-type="string">
            <text:p>S14</text:p>
          </table:table-cell>
          <table:table-cell table:number-columns-repeated="971"/>
        </table:table-row>
        <table:table-row table:style-name="ro3">
          <table:table-cell table:number-columns-repeated="52"/>
          <table:table-cell table:style-name="Default" office:value-type="string">
            <text:p>S15</text:p>
          </table:table-cell>
          <table:table-cell table:number-columns-repeated="971"/>
        </table:table-row>
        <table:table-row table:style-name="ro3">
          <table:table-cell table:number-columns-repeated="52"/>
          <table:table-cell table:style-name="Default" office:value-type="string">
            <text:p>S16</text:p>
          </table:table-cell>
          <table:table-cell table:number-columns-repeated="971"/>
        </table:table-row>
        <table:table-row table:style-name="ro3">
          <table:table-cell table:number-columns-repeated="52"/>
          <table:table-cell table:style-name="Default" office:value-type="string">
            <text:p>S17</text:p>
          </table:table-cell>
          <table:table-cell table:number-columns-repeated="971"/>
        </table:table-row>
        <table:table-row table:style-name="ro3">
          <table:table-cell table:number-columns-repeated="52"/>
          <table:table-cell table:style-name="Default" office:value-type="string">
            <text:p>S18</text:p>
          </table:table-cell>
          <table:table-cell table:number-columns-repeated="971"/>
        </table:table-row>
        <table:table-row table:style-name="ro3">
          <table:table-cell table:number-columns-repeated="52"/>
          <table:table-cell table:style-name="Default" office:value-type="string">
            <text:p>S19</text:p>
          </table:table-cell>
          <table:table-cell table:number-columns-repeated="971"/>
        </table:table-row>
        <table:table-row table:style-name="ro3">
          <table:table-cell table:number-columns-repeated="52"/>
          <table:table-cell table:style-name="Default" office:value-type="string">
            <text:p>S20</text:p>
          </table:table-cell>
          <table:table-cell table:number-columns-repeated="971"/>
        </table:table-row>
        <table:table-row table:style-name="ro3">
          <table:table-cell table:number-columns-repeated="52"/>
          <table:table-cell table:style-name="Default" office:value-type="string">
            <text:p>S21</text:p>
          </table:table-cell>
          <table:table-cell table:number-columns-repeated="971"/>
        </table:table-row>
        <table:table-row table:style-name="ro3">
          <table:table-cell table:number-columns-repeated="52"/>
          <table:table-cell table:style-name="Default" office:value-type="string">
            <text:p>S22</text:p>
          </table:table-cell>
          <table:table-cell table:number-columns-repeated="971"/>
        </table:table-row>
        <table:table-row table:style-name="ro3">
          <table:table-cell table:number-columns-repeated="52"/>
          <table:table-cell table:style-name="Default" office:value-type="string">
            <text:p>S23</text:p>
          </table:table-cell>
          <table:table-cell table:number-columns-repeated="971"/>
        </table:table-row>
        <table:table-row table:style-name="ro3">
          <table:table-cell table:number-columns-repeated="52"/>
          <table:table-cell table:style-name="Default" office:value-type="string">
            <text:p>S24</text:p>
          </table:table-cell>
          <table:table-cell table:number-columns-repeated="971"/>
        </table:table-row>
        <table:table-row table:style-name="ro3">
          <table:table-cell table:number-columns-repeated="52"/>
          <table:table-cell table:style-name="Default" office:value-type="string">
            <text:p>S25</text:p>
          </table:table-cell>
          <table:table-cell table:number-columns-repeated="971"/>
        </table:table-row>
        <table:table-row table:style-name="ro3">
          <table:table-cell table:number-columns-repeated="52"/>
          <table:table-cell table:style-name="Default" office:value-type="string">
            <text:p>S26</text:p>
          </table:table-cell>
          <table:table-cell table:number-columns-repeated="971"/>
        </table:table-row>
        <table:table-row table:style-name="ro3">
          <table:table-cell table:number-columns-repeated="52"/>
          <table:table-cell table:style-name="Default" office:value-type="string">
            <text:p>S27</text:p>
          </table:table-cell>
          <table:table-cell table:number-columns-repeated="971"/>
        </table:table-row>
        <table:table-row table:style-name="ro3">
          <table:table-cell table:number-columns-repeated="52"/>
          <table:table-cell table:style-name="Default" office:value-type="string">
            <text:p>S28</text:p>
          </table:table-cell>
          <table:table-cell table:number-columns-repeated="971"/>
        </table:table-row>
        <table:table-row table:style-name="ro3">
          <table:table-cell table:number-columns-repeated="52"/>
          <table:table-cell table:style-name="Default" office:value-type="string">
            <text:p>S29</text:p>
          </table:table-cell>
          <table:table-cell table:number-columns-repeated="971"/>
        </table:table-row>
        <table:table-row table:style-name="ro3">
          <table:table-cell table:number-columns-repeated="52"/>
          <table:table-cell table:style-name="Default" office:value-type="string">
            <text:p>S30</text:p>
          </table:table-cell>
          <table:table-cell table:number-columns-repeated="971"/>
        </table:table-row>
        <table:table-row table:style-name="ro3">
          <table:table-cell table:number-columns-repeated="52"/>
          <table:table-cell table:style-name="Default" office:value-type="string">
            <text:p>T1</text:p>
          </table:table-cell>
          <table:table-cell table:number-columns-repeated="971"/>
        </table:table-row>
        <table:table-row table:style-name="ro3">
          <table:table-cell table:number-columns-repeated="52"/>
          <table:table-cell table:style-name="Default" office:value-type="string">
            <text:p>T2</text:p>
          </table:table-cell>
          <table:table-cell table:number-columns-repeated="971"/>
        </table:table-row>
        <table:table-row table:style-name="ro3">
          <table:table-cell table:number-columns-repeated="52"/>
          <table:table-cell table:style-name="Default" office:value-type="string">
            <text:p>T3</text:p>
          </table:table-cell>
          <table:table-cell table:number-columns-repeated="971"/>
        </table:table-row>
        <table:table-row table:style-name="ro3">
          <table:table-cell table:number-columns-repeated="52"/>
          <table:table-cell table:style-name="Default" office:value-type="string">
            <text:p>T4</text:p>
          </table:table-cell>
          <table:table-cell table:number-columns-repeated="971"/>
        </table:table-row>
        <table:table-row table:style-name="ro3">
          <table:table-cell table:number-columns-repeated="52"/>
          <table:table-cell table:style-name="Default" office:value-type="string">
            <text:p>T5</text:p>
          </table:table-cell>
          <table:table-cell table:number-columns-repeated="971"/>
        </table:table-row>
        <table:table-row table:style-name="ro3">
          <table:table-cell table:number-columns-repeated="52"/>
          <table:table-cell table:style-name="Default" office:value-type="string">
            <text:p>T6</text:p>
          </table:table-cell>
          <table:table-cell table:number-columns-repeated="971"/>
        </table:table-row>
        <table:table-row table:style-name="ro3">
          <table:table-cell table:number-columns-repeated="52"/>
          <table:table-cell table:style-name="Default" office:value-type="string">
            <text:p>T7</text:p>
          </table:table-cell>
          <table:table-cell table:number-columns-repeated="971"/>
        </table:table-row>
        <table:table-row table:style-name="ro3">
          <table:table-cell table:number-columns-repeated="52"/>
          <table:table-cell table:style-name="Default" office:value-type="string">
            <text:p>T8</text:p>
          </table:table-cell>
          <table:table-cell table:number-columns-repeated="971"/>
        </table:table-row>
        <table:table-row table:style-name="ro3">
          <table:table-cell table:number-columns-repeated="52"/>
          <table:table-cell table:style-name="Default" office:value-type="string">
            <text:p>T9</text:p>
          </table:table-cell>
          <table:table-cell table:number-columns-repeated="971"/>
        </table:table-row>
        <table:table-row table:style-name="ro3">
          <table:table-cell table:number-columns-repeated="52"/>
          <table:table-cell table:style-name="Default" office:value-type="string">
            <text:p>T10</text:p>
          </table:table-cell>
          <table:table-cell table:number-columns-repeated="971"/>
        </table:table-row>
        <table:table-row table:style-name="ro3">
          <table:table-cell table:number-columns-repeated="52"/>
          <table:table-cell table:style-name="Default" office:value-type="string">
            <text:p>T11</text:p>
          </table:table-cell>
          <table:table-cell table:number-columns-repeated="971"/>
        </table:table-row>
        <table:table-row table:style-name="ro3">
          <table:table-cell table:number-columns-repeated="52"/>
          <table:table-cell table:style-name="Default" office:value-type="string">
            <text:p>T12</text:p>
          </table:table-cell>
          <table:table-cell table:number-columns-repeated="971"/>
        </table:table-row>
        <table:table-row table:style-name="ro3">
          <table:table-cell table:number-columns-repeated="52"/>
          <table:table-cell table:style-name="Default" office:value-type="string">
            <text:p>T13</text:p>
          </table:table-cell>
          <table:table-cell table:number-columns-repeated="971"/>
        </table:table-row>
        <table:table-row table:style-name="ro3">
          <table:table-cell table:number-columns-repeated="52"/>
          <table:table-cell table:style-name="Default" office:value-type="string">
            <text:p>T14</text:p>
          </table:table-cell>
          <table:table-cell table:number-columns-repeated="971"/>
        </table:table-row>
        <table:table-row table:style-name="ro3">
          <table:table-cell table:number-columns-repeated="52"/>
          <table:table-cell table:style-name="Default" office:value-type="string">
            <text:p>T15</text:p>
          </table:table-cell>
          <table:table-cell table:number-columns-repeated="971"/>
        </table:table-row>
        <table:table-row table:style-name="ro3">
          <table:table-cell table:number-columns-repeated="52"/>
          <table:table-cell table:style-name="Default" office:value-type="string">
            <text:p>T16</text:p>
          </table:table-cell>
          <table:table-cell table:number-columns-repeated="971"/>
        </table:table-row>
        <table:table-row table:style-name="ro3">
          <table:table-cell table:number-columns-repeated="52"/>
          <table:table-cell table:style-name="Default" office:value-type="string">
            <text:p>T17</text:p>
          </table:table-cell>
          <table:table-cell table:number-columns-repeated="971"/>
        </table:table-row>
        <table:table-row table:style-name="ro3">
          <table:table-cell table:number-columns-repeated="52"/>
          <table:table-cell table:style-name="Default" office:value-type="string">
            <text:p>T18</text:p>
          </table:table-cell>
          <table:table-cell table:number-columns-repeated="971"/>
        </table:table-row>
        <table:table-row table:style-name="ro3">
          <table:table-cell table:number-columns-repeated="52"/>
          <table:table-cell table:style-name="Default" office:value-type="string">
            <text:p>T19</text:p>
          </table:table-cell>
          <table:table-cell table:number-columns-repeated="971"/>
        </table:table-row>
        <table:table-row table:style-name="ro3">
          <table:table-cell table:number-columns-repeated="52"/>
          <table:table-cell table:style-name="Default" office:value-type="string">
            <text:p>T20</text:p>
          </table:table-cell>
          <table:table-cell table:number-columns-repeated="971"/>
        </table:table-row>
        <table:table-row table:style-name="ro3">
          <table:table-cell table:number-columns-repeated="52"/>
          <table:table-cell table:style-name="Default" office:value-type="string">
            <text:p>T21</text:p>
          </table:table-cell>
          <table:table-cell table:number-columns-repeated="971"/>
        </table:table-row>
        <table:table-row table:style-name="ro3">
          <table:table-cell table:number-columns-repeated="52"/>
          <table:table-cell table:style-name="Default" office:value-type="string">
            <text:p>T22</text:p>
          </table:table-cell>
          <table:table-cell table:number-columns-repeated="971"/>
        </table:table-row>
        <table:table-row table:style-name="ro3">
          <table:table-cell table:number-columns-repeated="52"/>
          <table:table-cell table:style-name="Default" office:value-type="string">
            <text:p>T23</text:p>
          </table:table-cell>
          <table:table-cell table:number-columns-repeated="971"/>
        </table:table-row>
        <table:table-row table:style-name="ro3">
          <table:table-cell table:number-columns-repeated="52"/>
          <table:table-cell table:style-name="Default" office:value-type="string">
            <text:p>T24</text:p>
          </table:table-cell>
          <table:table-cell table:number-columns-repeated="971"/>
        </table:table-row>
        <table:table-row table:style-name="ro3">
          <table:table-cell table:number-columns-repeated="52"/>
          <table:table-cell table:style-name="Default" office:value-type="string">
            <text:p>T25</text:p>
          </table:table-cell>
          <table:table-cell table:number-columns-repeated="971"/>
        </table:table-row>
        <table:table-row table:style-name="ro3">
          <table:table-cell table:number-columns-repeated="52"/>
          <table:table-cell table:style-name="Default" office:value-type="string">
            <text:p>T26</text:p>
          </table:table-cell>
          <table:table-cell table:number-columns-repeated="971"/>
        </table:table-row>
        <table:table-row table:style-name="ro3">
          <table:table-cell table:number-columns-repeated="52"/>
          <table:table-cell table:style-name="Default" office:value-type="string">
            <text:p>T27</text:p>
          </table:table-cell>
          <table:table-cell table:number-columns-repeated="971"/>
        </table:table-row>
        <table:table-row table:style-name="ro3">
          <table:table-cell table:number-columns-repeated="52"/>
          <table:table-cell table:style-name="Default" office:value-type="string">
            <text:p>T28</text:p>
          </table:table-cell>
          <table:table-cell table:number-columns-repeated="971"/>
        </table:table-row>
        <table:table-row table:style-name="ro3">
          <table:table-cell table:number-columns-repeated="52"/>
          <table:table-cell table:style-name="Default" office:value-type="string">
            <text:p>T29</text:p>
          </table:table-cell>
          <table:table-cell table:number-columns-repeated="971"/>
        </table:table-row>
        <table:table-row table:style-name="ro3">
          <table:table-cell table:number-columns-repeated="52"/>
          <table:table-cell table:style-name="Default" office:value-type="string">
            <text:p>T30</text:p>
          </table:table-cell>
          <table:table-cell table:number-columns-repeated="971"/>
        </table:table-row>
        <table:table-row table:style-name="ro3">
          <table:table-cell table:number-columns-repeated="52"/>
          <table:table-cell table:style-name="Default" office:value-type="string">
            <text:p>U1</text:p>
          </table:table-cell>
          <table:table-cell table:number-columns-repeated="971"/>
        </table:table-row>
        <table:table-row table:style-name="ro3">
          <table:table-cell table:number-columns-repeated="52"/>
          <table:table-cell table:style-name="Default" office:value-type="string">
            <text:p>U2</text:p>
          </table:table-cell>
          <table:table-cell table:number-columns-repeated="971"/>
        </table:table-row>
        <table:table-row table:style-name="ro3">
          <table:table-cell table:number-columns-repeated="52"/>
          <table:table-cell table:style-name="Default" office:value-type="string">
            <text:p>U3</text:p>
          </table:table-cell>
          <table:table-cell table:number-columns-repeated="971"/>
        </table:table-row>
        <table:table-row table:style-name="ro3">
          <table:table-cell table:number-columns-repeated="52"/>
          <table:table-cell table:style-name="Default" office:value-type="string">
            <text:p>U4</text:p>
          </table:table-cell>
          <table:table-cell table:number-columns-repeated="971"/>
        </table:table-row>
        <table:table-row table:style-name="ro3">
          <table:table-cell table:number-columns-repeated="52"/>
          <table:table-cell table:style-name="Default" office:value-type="string">
            <text:p>U5</text:p>
          </table:table-cell>
          <table:table-cell table:number-columns-repeated="971"/>
        </table:table-row>
        <table:table-row table:style-name="ro3">
          <table:table-cell table:number-columns-repeated="52"/>
          <table:table-cell table:style-name="Default" office:value-type="string">
            <text:p>U6</text:p>
          </table:table-cell>
          <table:table-cell table:number-columns-repeated="971"/>
        </table:table-row>
        <table:table-row table:style-name="ro3">
          <table:table-cell table:number-columns-repeated="52"/>
          <table:table-cell table:style-name="Default" office:value-type="string">
            <text:p>U7</text:p>
          </table:table-cell>
          <table:table-cell table:number-columns-repeated="971"/>
        </table:table-row>
        <table:table-row table:style-name="ro3">
          <table:table-cell table:number-columns-repeated="52"/>
          <table:table-cell table:style-name="Default" office:value-type="string">
            <text:p>U8</text:p>
          </table:table-cell>
          <table:table-cell table:number-columns-repeated="971"/>
        </table:table-row>
        <table:table-row table:style-name="ro3">
          <table:table-cell table:number-columns-repeated="52"/>
          <table:table-cell table:style-name="Default" office:value-type="string">
            <text:p>U9</text:p>
          </table:table-cell>
          <table:table-cell table:number-columns-repeated="971"/>
        </table:table-row>
        <table:table-row table:style-name="ro3">
          <table:table-cell table:number-columns-repeated="52"/>
          <table:table-cell table:style-name="Default" office:value-type="string">
            <text:p>U10</text:p>
          </table:table-cell>
          <table:table-cell table:number-columns-repeated="971"/>
        </table:table-row>
        <table:table-row table:style-name="ro3">
          <table:table-cell table:number-columns-repeated="52"/>
          <table:table-cell table:style-name="Default" office:value-type="string">
            <text:p>U11</text:p>
          </table:table-cell>
          <table:table-cell table:number-columns-repeated="971"/>
        </table:table-row>
        <table:table-row table:style-name="ro3">
          <table:table-cell table:number-columns-repeated="52"/>
          <table:table-cell table:style-name="Default" office:value-type="string">
            <text:p>U12</text:p>
          </table:table-cell>
          <table:table-cell table:number-columns-repeated="971"/>
        </table:table-row>
        <table:table-row table:style-name="ro3">
          <table:table-cell table:number-columns-repeated="52"/>
          <table:table-cell table:style-name="Default" office:value-type="string">
            <text:p>U13</text:p>
          </table:table-cell>
          <table:table-cell table:number-columns-repeated="971"/>
        </table:table-row>
        <table:table-row table:style-name="ro3">
          <table:table-cell table:number-columns-repeated="52"/>
          <table:table-cell table:style-name="Default" office:value-type="string">
            <text:p>U14</text:p>
          </table:table-cell>
          <table:table-cell table:number-columns-repeated="971"/>
        </table:table-row>
        <table:table-row table:style-name="ro3">
          <table:table-cell table:number-columns-repeated="52"/>
          <table:table-cell table:style-name="Default" office:value-type="string">
            <text:p>U15</text:p>
          </table:table-cell>
          <table:table-cell table:number-columns-repeated="971"/>
        </table:table-row>
        <table:table-row table:style-name="ro3">
          <table:table-cell table:number-columns-repeated="52"/>
          <table:table-cell table:style-name="Default" office:value-type="string">
            <text:p>U16</text:p>
          </table:table-cell>
          <table:table-cell table:number-columns-repeated="971"/>
        </table:table-row>
        <table:table-row table:style-name="ro3">
          <table:table-cell table:number-columns-repeated="52"/>
          <table:table-cell table:style-name="Default" office:value-type="string">
            <text:p>U17</text:p>
          </table:table-cell>
          <table:table-cell table:number-columns-repeated="971"/>
        </table:table-row>
        <table:table-row table:style-name="ro3">
          <table:table-cell table:number-columns-repeated="52"/>
          <table:table-cell table:style-name="Default" office:value-type="string">
            <text:p>U18</text:p>
          </table:table-cell>
          <table:table-cell table:number-columns-repeated="971"/>
        </table:table-row>
        <table:table-row table:style-name="ro3">
          <table:table-cell table:number-columns-repeated="52"/>
          <table:table-cell table:style-name="Default" office:value-type="string">
            <text:p>U19</text:p>
          </table:table-cell>
          <table:table-cell table:number-columns-repeated="971"/>
        </table:table-row>
        <table:table-row table:style-name="ro3">
          <table:table-cell table:number-columns-repeated="52"/>
          <table:table-cell table:style-name="Default" office:value-type="string">
            <text:p>U20</text:p>
          </table:table-cell>
          <table:table-cell table:number-columns-repeated="971"/>
        </table:table-row>
        <table:table-row table:style-name="ro3">
          <table:table-cell table:number-columns-repeated="52"/>
          <table:table-cell table:style-name="Default" office:value-type="string">
            <text:p>U21</text:p>
          </table:table-cell>
          <table:table-cell table:number-columns-repeated="971"/>
        </table:table-row>
        <table:table-row table:style-name="ro3">
          <table:table-cell table:number-columns-repeated="52"/>
          <table:table-cell table:style-name="Default" office:value-type="string">
            <text:p>U22</text:p>
          </table:table-cell>
          <table:table-cell table:number-columns-repeated="971"/>
        </table:table-row>
        <table:table-row table:style-name="ro3">
          <table:table-cell table:number-columns-repeated="52"/>
          <table:table-cell table:style-name="Default" office:value-type="string">
            <text:p>U23</text:p>
          </table:table-cell>
          <table:table-cell table:number-columns-repeated="971"/>
        </table:table-row>
        <table:table-row table:style-name="ro3">
          <table:table-cell table:number-columns-repeated="52"/>
          <table:table-cell table:style-name="Default" office:value-type="string">
            <text:p>U24</text:p>
          </table:table-cell>
          <table:table-cell table:number-columns-repeated="971"/>
        </table:table-row>
        <table:table-row table:style-name="ro3">
          <table:table-cell table:number-columns-repeated="52"/>
          <table:table-cell table:style-name="Default" office:value-type="string">
            <text:p>U25</text:p>
          </table:table-cell>
          <table:table-cell table:number-columns-repeated="971"/>
        </table:table-row>
        <table:table-row table:style-name="ro3">
          <table:table-cell table:number-columns-repeated="52"/>
          <table:table-cell table:style-name="Default" office:value-type="string">
            <text:p>U26</text:p>
          </table:table-cell>
          <table:table-cell table:number-columns-repeated="971"/>
        </table:table-row>
        <table:table-row table:style-name="ro3">
          <table:table-cell table:number-columns-repeated="52"/>
          <table:table-cell table:style-name="Default" office:value-type="string">
            <text:p>U27</text:p>
          </table:table-cell>
          <table:table-cell table:number-columns-repeated="971"/>
        </table:table-row>
        <table:table-row table:style-name="ro3">
          <table:table-cell table:number-columns-repeated="52"/>
          <table:table-cell table:style-name="Default" office:value-type="string">
            <text:p>U28</text:p>
          </table:table-cell>
          <table:table-cell table:number-columns-repeated="971"/>
        </table:table-row>
        <table:table-row table:style-name="ro3">
          <table:table-cell table:number-columns-repeated="52"/>
          <table:table-cell table:style-name="Default" office:value-type="string">
            <text:p>U29</text:p>
          </table:table-cell>
          <table:table-cell table:number-columns-repeated="971"/>
        </table:table-row>
        <table:table-row table:style-name="ro3">
          <table:table-cell table:number-columns-repeated="52"/>
          <table:table-cell table:style-name="Default" office:value-type="string">
            <text:p>U30</text:p>
          </table:table-cell>
          <table:table-cell table:number-columns-repeated="971"/>
        </table:table-row>
        <table:table-row table:style-name="ro3">
          <table:table-cell table:number-columns-repeated="52"/>
          <table:table-cell table:style-name="Default" office:value-type="string">
            <text:p>V1</text:p>
          </table:table-cell>
          <table:table-cell table:number-columns-repeated="971"/>
        </table:table-row>
        <table:table-row table:style-name="ro3">
          <table:table-cell table:number-columns-repeated="52"/>
          <table:table-cell table:style-name="Default" office:value-type="string">
            <text:p>V2</text:p>
          </table:table-cell>
          <table:table-cell table:number-columns-repeated="971"/>
        </table:table-row>
        <table:table-row table:style-name="ro3">
          <table:table-cell table:number-columns-repeated="52"/>
          <table:table-cell table:style-name="Default" office:value-type="string">
            <text:p>V3</text:p>
          </table:table-cell>
          <table:table-cell table:number-columns-repeated="971"/>
        </table:table-row>
        <table:table-row table:style-name="ro3">
          <table:table-cell table:number-columns-repeated="52"/>
          <table:table-cell table:style-name="Default" office:value-type="string">
            <text:p>V4</text:p>
          </table:table-cell>
          <table:table-cell table:number-columns-repeated="971"/>
        </table:table-row>
        <table:table-row table:style-name="ro3">
          <table:table-cell table:number-columns-repeated="52"/>
          <table:table-cell table:style-name="Default" office:value-type="string">
            <text:p>V5</text:p>
          </table:table-cell>
          <table:table-cell table:number-columns-repeated="971"/>
        </table:table-row>
        <table:table-row table:style-name="ro3">
          <table:table-cell table:number-columns-repeated="52"/>
          <table:table-cell table:style-name="Default" office:value-type="string">
            <text:p>V6</text:p>
          </table:table-cell>
          <table:table-cell table:number-columns-repeated="971"/>
        </table:table-row>
        <table:table-row table:style-name="ro3">
          <table:table-cell table:number-columns-repeated="52"/>
          <table:table-cell table:style-name="Default" office:value-type="string">
            <text:p>V7</text:p>
          </table:table-cell>
          <table:table-cell table:number-columns-repeated="971"/>
        </table:table-row>
        <table:table-row table:style-name="ro3">
          <table:table-cell table:number-columns-repeated="52"/>
          <table:table-cell table:style-name="Default" office:value-type="string">
            <text:p>V8</text:p>
          </table:table-cell>
          <table:table-cell table:number-columns-repeated="971"/>
        </table:table-row>
        <table:table-row table:style-name="ro3">
          <table:table-cell table:number-columns-repeated="52"/>
          <table:table-cell table:style-name="Default" office:value-type="string">
            <text:p>V9</text:p>
          </table:table-cell>
          <table:table-cell table:number-columns-repeated="971"/>
        </table:table-row>
        <table:table-row table:style-name="ro3">
          <table:table-cell table:number-columns-repeated="52"/>
          <table:table-cell table:style-name="Default" office:value-type="string">
            <text:p>V10</text:p>
          </table:table-cell>
          <table:table-cell table:number-columns-repeated="971"/>
        </table:table-row>
        <table:table-row table:style-name="ro3">
          <table:table-cell table:number-columns-repeated="52"/>
          <table:table-cell table:style-name="Default" office:value-type="string">
            <text:p>V11</text:p>
          </table:table-cell>
          <table:table-cell table:number-columns-repeated="971"/>
        </table:table-row>
        <table:table-row table:style-name="ro3">
          <table:table-cell table:number-columns-repeated="52"/>
          <table:table-cell table:style-name="Default" office:value-type="string">
            <text:p>V12</text:p>
          </table:table-cell>
          <table:table-cell table:number-columns-repeated="971"/>
        </table:table-row>
        <table:table-row table:style-name="ro3">
          <table:table-cell table:number-columns-repeated="52"/>
          <table:table-cell table:style-name="Default" office:value-type="string">
            <text:p>V13</text:p>
          </table:table-cell>
          <table:table-cell table:number-columns-repeated="971"/>
        </table:table-row>
        <table:table-row table:style-name="ro3">
          <table:table-cell table:number-columns-repeated="52"/>
          <table:table-cell table:style-name="Default" office:value-type="string">
            <text:p>V14</text:p>
          </table:table-cell>
          <table:table-cell table:number-columns-repeated="971"/>
        </table:table-row>
        <table:table-row table:style-name="ro3">
          <table:table-cell table:number-columns-repeated="52"/>
          <table:table-cell table:style-name="Default" office:value-type="string">
            <text:p>V15</text:p>
          </table:table-cell>
          <table:table-cell table:number-columns-repeated="971"/>
        </table:table-row>
        <table:table-row table:style-name="ro3">
          <table:table-cell table:number-columns-repeated="52"/>
          <table:table-cell table:style-name="Default" office:value-type="string">
            <text:p>V16</text:p>
          </table:table-cell>
          <table:table-cell table:number-columns-repeated="971"/>
        </table:table-row>
        <table:table-row table:style-name="ro3">
          <table:table-cell table:number-columns-repeated="52"/>
          <table:table-cell table:style-name="Default" office:value-type="string">
            <text:p>V17</text:p>
          </table:table-cell>
          <table:table-cell table:number-columns-repeated="971"/>
        </table:table-row>
        <table:table-row table:style-name="ro3">
          <table:table-cell table:number-columns-repeated="52"/>
          <table:table-cell table:style-name="Default" office:value-type="string">
            <text:p>V18</text:p>
          </table:table-cell>
          <table:table-cell table:number-columns-repeated="971"/>
        </table:table-row>
        <table:table-row table:style-name="ro3">
          <table:table-cell table:number-columns-repeated="52"/>
          <table:table-cell table:style-name="Default" office:value-type="string">
            <text:p>V19</text:p>
          </table:table-cell>
          <table:table-cell table:number-columns-repeated="971"/>
        </table:table-row>
        <table:table-row table:style-name="ro3">
          <table:table-cell table:number-columns-repeated="52"/>
          <table:table-cell table:style-name="Default" office:value-type="string">
            <text:p>V20</text:p>
          </table:table-cell>
          <table:table-cell table:number-columns-repeated="971"/>
        </table:table-row>
        <table:table-row table:style-name="ro3">
          <table:table-cell table:number-columns-repeated="52"/>
          <table:table-cell table:style-name="Default" office:value-type="string">
            <text:p>V21</text:p>
          </table:table-cell>
          <table:table-cell table:number-columns-repeated="971"/>
        </table:table-row>
        <table:table-row table:style-name="ro3">
          <table:table-cell table:number-columns-repeated="52"/>
          <table:table-cell table:style-name="Default" office:value-type="string">
            <text:p>V22</text:p>
          </table:table-cell>
          <table:table-cell table:number-columns-repeated="971"/>
        </table:table-row>
        <table:table-row table:style-name="ro3">
          <table:table-cell table:number-columns-repeated="52"/>
          <table:table-cell table:style-name="Default" office:value-type="string">
            <text:p>V23</text:p>
          </table:table-cell>
          <table:table-cell table:number-columns-repeated="971"/>
        </table:table-row>
        <table:table-row table:style-name="ro3">
          <table:table-cell table:number-columns-repeated="52"/>
          <table:table-cell table:style-name="Default" office:value-type="string">
            <text:p>V24</text:p>
          </table:table-cell>
          <table:table-cell table:number-columns-repeated="971"/>
        </table:table-row>
        <table:table-row table:style-name="ro3">
          <table:table-cell table:number-columns-repeated="52"/>
          <table:table-cell table:style-name="Default" office:value-type="string">
            <text:p>V25</text:p>
          </table:table-cell>
          <table:table-cell table:number-columns-repeated="971"/>
        </table:table-row>
        <table:table-row table:style-name="ro3">
          <table:table-cell table:number-columns-repeated="52"/>
          <table:table-cell table:style-name="Default" office:value-type="string">
            <text:p>V26</text:p>
          </table:table-cell>
          <table:table-cell table:number-columns-repeated="971"/>
        </table:table-row>
        <table:table-row table:style-name="ro3">
          <table:table-cell table:number-columns-repeated="52"/>
          <table:table-cell table:style-name="Default" office:value-type="string">
            <text:p>V27</text:p>
          </table:table-cell>
          <table:table-cell table:number-columns-repeated="971"/>
        </table:table-row>
        <table:table-row table:style-name="ro3">
          <table:table-cell table:number-columns-repeated="52"/>
          <table:table-cell table:style-name="Default" office:value-type="string">
            <text:p>V28</text:p>
          </table:table-cell>
          <table:table-cell table:number-columns-repeated="971"/>
        </table:table-row>
        <table:table-row table:style-name="ro3">
          <table:table-cell table:number-columns-repeated="52"/>
          <table:table-cell table:style-name="Default" office:value-type="string">
            <text:p>V29</text:p>
          </table:table-cell>
          <table:table-cell table:number-columns-repeated="971"/>
        </table:table-row>
        <table:table-row table:style-name="ro3">
          <table:table-cell table:number-columns-repeated="52"/>
          <table:table-cell table:style-name="Default" office:value-type="string">
            <text:p>V30</text:p>
          </table:table-cell>
          <table:table-cell table:number-columns-repeated="971"/>
        </table:table-row>
        <table:table-row table:style-name="ro3">
          <table:table-cell table:number-columns-repeated="52"/>
          <table:table-cell table:style-name="Default" office:value-type="string">
            <text:p>W1</text:p>
          </table:table-cell>
          <table:table-cell table:number-columns-repeated="971"/>
        </table:table-row>
        <table:table-row table:style-name="ro3">
          <table:table-cell table:number-columns-repeated="52"/>
          <table:table-cell table:style-name="Default" office:value-type="string">
            <text:p>W2</text:p>
          </table:table-cell>
          <table:table-cell table:number-columns-repeated="971"/>
        </table:table-row>
        <table:table-row table:style-name="ro3">
          <table:table-cell table:number-columns-repeated="52"/>
          <table:table-cell table:style-name="Default" office:value-type="string">
            <text:p>W3</text:p>
          </table:table-cell>
          <table:table-cell table:number-columns-repeated="971"/>
        </table:table-row>
        <table:table-row table:style-name="ro3">
          <table:table-cell table:number-columns-repeated="52"/>
          <table:table-cell table:style-name="Default" office:value-type="string">
            <text:p>W4</text:p>
          </table:table-cell>
          <table:table-cell table:number-columns-repeated="971"/>
        </table:table-row>
        <table:table-row table:style-name="ro3">
          <table:table-cell table:number-columns-repeated="52"/>
          <table:table-cell table:style-name="Default" office:value-type="string">
            <text:p>W5</text:p>
          </table:table-cell>
          <table:table-cell table:number-columns-repeated="971"/>
        </table:table-row>
        <table:table-row table:style-name="ro3">
          <table:table-cell table:number-columns-repeated="52"/>
          <table:table-cell table:style-name="Default" office:value-type="string">
            <text:p>W6</text:p>
          </table:table-cell>
          <table:table-cell table:number-columns-repeated="971"/>
        </table:table-row>
        <table:table-row table:style-name="ro3">
          <table:table-cell table:number-columns-repeated="52"/>
          <table:table-cell table:style-name="Default" office:value-type="string">
            <text:p>W7</text:p>
          </table:table-cell>
          <table:table-cell table:number-columns-repeated="971"/>
        </table:table-row>
        <table:table-row table:style-name="ro3">
          <table:table-cell table:number-columns-repeated="52"/>
          <table:table-cell table:style-name="Default" office:value-type="string">
            <text:p>W8</text:p>
          </table:table-cell>
          <table:table-cell table:number-columns-repeated="971"/>
        </table:table-row>
        <table:table-row table:style-name="ro3">
          <table:table-cell table:number-columns-repeated="52"/>
          <table:table-cell table:style-name="Default" office:value-type="string">
            <text:p>W9</text:p>
          </table:table-cell>
          <table:table-cell table:number-columns-repeated="971"/>
        </table:table-row>
        <table:table-row table:style-name="ro3">
          <table:table-cell table:number-columns-repeated="52"/>
          <table:table-cell table:style-name="Default" office:value-type="string">
            <text:p>W10</text:p>
          </table:table-cell>
          <table:table-cell table:number-columns-repeated="971"/>
        </table:table-row>
        <table:table-row table:style-name="ro3">
          <table:table-cell table:number-columns-repeated="52"/>
          <table:table-cell table:style-name="Default" office:value-type="string">
            <text:p>W11</text:p>
          </table:table-cell>
          <table:table-cell table:number-columns-repeated="971"/>
        </table:table-row>
        <table:table-row table:style-name="ro3">
          <table:table-cell table:number-columns-repeated="52"/>
          <table:table-cell table:style-name="Default" office:value-type="string">
            <text:p>W12</text:p>
          </table:table-cell>
          <table:table-cell table:number-columns-repeated="971"/>
        </table:table-row>
        <table:table-row table:style-name="ro3">
          <table:table-cell table:number-columns-repeated="52"/>
          <table:table-cell table:style-name="Default" office:value-type="string">
            <text:p>W13</text:p>
          </table:table-cell>
          <table:table-cell table:number-columns-repeated="971"/>
        </table:table-row>
        <table:table-row table:style-name="ro3">
          <table:table-cell table:number-columns-repeated="52"/>
          <table:table-cell table:style-name="Default" office:value-type="string">
            <text:p>W14</text:p>
          </table:table-cell>
          <table:table-cell table:number-columns-repeated="971"/>
        </table:table-row>
        <table:table-row table:style-name="ro3">
          <table:table-cell table:number-columns-repeated="52"/>
          <table:table-cell table:style-name="Default" office:value-type="string">
            <text:p>W15</text:p>
          </table:table-cell>
          <table:table-cell table:number-columns-repeated="971"/>
        </table:table-row>
        <table:table-row table:style-name="ro3">
          <table:table-cell table:number-columns-repeated="52"/>
          <table:table-cell table:style-name="Default" office:value-type="string">
            <text:p>W16</text:p>
          </table:table-cell>
          <table:table-cell table:number-columns-repeated="971"/>
        </table:table-row>
        <table:table-row table:style-name="ro3">
          <table:table-cell table:number-columns-repeated="52"/>
          <table:table-cell table:style-name="Default" office:value-type="string">
            <text:p>W17</text:p>
          </table:table-cell>
          <table:table-cell table:number-columns-repeated="971"/>
        </table:table-row>
        <table:table-row table:style-name="ro3">
          <table:table-cell table:number-columns-repeated="52"/>
          <table:table-cell table:style-name="Default" office:value-type="string">
            <text:p>W18</text:p>
          </table:table-cell>
          <table:table-cell table:number-columns-repeated="971"/>
        </table:table-row>
        <table:table-row table:style-name="ro3">
          <table:table-cell table:number-columns-repeated="52"/>
          <table:table-cell table:style-name="Default" office:value-type="string">
            <text:p>W19</text:p>
          </table:table-cell>
          <table:table-cell table:number-columns-repeated="971"/>
        </table:table-row>
        <table:table-row table:style-name="ro3">
          <table:table-cell table:number-columns-repeated="52"/>
          <table:table-cell table:style-name="Default" office:value-type="string">
            <text:p>W20</text:p>
          </table:table-cell>
          <table:table-cell table:number-columns-repeated="971"/>
        </table:table-row>
        <table:table-row table:style-name="ro3">
          <table:table-cell table:number-columns-repeated="52"/>
          <table:table-cell table:style-name="Default" office:value-type="string">
            <text:p>W21</text:p>
          </table:table-cell>
          <table:table-cell table:number-columns-repeated="971"/>
        </table:table-row>
        <table:table-row table:style-name="ro3">
          <table:table-cell table:number-columns-repeated="52"/>
          <table:table-cell table:style-name="Default" office:value-type="string">
            <text:p>W22</text:p>
          </table:table-cell>
          <table:table-cell table:number-columns-repeated="971"/>
        </table:table-row>
        <table:table-row table:style-name="ro3">
          <table:table-cell table:number-columns-repeated="52"/>
          <table:table-cell table:style-name="Default" office:value-type="string">
            <text:p>W23</text:p>
          </table:table-cell>
          <table:table-cell table:number-columns-repeated="971"/>
        </table:table-row>
        <table:table-row table:style-name="ro3">
          <table:table-cell table:number-columns-repeated="52"/>
          <table:table-cell table:style-name="Default" office:value-type="string">
            <text:p>W24</text:p>
          </table:table-cell>
          <table:table-cell table:number-columns-repeated="971"/>
        </table:table-row>
        <table:table-row table:style-name="ro3">
          <table:table-cell table:number-columns-repeated="52"/>
          <table:table-cell table:style-name="Default" office:value-type="string">
            <text:p>W25</text:p>
          </table:table-cell>
          <table:table-cell table:number-columns-repeated="971"/>
        </table:table-row>
        <table:table-row table:style-name="ro3">
          <table:table-cell table:number-columns-repeated="52"/>
          <table:table-cell table:style-name="Default" office:value-type="string">
            <text:p>W26</text:p>
          </table:table-cell>
          <table:table-cell table:number-columns-repeated="971"/>
        </table:table-row>
        <table:table-row table:style-name="ro3">
          <table:table-cell table:number-columns-repeated="52"/>
          <table:table-cell table:style-name="Default" office:value-type="string">
            <text:p>W27</text:p>
          </table:table-cell>
          <table:table-cell table:number-columns-repeated="971"/>
        </table:table-row>
        <table:table-row table:style-name="ro3">
          <table:table-cell table:number-columns-repeated="52"/>
          <table:table-cell table:style-name="Default" office:value-type="string">
            <text:p>W28</text:p>
          </table:table-cell>
          <table:table-cell table:number-columns-repeated="971"/>
        </table:table-row>
        <table:table-row table:style-name="ro3">
          <table:table-cell table:number-columns-repeated="52"/>
          <table:table-cell table:style-name="Default" office:value-type="string">
            <text:p>W29</text:p>
          </table:table-cell>
          <table:table-cell table:number-columns-repeated="971"/>
        </table:table-row>
        <table:table-row table:style-name="ro3">
          <table:table-cell table:number-columns-repeated="52"/>
          <table:table-cell table:style-name="Default" office:value-type="string">
            <text:p>W30</text:p>
          </table:table-cell>
          <table:table-cell table:number-columns-repeated="971"/>
        </table:table-row>
        <table:table-row table:style-name="ro3">
          <table:table-cell table:number-columns-repeated="52"/>
          <table:table-cell table:style-name="Default" office:value-type="string">
            <text:p>X1</text:p>
          </table:table-cell>
          <table:table-cell table:number-columns-repeated="971"/>
        </table:table-row>
        <table:table-row table:style-name="ro3">
          <table:table-cell table:number-columns-repeated="52"/>
          <table:table-cell table:style-name="Default" office:value-type="string">
            <text:p>X2</text:p>
          </table:table-cell>
          <table:table-cell table:number-columns-repeated="971"/>
        </table:table-row>
        <table:table-row table:style-name="ro3">
          <table:table-cell table:number-columns-repeated="52"/>
          <table:table-cell table:style-name="Default" office:value-type="string">
            <text:p>X3</text:p>
          </table:table-cell>
          <table:table-cell table:number-columns-repeated="971"/>
        </table:table-row>
        <table:table-row table:style-name="ro3">
          <table:table-cell table:number-columns-repeated="52"/>
          <table:table-cell table:style-name="Default" office:value-type="string">
            <text:p>X4</text:p>
          </table:table-cell>
          <table:table-cell table:number-columns-repeated="971"/>
        </table:table-row>
        <table:table-row table:style-name="ro3">
          <table:table-cell table:number-columns-repeated="52"/>
          <table:table-cell table:style-name="Default" office:value-type="string">
            <text:p>X5</text:p>
          </table:table-cell>
          <table:table-cell table:number-columns-repeated="971"/>
        </table:table-row>
        <table:table-row table:style-name="ro3">
          <table:table-cell table:number-columns-repeated="52"/>
          <table:table-cell table:style-name="Default" office:value-type="string">
            <text:p>X6</text:p>
          </table:table-cell>
          <table:table-cell table:number-columns-repeated="971"/>
        </table:table-row>
        <table:table-row table:style-name="ro3">
          <table:table-cell table:number-columns-repeated="52"/>
          <table:table-cell table:style-name="Default" office:value-type="string">
            <text:p>X7</text:p>
          </table:table-cell>
          <table:table-cell table:number-columns-repeated="971"/>
        </table:table-row>
        <table:table-row table:style-name="ro3">
          <table:table-cell table:number-columns-repeated="52"/>
          <table:table-cell table:style-name="Default" office:value-type="string">
            <text:p>X8</text:p>
          </table:table-cell>
          <table:table-cell table:number-columns-repeated="971"/>
        </table:table-row>
        <table:table-row table:style-name="ro3">
          <table:table-cell table:number-columns-repeated="52"/>
          <table:table-cell table:style-name="Default" office:value-type="string">
            <text:p>X9</text:p>
          </table:table-cell>
          <table:table-cell table:number-columns-repeated="971"/>
        </table:table-row>
        <table:table-row table:style-name="ro3">
          <table:table-cell table:number-columns-repeated="52"/>
          <table:table-cell table:style-name="Default" office:value-type="string">
            <text:p>X10</text:p>
          </table:table-cell>
          <table:table-cell table:number-columns-repeated="971"/>
        </table:table-row>
        <table:table-row table:style-name="ro3">
          <table:table-cell table:number-columns-repeated="52"/>
          <table:table-cell table:style-name="Default" office:value-type="string">
            <text:p>X11</text:p>
          </table:table-cell>
          <table:table-cell table:number-columns-repeated="971"/>
        </table:table-row>
        <table:table-row table:style-name="ro3">
          <table:table-cell table:number-columns-repeated="52"/>
          <table:table-cell table:style-name="Default" office:value-type="string">
            <text:p>X12</text:p>
          </table:table-cell>
          <table:table-cell table:number-columns-repeated="971"/>
        </table:table-row>
        <table:table-row table:style-name="ro3">
          <table:table-cell table:number-columns-repeated="52"/>
          <table:table-cell table:style-name="Default" office:value-type="string">
            <text:p>X13</text:p>
          </table:table-cell>
          <table:table-cell table:number-columns-repeated="971"/>
        </table:table-row>
        <table:table-row table:style-name="ro3">
          <table:table-cell table:number-columns-repeated="52"/>
          <table:table-cell table:style-name="Default" office:value-type="string">
            <text:p>X14</text:p>
          </table:table-cell>
          <table:table-cell table:number-columns-repeated="971"/>
        </table:table-row>
        <table:table-row table:style-name="ro3">
          <table:table-cell table:number-columns-repeated="52"/>
          <table:table-cell table:style-name="Default" office:value-type="string">
            <text:p>X15</text:p>
          </table:table-cell>
          <table:table-cell table:number-columns-repeated="971"/>
        </table:table-row>
        <table:table-row table:style-name="ro3">
          <table:table-cell table:number-columns-repeated="52"/>
          <table:table-cell table:style-name="Default" office:value-type="string">
            <text:p>X16</text:p>
          </table:table-cell>
          <table:table-cell table:number-columns-repeated="971"/>
        </table:table-row>
        <table:table-row table:style-name="ro3">
          <table:table-cell table:number-columns-repeated="52"/>
          <table:table-cell table:style-name="Default" office:value-type="string">
            <text:p>X17</text:p>
          </table:table-cell>
          <table:table-cell table:number-columns-repeated="971"/>
        </table:table-row>
        <table:table-row table:style-name="ro3">
          <table:table-cell table:number-columns-repeated="52"/>
          <table:table-cell table:style-name="Default" office:value-type="string">
            <text:p>X18</text:p>
          </table:table-cell>
          <table:table-cell table:number-columns-repeated="971"/>
        </table:table-row>
        <table:table-row table:style-name="ro3">
          <table:table-cell table:number-columns-repeated="52"/>
          <table:table-cell table:style-name="Default" office:value-type="string">
            <text:p>X19</text:p>
          </table:table-cell>
          <table:table-cell table:number-columns-repeated="971"/>
        </table:table-row>
        <table:table-row table:style-name="ro3">
          <table:table-cell table:number-columns-repeated="52"/>
          <table:table-cell table:style-name="Default" office:value-type="string">
            <text:p>X20</text:p>
          </table:table-cell>
          <table:table-cell table:number-columns-repeated="971"/>
        </table:table-row>
        <table:table-row table:style-name="ro3">
          <table:table-cell table:number-columns-repeated="52"/>
          <table:table-cell table:style-name="Default" office:value-type="string">
            <text:p>X21</text:p>
          </table:table-cell>
          <table:table-cell table:number-columns-repeated="971"/>
        </table:table-row>
        <table:table-row table:style-name="ro3">
          <table:table-cell table:number-columns-repeated="52"/>
          <table:table-cell table:style-name="Default" office:value-type="string">
            <text:p>X22</text:p>
          </table:table-cell>
          <table:table-cell table:number-columns-repeated="971"/>
        </table:table-row>
        <table:table-row table:style-name="ro3">
          <table:table-cell table:number-columns-repeated="52"/>
          <table:table-cell table:style-name="Default" office:value-type="string">
            <text:p>X23</text:p>
          </table:table-cell>
          <table:table-cell table:number-columns-repeated="971"/>
        </table:table-row>
        <table:table-row table:style-name="ro3">
          <table:table-cell table:number-columns-repeated="52"/>
          <table:table-cell table:style-name="Default" office:value-type="string">
            <text:p>X24</text:p>
          </table:table-cell>
          <table:table-cell table:number-columns-repeated="971"/>
        </table:table-row>
        <table:table-row table:style-name="ro3">
          <table:table-cell table:number-columns-repeated="52"/>
          <table:table-cell table:style-name="Default" office:value-type="string">
            <text:p>X25</text:p>
          </table:table-cell>
          <table:table-cell table:number-columns-repeated="971"/>
        </table:table-row>
        <table:table-row table:style-name="ro3">
          <table:table-cell table:number-columns-repeated="52"/>
          <table:table-cell table:style-name="Default" office:value-type="string">
            <text:p>X26</text:p>
          </table:table-cell>
          <table:table-cell table:number-columns-repeated="971"/>
        </table:table-row>
        <table:table-row table:style-name="ro3">
          <table:table-cell table:number-columns-repeated="52"/>
          <table:table-cell table:style-name="Default" office:value-type="string">
            <text:p>X27</text:p>
          </table:table-cell>
          <table:table-cell table:number-columns-repeated="971"/>
        </table:table-row>
        <table:table-row table:style-name="ro3">
          <table:table-cell table:number-columns-repeated="52"/>
          <table:table-cell table:style-name="Default" office:value-type="string">
            <text:p>X28</text:p>
          </table:table-cell>
          <table:table-cell table:number-columns-repeated="971"/>
        </table:table-row>
        <table:table-row table:style-name="ro3">
          <table:table-cell table:number-columns-repeated="52"/>
          <table:table-cell table:style-name="Default" office:value-type="string">
            <text:p>X29</text:p>
          </table:table-cell>
          <table:table-cell table:number-columns-repeated="971"/>
        </table:table-row>
        <table:table-row table:style-name="ro3">
          <table:table-cell table:number-columns-repeated="52"/>
          <table:table-cell table:style-name="Default" office:value-type="string">
            <text:p>X30</text:p>
          </table:table-cell>
          <table:table-cell table:number-columns-repeated="971"/>
        </table:table-row>
        <table:table-row table:style-name="ro3">
          <table:table-cell table:number-columns-repeated="52"/>
          <table:table-cell table:style-name="Default" office:value-type="string">
            <text:p>Y1</text:p>
          </table:table-cell>
          <table:table-cell table:number-columns-repeated="971"/>
        </table:table-row>
        <table:table-row table:style-name="ro3">
          <table:table-cell table:number-columns-repeated="52"/>
          <table:table-cell table:style-name="Default" office:value-type="string">
            <text:p>Y2</text:p>
          </table:table-cell>
          <table:table-cell table:number-columns-repeated="971"/>
        </table:table-row>
        <table:table-row table:style-name="ro3">
          <table:table-cell table:number-columns-repeated="52"/>
          <table:table-cell table:style-name="Default" office:value-type="string">
            <text:p>Y3</text:p>
          </table:table-cell>
          <table:table-cell table:number-columns-repeated="971"/>
        </table:table-row>
        <table:table-row table:style-name="ro3">
          <table:table-cell table:number-columns-repeated="52"/>
          <table:table-cell table:style-name="Default" office:value-type="string">
            <text:p>Y4</text:p>
          </table:table-cell>
          <table:table-cell table:number-columns-repeated="971"/>
        </table:table-row>
        <table:table-row table:style-name="ro3">
          <table:table-cell table:number-columns-repeated="52"/>
          <table:table-cell table:style-name="Default" office:value-type="string">
            <text:p>Y5</text:p>
          </table:table-cell>
          <table:table-cell table:number-columns-repeated="971"/>
        </table:table-row>
        <table:table-row table:style-name="ro3">
          <table:table-cell table:number-columns-repeated="52"/>
          <table:table-cell table:style-name="Default" office:value-type="string">
            <text:p>Y6</text:p>
          </table:table-cell>
          <table:table-cell table:number-columns-repeated="971"/>
        </table:table-row>
        <table:table-row table:style-name="ro3">
          <table:table-cell table:number-columns-repeated="52"/>
          <table:table-cell table:style-name="Default" office:value-type="string">
            <text:p>Y7</text:p>
          </table:table-cell>
          <table:table-cell table:number-columns-repeated="971"/>
        </table:table-row>
        <table:table-row table:style-name="ro3">
          <table:table-cell table:number-columns-repeated="52"/>
          <table:table-cell table:style-name="Default" office:value-type="string">
            <text:p>Y8</text:p>
          </table:table-cell>
          <table:table-cell table:number-columns-repeated="971"/>
        </table:table-row>
        <table:table-row table:style-name="ro3">
          <table:table-cell table:number-columns-repeated="52"/>
          <table:table-cell table:style-name="Default" office:value-type="string">
            <text:p>Y9</text:p>
          </table:table-cell>
          <table:table-cell table:number-columns-repeated="971"/>
        </table:table-row>
        <table:table-row table:style-name="ro3">
          <table:table-cell table:number-columns-repeated="52"/>
          <table:table-cell table:style-name="Default" office:value-type="string">
            <text:p>Y10</text:p>
          </table:table-cell>
          <table:table-cell table:number-columns-repeated="971"/>
        </table:table-row>
        <table:table-row table:style-name="ro3">
          <table:table-cell table:number-columns-repeated="52"/>
          <table:table-cell table:style-name="Default" office:value-type="string">
            <text:p>Y11</text:p>
          </table:table-cell>
          <table:table-cell table:number-columns-repeated="971"/>
        </table:table-row>
        <table:table-row table:style-name="ro3">
          <table:table-cell table:number-columns-repeated="52"/>
          <table:table-cell table:style-name="Default" office:value-type="string">
            <text:p>Y12</text:p>
          </table:table-cell>
          <table:table-cell table:number-columns-repeated="971"/>
        </table:table-row>
        <table:table-row table:style-name="ro3">
          <table:table-cell table:number-columns-repeated="52"/>
          <table:table-cell table:style-name="Default" office:value-type="string">
            <text:p>Y13</text:p>
          </table:table-cell>
          <table:table-cell table:number-columns-repeated="971"/>
        </table:table-row>
        <table:table-row table:style-name="ro3">
          <table:table-cell table:number-columns-repeated="52"/>
          <table:table-cell table:style-name="Default" office:value-type="string">
            <text:p>Y14</text:p>
          </table:table-cell>
          <table:table-cell table:number-columns-repeated="971"/>
        </table:table-row>
        <table:table-row table:style-name="ro3">
          <table:table-cell table:number-columns-repeated="52"/>
          <table:table-cell table:style-name="Default" office:value-type="string">
            <text:p>Y15</text:p>
          </table:table-cell>
          <table:table-cell table:number-columns-repeated="971"/>
        </table:table-row>
        <table:table-row table:style-name="ro3">
          <table:table-cell table:number-columns-repeated="52"/>
          <table:table-cell table:style-name="Default" office:value-type="string">
            <text:p>Y16</text:p>
          </table:table-cell>
          <table:table-cell table:number-columns-repeated="971"/>
        </table:table-row>
        <table:table-row table:style-name="ro3">
          <table:table-cell table:number-columns-repeated="52"/>
          <table:table-cell table:style-name="Default" office:value-type="string">
            <text:p>Y17</text:p>
          </table:table-cell>
          <table:table-cell table:number-columns-repeated="971"/>
        </table:table-row>
        <table:table-row table:style-name="ro3">
          <table:table-cell table:number-columns-repeated="52"/>
          <table:table-cell table:style-name="Default" office:value-type="string">
            <text:p>Y18</text:p>
          </table:table-cell>
          <table:table-cell table:number-columns-repeated="971"/>
        </table:table-row>
        <table:table-row table:style-name="ro3">
          <table:table-cell table:number-columns-repeated="52"/>
          <table:table-cell table:style-name="Default" office:value-type="string">
            <text:p>Y19</text:p>
          </table:table-cell>
          <table:table-cell table:number-columns-repeated="971"/>
        </table:table-row>
        <table:table-row table:style-name="ro3">
          <table:table-cell table:number-columns-repeated="52"/>
          <table:table-cell table:style-name="Default" office:value-type="string">
            <text:p>Y20</text:p>
          </table:table-cell>
          <table:table-cell table:number-columns-repeated="971"/>
        </table:table-row>
        <table:table-row table:style-name="ro3">
          <table:table-cell table:number-columns-repeated="52"/>
          <table:table-cell table:style-name="Default" office:value-type="string">
            <text:p>Y21</text:p>
          </table:table-cell>
          <table:table-cell table:number-columns-repeated="971"/>
        </table:table-row>
        <table:table-row table:style-name="ro3">
          <table:table-cell table:number-columns-repeated="52"/>
          <table:table-cell table:style-name="Default" office:value-type="string">
            <text:p>Y22</text:p>
          </table:table-cell>
          <table:table-cell table:number-columns-repeated="971"/>
        </table:table-row>
        <table:table-row table:style-name="ro3">
          <table:table-cell table:number-columns-repeated="52"/>
          <table:table-cell table:style-name="Default" office:value-type="string">
            <text:p>Y23</text:p>
          </table:table-cell>
          <table:table-cell table:number-columns-repeated="971"/>
        </table:table-row>
        <table:table-row table:style-name="ro3">
          <table:table-cell table:number-columns-repeated="52"/>
          <table:table-cell table:style-name="Default" office:value-type="string">
            <text:p>Y24</text:p>
          </table:table-cell>
          <table:table-cell table:number-columns-repeated="971"/>
        </table:table-row>
        <table:table-row table:style-name="ro3">
          <table:table-cell table:number-columns-repeated="52"/>
          <table:table-cell table:style-name="Default" office:value-type="string">
            <text:p>Y25</text:p>
          </table:table-cell>
          <table:table-cell table:number-columns-repeated="971"/>
        </table:table-row>
        <table:table-row table:style-name="ro3">
          <table:table-cell table:number-columns-repeated="52"/>
          <table:table-cell table:style-name="Default" office:value-type="string">
            <text:p>Y26</text:p>
          </table:table-cell>
          <table:table-cell table:number-columns-repeated="971"/>
        </table:table-row>
        <table:table-row table:style-name="ro3">
          <table:table-cell table:number-columns-repeated="52"/>
          <table:table-cell table:style-name="Default" office:value-type="string">
            <text:p>Y27</text:p>
          </table:table-cell>
          <table:table-cell table:number-columns-repeated="971"/>
        </table:table-row>
        <table:table-row table:style-name="ro3">
          <table:table-cell table:number-columns-repeated="52"/>
          <table:table-cell table:style-name="Default" office:value-type="string">
            <text:p>Y28</text:p>
          </table:table-cell>
          <table:table-cell table:number-columns-repeated="971"/>
        </table:table-row>
        <table:table-row table:style-name="ro3">
          <table:table-cell table:number-columns-repeated="52"/>
          <table:table-cell table:style-name="Default" office:value-type="string">
            <text:p>Y29</text:p>
          </table:table-cell>
          <table:table-cell table:number-columns-repeated="971"/>
        </table:table-row>
        <table:table-row table:style-name="ro3">
          <table:table-cell table:number-columns-repeated="52"/>
          <table:table-cell table:style-name="Default" office:value-type="string">
            <text:p>Y30</text:p>
          </table:table-cell>
          <table:table-cell table:number-columns-repeated="971"/>
        </table:table-row>
        <table:table-row table:style-name="ro3">
          <table:table-cell table:number-columns-repeated="52"/>
          <table:table-cell table:style-name="Default" office:value-type="string">
            <text:p>Z1</text:p>
          </table:table-cell>
          <table:table-cell table:number-columns-repeated="971"/>
        </table:table-row>
        <table:table-row table:style-name="ro3">
          <table:table-cell table:number-columns-repeated="52"/>
          <table:table-cell table:style-name="Default" office:value-type="string">
            <text:p>Z2</text:p>
          </table:table-cell>
          <table:table-cell table:number-columns-repeated="971"/>
        </table:table-row>
        <table:table-row table:style-name="ro3">
          <table:table-cell table:number-columns-repeated="52"/>
          <table:table-cell table:style-name="Default" office:value-type="string">
            <text:p>Z3</text:p>
          </table:table-cell>
          <table:table-cell table:number-columns-repeated="971"/>
        </table:table-row>
        <table:table-row table:style-name="ro3">
          <table:table-cell table:number-columns-repeated="52"/>
          <table:table-cell table:style-name="Default" office:value-type="string">
            <text:p>Z4</text:p>
          </table:table-cell>
          <table:table-cell table:number-columns-repeated="971"/>
        </table:table-row>
        <table:table-row table:style-name="ro3">
          <table:table-cell table:number-columns-repeated="52"/>
          <table:table-cell table:style-name="Default" office:value-type="string">
            <text:p>Z5</text:p>
          </table:table-cell>
          <table:table-cell table:number-columns-repeated="971"/>
        </table:table-row>
        <table:table-row table:style-name="ro3">
          <table:table-cell table:number-columns-repeated="52"/>
          <table:table-cell table:style-name="Default" office:value-type="string">
            <text:p>Z6</text:p>
          </table:table-cell>
          <table:table-cell table:number-columns-repeated="971"/>
        </table:table-row>
        <table:table-row table:style-name="ro3">
          <table:table-cell table:number-columns-repeated="52"/>
          <table:table-cell table:style-name="Default" office:value-type="string">
            <text:p>Z7</text:p>
          </table:table-cell>
          <table:table-cell table:number-columns-repeated="971"/>
        </table:table-row>
        <table:table-row table:style-name="ro3">
          <table:table-cell table:number-columns-repeated="52"/>
          <table:table-cell table:style-name="Default" office:value-type="string">
            <text:p>Z8</text:p>
          </table:table-cell>
          <table:table-cell table:number-columns-repeated="971"/>
        </table:table-row>
        <table:table-row table:style-name="ro3">
          <table:table-cell table:number-columns-repeated="52"/>
          <table:table-cell table:style-name="Default" office:value-type="string">
            <text:p>Z9</text:p>
          </table:table-cell>
          <table:table-cell table:number-columns-repeated="971"/>
        </table:table-row>
        <table:table-row table:style-name="ro3">
          <table:table-cell table:number-columns-repeated="52"/>
          <table:table-cell table:style-name="Default" office:value-type="string">
            <text:p>Z10</text:p>
          </table:table-cell>
          <table:table-cell table:number-columns-repeated="971"/>
        </table:table-row>
        <table:table-row table:style-name="ro3">
          <table:table-cell table:number-columns-repeated="52"/>
          <table:table-cell table:style-name="Default" office:value-type="string">
            <text:p>Z11</text:p>
          </table:table-cell>
          <table:table-cell table:number-columns-repeated="971"/>
        </table:table-row>
        <table:table-row table:style-name="ro3">
          <table:table-cell table:number-columns-repeated="52"/>
          <table:table-cell table:style-name="Default" office:value-type="string">
            <text:p>Z12</text:p>
          </table:table-cell>
          <table:table-cell table:number-columns-repeated="971"/>
        </table:table-row>
        <table:table-row table:style-name="ro3">
          <table:table-cell table:number-columns-repeated="52"/>
          <table:table-cell table:style-name="Default" office:value-type="string">
            <text:p>Z13</text:p>
          </table:table-cell>
          <table:table-cell table:number-columns-repeated="971"/>
        </table:table-row>
        <table:table-row table:style-name="ro3">
          <table:table-cell table:number-columns-repeated="52"/>
          <table:table-cell table:style-name="Default" office:value-type="string">
            <text:p>Z14</text:p>
          </table:table-cell>
          <table:table-cell table:number-columns-repeated="971"/>
        </table:table-row>
        <table:table-row table:style-name="ro3">
          <table:table-cell table:number-columns-repeated="52"/>
          <table:table-cell table:style-name="Default" office:value-type="string">
            <text:p>Z15</text:p>
          </table:table-cell>
          <table:table-cell table:number-columns-repeated="971"/>
        </table:table-row>
        <table:table-row table:style-name="ro3">
          <table:table-cell table:number-columns-repeated="52"/>
          <table:table-cell table:style-name="Default" office:value-type="string">
            <text:p>Z16</text:p>
          </table:table-cell>
          <table:table-cell table:number-columns-repeated="971"/>
        </table:table-row>
        <table:table-row table:style-name="ro3">
          <table:table-cell table:number-columns-repeated="52"/>
          <table:table-cell table:style-name="Default" office:value-type="string">
            <text:p>Z17</text:p>
          </table:table-cell>
          <table:table-cell table:number-columns-repeated="971"/>
        </table:table-row>
        <table:table-row table:style-name="ro3">
          <table:table-cell table:number-columns-repeated="52"/>
          <table:table-cell table:style-name="Default" office:value-type="string">
            <text:p>Z18</text:p>
          </table:table-cell>
          <table:table-cell table:number-columns-repeated="971"/>
        </table:table-row>
        <table:table-row table:style-name="ro3">
          <table:table-cell table:number-columns-repeated="52"/>
          <table:table-cell table:style-name="Default" office:value-type="string">
            <text:p>Z19</text:p>
          </table:table-cell>
          <table:table-cell table:number-columns-repeated="971"/>
        </table:table-row>
        <table:table-row table:style-name="ro3">
          <table:table-cell table:number-columns-repeated="52"/>
          <table:table-cell table:style-name="Default" office:value-type="string">
            <text:p>Z20</text:p>
          </table:table-cell>
          <table:table-cell table:number-columns-repeated="971"/>
        </table:table-row>
        <table:table-row table:style-name="ro3">
          <table:table-cell table:number-columns-repeated="52"/>
          <table:table-cell table:style-name="Default" office:value-type="string">
            <text:p>Z21</text:p>
          </table:table-cell>
          <table:table-cell table:number-columns-repeated="971"/>
        </table:table-row>
        <table:table-row table:style-name="ro3">
          <table:table-cell table:number-columns-repeated="52"/>
          <table:table-cell table:style-name="Default" office:value-type="string">
            <text:p>Z22</text:p>
          </table:table-cell>
          <table:table-cell table:number-columns-repeated="971"/>
        </table:table-row>
        <table:table-row table:style-name="ro3">
          <table:table-cell table:number-columns-repeated="52"/>
          <table:table-cell table:style-name="Default" office:value-type="string">
            <text:p>Z23</text:p>
          </table:table-cell>
          <table:table-cell table:number-columns-repeated="971"/>
        </table:table-row>
        <table:table-row table:style-name="ro3">
          <table:table-cell table:number-columns-repeated="52"/>
          <table:table-cell table:style-name="Default" office:value-type="string">
            <text:p>Z24</text:p>
          </table:table-cell>
          <table:table-cell table:number-columns-repeated="971"/>
        </table:table-row>
        <table:table-row table:style-name="ro3">
          <table:table-cell table:number-columns-repeated="52"/>
          <table:table-cell table:style-name="Default" office:value-type="string">
            <text:p>Z25</text:p>
          </table:table-cell>
          <table:table-cell table:number-columns-repeated="971"/>
        </table:table-row>
        <table:table-row table:style-name="ro3">
          <table:table-cell table:number-columns-repeated="52"/>
          <table:table-cell table:style-name="Default" office:value-type="string">
            <text:p>Z26</text:p>
          </table:table-cell>
          <table:table-cell table:number-columns-repeated="971"/>
        </table:table-row>
        <table:table-row table:style-name="ro3">
          <table:table-cell table:number-columns-repeated="52"/>
          <table:table-cell table:style-name="Default" office:value-type="string">
            <text:p>Z27</text:p>
          </table:table-cell>
          <table:table-cell table:number-columns-repeated="971"/>
        </table:table-row>
        <table:table-row table:style-name="ro3">
          <table:table-cell table:number-columns-repeated="52"/>
          <table:table-cell table:style-name="Default" office:value-type="string">
            <text:p>Z28</text:p>
          </table:table-cell>
          <table:table-cell table:number-columns-repeated="971"/>
        </table:table-row>
        <table:table-row table:style-name="ro3">
          <table:table-cell table:number-columns-repeated="52"/>
          <table:table-cell table:style-name="Default" office:value-type="string">
            <text:p>Z29</text:p>
          </table:table-cell>
          <table:table-cell table:number-columns-repeated="971"/>
        </table:table-row>
        <table:table-row table:style-name="ro3">
          <table:table-cell table:number-columns-repeated="52"/>
          <table:table-cell table:style-name="Default" office:value-type="string">
            <text:p>Z30</text:p>
          </table:table-cell>
          <table:table-cell table:number-columns-repeated="971"/>
        </table:table-row>
        <table:table-row table:style-name="ro7">
          <table:table-cell table:number-columns-repeated="52"/>
          <table:table-cell office:value-type="string">
            <text:p>---</text:p>
          </table:table-cell>
          <table:table-cell table:number-columns-repeated="971"/>
        </table:table-row>
        <table:table-row table:style-name="ro7" table:number-rows-repeated="1047793">
          <table:table-cell table:number-columns-repeated="1024"/>
        </table:table-row>
        <table:table-row table:style-name="ro7">
          <table:table-cell table:number-columns-repeated="1024"/>
        </table:table-row>
      </table:table>
      <table:table table:name="Search_NOCAS" table:style-name="ta1" table:print="false">
        <office:forms form:automatic-focus="false" form:apply-design-mode="false">
          <form:form form:name="Form" form:apply-filter="true" form:command-type="table" form:control-implementation="ooo:com.sun.star.form.component.Form" office:target-frame="" xlink:href="" xlink:type="simple"/>
        </office:forms>
        <table:table-column table:style-name="co43" table:default-cell-style-name="Default"/>
        <table:table-column table:style-name="co12" table:default-cell-style-name="Default"/>
        <table:table-column table:style-name="co13" table:default-cell-style-name="Default"/>
        <table:table-column table:style-name="co36" table:default-cell-style-name="Default"/>
        <table:table-column table:style-name="co118" table:default-cell-style-name="Default"/>
        <table:table-column table:style-name="co119" table:default-cell-style-name="Default"/>
        <table:table-column table:style-name="co16" table:default-cell-style-name="Default"/>
        <table:table-column table:style-name="co44" table:default-cell-style-name="Default"/>
        <table:table-column table:style-name="co120" table:default-cell-style-name="Default"/>
        <table:table-column table:style-name="co19" table:default-cell-style-name="Default"/>
        <table:table-column table:style-name="co46" table:default-cell-style-name="Default"/>
        <table:table-column table:style-name="co21" table:default-cell-style-name="Default"/>
        <table:table-column table:style-name="co58"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21" table:default-cell-style-name="Default"/>
        <table:table-column table:style-name="co31" table:default-cell-style-name="Default"/>
        <table:table-column table:style-name="co32" table:default-cell-style-name="Default"/>
        <table:table-column table:style-name="co49" table:default-cell-style-name="Default"/>
        <table:table-column table:style-name="co34" table:default-cell-style-name="Default"/>
        <table:table-column table:style-name="co22" table:default-cell-style-name="Default"/>
        <table:table-column table:style-name="co50" table:number-columns-repeated="2" table:default-cell-style-name="Default"/>
        <table:table-row table:style-name="ro3">
          <table:table-cell office:value-type="string">
            <text:p>TGL INPUT</text:p>
          </table:table-cell>
          <table:table-cell office:value-type="string">
            <text:p>NOCAS</text:p>
          </table:table-cell>
          <table:table-cell office:value-type="string">
            <text:p>NIK (JABATAN)</text:p>
          </table:table-cell>
          <table:table-cell office:value-type="string">
            <text:p>NAMA</text:p>
          </table:table-cell>
          <table:table-cell office:value-type="string">
            <text:p>KODE</text:p>
          </table:table-cell>
          <table:table-cell office:value-type="string">
            <text:p>PLAN SUBZONA</text:p>
          </table:table-cell>
          <table:table-cell office:value-type="string">
            <text:p>SUMBER PROSPECT</text:p>
          </table:table-cell>
          <table:table-cell office:value-type="string">
            <text:p>APPID</text:p>
          </table:table-cell>
          <table:table-cell office:value-type="string">
            <text:p>NAMA CALON DEBITUR</text:p>
          </table:table-cell>
          <table:table-cell office:value-type="string">
            <text:p>SUBZONA CADEB</text:p>
          </table:table-cell>
          <table:table-cell office:value-type="string">
            <text:p>NO. TELP./ HP.</text:p>
          </table:table-cell>
          <table:table-cell office:value-type="string">
            <text:p>JENIS USAHA</text:p>
          </table:table-cell>
          <table:table-cell office:value-type="string">
            <text:p>ALAMAT USAHA/T. TINGGAL</text:p>
          </table:table-cell>
          <table:table-cell office:value-type="string">
            <text:p>LAMA USAHA</text:p>
          </table:table-cell>
          <table:table-cell office:value-type="string">
            <text:p>GOOD CHAR 1</text:p>
          </table:table-cell>
          <table:table-cell office:value-type="string">
            <text:p>PEMBERI INFO 1</text:p>
          </table:table-cell>
          <table:table-cell office:value-type="string">
            <text:p>NO. TELP./ HP. PEMBERI INFO 1</text:p>
          </table:table-cell>
          <table:table-cell office:value-type="string">
            <text:p>GOOD CHAR 2</text:p>
          </table:table-cell>
          <table:table-cell office:value-type="string">
            <text:p>PEMBERI INFO 2</text:p>
          </table:table-cell>
          <table:table-cell office:value-type="string">
            <text:p>NO. TELP./ HP. PEMBERI INFO 2</text:p>
          </table:table-cell>
          <table:table-cell office:value-type="string">
            <text:p>JENIS PRODUK</text:p>
          </table:table-cell>
          <table:table-cell office:value-type="string">
            <text:p>STATUS CALON DEBITUR</text:p>
          </table:table-cell>
          <table:table-cell office:value-type="string">
            <text:p>JENIS DATA</text:p>
          </table:table-cell>
          <table:table-cell office:value-type="string">
            <text:p>KETERANGAN</text:p>
          </table:table-cell>
          <table:table-cell office:value-type="string">
            <text:p>LOKASI KUNJUNGAN</text:p>
          </table:table-cell>
          <table:table-cell office:value-type="string">
            <text:p>TGL RENCANA KUNJUNGAN</text:p>
          </table:table-cell>
          <table:table-cell office:value-type="string">
            <text:p>PENC. KUNJ.(AKT)</text:p>
          </table:table-cell>
          <table:table-cell office:value-type="string">
            <text:p>STATUS KUNJ. (AKT)</text:p>
          </table:table-cell>
          <table:table-cell office:value-type="string">
            <text:p>PROSES SELANJUTNYA (AKT)</text:p>
          </table:table-cell>
          <table:table-cell office:value-type="string">
            <text:p>ASSIGN_TO</text:p>
          </table:table-cell>
          <table:table-cell office:value-type="string">
            <text:p>ASSIGN_CODE</text:p>
          </table:table-cell>
        </table:table-row>
        <table:table-row table:style-name="ro3" table:number-rows-repeated="9">
          <table:table-cell table:number-columns-repeated="31"/>
        </table:table-row>
        <table:table-row table:style-name="ro6">
          <table:table-cell table:number-columns-repeated="31"/>
        </table:table-row>
        <table:table-row table:style-name="ro3" table:number-rows-repeated="1048564">
          <table:table-cell table:number-columns-repeated="31"/>
        </table:table-row>
        <table:table-row table:style-name="ro3">
          <table:table-cell table:number-columns-repeated="31"/>
        </table:table-row>
      </table:table>
      <table:table table:name="lisrkhpending" table:style-name="ta1" table:print="false">
        <table:table-column table:style-name="co122" table:default-cell-style-name="ce127"/>
        <table:table-column table:style-name="co39" table:default-cell-style-name="ce127"/>
        <table:table-column table:style-name="co123" table:default-cell-style-name="ce127"/>
        <table:table-column table:style-name="co17" table:default-cell-style-name="ce127"/>
        <table:table-column table:style-name="co124" table:default-cell-style-name="ce127"/>
        <table:table-column table:style-name="co110" table:default-cell-style-name="ce127"/>
        <table:table-column table:style-name="co125" table:default-cell-style-name="ce127"/>
        <table:table-column table:style-name="co83" table:default-cell-style-name="ce127"/>
        <table:table-column table:style-name="co37" table:default-cell-style-name="ce127"/>
        <table:table-column table:style-name="co126" table:default-cell-style-name="ce127"/>
        <table:table-column table:style-name="co127" table:default-cell-style-name="ce127"/>
        <table:table-column table:style-name="co50" table:default-cell-style-name="ce127"/>
        <table:table-column table:style-name="co128" table:default-cell-style-name="ce127"/>
        <table:table-column table:style-name="co93" table:default-cell-style-name="ce127"/>
        <table:table-column table:style-name="co129" table:default-cell-style-name="ce127"/>
        <table:table-column table:style-name="co10" table:number-columns-repeated="1009" table:default-cell-style-name="ce127"/>
        <table:table-row table:style-name="ro3">
          <table:table-cell table:style-name="Default" office:value-type="string">
            <text:p>TGL INPUT</text:p>
          </table:table-cell>
          <table:table-cell table:style-name="Default" office:value-type="string">
            <text:p>NOCAS</text:p>
          </table:table-cell>
          <table:table-cell table:style-name="Default" office:value-type="string">
            <text:p>NIK (JABATAN)</text:p>
          </table:table-cell>
          <table:table-cell table:style-name="Default" office:value-type="string">
            <text:p>NAMA RO</text:p>
          </table:table-cell>
          <table:table-cell table:style-name="Default" office:value-type="string">
            <text:p>KODE RO</text:p>
          </table:table-cell>
          <table:table-cell table:style-name="Default" office:value-type="string">
            <text:p>PLAN SUBZONA RO</text:p>
          </table:table-cell>
          <table:table-cell table:style-name="Default" office:value-type="string">
            <text:p>SUMBER PROSPECT</text:p>
          </table:table-cell>
          <table:table-cell table:style-name="Default" office:value-type="string">
            <text:p>APPID</text:p>
          </table:table-cell>
          <table:table-cell table:style-name="Default" office:value-type="string">
            <text:p>NAMA CALON DEBITUR</text:p>
          </table:table-cell>
          <table:table-cell table:style-name="Default" office:value-type="string">
            <text:p>SUBZONA CADEB</text:p>
          </table:table-cell>
          <table:table-cell table:style-name="Default" office:value-type="string">
            <text:p>NO. TELP./ HP.</text:p>
          </table:table-cell>
          <table:table-cell table:style-name="Default" office:value-type="string">
            <text:p>JENIS USAHA</text:p>
          </table:table-cell>
          <table:table-cell table:style-name="Default" office:value-type="string">
            <text:p>ALAMAT USAHA/T. TINGGAL</text:p>
          </table:table-cell>
          <table:table-cell table:style-name="Default" office:value-type="string">
            <text:p>LAMA USAHA</text:p>
          </table:table-cell>
          <table:table-cell table:style-name="Default" office:value-type="string">
            <text:p>GOOD CHAR 1</text:p>
          </table:table-cell>
          <table:table-cell table:style-name="Default" office:value-type="string">
            <text:p>PEMBERI INFO 1</text:p>
          </table:table-cell>
          <table:table-cell table:style-name="Default" office:value-type="string">
            <text:p>NO. TELP./ HP. PEMBERI INFO 1</text:p>
          </table:table-cell>
          <table:table-cell table:style-name="Default" office:value-type="string">
            <text:p>GOOD CHAR 2</text:p>
          </table:table-cell>
          <table:table-cell table:style-name="Default" office:value-type="string">
            <text:p>PEMBERI INFO 2</text:p>
          </table:table-cell>
          <table:table-cell table:style-name="Default" office:value-type="string">
            <text:p>NO. TELP./ HP. PEMBERI INFO 2</text:p>
          </table:table-cell>
          <table:table-cell table:style-name="Default" office:value-type="string">
            <text:p>JENIS PRODUK</text:p>
          </table:table-cell>
          <table:table-cell table:style-name="Default" office:value-type="string">
            <text:p>STATUS CALON DEBITUR</text:p>
          </table:table-cell>
          <table:table-cell table:style-name="Default" office:value-type="string">
            <text:p>JENIS DATA</text:p>
          </table:table-cell>
          <table:table-cell table:style-name="Default" office:value-type="string">
            <text:p>KETERANGAN</text:p>
          </table:table-cell>
          <table:table-cell table:style-name="Default" office:value-type="string">
            <text:p>LOKASI KUNJUNGAN</text:p>
          </table:table-cell>
          <table:table-cell table:style-name="Default" office:value-type="string">
            <text:p>TGL RENCANA KUNJUNGAN</text:p>
          </table:table-cell>
          <table:table-cell table:style-name="Default" office:value-type="string">
            <text:p>PENC. KUNJ.(AKT)</text:p>
          </table:table-cell>
          <table:table-cell table:style-name="Default" office:value-type="string">
            <text:p>STATUS KUNJ. (AKT)</text:p>
          </table:table-cell>
          <table:table-cell table:style-name="Default" office:value-type="string">
            <text:p>PROSES SELANJUTNYA (AKT)</text:p>
          </table:table-cell>
          <table:table-cell table:style-name="Default" office:value-type="string">
            <text:p>ASSIGN_TO</text:p>
          </table:table-cell>
          <table:table-cell table:style-name="Default" office:value-type="string">
            <text:p>ASSIGN_CODE</text:p>
          </table:table-cell>
          <table:table-cell table:number-columns-repeated="993"/>
        </table:table-row>
        <table:table-row table:style-name="ro8" table:number-rows-repeated="1048574">
          <table:table-cell table:number-columns-repeated="1024"/>
        </table:table-row>
        <table:table-row table:style-name="ro8">
          <table:table-cell table:number-columns-repeated="1024"/>
        </table:table-row>
      </table:table>
      <table:named-expressions>
        <table:named-expression table:name="nipro" table:base-cell-address="$FRONT.$B$65536" table:expression="$#REF!.$C$18:$C$65536"/>
        <table:named-expression table:name="nipro2" table:base-cell-address="$FRONT.$B$12" table:expression="$#REF!.$C$18:$C$60006"/>
        <table:named-expression table:name="nipro3" table:base-cell-address="$FRONT.$B$13" table:expression="$#REF!.$C$18:$C$60005"/>
        <table:named-expression table:name="nipro4" table:base-cell-address="$FRONT.$C$18" table:expression="$#REF!.$C$18:$C$100"/>
        <table:named-range table:name="Excel_BuiltIn__FilterDatabase" table:base-cell-address="$FRONT.$A$1" table:cell-range-address="$FRONT.$A$1:.$AH$296"/>
      </table:named-expressions>
      <table:database-ranges>
        <table:database-range table:target-range-address="DataZona.A1:DataZona.U1001" table:contains-header="false">
          <table:sort>
            <table:sort-by table:field-number="0" table:order="descending" table:data-type="automatic"/>
            <table:sort-by table:field-number="3" table:data-type="automatic"/>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Albany AMT" svg:font-family="'Albany AMT'"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Lucida Sans Unicode" style:language-asian="zxx" style:country-asian="none" style:font-name-complex="Tahoma1" style:language-complex="zxx" style:country-complex="none"/>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number number:decimal-places="2" number:min-integer-digits="1" number:grouping="true"/>
      <number:text> </number:text>
    </number:number-style>
    <number:number-style style:name="N120P1" style:volatile="true">
      <number:text> (</number:text>
      <number:number number:decimal-places="2" number:min-integer-digits="1" number:grouping="true"/>
      <number:text>)</number:text>
    </number:number-style>
    <number:number-style style:name="N120P2" style:volatile="true">
      <number:text> -</number:text>
      <number:number number: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17">
      <number:number number:decimal-places="2" number:min-integer-digits="1" number:grouping="true"/>
      <number:text> </number:text>
    </number:number-style>
    <number:number-style style:name="N118">
      <number:text> (</number:text>
      <number:number number:decimal-places="2" number:min-integer-digits="1" number:grouping="true"/>
      <number:text>)</number:text>
    </number:number-style>
    <number:number-style style:name="N119">
      <number:text> -</number:text>
      <number:number number:decimal-places="0" number:min-integer-digits="0"/>
      <number:text> </number:text>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currency-style style:name="N143">
      <number:currency-symbol number:language="id" number:country="ID">Rp</number:currency-symbol>
      <number:number number:decimal-places="2" number:min-integer-digits="1" number:grouping="true"/>
    </number:currency-style>
    <number:currency-style style:name="N144P0" style:volatile="true">
      <number:currency-symbol number:language="id" number:country="ID">Rp</number:currency-symbol>
      <number:number number:decimal-places="2" number:min-integer-digits="1" number:grouping="true"/>
    </number:currency-style>
    <number:currency-style style:name="N144">
      <style:text-properties fo:color="#ff0000"/>
      <number:text>(</number:text>
      <number:currency-symbol number:language="id" number:country="ID">Rp</number:currency-symbol>
      <number:number number:decimal-places="2" number:min-integer-digits="1" number:grouping="true"/>
      <number:text>)</number:text>
      <style:map style:condition="value()&gt;=0" style:apply-style-name="N144P0"/>
    </number:currency-style>
    <number:currency-style style:name="N145">
      <number:currency-symbol number:language="id" number:country="ID">Rp</number:currency-symbol>
      <number:number number:decimal-places="0" number:min-integer-digits="1" number:grouping="true"/>
    </number:currency-style>
    <number:currency-style style:name="N147P0" style:volatile="true">
      <number:currency-symbol number:language="id" number:country="ID">Rp</number:currency-symbol>
      <number:number number:decimal-places="0" number:min-integer-digits="1" number:grouping="true"/>
      <number:text> </number:text>
    </number:currency-style>
    <number:currency-style style:name="N147">
      <style:text-properties fo:color="#ff0000"/>
      <number:text>(</number:text>
      <number:currency-symbol number:language="id" number:country="ID">Rp</number:currency-symbol>
      <number:number number:decimal-places="0" number:min-integer-digits="1" number:grouping="true"/>
      <number:text>)</number:text>
      <style:map style:condition="value()&gt;=0" style:apply-style-name="N147P0"/>
    </number:currency-style>
    <number:time-style style:name="N148">
      <number:hours/>
      <number:text>:</number:text>
      <number:minutes number:style="long"/>
      <number:text>:</number:text>
      <number:seconds number:style="long"/>
      <number:text> </number:text>
      <number:am-pm/>
    </number:time-style>
    <number:date-style style:name="N150P0" style:volatile="true">
      <number:day/>
      <number:text>-</number:text>
      <number:month number:textual="true"/>
      <number:text>-</number:text>
      <number:year/>
    </number:date-style>
    <number:text-style style:name="N150">
      <number:text-content/>
      <style:map style:condition="value()&gt;=0" style:apply-style-name="N150P0"/>
    </number:text-style>
    <number:date-style style:name="N152P0" style:volatile="true">
      <number:day/>
      <number:text>-</number:text>
      <number:month number:textual="true"/>
    </number:date-style>
    <number:text-style style:name="N152">
      <number:text-content/>
      <style:map style:condition="value()&gt;=0" style:apply-style-name="N152P0"/>
    </number:text-style>
    <number:number-style style:name="N153P0" style:volatile="true">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date-style style:name="N155P0" style:volatile="true">
      <number:day number:style="long"/>
      <number:text> </number:text>
      <number:month number:style="long" number:textual="true"/>
      <number:text> </number:text>
      <number:year number:style="long"/>
    </number:date-style>
    <number:text-style style:name="N155">
      <number:text-content/>
      <style:map style:condition="value()&gt;=0" style:apply-style-name="N155P0"/>
    </number:text-style>
    <number:number-style style:name="N158P0" style:volatile="true">
      <number:number number:decimal-places="1" number:min-integer-digits="1" number:grouping="true"/>
      <number:text> </number:text>
    </number:number-style>
    <number:number-style style:name="N158P1" style:volatile="true">
      <number:text> (</number:text>
      <number:number number:decimal-places="1" number:min-integer-digits="1" number:grouping="true"/>
      <number:text>)</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date-style style:name="N160P0" style:volatile="true">
      <number:day number:style="long"/>
      <number:text>-</number:text>
      <number:month number:textual="true"/>
      <number:text>-</number:text>
      <number:year/>
    </number:date-style>
    <number:text-style style:name="N160">
      <number:text-content/>
      <style:map style:condition="value()&gt;=0" style:apply-style-name="N160P0"/>
    </number:text-style>
    <number:percentage-style style:name="N161">
      <number:number number:decimal-places="1" number:min-integer-digits="1"/>
      <number:text>%</number:text>
    </number:percentage-style>
    <number:date-style style:name="N162">
      <number:day number:style="long"/>
    </number:date-style>
    <number:number-style style:name="N165P0" style:volatile="true">
      <number:number number:decimal-places="3" number:min-integer-digits="1" number:grouping="true"/>
      <number:text> </number:text>
    </number:number-style>
    <number:number-style style:name="N165P1" style:volatile="true">
      <number:text> (</number:text>
      <number:number number:decimal-places="3"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currency-style style:name="N169P0" style:volatile="true">
      <number:currency-symbol number:language="id" number:country="ID">Rp</number:currency-symbol>
      <number:number number:decimal-places="2" number:min-integer-digits="1" number:grouping="true"/>
      <number:text> </number:text>
    </number:currency-style>
    <number:currency-style style:name="N169P1" style:volatile="true">
      <number:currency-symbol number:language="id" number:country="ID">Rp</number:currency-symbol>
      <number:text>(</number:text>
      <number:number number:decimal-places="2" number:min-integer-digits="1" number:grouping="true"/>
      <number:text>)</number:text>
    </number:currency-style>
    <number:currency-style style:name="N169P2" style:volatile="true">
      <number:currency-symbol number:language="id" number:country="ID">Rp</number:currency-symbol>
      <number:text>-</number:text>
      <number:number number:decimal-places="0" number:min-integer-digits="0"/>
      <number:text> </number:text>
    </number:currency-style>
    <number:text-style style:name="N169">
      <number:text-content/>
      <number:text> </number:text>
      <style:map style:condition="value()&gt;0" style:apply-style-name="N169P0"/>
      <style:map style:condition="value()&lt;0" style:apply-style-name="N169P1"/>
      <style:map style:condition="value()=0" style:apply-style-name="N169P2"/>
    </number:text-style>
    <number:currency-style style:name="N172P0" style:volatile="true">
      <number:currency-symbol number:language="id" number:country="ID">Rp</number:currency-symbol>
      <number:number number:decimal-places="0" number:min-integer-digits="1" number:grouping="true"/>
      <number:text> </number:text>
    </number:currency-style>
    <number:currency-style style:name="N172P1" style:volatile="true">
      <number:currency-symbol number:language="id" number:country="ID">Rp</number:currency-symbol>
      <number:text>(</number:text>
      <number:number number:decimal-places="0" number:min-integer-digits="1" number:grouping="true"/>
      <number:text>)</number:text>
    </number:currency-style>
    <number:currency-style style:name="N172P2" style:volatile="true">
      <number:currency-symbol number:language="id" number:country="ID">Rp</number:currency-symbol>
      <number:text>- </number:text>
    </number:currency-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73">
      <number:day/>
      <number:text>-</number:text>
      <number:month number:textual="true"/>
      <number:text>-</number:text>
      <number:year number:style="long"/>
    </number:date-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6P0" style:volatile="true">
      <number:text>Yes</number:text>
    </number:number-style>
    <number:number-style style:name="N176P1" style:volatile="true">
      <number:text>Yes</number:text>
    </number:number-style>
    <number:number-style style:name="N176">
      <number:text>No</number:text>
      <style:map style:condition="value()&gt;0" style:apply-style-name="N176P0"/>
      <style:map style:condition="value()&lt;0" style:apply-style-name="N176P1"/>
    </number:number-style>
    <number:number-style style:name="N178P0" style:volatile="true">
      <number:text>True</number:text>
    </number:number-style>
    <number:number-style style:name="N178P1" style:volatile="true">
      <number:text>True</number:text>
    </number:number-style>
    <number:number-style style:name="N178">
      <number:text>False</number:text>
      <style:map style:condition="value()&gt;0" style:apply-style-name="N178P0"/>
      <style:map style:condition="value()&lt;0" style:apply-style-name="N178P1"/>
    </number:number-style>
    <number:number-style style:name="N180P0" style:volatile="true">
      <number:text>On</number:text>
    </number:number-style>
    <number:number-style style:name="N180P1" style:volatile="true">
      <number:text>On</number:text>
    </number:number-style>
    <number:number-style style:name="N180">
      <number:text>Off</number:text>
      <style:map style:condition="value()&gt;0" style:apply-style-name="N180P0"/>
      <style:map style:condition="value()&lt;0" style:apply-style-name="N180P1"/>
    </number:number-style>
    <number:currency-style style:name="N182P0" style:volatile="true">
      <number:currency-symbol>€</number:currency-symbol>
      <number:text> </number:text>
      <number:number number:decimal-places="2" number:min-integer-digits="1" number:grouping="true"/>
      <number:text> </number:text>
    </number:currency-style>
    <number:currency-style style:name="N182">
      <style:text-properties fo:color="#ff0000"/>
      <number:text>(</number:text>
      <number:currency-symbol>€</number:currency-symbol>
      <number:text> </number:text>
      <number:number number:decimal-places="2" number:min-integer-digits="1" number:grouping="true"/>
      <number:text>)</number:text>
      <style:map style:condition="value()&gt;=0" style:apply-style-name="N182P0"/>
    </number:currency-style>
    <number:date-style style:name="N183">
      <number:day number:style="long"/>
      <number:text>-</number:text>
      <number:month number:textual="true"/>
      <number:text>-</number:text>
      <number:year number:style="long"/>
    </number:date-style>
    <number:number-style style:name="N184">
      <number:number number:decimal-places="0" number:min-integer-digits="1" number:grouping="true"/>
      <number:text>.</number:text>
    </number:number-style>
    <number:currency-style style:name="N188P0" style:volatile="true">
      <number:currency-symbol number:language="sw" number:country="KE">S</number:currency-symbol>
      <number:number number:decimal-places="2" number:min-integer-digits="1" number:grouping="true"/>
      <number:text> </number:text>
    </number:currency-style>
    <number:currency-style style:name="N188P1" style:volatile="true">
      <number:currency-symbol number:language="sw" number:country="KE">S</number:currency-symbol>
      <number:text>(</number:text>
      <number:number number:decimal-places="2" number:min-integer-digits="1" number:grouping="true"/>
      <number:text>)</number:text>
    </number:currency-style>
    <number:currency-style style:name="N188P2" style:volatile="true">
      <number:currency-symbol number:language="sw" number:country="KE">S</number:currency-symbol>
      <number:text>-</number:text>
      <number:number number:decimal-places="0" number:min-integer-digits="0"/>
      <number:text> </number:text>
    </number:currency-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number:min-integer-digits="1"/>
    </number:number-style>
    <number:number-style style:name="N190">
      <number:number number:decimal-places="2" number:min-integer-digits="0" number:display-factor="1000000"/>
    </number:number-style>
    <number:number-style style:name="N191">
      <number:number number:decimal-places="0" number:min-integer-digits="1" number:grouping="true" number:display-factor="1000000"/>
    </number:number-style>
    <number:percentage-style style:name="N192">
      <number:number number:decimal-places="3" number:min-integer-digits="1"/>
      <number:text>%</number:text>
    </number:percentage-style>
    <number:percentage-style style:name="N193">
      <number:number number:decimal-places="4" number:min-integer-digits="1"/>
      <number:text>%</number:text>
    </number:percentage-style>
    <number:number-style style:name="N194">
      <number:number number:decimal-places="12" number:min-integer-digits="1"/>
    </number:number-style>
    <number:number-style style:name="N195">
      <number:number number:decimal-places="0" number:min-integer-digits="0"/>
    </number:number-style>
    <number:number-style style:name="N196">
      <number:number number:decimal-places="3" number:min-integer-digits="1" number:grouping="true"/>
    </number:number-style>
    <number:number-style style:name="N197">
      <number:number number:decimal-places="4" number:min-integer-digits="1" number:grouping="true"/>
    </number:number-style>
    <number:number-style style:name="N198">
      <number:number number:decimal-places="5" number:min-integer-digits="1" number:grouping="true"/>
    </number:number-style>
    <number:number-style style:name="N199">
      <number:number number:decimal-places="6" number:min-integer-digits="1" number:grouping="true"/>
    </number:number-style>
    <number:number-style style:name="N200">
      <number:number number:decimal-places="7" number:min-integer-digits="1" number:grouping="true"/>
    </number:number-style>
    <number:number-style style:name="N201">
      <number:number number:decimal-places="8" number:min-integer-digits="1"/>
    </number:number-style>
    <number:number-style style:name="N202">
      <number:number number:decimal-places="8" number:min-integer-digits="1" number:grouping="true"/>
    </number:number-style>
    <number:number-style style:name="N203">
      <number:number number:decimal-places="9" number:min-integer-digits="1" number:grouping="true"/>
    </number:number-style>
    <number:number-style style:name="N204">
      <number:number number:decimal-places="10" number:min-integer-digits="1" number:grouping="true"/>
    </number:number-style>
    <number:number-style style:name="N205">
      <number:number number:decimal-places="11" number:min-integer-digits="1" number:grouping="true"/>
    </number:number-style>
    <number:number-style style:name="N206">
      <number:number number:decimal-places="3" number:min-integer-digits="1"/>
    </number:number-style>
    <number:number-style style:name="N207">
      <number:number number:decimal-places="1" number:min-integer-digits="1" number:grouping="true"/>
    </number:number-style>
    <number:currency-style style:name="N209P0" style:volatile="true">
      <number:currency-symbol number:language="id" number:country="ID">Rp</number:currency-symbol>
      <number:number number:decimal-places="1" number:min-integer-digits="1" number:grouping="true"/>
    </number:currency-style>
    <number:currency-style style:name="N209">
      <number:text>-</number:text>
      <number:currency-symbol number:language="id" number:country="ID">Rp</number:currency-symbol>
      <number:number number:decimal-places="1" number:min-integer-digits="1" number:grouping="true"/>
      <style:map style:condition="value()&gt;=0" style:apply-style-name="N209P0"/>
    </number:currency-style>
    <number:currency-style style:name="N210P0" style:volatile="true">
      <number:currency-symbol number:language="id" number:country="ID">Rp</number:currency-symbol>
      <number:number number:decimal-places="0" number:min-integer-digits="1" number:grouping="true"/>
    </number:currency-style>
    <number:currency-style style:name="N210">
      <number:text>-</number:text>
      <number:currency-symbol number:language="id" number:country="ID">Rp</number:currency-symbol>
      <number:number number:decimal-places="0" number:min-integer-digits="1" number:grouping="true"/>
      <style:map style:condition="value()&gt;=0" style:apply-style-name="N210P0"/>
    </number:currency-style>
    <number:currency-style style:name="N212P0" style:volatile="true">
      <number:number number:decimal-places="2" number:min-integer-digits="1" number:grouping="true"/>
      <number:text> </number:text>
      <number:currency-symbol number:language="de" number:country="DE">€</number:currency-symbol>
    </number:currency-style>
    <number:currency-style style:name="N2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12P0"/>
    </number:currency-style>
    <number:number-style style:name="N213">
      <number:number number:decimal-places="0" number:min-integer-digits="1"/>
      <number:text> </number:text>
    </number:number-style>
    <number:number-style style:name="N214">
      <number:text> (</number:text>
      <number:number number:decimal-places="0" number:min-integer-digits="1"/>
      <number:text>)</number:text>
    </number:number-style>
    <number:number-style style:name="N215P0" style:volatile="true">
      <number:number number:decimal-places="0" number:min-integer-digits="1"/>
      <number:text> </number:text>
    </number:number-style>
    <number:number-style style:name="N215P1" style:volatile="true">
      <number:text> (</number:text>
      <number:number number:decimal-places="0" number:min-integer-digits="1"/>
      <number:text>)</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date-style style:name="N216">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date-style style:name="N217">
      <number:text>'</number:text>
      <number:year number:style="long"/>
      <number:text>-</number:text>
      <number:month number:style="long"/>
      <number:text>-</number:text>
      <number:day number:style="long"/>
    </number:date-style>
    <number:time-style style:name="N218">
      <number:hours number:style="long"/>
      <number:minutes number:style="long"/>
      <number:seconds/>
    </number:tim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5137" number:language="en" number:country="US">
      <number:day/>
      <number:text>-</number:text>
      <number:month number:textual="true"/>
      <number:text>-</number:text>
      <number:year number:style="long"/>
    </number:date-style>
    <number:currency-style style:name="N10103" number:language="id" number:country="ID">
      <number:currency-symbol number:language="id" number:country="ID">Rp</number:currency-symbol>
      <number:number number:decimal-places="2" number:min-integer-digits="1" number:grouping="true"/>
    </number:currency-style>
    <number:currency-style style:name="N10104P0" style:volatile="true" number:language="id" number:country="ID">
      <number:currency-symbol number:language="id" number:country="ID">Rp</number:currency-symbol>
      <number:number number:decimal-places="2" number:min-integer-digits="1" number:grouping="true"/>
    </number:currency-style>
    <number:currency-style style:name="N10104" number:language="id" number:country="ID">
      <style:text-properties fo:color="#ff0000"/>
      <number:text>(</number:text>
      <number:currency-symbol number:language="id" number:country="ID">Rp</number:currency-symbol>
      <number:number number:decimal-places="2" number:min-integer-digits="1" number:grouping="true"/>
      <number:text>)</number:text>
      <style:map style:condition="value()&gt;=0" style:apply-style-name="N10104P0"/>
    </number:currency-style>
    <style:style style:name="Default" style:family="table-cell">
      <style:table-cell-properties style:rotation-align="none"/>
      <style:text-properties fo:color="#000000" style:font-name="Calibri" fo:font-size="11pt" style:font-size-asian="11pt" style:font-name-complex="Ari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0138in solid #c0c0c0"/>
    </style:style>
    <style:style style:name="Output"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1" style:display-name="20% - Accent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1" style:display-name="20% - Accent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1" style:display-name="20% - Accent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1" style:display-name="20% - Accent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1" style:display-name="20% - Accent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1" style:display-name="20% - Accent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1" style:display-name="40% - Accent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1" style:display-name="40% - Accent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1" style:display-name="40% - Accent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1" style:display-name="40% - Accent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1" style:display-name="40% - Accent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1" style:display-name="40% - Accent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1" style:display-name="60% - Accent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1" style:display-name="60% - Accent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1" style:display-name="60% - Accent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1" style:display-name="60% - Accent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1" style:display-name="60% - Accent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1" style:display-name="60% - Accent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1" style:display-name="Accent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1" style:display-name="Accent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1" style:display-name="Accent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1" style:display-name="Accent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1" style:display-name="Accent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1" style:display-name="Accent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1" style:display-name="Bad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1" style:display-name="Calculation 1"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1" style:display-name="Check Cell 1"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1" style:display-name="Explanatory Text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1" style:display-name="Good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1" style:display-name="Heading 1 1"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1" style:display-name="Heading 2 1"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1" style:display-name="Heading 3 1"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1" style:display-name="Heading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1" style:display-name="Input 1"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1" style:display-name="Linked Cell 1"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1" style:display-name="Neutral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1" style:display-name="Note 1" style:family="table-cell" style:parent-style-name="Default">
      <style:table-cell-properties fo:background-color="#ffffcc" style:diagonal-bl-tr="none" style:diagonal-tl-br="none" fo:border="0.0138in solid #c0c0c0"/>
    </style:style>
    <style:style style:name="Output_20_1" style:display-name="Output 1"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1" style:display-name="Title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1" style:display-name="Total 1"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1" style:display-name="Warning Text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2" style:display-name="20% - Accent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2" style:display-name="20% - Accent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2" style:display-name="20% - Accent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2" style:display-name="20% - Accent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2" style:display-name="20% - Accent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2" style:display-name="20% - Accent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2" style:display-name="40% - Accent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2" style:display-name="40% - Accent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2" style:display-name="40% - Accent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2" style:display-name="40% - Accent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2" style:display-name="40% - Accent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2" style:display-name="40% - Accent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2" style:display-name="60% - Accent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2" style:display-name="60% - Accent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2" style:display-name="60% - Accent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2" style:display-name="60% - Accent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2" style:display-name="60% - Accent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2" style:display-name="60% - Accent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2" style:display-name="Accent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2" style:display-name="Accent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2" style:display-name="Accent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2" style:display-name="Accent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2" style:display-name="Accent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2" style:display-name="Accent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2" style:display-name="Bad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2" style:display-name="Calculation 2"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2" style:display-name="Check Cell 2"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2" style:display-name="Explanatory Text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2" style:display-name="Good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2" style:display-name="Heading 1 2"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2" style:display-name="Heading 2 2"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2" style:display-name="Heading 3 2"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2" style:display-name="Heading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2" style:display-name="Input 2"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2" style:display-name="Linked Cell 2"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2" style:display-name="Neutral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2" style:display-name="Note 2" style:family="table-cell" style:parent-style-name="Default">
      <style:table-cell-properties fo:background-color="#ffffcc" style:diagonal-bl-tr="none" style:diagonal-tl-br="none" fo:border="0.0138in solid #c0c0c0"/>
    </style:style>
    <style:style style:name="Output_20_2" style:display-name="Output 2"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2" style:display-name="Title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2" style:display-name="Total 2"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2" style:display-name="Warning Text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a" style:display-name="Excel_BuiltIn_Comma" style:family="table-cell" style:parent-style-name="Default" style:data-style-name="N120"/>
  </office:styles>
  <office:automatic-styles>
    <style:page-layout style:name="Mpm1">
      <style:page-layout-properties fo:page-width="11.6902in" fo:page-height="8.2701in" style:num-format="1" style:print-orientation="landscape" fo:margin-top="0.2791in" fo:margin-bottom="0.2646in" fo:margin-left="0.2354in" fo:margin-right="0.1252in" style:shadow="none" fo:background-color="transparent" style:first-page-number="continue" style:scale-to-pages="1" style:table-centering="horizontal" style:writing-mode="lr-tb">
        <style:background-image/>
      </style:page-layout-properties>
      <style:header-style>
        <style:header-footer-properties fo:min-height="0.1402in" fo:margin-left="0in" fo:margin-right="0in" fo:margin-bottom="0.1in"/>
      </style:header-style>
      <style:footer-style>
        <style:header-footer-properties fo:min-height="0.2299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73in" fo:page-height="11.6925in"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5">
      <style:page-layout-properties fo:margin-top="0.75in" fo:margin-bottom="0.75in" fo:margin-left="0.7in" fo:margin-right="0.7in" style:first-page-number="continue"/>
      <style:header-style>
        <style:header-footer-properties fo:margin-left="0.048in" fo:margin-right="0.048in" fo:margin-bottom="0in"/>
      </style:header-style>
      <style:footer-style>
        <style:header-footer-properties fo:margin-left="0.048in" fo:margin-right="0.048in" fo:margin-top="0in"/>
      </style:footer-style>
    </style:page-layout>
    <style:page-layout style:name="Mpm6">
      <style:page-layout-properties fo:page-width="8.2681in" fo:page-height="11.6929in" style:num-format="1" style:print-orientation="portrait" fo:margin-top="0.75in" fo:margin-bottom="0.75in" fo:margin-left="0.7in" fo:margin-right="0.7in" style:first-page-number="continue" style:scale-to="100%"/>
      <style:header-style>
        <style:header-footer-properties fo:margin-left="0.048in" fo:margin-right="0.048in" fo:margin-bottom="0in"/>
      </style:header-style>
      <style:footer-style>
        <style:header-footer-properties fo:margin-left="0.048in" fo:margin-right="0.048in" fo:margin-top="0in"/>
      </style:footer-style>
    </style:page-layout>
    <style:page-layout style:name="Mpm7">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8">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9">
      <style:page-layout-properties fo:margin-top="1in" fo:margin-bottom="1in" fo:margin-left="0.75in" fo:margin-right="0.75in" style:first-page-number="continue"/>
      <style:header-style>
        <style:header-footer-properties fo:margin-left="0in" fo:margin-right="0in" fo:margin-bottom="0in"/>
      </style:header-style>
      <style:footer-style>
        <style:header-footer-properties fo:margin-left="0in" fo:margin-right="0in" fo:margin-top="0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2">10/12/2017</text:date>, <text:time>13:50:3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1_20_1" style:display-name="PageStyle_Sheet1 1" style:page-layout-name="Mpm3">
      <style:header style:display="false"/>
      <style:header-left style:display="false"/>
      <style:footer style:display="false"/>
      <style:footer-left style:display="false"/>
    </style:master-page>
    <style:master-page style:name="PageStyle_5f_Sheet1_20_2" style:display-name="PageStyle_Sheet1 2" style:page-layout-name="Mpm3">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style:master-page style:name="PageStyle_5f_Sheet1_20_3" style:display-name="PageStyle_Sheet1 3" style:page-layout-name="Mpm5">
      <style:header style:display="false"/>
      <style:header-left style:display="false"/>
      <style:footer style:display="false"/>
      <style:footer-left style:display="false"/>
    </style:master-page>
    <style:master-page style:name="PageStyle_5f_Sheet1_20_4" style:display-name="PageStyle_Sheet1 4" style:page-layout-name="Mpm6">
      <style:header style:display="false"/>
      <style:header-left style:display="false"/>
      <style:footer style:display="false"/>
      <style:footer-left style:display="false"/>
    </style:master-page>
    <style:master-page style:name="PageStyle_5f_Sheet2" style:display-name="PageStyle_Sheet2" style:page-layout-name="Mpm5">
      <style:header style:display="false"/>
      <style:header-left style:display="false"/>
      <style:footer style:display="false"/>
      <style:footer-left style:display="false"/>
    </style:master-page>
    <style:master-page style:name="PageStyle_5f_Sheet2_20_1" style:display-name="PageStyle_Sheet2 1" style:page-layout-name="Mpm5">
      <style:header style:display="false"/>
      <style:header-left style:display="false"/>
      <style:footer style:display="false"/>
      <style:footer-left style:display="false"/>
    </style:master-page>
    <style:master-page style:name="PageStyle_5f_Sheet2_20_2" style:display-name="PageStyle_Sheet2 2" style:page-layout-name="Mpm5">
      <style:header style:display="false"/>
      <style:header-left style:display="false"/>
      <style:footer style:display="false"/>
      <style:footer-left style:display="false"/>
    </style:master-page>
    <style:master-page style:name="PageStyle_5f_Sheet2_20_3" style:display-name="PageStyle_Sheet2 3" style:page-layout-name="Mpm5">
      <style:header style:display="false"/>
      <style:header-left style:display="false"/>
      <style:footer style:display="false"/>
      <style:footer-left style:display="false"/>
    </style:master-page>
    <style:master-page style:name="PageStyle_5f_Sheet2_20_4" style:display-name="PageStyle_Sheet2 4" style:page-layout-name="Mpm5">
      <style:header style:display="false"/>
      <style:header-left style:display="false"/>
      <style:footer style:display="false"/>
      <style:footer-left style:display="false"/>
    </style:master-page>
    <style:master-page style:name="PageStyle_5f_detail_20__28_update_29_" style:display-name="PageStyle_detail (update)" style:page-layout-name="Mpm7">
      <style:header style:display="false"/>
      <style:header-left style:display="false"/>
      <style:footer style:display="false"/>
      <style:footer-left style:display="false"/>
    </style:master-page>
    <style:master-page style:name="PageStyle_5f_detail_20__28_update_29__20_1" style:display-name="PageStyle_detail (update) 1" style:page-layout-name="Mpm7">
      <style:header style:display="false"/>
      <style:header-left style:display="false"/>
      <style:footer style:display="false"/>
      <style:footer-left style:display="false"/>
    </style:master-page>
    <style:master-page style:name="PageStyle_5f_detail_20__28_update_29__20_2" style:display-name="PageStyle_detail (update) 2" style:page-layout-name="Mpm7">
      <style:header style:display="false"/>
      <style:header-left style:display="false"/>
      <style:footer style:display="false"/>
      <style:footer-left style:display="false"/>
    </style:master-page>
    <style:master-page style:name="PageStyle_5f_detail_20__28_update_29__20_3" style:display-name="PageStyle_detail (update) 3" style:page-layout-name="Mpm7">
      <style:header style:display="false"/>
      <style:header-left style:display="false"/>
      <style:footer style:display="false"/>
      <style:footer-left style:display="false"/>
    </style:master-page>
    <style:master-page style:name="PageStyle_5f_detail_20__28_update_29__20_4" style:display-name="PageStyle_detail (update) 4" style:page-layout-name="Mpm7">
      <style:header style:display="false"/>
      <style:header-left style:display="false"/>
      <style:footer style:display="false"/>
      <style:footer-left style:display="false"/>
    </style:master-page>
    <style:master-page style:name="PageStyle_5f_detail_20__28_update_29__20_5" style:display-name="PageStyle_detail (update) 5" style:page-layout-name="Mpm7">
      <style:header style:display="false"/>
      <style:header-left style:display="false"/>
      <style:footer style:display="false"/>
      <style:footer-left style:display="false"/>
    </style:master-page>
    <style:master-page style:name="PageStyle_5f_detail_20__28_update_29__20_6" style:display-name="PageStyle_detail (update) 6" style:page-layout-name="Mpm7">
      <style:header style:display="false"/>
      <style:header-left style:display="false"/>
      <style:footer style:display="false"/>
      <style:footer-left style:display="false"/>
    </style:master-page>
    <style:master-page style:name="PageStyle_5f_detail_20__28_update_29__20_7" style:display-name="PageStyle_detail (update) 7" style:page-layout-name="Mpm7">
      <style:header style:display="false"/>
      <style:header-left style:display="false"/>
      <style:footer style:display="false"/>
      <style:footer-left style:display="false"/>
    </style:master-page>
    <style:master-page style:name="PageStyle_5f_detail_20__28_update_29__20_8" style:display-name="PageStyle_detail (update) 8" style:page-layout-name="Mpm7">
      <style:header style:display="false"/>
      <style:header-left style:display="false"/>
      <style:footer style:display="false"/>
      <style:footer-left style:display="false"/>
    </style:master-page>
    <style:master-page style:name="PageStyle_5f_detail_20__28_update_29__20_9" style:display-name="PageStyle_detail (update) 9" style:page-layout-name="Mpm7">
      <style:header style:display="false"/>
      <style:header-left style:display="false"/>
      <style:footer style:display="false"/>
      <style:footer-left style:display="false"/>
    </style:master-page>
    <style:master-page style:name="PageStyle_5f_Sheet1_20_5" style:display-name="PageStyle_Sheet1 5" style:page-layout-name="Mpm8">
      <style:header style:display="false"/>
      <style:header-left style:display="false"/>
      <style:footer style:display="false"/>
      <style:footer-left style:display="false"/>
    </style:master-page>
    <style:master-page style:name="PageStyle_5f_Sheet1_20_6" style:display-name="PageStyle_Sheet1 6" style:page-layout-name="Mpm5">
      <style:header style:display="false"/>
      <style:header-left style:display="false"/>
      <style:footer style:display="false"/>
      <style:footer-left style:display="false"/>
    </style:master-page>
    <style:master-page style:name="PageStyle_5f_Sheet1_20_7" style:display-name="PageStyle_Sheet1 7" style:page-layout-name="Mpm5">
      <style:header style:display="false"/>
      <style:header-left style:display="false"/>
      <style:footer style:display="false"/>
      <style:footer-left style:display="false"/>
    </style:master-page>
    <style:master-page style:name="PageStyle_5f_Sheet1_20_8" style:display-name="PageStyle_Sheet1 8" style:page-layout-name="Mpm5">
      <style:header style:display="false"/>
      <style:header-left style:display="false"/>
      <style:footer style:display="false"/>
      <style:footer-left style:display="false"/>
    </style:master-page>
    <style:master-page style:name="PageStyle_5f_Sheet1_20_9" style:display-name="PageStyle_Sheet1 9" style:page-layout-name="Mpm9">
      <style:header style:display="false"/>
      <style:header-left style:display="false"/>
      <style:footer style:display="false"/>
      <style:footer-left style:display="false"/>
    </style:master-page>
    <style:master-page style:name="PageStyle_5f_Sheet1_20_10" style:display-name="PageStyle_Sheet1 10" style:page-layout-name="Mpm5">
      <style:header style:display="false"/>
      <style:header-left style:display="false"/>
      <style:footer style:display="false"/>
      <style:footer-left style:display="false"/>
    </style:master-page>
    <style:master-page style:name="PageStyle_5f_Sheet1_20_11" style:display-name="PageStyle_Sheet1 11"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5-04-17T11:00:31.91</meta:creation-date>
    <meta:editing-cycles>3070</meta:editing-cycles>
    <meta:editing-duration>P66DT21H12M42S</meta:editing-duration>
    <dc:date>2017-10-12T13:50:35.05</dc:date>
    <meta:document-statistic meta:table-count="14" meta:cell-count="2916" meta:object-count="5"/>
    <meta:user-defined meta:name="Info 1"/>
    <meta:user-defined meta:name="Info 2"/>
    <meta:user-defined meta:name="Info 3"/>
    <meta:user-defined meta:name="Info 4"/>
  </office:meta>
</office:document-meta>
</file>

<file path=Basic/Lib_simple/ModCrRKH.xml><?xml version="1.0" encoding="utf-8"?>
<!DOCTYPE module  PUBLIC '-//OpenOffice.org//DTD OfficeDocument 1.0//EN'  'module.dtd'>
<script:module xmlns:script="http://openoffice.org/2000/script" script:name="ModCrRKH" script:language="StarBasic">Dim shRKH 
Dim shDDP
Dim shDBin
Dim shZon
Dim shParam
Dim dtNOW As String

rem================================================================

Sub ShowDlgCreateRKH
	set dlgCreateRKH = CreateUnoDialog(DialogLibraries.Lib_simple.dlgCreateRKH)
	set shParam = ThisComponent.Sheets.getByName("Parameter")
	
	besok1 	= shParam.getCellByPosition(0,11).string
	besok2 	= shParam.getCellByPosition(0,12).string
	besok3 	= shParam.getCellByPosition(0,13).string
	hariini	= format(now(),"DD-MMM-YYYY")
	besokp1	= format(besok1,"DD-MMM-YYYY")
	besokp2	= format(besok2,"DD-MMM-YYYY")
	besokp3	= format(besok3,"DD-MMM-YYYY")
	
	cmdHariIni	= dlgCreateRKH.GetControl("cmdHariIni")
	cmdBesok1	= dlgCreateRKH.GetControl("cmdBesok1")
	cmdBesok2	= dlgCreateRKH.GetControl("cmdBesok2")
	cmdBesok3	= dlgCreateRKH.GetControl("cmdBesok3")
	
	cmdHariIni.label = hariini	
	cmdBesok1.label = besokp1
	cmdBesok2.label = besokp2
	cmdBesok3.label = besokp3
	
	dlgCreateRKH.Execute()
End Sub

REM ===============================================================

Sub bersihRKHParam
	clearCell(shRKH,"A2:AI1000")
	clearCell(shParam,"T2:T1000")
End Sub

rem================================================================

Sub ZonaAktif
Dim tday As String
	set shZon 	= ThisComponent.Sheets.getByName("DataZona")
	set shParam = ThisComponent.Sheets.getByName("Parameter")

	vBesok 	= Format(Now + 1,"YYYY-MM-DD")
	rw 		= 1	
	k 		= 1
'	msgbox dtNOW
'	exit sub
	While shZon.GetCellByPosition(3,k).String &lt;&gt; ""
		If	shZon.GetCellByPosition(4,k).String &lt;= vBesok And _
			shZon.GetCellByPosition(5,k).String &gt;= vBesok Then
'			If isSearchDataExist(shZon.GetCellByPosition(3,k).String,shParam,"T2:T65536",1) = False Then
				shParam.GetCellByPosition(19,rw).String = shZon.GetCellByPosition(3,k).String
				rw = rw + 1
'			Else
'			End If
		End If
	k = k + 1
	Wend

End Sub
REM ===============================================================

Sub BuatHKBESOK
'On Error GoTo Errr

	set shDDP 	= ThisComponent.Sheets.getByName("DDP")
	set shRKH 	= ThisComponent.Sheets.getByName("RKH")
	set shDBin 	= ThisComponent.Sheets.getByName("DB_IN")
	set shParam = ThisComponent.Sheets.getByName("Parameter")
	set shFR 	= ThisComponent.Sheets.getByName("FRONT")
	set shZon 	= ThisComponent.Sheets.getByName("DataZona")
	set shDP 	= ThisComponent.Sheets.getByName("DataPejabat")
		
'	dtNOW 	= format(NOW() + 1,"yyyy-mm-dd")
	dtNOW 	= shParam.getCellByPosition(0,14).value
	dtNOW	= "2016-06-20" 'format(dtNOW,"yyyy-mm-dd")
'	msgbox dtNOW
'	exit sub
	
	upDate		= format(NOW(),"yyyy-mm-dd")
	KODECABANG 	= shFR.getCellByPosition(3,7).String
	
	shParam.GetCellByPosition(0,18).String = dtNOW
	shParam.GetCellByPosition(0,33).String = format(NOW(),"yyyy-mm-dd")
	
	oDialog = CreateUnoDialog(DialogLibraries.Lib_simple.dlgTUNGGU)
	oProgressBarModel = oDialog.Model.stTUNGGU
	oProgressBarModel.ProgressValueMin = 0
	oProgressBarModel.ProgressValueMax = 150
	oProgressBar = oDialog.GetControl("stTUNGGU")

	If Msgbox ("RKH tanggal " &amp; dtNOW &amp; " akan dibuat dan akan menghapus data pada daftar ini",1,versi) = 1 Then
		bersihRKHParam

rem buat zona aktif cuy =================================================================
		rw 		= 1	
		k 		= 1

		While shZon.GetCellByPosition(3,k).String &lt;&gt; ""
			If	shZon.GetCellByPosition(4,k).String &lt;= dtNOW And _
				shZon.GetCellByPosition(5,k).String &gt;= dtNOW Then
					shParam.GetCellByPosition(19,rw).String = shZon.GetCellByPosition(3,k).String
					rw = rw + 1
			End If
		k = k + 1
		Wend
rem =====================================================================================

		oDialog.setVisible(TRUE)
		oProgressBar.setVisible(TRUE)

		m = 1
		While shParam.GetCellByPosition(19,m).String &lt;&gt; "" 													REM === LOOPING ZONA AKTIF
			i = 1
			While shDBin.GetCellByPosition(29,i).String &lt;&gt; "" 												REM === LOOPING NIK
				If	shDBin.GetCellByPosition(9,i).String = shParam.GetCellByPosition(19,m).String And _ 	
					Format((shDBin.GetCellByPosition(25,i).String),"yyyy-mm-dd") = dtNOW Then				REM === ZONA AKIF = ZONA CADEB &amp; RK = BESOK 

						rw = getNewRecord(shRKH,"B")

						For k = 0 to 1
							putCellData(shDBin.getCellByPosition(k,i),shRKH.getCellByPosition(k,rw))
						Next k
						For k29 = 2 to 2
							putCellData(shDBin.getCellByPosition(29,i),shRKH.getCellByPosition(k29,rw))
						Next k29
						For kancut = 3 to 3
							putCellData(shDBin.getCellByPosition(kancut,i),shRKH.getCellByPosition(kancut,rw))
						Next kancut
						For k30 = 4 to 4
							putCellData(shDBin.getCellByPosition(30,i),shRKH.getCellByPosition(k30,rw))
						Next k30
						For k10 = 6 to 22
							putCellData(shDBin.getCellByPosition(k10,i),shRKH.getCellByPosition(k10,rw))
						Next k10
						For k2 = 25 to 25
							shRKH.GetCellByPosition(k2,rw).String = dtNOW
						Next k2
						For k3 = 26 to 27
							putCellData(shDBin.getCellByPosition(k3,i),shRKH.getCellByPosition(k3,rw))
						Next k3
						For szc = 5 to 5
							shRKH.GetCellByPosition(szc,rw).String = shRKH.GetCellByPosition(9,rw).String
						Next szc
						r = rw + 1
'						shRKH.getCellByPosition(33,rw).Formula = "=""'""&amp;B" &amp; r &amp; "&amp;""','" &amp; upDate &amp; "','" &amp; KODECABANG &amp; "'"""
'						shRKH.getCellByPosition(33,rw).Formula = "=""'""&amp;B" &amp; r &amp; "&amp;""','" &amp; upDate &amp; "','" &amp; KODECABANG &amp; "','""&amp;Z" &amp; r &amp; "&amp;""'"""
'						shRKH.getCellByPosition(33,rw).Formula = "=""'""&amp;B" &amp; r &amp; "&amp;""','" &amp; upDate &amp; "','" &amp; KODECABANG &amp; "','""&amp;Z" &amp; r &amp; "&amp;""','""&amp;J" &amp; r &amp; "&amp; ""'"""
'						shRKH.getCellByPosition(34,rw).Formula = "=""'""&amp;B" &amp; r &amp; "&amp;""','""&amp;C"  &amp; r  &amp; "&amp;""','""&amp;H"  &amp; r  &amp; "&amp;""','""&amp;J"  &amp; r  &amp; "&amp;""','""&amp;Z"  &amp; r  &amp; "&amp;""','" &amp; upDate &amp; "','" &amp; KODECABANG &amp; "','""&amp;K"   &amp; r  &amp; "&amp;""','""&amp;L"    &amp; r  &amp; "&amp;""','""&amp;M"    &amp; r  &amp; "&amp;""','""&amp;U"    &amp; r  &amp; "&amp;""','""&amp;F"   &amp; r  &amp; "&amp;""'"""
'						shRKH.getCellByPosition(33,rw).Formula = "=""'""&amp;B" &amp; r &amp; "&amp;""','" &amp; upDate &amp; "','" &amp; KODECABANG &amp; "','""&amp;Z" &amp; r &amp; "&amp;""','""&amp;F" &amp; r &amp; "&amp;""','""&amp;C" &amp; r &amp; "&amp; ""'""" 
						shRKH.getCellByPosition(33,rw).Formula = "=""'""&amp;B" &amp; r &amp; "&amp;""','" &amp; upDate &amp; "','" &amp; KODECABANG &amp; "','""&amp;Z" &amp; r &amp; "&amp;""','""&amp;F" &amp; r &amp; "&amp;""','""&amp;C"  &amp; r &amp; "&amp;""','""&amp;H" &amp; r &amp; "&amp; ""'""" 
						
				End If
				i = i + 1	
			Wend
			
'			rname = 1
'			while shRKH.getCellByPosition(3,rname).string = ""
'				'ambil niknya
'				rnik = shRKH.getCellByPosition(2,rname).string
'				'cek niknya ke sheet datapejabat
'				rnikDP = 1
'				while shDP.getCellByPosition(4,rnikDP).string = rnik
'				'jika ada, simpan rownya
'					rnameDP = rnikDP
'					rnikDP = rnikDP + 1
'				wend
'				
'				shRKH.getCellByPosition(3,rname).string = shDP.getCellByPosition(1,rnameDP).string
'					
'				rname = rname + 1
'			wend
'
			m = m + 1
			oProgressBarModel.ProgressValue = m
		Wend
		
		ModDlgPreview.RefreshDlgPreview
		
		oProgressBarModel.ProgressValue = 150
		oDialog.setVisible(FALSE)      			
		ThisComponent.store()
		msgbox "Proses Selesai",,versi
		
'		dtCetakPDF = format(dtNOW,"dd-mm-yyyy")
'		shParam.GetCellByPosition(0,16).String = dtCetakPDF		
	Else
		Msgbox "Proses dibatalkan",,versi
	End If

'Errr:
'	MsgBox "Error " &amp; Err &amp; ": " &amp; Error$ &amp; Chr(13) &amp; "Baris : " &amp; Erl

End Sub

REM ===============================================================

Sub BuatRKHHPlus1
	set shDDP 	= ThisComponent.Sheets.getByName("DDP")
	set shRKH 	= ThisComponent.Sheets.getByName("RKH")
	set shDBin 	= ThisComponent.Sheets.getByName("DB_IN")
	set shParam = ThisComponent.Sheets.getByName("Parameter")
	set shFR 	= ThisComponent.Sheets.getByName("FRONT")
	set shZon 	= ThisComponent.Sheets.getByName("DataZona")
		
	dtNOW 		= format(NOW() + 1,"yyyy-mm-dd")
	upDate		= format(NOW(),"yyyy-mm-dd")
	KODECABANG 	= shFR.getCellByPosition(3,7).String
	
	shParam.GetCellByPosition(0,18).String = dtNOW
	shParam.GetCellByPosition(0,33).String = format(NOW(),"yyyy-mm-dd")
	
	oDialog = CreateUnoDialog(DialogLibraries.Lib_simple.dlgTUNGGU)
	oProgressBarModel = oDialog.Model.stTUNGGU
	oProgressBarModel.ProgressValueMin = 0
	oProgressBarModel.ProgressValueMax = 150
	oProgressBar = oDialog.GetControl("stTUNGGU")

	If Msgbox ("RKH tanggal " &amp; dtNOW &amp; " akan dibuat dan akan menghapus data pada daftar ini",1,versi) = 1 Then
		bersihRKHParam

rem buat zona aktif cuy =================================================================
		rw 		= 1	
		k 		= 1

		While shZon.GetCellByPosition(3,k).String &lt;&gt; ""
			If	shZon.GetCellByPosition(4,k).String &lt;= dtNOW And _
				shZon.GetCellByPosition(5,k).String &gt;= dtNOW Then
					shParam.GetCellByPosition(19,rw).String = shZon.GetCellByPosition(3,k).String
					rw = rw + 1
			End If
		k = k + 1
		Wend
rem =====================================================================================

		oDialog.setVisible(TRUE)
		oProgressBar.setVisible(TRUE)

		m = 1
		While shParam.GetCellByPosition(19,m).String &lt;&gt; "" 													REM === LOOPING ZONA AKTIF
			i = 1
			While shDBin.GetCellByPosition(2,i).String &lt;&gt; "" 												REM === LOOPING NIK
				If	shDBin.GetCellByPosition(9,i).String = shParam.GetCellByPosition(19,m).String And _ 	
					Format((shDBin.GetCellByPosition(25,i).String),"yyyy-mm-dd") = dtNOW Then				REM === ZONA AKIF = ZONA CADEB &amp; RK = BESOK 

						rw = getNewRecord(shRKH,"B")

						For k = 0 to 4
							putCellData(shDBin.getCellByPosition(k,i),shRKH.getCellByPosition(k,rw))
						Next k
						For k10 = 6 to 22
							putCellData(shDBin.getCellByPosition(k10,i),shRKH.getCellByPosition(k10,rw))
						Next k10
						For k2 = 25 to 25
							shRKH.GetCellByPosition(k2,rw).String = dtNOW
						Next k2
						For k3 = 26 to 27
							putCellData(shDBin.getCellByPosition(k3,i),shRKH.getCellByPosition(k3,rw))
						Next k3
						For szc = 5 to 5
							shRKH.GetCellByPosition(szc,rw).String = shRKH.GetCellByPosition(9,rw).String
						Next szc
						r = rw + 1
'						shRKH.getCellByPosition(33,rw).Formula = "=""'""&amp;B" &amp; r &amp; "&amp;""','" &amp; upDate &amp; "','" &amp; KODECABANG &amp; "'"""
'						shRKH.getCellByPosition(33,rw).Formula = "=""'""&amp;B" &amp; r &amp; "&amp;""','" &amp; upDate &amp; "','" &amp; KODECABANG &amp; "','""&amp;Z" &amp; r &amp; "&amp;""'"""
'						shRKH.getCellByPosition(33,rw).Formula = "=""'""&amp;B" &amp; r &amp; "&amp;""','" &amp; upDate &amp; "','" &amp; KODECABANG &amp; "','""&amp;Z" &amp; r &amp; "&amp;""','""&amp;J" &amp; r &amp; "&amp; ""'"""
'						shRKH.getCellByPosition(34,rw).Formula = "=""'""&amp;B" &amp; r &amp; "&amp;""','""&amp;C"  &amp; r  &amp; "&amp;""','""&amp;H"  &amp; r  &amp; "&amp;""','""&amp;J"  &amp; r  &amp; "&amp;""','""&amp;Z"  &amp; r  &amp; "&amp;""','" &amp; upDate &amp; "','" &amp; KODECABANG &amp; "','""&amp;K"   &amp; r  &amp; "&amp;""','""&amp;L"    &amp; r  &amp; "&amp;""','""&amp;M"    &amp; r  &amp; "&amp;""','""&amp;U"    &amp; r  &amp; "&amp;""','""&amp;F"   &amp; r  &amp; "&amp;""'"""
'						shRKH.getCellByPosition(33,rw).Formula = "=""'""&amp;B" &amp; r &amp; "&amp;""','" &amp; upDate &amp; "','" &amp; KODECABANG &amp; "','""&amp;Z" &amp; r &amp; "&amp;""','""&amp;F" &amp; r &amp; "&amp;""','""&amp;C" &amp; r &amp; "&amp; ""'""" 
						shRKH.getCellByPosition(33,rw).Formula = "=""'""&amp;B" &amp; r &amp; "&amp;""','" &amp; upDate &amp; "','" &amp; KODECABANG &amp; "','""&amp;Z" &amp; r &amp; "&amp;""','""&amp;F" &amp; r &amp; "&amp;""','""&amp;C"  &amp; r &amp; "&amp;""','""&amp;H" &amp; r &amp; "&amp; ""'""" 
								
				End If
				i = i + 1	
			Wend
			m = m + 1
			oProgressBarModel.ProgressValue = m
		Wend
		
		ModDlgPreview.RefreshDlgPreview
		
		oProgressBarModel.ProgressValue = 150
		oDialog.setVisible(FALSE)      			
		ThisComponent.store()
		msgbox "Proses Selesai",,versi
		
'		dtCetakPDF = format(dtNOW,"dd-mm-yyyy")
'		shParam.GetCellByPosition(0,16).String = dtCetakPDF		
	Else
		Msgbox "Proses dibatalkan",,versi
	End If
End Sub

REM ===============================================================

Sub BuatRKHHPlus2
	set shDDP 	= ThisComponent.Sheets.getByName("DDP")
	set shRKH 	= ThisComponent.Sheets.getByName("RKH")
	set shDBin 	= ThisComponent.Sheets.getByName("DB_IN")
	set shParam = ThisComponent.Sheets.getByName("Parameter")
	set shFR 	= ThisComponent.Sheets.getByName("FRONT")
	set shZon 	= ThisComponent.Sheets.getByName("DataZona")
		
	dtNOW 		= format(NOW() + 2,"yyyy-mm-dd")
	upDate		= format(NOW(),"yyyy-mm-dd")
	KODECABANG 	= shFR.getCellByPosition(3,7).String

	shParam.GetCellByPosition(0,18).String = dtNOW
	shParam.GetCellByPosition(0,33).String = format(NOW(),"yyyy-mm-dd")

	oDialog = CreateUnoDialog(DialogLibraries.Lib_simple.dlgTUNGGU)
	oProgressBarModel = oDialog.Model.stTUNGGU
	oProgressBarModel.ProgressValueMin = 0
	oProgressBarModel.ProgressValueMax = 150
	oProgressBar = oDialog.GetControl("stTUNGGU")

	If Msgbox ("RKH tanggal " &amp; dtNOW &amp; " akan dibuat dan akan menghapus data pada daftar ini",1,versi) = 1 Then
		bersihRKHParam

rem buat zona aktif cuy =================================================================
		rw 		= 1	
		k 		= 1

		While shZon.GetCellByPosition(3,k).String &lt;&gt; ""
			If	shZon.GetCellByPosition(4,k).String &lt;= dtNOW And _
				shZon.GetCellByPosition(5,k).String &gt;= dtNOW Then
					shParam.GetCellByPosition(19,rw).String = shZon.GetCellByPosition(3,k).String
					rw = rw + 1
			End If
		k = k + 1
		Wend
rem =====================================================================================

		oDialog.setVisible(TRUE)
		oProgressBar.setVisible(TRUE)

		m = 1
		While shParam.GetCellByPosition(19,m).String &lt;&gt; "" 													REM === LOOPING ZONA AKTIF
			i = 1
			While shDBin.GetCellByPosition(2,i).String &lt;&gt; "" 												REM === LOOPING NIK
				If	shDBin.GetCellByPosition(9,i).String = shParam.GetCellByPosition(19,m).String And _ 	
					Format((shDBin.GetCellByPosition(25,i).String),"yyyy-mm-dd") = dtNOW Then				REM === ZONA AKIF = ZONA CADEB &amp; RK = BESOK 

						rw = getNewRecord(shRKH,"B")

						For k = 0 to 4
							putCellData(shDBin.getCellByPosition(k,i),shRKH.getCellByPosition(k,rw))
						Next k
						For k10 = 6 to 22
							putCellData(shDBin.getCellByPosition(k10,i),shRKH.getCellByPosition(k10,rw))
						Next k10
						For k2 = 25 to 25
							shRKH.GetCellByPosition(k2,rw).String = dtNOW
						Next k2
						For k3 = 26 to 27
							putCellData(shDBin.getCellByPosition(k3,i),shRKH.getCellByPosition(k3,rw))
						Next k3
						For szc = 5 to 5
							shRKH.GetCellByPosition(szc,rw).String = shRKH.GetCellByPosition(9,rw).String
						Next szc
						r = rw + 1
'						shRKH.getCellByPosition(33,rw).Formula = "=""'""&amp;B" &amp; r &amp; "&amp;""','" &amp; upDate &amp; "','" &amp; KODECABANG &amp; "'"""           
'						shRKH.getCellByPosition(33,rw).Formula = "=""'""&amp;B" &amp; r &amp; "&amp;""','" &amp; upDate &amp; "','" &amp; KODECABANG &amp; "','""&amp;Z" &amp; r &amp; "&amp;""'"""
'						shRKH.getCellByPosition(33,rw).Formula = "=""'""&amp;B" &amp; r &amp; "&amp;""','" &amp; upDate &amp; "','" &amp; KODECABANG &amp; "','""&amp;Z" &amp; r &amp; "&amp;""','""&amp;J" &amp; r &amp; "&amp; ""'"""
'						shRKH.getCellByPosition(33,rw).Formula = "=""'""&amp;B" &amp; r &amp; "&amp;""','" &amp; upDate &amp; "','" &amp; KODECABANG &amp; "','""&amp;Z" &amp; r &amp; "&amp;""','""&amp;F" &amp; r &amp; "&amp;""','""&amp;C" &amp; r &amp; "&amp; ""'""" 
						shRKH.getCellByPosition(33,rw).Formula = "=""'""&amp;B" &amp; r &amp; "&amp;""','" &amp; upDate &amp; "','" &amp; KODECABANG &amp; "','""&amp;Z" &amp; r &amp; "&amp;""','""&amp;F" &amp; r &amp; "&amp;""','""&amp;C"  &amp; r &amp; "&amp;""','""&amp;H" &amp; r &amp; "&amp; ""'""" 
						
				End If
				i = i + 1	
			Wend
			m = m + 1
			oProgressBarModel.ProgressValue = m
		Wend
		
		ModDlgPreview.RefreshDlgPreview
		
		oProgressBarModel.ProgressValue = 150
		oDialog.setVisible(FALSE)      			
		ThisComponent.store()
		msgbox "Proses Selesai",,versi
		
'		dtCetakPDF = format(dtNOW,"dd-mm-yyyy")
'		shParam.GetCellByPosition(0,16).String = dtCetakPDF		
	Else
		Msgbox "Proses dibatalkan",,versi
	End If
End Sub

REM ===============================================================

Sub BuatRKHHPlus3
	set shDDP 	= ThisComponent.Sheets.getByName("DDP")
	set shRKH 	= ThisComponent.Sheets.getByName("RKH")
	set shDBin 	= ThisComponent.Sheets.getByName("DB_IN")
	set shParam = ThisComponent.Sheets.getByName("Parameter")
	set shFR 	= ThisComponent.Sheets.getByName("FRONT")
	set shZon 	= ThisComponent.Sheets.getByName("DataZona")
		
	dtNOW 		= format(NOW() + 3,"yyyy-mm-dd")
	upDate		= format(NOW(),"yyyy-mm-dd")
	KODECABANG 	= shFR.getCellByPosition(3,7).String

	shParam.GetCellByPosition(0,18).String = dtNOW
	shParam.GetCellByPosition(0,33).String = format(NOW(),"yyyy-mm-dd")

	oDialog = CreateUnoDialog(DialogLibraries.Lib_simple.dlgTUNGGU)
	oProgressBarModel = oDialog.Model.stTUNGGU
	oProgressBarModel.ProgressValueMin = 0
	oProgressBarModel.ProgressValueMax = 150
	oProgressBar = oDialog.GetControl("stTUNGGU")

	If Msgbox ("RKH tanggal " &amp; dtNOW &amp; " akan dibuat dan akan menghapus data pada daftar ini",1,versi) = 1 Then
		bersihRKHParam

rem buat zona aktif cuy =================================================================
		rw 		= 1	
		k 		= 1

		While shZon.GetCellByPosition(3,k).String &lt;&gt; ""
			If	shZon.GetCellByPosition(4,k).String &lt;= dtNOW And _
				shZon.GetCellByPosition(5,k).String &gt;= dtNOW Then
					shParam.GetCellByPosition(19,rw).String = shZon.GetCellByPosition(3,k).String
					rw = rw + 1
			End If
		k = k + 1
		Wend
rem =====================================================================================

		oDialog.setVisible(TRUE)
		oProgressBar.setVisible(TRUE)

		m = 1
		While shParam.GetCellByPosition(19,m).String &lt;&gt; "" 													REM === LOOPING ZONA AKTIF
			i = 1
			While shDBin.GetCellByPosition(2,i).String &lt;&gt; "" 												REM === LOOPING NIK
				If	shDBin.GetCellByPosition(9,i).String = shParam.GetCellByPosition(19,m).String And _ 	
					Format((shDBin.GetCellByPosition(25,i).String),"yyyy-mm-dd") = dtNOW Then				REM === ZONA AKIF = ZONA CADEB &amp; RK = BESOK 

						rw = getNewRecord(shRKH,"B")

						For k = 0 to 4
							putCellData(shDBin.getCellByPosition(k,i),shRKH.getCellByPosition(k,rw))
						Next k
						For k10 = 6 to 22
							putCellData(shDBin.getCellByPosition(k10,i),shRKH.getCellByPosition(k10,rw))
						Next k10
						For k2 = 25 to 25
							shRKH.GetCellByPosition(k2,rw).String = dtNOW
						Next k2
						For k3 = 26 to 27
							putCellData(shDBin.getCellByPosition(k3,i),shRKH.getCellByPosition(k3,rw))
						Next k3
						For szc = 5 to 5
							shRKH.GetCellByPosition(szc,rw).String = shRKH.GetCellByPosition(9,rw).String
						Next szc
						r = rw + 1
'						shRKH.getCellByPosition(33,rw).Formula = "=""'""&amp;B" &amp; r &amp; "&amp;""','" &amp; upDate &amp; "','" &amp; KODECABANG &amp; "'"""           
'						shRKH.getCellByPosition(33,rw).Formula = "=""'""&amp;B" &amp; r &amp; "&amp;""','" &amp; upDate &amp; "','" &amp; KODECABANG &amp; "','""&amp;Z" &amp; r &amp; "&amp;""'"""
'						shRKH.getCellByPosition(33,rw).Formula = "=""'""&amp;B" &amp; r &amp; "&amp;""','" &amp; upDate &amp; "','" &amp; KODECABANG &amp; "','""&amp;Z" &amp; r &amp; "&amp;""','""&amp;J" &amp; r &amp; "&amp; ""'"""
'						shRKH.getCellByPosition(33,rw).Formula = "=""'""&amp;B" &amp; r &amp; "&amp;""','" &amp; upDate &amp; "','" &amp; KODECABANG &amp; "','""&amp;Z" &amp; r &amp; "&amp;""','""&amp;F" &amp; r &amp; "&amp;""','""&amp;C" &amp; r &amp; "&amp; ""'""" 
						shRKH.getCellByPosition(33,rw).Formula = "=""'""&amp;B" &amp; r &amp; "&amp;""','" &amp; upDate &amp; "','" &amp; KODECABANG &amp; "','""&amp;Z" &amp; r &amp; "&amp;""','""&amp;F" &amp; r &amp; "&amp;""','""&amp;C"  &amp; r &amp; "&amp;""','""&amp;H" &amp; r &amp; "&amp; ""'""" 
						
				End If
				i = i + 1	
			Wend
			m = m + 1
			oProgressBarModel.ProgressValue = m
		Wend
		
		ModDlgPreview.RefreshDlgPreview
		
		oProgressBarModel.ProgressValue = 150
		oDialog.setVisible(FALSE)      			
		ThisComponent.store()
		msgbox "Proses Selesai",,versi
		
'		dtCetakPDF = format(dtNOW,"dd-mm-yyyy")
'		shParam.GetCellByPosition(0,16).String = dtCetakPDF		
	Else
		Msgbox "Proses dibatalkan",,versi
	End If
End Sub

</script:module>
</file>

<file path=Basic/Lib_simple/ModDDP.xml><?xml version="1.0" encoding="utf-8"?>
<!DOCTYPE module  PUBLIC '-//OpenOffice.org//DTD OfficeDocument 1.0//EN'  'module.dtd'>
<script:module xmlns:script="http://openoffice.org/2000/script" script:name="ModDDP" script:language="StarBasic">Dim dlgDDP As Object
Dim txtNOCAS As Object
Dim txtDT As Object
Dim lsNIKDDP As Object
Dim txtKODEDDP As Object
Dim txtNAMARODDP As Object
Dim lsZONARODDP As Object
Dim lsSUMBERPROSDDP As Object
Dim txtCIFDDP As Object
Dim lsZONADEBDDP As Object
Dim txtNAMACADEBDDP As Object
Dim txtNOTELPDDP As Object
Dim txtALAMATLOKASIKDDP As Object
Dim lsJENISUSAHADDP As Object
Dim lsTGLBERIKUTDDP As Object
Dim lsPENCAPAIANDDP As Object
Dim txtKETDDP As Object
Dim lsFLAGCSBKBDDP As Object
Dim cmd_KEMBALIDDP As Object
Dim cmd_HAPUSDDP As Object
Dim cmd_SIMPANDDP_click As Object
Dim shDDP
Dim shPJB
Dim shZon
Dim shParam
Dim shRKH
Dim shDBin


Sub Show_dlgDDP
	set dlgDDP = CreateUnoDialog(DialogLibraries.Lib_simple.dlgDDP)
	set shDDP = ThisComponent.Sheets.getByName("DDP")
	set shPJB = ThisComponent.Sheets.getByName("DataPejabat")
	set shZon = ThisComponent.Sheets.getByName("DataZona")
	set shParam = ThisComponent.Sheets.getByName("Parameter")
	set shRKH = ThisComponent.Sheets.getByName("RKH")
	set shDBin = ThisComponent.Sheets.getByName("DB_IN")

		 txtNOCAS  = dlgDDP.GetControl("txtNOCAS")
		 txtDT  = dlgDDP.GetControl("txtDT")
		 lsNIKDDP  = dlgDDP.GetControl("lsNIKDDP")
		 txtKODEDDP  = dlgDDP.GetControl("txtKODEDDP")
		 txtNAMARODDP  = dlgDDP.GetControl("txtNAMARODDP")
		 lsZONARODDP  = dlgDDP.GetControl("lsZONARODDP")
		 lsSUMBERPROSDDP  = dlgDDP.GetControl("lsSUMBERPROSDDP")
		 txtCIFDDP  = dlgDDP.GetControl("txtCIFDDP")
		 lsZONADEBDDP  = dlgDDP.GetControl("lsZONADEBDDP")
		 txtNAMACADEBDDP  = dlgDDP.GetControl("txtNAMACADEBDDP")
		 txtNOTELPDDP  = dlgDDP.GetControl("txtNOTELPDDP")
		 txtALAMATLOKASIKDDP  = dlgDDP.GetControl("txtALAMATLOKASIKDDP")
		 lsJENISUSAHADDP  = dlgDDP.GetControl("lsJENISUSAHADDP")
		 lsTGLBERIKUTDDP  = dlgDDP.GetControl("lsTGLBERIKUTDDP")

	setLB(lsNIKDDP, getParameter(shPJB, "A"))
	setLB(lsZONADEBDDP, getParameter(shParam, "U"))
	setLB(lsJENISUSAHADDP, getParameter(shParam, "I"))
	setLB(lsZONARODDP, getParameter(shZon, "D"))

		txtNOCAS.setText(NOCASnya)
		lsNIKDDP.setText(NIKnya)
		txtKODEDDP.setText(KODEROnya,true)
		txtNAMARODDP.setText(NAMAROnya)
		lsZONARODDP.selectItem(ZONAROnya,true)
		lsSUMBERPROSDDP.selectItem(SUMBERPROSPECTnya,true)
		txtCIFDDP.setText(CIFTUnya)
		lsZONADEBDDP.selectItem(ZONACADEBnya,true)
		txtNAMACADEBDDP.setText(NAMACADEBnya)
		txtNOTELPDDP.setText(TELPCADEBnya)
		txtALAMATLOKASIKDDP.setText(ALAMATLOKnya)
		lsJENISUSAHADDP.selectItem(JENISUSAHAnya,true)
		lsTGLBERIKUTDDP.setText(KUNJUNGANBERIKUTnya)
	
	txtDT.setText(Format(Now,"YYYY-MM-DD"))
	lsZONARODDP.setEnable(False)
	dlgDDP.Execute()
End Sub


Sub cmd_SimpanDDP
	mNOCAS = "P00" &amp; Format(Now,"hhmmddss")
	nocasDDP = txtKODEDDP.getText &amp; mNOCAS
	'set shDDP = ThisComponent.Sheets.getByName("DDP")
	set shRKH = ThisComponent.Sheets.getByName("RKH")
	set shDBin = ThisComponent.Sheets.getByName("DB_IN")

	If cekCIF Then
		If isMandatoryDDP Then
			If Len(txtNOCAS.getText) &lt; 1 And Len(nocasDDP) = 16 Then					
				mg = msgbox ("Apakah data akan disimpan?",1,versi)			
				If mg=1 then			
					rw = getNewRecord(shRKH,"B")
					shRKH.getCellByPosition(0,rw).string = Format(Now(),"YYYY-MM-DD hh:mm:ss")
					shRKH.getCellByPosition(1,rw).string = nocasDDP
					shRKH.getCellByPosition(2,rw).string = lsNIKDDP.getText			
					shRKH.getCellByPosition(3,rw).string = txtKODEDDP.getText
					shRKH.getCellByPosition(4,rw).string = txtNAMARODDP.getText
					shRKH.getCellByPosition(5,rw).string = lsSUMBERPROSDDP.getSelectedItem
					shRKH.getCellByPosition(6,rw).string = Ucase(txtNAMACADEBDDP.getText)
					shRKH.getCellByPosition(7,rw).string = Ucase(txtCIFDDP.getText)
					shRKH.getCellByPosition(8,rw).string = Ucase(txtALAMATLOKASIKDDP.getText)
					shRKH.getCellByPosition(9,rw).string = lsJENISUSAHADDP.getSelectedItem
					shRKH.getCellByPosition(11,rw).string = Format(lsTGLBERIKUTDDP.getText,"YYYY-MM-DD")
					shRKH.getCellByPosition(14,rw).string = "KB"
					shRKH.getCellByPosition(15,rw).string = txtNOTELPDDP.getText
					shRKH.getCellByPosition(16,rw).string = lsZONARODDP.getSelectedItem
					shRKH.getCellByPosition(17,rw).string = lsZONADEBDDP.getSelectedItem
					shRKH.getCellByPosition(27,rw).string = "DDP"
						If isSearchDataExist(nocasDDP,shDBin,"B2:B65536",1) = False then
								rwrkh = getNewRecord(shDBin,"B")
								shDBin.getCellByPosition(0,rwrkh).string = Format(Now(),"YYYY-MM-DD hh:mm:ss")
								shDBin.getCellByPosition(1,rwrkh).string = nocasDDP
								shDBin.getCellByPosition(2,rwrkh).string = lsNIKDDP.getText			
								shDBin.getCellByPosition(3,rwrkh).string = txtKODEDDP.getText
								shDBin.getCellByPosition(4,rwrkh).string = txtNAMARODDP.getText
								shDBin.getCellByPosition(5,rwrkh).string = lsSUMBERPROSDDP.getSelectedItem
								shDBin.getCellByPosition(6,rwrkh).string = Ucase(txtNAMACADEBDDP.getText)
								shDBin.getCellByPosition(7,rwrkh).string = Ucase(txtCIFDDP.getText)
								shDBin.getCellByPosition(8,rwrkh).string = Ucase(txtALAMATLOKASIKDDP.getText)
								shDBin.getCellByPosition(9,rwrkh).string = lsJENISUSAHADDP.getSelectedItem
								shDBin.getCellByPosition(11,rwrkh).string = Format(lsTGLBERIKUTDDP.getText,"YYYY-MM-DD")
								shDBin.getCellByPosition(14,rwrkh).string = "KB"
								shDBin.getCellByPosition(15,rwrkh).string = txtNOTELPDDP.getText
								shDBin.getCellByPosition(16,rwrkh).string = lsZONARODDP.getSelectedItem
								shDBin.getCellByPosition(17,rwrkh).string = lsZONADEBDDP.getSelectedItem
								shDBin.getCellByPosition(27,rwrkh).string = "DDP"
						End If
			
					Msgbox "Data telah tersimpan..! " &amp; chr(13) &amp; "Harap dicatat " &amp; chr(13) &amp; "NOCAS : " &amp; nocasDDP &amp; chr(13) &amp; "Nama CaDeb : " &amp; Ucase(txtNAMACADEBDDP.getText),,versi
					updateListVisit(shRKH,lsDataAll)
					Call ModDlgPreview.Refresh
					ThisComponent.store()
					Kembali_Click
				End If
				
			Else
			0
			End If
		Else
			Msgbox "Lengkapi Penginputan Data ",,versi
		End If
	Else
	Msgbox "Lengkapi CIF debitur TopUp/Customer Maintenance/Collection",,versi
	End If
End Sub


Sub Show_dlgINPUTDDP
	set dlgDDP = CreateUnoDialog(DialogLibraries.Lib_simple.dlgDDP)
	set shDDP = ThisComponent.Sheets.getByName("DDP")
	set shPJB = ThisComponent.Sheets.getByName("DataPejabat")
	set shZon = ThisComponent.Sheets.getByName("DataZona")
	set shParam = ThisComponent.Sheets.getByName("Parameter")
	set shDBin = ThisComponent.Sheets.getByName("DB_IN")
	
		 txtNOCAS  = dlgDDP.GetControl("txtNOCAS")
		 txtDT  = dlgDDP.GetControl("txtDT")
		 lsNIKDDP  = dlgDDP.GetControl("lsNIKDDP")
		 txtKODEDDP  = dlgDDP.GetControl("txtKODEDDP")
		 txtNAMARODDP  = dlgDDP.GetControl("txtNAMARODDP")
		 lsZONARODDP  = dlgDDP.GetControl("lsZONARODDP")
		 lsSUMBERPROSDDP  = dlgDDP.GetControl("lsSUMBERPROSDDP")
		 txtCIFDDP  = dlgDDP.GetControl("txtCIFDDP")
		 lsZONADEBDDP  = dlgDDP.GetControl("lsZONADEBDDP")
		 txtNAMACADEBDDP  = dlgDDP.GetControl("txtNAMACADEBDDP")
		 txtNOTELPDDP  = dlgDDP.GetControl("txtNOTELPDDP")
		 txtALAMATLOKASIKDDP  = dlgDDP.GetControl("txtALAMATLOKASIKDDP")
		 lsJENISUSAHADDP  = dlgDDP.GetControl("lsJENISUSAHADDP")
		 lsTGLBERIKUTDDP  = dlgDDP.GetControl("lsTGLBERIKUTDDP")

	setLB(lsNIKDDP, getParameter(shPJB, "A"))
	setLB(lsZONADEBDDP, getParameter(shParam, "U"))
	setLB(lsJENISUSAHADDP, getParameter(shParam, "I"))
	setLB(lsZONARODDP, getParameter(shParam, "S"))

	txtNOCAS.setText("")
	lsNIKDDP.setText("")
	txtKODEDDP.setText("")
	txtNAMARODDP.setText("")
	txtCIFDDP.setText("")
	txtNAMACADEBDDP.setText("")
	txtNOTELPDDP.setText("")
	txtALAMATLOKASIKDDP.setText("")
	
	ThisComponent.store()
	lsZONARODDP.setEnable(Flase)
	txtDT.setText(Format(Now,"YYYY-MM-DD"))
	dlgDDP.Execute()
End Sub


Function isMandatoryDDP As Boolean
	isMandatoryDDP = False
	On Error Goto Errr
	If 	len(txtNAMACADEBDDP.getText) &gt; 0 and _
		lsZONARODDP.getSelectedItem &lt;&gt; "" And _
		lsZONADEBDDP.getSelectedItem &lt;&gt; "" And _
		lsTGLBERIKUTDDP.getText &lt;&gt; "" THEN
		isMandatoryDDP = True
	End If
	Exit Function
Errr:
	isMandatoryDDP = False	
End Function


Function cekCIF As Boolean
	Dim sp As String
	cekCIF = True
	On Error Goto Errr
	sp = lsSUMBERPROSDDP.getSelectedItem

	Select Case sp
		Case "TopUp"
			If Len(txtCIFDDP.getText) &lt; 5 Then
				cekCIF = False
				Exit Function
			End If
		Case "Customer Maintenance"
			If Len(txtCIFDDP.getText) &lt; 5 Then
				cekCIF = False
				Exit Function
			End If
		Case "Collection"
			If Len(txtCIFDDP.getText) &lt; 5 Then
				cekCIF = False
				Exit Function
			End If
		Case Else
				Exit Function
	End Select	

Errr:
	cekCIF = True	
End Function


Sub bersihDDP
	On Error Goto Errr
	txtNOCAS.setText("")
	lsNIKDDP.setText("")
	txtKODEDDP.setText("")
	txtNAMARODDP.setText("")
	clearLB(lsZONARODDP)
	clearLB(lsSUMBERPROSDDP)
	txtCIFDDP.setText("")
	clearLB(lsZONADEBDDP)
	setLB(lsZONADEBDDP, getParameter(shZon, "D"))
	txtNAMACADEBDDP.setText("")
	txtNOTELPDDP.setText("")
	txtALAMATLOKASIKDDP.setText("")
	clearLB(lsJENISUSAHADDP)
	setLB(lsJENISUSAHADDP, getParameter(shParam, "I"))
	lsTGLBERIKUTDDP.setText("")

Exit Sub
	Errr:	
	MsgBox "Error " &amp; Err &amp; ": " &amp; Error$ &amp; Chr(13) &amp; "Baris : " &amp; Erl 
End sub


Sub lsNIK_change
	If Ucase(lsNIKDDP.getText) &lt;&gt; "" Then
		lsZONARODDP.setEnable(True)
		If isSearchDataExist(Ucase(lsNIKDDP.getText),shPJB,"A2:A65536",1) = True Then		
			rw = getAddressRow(shPJB,Ucase(lsNIKDDP.getText),"A2:A65536")
			txtNAMARODDP.setText(shPJB.getCellByPosition(1,rw).string)
			txtKODEDDP.setText(shPJB.getCellByPosition(2,rw).string)
			clearCell(shParam,"S2:S50")
				i = 1
				rw = 1
			While shZon.GetCellByPosition(0,i).String &lt;&gt; ""
					If shZon.GetCellByPosition(0,i).String = Ucase(lsNIKDDP.getText) Then
						putCellData(shZon.getCellByPosition(3,i),shParam.getCellByPosition(18,rw))
						rw = rw + 1
					End If
				i = i + 1	
			Wend
		End If
	End If
	setLB(lsZONARODDP, getParameter(shParam, "S"))
End Sub


Sub Kembali_Click
	dlgDDP.endExecute()
End Sub


Sub cmd_HapusDDP_click
Dim nocasDEL
nocasDEL = txtNOCAS.getText
	IF nocasDEL &lt;&gt; "" THEN
		mg = msgbox ("Apakah data akan dihapus?",1,versi)			
		If mg=1 then
			rw = getAddressRow(shDDP,nocasDEL,"B2:B65536") + 1
				deleteRowDDP(shDDP,nocasDEL)
			rw = getAddressRow(shRKH,nocasDEL,"B2:B65536") + 1	
				deleteRowDDP(shRKH,nocasDEL)
			
			Kembali_Click
			updateDDP(shDDP,lsDATAALLDDP)
			ThisComponent.store()
		msgbox ("Data telah dihapus?",,versi)
		End If			
	End If
End Sub

</script:module>
</file>

<file path=Basic/Lib_simple/ModDafRKHOveride.xml><?xml version="1.0" encoding="utf-8"?>
<!DOCTYPE module  PUBLIC '-//OpenOffice.org//DTD OfficeDocument 1.0//EN'  'module.dtd'>
<script:module xmlns:script="http://openoffice.org/2000/script" script:name="ModDafRKHOveride" script:language="StarBasic">Dim dlgDafRKHOveride as  Object
Dim dlgRKHOverid as Object
Dim txtNOA as Object
Dim shdamaiweb
Dim txtNOCAS
Dim lsNIKRO
Dim txtNAMARO
Dim txtKODERO
Dim lsSUMEBDDP
Dim txtNAMACADEB
Dim lsSUBZONACADEB
Dim txtNOTELPCADEB
Dim txtALAMATCADEB
Dim lsJENISUSAHACADEB
Dim lsJENISPRODUKCADEB
Dim lsTGLRENKUNJ
Dim txtSTATUSKUNJ

Global dafRKHOveride  as Object
Global NOCASnya as String

Dim lsNIKRO
Dim cmdHAPUSRKHOverid

rem ===========================================================================================================================
REM DAMAI-Desktop-Sales v.2.0.ods_RKH_TAMBAHAN20150423
Sub lsRKHOverid_dblclick

	Dim vl()
	Dim tg(27)
	set shRKHO = ThisComponent.Sheets.getByName("damaiweb")
					
	lrw = dafRKHOveride.getSelectedItemPos

	if lrw &gt;= 1 then
		vl 			= split(dafRKHOveride.getItem(lrw),chr(pipe))
		NOCASnya 	= trim(vl(1))

'		msgbox "hahahah"
'		msgbox NOCASnya
		
		showDlgRKHOverid
	end if

End Sub

REM ============================================================================================================================

Sub updateListVisit(ByRef osh As Object, ByRef lst As Object)		

'On Error Goto Errr

	Dim nMax, sFormat, sAlignment		
	Dim lastRec As Long 		
	
		nMax = Array(20, 16, 10, 35, 14, 50, 15, 41, 12, 21, 16, 20, 20)
		sFormat = Array("S", "S", "S", "S", "S", "S", "S", "S", "S", "D", "S", "S", "S")
		sAlignment = Array("l", "l", "l", "l", "L", "L", "L", "L", "L", "L", "L", "L", "L")
		lastRec = getEndRow(osh,0,0)
		insertList(lst, osh, 1, lastRec, 0, nMax, sFormat, sAlignment, True)
		Exit Sub

'Errr:
'MsgBox "Error " &amp; Err &amp; ": " &amp; Error$ &amp; Chr(13) &amp; "Baris : " &amp; Erl

End Sub	

rem ===================================================================================

Sub showdlgDafRKHOveride
	set dlgDafRKHOveride = CreateUnoDialog(DialogLibraries.Lib_simple.dlgDafRKHOveride)
	set shdamaiweb 	= ThisComponent.Sheets.getByName("damaiweb")
	set shPar 		= ThisComponent.Sheets.getByName("Parameter")
	
	shPar.GetCellByPosition(0,29).String = "RKHTAMBHARIINI"
	shPar.getCellByPosition(0,20).string = format(now(),"DD/MM/YYYY")
	
	oDialog = CreateUnoDialog(DialogLibraries.Lib_simple.dlgTUNGGU)
	oProgressBarModel = oDialog.Model.stTUNGGU
	oProgressBarModel.ProgressValueMin = 0
	oProgressBarModel.ProgressValueMax = 150
	oProgressBar = oDialog.GetControl("stTUNGGU")
	
	oDialog.setVisible(TRUE)
	oProgressBar.setVisible(TRUE)
	
	dafRKHOveride 	= dlgDafRKHOveride.GetControl("dafRKHOveride")
	txtNOA 			= dlgDafRKHOveride.GetControl("txtNOA")
	
	vtoday		 	= format(now(),"YYYY-MM-DD")
	flagcleardata	= shPar.getCellByPosition(0,36).string
'	msgbox vtoday
'	msgbox flagcleardata
'	exit sub
	if vtoday &lt;&gt; flagcleardata then
		clearCell(shdamaiweb,"A2:S1000")
'		msgbox "hari ini lebih kecil"
	end if
	
	updateListVisit(shdamaiweb,dafRKHOveride)
	
	txtNOA.setText(TotalNoA(shdamaiweb))
	On Error Resume Next

	dlgDafRKHOveride.execute()
	
	oProgressBarModel.ProgressValue = 150
	oDialog.setVisible(FALSE)
	
End Sub

rem ===================================================================================
Sub UpdateTotal
'	set dlgDafRKHOveride = CreateUnoDialog(DialogLibraries.Lib_simple.dlgDafRKHOveride)
'	set shdamaiweb 	= ThisComponent.Sheets.getByName("damaiweb")

'	txtNOA 			= dlgDafRKHOveride.GetControl("txtNOA")
	txtNOA.setText(TotalNoA(shdamaiweb))
End Sub

Sub refresh_lis
	updateListVisit(shdamaiweb,dafRKHOveride)
End Sub

sub tutupform
	dlgRKHOverid.endExecute()
end sub

rem ===================================================================================

Sub showDlgRKHOverid
	set dlgRKHOverid = CreateUnoDialog(DialogLibraries.Lib_simple.dlgRKHOverid)
	set shPJB = ThisComponent.Sheets.getByName("DataPejabat")
	set shPARAM = ThisComponent.Sheets.getByName("Parameter")
	Set shDW = ThisComponent.Sheets.getByName("damaiweb")


	rw = getAddressRow(shDW,NOCASnya,"B2:B65536")
'	msgbox rw
	
	txtNOCAS 			= dlgRKHOverid.GetControl("txtNOCAS")
	lsNIKRO 			= dlgRKHOverid.GetControl("lsNIKRO")
	txtNAMARO 			= dlgRKHOverid.GetControl("txtNAMARO")
	txtKODERO 			= dlgRKHOverid.GetControl("txtKODERO")	
	lsSUMEBDDP 			= dlgRKHOverid.GetControl("lsSUMEBDDP")
	txtNAMACADEB 		= dlgRKHOverid.GetControl("txtNAMACADEB")
	lsSUBZONACADEB 		= dlgRKHOverid.GetControl("lsSUBZONACADEB") 	
	txtNOTELPCADEB 		= dlgRKHOverid.GetControl("txtNOTELPCADEB")
	txtALAMATCADEB 		= dlgRKHOverid.GetControl("txtALAMATCADEB")
	lsJENISUSAHACADEB 	= dlgRKHOverid.GetControl("lsJENISUSAHACADEB")
	lsJENISPRODUKCADEB 	= dlgRKHOverid.GetControl("lsJENISPRODUKCADEB")
	lsTGLRENKUNJ 		= dlgRKHOverid.GetControl("lsTGLRENKUNJ")
	txtSTATUSKUNJ  		= dlgRKHOverid.GetControl("txtSTATUSKUNJ")
	
	setLB(lsNIKRO, getParameter(shPJB, "A"))
'	setLB(lsSUBZONACADEB, getParameter(shPARAM, "U"))
'	setLB(lsJENISUSAHACADEB, getParameter(shPARAM, "I"))
'	setLB(lsJENISPRODUKCADEB, getParameter(shPARAM, "M"))

'	call ModDlgIK.lsNik_Change

	lsNIKRO.selectItem(shDW.getCellByPosition(0,rw).string,true)
	txtNOCAS.setText(shDW.getCellByPosition(1,rw).string)
	lsSUMEBDDP.selectItem(shDW.getCellByPosition(2,rw).string,true)
	txtNAMACADEB.setText(shDW.getCellByPosition(3,rw).string)
	lsSUBZONACADEB.setText(shDW.getCellByPosition(4,rw).string)
'	lsSUBZONACADEB.selectItem(shDW.getCellByPosition(4,rw).string,true)
	txtALAMATCADEB.setText(shDW.getCellByPosition(5,rw).string)
	txtNOTELPCADEB.setText(shDW.getCellByPosition(6,rw).string)
	lsJENISUSAHACADEB.setText(shDW.getCellByPosition(7,rw).string)
	lsJENISPRODUKCADEB.setText(shDW.getCellByPosition(8,rw).string)
'	lsJENISUSAHACADEB.selectItem(shDW.getCellByPosition(7,rw).string,true)
'	lsJENISPRODUKCADEB.selectItem(shDW.getCellByPosition(8,rw).string,true)
	lsTGLRENKUNJ.setText(Format(shDW.getCellByPosition(9,rw).string,"YYYY-MM-DD")
	txtSTATUSKUNJ.setText(shDW.getCellByPosition(10,rw).string)
			
	dlgRKHOverid.Execute()

End Sub

rem ===========================================================================================================================

Sub cmdHapusRKHOverid_click	
	Dim nocasRKH
	nocasRKH = txtNOCAS.getText
	IF nocasRKH &lt;&gt; "" THEN
		mg = msgbox ("Apakah data akan dihapus?",1,versi)			
		If mg=1 then
			rw	= 	getAddressRow(shDW,nocasRKH,"B2:B65536")
'			msgbox rw
			deleteRowRKHOverid(shDW,nocasRKH)			
			ThisComponent.store()
			KembaliDlgRKHOverid
			updateListVisit(shdamaiweb,dafRKHOveride)
			msgbox ("Data telah dihapus?",,versi)
		End If			
	End If
End Sub

rem ===========================================================================================================================

Sub KembaliDlgRKHOverid
	dlgRKHOverid.endExecute()
End Sub

rem ===========================================================================================================================

Function deleteRowRKHOverid(ByRef sh As Object, ByVal NOCAS As String) As Boolean
Dim oDescriptor
Dim oFound
	On Error Goto Errr
	oDescriptor = shDW.getCellRangeByName("B1:B65536").createSearchDescriptor()
	With oDescriptor
		.SearchString = NOCAS
		.SearchWords = True
		.SearchCaseSensitive = False
	End With
	oFound = shDW.getCellRangeByName("B1:B65536").findFirst(oDescriptor)
	If IsEmpty(oFound) OR IsNull(oFound) Then
		deleteRowDDP = False
	Else
		deleteRowRKHOverid = True
		shDW.getRows().removeByIndex(oFound.getCellAddress.Row, 1)
		deleteRowRKHOverid = deleteRowRKHOverid(shDW, NOCAS)
	End If
	Exit Function
Errr:
	deleteRowRKHOverid = False
End Function

Sub bersihRKHTambahan
	mb = Msgbox("Anda akan menghapus daftar rkh tambahan hari ini?",1,Versi)
		If mb = 1 Then
			clearCell(shdamaiweb,"A2:S1000")
			refresh_lis
		else
			Msgbox "Proses dibatalkan",,Versi
			
		end if 
	
End Sub

</script:module>
</file>

<file path=Basic/Lib_simple/ModDlgIK.xml><?xml version="1.0" encoding="utf-8"?>
<!DOCTYPE module  PUBLIC '-//OpenOffice.org//DTD OfficeDocument 1.0//EN'  'module.dtd'>
<script:module xmlns:script="http://openoffice.org/2000/script" script:name="ModDlgIK" script:language="StarBasic">Dim dlgInputKunjungan as Object
Dim dlgInputKunjungan2 as Object
Dim txtDATEIHK as Object
Dim lsNIKIHK as Object
Dim txtNMPJBIHK as Object
Dim lsZONAROIK as Object
Dim txtNOCASIHK as Object
Dim ls_SUMEBRPRSIHK as Object
Dim txtCIFTU as Object
Dim txtNMDEBIHK as Object
Dim txtSTKUNAKHIRIHK as Object
Dim txtSTATtoday As Object
Dim txtALAMATIHK as Object
Dim ls_appid as Object
Dim lsAppidTam as Object
Dim ls_JNSUSAHAIHK as Object
Dim ls_LOKKUNJIHK as Object
Dim ls_TGLRENCKUNJIHK as Object
Dim txtKETIHK as Object
Dim txtAPPIDIHK as Object
Dim txtJBTIHK as Object
Dim txtKODEROIHK as Object
Dim txtLAMAUSAHAIHK As Object
Dim lsCEK2CHARIHK As Object
Dim txtNAMAINFO2IHK As Object
Dim txtNOTELPCEK2IHK As Object
Dim lsCEK3CHARIHK As Object
Dim txtNAMAINFO3IHK As Object
Dim txtNOTELPCEK3IHK As Object
Dim nocas as String
Dim ls_PENCPRKHIHK As Object
Dim lsJNSPRODUK As Object
Dim lsZONACADEBIHK As Object
Dim ls_STATPENCKUNJ As Object
Dim txtNOTELPCADEBIHK As Object
Dim dtKBMIHK as Object
Dim dtKABIHK as Object
Dim dtKDRIHK as Object
Dim txtHP as Object
Dim txtTLP1 as Object
Dim txtTLP2 as Object
Dim cmdKembaliIHK as Object
Dim CmdHapusIHK as Object
Dim cmdSimpanIHK as Object
Dim cmdTAMBAHRKH as Object
Dim lblJADIRKH As Object
Dim lblSTATPR As Object
Dim tbl_overid As Object
Dim lb_overid As Object
Dim txtSTATUSKUNJ As Object
Dim statpenckunj As Object
Dim ls_statpenckunj As Object
Dim	txtFLAGKB As Object
Dim	ls_TGLFLAGKB As Object

Dim shPARAM
Dim shRKH
Dim shPJB
Dim shZon
Dim shDDP
Dim shDBin
Dim shDW
Dim flCSB as String

Sub showDlgIHK
	set dlgInputKunjungan = CreateUnoDialog(DialogLibraries.Lib_simple.dlgInputKunjungan)
	set shRKH = ThisComponent.Sheets.getByName("RKH")
	set shPJB = ThisComponent.Sheets.getByName("DataPejabat")
	set shPARAM = ThisComponent.Sheets.getByName("Parameter")
	set shZon = ThisComponent.Sheets.getByName("DataZona")
	set shDDP = ThisComponent.Sheets.getByName("DDP")
	Set shDBin = ThisComponent.Sheets.getByName("DB_IN")
	Set shDW = ThisComponent.Sheets.getByName("damaiweb")


	rw = getAddressRow(shRKH,NOCASnya,"B2:B65536")
'	msgbox rw
	flCSB = shRKH.getCellByPosition(27,rw).String
	flSTATPr = shRKH.getCellByPosition(26,rw).String
	vSumberProspect	= shRKH.getCellByPosition(6,rw).String
		
	If flCSB = "DDP" Then
		Call ModDlgPreview.OFFfieldRKH
	Else
		Call ModDlgPreview.OFFfieldCSB
	End If
	
	txtDATEIHK 			= dlgInputKunjungan.GetControl("txtDATEIHK")
	txtNOCASIHK 		= dlgInputKunjungan.GetControl("txtNOCASIHK")
	lsNIKIHK 			= dlgInputKunjungan.GetControl("lsNIKIHK")
	txtNMPJBIHK 		= dlgInputKunjungan.GetControl("txtNMPJBIHK")	
	txtKODEROIHK 		= dlgInputKunjungan.GetControl("txtKODEROIHK")
	lsZONAROIK 			= dlgInputKunjungan.GetControl("lsZONAROIK")
	
	ls_SUMEBRPRSIHK 	= dlgInputKunjungan.GetControl("ls_SUMEBRPRSIHK") 	
	txtCIFTU 			= dlgInputKunjungan.GetControl("txtCIFTU")
	txtNMDEBIHK 		= dlgInputKunjungan.GetControl("txtNMDEBIHK")
	lsZONACADEBIHK 		= dlgInputKunjungan.GetControl("lsZONACADEBIHK")
	txtNOTELPCADEBIHK 	= dlgInputKunjungan.GetControl("txtNOTELPCADEBIHK")
	txtALAMATIHK 		= dlgInputKunjungan.GetControl("txtALAMATIHK")
	
	txtLAMAUSAHAIHK  	= dlgInputKunjungan.GetControl("txtLAMAUSAHAIHK")
	lsCEK2CHARIHK  		= dlgInputKunjungan.GetControl("lsCEK2CHARIHK")
	txtNAMAINFO2IHK  	= dlgInputKunjungan.GetControl("txtNAMAINFO2IHK")
	txtNOTELPCEK2IHK  	= dlgInputKunjungan.GetControl("txtNOTELPCEK2IHK")
	lsCEK3CHARIHK  		= dlgInputKunjungan.GetControl("lsCEK3CHARIHK")
	txtNAMAINFO3IHK  	= dlgInputKunjungan.GetControl("txtNAMAINFO3IHK")
	txtNOTELPCEK3IHK  	= dlgInputKunjungan.GetControl("txtNOTELPCEK3IHK")
	
	txtPENCKUNJBEF 		= dlgInputKunjungan.GetControl("txtPencKunjBef")
	lsTGLKUNJBEF 		= dlgInputKunjungan.GetControl("lsTglKunjBef")

	ls_JNSUSAHAIHK 		= dlgInputKunjungan.GetControl("ls_JNSUSAHAIHK")
	lsJNSPRODUK 		= dlgInputKunjungan.GetControl("lsJNSPRODUK")
	ls_LOKKUNJIHK 		= dlgInputKunjungan.GetControl("ls_LOKKUNJIHK")
	ls_PENCPRKHIHK 		= dlgInputKunjungan.GetControl("ls_PENCPRKHIHK")
	ls_STATPENCKUNJ		= dlgInputKunjungan.GetControl("ls_statpenckunj")
	ls_TGLRENCKUNJIHK 	= dlgInputKunjungan.GetControl("ls_TGLRENCKUNJIHK")
	txtKETIHK 			= dlgInputKunjungan.GetControl("txtKETIHK")
	
	txtAPPIDIHK 		= dlgInputKunjungan.GetControl("txtAPPIDIHK")
	txtJBTIHK 			= dlgInputKunjungan.GetControl("txtJBTIHK")
	lblJADIRKH 			= dlgInputKunjungan.GetControl("lblJADIRKH")
	lblSTATPR 			= dlgInputKunjungan.GetControl("lblSTATPR")
	txtSTATKUNJBEF 		= dlgInputKunjungan.GetControl("txtStatKunjBef")
	txtSTATUSKUNJ		= dlgInputKunjungan.GetControl("txtStatusKunj")
	cmdKembaliIHK 		= dlgInputKunjungan.GetControl("cmdKembaliIHK")
	CmdHapusIHK 		= dlgInputKunjungan.GetControl("CmdHapusIHK")	
	cmdSimpanIHK 		= dlgInputKunjungan.GetControl("cmdSimpanIHK")
	cmdTAMBAHRKH 		= dlgInputKunjungan.GetControl("cmdTAMBAHRKH")
	
	lb_overid 			= dlgInputKunjungan.GetControl("lb_overid")
	tbl_overid	 		= dlgInputKunjungan.GetControl("tbl_overid")
	
	txtFLAGKB 			= dlgInputKunjungan.GetControl("txt_flag_kb")
	ls_TGLFLAGKB	 	= dlgInputKunjungan.GetControl("ls_tgl_flag_kb")
		 
'	txtSTKUNAKHIRIHK 	= dlgInputKunjungan.GetControl("txtSTKUNAKHIRIHK")	
'	txtSTATtoday 		= dlgInputKunjungan.GetControl("txtSTATtoday")	

	cmdrkhbesokhis 		= dlgInputKunjungan.GetControl("cmdrkhbesokhis")
	cmdrkhtamhis 		= dlgInputKunjungan.GetControl("cmdrkhtamhis")
	
	setLB(lsZONAROIK, getParameter(shPARAM, "T"))
	setLB(lsJNSPRODUK, getParameter(shPARAM, "M"))

	statkunjsbl 	= shPARAM.getCellByPosition(26,5).string
	tglkunjsbl		= shPARAM.getCellByPosition(26,6).string
	statpenckunjsbl	= shPARAM.getCellByPosition(26,7).string

	
'	MSGBOX statpenckunjsbl &amp; statkunjsbl
	
	if statpenckunjsbl = "APPID" AND (vSumberProspect &lt;&gt; "CUSTOMER MAINTENANCE" OR vSumberProspect &lt;&gt; "COLLECTION") then
		setLB(ls_PENCPRKHIHK, getParameter(shPARAM, "X"))
	else
		setLB(ls_PENCPRKHIHK, getParameter(shPARAM, "W"))	
	end if
	
	if vSumberProspect ="CUSTOMER MAINTENANCE" OR vSumberProspect ="COLLECTION" then
		setLB(ls_PENCPRKHIHK, getParameter(shPARAM, "Y"))
	end if
	
	setLB(ls_JNSUSAHAIHK, getParameter(shPARAM, "I"))
	setLB(lsNIKIHK, getParameter(shPJB, "A"))
	setLB(lsZONACADEBIHK, getParameter(shPARAM, "U"))
	
	lsNik_Change
	
	txtNOCASIHK.setText(NOCASnya)
	lsNIKIHK.selectItem(NIKnya,true)
	txtNMPJBIHK.setText(ROnya)
	txtKODEROIHK.setText(KODEROnya)
	lsZONAROIK.selectItem(ZONAROnya,true)
	
	ls_SUMEBRPRSIHK.selectItem(SUMEBRPROSPEKnya,true)
	txtCIFTU.setText(CIFTUnya)
	txtNMDEBIHK.setText(NAMACADEBnya)
	lsZONACADEBIHK.selectItem(ZONACADEBnya,true)
	txtNOTELPCADEBIHK.setText(NOTELPCADEBnya)
	txtALAMATIHK.setText(shRKH.getCellByPosition(12,rw).string)
	
	txtLAMAUSAHAIHK.setText(LAMAUSAHAnya)
	lsCEK2CHARIHK.setText(GOODCHAR1nya)
	txtNAMAINFO2IHK.setText(NAMAINFO1nya)
	txtNOTELPCEK2IHK.setText(TELPINFO1nya)
	lsCEK3CHARIHK.setText(GOODCHAR2nya)
	txtNAMAINFO3IHK.setText(NAMAINFO2nya)
	txtNOTELPCEK3IHK.setText(TELPINFO2nya)
	
	lsJNSPRODUK.selectItem(JENISPRODUKnya,true)
	ls_JNSUSAHAIHK.selectItem(JENISUSAHAnya,true)
	
	ls_LOKKUNJIHK.selectItem(LOKASIKUNJUNGANnya,true)
	ls_PENCPRKHIHK.selectItem(PENCKUNJAKTnya,true)
	ls_STATPENCKUNJ.selectItem(STATUSPENCKUNJAKTnya,true)
	ls_TGLRENCKUNJIHK.setText(TGLRENCANAKUNJUNGANnya)
	ls_TGLRENCKUNJIHK.setText(Format(TGLRENCANAKUNJUNGANnya,"YYYY-MM-DD"))
	txtKETIHK.setText(shRKH.getCellByPosition(23,rw).string)
	
	txtSTATUSKUNJ.setText(STATUSKUNJAKTnya)
	txtPENCKUNJBEF.setText(PENCKUNJBEFORE)
	txtSTATKUNJBEF.setText(STATUSKUNJBEFORE)
	lsTGLKUNJBEF.setText(TGLKUNJBEFORE)
	
'	txtFLAGKB.setText(shRKH.getCellByPosition(33,rw).string)
'	ls_TGLFLAGKB.setText(Format(shRKH.getCellByPosition(34,rw),"YYYY-MM-DD"))
	
'		If flCSB = "FLAG" Then 
'			txtSTATtoday.setText("")
'		Else
'			txtSTATtoday.setText(flCSB)
'		End If

	lblSTATPR.setText(Ucase(flSTATPr))
	
	txtDATEIHK.setText(Format(Now,"YYYY-MM-DD"))
	cmdTAMBAHRKH.setVisible(False)
	lblJADIRKH.setVisible(False)
'	lb_overid.setVisible(False)
'	tbl_overid.setVisible(False)
'	cmdrkhbesokhis.setVisible(False)
'	cmdrkhtamhis.setVisible(False)
	
	
'	lsNIKIHK.setEnable(False)
'	lsZONAROIK.setEnable(False)

'	msgbox "dodol"		
	
	dlgInputKunjungan.Execute()

End Sub

REM ======================================================================================================================================

Sub showDlgIHKDBCADEB

'On Error GoTo Err
	
	set dlgInputKunjungan = CreateUnoDialog(DialogLibraries.Lib_simple.dlgInputKunjungan)
	set shRKH 	= ThisComponent.Sheets.getByName("RKH")
	set shPJB 	= ThisComponent.Sheets.getByName("DataPejabat")
	set shPARAM = ThisComponent.Sheets.getByName("Parameter")
	set shZon 	= ThisComponent.Sheets.getByName("DataZona")
	set shDDP 	= ThisComponent.Sheets.getByName("DDP")
	Set shDBin 	= ThisComponent.Sheets.getByName("DB_IN")
	Set shDW 	= ThisComponent.Sheets.getByName("damaiweb")
	Set shTU	= ThisComponent.Sheets.getByName("topup")

	rw 		= getAddressRow(shRKH,NOCASnya,"B2:B65536")
	flCSB 	= shRKH.getCellByPosition(27,rw).String
	flSTATPr= shRKH.getCellByPosition(26,rw).String
	
	If flCSB = "DDP" Then
		Call ModDlgPreview.OFFfieldRKH
	Else
		Call ModDlgPreview.OFFfieldCSB
	End If
	
	txtDATEIHK 			= dlgInputKunjungan.GetControl("txtDATEIHK")
	lsNIKIHK 			= dlgInputKunjungan.GetControl("lsNIKIHK")
	txtNMPJBIHK 		= dlgInputKunjungan.GetControl("txtNMPJBIHK")	
	txtNOCASIHK 		= dlgInputKunjungan.GetControl("txtNOCASIHK")
	ls_SUMEBRPRSIHK 	= dlgInputKunjungan.GetControl("ls_SUMEBRPRSIHK")
	ls_appid			= dlgInputKunjungan.GetControl("ls_appid") 	
	txtNMDEBIHK 		= dlgInputKunjungan.GetControl("txtNMDEBIHK")
	txtALAMATIHK 		= dlgInputKunjungan.GetControl("txtALAMATIHK")
	ls_JNSUSAHAIHK 		= dlgInputKunjungan.GetControl("ls_JNSUSAHAIHK")
	ls_LOKKUNJIHK 		= dlgInputKunjungan.GetControl("ls_LOKKUNJIHK")
	ls_TGLRENCKUNJIHK 	= dlgInputKunjungan.GetControl("ls_TGLRENCKUNJIHK")
	ls_PENCPRKHIHK 		= dlgInputKunjungan.GetControl("ls_PENCPRKHIHK")
	lsJNSPRODUK 		= dlgInputKunjungan.GetControl("lsJNSPRODUK")
	txtKETIHK 			= dlgInputKunjungan.GetControl("txtKETIHK")
	cmdKembaliIHK 		= dlgInputKunjungan.GetControl("cmdKembaliIHK")
	CmdHapusIHK 		= dlgInputKunjungan.GetControl("CmdHapusIHK")	
	cmdSimpanIHK 		= dlgInputKunjungan.GetControl("cmdSimpanIHK")
	cmdTAMBAHRKH 		= dlgInputKunjungan.GetControl("cmdTAMBAHRKH")
	txtAPPIDIHK 		= dlgInputKunjungan.GetControl("txtAPPIDIHK")
	txtJBTIHK 			= dlgInputKunjungan.GetControl("txtJBTIHK")
	txtKODEROIHK 		= dlgInputKunjungan.GetControl("txtKODEROIHK")
	txtLAMAUSAHAIHK  	= dlgInputKunjungan.GetControl("txtLAMAUSAHAIHK")
	lsCEK2CHARIHK  		= dlgInputKunjungan.GetControl("lsCEK2CHARIHK")
	txtNAMAINFO2IHK  	= dlgInputKunjungan.GetControl("txtNAMAINFO2IHK")
	txtNOTELPCEK2IHK  	= dlgInputKunjungan.GetControl("txtNOTELPCEK2IHK")
	lsCEK3CHARIHK  		= dlgInputKunjungan.GetControl("lsCEK3CHARIHK")
	txtNAMAINFO3IHK  	= dlgInputKunjungan.GetControl("txtNAMAINFO3IHK")
	txtNOTELPCEK3IHK  	= dlgInputKunjungan.GetControl("txtNOTELPCEK3IHK")
	txtNOTELPCADEBIHK 	= dlgInputKunjungan.GetControl("txtNOTELPCADEBIHK")
	lsZONACADEBIHK 		= dlgInputKunjungan.GetControl("lsZONACADEBIHK")
	lsZONAROIK 			= dlgInputKunjungan.GetControl("lsZONAROIK")
	txtLAMAUSAHAIHK 	= dlgInputKunjungan.GetControl("txtLAMAUSAHAIHK")
	lblJADIRKH 			= dlgInputKunjungan.GetControl("lblJADIRKH")
	lblSTATPR 			= dlgInputKunjungan.GetControl("lblSTATPR")
	txtPENCKUNJBEF 		= dlgInputKunjungan.GetControl("txtPencKunjBef")
	txtSTATKUNJBEF 		= dlgInputKunjungan.GetControl("txtStatKunjBef")
	lsTGLKUNJBEF 		= dlgInputKunjungan.GetControl("lsTglKunjBef")
	txtSTATUSKUNJ		= dlgInputKunjungan.GetControl("txtStatusKunj")
	ls_STATPENCKUNJ		= dlgInputKunjungan.GetControl("ls_statpenckunj")
	
	setLB(ls_SUMEBRPRSIHK, getParameter(shPARAM, "AO"))
	setLB(ls_appid, getParameter(shTU, "K"))
	setLB(lsJNSPRODUK, getParameter(shPARAM, "M"))
	setLB(ls_JNSUSAHAIHK, getParameter(shPARAM, "I"))
	setLB(lsNIKIHK, getParameter(shPJB, "E"))
	setLB(lsZONACADEBIHK, getParameter(shPARAM, "BA"))
	setLB(ls_PENCPRKHIHK, getParameter(shPARAM, "E"))
	
	lsNIKIHK.selectItem(NIKnya,true)
	txtKODEROIHK.setText(KODEROnya)
	txtNMPJBIHK.setText(ROnya)
	txtNOCASIHK.setText(NOCASnya)
	ls_SUMEBRPRSIHK.selectItem(SUMEBRPROSPEKnya,true)
	txtNMDEBIHK.setText(NAMACADEBnya)
	txtALAMATIHK.setText(ALAMATnya)
	txtNOTELPCADEBIHK.setText(NOTELPCADEBnya)
	lsZONACADEBIHK.selectItem(ZONACADEBnya,true)
	lsZONAROIK.selectItem(ZONAROnya,true)
	ls_JNSUSAHAIHK.selectItem(JENISUSAHAnya,true)
	ls_TGLRENCKUNJIHK.setText(TGLBERIKUTnya)
	lsJNSPRODUK.selectItem(JENISPRODUKnya,true)
	txtLAMAUSAHAIHK.setText(LAMAUSAHAnya)
	lsCEK2CHARIHK.setText(GOODCHAR1nya)
	txtNAMAINFO2IHK.setText(NAMAINFO1nya)
	txtNOTELPCEK2IHK.setText(TELPINFO1nya)
	lsCEK3CHARIHK.setText(GOODCHAR2nya)
	txtNAMAINFO3IHK.setText(NAMAINFO2nya)
	txtNOTELPCEK3IHK.setText(TELPINFO2nya)
	txtSTATKUNJBEF.setText(STATUSKUNJBEFOREnya)
	ls_LOKKUNJIHK.selectItem(LOKASIKUNJUNGANnya,true)
	ls_PENCPRKHIHK.selectItem(PENCAPAIANRKHnya,true)
	txtSTATUSKUNJ.setText(STATUSnya)
	ls_STATPENCKUNJ.selectItem(PROSESSELANJUTnya,true)	

	lblSTATPR.setText(Ucase(flSTATPr))
	
	txtDATEIHK.setText(Format(tglINPUTNYA,"YYYY-MM-DD"))
	
'	if ls_SUMEBRPRSIHK.getSelectedItem = "TOPUP" then
'		txtCIFTU.setEnable(True)
'	end if
	
	ls_LOKKUNJIHK.setEnable(False)
	ls_PENCPRKHIHK.setEnable(False)
	ls_STATPENCKUNJ.setEnable(False)
	ls_TGLRENCKUNJIHK.setEnable(False)
	txtKETIHK.setEnable(False)
	
	cmdKembaliIHK.setVisible(False)
	cmdSimpanIHK.setVisible(False)
	CmdHapusIHK.setVisible(False)

	lsNik_Change
		
	dlgInputKunjungan.Execute()

'Err:
'MsgBox "Error " &amp; Err &amp; ": " &amp; Error$ &amp; Chr(13) &amp; "Baris : " &amp; Erl
		

End Sub

REM ======================================================================================================================================

Sub lsAppid_Change
'On Error GoTo Errr

	Set shTU	= ThisComponent.Sheets.getByName("topup")
	dim vAppid as string
	vAppid = ls_appid.getSelectedItem
		
	IF isSearchDataExist(vAppid,shTU,"K2:K65536",1) THEN
		rw = getAddressRow(shTU,vAppid,"K2:K65536")
		
		ls_SUMEBRPRSIHK.selectItem("TOPUP",true)
		txtNMDEBIHK.setText(shTU.getCellByPosition(1,rw).String)
		lsZONACADEBIHK.selectItem("---",true)
		txtNOTELPCADEBIHK.setText(shTU.getCellByPosition(2,rw).String)
		txtALAMATIHK.setText(shTU.getCellByPosition(3,rw).String)
		ls_JNSUSAHAIHK.selectItem(shTU.getCellByPosition(4,rw).string,true)
		lsJNSPRODUK.selectItem("---",true)

	End If
	
'	Errr:
'		MsgBox "Error " &amp; Err &amp; ": " &amp; Error$ &amp; Chr(13) &amp; "Baris : " &amp; Erl
			
End Sub

REM ======================================================================================================================================
	
Sub showDlgIHKDBCADEB2
	
'On Error Goto Errr
	
	set dlgInputKunjungan2 = CreateUnoDialog(DialogLibraries.Lib_simple.dlgInputKunjungan2)
	set shRKH 	= ThisComponent.Sheets.getByName("RKH")
	set shPJB 	= ThisComponent.Sheets.getByName("DataPejabat")
	set shPARAM = ThisComponent.Sheets.getByName("Parameter")
	set shZon 	= ThisComponent.Sheets.getByName("DataZona")
	set shDDP 	= ThisComponent.Sheets.getByName("DDP")
	Set shDBin 	= ThisComponent.Sheets.getByName("DB_IN")
	Set shDW 	= ThisComponent.Sheets.getByName("damaiweb")
	Set shTU 	= ThisComponent.Sheets.getByName("topup")
	
	txtDATEIHK 			= dlgInputKunjungan2.GetControl("txtDATEIHK")
	txtNOCASIHK 		= dlgInputKunjungan2.GetControl("txtNOCASIHK")
	
	lsNIKIHK 			= dlgInputKunjungan2.GetControl("lsNIKIHK")
	txtNMPJBIHK 		= dlgInputKunjungan2.GetControl("txtNMPJBIHK")	
	txtKODEROIHK 		= dlgInputKunjungan2.GetControl("txtKODEROIHK")
	lsZONAROIK 			= dlgInputKunjungan2.GetControl("lsZONAROIK")
	
	ls_SUMEBRPRSIHK 	= dlgInputKunjungan2.GetControl("ls_SUMEBRPRSIHK") 	
'	txtCIFTU 			= dlgInputKunjungan2.GetControl("txtCIFTU")
	lsAppidTam 			= dlgInputKunjungan2.GetControl("lsAppidTam")
	txtNMDEBIHK 		= dlgInputKunjungan2.GetControl("txtNMDEBIHK")
	lsZONACADEBIHK 		= dlgInputKunjungan2.GetControl("lsZONACADEBIHK")
	txtNOTELPCADEBIHK 	= dlgInputKunjungan2.GetControl("txtNOTELPCADEBIHK")
	txtALAMATIHK 		= dlgInputKunjungan2.GetControl("txtALAMATIHK")
	
	txtLAMAUSAHAIHK 	= dlgInputKunjungan2.GetControl("txtLAMAUSAHAIHK")
	lsCEK2CHARIHK  		= dlgInputKunjungan2.GetControl("lsCEK2CHARIHK")
	txtNAMAINFO2IHK  	= dlgInputKunjungan2.GetControl("txtNAMAINFO2IHK")
	txtNOTELPCEK2IHK  	= dlgInputKunjungan2.GetControl("txtNOTELPCEK2IHK")
	lsCEK3CHARIHK  		= dlgInputKunjungan2.GetControl("lsCEK3CHARIHK")
	txtNAMAINFO3IHK  	= dlgInputKunjungan2.GetControl("txtNAMAINFO3IHK")
	txtNOTELPCEK3IHK  	= dlgInputKunjungan2.GetControl("txtNOTELPCEK3IHK")
	
	txtPENCKUNJBEF 		= dlgInputKunjungan2.GetControl("txtPencKunjBef")
	txtSTATKUNJBEF 		= dlgInputKunjungan2.GetControl("txtStatKunjBef")
	lsTGLKUNJBEF 		= dlgInputKunjungan2.GetControl("lsTglKunjBef")
	
	ls_JNSUSAHAIHK 		= dlgInputKunjungan2.GetControl("ls_JNSUSAHAIHK")
	lsJNSPRODUK 		= dlgInputKunjungan2.GetControl("lsJNSPRODUK")
	ls_LOKKUNJIHK 		= dlgInputKunjungan2.GetControl("ls_LOKKUNJIHK")
	ls_PENCPRKHIHK 		= dlgInputKunjungan2.GetControl("ls_PENCPRKHIHK")
	ls_STATPENCKUNJ		= dlgInputKunjungan2.GetControl("ls_statpenckunj")
	ls_TGLRENCKUNJIHK 	= dlgInputKunjungan2.GetControl("ls_TGLRENCKUNJIHK")
	txtKETIHK 			= dlgInputKunjungan2.GetControl("txtKETIHK")

	cmdTAMBAHRKH 		= dlgInputKunjungan2.GetControl("cmdTAMBAHRKH")	
	
	setLB(lsZONAROIK, getParameter(shPARAM, "T"))
	setLB(lsNIKIHK, getParameter(shPJB, "E"))
	setLB(ls_SUMEBRPRSIHK, getParameter(shPARAM, "AO"))
	setLB(lsAppidTam, getParameter(shTU, "K"))
	setLB(lsZONACADEBIHK, getParameter(shPARAM, "BA"))	
	setLB(ls_JNSUSAHAIHK, getParameter(shPARAM, "I"))
	setLB(lsJNSPRODUK, getParameter(shPARAM, "M"))
	setLB(ls_PENCPRKHIHK, getParameter(shPARAM, "E"))
	
	txtDATEIHK.setText(Format(tglINPUTNYA,"YYYY-MM-DD"))
	txtNOCASIHK.setText(NOCASnya)
	
	lsNIKIHK.selectItem(NIKnya,true)
	txtNMPJBIHK.setText(ROnya)
	txtKODEROIHK.setText(KODEROnya)
'	lsZONAROIK.selectItem(ZONAROnya,true)

	ls_SUMEBRPRSIHK.selectItem(SUMEBRPROSPEKnya,true)
'	txtCIFTU.setText(CIFTUnya)
	txtNMDEBIHK.setText(NAMACADEBnya)
	lsZONACADEBIHK.selectItem(ZONACADEBnya,true)
	txtNOTELPCADEBIHK.setText(NOTELPCADEBnya)
	txtALAMATIHK.setText(ALAMATnya)
	
	txtLAMAUSAHAIHK.setText(LAMAUSAHAnya)
	lsCEK2CHARIHK.setText(GOODCHAR1nya)
	txtNAMAINFO2IHK.setText(NAMAINFO1nya)
	txtNOTELPCEK2IHK.setText(TELPINFO1nya)
	lsCEK3CHARIHK.setText(GOODCHAR2nya)
	txtNAMAINFO3IHK.setText(NAMAINFO2nya)
	txtNOTELPCEK3IHK.setText(TELPINFO2nya)
	
	ls_JNSUSAHAIHK.selectItem(JENISUSAHAnya,true)
	lsJNSPRODUK.selectItem(JENISPRODUKnya,true)
	ls_LOKKUNJIHK.selectItem(LOKASIKUNJUNGANnya,true)
	ls_PENCPRKHIHK.selectItem(PENCAPAIANRKHnya,true)
''	txtSTATUSKUNJ.setText(STATUSnya)
	ls_STATPENCKUNJ.selectItem(PROSESSELANJUTnya,true)
	ls_TGLRENCKUNJIHK.setText(TGLBERIKUTnya)
	
'	rw 	  = getAddressRow(shRKH,nocas,"B2:B65536") 
'	txtKETIHK.setText(shRKH.getCellByPosition(23,rw).string)
'	txtSTATKUNJBEF.setText(STATUSKUNJBEFOREnya)	
'	txtSTKUNAKHIRIHK.setText(STKUNAKHIRnya)
'	txtALAMATIHK.setText(shRKH.getCellByPosition(8,rw).string)
'	
''	lblSTATPR.setText(Ucase(flSTATPr))
	
'	if SUMEBRPROSPEKnya  = "TOPUP" then
'		txtCIFTU.setEnable(True)
'	else
'	end if
	lsNIKIHK.setEnable(True)
	lsZONAROIK.setEnable(True)
	ls_TGLRENCKUNJIHK.setEnable(False)
'	ls_STATPENCKUNJ.setEnable(False)
'	txtKETIHK.setEnable(False)
	
'	cmdKembaliIHK.setVisible(False)
'	cmdSimpanIHK.setVisible(False)
'	CmdHapusIHK.setVisible(False)
'	cmdrkhbesokhis.setVisible(False)
'	cmdrkhtamhis.setVisible(False)
	
	lsNik_Change2
	
	dlgInputKunjungan2.Execute()
	
'Errr:	
'MsgBox "Error " &amp; Err &amp; ": " &amp; Error$ &amp; Chr(13) &amp; "Baris : " &amp; Erl

End Sub

REM ======================================================================================================================================

Sub lsAppidTam_Change
'On Error GoTo Errr

	Set shTU	= ThisComponent.Sheets.getByName("topup")
	dim vAppid as string
	vAppid = lsAppidTam.getSelectedItem
		
	IF isSearchDataExist(vAppid,shTU,"K2:K65536",1) THEN
		rw = getAddressRow(shTU,vAppid,"K2:K65536")
		
		ls_SUMEBRPRSIHK.selectItem("TOPUP",true)
		txtNMDEBIHK.setText(shTU.getCellByPosition(1,rw).String)
		lsZONACADEBIHK.selectItem("---",true)
		txtNOTELPCADEBIHK.setText(shTU.getCellByPosition(2,rw).String)
		txtALAMATIHK.setText(shTU.getCellByPosition(3,rw).String)
		ls_JNSUSAHAIHK.selectItem(shTU.getCellByPosition(4,rw).string,true)
		lsJNSPRODUK.selectItem("---",true)

	End If
	
'	Errr:
'		MsgBox "Error " &amp; Err &amp; ": " &amp; Error$ &amp; Chr(13) &amp; "Baris : " &amp; Erl
			
End Sub

REM ======================================================================================================================================
Sub showDlgInputHistorical
	set dlgInputKunjungan = CreateUnoDialog(DialogLibraries.Lib_simple.dlgInputKunjungan)
	set shH 	= ThisComponent.Sheets.getByName("historical")
	set shPJB 	= ThisComponent.Sheets.getByName("DataPejabat")
	set shPARAM = ThisComponent.Sheets.getByName("Parameter")
	set shZon 	= ThisComponent.Sheets.getByName("DataZona")
	set shRKH 	= ThisComponent.Sheets.getByName("RKH")
'	set shDDP 	= ThisComponent.Sheets.getByName("DDP")
'	Set shDBin 	= ThisComponent.Sheets.getByName("DB_IN")
	Set shDW 	= ThisComponent.Sheets.getByName("damaiweb")

	rw = getAddressRow(shH,NOCASnya,"B2:B65536")
' 	msgbox rw
 	
	txtDATEIHK 			= dlgInputKunjungan.GetControl("txtDATEIHK")
	
	txtNOCASIHK 		= dlgInputKunjungan.GetControl("txtNOCASIHK")
	lsNIKIHK 			= dlgInputKunjungan.GetControl("lsNIKIHK")
	txtNMPJBIHK 		= dlgInputKunjungan.GetControl("txtNMPJBIHK")
	txtKODEROIHK 		= dlgInputKunjungan.GetControl("txtKODEROIHK")
	lsZONAROIK 			= dlgInputKunjungan.GetControl("lsZONAROIK")
	
	ls_SUMEBRPRSIHK 	= dlgInputKunjungan.GetControl("ls_SUMEBRPRSIHK") 	
	txtCIFTU	 		= dlgInputKunjungan.GetControl("txtCIFTU")
	txtNMDEBIHK 		= dlgInputKunjungan.GetControl("txtNMDEBIHK")
	lsZONACADEBIHK 		= dlgInputKunjungan.GetControl("lsZONACADEBIHK")
	txtNOTELPCADEBIHK 	= dlgInputKunjungan.GetControl("txtNOTELPCADEBIHK")
	txtALAMATIHK 		= dlgInputKunjungan.GetControl("txtALAMATIHK")

	txtLAMAUSAHAIHK  	= dlgInputKunjungan.GetControl("txtLAMAUSAHAIHK")	
	lsCEK2CHARIHK  		= dlgInputKunjungan.GetControl("lsCEK2CHARIHK")
	txtNAMAINFO2IHK  	= dlgInputKunjungan.GetControl("txtNAMAINFO2IHK")
	txtNOTELPCEK2IHK  	= dlgInputKunjungan.GetControl("txtNOTELPCEK2IHK")
	lsCEK3CHARIHK  		= dlgInputKunjungan.GetControl("lsCEK3CHARIHK")
	txtNAMAINFO3IHK  	= dlgInputKunjungan.GetControl("txtNAMAINFO3IHK")
	txtNOTELPCEK3IHK  	= dlgInputKunjungan.GetControl("txtNOTELPCEK3IHK")
	
	txtPencKunjBef 		= dlgInputKunjungan.GetControl("txtPencKunjBef")
	lsTglKunjBef 		= dlgInputKunjungan.GetControl("lsTglKunjBef")
	
	ls_JNSUSAHAIHK 		= dlgInputKunjungan.GetControl("ls_JNSUSAHAIHK")
	lsJNSPRODUK 		= dlgInputKunjungan.GetControl("lsJNSPRODUK")
	ls_LOKKUNJIHK 		= dlgInputKunjungan.GetControl("ls_LOKKUNJIHK")
	ls_PENCPRKHIHK 		= dlgInputKunjungan.GetControl("ls_PENCPRKHIHK")
	ls_statpenckunj		= dlgInputKunjungan.GetControl("ls_statpenckunj")
	ls_TGLRENCKUNJIHK 	= dlgInputKunjungan.GetControl("ls_TGLRENCKUNJIHK")	
	txtKETIHK 			= dlgInputKunjungan.GetControl("txtKETIHK")

	cmdKembaliIHK 		= dlgInputKunjungan.GetControl("cmdKembaliIHK")
	CmdHapusIHK 		= dlgInputKunjungan.GetControl("CmdHapusIHK")	
	cmdSimpanIHK 		= dlgInputKunjungan.GetControl("cmdSimpanIHK")
	cmdTAMBAHRKH 		= dlgInputKunjungan.GetControl("cmdTAMBAHRKH")	
	tbl_overid	 		= dlgInputKunjungan.GetControl("tbl_overid")

	cmdrkhbesokhis 		= dlgInputKunjungan.GetControl("cmdrkhbesokhis")
	cmdrkhtamhis 		= dlgInputKunjungan.GetControl("cmdrkhtamhis")

	
	setLB(lsZONAROIK, getParameter(shPARAM, "T"))
	setLB(lsJNSPRODUK, getParameter(shPARAM, "M"))
	setLB(ls_JNSUSAHAIHK, getParameter(shPARAM, "I"))
	setLB(lsNIKIHK, getParameter(shPJB, "A"))
	setLB(lsZONACADEBIHK, getParameter(shPARAM, "U"))
	setLB(ls_PENCPRKHIHK, getParameter(shPARAM, "E"))

	txtDATEIHK.setText(Format(tglINPUTNYA,"YYYY-MM-DD"))
	txtNOCASIHK.setText(shH.getCellByPosition(1,rw).String)
'	lsNIKIHK.selectItem((shH.getCellByPosition(2,rw).String),true)
'	lsNIKIHK.selectItem(NIKnya,true)
	txtNMPJBIHK.setText(shH.getCellByPosition(3,rw).String)
	txtKODEROIHK.setText(shH.getCellByPosition(4,rw).String)
'	lsZONAROIK.setText(shH.getCellByPosition(5,rw).String)
	lsZONAROIK.selectItem(ZONAROnya,true) 
'	ls_SUMEBRPRSIHK.setText(shH.getCellByPosition(6,rw).String)
	ls_SUMEBRPRSIHK.selectItem(SPROSnya,true) 
	txtCIFTU.setText(shH.getCellByPosition(7,rw).String)
	txtNMDEBIHK.setText(shH.getCellByPosition(8,rw).String)
'	lsZONACADEBIHK.setText(shH.getCellByPosition(9,rw).String)
	txtNOTELPCADEBIHK.setText(shH.getCellByPosition(10,rw).String)
	txtALAMATIHK.setText(shH.getCellByPosition(12,rw).String)
	txtLAMAUSAHAIHK.setText(shH.getCellByPosition(13,rw).String)

'	lsCEK2CHARIHK.setText(shH.getCellByPosition(1,rw).String)
	txtNAMAINFO2IHK.setText(shH.getCellByPosition(15,rw).String)
	txtNOTELPCEK2IHK.setText(shH.getCellByPosition(16,rw).String)
'	lsCEK3CHARIHK.setText(shH.getCellByPosition(1,rw).String)
	txtNAMAINFO3IHK.setText(shH.getCellByPosition(18,rw).String)
	txtNOTELPCEK3IHK.setText(shH.getCellByPosition(19,rw).String)

'	lsNIKIHK.selectItem(NIKnya,true)
'	ls_SUMEBRPRSIHK.selectItem(SUMEBRPROSPEKnya,true)
'	lsZONACADEBIHK.selectItem(ZONACADEBnya,true)
'	lsZONAROIK.selectItem(ZONAROnya,true)
'	ls_JNSUSAHAIHK.selectItem(JENISUSAHAnya,true)
'	ls_TGLRENCKUNJIHK.setText(TGLBERIKUTnya)
'	lsJNSPRODUK.selectItem(JENISPRODUKnya,true)
'	lsCEK3CHARIHK.selectItem(GOODCHAR2nya,true)
	
	ls_SUMEBRPRSIHK.setEnable(True)	
	txtCIFTU.setEnable(True)
	txtNMDEBIHK.setEnable(True)
	lsZONACADEBIHK.setEnable(True)
	txtNOTELPCADEBIHK.setEnable(True)
	txtALAMATIHK.setEnable(True)
	ls_JNSUSAHAIHK.setEnable(True)
	lsJNSPRODUK.setEnable(True)
	 
	ls_LOKKUNJIHK.setEnable(False)
	ls_PENCPRKHIHK.setEnable(False)
	ls_statpenckunj.setEnable(False)
	ls_TGLRENCKUNJIHK.setEnable(False)
	txtKETIHK.setEnable(False)
	
	cmdKembaliIHK.setVisible(False)
	cmdSimpanIHK.setVisible(False)
	CmdHapusIHK.setVisible(False)
	cmdTAMBAHRKH.setVisible(False)
	tbl_overid.setVisible(False)
	
	cmdrkhbesokhis.setVisible(True)
	cmdrkhtamhis.setVisible(True)
	
	lsNik_Change
	
	dlgInputKunjungan.Execute()

End Sub

REM ======================================================================================================================================

Function cekAngka(ByVal ob as Object)as Variant
	If Not isNumeric(ob.getText) Then
		cekAngka = ""
	Else
		cekAngka = ob.getText
	End if
End Function

REM ======================================================================================================================================

Sub ShortZonaRO()
   Dim aSortFields(2) as New com.sun.star.util.SortField
   Dim aSortDesc(0) as New com.sun.star.beans.PropertyValue

   set shParam	= ThisComponent.Sheets.getByName("Parameter")
   
   oSortRange = shParam.getCellRangeByPosition(18,1,18,100)
  
'   oSortRange = shZon.getCellRangeByPosition(0,0,7,1000)
   
   aSortFields(0).Field = 0
   aSortFields(0).SortAscending = FALSE
   aSortFields(1).Field = 3
   aSortFields(1).SortAscending = TRUE

   aSortDesc(0).Name = "SortFields"
   aSortDesc(0).Value = aSortFields()
   oSortRange.Sort(aSortDesc()) 
End Sub

REM ======================================================================================================================================

Sub lsNik_Change
'	set shZon 	= ThisComponent.Sheets.getByName("DataZona")

	dim nik as string
	nik = Ucase(lsNIKIHK.getSelectedItem)
		
	IF isSearchDataExist(nik,shPJB,"E2:E65536",1) THEN
		rw = getAddressRow(shPJB,nik,"E2:E65536")
		txtNMPJBIHK.setText(shPJB.getCellByPosition(1,rw).String)
		txtKODEROIHK.setText(shPJB.getCellByPosition(2,rw).String)
		
		clearCell(shParam,"S2:S100")
		
		vBesok 	= format(shPARAM.getCellByPosition(0,18).String,"dd-mm-yyyy")
'		msgbox vBesok
		i 	= 1
		rw 	= 1
		While shZon.GetCellByPosition(0,i).String &lt;&gt; ""
			perAw = format(shZon.GetCellByPosition(4,rw).String,"dd-mm-yyyy")
			perAk = format(shZon.GetCellByPosition(5,rw).String,"dd-mm-yyyy")
'			msgbox vBesok &amp; " " &amp; perAw &amp; " " &amp; perAk
			If	perAw &lt;= vBesok And perAk &gt;= vBesok Then
				If shZon.GetCellByPosition(0,i).String = nik Then
					putCellData(shZon.getCellByPosition(3,i),shParam.getCellByPosition(18,rw))
'					rw = rw + 1
				End If
			End If
		rw = rw + 1
		i = i + 1	
		Wend
		ShortZonaRO
	End If
	setLB(lsZONAROIK, getParameter(shParam, "S"))
End Sub


REM ======================================================================================================================================

Sub lsNik_Change2
'	set shZon 	= ThisComponent.Sheets.getByName("DataZona")

	dim nik as string
	nik = Ucase(lsNIKIHK.getSelectedItem)
		
	IF isSearchDataExist(nik,shPJB,"E2:E65536",1) THEN
		rw = getAddressRow(shPJB,nik,"E2:E65536")
		txtNMPJBIHK.setText(shPJB.getCellByPosition(1,rw).String)
		txtKODEROIHK.setText(shPJB.getCellByPosition(2,rw).String)
		
		clearCell(shParam,"S2:S100")
		
		vBesok 	= format(shPARAM.getCellByPosition(0,10).String,"dd-mm-yyyy")
		
'		msgbox vBesok
		i 	= 1
		rw 	= 1
		While shZon.GetCellByPosition(0,i).String &lt;&gt; ""
			perAw = format(shZon.GetCellByPosition(4,rw).String,"dd-mm-yyyy")
			perAk = format(shZon.GetCellByPosition(5,rw).String,"dd-mm-yyyy")
'			msgbox vBesok &amp; " " &amp; perAw &amp; " " &amp; perAk
			If	perAw &lt;= vBesok And perAk &gt;= vBesok Then
				If shZon.GetCellByPosition(0,i).String = nik Then
					putCellData(shZon.getCellByPosition(3,i),shParam.getCellByPosition(18,rw))
'					rw = rw + 1
				End If
			End If
		rw = rw + 1
		i = i + 1	
		Wend
		ShortZonaRO
	End If
	setLB(lsZONAROIK, getParameter(shParam, "S"))
End Sub

REM ======================================================================================================================================

Sub lsNik_Change_lawas
	dim nik as string
	nik = Ucase(lsNIKIHK.getSelectedItem)
		
	IF isSearchDataExist(nik,shPJB,"A2:A65536",1) THEN
		rw = getAddressRow(shPJB,nik,"A2:A65536")
		txtNMPJBIHK.setText(shPJB.getCellByPosition(1,rw).String)
		txtKODEROIHK.setText(shPJB.getCellByPosition(2,rw).String)
		clearCell(shParam,"S2:S50")
		
		i 	= 1
		rw 	= 1
		While shZon.GetCellByPosition(0,i).String &lt;&gt; ""
			If shZon.GetCellByPosition(0,i).String = nik Then
				putCellData(shZon.getCellByPosition(3,i),shParam.getCellByPosition(18,rw))
				rw = rw + 1
			End If
		i = i + 1	
		Wend
	End If
	setLB(lsZONAROIK, getParameter(shParam, "S"))
End Sub

REM ======================================================================================================================================

Sub Kembali_Click
	dlgInputKunjungan.endExecute()
End Sub

REM =================================================================================================

Sub onStatPencKunjDone

	On Error Goto Errr
	
	vStatPencKunj 	= ls_STATPENCKUNJ.getSelectedItem
	'msgbox vStatPencKunj
	if 	vStatPencKunj = "DONE" THEN
		ls_TGLRENCKUNJIHK.setEnable(False)
	else
		ls_TGLRENCKUNJIHK.setEnable(True)
	end if
	
	Exit sub
	Errr:	
	MsgBox "Error " &amp; Err &amp; ": " &amp; Error$ &amp; Chr(13) &amp; "Baris : " &amp; Erl 
	
End Sub

REM =================================================================================================

Sub Simpan_Click
	Dim Vmgbox, mbx1, mbx2, SPr As String
	nocas	= Ucase(txtNOCASIHK.getText)
	mbx1 	= "Data akan dijadikan sebagai RKH ?"
	mbx2 	= "Apakah data akan disimpan ?"
	SPr 	= ls_SUMEBRPRSIHK.getSelectedItem
	
	If isSearchDataExist(nocas,shRKH,"B2:B65536",1) = False Then
			Vmgbox = mbx1
	Else 
			Vmgbox = mbx2
	End If

	If isMandatoryIK = True Then
		If msgbox (Vmgbox,1,versi) = 1 Then		

			rw = getAddressRow(shRKH,nocas,"B2:B65536")
					
			shRKH.getCellByPosition(23,rw).string = Ucase(txtKETIHK.getText)
			shRKH.getCellByPosition(24,rw).string = ls_LOKKUNJIHK.getSelectedItem
			shRKH.getCellByPosition(25,rw).string = Format(ls_TGLRENCKUNJIHK.getText,"YYYY-MM-DD")
			shRKH.getCellByPosition(26,rw).string = ls_PENCPRKHIHK.getSelectedItem
			shRKH.getCellByPosition(28,rw).string = ls_STATPENCKUNJ.getSelectedItem
					
			shPARAM.getCellByPosition(26,3).string = shRKH.getCellByPosition(26,rw).string
			shPARAM.getCellByPosition(26,2).string = Format(Now(),"YYYY-MM-DD")
					
'			BlnKunjAct 	= shPARAM.getCellByPosition(26,12).string
'			BlnKunjBef 	= shPARAM.getCellByPosition(26,13).string
'			StatAct		= shPARAM.getCellByPosition(26,8).string
			
'			IF BlnKunjAct = BlnKunjBef and StatAct = "KB" then
'				shRKH.getCellByPosition(33,rw).string = "SUDAH"
'				shPARAM.getCellByPosition(26,7).string = "SUDAH"
'			ELSE
'				shRKH.getCellByPosition(33,rw).string = "BELUM"
'				shPARAM.getCellByPosition(26,7).string = "BELUM"
'			END IF
			
			shRKH.getCellByPosition(27,rw).string = shPARAM.getCellByPosition(26,8).string					
			
			On error resume next
			Kembali_Click
			ModDlgPreview.Refresh
			ThisComponent.store()		
			Msgbox "Data Berhasil Disimpan",,versi
		End If
	Else
		Msgbox "Lengkapi Penginputan Data",,versi
	End If
End Sub

REM =================================================================================================================================

Sub SimpanRKH_Click

'On Error GoTo Errr

	set shFR 	= ThisComponent.Sheets.getByName("FRONT")
	set shParam	= ThisComponent.Sheets.getByName("Parameter")
	set shRKH	= ThisComponent.Sheets.getByName("RKH")
	
	upDate		= format(NOW(),"yyyy-mm-dd")
	KODECABANG 	= shFR.getCellByPosition(3,7).String
	vRKHBesok	= shParam.GetCellByPosition(0,14).String
	
	Dim Vmgbox, mbx1, mbx2, SPr As String
	
	nocas	= Ucase(txtNOCASIHK.getText)
	mbx1 	= "Data akan dijadikan sebagai RKH Besok?"
	mbx2 	= "Apakah data akan disimpan ?"
	SPr 	= ls_SUMEBRPRSIHK.getSelectedItem
	
	If isSearchDataExist(nocas,shRKH,"B2:B65536",1) = False Then
			Vmgbox = mbx1
	Else 
			Vmgbox = mbx2
	End If

		If msgbox (Vmgbox,1,versi) = 1 Then		

			rw = getNewRecord(shRKH,"B")
			ro = rw + 1

			shRKH.getCellByPosition(0,rw).string = now() 'Format(txtDATEIHK.getText,"YYYY-MM-DD")
			shRKH.getCellByPosition(1,rw).string = txtNOCASIHK.getText
			shRKH.getCellByPosition(2,rw).string = lsNIKIHK.getSelectedItem
			shRKH.getCellByPosition(3,rw).string = txtNMPJBIHK.getText			
			shRKH.getCellByPosition(4,rw).string = txtKODEROIHK.getText
			shRKH.getCellByPosition(5,rw).string = lsZONAROIK.getSelectedItem
			shRKH.getCellByPosition(6,rw).string = ls_SUMEBRPRSIHK.getSelectedItem
			shRKH.getCellByPosition(7,rw).string = left(ls_appid.getSelectedItem,13)
			shRKH.getCellByPosition(8,rw).string = Ucase(txtNMDEBIHK.getText)
			shRKH.getCellByPosition(9,rw).string = lsZONACADEBIHK.getSelectedItem
			shRKH.getCellByPosition(10,rw).string = txtNOTELPCADEBIHK.getText
			shRKH.getCellByPosition(11,rw).string = ls_JNSUSAHAIHK.getSelectedItem
			shRKH.getCellByPosition(12,rw).string = Ucase(txtALAMATIHK.getText)
'			shRKH.getCellByPosition(13,rw).string = txtLAMAUSAHAIHK.getText
'			shRKH.getCellByPosition(14,rw).string = lsCEK2CHARIHK.getText
'			shRKH.getCellByPosition(15,rw).string = txtNAMAINFO2IHK.getText
'			shRKH.getCellByPosition(16,rw).string = txtNOTELPCEK2IHK.getText 
'			shRKH.getCellByPosition(17,rw).string = lsCEK3CHARIHK.getText
'			shRKH.getCellByPosition(18,rw).string = txtNAMAINFO3IHK.getText 
'			shRKH.getCellByPosition(19,rw).string = txtNOTELPCEK3IHK.getText 
			shRKH.getCellByPosition(20,rw).string = lsJNSPRODUK.getSelectedItem
'			shRKH.getCellByPosition(21,rw).string = "PROSPECT"
'			shRKH.getCellByPosition(22,rw).string = "RKH"
			shRKH.getCellByPosition(25,rw).string = vRKHBesok 'Format(vRKHBesok,"YYYY-MM-DD")
'			shRKH.getCellByPosition(26,rw).string = ls_PENCPRKHIHK.getSelectedItem
			shRKH.getCellByPosition(27,rw).string = txtSTATUSKUNJ.getText 
'			shRKH.getCellByPosition(28,rw).string = ls_STATPENCKUNJ.getSelectedItem
'			shRKH.getCellByPosition(33,rw).Formula = "=""'""&amp;B" &amp; ro &amp; "&amp;""','" &amp; upDate &amp; "','" &amp; KODECABANG &amp; "','""&amp;Z" &amp; ro &amp; "&amp;""','""&amp;F" &amp; ro &amp; "&amp;""','""&amp;C"  &amp; ro &amp; "&amp;""','""&amp;H" &amp; ro &amp; "&amp; ""'"""
			shRKH.getCellByPosition(33,rw).Formula = "=""'""&amp;B" &amp; ro &amp; "&amp;""','" &amp; upDate &amp; "','" &amp; KODECABANG &amp; "','""&amp;Z" &amp; ro &amp; "&amp;""','""&amp;F" &amp; ro &amp; "&amp;""','""&amp;left(C"  &amp; ro &amp; ";8)&amp;""','""&amp;H" &amp; ro &amp; "&amp;""','""&amp;G"  &amp; ro &amp; "&amp;""','""&amp;I"  &amp; ro &amp; "&amp;""','""&amp;J"  &amp; ro &amp; "&amp;""','""&amp;K"  &amp; ro &amp; "&amp;""','""&amp;M"  &amp; ro &amp; "&amp;""','""&amp;L"  &amp;  ro &amp; "&amp;""','""&amp;U"  &amp; ro &amp; "&amp;""','""&amp;AB"&amp; ro &amp; "&amp; ""'"""         

			On error resume next
			Msgbox "Data Berhasil Ditambahkan ke lis RKH Besok",,versi
		End If
		
'		Errr:
'		MsgBox "Error " &amp; Err &amp; ": " &amp; Error$ &amp; Chr(13) &amp; "Baris : " &amp; Erl
End Sub

REM =================================================================================================================================

Sub SimpanRKHoverid_Click

'On Error GoTo Errr

	set shFR 	= ThisComponent.Sheets.getByName("FRONT")
	set shParam	= ThisComponent.Sheets.getByName("Parameter")
	set shDW	= ThisComponent.Sheets.getByName("damaiweb")

	upDate		= format(NOW(),"yyyy-mm-dd")
	vDD			= format(NOW(),"DD")
	vMM			= format(NOW(),"MM")
	vYY			= format(NOW(),"YYYY")
	vGabung		= vDD &amp; "/" &amp; vMM &amp; "/" &amp; vYY &amp; " 00:00:00"
'	msgbox vGabung
	KODECABANG 	= shFR.getCellByPosition(3,7).String
	vRKHBesok	= shParam.GetCellByPosition(0,18).String
	
	Dim Vmgbox, mbx1, mbx2, SPr As String
	nocas	= Ucase(txtNOCASIHK.getText)
	mbx1 	= "Data akan dijadikan sebagai RKH Tambahan?"
	mbx2 	= "Apakah data akan disimpan ?"
	SPr 	= ls_SUMEBRPRSIHK.getSelectedItem
	
	If isSearchDataExist(nocas,shRKH,"B2:B65536",1) = False Then
			Vmgbox = mbx1
	Else 
			Vmgbox = mbx2
	End If

	vstatkunjbef = txtSTATKUNJBEF.getText
'	msgbox vstatkunjbef
	
		If msgbox (Vmgbox,1,versi) = 1 Then		

			rw = getNewRecord(shDW,"B")
			ro = rw + 1

			shDW.getCellByPosition(0,rw).string = left(lsNIKIHK.getSelectedItem,8)
			shDW.getCellByPosition(1,rw).string = txtNOCASIHK.getText
			shDW.getCellByPosition(2,rw).string = ls_SUMEBRPRSIHK.getSelectedItem
			shDW.getCellByPosition(3,rw).string = Ucase(txtNMDEBIHK.getText)
			shDW.getCellByPosition(4,rw).string = lsZONACADEBIHK.getSelectedItem
			shDW.getCellByPosition(5,rw).string = Ucase(txtALAMATIHK.getText)
			shDW.getCellByPosition(6,rw).string = txtNOTELPCADEBIHK.getText
			shDW.getCellByPosition(7,rw).string = left(ls_JNSUSAHAIHK.getSelectedItem,4)
			
			vJnsProduk = mid(lsJNSPRODUK.getSelectedItem,3,1)
			if vJnsProduk = "-" then
				shDW.getCellByPosition(8,rw).string = left(lsJNSPRODUK.getSelectedItem,2)
			else
				shDW.getCellByPosition(8,rw).string = left(lsJNSPRODUK.getSelectedItem,3)
			end if	
			shDW.getCellByPosition(9,rw).string = Format(shParam.getCellByPosition(0,10).String,"DD/MM/YYYY hh:mm:ss")
			shDW.getCellByPosition(11,rw).string = left(lsAppidTam.getSelectedItem,13)
			shDW.getCellByPosition(12,rw).string = lsZONAROIK.getSelectedItem
			shDW.getCellByPosition(13,rw).Formula = "=""'""&amp;B" &amp; rw+1 &amp; "&amp;""','" &amp; upDate &amp; "','" &amp; KODECABANG &amp; "','" &amp; upDate &amp; "','""&amp;M" &amp; rw+1 &amp; "&amp;""','""&amp;A"  &amp; rw+1 &amp; "&amp;""','""&amp;L" &amp; rw+1 &amp; "&amp;""','""&amp;D" &amp; rw+1 &amp; "&amp;""','""&amp;E"  &amp; rw+1 &amp; "&amp;""','""&amp;G"  &amp; rw+1 &amp; "&amp;""','""&amp;F"  &amp; rw+1 &amp; "&amp;""','" &amp; ls_JNSUSAHAIHK.getSelectedItem &amp; "','" &amp; lsJNSPRODUK.getSelectedItem &amp; "'"""
'			shDW.getCellByPosition(13,rw).Formula = "=""'""&amp;B" &amp; rw+1 &amp; "&amp;""','" &amp; upDate &amp; "','" &amp; KODECABANG &amp; "','""&amp;J" &amp; rw+1 &amp; "&amp;""','""&amp;M" &amp; rw+1 &amp; "&amp;""','""&amp;A"  &amp; rw+1 &amp; "&amp;""','""&amp;L" &amp; rw+1 &amp; "&amp;""','""&amp;D" &amp; rw+1 &amp; "&amp;""','""&amp;E"  &amp; rw+1 &amp; "&amp;""','""&amp;G"  &amp; rw+1 &amp; "&amp;""','""&amp;F"  &amp; rw+1 &amp; "&amp;""','" &amp; ls_JNSUSAHAIHK.getSelectedItem &amp; "','" &amp; lsJNSPRODUK.getSelectedItem &amp; "'"""
'			shDW.getCellByPosition(13,rw).FORMULA = "=""'""&amp;B" &amp; rw+1 &amp; "&amp;""','""&amp;J" &amp; rw+1 &amp; "&amp;""','""&amp;L" &amp; rw+1 &amp; "&amp;""','""&amp;E" &amp; rw+1 &amp; "&amp;""','""&amp;M" &amp; rw+1 &amp; "&amp;""','""&amp;G" &amp; rw+1 &amp; "&amp;""','""&amp;H" &amp; rw+1 &amp; "&amp;""','""&amp;F" &amp; rw+1 &amp; "&amp;""','""&amp;I" &amp; rw+1 &amp; "&amp;""'"""
'			shDW.getCellByPosition(13,rw).FORMULA = "=""'""&amp;B" &amp; rw+1 &amp; "&amp;""','""&amp;J" &amp; rw+1 &amp; "&amp;""','""&amp;L" &amp; rw+1 &amp; "&amp;""','""&amp;E" &amp; rw+1 &amp; "&amp;""','""&amp;M" &amp; rw+1 &amp; "&amp;""','""&amp;G" &amp; rw+1 &amp; "&amp;""','""&amp;H" &amp; rw+1 &amp; "&amp;""','""&amp;F" &amp; rw+1 &amp; "&amp;""','""&amp;I" &amp; rw+1 &amp; "&amp;""'"""
		
			On error resume next
			Msgbox "Data Berhasil Ditambahkan ke lis RKH Tambahan",,versi
		End If

'	Errr:
'		MsgBox "Error " &amp; Err &amp; ": " &amp; Error$ &amp; Chr(13) &amp; "Baris : " &amp; Erl

End Sub

REM =================================================================================================================================

Function isMandatoryIK As Boolean
	tglskrng = Format(Now(),"YYYY-MM-DD")
	vStatPencKunj 	= ls_STATPENCKUNJ.getSelectedItem
	
	if 	vStatPencKunj = "DONE" THEN
		'msgbox vStatPencKunj
		If	txtKETIHK.getText &lt;&gt; "" And ls_LOKKUNJIHK.getSelectedItem &lt;&gt; "" And ls_PENCPRKHIHK.getSelectedItem &lt;&gt; "" And ls_STATPENCKUNJ.getSelectedItem &lt;&gt; "" Then
			isMandatoryIK = True
			Exit Function
		End If
	
	else

		If	txtKETIHK.getText &lt;&gt; "" And ls_LOKKUNJIHK.getSelectedItem &lt;&gt; "" And ls_TGLRENCKUNJIHK.getText &gt;= tglskrng And ls_PENCPRKHIHK.getSelectedItem &lt;&gt; "" And _
			ls_STATPENCKUNJ.getSelectedItem &lt;&gt; "" Then
			isMandatoryIK = True
			Exit Function
		End If
	
	end if
	
	'msgbox "warawears"
'Errr:
'	MsgBox "Error " &amp; Err &amp; ": " &amp; Error$ &amp; Chr(13) &amp; "Baris : " &amp; Erl	
End Function

rem =========================================================================================

Function ComDate(ByVal tglnya as String)as Long
Dim tgnya as Date
Dim tgl as String
Dim bln as String
Dim thn as String

	If Trim(tglnya) &lt;&gt; "" Then
		tgl = mid(tglnya,4,2)
		bln = left(tglnya,2)
		thn = right(tglnya,4)
		tgnya = DateSerial(thn, bln, tgl)
		ComDate = DateValue(tgnya)
	Else
		ComDate = 0
	End If
End Function

rem =========================================================================================

Function isMandatoryIKbefore As Boolean
	Dim nocas As String
	Dim ks As String
	set shRKH = ThisComponent.Sheets.getByName("RKH")
	txtSTATtoday = dlgInputKunjungan.GetControl("txtSTATtoday")
	isMandatoryIK = False
	On Error Goto Errr
		ks = Ucase(txtSTATtoday.getText)
		nocas = Ucase(txtNOCASIHK.getText)
If isSearchDataExist(nocas,shRKH,"B2:B65536",1) = False Then
		isMandatoryIK = True
	Exit Function
Else 
	Select Case ks
		Case "DDP"
			If txtSTATtoday.getText = "DDP" And lsNIKIHK.getSelectedItem &lt;&gt; "" And txtNOCASIHK.getText &lt;&gt; "" And lsZONACADEBIHK.getSelectedItem &lt;&gt; "" And _
				lsZONAROIK.getSelectedItem &lt;&gt; "" And txtLAMAUSAHAIHK.getText &lt;&gt; "" And lsCEK2CHARIHK.getSelectedItem &lt;&gt; "" And txtNAMAINFO2IHK.getText &lt;&gt; "" And _
				lsCEK3CHARIHK.getSelectedItem &lt;&gt; "" And txtNAMAINFO3IHK.getText &lt;&gt; "" Then
'				txtNOTELPCEK2IHK.getText &lt;&gt; "" And lsCEK3CHARIHK.getSelectedItem &lt;&gt; "" And txtNAMAINFO3IHK.getText &lt;&gt; "" And txtNOTELPCEK3IHK.getText &lt;&gt; "" Then
				isMandatoryIK = True
				Exit Function
			End If
	
		Case "DDP-RKH"
			If txtSTATtoday.getText = "DDP-RKH" And lsNIKIHK.getSelectedItem &lt;&gt; "" And _
			 	lsZONACADEBIHK.getSelectedItem &lt;&gt; "" And lsZONAROIK.getSelectedItem &lt;&gt; "" And ls_JNSUSAHAIHK.getSelectedItem &lt;&gt; "" And _
				ls_LOKKUNJIHK.getSelectedItem &lt;&gt; "" And ls_TGLRENCKUNJIHK.getText &lt;&gt; "" And ls_PENCPRKHIHK.getSelectedItem &lt;&gt; "" And _
				lsJNSPRODUK.getSelectedItem &lt;&gt; "" Then
				isMandatoryIK = True
				Exit Function
			End If
	
		Case "RKH"
			If txtSTATtoday.getText = "RKH" And lsNIKIHK.getSelectedItem &lt;&gt; "" And _
			 	lsZONACADEBIHK.getSelectedItem &lt;&gt; "" And lsZONAROIK.getSelectedItem &lt;&gt; "" And ls_JNSUSAHAIHK.getSelectedItem &lt;&gt; "" And _
				ls_LOKKUNJIHK.getSelectedItem &lt;&gt; "" And ls_TGLRENCKUNJIHK.getText &lt;&gt; "" And ls_PENCPRKHIHK.getSelectedItem &lt;&gt; "" And _
				lsJNSPRODUK.getSelectedItem &lt;&gt; "" Then
				isMandatoryIK = True
				Exit Function
			End If
			
		Case ""
			If txtSTATtoday.getText = "" And lsNIKIHK.getSelectedItem &lt;&gt; "" And _
			 	lsZONACADEBIHK.getSelectedItem &lt;&gt; "" And lsZONAROIK.getSelectedItem &lt;&gt; "" And ls_JNSUSAHAIHK.getSelectedItem &lt;&gt; "" And _
				ls_LOKKUNJIHK.getSelectedItem &lt;&gt; "" And ls_TGLRENCKUNJIHK.getText &lt;&gt; "" And ls_PENCPRKHIHK.getSelectedItem &lt;&gt; "" And _
				lsJNSPRODUK.getSelectedItem &lt;&gt; "" Then
				isMandatoryIK = True
				Exit Function
			End If		
	
		Case Else
			If lsNIKIHK.getSelectedItem &lt;&gt; "" And _
			 	lsZONACADEBIHK.getSelectedItem &lt;&gt; "" And lsZONAROIK.getSelectedItem &lt;&gt; "" And ls_JNSUSAHAIHK.getSelectedItem &lt;&gt; "" And _
				ls_LOKKUNJIHK.getSelectedItem &lt;&gt; "" And ls_TGLRENCKUNJIHK.getSelectedItem &lt;&gt; "" And ls_PENCPRKHIHK.getSelectedItem &lt;&gt; "" And _
				lsJNSPRODUK.getSelectedItem &lt;&gt; "" Then
				isMandatoryIK = True
				Exit Function
			End If
	End Select
End If
Errr:
	MsgBox "Error " &amp; Err &amp; ": " &amp; Error$ &amp; Chr(13) &amp; "Baris : " &amp; Erl	
End Function

rem =========================================================================================

Sub cmd_HapusRKH_click
	Dim nocasRKH
	nocasRKH = txtNOCASIHK.getText
	'IF nocasDEL &lt;&gt; "" THEN
	IF nocasRKH &lt;&gt; "" THEN
		mg = msgbox ("Apakah data akan dihapus?",1,versi)			
		If mg=1 then
			rw	= 	getAddressRow(shRKH,nocasRKH,"B2:B65536") + 1
					deleteRowDDP(shRKH,nocasRKH)
			'rw 	= 	getAddressRow(shDBin,nocasRKH,"B2:B65536") + 1	
			'		deleteRowDDP(shDBin,nocasRKH)
			
			ThisComponent.store()
			Kembali_Click
			call ModDlgPreview.Refresh
			msgbox ("Data telah dihapus?",,versi)
		End If			
	End If
End Sub

rem =========================================================================================

Sub offctlIK
On Error Goto Errr
'	lsNIKIHK.setEnable(False)
	txtNMPJBIHK.setEnable(False)	
	ls_SUMEBRPRSIHK.setEnable(False)	
	txtNMDEBIHK.setEnable(False)
	txtSTKUNAKHIRIHK.setEnable(False)		
	txtALAMATIHK.setEnable(False)
	ls_JNSUSAHAIHK.setEnable(False)
	ls_LOKKUNJIHK.setEnable(False)
	ls_TGLRENCKUNJIHK.setEnable(False)
	ls_PENCPRKHIHK.setEnable(False)
	lsJNSPRODUK.setEnable(False)
	txtKETIHK.setEnable(False)
	CmdHapusIHK.setVisible(False)	
	cmdSimpanIHK.setVisible(False)
	cmdTAMBAHRKH.setVisible(True)
	txtKODEROIHK.setEnable(False)
	 txtLAMAUSAHAIHK.setEnable(False)
	 lsCEK2CHARIHK.setEnable(False)
	 txtNAMAINFO2IHK.setEnable(False)
	 txtNOTELPCEK2IHK.setEnable(False)
	 lsCEK3CHARIHK.setEnable(False)
	 txtNAMAINFO3IHK.setEnable(False)
	 txtNOTELPCEK3IHK.setEnable(False)
	 txtNOTELPCADEBIHK.setEnable(False)
	 lsZONACADEBIHK.setEnable(False)
'	 lsZONAROIK.setEnable(False)
	 txtLAMAUSAHAIHK.setEnable(False)
	 txtCIFTU.setEnable(False)
	Exit sub
Errr:	
	MsgBox "Error " &amp; Err &amp; ": " &amp; Error$ &amp; Chr(13) &amp; "Baris : " &amp; Erl 
End Sub

REM =================================================================================================
Sub showDlgIHK_OFF
	On Error Goto Errr
	set dlgInputKunjungan = CreateUnoDialog(DialogLibraries.Lib_simple.dlgInputKunjungan)
	set shRKH = ThisComponent.Sheets.getByName("RKH")
	set shPJB = ThisComponent.Sheets.getByName("DataPejabat")
	set shPARAM = ThisComponent.Sheets.getByName("Parameter")
	set shZon = ThisComponent.Sheets.getByName("DataZona")
	set shDDP = ThisComponent.Sheets.getByName("DDP")
	set shDBin = ThisComponent.Sheets.getByName("DB_IN")
	rw = getAddressRow(shDBin,NOCASnya,"B2:B65536")	

	txtDATEIHK = dlgInputKunjungan.GetControl("txtDATEIHK")
	lsNIKIHK = dlgInputKunjungan.GetControl("lsNIKIHK")
	txtNMPJBIHK = dlgInputKunjungan.GetControl("txtNMPJBIHK")	
	txtNOCASIHK = dlgInputKunjungan.GetControl("txtNOCASIHK")
	ls_SUMEBRPRSIHK = dlgInputKunjungan.GetControl("ls_SUMEBRPRSIHK") 	
	txtNMDEBIHK = dlgInputKunjungan.GetControl("txtNMDEBIHK")
	txtSTKUNAKHIRIHK = dlgInputKunjungan.GetControl("txtSTKUNAKHIRIHK")		
	txtALAMATIHK = dlgInputKunjungan.GetControl("txtALAMATIHK")
	ls_JNSUSAHAIHK = dlgInputKunjungan.GetControl("ls_JNSUSAHAIHK")
	ls_LOKKUNJIHK = dlgInputKunjungan.GetControl("ls_LOKKUNJIHK")
	ls_TGLRENCKUNJIHK = dlgInputKunjungan.GetControl("ls_TGLRENCKUNJIHK")
	ls_PENCPRKHIHK = dlgInputKunjungan.GetControl("ls_PENCPRKHIHK")
	lsJNSPRODUK = dlgInputKunjungan.GetControl("lsJNSPRODUK")
	txtKETIHK = dlgInputKunjungan.GetControl("txtKETIHK")
	cmdKembaliIHK = dlgInputKunjungan.GetControl("cmdKembaliIHK")
	CmdHapusIHK = dlgInputKunjungan.GetControl("CmdHapusIHK")	
	cmdSimpanIHK = dlgInputKunjungan.GetControl("cmdSimpanIHK")
	cmdTAMBAHRKH = dlgInputKunjungan.GetControl("cmdTAMBAHRKH")
	txtAPPIDIHK = dlgInputKunjungan.GetControl("txtAPPIDIHK")
	txtJBTIHK = dlgInputKunjungan.GetControl("txtJBTIHK")
	txtKODEROIHK = dlgInputKunjungan.GetControl("txtKODEROIHK")
	 txtLAMAUSAHAIHK  = dlgInputKunjungan.GetControl("txtLAMAUSAHAIHK")
	 lsCEK2CHARIHK  = dlgInputKunjungan.GetControl("lsCEK2CHARIHK")
	 txtNAMAINFO2IHK  = dlgInputKunjungan.GetControl("txtNAMAINFO2IHK")
	 txtNOTELPCEK2IHK  = dlgInputKunjungan.GetControl("txtNOTELPCEK2IHK")
	 lsCEK3CHARIHK  = dlgInputKunjungan.GetControl("lsCEK3CHARIHK")
	 txtNAMAINFO3IHK  = dlgInputKunjungan.GetControl("txtNAMAINFO3IHK")
	 txtNOTELPCEK3IHK  = dlgInputKunjungan.GetControl("txtNOTELPCEK3IHK")
	 txtNOTELPCADEBIHK = dlgInputKunjungan.GetControl("txtNOTELPCADEBIHK")
	 lsZONACADEBIHK = dlgInputKunjungan.GetControl("lsZONACADEBIHK")
	 lsZONAROIK = dlgInputKunjungan.GetControl("lsZONAROIK")
	 txtLAMAUSAHAIHK = dlgInputKunjungan.GetControl("txtLAMAUSAHAIHK")
	 txtCIFTU = dlgInputKunjungan.GetControl("txtCIFTU")

	setLB(lsZONAROIK, getParameter(shParam, "T"))
	setLB(lsJNSPRODUK, getParameter(shDBin, "S"))
	setLB(ls_PENCPRKHIHK, getParameter(shParam, "E"))	
	setLB(ls_JNSUSAHAIHK, getParameter(shDBin, "J"))
	setLB(lsNIKIHK, getParameter(shPJB, "A"))
	setLB(lsZONACADEBIHK, getParameter(shDBin, "R"))

	txtDATEIHK.setText(tglINPUTNYA)
	lsNIKIHK.selectItem(NIKnya,true)
	txtKODEROIHK.setText(KODEROnya)
	txtNMPJBIHK.setText(ROnya)
	txtNOCASIHK.setText(NOCASnya)
	ls_SUMEBRPRSIHK.selectItem(SUMEBRPROSPEKnya,true)
	txtNMDEBIHK.setText(NAMACADEBnya)
	txtSTKUNAKHIRIHK.setText(STKUNAKHIRnya)
	txtALAMATIHK.setText(shDBin.getCellByPosition(8,rw).string)
	txtKETIHK.setText(shDBin.getCellByPosition(13,rw).string)
	txtNOTELPCADEBIHK.setText(NOTELPCADEBnya)
	lsZONACADEBIHK.selectItem(ZONACADEBnya,true)
	lsZONAROIK.selectItem(ZONAROnya,true)
	txtCIFTU.setText(CIFTUnya)
	ls_JNSUSAHAIHK.selectItem(JENISUSAHAnya,true)
	ls_LOKKUNJIHK.selectItem(LOKASIKUNJUNGANnya,true)
	ls_TGLRENCKUNJIHK.setText(TGLBERIKUTnya)
	ls_PENCPRKHIHK.selectItem(PENCAPAIANRKHnya,true)
	lsJNSPRODUK.selectItem(JENISPRODUKnya,true)
	txtLAMAUSAHAIHK.setText(LAMAUSAHAnya)
	lsCEK2CHARIHK.selectItem(GOODCHAR1nya,true)
	txtNAMAINFO2IHK.setText(NAMAINFO1nya)
	txtNOTELPCEK2IHK.setText(TELPINFO1nya)
	lsCEK3CHARIHK.selectItem(GOODCHAR2nya,true)
	txtNAMAINFO3IHK.setText(NAMAINFO2nya)
	txtNOTELPCEK3IHK.setText(TELPINFO2nya)

	offctlIK
	dlgInputKunjungan.Execute()
	Errr:	
	Exit Sub
End Sub

rem =========================================================================================

Function cekTELP As Boolean
	cekTELP = False
	On Error Goto Errr
	If Len(txtNOTELPCADEBIHK.getText) &gt; 5 Then
		cekTELP = True
		Exit Function
	End If
Errr:
	cekTELP = False	
End Function

rem =========================================================================================

sub tutupform
	dlgInputKunjungan.endExecute()
end sub

rem =========================================================================================

Sub TambahRKH_click
	
'On Error Goto Errr
	
	'msgbox lsZONAROIK.getSelectedItem
	nocas = Ucase(txtNOCASIHK.getText)

	If lsNIKIHK.getSelectedItem &lt;&gt; "" And lsZONAROIK.getSelectedItem &lt;&gt; "" And lsZONACADEBIHK.getSelectedItem &lt;&gt; "---" And lsJNSPRODUK.getSelectedItem &lt;&gt; "---"  Then
		If ls_SUMEBRPRSIHK.getSelectedItem = "TOPUP" And ls_appid.getSelectedItem = "" then
			
			Msgbox "Data Appid masih kosong, silangkan diisi terlebih dahulu!!!",,versi
		
		Else
		
			If isSearchDataExist(nocas,shRKH,"B2:B65536",1) = False Then
				SimpanRKH_Click
				ModDlgPreview.UpdateTotal
				ModDlgPreview.RefreshDlgPreview
				tutupform
			Else 
				Msgbox "Nocas sudah ada dalam RKH Besok",,versi
				tutupform
	
			End If
		
		End if
		
	Else
		Msgbox "Lengkapi NIK dan Zona RO untuk RKH Besok dan pastikan data SubZona Cadeb dan Jenis Produk diisi dengan Benar",,versi
	End If

'Errr:	
'MsgBox "Error " &amp; Err &amp; ": " &amp; Error$ &amp; Chr(13) &amp; "Baris : " &amp; Erl


End Sub

rem =========================================================================================

Sub tutupform2
	dlgInputKunjungan2.endExecute()
End Sub

rem =========================================================================================

Sub TambahRKHOverid_click

'On Error Goto Errr

	nocas 	= Ucase(txtNOCASIHK.getText)

	If lsNIKIHK.getSelectedItem &lt;&gt; "" And lsZONAROIK.getSelectedItem &lt;&gt; "" And lsZONACADEBIHK.getSelectedItem &lt;&gt; "---" And lsJNSPRODUK.getSelectedItem &lt;&gt; "---" Then			
		If ls_SUMEBRPRSIHK.getSelectedItem = "TOPUP" And lsAppidTam.getSelectedItem = "" then
			
			Msgbox "Data Appid masih kosong, silangkan diisi terlebih dahulu!!!",,versi
		
		Else
	
			If isSearchDataExist(nocas,shdamaiweb,"B2:B65536",1) = False Then
				SimpanRKHoverid_Click
				ModDafRKHOveride.UpdateTotal
				ModDafRKHOveride.refresh_lis
				tutupform2
			Else 
				Msgbox "Nocas sudah ada dalam RKH Tamabahan Hari Ini",,versi
				tutupform2
			End If
		
		end if
		
	Else
		Msgbox "Lengkapi NIK dan Zona RO untuk RKH Besok dan pastikan data SubZona Cadeb dan Jenis Produk diisi dengan Benar",,versi
			
	End If
	
'Errr:	
'MsgBox "Error " &amp; Err &amp; ": " &amp; Error$ &amp; Chr(13) &amp; "Baris : " &amp; Erl

End Sub

rem =========================================================================================================================

Sub flagProspect
	Dim SPr as String
	set shRKH = ThisComponent.Sheets.getByName("RKH")	
	ls_SUMEBRPRSIHK = dlgInputKunjungan.GetControl("ls_SUMEBRPRSIHK")
	SPr = ls_SUMEBRPRSIHK.getSelectedItem
	
	Select Case SPr
		Case "CSB"
			If txtLAMAUSAHAIHK.getText &gt;= "24" And lsCEK2CHARIHK.getSelectedItem = "Ya" And lsCEK3CHARIHK.getSelectedItem = "Ya" Then
				shRKH.getCellByPosition(26,rw).string = "Prospect"
			End If
		Case "Referensi"
			If txtLAMAUSAHAIHK.getText &gt;= "24" And lsCEK2CHARIHK.getSelectedItem = "Ya" Then
				shRKH.getCellByPosition(26,rw).string = "Prospect"
			End If
		Case "Walk in Customer"
			If txtLAMAUSAHAIHK.getText &gt;= "24" And lsCEK2CHARIHK.getSelectedItem = "Ya" Then
				shRKH.getCellByPosition(26,rw).string = "Prospect"
			End If
		Case "TopUp"
				shRKH.getCellByPosition(26,rw).string = "Prospect"
	End Select	
End Sub






</script:module>
</file>

<file path=Basic/Lib_simple/ModDlgInputDDPRKH.xml><?xml version="1.0" encoding="utf-8"?>
<!DOCTYPE module  PUBLIC '-//OpenOffice.org//DTD OfficeDocument 1.0//EN'  'module.dtd'>
<script:module xmlns:script="http://openoffice.org/2000/script" script:name="ModDlgInputDDPRKH" script:language="StarBasic">Dim dlgDDP As Object
Dim dlgInputDDPRKH As Object
Dim dlgInputDDPRKH2 As Object
Dim txtNOCAS As Object
Dim txtJENISDATA As Object
Dim txtDT As Object
Dim txtKODEDDP As Object
Dim txtNAMARODDP As Object
Dim txtCIFDDP As Object
Dim txtNAMACADEBDDP As Object
Dim txtNOTELPDDP As Object
Dim txtALAMATLOKASIKDDP As Object
Dim txtKETDDP As Object
Dim txtLAMAUSAHAIHK As Object
Dim txtNAMAINFO2IHK As Object
Dim txtNOTELPCEK2IHK As Object
Dim txtNAMAINFO3IHK As Object
Dim txtNOTELPCEK3IHK As Object
Dim lsJNSPRODUK As Object
Dim ls_LOKKUNJIHK As Object
Dim ls_PENCPRKHIHK As Object
Dim ls_TGLRENCKUNJIHK As Object
Dim txtKETIHK As Object
Dim lsCEK3CHARIHK As Object
Dim lsCEK2CHARIHK As Object
Dim lsNIKDDP As Object
Dim lsZONARODDP As Object
Dim lsSUMBERPROSDDP As Object
Dim lsZONADEBDDP As Object
Dim lsJENISUSAHADDP As Object
Dim lsTGLBERIKUTDDP As Object
Dim lsPENCAPAIANDDP As Object
Dim lsFLAGCSBKBDDP As Object
Dim cmd_KEMBALIDDP As Object
Dim cmd_HAPUSDDP As Object
Dim cmd_SIMPANDDP_click As Object
Dim shDDP
Dim shPJB
Dim shZon
Dim shParam
Dim shRKH
Dim shDBin
Dim shTopup
Global shParam

'SHOW DIALOG INPUT DDP-RKH ============================================================================================================
Sub ShowDlgInputDDPRKH
	set dlgInputDDPRKH = CreateUnoDialog(DialogLibraries.Lib_simple.dlgInputDDPRKH)
	set shDDP 	= ThisComponent.Sheets.getByName("DDP")
	set shPJB 	= ThisComponent.Sheets.getByName("DataPejabat")
	set shZon 	= ThisComponent.Sheets.getByName("DataZona")
	set shParam = ThisComponent.Sheets.getByName("Parameter")
	set shRKH 	= ThisComponent.Sheets.getByName("RKH")
	set shDBin 	= ThisComponent.Sheets.getByName("DB_IN")
	set shTopup	= ThisComponent.Sheets.getByName("topup")
	

		txtDT  				= dlgInputDDPRKH.GetControl("txtDATEIHK")

		lsNIKDDP  			= dlgInputDDPRKH.GetControl("lsNIKIHK")
		txtKODEDDP  		= dlgInputDDPRKH.GetControl("txtKODEROIHK")
		txtNAMARODDP  		= dlgInputDDPRKH.GetControl("txtNMPJBIHK")
		lsZONARODDP  		= dlgInputDDPRKH.GetControl("lsZONAROIK")

		txtNOCAS  			= dlgInputDDPRKH.GetControl("txtNOCASIHK")
'		txtJENISDATA		= dlgInputDDPRKH.GetControl("txtNOCASIHK")
		lsSUMBERPROSDDP  	= dlgInputDDPRKH.GetControl("ls_SUMEBRPRSIHK")
		txtCIFDDP  			= dlgInputDDPRKH.GetControl("txtCIFTU")
		txtNAMACADEBDDP  	= dlgInputDDPRKH.GetControl("txtNMDEBIHK")
		lsZONADEBDDP  		= dlgInputDDPRKH.GetControl("lsZONACADEBIHK")
		txtNOTELPDDP  		= dlgInputDDPRKH.GetControl("txtNOTELPCADEBIHK")
		lsJENISUSAHADDP  	= dlgInputDDPRKH.GetControl("ls_JNSUSAHAIHK")
		txtALAMATLOKASIKDDP = dlgInputDDPRKH.GetControl("txtALAMATIHK")
		 
		txtLAMAUSAHAIHK  	= dlgInputDDPRKH.GetControl("txtLAMAUSAHAIHK")
		lsCEK2CHARIHK  		= dlgInputDDPRKH.GetControl("lsCEK2CHARIHK")
		txtNAMAINFO2IHK  	= dlgInputDDPRKH.GetControl("txtNAMAINFO2IHK")
		txtNOTELPCEK2IHK  	= dlgInputDDPRKH.GetControl("txtNOTELPCEK2IHK")
		lsCEK3CHARIHK  		= dlgInputDDPRKH.GetControl("lsCEK3CHARIHK")
		txtNAMAINFO3IHK  	= dlgInputDDPRKH.GetControl("txtNAMAINFO3IHK")
		txtNOTELPCEK3IHK  	= dlgInputDDPRKH.GetControl("txtNOTELPCEK3IHK")
		 
		lsJNSPRODUK  		= dlgInputDDPRKH.GetControl("lsJNSPRODUK")
		ls_LOKKUNJIHK  		= dlgInputDDPRKH.GetControl("ls_LOKKUNJIHK")
		ls_PENCPRKHIHK  	= dlgInputDDPRKH.GetControl("ls_PENCPRKHIHK")
		ls_TGLRENCKUNJIHK  	= dlgInputDDPRKH.GetControl("ls_TGLRENCKUNJIHK")
		txtKETIHK  			= dlgInputDDPRKH.GetControl("txtKETIHK")
		 
		setLB(lsNIKDDP, getParameter(shPJB, "A"))
		setLB(lsZONARODDP, getParameter(shZon, "D"))
		setLB(lsZONADEBDDP, getParameter(shParam, "U"))'
		setLB(lsJENISUSAHADDP, getParameter(shParam, "I"))
		setLB(lsJNSPRODUK, getParameter(shPARAM, "M"))
		setLB(ls_PENCPRKHIHK , getParameter(shPARAM, "E"))	
		
		txtDT.setText(Format(Now,"YYYY-MM-DD"))

	 	txtDT.setEnable(False)

		lsNIKDDP.setEnable(true)  	
		txtKODEDDP.setEnable(False)  
		txtNAMARODDP.setEnable(False)  	
		lsZONARODDP.setEnable(True)  

		txtNOCAS.setEnable(False)  	
		lsSUMBERPROSDDP.setEnable(true)
		txtCIFDDP.setEnable(False)
		txtNAMACADEBDDP.setEnable(False)
		lsZONADEBDDP.setEnable(False)
		txtNOTELPDDP.setEnable(False)
		lsJENISUSAHADDP.setEnable(False)
		txtALAMATLOKASIKDDP.setEnable(False)
		 
		txtLAMAUSAHAIHK.setEnable(False)
		lsCEK2CHARIHK.setEnable(False)
		txtNAMAINFO2IHK.setEnable(False)
		txtNOTELPCEK2IHK.setEnable(False)
		lsCEK3CHARIHK.setEnable(False)
		txtNAMAINFO3IHK.setEnable(False)
		txtNOTELPCEK3IHK.setEnable(False)
		 
		lsJNSPRODUK.setEnable(False)
		ls_LOKKUNJIHK.setEnable(False)
		ls_PENCPRKHIHK.setEnable(False)
		ls_TGLRENCKUNJIHK.setEnable(False)
		txtKETIHK.setEnable(False)

	dlgInputDDPRKH.Execute()
	
	Exit sub
	Errr:	
	MsgBox "Error " &amp; Err &amp; ": " &amp; Error$ &amp; Chr(13) &amp; "Baris : " &amp; Erl 
	
End Sub

Sub lsNik_ChangeDDPRKH
	dim nik as string
		nik = Ucase(lsNIKDDP.getSelectedItem)
		
	IF isSearchDataExist(nik,shPJB,"A2:A65536",1) THEN
		rw = getAddressRow(shPJB,nik,"A2:A65536")
		txtNAMARODDP.setText(shPJB.getCellByPosition(1,rw).String)
		txtKODEDDP.setText(shPJB.getCellByPosition(2,rw).String)
			clearCell(shParam,"S2:S50")
				i = 1
				rw = 1
			While shZon.GetCellByPosition(0,i).String &lt;&gt; ""
					If shZon.GetCellByPosition(0,i).String = nik Then
						putCellData(shZon.getCellByPosition(3,i),shParam.getCellByPosition(18,rw))
						rw = rw + 1
					End If
				i = i + 1	
			Wend
	End If
	'setLB(lsZONARODDP, getParameter(shParam, "T"))
End Sub


REM =====================================================================================================

Sub when_appid_DDPRKH_enter

	Vappid = Ucase(txtCIFDDP.getText)
'	msgbox Vappid
'	msgbox "sebelum search"
	IF isSearchDataExist(Vappid,shTopup,"A2:A65536",1) THEN

		rw = getAddressRow(shTopup,Vappid,"A2:A65536")

		txtNAMACADEBDDP.setText(shTopup.getCellByPosition(1,rw).String)
		txtNOTELPDDP.setText(shTopup.getCellByPosition(2,rw).String)
		txtALAMATLOKASIKDDP.setText(shTopup.getCellByPosition(3,rw).String)
	
	ELSE
		txtNAMACADEBDDP.setText("")
		txtNOTELPDDP.setText("")
		txtALAMATLOKASIKDDP.setText("")		
	END IF

End Sub


REM KONTROL ON OF ====================================================================================================
sub onSumberProspectDDPRKH_change

	On Error Goto Errr

	vSP = lsSUMBERPROSDDP.getSelectedItem

	Select Case vSP
		Case "CSB":
			onSumberProspect_CSB_REFERENSI_WIC
		Case "REFERENSI":
			onSumberProspect_CSB_REFERENSI_WIC
		Case "WALK IN CUSTOMER": 
			onSumberProspect_CSB_REFERENSI_WIC
		Case "TOPUP":
			onSumberProspect_TOPUP_CM_COLL
		Case "CUSTOMER MAINTENANCE": 
			onSumberProspect_TOPUP_CM_COLL
		Case "COLLECTION":
			onSumberProspect_TOPUP_CM_COLL
	End Select

	Exit sub
	Errr:	
	MsgBox "Error " &amp; Err &amp; ": " &amp; Error$ &amp; Chr(13) &amp; "Baris : " &amp; Erl 
	
end sub

Sub onSumberProspect_CSB_REFERENSI_WIC

	On Error Goto Errr

		txtDT.setEnable(False)

		lsNIKDDP.setEnable(true)  	
		txtKODEDDP.setEnable(False)  
		txtNAMARODDP.setEnable(False)  	
		lsZONARODDP.setEnable(True)  

		txtNOCAS.setEnable(False)  	
		lsSUMBERPROSDDP.setEnable(true)
		txtCIFDDP.setEnable(False)
		txtNAMACADEBDDP.setEnable(true)
		lsZONADEBDDP.setEnable(true)
		txtNOTELPDDP.setEnable(true)
		lsJENISUSAHADDP.setEnable(true)
		txtALAMATLOKASIKDDP.setEnable(true)
		 
		txtLAMAUSAHAIHK.setEnable(true)
		lsCEK2CHARIHK.setEnable(true)
		txtNAMAINFO2IHK.setEnable(true)
		txtNOTELPCEK2IHK.setEnable(true)
		lsCEK3CHARIHK.setEnable(true)
		txtNAMAINFO3IHK.setEnable(true)
		txtNOTELPCEK3IHK.setEnable(true)
		 
		lsJNSPRODUK.setEnable(False)
		ls_LOKKUNJIHK.setEnable(False)
		ls_PENCPRKHIHK.setEnable(False)
		ls_TGLRENCKUNJIHK.setEnable(False)
		txtKETIHK.setEnable(False)

	Exit sub
	Errr:	
	MsgBox "Error " &amp; Err &amp; ": " &amp; Error$ &amp; Chr(13) &amp; "Baris : " &amp; Erl 
	
End Sub

Sub onSumberProspect_TOPUP_CM_COLL

	On Error Goto Errr

		txtDT.setEnable(False)

		lsNIKDDP.setEnable(true)  	
		txtKODEDDP.setEnable(False)  
		txtNAMARODDP.setEnable(False)  	
		lsZONARODDP.setEnable(True)  

		txtNOCAS.setEnable(False)  	
		lsSUMBERPROSDDP.setEnable(true)
		txtCIFDDP.setEnable(False)
		txtNAMACADEBDDP.setEnable(False)
		lsZONADEBDDP.setEnable(true)
		txtNOTELPDDP.setEnable(true)
		lsJENISUSAHADDP.setEnable(true)
		txtALAMATLOKASIKDDP.setEnable(true)
		 
		txtLAMAUSAHAIHK.setEnable(False)
		lsCEK2CHARIHK.setEnable(False)
		txtNAMAINFO2IHK.setEnable(False)
		txtNOTELPCEK2IHK.setEnable(False)
		lsCEK3CHARIHK.setEnable(False)
		txtNAMAINFO3IHK.setEnable(False)
		txtNOTELPCEK3IHK.setEnable(False)
		 
		lsJNSPRODUK.setEnable(true)
		ls_LOKKUNJIHK.setEnable(true)
		ls_PENCPRKHIHK.setEnable(true)
		ls_TGLRENCKUNJIHK.setEnable(true)
		txtKETIHK.setEnable(true)

	Exit sub
	Errr:	
	MsgBox "Error " &amp; Err &amp; ": " &amp; Error$ &amp; Chr(13) &amp; "Baris : " &amp; Erl 
	
End Sub

REM ================================== validasi input rencana kunjungan dari csb, referensi, walk in customer
Sub onValInputRenKunj
	On Error Goto Errr
	if txtLAMAUSAHAIHK.getValue &gt;= 24 and lsCEK2CHARIHK.getSelectedItem = "YA" and lsCEK3CHARIHK.getSelectedItem = "YA" then
		msg = 1 'msgbox ("mohon isikan data tgl rencana kunjungan dan pencapaian kunjungan",1,"Informasi - MCS SALES Ver 1.1")			
		'msgbox msg
		If msg=1 then
			lsJNSPRODUK.setEnable(true)
			ls_TGLRENCKUNJIHK.setEnable(true)
		end if
	else
		msg = 0
		'msgbox msg
		If msg = 0 then

'			lsJNSPRODUK.getSelectedItem("")
'			ls_TGLRENCKUNJIHK.getSelectedItem("")
'			Format(ls_TGLRENCKUNJIHK.getText,"") '= ""
			lsJNSPRODUK.setEnable(false)
			ls_TGLRENCKUNJIHK.setEnable(false)
		end if	
	end if	
	
	Exit sub
	Errr:	
	MsgBox "Error " &amp; Err &amp; ": " &amp; Error$ &amp; Chr(13) &amp; "Baris : " &amp; Erl 
	
End Sub

REM ========================================= SIMPAN DATA DDP &amp; RENCANA KUNJUNGAN
Sub simpanDDPRK

	set shDDP 	= ThisComponent.Sheets.getByName("DDP")
	set shRKH 	= ThisComponent.Sheets.getByName("RKH")
	set shDBin 	= ThisComponent.Sheets.getByName("DB_IN")
	set shFR 	= ThisComponent.Sheets.getByName("FRONT")
	set shParam	= ThisComponent.Sheets.getByName("Parameter")
	
	upDate		= format(NOW(),"yyyy-mm-dd")
	KODECABANG 	= shFR.getCellByPosition(3,7).String
	vRKHBesok	= shParam.GetCellByPosition(0,14).String
	
	vYY = right(Format(Now,"YY"),2)
	vJulian = shParam.getCellByPosition(37,5).string
	vJAM = left(Format(Now,"HHMMS"),5)
	nocasDDP = txtKODEDDP.getText &amp; "P" &amp; vYY &amp; vJulian &amp; vJAM
 	vAPPID	= txtCIFDDP.getText
' 	msgbox vAPPID
	If cekCIF Then
		If isMandatoryDDPRK Then
			'If Len(txtNOCAS.getText) &lt; 1 And Len(nocasDDP) = 16 Then					
				mg = msgbox ("Apakah data akan disimpan?",1,versi)			
				If mg=1 then
					If isSearchDataExist(vAPPID,shRKH,"H2:H65536",1) = False Then				
						rw = getNewRecord(shRKH,"B")
						shRKH.getCellByPosition(0,rw).string = Now()
						
						vNOCAS = txtNOCAS.getText
						if vNOCAS &lt;&gt; "" then
							shRKH.getCellByPosition(1,rw).string = txtNOCAS.getText
						else	
							shRKH.getCellByPosition(1,rw).string = nocasDDP	
						end if
						shRKH.getCellByPosition(2,rw).string = lsNIKDDP.getSelectedItem '	msgbox lsNIKDDP.getSelectedItem
						shRKH.getCellByPosition(3,rw).string = txtNAMARODDP.getText			
						shRKH.getCellByPosition(4,rw).string = txtKODEDDP.getText
						shRKH.getCellByPosition(5,rw).string = lsZONARODDP.getSelectedItem
						shRKH.getCellByPosition(6,rw).string = lsSUMBERPROSDDP.getSelectedItem
						shRKH.getCellByPosition(7,rw).string = Ucase(txtCIFDDP.getText)
						shRKH.getCellByPosition(8,rw).string = Ucase(txtNAMACADEBDDP.getText)
						shRKH.getCellByPosition(9,rw).string = lsZONADEBDDP.getSelectedItem
						shRKH.getCellByPosition(10,rw).string = txtNOTELPDDP.getText
						shRKH.getCellByPosition(11,rw).string = lsJENISUSAHADDP.getSelectedItem
						shRKH.getCellByPosition(12,rw).string = Ucase(txtALAMATLOKASIKDDP.getText)
						shRKH.getCellByPosition(13,rw).string = txtLAMAUSAHAIHK.getText
						shRKH.getCellByPosition(14,rw).string = lsCEK2CHARIHK.getSelectedItem
						shRKH.getCellByPosition(20,rw).string = lsJNSPRODUK.getSelectedItem			
'						shRKH.getCellByPosition(21,rw).string = "PROSPECT"
						
'						tglinput = Format(Now(),"YYYY-MM-DD")
'						tglRKunj = Format(ls_TGLRENCKUNJIHK.getText,"YYYY-MM-DD")
						
'						if tglinput = tglRKunj then
'							jenisdata = "DDP-RKH"
'						else
'							jenisdata = "DDP"
'						end if
						
						shRKH.getCellByPosition(22,rw).string = jenisdata 	
						shRKH.getCellByPosition(25,rw).string = vRKHBesok 'Format(ls_TGLRENCKUNJIHK.getText,"YYYY-MM-DD")
						
						rww = rw + 1
'						shRKH.getCellByPosition(34,rw).Formula = "=""'""&amp;B" &amp; rww &amp; "&amp;""','""&amp;C"  &amp; rww  &amp; "&amp;""','""&amp;H"  &amp; rww  &amp; "&amp;""','""&amp;J"  &amp; rww  &amp; "&amp;""','""&amp;Z"  &amp; rww  &amp; "&amp;""','" &amp; upDate &amp; "','" &amp; KODECABANG &amp; "','""&amp;K"   &amp; rww  &amp; "&amp;""','""&amp;L"    &amp; rww  &amp; "&amp;""','""&amp;M"    &amp; rww  &amp; "&amp;""','""&amp;U"    &amp; rww  &amp; "&amp;""','""&amp;F"   &amp; rww  &amp; "&amp;""'"""
						shRKH.getCellByPosition(33,rw).Formula = "=""'""&amp;B" &amp; rww &amp; "&amp;""','" &amp; upDate &amp; "','" &amp; KODECABANG &amp; "','""&amp;Z" &amp; rww &amp; "&amp;""','""&amp;F" &amp; rww &amp; "&amp;""','""&amp;left(C"  &amp; rww &amp; ";8)&amp;""','""&amp;H" &amp; rww &amp; "&amp;""','""&amp;G"  &amp; rww &amp; "&amp;""','""&amp;I"  &amp; rww &amp; "&amp;""','""&amp;J"  &amp; rww &amp; "&amp;""','""&amp;K"  &amp; rww &amp; "&amp;""','""&amp;M"  &amp; rww &amp; "&amp;""','""&amp;L"  &amp; rww &amp; "&amp;""','""&amp;U"  &amp; rww &amp; "&amp;""','""&amp;AZ"&amp; rww &amp; "&amp; ""'"""
						
						Msgbox "Data telah tersimpan..! ",,versi 
						updateListVisit(shRKH,lsDataAll)
						ThisComponent.store()
						Kembali_Click2
					Else 
						Msgbox "APPID sudah ada dalam lis RKH Besok",,versi
						Kembali_Click2
					End If	
				End If
		Else
			Msgbox "Lengkapi Penginputan Data !!!",,versi
		End If
	Else
	Msgbox "Lengkapi CIF debitur TopUp/Customer Maintenance/Collection",,versi
	End If
End Sub

rem ==========================================================================================================

Sub Kembali_Click2
	dlgInputDDPRKH.endExecute()
End Sub

Sub bersihform
	txtNOCASIHK.setText("")
	lsNIKIHK.getSelectedItem("")
	txtNMPJBIHK.getText("")			
	txtKODEROIHK.getText("")
	lsZONAROIK.getSelectedItem("")
	ls_SUMEBRPRSIHK.getSelectedItem("")
	txtCIFTU.getText("")
	txtNMDEBIHK.getText("")
	lsZONACADEBIHK.getSelectedItem("")
	txtNOTELPCADEBIHK.getText("")
	ls_JNSUSAHAIHK.getSelectedItem("")
	txtALAMATIHK.getText("")
	txtLAMAUSAHAIHK.getText("")
	lsCEK2CHARIHK.getSelectedItem("")
	txtNAMAINFO2IHK.getText("")
	txtNOTELPCEK2IHK.getText ("")
	lsCEK3CHARIHK.getSelectedItem("") 
	txtNAMAINFO3IHK.getText("")
	txtNOTELPCEK3IHK.getText("") 
	lsJNSPRODUK.getSelectedItem("")
end sub

sub bersihRK
	lsJNSPRODUK.getSelectedItem("")
	ls_TGLRENCKUNJIHK.getSelectedItem("")
end sub
rem ======================================= FUNCTION

Function cekCIF As Boolean
	Dim sp As String
	cekCIF = True
	On Error Goto Errr
	sp = lsSUMBERPROSDDP.getSelectedItem

	Select Case sp
		Case "TOPUP"
			If Len(txtCIFDDP.getText) &lt; 5 Then
				cekCIF = False
				Exit Function
			End If
		Case "CUSTOMER MAINTENANCE"
			If Len(txtCIFDDP.getText) &lt; 5 Then
				cekCIF = False
				Exit Function
			End If
		Case "COLLECTION"
			If Len(txtCIFDDP.getText) &lt; 5 Then
				cekCIF = False
				Exit Function
			End If
		Case Else
				Exit Function
	End Select	

Errr:
	cekCIF = True	
End Function

REM==================================

Function isMandatoryDDPRK As Boolean
	isMandatoryDDPRK = False
	On Error Goto Errr
	tglskrng = Format(Now(),"YYYY-MM-DD")
	sp = lsSUMBERPROSDDP.getSelectedItem
	
	Select Case sp
		Case "CSB"

			if txtLAMAUSAHAIHK.getValue &gt;= 24 and lsCEK2CHARIHK.getSelectedItem = "YA" and lsCEK3CHARIHK.getSelectedItem = "YA" then

				If	lsNIKDDP.getSelectedItem &lt;&gt; "" and lsZONARODDP.getSelectedItem &lt;&gt; "" and lsSUMBERPROSDDP.getSelectedItem &lt;&gt; "" and _
					len(txtNAMACADEBDDP.getText) &gt; 0 and lsZONADEBDDP.getSelectedItem &lt;&gt; "" and lsJENISUSAHADDP.getSelectedItem &lt;&gt; "" and _
					len(txtALAMATLOKASIKDDP.getText) &gt; 0 and len(txtLAMAUSAHAIHK.getText) &gt; 0 and lsCEK2CHARIHK.getSelectedItem &lt;&gt; "" and _
					len(txtNAMAINFO2IHK.getText) &gt; 0 and lsCEK3CHARIHK.getSelectedItem &lt;&gt; ""  and len(txtNAMAINFO3IHK.getText) &gt; 0 and _
					lsJNSPRODUK.getSelectedItem &lt;&gt; "" and ls_TGLRENCKUNJIHK.getText &gt;= tglskrng THEN

					isMandatoryDDPRK = True
					
				end if
			
			else

				If	lsNIKDDP.getSelectedItem &lt;&gt; "" and lsZONARODDP.getSelectedItem &lt;&gt; "" and lsSUMBERPROSDDP.getSelectedItem &lt;&gt; "" and _
					len(txtNAMACADEBDDP.getText) &gt; 0 and lsZONADEBDDP.getSelectedItem &lt;&gt; "" and lsJENISUSAHADDP.getSelectedItem &lt;&gt; "" and _
					len(txtALAMATLOKASIKDDP.getText) &gt; 0 and len(txtLAMAUSAHAIHK.getText) &gt; 0 and lsCEK2CHARIHK.getSelectedItem &lt;&gt; "" and _
					len(txtNAMAINFO2IHK.getText) &gt; 0 and lsCEK3CHARIHK.getSelectedItem &lt;&gt; ""  and len(txtNAMAINFO3IHK.getText) &gt; 0 THEN
					
					isMandatoryDDPRK = True
					
				end if
				
			End If
			Exit Function
		Case "REFERENSI"
			if txtLAMAUSAHAIHK.getText &gt;= 24 and lsCEK2CHARIHK.getSelectedItem = "YA" and lsCEK3CHARIHK.getSelectedItem = "YA" then

				If	lsNIKDDP.getSelectedItem &lt;&gt; "" and lsZONARODDP.getSelectedItem &lt;&gt; "" and lsSUMBERPROSDDP.getSelectedItem &lt;&gt; "" and _
					len(txtNAMACADEBDDP.getText) &gt; 0 and lsZONADEBDDP.getSelectedItem &lt;&gt; "" and lsJENISUSAHADDP.getSelectedItem &lt;&gt; "" and _
					len(txtALAMATLOKASIKDDP.getText) &gt; 0 and len(txtLAMAUSAHAIHK.getText) &gt; 0 and lsCEK2CHARIHK.getSelectedItem &lt;&gt; "" and _
					len(txtNAMAINFO2IHK.getText) &gt; 0 and lsCEK3CHARIHK.getSelectedItem &lt;&gt; ""  and len(txtNAMAINFO3IHK.getText) &gt; 0 and _
					lsJNSPRODUK.getSelectedItem &lt;&gt; "" and ls_TGLRENCKUNJIHK.getText &gt;= tglskrng THEN

					isMandatoryDDPRK = True
					
				end if
			
			else

				If	lsNIKDDP.getSelectedItem &lt;&gt; "" and lsZONARODDP.getSelectedItem &lt;&gt; "" and lsSUMBERPROSDDP.getSelectedItem &lt;&gt; "" and _
					len(txtNAMACADEBDDP.getText) &gt; 0 and lsZONADEBDDP.getSelectedItem &lt;&gt; "" and lsJENISUSAHADDP.getSelectedItem &lt;&gt; "" and _
					len(txtALAMATLOKASIKDDP.getText) &gt; 0 and len(txtLAMAUSAHAIHK.getText) &gt; 0 and lsCEK2CHARIHK.getSelectedItem &lt;&gt; "" and _
					len(txtNAMAINFO2IHK.getText) &gt; 0 and lsCEK3CHARIHK.getSelectedItem &lt;&gt; ""  and len(txtNAMAINFO3IHK.getText) &gt; 0 THEN
					
					isMandatoryDDPRK = True
					
				end if
				
			End If
			Exit Function
		Case "WALK IN CUSTOMER"
			if txtLAMAUSAHAIHK.getText &gt;= 24 and lsCEK2CHARIHK.getSelectedItem = "YA" and lsCEK3CHARIHK.getSelectedItem = "YA" then

				If	lsNIKDDP.getSelectedItem &lt;&gt; "" and lsZONARODDP.getSelectedItem &lt;&gt; "" and lsSUMBERPROSDDP.getSelectedItem &lt;&gt; "" and _
					len(txtNAMACADEBDDP.getText) &gt; 0 and lsZONADEBDDP.getSelectedItem &lt;&gt; "" and lsJENISUSAHADDP.getSelectedItem &lt;&gt; "" and _
					len(txtALAMATLOKASIKDDP.getText) &gt; 0 and len(txtLAMAUSAHAIHK.getText) &gt; 0 and lsCEK2CHARIHK.getSelectedItem &lt;&gt; "" and _
					len(txtNAMAINFO2IHK.getText) &gt; 0 and lsCEK3CHARIHK.getSelectedItem &lt;&gt; ""  and len(txtNAMAINFO3IHK.getText) &gt; 0 and _
					lsJNSPRODUK.getSelectedItem &lt;&gt; "" and ls_TGLRENCKUNJIHK.getText &gt;= tglskrng THEN

					isMandatoryDDPRK = True
					
				end if
			
			else

				If	lsNIKDDP.getSelectedItem &lt;&gt; "" and lsZONARODDP.getSelectedItem &lt;&gt; "" and lsSUMBERPROSDDP.getSelectedItem &lt;&gt; "" and _
					len(txtNAMACADEBDDP.getText) &gt; 0 and lsZONADEBDDP.getSelectedItem &lt;&gt; "" and lsJENISUSAHADDP.getSelectedItem &lt;&gt; "" and _
					len(txtALAMATLOKASIKDDP.getText) &gt; 0 and len(txtLAMAUSAHAIHK.getText) &gt; 0 and lsCEK2CHARIHK.getSelectedItem &lt;&gt; "" and _
					len(txtNAMAINFO2IHK.getText) &gt; 0 and lsCEK3CHARIHK.getSelectedItem &lt;&gt; ""  and len(txtNAMAINFO3IHK.getText) &gt; 0 THEN
					
					isMandatoryDDPRK = True
					
				end if
				
			End If
			Exit Function
		Case "TOPUP"
				If	lsNIKDDP.getSelectedItem &lt;&gt; "" and lsZONARODDP.getSelectedItem &lt;&gt; "" and lsSUMBERPROSDDP.getSelectedItem &lt;&gt; "" and _
					len(txtNAMACADEBDDP.getText) &gt; 0 and lsZONADEBDDP.getSelectedItem &lt;&gt; "" and lsJENISUSAHADDP.getSelectedItem &lt;&gt; "" and _
					len(txtALAMATLOKASIKDDP.getText) &gt; 0 and lsJNSPRODUK.getSelectedItem &lt;&gt; "" then 'and ls_TGLRENCKUNJIHK.getText &gt;= tglskrng THEN
					
					isMandatoryDDPRK = True
					
				end if
				Exit Function
		Case "CUSTOMER MAINTENANCE"
				If	lsNIKDDP.getSelectedItem &lt;&gt; "" and lsZONARODDP.getSelectedItem &lt;&gt; "" and lsSUMBERPROSDDP.getSelectedItem &lt;&gt; "" and _
					len(txtNAMACADEBDDP.getText) &gt; 0 and lsZONADEBDDP.getSelectedItem &lt;&gt; "" and lsJENISUSAHADDP.getSelectedItem &lt;&gt; "" and _
					len(txtALAMATLOKASIKDDP.getText) &gt; 0 and lsJNSPRODUK.getSelectedItem &lt;&gt; "" and ls_TGLRENCKUNJIHK.getText &gt;= tglskrng THEN
					
					isMandatoryDDPRK = True
					
				end if
				Exit Function
		Case "COLLECTION"
				If	lsNIKDDP.getSelectedItem &lt;&gt; "" and lsZONARODDP.getSelectedItem &lt;&gt; "" and lsSUMBERPROSDDP.getSelectedItem &lt;&gt; "" and _
					len(txtNAMACADEBDDP.getText) &gt; 0 and lsZONADEBDDP.getSelectedItem &lt;&gt; "" and lsJENISUSAHADDP.getSelectedItem &lt;&gt; "" and _
					len(txtALAMATLOKASIKDDP.getText) &gt; 0  and lsJNSPRODUK.getSelectedItem &lt;&gt; "" and ls_TGLRENCKUNJIHK.getText &gt;= tglskrng then 'len(ls_TGLRENCKUNJIHK.getText) &gt; 0 THEN
					
					isMandatoryDDPRK = True
					
				end if
				Exit Function
		Case Else
				Exit Function
	End Select	
			
	Exit Function
Errr:
	isMandatoryDDPRK = False	
End Function

'SHOW DIALOG INPUT DDP-RKH ============================================================================================================
Sub ShowDlgInputDDPRKH_TOPUP
	set dlgInputDDPRKH = CreateUnoDialog(DialogLibraries.Lib_simple.dlgInputDDPRKH)
	set shDDP 	= ThisComponent.Sheets.getByName("DDP")
	set shPJB 	= ThisComponent.Sheets.getByName("DataPejabat")
	set shZon 	= ThisComponent.Sheets.getByName("DataZona")
	set shParam = ThisComponent.Sheets.getByName("Parameter")
	set shRKH 	= ThisComponent.Sheets.getByName("RKH")
	set shDBin 	= ThisComponent.Sheets.getByName("DB_IN")
	set shTopup	= ThisComponent.Sheets.getByName("topup")
	set shDW	= ThisComponent.Sheets.getByName("damaiweb")
	
	rw = getAddressRow(shTopup,APPIDnya,"a2:a65536")
'	rw = getAddressRow(shTopup,CADEBnya,"B2:B65536")
'	MSGBOX rw
'	exit sub
		txtDT  				= dlgInputDDPRKH.GetControl("txtDATEIHK")

		lsNIKDDP  			= dlgInputDDPRKH.GetControl("lsNIKIHK")
		txtKODEDDP  		= dlgInputDDPRKH.GetControl("txtKODEROIHK")
		txtNAMARODDP  		= dlgInputDDPRKH.GetControl("txtNMPJBIHK")
		lsZONARODDP  		= dlgInputDDPRKH.GetControl("lsZONAROIK")

		txtNOCAS  			= dlgInputDDPRKH.GetControl("txtNOCASIHK")
'		txtJENISDATA		= dlgInputDDPRKH.GetControl("txtNOCASIHK")
		lsSUMBERPROSDDP  	= dlgInputDDPRKH.GetControl("ls_SUMEBRPRSIHK")
		txtCIFDDP  			= dlgInputDDPRKH.GetControl("txtCIFTU")
		txtNAMACADEBDDP  	= dlgInputDDPRKH.GetControl("txtNMDEBIHK")
		lsZONADEBDDP  		= dlgInputDDPRKH.GetControl("lsZONACADEBIHK")
		txtNOTELPDDP  		= dlgInputDDPRKH.GetControl("txtNOTELPCADEBIHK")
		lsJENISUSAHADDP  	= dlgInputDDPRKH.GetControl("ls_JNSUSAHAIHK")
		txtALAMATLOKASIKDDP = dlgInputDDPRKH.GetControl("txtALAMATIHK")
		 
		txtLAMAUSAHAIHK  	= dlgInputDDPRKH.GetControl("txtLAMAUSAHAIHK")
		lsCEK2CHARIHK  		= dlgInputDDPRKH.GetControl("lsCEK2CHARIHK")
		txtNAMAINFO2IHK  	= dlgInputDDPRKH.GetControl("txtNAMAINFO2IHK")
		txtNOTELPCEK2IHK  	= dlgInputDDPRKH.GetControl("txtNOTELPCEK2IHK")
		lsCEK3CHARIHK  		= dlgInputDDPRKH.GetControl("lsCEK3CHARIHK")
		txtNAMAINFO3IHK  	= dlgInputDDPRKH.GetControl("txtNAMAINFO3IHK")
		txtNOTELPCEK3IHK  	= dlgInputDDPRKH.GetControl("txtNOTELPCEK3IHK")
		 
		lsJNSPRODUK  		= dlgInputDDPRKH.GetControl("lsJNSPRODUK")
		ls_LOKKUNJIHK  		= dlgInputDDPRKH.GetControl("ls_LOKKUNJIHK")
		ls_PENCPRKHIHK  	= dlgInputDDPRKH.GetControl("ls_PENCPRKHIHK")
		ls_TGLRENCKUNJIHK  	= dlgInputDDPRKH.GetControl("ls_TGLRENCKUNJIHK")
		txtKETIHK  			= dlgInputDDPRKH.GetControl("txtKETIHK")
		 
		setLB(lsNIKDDP, getParameter(shPJB, "E"))
'		setLB(lsZONARODDP, getParameter(shZon, "D"))
		setLB(lsSUMBERPROSDDP, getParameter(shParam, "AO"))
		setLB(lsZONADEBDDP, getParameter(shParam, "BA"))'
		setLB(lsJENISUSAHADDP, getParameter(shParam, "I"))
		setLB(lsJNSPRODUK, getParameter(shPARAM, "M"))
		setLB(ls_PENCPRKHIHK , getParameter(shPARAM, "E"))	
		
		txtDT.setText(Format(Now,"YYYY-MM-DD"))

	 	txtDT.setEnable(False)

		lsNIKDDP.setEnable(true)  	
		txtKODEDDP.setEnable(True)  
		txtNAMARODDP.setEnable(False)  	
		lsZONARODDP.setEnable(True)  

		txtNOCAS.setEnable(False)  	
		lsSUMBERPROSDDP.setEnable(true)
		txtCIFDDP.setEnable(False)
		txtNAMACADEBDDP.setEnable(true)
		lsZONADEBDDP.setEnable(true)
		txtNOTELPDDP.setEnable(true)
		lsJENISUSAHADDP.setEnable(true)
		txtALAMATLOKASIKDDP.setEnable(true)
		 
		txtLAMAUSAHAIHK.setEnable(False)
		lsCEK2CHARIHK.setEnable(False)
		txtNAMAINFO2IHK.setEnable(False)
		txtNOTELPCEK2IHK.setEnable(False)
		lsCEK3CHARIHK.setEnable(False)
		txtNAMAINFO3IHK.setEnable(False)
		txtNOTELPCEK3IHK.setEnable(False)
		 
		lsJNSPRODUK.setEnable(true)
		ls_LOKKUNJIHK.setEnable(False)
		ls_PENCPRKHIHK.setEnable(False)
		ls_TGLRENCKUNJIHK.setEnable(False)
		txtKETIHK.setEnable(False)

'		lsSUMBERPROSDDP.selectItem("TOPUP",true)
		lsSUMBERPROSDDP.selectItem(SUMBERDDPnya,true)
		txtCIFDDP.setText(shTopup.getCellByPosition(0,rw).string)
		txtNAMACADEBDDP.setText(shTopup.getCellByPosition(1,rw).string)
		txtNOTELPDDP.setText(shTopup.getCellByPosition(2,rw).string)
		txtALAMATLOKASIKDDP.setText(shTopup.getCellByPosition(3,rw).string)
		lsJENISUSAHADDP.selectItem(shTopup.getCellByPosition(4,rw).string,true)
		txtNOCAS.setText(shTopup.getCellByPosition(7,rw).string)
		
	dlgInputDDPRKH.Execute()
	
	Exit sub
	Errr:	
	MsgBox "Error " &amp; Err &amp; ": " &amp; Error$ &amp; Chr(13) &amp; "Baris : " &amp; Erl 
	
End Sub

'SHOW DIALOG INPUT DDP-RKH ============================================================================================================
Sub ShowDlgInputDDPRKH_TOPUP2
	set dlgInputDDPRKH2 = CreateUnoDialog(DialogLibraries.Lib_simple.dlgInputDDPRKH2)
	set shDDP 	= ThisComponent.Sheets.getByName("DDP")
	set shPJB 	= ThisComponent.Sheets.getByName("DataPejabat")
	set shZon 	= ThisComponent.Sheets.getByName("DataZona")
	set shParam = ThisComponent.Sheets.getByName("Parameter")
	set shRKH 	= ThisComponent.Sheets.getByName("RKH")
	set shDBin 	= ThisComponent.Sheets.getByName("DB_IN")
	set shTopup	= ThisComponent.Sheets.getByName("topup")
	set shDW	= ThisComponent.Sheets.getByName("damaiweb")
	set shFR	= ThisComponent.Sheets.getByName("FRONT")
	
	rw = getAddressRow(shTopup,APPIDnya,"a2:a65536")
'	rw = getAddressRow(shTopup,CADEBnya,"B2:B65536")
'	MSGBOX rw
		txtDT  				= dlgInputDDPRKH2.GetControl("txtDATEIHK")

		lsNIKDDP  			= dlgInputDDPRKH2.GetControl("lsNIKIHK")
		txtKODEDDP  		= dlgInputDDPRKH2.GetControl("txtKODEROIHK")
		txtNAMARODDP  		= dlgInputDDPRKH2.GetControl("txtNMPJBIHK")
		lsZONARODDP  		= dlgInputDDPRKH2.GetControl("lsZONAROIK")

		txtNOCAS  			= dlgInputDDPRKH2.GetControl("txtNOCASIHK")
'		txtJENISDATA		= dlgInputDDPRKH2.GetControl("txtNOCASIHK")
		lsSUMBERPROSDDP  	= dlgInputDDPRKH2.GetControl("ls_SUMEBRPRSIHK")
		txtCIFDDP  			= dlgInputDDPRKH2.GetControl("txtCIFTU")
		txtNAMACADEBDDP  	= dlgInputDDPRKH2.GetControl("txtNMDEBIHK")
		lsZONADEBDDP  		= dlgInputDDPRKH2.GetControl("lsZONACADEBIHK")
		txtNOTELPDDP  		= dlgInputDDPRKH2.GetControl("txtNOTELPCADEBIHK")
		lsJENISUSAHADDP  	= dlgInputDDPRKH2.GetControl("ls_JNSUSAHAIHK")
		txtALAMATLOKASIKDDP = dlgInputDDPRKH2.GetControl("txtALAMATIHK")
		 
		txtLAMAUSAHAIHK  	= dlgInputDDPRKH2.GetControl("txtLAMAUSAHAIHK")
		lsCEK2CHARIHK  		= dlgInputDDPRKH2.GetControl("lsCEK2CHARIHK")
		txtNAMAINFO2IHK  	= dlgInputDDPRKH2.GetControl("txtNAMAINFO2IHK")
		txtNOTELPCEK2IHK  	= dlgInputDDPRKH2.GetControl("txtNOTELPCEK2IHK")
		lsCEK3CHARIHK  		= dlgInputDDPRKH2.GetControl("lsCEK3CHARIHK")
		txtNAMAINFO3IHK  	= dlgInputDDPRKH2.GetControl("txtNAMAINFO3IHK")
		txtNOTELPCEK3IHK  	= dlgInputDDPRKH2.GetControl("txtNOTELPCEK3IHK")
		 
		lsJNSPRODUK  		= dlgInputDDPRKH2.GetControl("lsJNSPRODUK")
		ls_LOKKUNJIHK  		= dlgInputDDPRKH2.GetControl("ls_LOKKUNJIHK")
		ls_PENCPRKHIHK  	= dlgInputDDPRKH2.GetControl("ls_PENCPRKHIHK")
		ls_TGLRENCKUNJIHK  	= dlgInputDDPRKH2.GetControl("ls_TGLRENCKUNJIHK")
		txtKETIHK  			= dlgInputDDPRKH2.GetControl("txtKETIHK")
		 
		setLB(lsNIKDDP, getParameter(shPJB, "E"))
'		setLB(lsZONARODDP, getParameter(shZon, "D"))
		setLB(lsSUMBERPROSDDP, getParameter(shParam, "AO"))
		setLB(lsZONADEBDDP, getParameter(shParam, "BA"))
		setLB(lsJENISUSAHADDP, getParameter(shParam, "I"))
		setLB(lsJNSPRODUK, getParameter(shPARAM, "M"))
		setLB(ls_PENCPRKHIHK , getParameter(shPARAM, "E"))	
		
		txtDT.setText(Format(Now,"YYYY-MM-DD"))

	 	txtDT.setEnable(False)

		lsNIKDDP.setEnable(true)  	
		txtKODEDDP.setEnable(True)  
		txtNAMARODDP.setEnable(False)  	
		lsZONARODDP.setEnable(True)  

		txtNOCAS.setEnable(False)  	
		lsSUMBERPROSDDP.setEnable(true)
		txtCIFDDP.setEnable(False)
		txtNAMACADEBDDP.setEnable(true)
		lsZONADEBDDP.setEnable(true)
		txtNOTELPDDP.setEnable(true)
		lsJENISUSAHADDP.setEnable(true)
		txtALAMATLOKASIKDDP.setEnable(true)
		 
		txtLAMAUSAHAIHK.setEnable(False)
		lsCEK2CHARIHK.setEnable(False)
		txtNAMAINFO2IHK.setEnable(False)
		txtNOTELPCEK2IHK.setEnable(False)
		lsCEK3CHARIHK.setEnable(False)
		txtNAMAINFO3IHK.setEnable(False)
		txtNOTELPCEK3IHK.setEnable(False)
		 
		lsJNSPRODUK.setEnable(true)
		ls_LOKKUNJIHK.setEnable(False)
		ls_PENCPRKHIHK.setEnable(False)
		ls_TGLRENCKUNJIHK.setEnable(False)
		txtKETIHK.setEnable(False)

		lsSUMBERPROSDDP.selectItem(SUMBERDDPnya,true)
'		lsSUMBERPROSDDP.selectItem("TOPUP",true)
		txtCIFDDP.setText(shTopup.getCellByPosition(0,rw).string)
		txtNAMACADEBDDP.setText(shTopup.getCellByPosition(1,rw).string)
		txtNOTELPDDP.setText(shTopup.getCellByPosition(2,rw).string)
		txtALAMATLOKASIKDDP.setText(shTopup.getCellByPosition(3,rw).string)
		lsJENISUSAHADDP.selectItem(shTopup.getCellByPosition(4,rw).string,true)
		txtNOCAS.setText(shTopup.getCellByPosition(7,rw).string)
		
	dlgInputDDPRKH2.Execute()
	
	Exit sub
	Errr:	
	MsgBox "Error " &amp; Err &amp; ": " &amp; Error$ &amp; Chr(13) &amp; "Baris : " &amp; Erl 
	
End Sub

REM ======================================================================================================================================

Sub tutupform
	dlgInputDDPRKH.Endexecute()
End Sub

Sub tutupform2
	dlgInputDDPRKH2.Endexecute()
End Sub

REM ======================================================================================================================================

Sub lsNikEtu_Change
	dim nik as string
	nik = Ucase(lsNIKDDP.getSelectedItem)
		
	IF isSearchDataExist(nik,shPJB,"E2:E65536",1) THEN
		rw = getAddressRow(shPJB,nik,"E2:E65536")
		txtNAMARODDP.setText(shPJB.getCellByPosition(1,rw).String)
		txtKODEDDP.setText(shPJB.getCellByPosition(2,rw).String)
		
		clearCell(shParam,"S2:S100")
		
		vBesok 	= format(shParam.getCellByPosition(0,18).String,"dd-mm-yyyy")
		i 	= 1
		rw 	= 1
		While shZon.GetCellByPosition(0,i).String &lt;&gt; ""
			perAw = format(shZon.GetCellByPosition(4,rw).String,"dd-mm-yyyy")
			perAk = format(shZon.GetCellByPosition(5,rw).String,"dd-mm-yyyy")
'			msgbox vBesok &amp; " " &amp; perAw &amp; " " &amp; perAk
			If	perAw &lt;= vBesok And perAk &gt;= vBesok And shZon.GetCellByPosition(0,i).String = nik Then
'			MSGBOX "DODOL"
'				If shZon.GetCellByPosition(0,i).String = nik Then
					putCellData(shZon.getCellByPosition(3,i),shParam.getCellByPosition(18,rw))
					'rw = rw + 1
'				End If
			End If
		rw = rw + 1
		i = i + 1	
		Wend
		ModDlgIK.ShortZonaRO
	End If
	setLB(lsZONARODDP, getParameter(shParam, "S"))
	setLB(lsZONADEBDDP, getParameter(shParam, "BA"))

End Sub

REM ======================================================================================================================================

Sub lsNikEtu_Change2
	dim nik as string
	nik = Ucase(lsNIKDDP.getSelectedItem)
		
	IF isSearchDataExist(nik,shPJB,"E2:E65536",1) THEN
		rw = getAddressRow(shPJB,nik,"E2:E65536")
		txtNAMARODDP.setText(shPJB.getCellByPosition(1,rw).String)
		txtKODEDDP.setText(shPJB.getCellByPosition(2,rw).String)
		
		clearCell(shParam,"S2:S100")
		
		vBesok 	= format(shParam.getCellByPosition(0,10).String,"dd-mm-yyyy")
		i 	= 1
		rw 	= 1
		While shZon.GetCellByPosition(0,i).String &lt;&gt; ""
			perAw = format(shZon.GetCellByPosition(4,rw).String,"dd-mm-yyyy")
			perAk = format(shZon.GetCellByPosition(5,rw).String,"dd-mm-yyyy")
'			msgbox vBesok &amp; " " &amp; perAw &amp; " " &amp; perAk
			If	perAw &lt;= vBesok And perAk &gt;= vBesok And shZon.GetCellByPosition(0,i).String = nik Then
'			MSGBOX "DODOL"
'				If shZon.GetCellByPosition(0,i).String = nik Then
					putCellData(shZon.getCellByPosition(3,i),shParam.getCellByPosition(18,rw))
					'rw = rw + 1
'				End If
			End If
		rw = rw + 1	
		i = i + 1	
		Wend
		ModDlgIK.ShortZonaRO
	End If
	setLB(lsZONARODDP, getParameter(shParam, "S"))
	setLB(lsZONADEBDDP, getParameter(shParam, "BA"))

End Sub

rem rkah tambahaan =======================================================================================================================
Sub RKHTambahan_click
	
	set shParam = ThisComponent.Sheets.getByName("Parameter")
	
	vAPPID	= txtCIFDDP.getText
'	vAPPID	= lsNIKDDP.getSelectedItem

	If lsNIKDDP.getSelectedItem &lt;&gt; "" And lsZONARODDP.getSelectedItem &lt;&gt; "" Then
		If isSearchDataExist(vAPPID,shDW,"L2:L65536",1) = False Then
				SimpanRKHTambahan_Click	
				ModDafRKHOveride.refresh_lis
				tutupform2
			Else 
				Msgbox "APPID sudah ada dalam RKH Tambahan Hari Ini",,versi
				tutupform2
		End If
	Else
		Msgbox "Lengkapi NIK dan Zona RO untuk RKH Tambahan Hari Ini",,versi
	End If
End Sub

rem ===============================================================================================================

Sub SimpanRKHTambahan_Click
	
'On Error GoTo Errr
	
	Dim Vmgbox, mbx1, mbx2, SPr As String
	

	vYY 	= Format(shParam.getCellByPosition(0,10).String,"YY")
	vJulian = shParam.getCellByPosition(37,5).string
	vJAM 	= LEFT(Format(now(),"HHMMS"),5)
'	vJulian = shParam.getCellByPosition(37,5).value
'	msgbox "dodol"
'	msgbox vJulian
'	msgbox "dodol manis"
	txtKODEDDP.setEnable(True)
	nocasTU = txtKODEDDP.getText &amp; "P" &amp; vYY &amp; vJulian &amp; vJAM
	
	upDate		= format(NOW(),"yyyy-mm-dd")
	KODECABANG 	= shFR.getCellByPosition(3,7).String

	
	If isMandatoryDDPRK Then
		rw = getNewRecord(shDW,"B")
		'msgbox rw			

		shDW.getCellByPosition(0,rw).string = LEFT(lsNIKDDP.getSelectedItem,8)
		vNOCAS = txtNOCAS.getText
		if vNOCAS &lt;&gt; "" then
			shDW.getCellByPosition(1,rw).string = vNOCAS
		else	
			shDW.getCellByPosition(1,rw).string = nocasTU	
		end if
		shDW.getCellByPosition(2,rw).string = lsSUMBERPROSDDP.getSelectedItem
		shDW.getCellByPosition(3,rw).string = Ucase(txtNAMACADEBDDP.getText)
		shDW.getCellByPosition(4,rw).string = lsZONADEBDDP.getSelectedItem
		shDW.getCellByPosition(5,rw).string = Ucase(txtALAMATLOKASIKDDP.getText)
		shDW.getCellByPosition(6,rw).string = txtNOTELPDDP.getText
		shDW.getCellByPosition(7,rw).string = left(lsJENISUSAHADDP.getSelectedItem,4)
		
		vJnsProduk = mid(lsJNSPRODUK.getSelectedItem,3,1)
		if vJnsProduk = "-" then
			shDW.getCellByPosition(8,rw).string = left(lsJNSPRODUK.getSelectedItem,2)
		else
			shDW.getCellByPosition(8,rw).string = left(lsJNSPRODUK.getSelectedItem,3)
		end if
		shDW.getCellByPosition(9,rw).string = Format(shParam.getCellByPosition(0,10).String,"DD/MM/YYYY hh:mm:ss")
		shDW.getCellByPosition(11,rw).string = txtCIFDDP.getText 
		shDW.getCellByPosition(12,rw).string = lsZONARODDP.getSelectedItem
		shDW.getCellByPosition(13,rw).Formula = "=""'""&amp;B" &amp; rw+1 &amp; "&amp;""','" &amp; upDate &amp; "','" &amp; KODECABANG &amp; "','" &amp; upDate &amp; "','""&amp;M" &amp; rw+1 &amp; "&amp;""','""&amp;A"  &amp; rw+1 &amp; "&amp;""','""&amp;L" &amp; rw+1 &amp; "&amp;""','""&amp;D" &amp; rw+1 &amp; "&amp;""','""&amp;E"  &amp; rw+1 &amp; "&amp;""','""&amp;G"  &amp; rw+1 &amp; "&amp;""','""&amp;F"  &amp; rw+1 &amp; "&amp;""','" &amp; lsJENISUSAHADDP.getSelectedItem &amp; "','" &amp; lsJNSPRODUK.getSelectedItem &amp; "'"""
'		shDW.getCellByPosition(13,rw).Formula = "=""'""&amp;B" &amp; rw+1 &amp; "&amp;""','" &amp; upDate &amp; "','" &amp; KODECABANG &amp; "','""&amp;J" &amp; rw+1 &amp; "&amp;""','""&amp;M" &amp; rw+1 &amp; "&amp;""','""&amp;A"  &amp; rw+1 &amp; "&amp;""','""&amp;L" &amp; rw+1 &amp; "&amp;""','""&amp;D" &amp; rw+1 &amp; "&amp;""','""&amp;E"  &amp; rw+1 &amp; "&amp;""','""&amp;G"  &amp; rw+1 &amp; "&amp;""','""&amp;F"  &amp; rw+1 &amp; "&amp;""','" &amp; lsJENISUSAHADDP.getSelectedItem &amp; "','" &amp; lsJNSPRODUK.getSelectedItem &amp; "'"""
'		shDW.getCellByPosition(13,rw).FORMULA = "=""'""&amp;B" &amp; rw+1 &amp; "&amp;""','""&amp;A" &amp; rw+1 &amp; "&amp;""','""&amp;L" &amp; rw+1 &amp; "&amp;""','""&amp;E" &amp; rw+1 &amp; "&amp;""','""&amp;M" &amp; rw+1 &amp; "&amp;""'""" ','""&amp;J" &amp; rw+1 &amp; "&amp;""'"""
'		shDW.getCellByPosition(13,rw).FORMULA = "=""'""&amp;B" &amp; rw+1 &amp; "&amp;""','""&amp;A" &amp; rw+1 &amp; "&amp;""','""&amp;L" &amp; rw+1 &amp; "&amp;""','""&amp;E" &amp; rw+1 &amp; "&amp;""','""&amp;M" &amp; rw+1 &amp; "&amp;""','""&amp;G" &amp; rw+1 &amp; "&amp;""','""&amp;H" &amp; rw+1 &amp; "&amp;""','""&amp;F" &amp; rw+1 &amp; "&amp;""','""&amp;I" &amp; rw+1 &amp; "&amp;""'""" 
		
		On error resume next
		Msgbox "Data Berhasil Ditambahkan ke lis RKH Tambahan",,versi

	Else
		Msgbox "Lengkapi Penginputan Data !!!",,versi
	End If	
	
	Kembali_Click
	
'	Errr:
'		MsgBox "Error " &amp; Err &amp; ": " &amp; Error$ &amp; Chr(13) &amp; "Baris : " &amp; Erl

End Sub


</script:module>
</file>

<file path=Basic/Lib_simple/ModDlgPrevTopup.xml><?xml version="1.0" encoding="utf-8"?>
<!DOCTYPE module  PUBLIC '-//OpenOffice.org//DTD OfficeDocument 1.0//EN'  'module.dtd'>
<script:module xmlns:script="http://openoffice.org/2000/script" script:name="ModDlgPrevTopup" script:language="StarBasic">Dim dlgPrevTopup as Object
Dim shTopup

Global lstopup as Object
'Global shTopup as Object
Global APPIDnya as String
Global CADEBnya as String
Global SUMBERDDPnya as String

Sub lsTopup_dblclick

	Dim vl()
	Dim tg(27)
	set shTopup = ThisComponent.Sheets.getByName("topup")
	set shParam = ThisComponent.Sheets.getByName("Parameter")
					
	lrw = lstopup.getSelectedItemPos

	if lrw &gt;= 2 then
		vl 			= split(lstopup.getItem(lrw),chr(pipe))
		APPIDnya 	= trim(vl(0))
		CADEBnya	= trim(vl(1))
		SUMBERDDPnya = trim(vl(5))

'		msgbox APPIDnya
'		msgbox CADEBnya
'		msgbox SUMBERDDPnya
'		exit sub		
		
		pilih_form = shParam.GetCellByPosition(0,29).String
		
		if pilih_form = "RKHBESOK" then
			ModDlgInputDDPRKH.ShowDlgInputDDPRKH_TOPUP
		else
			ModDlgInputDDPRKH.ShowDlgInputDDPRKH_TOPUP2
		end if

'		ModDlgInputDDPRKH.ShowDlgInputDDPRKH_TOPUP

	end if

End Sub

Sub updateListVisit(ByRef osh As Object, ByRef lst As Object)		
	Dim nMax, sFormat, sAlignment		
	Dim lastRec As Long 		
	
	On Error Goto Errr
		nMax = Array(18, 30, 17, 50, 40, 10, 20, 30)
		sFormat = Array("S", "S", "I", "S", "S", "S", "D", "S")
		sAlignment = Array("l", "l", "l", "l", "L", "L", "L", "L")
		lastRec = getEndRow(osh,0,0)
		insertList(lst, osh, 1, lastRec, 0, nMax, sFormat, sAlignment, True)
		Exit Sub
		Errr:
		MsgBox "Error " &amp; Err &amp; ": " &amp; Error$ &amp; Chr(13) &amp; "Baris : " &amp; Erl
End Sub	


Sub showDlgPrevTopup
	set dlgPrevTopup = CreateUnoDialog(DialogLibraries.Lib_simple.dlgPrevTopup)
	set shTopup = ThisComponent.Sheets.getByName("topup")
'	set shParam = ThisComponent.Sheets.getByName("Parameter")

	lstopup 	= dlgPrevTopup.GetControl("ls_topup")
	TextField1 	= dlgPrevTopup.GetControl("TextField1")
'	txtKODEROIHK= dlgPrevTopup.GetControl("txtKODEROIHK")

	TextField1.setText(TotalNoA(shTopup))
'	ModDlgPreview.ZonaDB
	updateListVisit(shTopup,lstopup)
	
	On Error Resume Next

	dlgPrevTopup.execute()

End Sub


sub refresh_lis
	updateListVisit(shTopup,lstopup)
End Sub




</script:module>
</file>

<file path=Basic/Lib_simple/ModDlgPreview.xml><?xml version="1.0" encoding="utf-8"?>
<!DOCTYPE module  PUBLIC '-//OpenOffice.org//DTD OfficeDocument 1.0//EN'  'module.dtd'>
<script:module xmlns:script="http://openoffice.org/2000/script" script:name="ModDlgPreview" script:language="StarBasic">Dim dlgDDP As Object
Dim dlgPreviewData as Object
Dim txtSub as Object
Dim txtNOCAS as Object
Dim txtNOCASIHK as Object
Dim txtNMPJBIHK as Object
Dim ls_JNSUSAHAIHK as Object
Dim ls_LOKKUNJIHK as Object
Dim ls_TGLRENCKUNJIHK as Object
Dim ls_PENCPRKHIHK as Object
Dim lsJNSPRODUK as Object
Dim txtKETIHK as Object
Dim txtLAMAUSAHAIHK as Object
Dim lsCEK2CHARIHK as Object
Dim txtNAMAINFO2IHK as Object
Dim txtNOTELPCEK2IHK as Object
Dim lsCEK3CHARIHK as Object
Dim txtNAMAINFO3IHK as Object
Dim txtNOTELPCEK3IHK as Object
Dim txtNOTELPCADEBIHK as Object
Dim txtPencKunjBef as Object
Dim txtStatKunjBef as Object
Dim lsTglKunjBef as Object
Dim cmdCari as Object
Dim lsNIKRO as Object
Dim shDDP
Dim shDB
Dim shRKH
Dim shDBin
Dim shSrc
Dim shParam
Dim shPJB
Dim shNOCAS
Dim cmdRefresh
Dim cmd_Input
Dim cmd_Kembali as Object
Dim cmd_PDFRKH as Object
Dim cmdHariIni as Object
Dim cmdBesok1 as Object
Dim cmdBesok2 as Object
Dim cmdBesok3 as Object
Global lsDataAll as Object
Global NIKnya as String
Global ROnya as String
Global KODEROnya as String
Global NOCASnya as String
Global SUMEBRPROSPEKnya as String
Global NAMACADEBnya as String
Global STKUNAKHIRnya as String
Global ALAMATnya as String
Global NOTELPCADEBnya as String
Global CIFTUnya as String
Global JENISUSAHAnya as String
Global LOKASIKUNJUNGANnya as String
Global TGLBERIKUTnya as String
Global PENCAPAIANRKHnya as String
Global KETERANGANnya as String
Global ZONAROnya as String
Global ZONACADEBnya as String
Global JENISPRODUKnya as String
Global LAMAUSAHAnya as String
Global GOODCHAR1nya as String		
Global NAMAINFO1nya as String		
Global TELPINFO1nya as String		
Global GOODCHAR2nya as String		
Global NAMAINFO2nya as String		
Global TELPINFO2nya as String		
Global STATUSnya as String	
Global FLAGnya as String	
Global TGLKUNJBEFORE as String		
Global PENCKUNJBEFORE as String	
Global STATUSKUNJBEFORE as String	
Global STATUSPENCKUNJBEFORE as String

Global STATUSCALONDEBITURnya as String	
Global JENISDATAnya as String		
Global KETERANGANnya as String	
Global LOKASIKUNJUNGANnya as String	
Global TGLRENCANAKUNJUNGANnya as String	
Global PENCKUNJAKTnya as String	
Global STATUSKUNJAKTnya as String	
Global STATUSPENCKUNJAKTnya as String	

Global txtFLAGKBnya as String	
Global ls_TGLFLAGKBnya as String	

'TGL KUNJ.(BEFORE)	
'PENC. KUNJ.(BEFORE)	
'STATUS KUNJ.(BEFORE)	
'STATUS PENC. KUNJ.(BEFORE)

Dim ff()
Dim shLOG
 

Sub lsdtAll_dblclick

	Dim vl()
	Dim tg(27)
	set shDRKH = ThisComponent.Sheets.getByName("RKH")
	set shPARA = ThisComponent.Sheets.getByName("Parameter")
					
	lrw = lsDataAll.getSelectedItemPos

	if lrw &gt;= 2 then

		vl 					= split(lsDataAll.getItem(lrw),chr(pipe))
		NOCASnya 			= trim(vl(1))
		NIKnya 				= trim(vl(2))  
		ROnya 				= trim(vl(3))
		KODEROnya 			= trim(vl(4)) 
		ZONAROnya 			= trim(vl(5))
		SUMEBRPROSPEKnya 	= trim(vl(6))
		CIFTUnya 			= trim(vl(7))
		NAMACADEBnya 		= trim(vl(8))
		ZONACADEBnya 		= trim(vl(9))
		NOTELPCADEBnya 		= trim(vl(10))		
		JENISUSAHAnya 		= trim(vl(11))
		ALAMATnya 			= trim(vl(12))
		LAMAUSAHAnya 		= trim(vl(13))
		GOODCHAR1nya 		= trim(vl(14))
		NAMAINFO1nya 		= trim(vl(15))
		TELPINFO1nya 		= trim(vl(16))
		GOODCHAR2nya 		= trim(vl(17))
		NAMAINFO2nya 		= trim(vl(18))
		TELPINFO2nya 		= trim(vl(19))
		JENISPRODUKnya 		= trim(vl(20))
		STATUSCALONDEBITURnya 	= trim(vl(21))
		JENISDATAnya 			= trim(vl(22))
		KETERANGANnya 			= trim(vl(23))
		LOKASIKUNJUNGANnya 		= trim(vl(24))
		TGLRENCANAKUNJUNGANnya 	= trim(vl(25))
		PENCKUNJAKTnya 			= trim(vl(26))
		STATUSKUNJAKTnya 		= trim(vl(27))
		STATUSPENCKUNJAKTnya 	= trim(vl(28))	
'		TGLKUNJBEFORE 			= trim(vl(29))
'		PENCKUNJBEFORE 			= trim(vl(30))	
'		STATUSKUNJBEFORE 		= trim(vl(31))
'		STATUSPENCKUNJBEFORE 	= trim(vl(32))	
		
'		txtFLAGKBnya 			= trim(vl(33))
'		ls_TGLFLAGKBnya 		= trim(vl(34))

		'shPARA.getCellByPosition(25,0).string = STATUSKUNJBEFORE
		shPARA.getCellByPosition(26,5).string = STATUSKUNJBEFORE
		shPARA.getCellByPosition(26,6).string = TGLKUNJBEFORE
'		shPARA.getCellByPosition(26,7).string = STATUSPENCKUNJBEFORE
		shPARA.getCellByPosition(26,7).string = txtFLAGKBnya
		shPARA.getCellByPosition(26,9).string = ls_TGLFLAGKBnya

		
'		msgbox "hahahah"
		call ModDlgIK.showDlgIHK		

		end if
End Sub
				
Sub updateListVisit(ByRef osh As Object, ByRef lst As Object)		
	Dim nMax, sFormat, sAlignment		
	Dim lastRec As Long 		
	
	On Error Goto Errr
		nMax = Array(10, 16, 20, 25, 7, 7, 20, 25, 50, 12, 15, 50, 50, 10, 11, 50, 15, 11, 50, 15, 15, 20, 10, 50, 50, 50, 50, 50, 50)
		sFormat = Array("D", "S", "S", "S", "S", "S", "S", "S", "S", "S", "S", "S", "S", "S", "S", "S", "S", "S", "S", "S", "S", "S", "S", "S", "S", "D", "S", "S", "S")
		sAlignment = Array("l", "l", "l", "l", "L", "L", "L", "L", "L", "L", "l", "l", "L", "r", "L", "l", "l", "l", "L", "l", "l", "L", "l", "l", "l", "L", "l", "L", "L")
		lastRec = getEndRow(osh,0,0)
		insertList(lst, osh, 1, lastRec, 0, nMax, sFormat, sAlignment, True)
		Exit Sub
		Errr:
		MsgBox "Error " &amp; Err &amp; ": " &amp; Error$ &amp; Chr(13) &amp; "Baris : " &amp; Erl
End Sub	


Sub showDlgPreview
	set dlgPreviewData = CreateUnoDialog(DialogLibraries.Lib_simple.dlgPreviewData)
	set shDDP 	= ThisComponent.Sheets.getByName("DDP")
	set shDB 	= ThisComponent.Sheets.getByName("DB")
	set shDBin 	= ThisComponent.Sheets.getByName("DB_IN")
	set shNOCAS = ThisComponent.Sheets.getByName("Search_NOCAS")
	set shPJB 	= ThisComponent.Sheets.getByName("DataPejabat")
	set shSrc 	= ThisComponent.Sheets.getByName("RKH")
	set shParam = ThisComponent.Sheets.getByName("Parameter")

	shParam.GetCellByPosition(0,29).String = "RKHBESOK"
	
	oDialog = CreateUnoDialog(DialogLibraries.Lib_simple.dlgTUNGGU)
	oProgressBarModel = oDialog.Model.stTUNGGU
	oProgressBarModel.ProgressValueMin = 0
	oProgressBarModel.ProgressValueMax = 150
	oProgressBar = oDialog.GetControl("stTUNGGU")
	
	oDialog.setVisible(TRUE)
	oProgressBar.setVisible(TRUE)
	
	txtSub 		= dlgPreviewData.GetControl("txtSub")
	txtNOCAS 	= dlgPreviewData.GetControl("txtNOCAS")
	lsNIKRO 	= dlgPreviewData.GetControl("lsNIKRO")
	lsDataAll 	= dlgPreviewData.GetControl("lsDataAll")
	cmdCari		= dlgPreviewData.GetControl("cmdCari")
	cmdRefresh	= dlgPreviewData.GetControl("cmdRefresh")
	cmdKembali 	= dlgPreviewData.GetControl("cmd_Kembali")
	cmd_Input 	= dlgPreviewData.GetControl("cmd_Input")
	
	getBMLogin.HKBesok
	
	besok1 	= shParam.getCellByPosition(0,11).string
	besok2 	= shParam.getCellByPosition(0,12).string
	besok3 	= shParam.getCellByPosition(0,13).string
	hk_besok = shParam.getCellByPosition(1,14).string
	
'	hariini	= format(now(),"DD-MMM-YYYY")
	besokp1	= format(besok1,"DD-MMM-YYYY")
	besokp2	= format(besok2,"DD-MMM-YYYY")
	besokp3	= format(besok3,"DD-MMM-YYYY")
	hkbesok	= format(hk_besok,"DD-MMM-YYYY")
'	msgbox hkbesok
'	exit sub
	cmdHariIni	= dlgPreviewData.GetControl("cmdHariIni")
	cmdBesok1	= dlgPreviewData.GetControl("cmdBesok1")
	cmdBesok2	= dlgPreviewData.GetControl("cmdBesok2")
	cmdBesok3	= dlgPreviewData.GetControl("cmdBesok3")
	cmdHKBesok	= dlgPreviewData.GetControl("cmdHKBesok")

	cmdHariIni.label = hariini	
	cmdBesok1.label = besokp1
	cmdBesok2.label = besokp2
	cmdBesok3.label = besokp3
	cmdHKBesok.label = hk_besok
	
'	vTglRencKunj 	= format(shSrc.getCellByPosition(25,1).string,"DD-MMM-YYYY")
'	hariini 		= format(shParam.getCellByPosition(0,10).string,"DD-MMM-YYYY")
	vtoday		 	= format(now(),"YYYY-MM-DD")
	flagcleardata	= shParam.getCellByPosition(0,33).string
'	msgbox hariini
'	msgbox vTglRencKunj

	if vtoday &lt;&gt; flagcleardata then
		clearCell(shSrc,"A2:AI1000")
'		msgbox "hari ini lebih kecil"
	end if

'	clearCell(shParam,"T2:T1000")
'	ModCrRKH.ZonaAktif
'	ZonaDB
'	Refresh
'	OFFcmdCETAKPDF
	txtSub.setText(TotalNoA(shSrc))
'	txtNOCAS.setText("")
	updateListVisit(shSrc,lsDataAll)
On Error Resume Next
'	setLB(lsNIKRO, getParameter(shPJB, "A"))
	dlgPreviewData.execute()
	
	oProgressBarModel.ProgressValue = 150
	oDialog.setVisible(FALSE)

End Sub

Sub UpdateTotal
	txtSub.setText(TotalNoA(shSrc))
End Sub

Sub RefreshDlgPreview
	updateListVisit(shSrc,lsDataAll)
End Sub

Sub Refresh
	OFFcmdCETAKPDF
	txtNOCAS.setText("")
	setLB(lsNIKRO, getParameter(shPJB, "A"))
	updateListVisit(shSrc,lsDataAll)
	txtSub.setText(TotalNoA(shSrc))
	
   	Dim aSortFields(2) as New com.sun.star.util.SortField
   	Dim aSortDesc(0) as New com.sun.star.beans.PropertyValue
   	oSortRange = shSrc.getCellRangeByPosition(0,0,40,65536)
   	aSortFields(0).Field = 0
   	aSortFields(0).SortAscending = FALSE
   	aSortFields(1).Field = 2
   	aSortFields(1).SortAscending = TRUE
   	aSortDesc(0).Name = "SortFields"
   	aSortDesc(0).Value = aSortFields()
   	oSortRange.Sort(aSortDesc()) 
End Sub


Sub Cari_NOCAS
	Dim k
		If Len(txtNOCAS.getText)=16 Then
			Call bersihDataSheet(shNOCAS)
				If isSearchDataExist(Trim(txtNOCAS.getText),shDBin,"B2:B300",1) Then
				rw = getAddressRow(shDBin,Ucase(txtNOCAS.getText),"B2:B300")
					For k = 0 to 30
							putCellData(shDBin.getCellByPosition(k,rw),shNOCAS.getCellByPosition(k,1))
					Next k
				End If	
			updateListVisit(shNOCAS,lsDataAll)
			txtSub.setText(TotalNoA(shNOCAS))
		Else
			MsgBox "NOCAS tidak 16 digit !",,versi
		End If
End Sub


Sub DataRKHNIK
	Dim i,rw,k

		i=1
		set shRKHNIK = ThisComponent.Sheets.getByName("RKH_NIK")
		set shSrc = ThisComponent.Sheets.getByName("RKH")
		vNIKRO = lsNIKRO.getSelectedItem
	    oDialog = CreateUnoDialog(DialogLibraries.Lib_simple.dlgTUNGGU)
	    oProgressBarModel = oDialog.Model.stTUNGGU
	    oProgressBarModel.ProgressValueMin = 0
	    oProgressBarModel.ProgressValueMax = 50
	    oProgressBar = oDialog.GetControl("stTUNGGU")
	
		Call bersihDataSheet(shRKHNIK)

		
		While shSrc.GetCellByPosition(2,i).String &lt;&gt; ""
		oDialog.setVisible(TRUE)
	   	oProgressBar.setVisible(TRUE)
			With shSrc
				If .GetCellByPosition(2,i).String = vNIKRO Then
					rw = getNewRecord(shRKHNIK,"C")
					For k = 0 to 32
						putCellData(.getCellByPosition(k,i),shRKHNIK.getCellByPosition(k,rw))
					Next k
					
				End If
			End With
			i = i + 1	
		oProgressBarModel.ProgressValue = i
		Wend
		oProgressBarModel.ProgressValue = 50
		oDialog.setVisible(FALSE)
			
	If TotalNoA(shRKHNIK) &gt; 0 Then
		ONcmdCETAKPDF
	Else
		OFFcmdCETAKPDF
	End If
	updateListVisit(shRKHNIK,lsDataAll)
	txtSub.setText(TotalNoA(shRKHNIK))
End Sub


Sub bersihDataSheet(ByVal nmSheet as Object)
	dim wb as object
	dim lw,i as long
		
		set wb = nmSheet
		lw = getEndRow(wb,0,0)
		for i= 1 to lw
			call deleteByRow(wb,1)
		next i	
End Sub


Sub Kembali_Click
	dlgPreviewData.endExecute()
End Sub


Sub ONcmdCETAKPDF
	Dim cmdPDFRKH
	cmdPDFRKH = dlgPreviewData.GetControl("cmd_PDFRKH")
	cmdPDFRKH.setEnable(True)
End Sub


Sub OFFcmdCETAKPDF
	Dim cmdPDFRKH
	cmdPDFRKH = dlgPreviewData.GetControl("cmd_PDFRKH")
	cmdPDFRKH.setEnable(False)
End Sub


Sub OFFfieldCSB
	set dlgInputKunjungan = CreateUnoDialog(DialogLibraries.Lib_simple.dlgInputKunjungan)
	 txtLAMAUSAHAIHK = dlgInputKunjungan.GetControl("txtLAMAUSAHAIHK")
	 lsCEK2CHARIHK  = dlgInputKunjungan.GetControl("lsCEK2CHARIHK")
	 txtNAMAINFO2IHK  = dlgInputKunjungan.GetControl("txtNAMAINFO2IHK")
	 txtNOTELPCEK2IHK  = dlgInputKunjungan.GetControl("txtNOTELPCEK2IHK")
	 lsCEK3CHARIHK  = dlgInputKunjungan.GetControl("lsCEK3CHARIHK")
	 txtNAMAINFO3IHK  = dlgInputKunjungan.GetControl("txtNAMAINFO3IHK")
	 txtNOTELPCEK3IHK  = dlgInputKunjungan.GetControl("txtNOTELPCEK3IHK")
	 txtNOTELPCADEBIHK = dlgInputKunjungan.GetControl("txtNOTELPCADEBIHK")

	 txtLAMAUSAHAIHK.setEnable(False)
	 lsCEK2CHARIHK.setEnable(False)
	 txtNAMAINFO2IHK.setEnable(False)
	 txtNOTELPCEK2IHK.setEnable(False)
	 lsCEK3CHARIHK.setEnable(False)
	 txtNAMAINFO3IHK.setEnable(False)
	 txtNOTELPCEK3IHK.setEnable(False)
End Sub


Sub OFFfieldRKH
	set dlgInputKunjungan = CreateUnoDialog(DialogLibraries.Lib_simple.dlgInputKunjungan)
	ls_JNSUSAHAIHK = dlgInputKunjungan.GetControl("ls_JNSUSAHAIHK")
	ls_LOKKUNJIHK = dlgInputKunjungan.GetControl("ls_LOKKUNJIHK")
	ls_TGLRENCKUNJIHK = dlgInputKunjungan.GetControl("ls_TGLRENCKUNJIHK")
	ls_PENCPRKHIHK = dlgInputKunjungan.GetControl("ls_PENCPRKHIHK")
	lsJNSPRODUK = dlgInputKunjungan.GetControl("lsJNSPRODUK")
	txtKETIHK = dlgInputKunjungan.GetControl("txtKETIHK")

	ls_JNSUSAHAIHK.setEnable(False)
	ls_LOKKUNJIHK.setEnable(False)
	ls_TGLRENCKUNJIHK.setEnable(False)
	ls_PENCPRKHIHK.setEnable(False)
	lsJNSPRODUK.setEnable(False)
	txtKETIHK.setEnable(False)
End Sub


Sub ZonaDB
	set shDBin = ThisComponent.Sheets.getByName("DB_IN")
	set shParam = ThisComponent.Sheets.getByName("Parameter")
	set shZon = ThisComponent.Sheets.getByName("DataZona")
	
	clearCell(shParam,"U2:U100")
	rw = 1	
	k = 1
	While shDBin.GetCellByPosition(1,k).String &lt;&gt; ""
		If	isSearchDataExist(shDBin.GetCellByPosition(9,k).String,shParam,"U2:U65536",1) = False And _
			shDBin.GetCellByPosition(9,k).String &lt;&gt; "" Then
			shParam.GetCellByPosition(20,rw).String = shDBin.GetCellByPosition(9,k).String
			rw = rw + 1
		End If
		k = k + 1
	Wend
	
	k = 1
	While shZon.GetCellByPosition(0,k).String &lt;&gt; ""
		If	isSearchDataExist(shZon.GetCellByPosition(3,k).String,shParam,"U2:U65536",1) = False Then
			shParam.GetCellByPosition(20,rw).String = shZon.GetCellByPosition(3,k).String
			rw = rw + 1
		End If
		k = k + 1
	Wend
End Sub



</script:module>
</file>

<file path=Basic/Lib_simple/ModDlgRegPjb.xml><?xml version="1.0" encoding="utf-8"?>
<!DOCTYPE module  PUBLIC '-//OpenOffice.org//DTD OfficeDocument 1.0//EN'  'module.dtd'>
<script:module xmlns:script="http://openoffice.org/2000/script" script:name="ModDlgRegPjb" script:language="StarBasic">
Dim dlgRegPjbt as Object
Dim txtNIK As Object
Dim txtNama As Object
Dim isZona As Object
Dim txtKODERO As Object
Dim lsData As Object
Dim cmdInput as Object
Dim cmdSimpan as Object
Dim cmdHapus as Object
Dim shReg as Object
Dim shParam as Object
Dim lrw as Long
Dim rw as Long
Dim mg as Integer
Dim tfcmdsim as boolean

Sub showdRegPjb
	On Error Goto Errr
	set dlgRegPjbt = CreateUnoDialog(DialogLibraries.Lib_simple.dlgRegPjbt)
	txtNIK 		= dlgRegPjbt.GetControl("txtNIK")
	txtNama 	= dlgRegPjbt.GetControl("txtNama")
'	isZona 		= dlgRegPjbt.GetControl("isZona")
	txtKODERO 	= dlgRegPjbt.GetControl("txtKODERO")
	lsData		= dlgRegPjbt.GetControl("lsData")
	cmdInput	= dlgRegPjbt.GetControl("cmdInput")
	cmdSimpan	= dlgRegPjbt.GetControl("cmdSimpan")
	cmdHapus	= dlgRegPjbt.GetControl("cmdHapus")
	
	set shReg = ThisComponent.Sheets.getByName("DataPejabat")
	set shParam = ThisComponent.Sheets.getByName("Parameter")
		
	updateListData(shReg, lsData)
	
	bersih
'	setLB(isZona, getParameter(shParam, "A"))

	offctl
			
	dlgRegPjbt.execute()
	
	Exit Sub
Errr:	
	MsgBox "Error " &amp; Err &amp; ": " &amp; Error$ &amp; Chr(13) &amp; "Baris : " &amp; Erl 
End Sub

REM ===========================================================================

Function region()as string
	with createUnoService( "com.sun.star.configuration.ConfigurationProvider" ).Locale
      sLocale = .Language &amp; .Country
      'sLocale = .Regional
	end with
	region = sLocale
End Function

REM ===========================================================================

Sub updateListData(ByRef osh As Object, ByRef lst As Object)		
Dim nMax, sFormat, sAlignment		
Dim lastRec As Long 		

On Error Goto Errr
	nMax = Array(15, 38, 10, 20)
	sFormat = Array("S", "S", "S", "S")
	sAlignment = Array("L", "L", "L","L")
	lastRec = getEndRow(osh,0,0)
	insertList(lst, osh, 1, lastRec, 0, nMax, sFormat, sAlignment, True)
	Exit Sub
	Errr:	
	MsgBox "Error " &amp; Err &amp; ": " &amp; Error$ &amp; Chr(13) &amp; "Baris : " &amp; Erl 
End Sub	

REM ===========================================================================

Sub cmdsimpan_click
IF isMandatoryReg THEN
	
	l = Ucase(right(txtKODERO.getText,1))
	'msgbox l
	if l = "J" OR l = "K" OR l = "L" OR l = "X" then
		vTipeCab = "modis"
	else		
		vTipeCab = "reguler"
	end if
	
	If isSearchDataExist(Ucase(txtNIK.getText),shReg,"A2:A65536",1) = False then					
		
		mg = msgbox ("Apakah data akan disimpan?",1,versi)			
		
		If mg=1 then			
			rw = getNewRecord(shReg,"A")
				shReg.getCellByPosition(0,rw).string = Ucase(txtNIK.getText)
				shReg.getCellByPosition(1,rw).string = Ucase(txtNama.getText)			
				shReg.getCellByPosition(2,rw).string = Ucase(txtKODERO.getText)
				shParam.getCellByPosition(0,1).string = vTipeCab
				
			updateListData(shReg, lsData)
			offctl
			cmdinput.label = "Tambah Data"
			ThisComponent.store()
		End If
	Else
		mg = msgbox ("Apakah data akan diupdate?",1,versi)			
		If mg=1 then
			rw = getAddressRow(shReg,Ucase(txtNIK.getText),"A2:A65536")
				shReg.getCellByPosition(0,rw).string = Ucase(txtNIK.getText)
				shReg.getCellByPosition(1,rw).string = Ucase(txtNama.getText)
				shReg.getCellByPosition(2,rw).string = Ucase(txtKODERO.getText)
				shParam.getCellByPosition(0,1).string = vTipeCab
				
			updateListData(shReg, lsData)
			offctl
			cmdinput.label = "Tambah Data"
			ThisComponent.store()
		End If			
	End If
ELSE
	MSGBOX "Lengkapi Penginputan Data",,versi
END IF
End Sub

sub tampil
showdRegPjb
end sub

Sub lsdat_dblclick
Dim vl()
	lrw = lsData.getSelectedItemPos
	if lrw &gt;= 2 then
		vl = split(lsData.getItem(lrw),chr(pipe))
		txtNIK.setText(trim(vl(0)))
		txtNama.setText(trim(vl(1)))
		txtKODERO.setText(trim(vl(2)))
		'isZona.setText(trim(vl(3)),true)
		cmdinput_click

	end if
End Sub

Sub onctl
	On Error Goto Errr
	txtNIK.setEnable(True)
	txtNama.setEnable(True)
	txtKODERO.setEnable(True)
	cmdsimpan.setEnable(True)
	cmdHapus.setEnable(True)
'	isZona.setEnable(True)
	tfcmdsim = true
	Exit sub
Errr:	
	MsgBox "Error " &amp; Err &amp; ": " &amp; Error$ &amp; Chr(13) &amp; "Baris : " &amp; Erl 
End Sub

Sub offctl
	On Error Goto Errr
	txtNIK.setEnable(False)
	txtNama.setEnable(False)
'	isZona.setEnable(False)
	txtKODERO.setEnable(False)
'	cmdsimpan.setEnable(False)
	cmdHapus.setEnable(False)	
	tfcmdsim = false
	Exit sub
	Errr:	
	MsgBox "Error " &amp; Err &amp; ": " &amp; Error$ &amp; Chr(13) &amp; "Baris : " &amp; Erl 
End Sub

Sub cmdinput_click
On Error Goto Errr
	If tfcmdsim = false then
		onctl
		cmdinput.label = "Batal"
		If lrw &gt;=2 then
			lrw = 0			
		else
			bersih
			lrw = 0
		End If
	Else
	'	bersih
		cmdinput.label = "Input"
		offctl
	End if
	updateListData(shReg, lsData)
'	setLB(isZONA, getParameter(shParam, "Z"))
exit sub
	Errr:	
	MsgBox "Error " &amp; Err &amp; ": " &amp; Error$ &amp; Chr(13) &amp; "Baris : " &amp; Erl 
End Sub

Sub bersih
On Error Goto Errr
	txtNIK.setText("")
	txtNama.setText("")
'	isZona.setText("")
	txtKODERO.setText("")
'	clearLB(isZona)
'	setLB(isZona, getParameter(shParam, "A"))
exit sub
	Errr:	
	MsgBox "Error " &amp; Err &amp; ": " &amp; Error$ &amp; Chr(13) &amp; "Baris : " &amp; Erl 
End sub

Sub ontxtnik_change
	If LEN(Trim(txtNIK.getText)) = 8 Then
		If isSearchDataExist(Ucase(txtNIK.getText),shReg,"A2:A65536",1) = True Then					
			rw = getAddressRow(shReg,Ucase(txtNIK.getText),"A2:A65536")
			txtNama.setText(shReg.getCellByPosition(1,rw).string)
			txtKODERO.setText(shReg.getCellByPosition(2,rw).string)
		'	isZona.setText(shReg.getCellByPosition(3,rw).string)
		End If
	End If
End Sub

Function isMandatoryReg As Boolean
	isMandatoryReg = False
	On Error Goto Errr
	If 	txtNIK.getText &lt;&gt; "" And _
		txtNama.getText &lt;&gt; "" And _
		txtKODERO.getText &lt;&gt; "" THEN
	
		isMandatoryReg = True
	End If
		
	Exit Function
	
Errr:
	isMandatoryReg = False	
End Function


Sub cmdHapus_click
IF isMandatoryReg THEN
	mg = msgbox ("Apakah data akan dihapus?",1,versi)			
	If mg=1 then
		rw = getAddressRow(shReg,Ucase(txtNIK.getText),"A2:A65536")
		nik = Ucase(txtNIK.getText)
			call deleteRow(shReg,nik)
			call bersih
		updateListData(shReg, lsData)
	msgbox ("Data telah dihapus?",,versi)
	End If			

End If
End Sub

sub refresh_lis
	updateListData(shReg, lsData)
end sub
</script:module>
</file>

<file path=Basic/Lib_simple/ModDlgRegZona.xml><?xml version="1.0" encoding="utf-8"?>
<!DOCTYPE module  PUBLIC '-//OpenOffice.org//DTD OfficeDocument 1.0//EN'  'module.dtd'>
<script:module xmlns:script="http://openoffice.org/2000/script" script:name="ModDlgRegZona" script:language="StarBasic">
Dim dlgRegZona as Object
Dim lsNIK As Object
Dim txtNama As Object
Dim txtZona As Object
Dim txtKODERO As Object
Dim lsData As Object
Dim lsZona As Object
Dim lsZona2 As Object
Dim lstglzonaSTART As Object
Dim lstglzonaEND As Object
Dim cmdInput as Object
Dim cmdSimpan as Object
Dim cmdHapus as Object
Dim shReg as Object
Dim shZon as Object
Dim shParam as Object
Dim lrw as Long
Dim rw as Long
Dim mg as Integer
Dim tfcmdsim as boolean

Sub showdRegZona
	On Error Goto Errr
	set dlgRegZona 	= CreateUnoDialog(DialogLibraries.Lib_simple.dlgRegZona)
	lsNIK 			= dlgRegZona.GetControl("lsNIK")
	txtNama 		= dlgRegZona.GetControl("txtNama")
	lsZona 			= dlgRegZona.GetControl("lsZona")
	lsZona2 		= dlgRegZona.GetControl("lsZona2")
	lstglzonaSTART 	= dlgRegZona.GetControl("lstglzonaSTART")
	lstglzonaEND 	= dlgRegZona.GetControl("lstglzonaEND")
	txtKODERO 		= dlgRegZona.GetControl("txtKODERO")
	lsData			= dlgRegZona.GetControl("lsData")
	cmdInput		= dlgRegZona.GetControl("cmdInput")
	cmdSimpan		= dlgRegZona.GetControl("cmdSimpan")
	cmdHapus		= dlgRegZona.GetControl("cmdHapus")
	
	set shReg 		= ThisComponent.Sheets.getByName("DataPejabat")
	set shZon 		= ThisComponent.Sheets.getByName("DataZona")
	set shParam 	= ThisComponent.Sheets.getByName("Parameter")
	

	updateListData(shZon, lsData)
	
'	bersih
	setLB(lsNIK, getParameter(shReg, "E"))
	setLB(lsZona, getParameter(shParam, "R"))

	offctl
		
	dlgRegZona.execute()
	RapihindtZona	
	Exit Sub
Errr:	
	MsgBox "Error " &amp; Err &amp; ": " &amp; Error$ &amp; Chr(13) &amp; "Baris : " &amp; Erl 
End Sub

REM ==============================================================================================

Function region()as string
	with createUnoService( "com.sun.star.configuration.ConfigurationProvider" ).Locale
      sLocale = .Language &amp; .Country
      'sLocale = .Regional
	end with
	region = sLocale
End Function

REM ==============================================================================================

Sub updateListData(ByRef osh As Object, ByRef lst As Object)		
Dim nMax, sFormat, sAlignment		
Dim lastRec As Long 		

On Error Goto Errr
	nMax = Array(20, 16, 7, 5, 10, 10)
	sFormat = Array("S", "S", "S", "S", "S", "S")
	sAlignment = Array("C", "L", "C", "C", "C", "C")
	lastRec = getEndRow(osh,0,0)
	insertList(lst, osh, 1, lastRec, 0, nMax, sFormat, sAlignment, True)
	Exit Sub
	Errr:	
	MsgBox "Error " &amp; Err &amp; ": " &amp; Error$ &amp; Chr(13) &amp; "Baris : " &amp; Erl 
End Sub	

REM ==============================================================================================

Sub cmdsimpan_click
Unik = Ucase(lsNIK.getText) &amp; lsZona.getText &amp; lsZona2.getText
vUploadDate = Format(now(),"YYYY-MM-DD")

IF isMandatoryReg THEN
	If isSearchDataExist(Unik,shZon,"H2:H65536",1) = False then					
		mg = msgbox ("Apakah data akan disimpan?",1,versi)			
		If mg=1 then			
			rw = getNewRecord(shZon,"A")
			vRow = rw + 1
				shZon.getCellByPosition(0,rw).string = Ucase(lsNIK.getText)
				shZon.getCellByPosition(1,rw).string = Ucase(txtNama.getText)			
				shZon.getCellByPosition(2,rw).string = Ucase(txtKODERO.getText)
				shZon.getCellByPosition(3,rw).string = Ucase(lsZona.getText) &amp; Ucase(lsZona2.getText)
				shZon.getCellByPosition(4,rw).string = lstglzonaSTART.getText
				shZon.getCellByPosition(5,rw).string = lstglzonaEND.getText
				shZon.getCellByPosition(6,rw).string = Ucase(lsNIK.getText &amp; Ucase(lsZona.getText) &amp; Ucase(lsZona2.getText) &amp; lstglzonaSTART.getText &amp; lstglzonaEND.getText
				shZon.getCellByPosition(7,rw).string = LEFT (Ucase(lsNIK.getText),8) &amp; Ucase(lsZona.getText) &amp; Ucase(lsZona2.getText)
				shZon.getCellByPosition(8,rw).Formula = "=""'""&amp;J" &amp; vRow &amp; "&amp;""','""&amp;D" &amp; vRow &amp; "&amp;""','""&amp;E" &amp; vRow &amp; "&amp;""','""&amp;F" &amp; vRow &amp; "&amp;""','""&amp;K" &amp; vRow &amp; "&amp;""'"""			
'				shZon.getCellByPosition(8,rw).Formula = "=""'""&amp;J" &amp; vRow &amp; "&amp;""','""&amp;D" &amp; vRow &amp; "&amp;""','""&amp;E" &amp; vRow &amp; "&amp;""','""&amp;F" &amp; vRow &amp; "&amp;""'"""			
'				shZon.getCellByPosition(8,rw).Formula = "=""'""&amp;A" &amp; vRow &amp; "&amp;""','""&amp;D" &amp; vRow &amp; "&amp;""','""&amp;E" &amp; vRow &amp; "&amp;""','""&amp;F" &amp; vRow &amp; "&amp;""','" &amp; vUploadDate &amp; "'"""			
				shZon.getCellByPosition(9,rw).string = LEFT (Ucase(lsNIK.getText),8)
				shZon.getCellByPosition(10,rw).string = MID (Ucase(lsNIK.getText),11,2)
				
			updateListData(shZon, lsData)
			offctl
			cmdinput.label = "Input"
			ThisComponent.store()
		End If
	Else
		mg = msgbox ("Apakah data akan diupdate?",1,versi)			
		If mg=1 then
			rw = getAddressRow(shZon,Unik,"H2:H65536")
			vRow = rw + 1
				shZon.getCellByPosition(0,rw).string = Ucase(lsNIK.getText)
				shZon.getCellByPosition(1,rw).string = Ucase(txtNama.getText)
				shZon.getCellByPosition(2,rw).string = Ucase(txtKODERO.getText)
				shZon.getCellByPosition(3,rw).string = Ucase(lsZona.getText) &amp; Ucase(lsZona2.getText)
				shZon.getCellByPosition(4,rw).string = lstglzonaSTART.getText
				shZon.getCellByPosition(5,rw).string = lstglzonaEND.getText
				shZon.getCellByPosition(6,rw).string = Unik &amp; lstglzonaSTART.getText &amp; lstglzonaEND.getText	
				shZon.getCellByPosition(7,rw).string = Unik				
				shZon.getCellByPosition(8,rw).Formula = "=""'""&amp;A" &amp; vRow &amp; "&amp;""','""&amp;D" &amp; vRow &amp; "&amp;""','""&amp;E" &amp; vRow &amp; "&amp;""','""&amp;F" &amp; vRow &amp; "&amp;""'"""			
'				shZon.getCellByPosition(8,rw).Formula = "=""'""&amp;A" &amp; vRow &amp; "&amp;""','""&amp;D" &amp; vRow &amp; "&amp;""','""&amp;E" &amp; vRow &amp; "&amp;""','""&amp;F" &amp; vRow &amp; "&amp;""','" &amp; vUploadDate &amp; "'"""			
			updateListData(shZon, lsData)
			offctl
			cmdinput.label = "Input"
			ThisComponent.store()
		End If			
	End If
ELSE
	MSGBOX "Lengkapi Penginputan Data",,versi
END IF
	Bersih
	RapihindtZona
	updateListData(shZon, lsData)
End Sub

REM ==============================================================================================

sub tampil
showdRegZona
end sub

REM ==============================================================================================

Sub lsdat_dblclick

dim vdodolnya as string
Dim vl()
	lrw = lsData.getSelectedItemPos
	if lrw &gt;= 2 then
		vl = split(lsData.getItem(lrw),chr(pipe))
		lsNIK.setText(trim(vl(0)))
		txtNama.setText(trim(vl(1)))
		txtKODERO.setText(trim(vl(2)))
		lsZona.setText(LEFT(trim(vl(3)),1),true)
		
		vdodolnya 	= trim(vl(3))
		cvdodolnya	= len(vdodolnya)
		if cvdodolnya = 3 then
			lsZona2.setText(RIGHT(trim(vl(3)),2),true)
		else
			lsZona2.setText(RIGHT(trim(vl(3)),1),true)
		end if
		
		lstglzonaSTART.setText(trim(vl(4)),true)
		lstglzonaEND.setText(trim(vl(5)),true)
		cmdinput_click

	end if
End Sub

REM ==============================================================================================

Sub onctl
	On Error Goto Errr
	lsNIK.setEnable(True)
	lsZona.setEnable(True)
	lsZona2.setEnable(True)
'	lstglzonaSTART.setEnable(True)
'	lstglzonaEND.setEnable(True)
'	cmdsimpan.setEnable(True)
	cmdHapus.setEnable(True)
	tfcmdsim = true
	Exit sub
Errr:	
	MsgBox "Error " &amp; Err &amp; ": " &amp; Error$ &amp; Chr(13) &amp; "Baris : " &amp; Erl 
End Sub

REM ==============================================================================================

Sub offctl
	On Error Goto Errr
	lsNIK.setEnable(False)
	lsZona.setEnable(False)
	lsZona2.setEnable(False)
'	lstglzonaSTART.setEnable(False)
'	lstglzonaEND.setEnable(False)
'	cmdsimpan.setEnable(False)
	cmdHapus.setEnable(False)	
	tfcmdsim = false
	Exit sub
	Errr:	
	MsgBox "Error " &amp; Err &amp; ": " &amp; Error$ &amp; Chr(13) &amp; "Baris : " &amp; Erl 
End Sub

REM ==============================================================================================
Sub cmdinput_click
On Error Goto Errr
	If tfcmdsim = false then
		onctl
		cmdinput.label = "Batal"
		If lrw &gt;=2 then
			lrw = 0			
		else
			bersih
			lrw = 0
		End If
	Else
	'	bersih
		cmdinput.label = "Input"
		offctl
	End if
	updateListData(shZon, lsData)
	setLB(lsNIK, getParameter(shReg, "E"))
exit sub
	Errr:	
	MsgBox "Error " &amp; Err &amp; ": " &amp; Error$ &amp; Chr(13) &amp; "Baris : " &amp; Erl 
End Sub

REM ==============================================================================================

Sub bersih
On Error Goto Errr
	lsNIK.setText("")
	txtNama.setText("")
	txtKODERO.setText("")
	lsZona.setText("")
	lsZona2.setText("")
	lstglzonaSTART.setText("")
	lstglzonaEND.setText("")	
	clearLB(lsNIK)
	setLB(lsNIK, getParameter(shZon, "A"))
	clearLB(lsZona)	
	setLB(lsZona, getParameter(shParam, "R"))

exit sub
	Errr:	
	MsgBox "Error " &amp; Err &amp; ": " &amp; Error$ &amp; Chr(13) &amp; "Baris : " &amp; Erl 
End sub

REM ==============================================================================================

Sub lsNIK_change
		If isSearchDataExist(Ucase(lsNIK.getText),shReg,"E2:E65536",1) = True Then		
			rw = getAddressRow(shReg,Ucase(lsNIK.getText),"E2:E65536")
			txtNama.setText(shReg.getCellByPosition(1,rw).string)
			txtKODERO.setText(shReg.getCellByPosition(2,rw).string)
		End If
End Sub

REM ==============================================================================================

Function isMandatoryReg As Boolean
	isMandatoryReg = False
	On Error Goto Errr
	If 	lsNIK.getText &lt;&gt; "" And _
		txtNama.getText &lt;&gt; "" And _
		txtKODERO.getText &lt;&gt; "" And _
		lstglzonaSTART.getText &lt;&gt; "" And _
		lstglzonaEND.getText &lt;&gt; "" And _
		lsZona2.getText &lt;&gt; "" And _
		lsZona.getText &lt;&gt; "" THEN
	
		isMandatoryReg = True
	End If
		
	Exit Function
	
Errr:
	isMandatoryReg = False	
End Function

REM ==============================================================================================

Sub cmdHapus_click
Unik = Ucase(lsNIK.getText) &amp; lsZona.getText &amp; lsZona2.getText
UnikDel = Unik &amp; lstglzonaSTART.getText &amp; lstglzonaEND.getText	

'MSGBOX Unik
'MSGBOX UnikDel
'exit sub

IF isMandatoryReg THEN
	mg = msgbox ("Apakah data akan dihapus?",1,versi)			
	If mg=1 then
		rw = getAddressRow(shZon,UnikDel,"G2:G65536")+1
			call deleteRowZONA(shZon,UnikDel)
			call bersih
		updateListData(shZon, lsData)
	msgbox ("Data telah dihapus?",,versi)
	End If			
End If
Bersih
RapihindtZona
cmdinput_click
End Sub

REM ==============================================================================================

Sub RapihindtZona()
   Dim aSortFields(2) as New com.sun.star.util.SortField
   Dim aSortDesc(0) as New com.sun.star.beans.PropertyValue

   oSortRange = shZon.getCellRangeByPosition(0,0,20,1000)
   
   aSortFields(0).Field = 0
   aSortFields(0).SortAscending = FALSE
   aSortFields(1).Field = 3
   aSortFields(1).SortAscending = TRUE

   aSortDesc(0).Name = "SortFields"
   aSortDesc(0).Value = aSortFields()
   oSortRange.Sort(aSortDesc()) 
End Sub

REM ==============================================================================================
sub refresh_lis
	updateListData(shZon, lsData)
end sub


</script:module>
</file>

<file path=Basic/Lib_simple/ModExport.xml><?xml version="1.0" encoding="utf-8"?>
<!DOCTYPE module  PUBLIC '-//OpenOffice.org//DTD OfficeDocument 1.0//EN'  'module.dtd'>
<script:module xmlns:script="http://openoffice.org/2000/script" script:name="ModExport" script:language="StarBasic">Sub BuatTXTFileRKHOveride

'On Error GoTo Errr

	set shParam = ThisComponent.Sheets.getByName("Parameter")
	
	shParam.GetCellByPosition(0,36).String = format(NOW(),"yyyy-mm-dd")
	
'	postRKHTam.postRKHTam
	
	Ex2

'	msgbox ("Proses Create Txt File telah Selesai" &amp; curPath &amp; " ",,versi)	

'Errr:
'MsgBox "Error " &amp; Err &amp; ": " &amp; Error$ &amp; Chr(13) &amp; "Baris : " &amp; Erl


End Sub

Function Ex2()as Boolean
'On Error GoTo Err

Dim ob,ob1 as Object
Dim i,j,rw,m as Long
Dim fn,src,s as String
Dim curPath,fName,fName2 as String
Dim arr() as String

	i=0
	j=0
	
	curPath = ConvertFromURL(getPath(ThisComponent))

	Set ob 		= ThisComponent.Sheets.getByName("damaiweb")

	while ob.GetCellByPosition(0,i).String &lt;&gt; ""
		with ob
			src = ob.GetCellByPosition(0,i).String
				
			fName = "_RKH_TAMBAHAN_" &amp; Format(Now,"YYYYMMDD")
			fn = curPath &amp; fName &amp; ".txt"
			
			n = FreeFile()		
			Open fn for Output Access Read Write as #n
			while .GetCellByPosition(0,i).string &lt;&gt; ""
				s = ""
				For j = 0 To 10
							s = s &amp; .getCellByPosition(j, i).String &amp; delimiter 
				Next j
				
				Print #n, s
				
			i = i + 1
			wend
			Close #n
			
		end with
	wend
		
	Ex2 = True
	
	msgbox ("Proses Create Txt File telah Selesai, txt file berada di " &amp; curPath &amp; fName &amp; ".txt "&amp; chr(10) &amp; chr(10) &amp; _
			"MOHON TETAP MELAKUKAN UPLOAD TXT FILE KE DAMAI WEB",0,Versi)
		
	Exit Function
Err:
  Ex2 = False
  MsgBox "Errornya " &amp; Err &amp; ": " &amp; Error$ &amp; Chr(13) &amp; "Baris : " &amp; Erl
End Function
</script:module>
</file>

<file path=Basic/Lib_simple/ModExport2.xml><?xml version="1.0" encoding="utf-8"?>
<!DOCTYPE module  PUBLIC '-//OpenOffice.org//DTD OfficeDocument 1.0//EN'  'module.dtd'>
<script:module xmlns:script="http://openoffice.org/2000/script" script:name="ModExport2" script:language="StarBasic">Rem Attribute VBA_ModuleType=VBAModule
Option VBASupport 1

Sub ExportSheetcadeb()

On Error GoTo Errr

	ThisComponent.DialogLibraries.LoadLibrary("Lib_simple")
	
	Dim wbNew As Workbook, wbCur As Workbook

	Set wbCur = ActiveWorkbook
	
	mb = Msgbox ("Anda akan membuat file baru untuk database Calon Debitur",1,versi) 

	If mb = 1 Then
		ThisWorkbook.Worksheets("DB_IN").Copy
		ThisWorkbook.Worksheets("FRONT").Select
		
		Set wbNew = ActiveWorkbook
		With wbNew
		    .Sheets("DB_IN").Name = "Data Prospect Cabang"
		    .Save
		End With
	Else 
	Msgbox "Proses dibatalkan",,versi
	End If
	
	Exit sub

	Errr:
		MsgBox "Error " &amp; Err &amp; ": " &amp; Error$ &amp; Chr(13) &amp; "Baris : " &amp; Erl
	
End Sub

sub expor_cadeb
ThisComponent.DialogLibraries.LoadLibrary("Lib_simple")
'	call showDB_IN
	showallsheet
	ExportSheetcadeb
	hideallsheet
'	call hideDB_IN
end sub

'=================================================================================================

Sub ExportSheettopup()
On error Go to Errr

	Dim wbNew As Workbook, wbCur As Workbook
	ThisComponent.DialogLibraries.LoadLibrary("Lib_simple")
	Set wbCur = ActiveWorkbook
	
	mb = Msgbox ("Anda akan membuat file baru untuk database Calon Debitur",1,versi) 

	If mb = 1 Then
		ThisWorkbook.Worksheets("topup").Copy
		ThisWorkbook.Worksheets("FRONT").Select
		
		Set wbNew = ActiveWorkbook
		With wbNew
		    .Sheets("topup").Name = "Data topup"
		    .Save
		End With
	Else 
	Msgbox "Proses dibatalkan",,versi
	
	End If
		
	Exit sub

	Errr:
		MsgBox "Error " &amp; Err &amp; ": " &amp; Error$ &amp; Chr(13) &amp; "Baris : " &amp; Erl
	
End Sub

sub expor_topup
'	call showDB_IN
	showallsheet
	ExportSheettopup
	hideallsheet
'	call hideDB_IN
end sub

'=================================================================================================

Sub ExportSheethistorical()
On error Go to Errr

	Dim wbNew As Workbook, wbCur As Workbook
	ThisComponent.DialogLibraries.LoadLibrary("Lib_simple")	
	Set wbCur = ActiveWorkbook
	
	mb = Msgbox ("Anda akan membuat file baru untuk database Calon Debitur",1,versi) 

	If mb = 1 Then
		ThisWorkbook.Worksheets("historical").Copy
		ThisWorkbook.Worksheets("FRONT").Select
		
		Set wbNew = ActiveWorkbook
		With wbNew
		    .Sheets("historical").Name = "Data historical"
		    .Save
		End With
	Else 
	Msgbox "Proses dibatalkan",,versi
	End If
		
	Exit sub

	Errr:
		MsgBox "Error " &amp; Err &amp; ": " &amp; Error$ &amp; Chr(13) &amp; "Baris : " &amp; Erl
	
End Sub

sub expor_historical
'	call showDB_IN
	showallsheet
	ExportSheethistorical
	hideallsheet
'	call hideDB_IN
end sub

'================================================================ DODOL

</script:module>
</file>

<file path=Basic/Lib_simple/ModExport3.xml><?xml version="1.0" encoding="utf-8"?>
<!DOCTYPE module  PUBLIC '-//OpenOffice.org//DTD OfficeDocument 1.0//EN'  'module.dtd'>
<script:module xmlns:script="http://openoffice.org/2000/script" script:name="ModExport3" script:language="StarBasic">sub expor_cadeb2
	showallsheet
	ExportSheetcadeb2
	hideallsheet
end sub

Function ExportSheetcadeb2()as Boolean
On Error GoTo Err

Dim ob,ob1 as Object
Dim i,j,rw,m as Long
Dim fn,src,s as String
Dim curPath,fName,fName2 as String
Dim arr() as String

	i=0
	j=0
	
	curPath = ConvertFromURL(getPath(ThisComponent))

	Set ob 		= ThisComponent.Sheets.getByName("DB_IN")

	while ob.GetCellByPosition(0,i).String &lt;&gt; ""
		with ob
			src = ob.GetCellByPosition(0,i).String
				
			fName = "_DB_CADEB_" &amp; Format(Now,"YYYYMMDD")
			fn = curPath &amp; fName &amp; ".csv"
			
			n = FreeFile()		
			Open fn for Output Access Read Write as #n
			while .GetCellByPosition(0,i).string &lt;&gt; ""
				s = ""
				For j = 0 To 30
							s = s &amp; .getCellByPosition(j, i).String &amp; delimiter2 
				Next j
				
				Print #n, s
				
			i = i + 1
			wend
			Close #n
			
		end with
	wend
		
'	Ex2 = True
	
	msgbox ("Proses Create csv File telah Selesai, csv file berada di " &amp; curPath &amp; fName &amp; ".csv "&amp; chr(10) &amp; chr(10) &amp; "",0,Versi)
		
	Exit Function
Err:
'  Ex2 = False
  MsgBox "Errornya " &amp; Err &amp; ": " &amp; Error$ &amp; Chr(13) &amp; "Baris : " &amp; Erl
End Function

rem =========================================================================================

sub expor_cadeb3
	showallsheet
	ExportSheetcadeb3
	hideallsheet
end sub

Function ExportSheetcadeb3()as Boolean
On Error GoTo Err

Dim ob,ob1 as Object
Dim i,j,rw,m as Long
Dim fn,src,s as String
Dim curPath,fName,fName2 as String
Dim arr() as String

	i=0
	j=0
	
	curPath = ConvertFromURL(getPath(ThisComponent))

	Set ob 		= ThisComponent.Sheets.getByName("topup")

	while ob.GetCellByPosition(0,i).String &lt;&gt; ""
		with ob
			src = ob.GetCellByPosition(0,i).String
				
			fName = "_LIS_DEB_EXIS_" &amp; Format(Now,"YYYYMMDD")
			fn = curPath &amp; fName &amp; ".csv"
			
			n = FreeFile()		
			Open fn for Output Access Read Write as #n
			while .GetCellByPosition(0,i).string &lt;&gt; ""
				s = ""
				For j = 0 To 10
							s = s &amp; .getCellByPosition(j, i).String &amp; delimiter2 
				Next j
				
				Print #n, s
				
			i = i + 1
			wend
			Close #n
			
		end with
	wend
		
'	Ex2 = True
	
	msgbox ("Proses Create csv File telah Selesai, csv file berada di " &amp; curPath &amp; fName &amp; ".csv "&amp; chr(10) &amp; chr(10) &amp; "",0,Versi)
		
	Exit Function
Err:
'  Ex2 = False
  MsgBox "Errornya " &amp; Err &amp; ": " &amp; Error$ &amp; Chr(13) &amp; "Baris : " &amp; Erl
End Function

rem =========================================================================================

sub expor_cadeb4
	showallsheet
	ExportSheetcadeb4
	hideallsheet
end sub

Function ExportSheetcadeb4()as Boolean
On Error GoTo Err

Dim ob,ob1 as Object
Dim i,j,rw,m as Long
Dim fn,src,s as String
Dim curPath,fName,fName2 as String
Dim arr() as String

	i=0
	j=0
	
	curPath = ConvertFromURL(getPath(ThisComponent))

	Set ob 		= ThisComponent.Sheets.getByName("historical")

	while ob.GetCellByPosition(0,i).String &lt;&gt; ""
		with ob
			src = ob.GetCellByPosition(0,i).String
				
			fName = "_DB_HISTORICAL_" &amp; Format(Now,"YYYYMMDD")
			fn = curPath &amp; fName &amp; ".csv"
			
			n = FreeFile()		
			Open fn for Output Access Read Write as #n
			while .GetCellByPosition(0,i).string &lt;&gt; ""
				s = ""
				For j = 0 To 30
							s = s &amp; .getCellByPosition(j, i).String &amp; delimiter2 
				Next j
				
				Print #n, s
				
			i = i + 1
			wend
			Close #n
			
		end with
	wend
		
'	Ex2 = True
	
	msgbox ("Proses Create csv File telah Selesai, csv file berada di " &amp; curPath &amp; fName &amp; ".csv "&amp; chr(10) &amp; chr(10) &amp; "",0,Versi)
		
	Exit Function
Err:
'  Ex2 = False
  MsgBox "Errornya " &amp; Err &amp; ": " &amp; Error$ &amp; Chr(13) &amp; "Baris : " &amp; Erl
End Function


</script:module>
</file>

<file path=Basic/Lib_simple/ModHisTam.xml><?xml version="1.0" encoding="utf-8"?>
<!DOCTYPE module  PUBLIC '-//OpenOffice.org//DTD OfficeDocument 1.0//EN'  'module.dtd'>
<script:module xmlns:script="http://openoffice.org/2000/script" script:name="ModHisTam" script:language="StarBasic">Dim dlgTamFHis as Object
Dim dlgTamFHis2 as Object
Dim txtNOCAS as Object
Dim lsNIKRO as Object
Dim txtNama as Object
Dim txtKode as Object
Dim lsSZona as Object
Dim lsSUMEBDDP as Object
Dim txtNAMACADEB as Object 
Dim lsAPPID as Object
Dim lsAppid2 as Object
Dim txtAPPID as Object
Dim lsSUBZONACADEB as Object
Dim txtNOTELPCADEB as Object
Dim txtALAMATCADEB as Object
Dim lsJENISUSAHACADEB as Object
Dim lsJENISPRODUKCADEB as Object
Dim txtSTATUSKUNJ  as Object
Dim cmdTamRKHB as Object
Dim cmdTamRKHTamH as Object
Dim shRO as Object
Dim shRKH as Object

REM ===========================================================================================

Sub showdlgTamFHis

'On Error GoTo Errr

	set dlgTamFHis 	= CreateUnoDialog(DialogLibraries.Lib_simple.dlgTamFHis)
	set shH 		= ThisComponent.Sheets.getByName("historical")
	set shPar 		= ThisComponent.Sheets.getByName("Parameter")
	set shRO 		= ThisComponent.Sheets.getByName("DataPejabat")
	set shZon 		= ThisComponent.Sheets.getByName("DataZona")
	set shRKH 		= ThisComponent.Sheets.getByName("RKH")
	set shDW 		= ThisComponent.Sheets.getByName("damaiweb")
	set shTU 		= ThisComponent.Sheets.getByName("topup")
	
	txtNOCAS 			= dlgTamFHis.GetControl("txtNOCAS")
	lsNIKRO 			= dlgTamFHis.GetControl("lsNIKRO")
	txtNama 			= dlgTamFHis.GetControl("txtNama")
	txtKode 			= dlgTamFHis.GetControl("txtKode")
	lsSZona 			= dlgTamFHis.GetControl("lsSZona")
	lsSUMEBDDP 			= dlgTamFHis.GetControl("lsSUMEBDDP")
	lsAPPID		 		= dlgTamFHis.GetControl("lsAPPID")
'	txtAPPID	 		= dlgTamFHis.GetControl("txtAPPID")
	txtNAMACADEB 		= dlgTamFHis.GetControl("txtNAMACADEB")
	lsSUBZONACADEB 		= dlgTamFHis.GetControl("lsSUBZONACADEB")
	txtNOTELPCADEB 		= dlgTamFHis.GetControl("txtNOTELPCADEB")
	txtALAMATCADEB 		= dlgTamFHis.GetControl("txtALAMATCADEB")
	lsJENISUSAHACADEB 	= dlgTamFHis.GetControl("lsJENISUSAHACADEB")
	lsJENISPRODUKCADEB 	= dlgTamFHis.GetControl("lsJENISPRODUKCADEB")
	txtSTATUSKUNJ	 	= dlgTamFHis.GetControl("txtSTATUSKUNJ")
	cmdTamRKHB 			= dlgTamFHis.GetControl("cmdTamRKHB")
	cmdTamRKHTamH 		= dlgTamFHis.GetControl("cmdTamRKHTamH")
	
	setLB(lsNIKRO, getParameter(shRO, "E"))
	setLB(lsSUMEBDDP, getParameter(shPar, "AO"))
	setLB(lsAPPID, getParameter(shTU, "K"))
'	setLB(lsSZona, getParameter(shPar, "U"))
	setLB(lsJENISUSAHACADEB, getParameter(shPar, "I"))
	setLB(lsJENISPRODUKCADEB, getParameter(shPar, "M"))
	setLB(lsSUBZONACADEB, getParameter(shPar, "BA"))
	
	rw = getAddressRow(shH,NOCASnya,"B2:B65536")
	txtNOCAS.setText(shH.getCellByPosition(1,rw).String)
	lsNIKRO.selectItem((shH.getCellByPosition(2,rw).String),true)
	txtNama.setText(shH.getCellByPosition(3,rw).String)
	txtKode.setText(shH.getCellByPosition(4,rw).String)
	lsSZona.selectItem((shH.getCellByPosition(5,rw).String),true)
	lsSUMEBDDP.selectItem((Ucase(shH.getCellByPosition(6,rw).String)),true)
'	txtAPPID.setText(shH.getCellByPosition(7,rw).String)
	txtNAMACADEB.setText(shH.getCellByPosition(8,rw).String)
	lsSUBZONACADEB.selectItem((shH.getCellByPosition(9,rw).String),true)

	txtNOTELPCADEB.setText(shH.getCellByPosition(10,rw).String)
	txtALAMATCADEB.setText(shH.getCellByPosition(12,rw).String)
	lsJENISUSAHACADEB.selectItem((shH.getCellByPosition(11,rw).String),true)
	lsJENISPRODUKCADEB.selectItem((shH.getCellByPosition(20,rw).String),true)
	txtSTATUSKUNJ.setText(shH.getCellByPosition(27,rw).String)
	lsNIKRO.setEnable(True)
	lsSZona.setEnable(True)
	
'	if lsSUMEBDDP.getSelectedItem = "TOPUP" then
'		txtAPPID.setEnable(True)
'	end if
	
	On Error Resume Next
	
	lsNik_Change
	
	dlgTamFHis.execute()
	
'	Errr:
'	MsgBox "Error " &amp; Err &amp; ": " &amp; Error$ &amp; Chr(13) &amp; "Baris : " &amp; Erl

End Sub

REM ===========================================================================================

Sub lsAppidHIS_Change
'On Error GoTo Errr

	Set shTU	= ThisComponent.Sheets.getByName("topup")
'	dim vAppid as string
	vAppid = lsappid.getSelectedItem
		
	IF isSearchDataExist(vAppid,shTU,"K2:K65536",1) THEN
		rw = getAddressRow(shTU,vAppid,"K2:K65536")
		
		lsSUMEBDDP.selectItem("TOPUP",true)
		txtNAMACADEB.setText(shTU.getCellByPosition(1,rw).String)
		lsSUBZONACADEB.selectItem("---",true)		
		txtNOTELPCADEB.setText(shTU.getCellByPosition(2,rw).String)
		txtALAMATCADEB.setText(shTU.getCellByPosition(3,rw).String)
		lsJENISUSAHACADEB.selectItem(shTU.getCellByPosition(4,rw).string,true)
		lsJENISPRODUKCADEB.selectItem("---",true)

	End If
	
'	Errr:
'		MsgBox "Error " &amp; Err &amp; ": " &amp; Error$ &amp; Chr(13) &amp; "Baris : " &amp; Erl
			
End Sub

REM ===========================================================================================

Sub showdlgTamFHis2

'On Error Goto Errr

	set dlgTamFHis2	= CreateUnoDialog(DialogLibraries.Lib_simple.dlgTamFHis2)
	set shH 		= ThisComponent.Sheets.getByName("historical")
	set shPar 		= ThisComponent.Sheets.getByName("Parameter")
	set shRO 		= ThisComponent.Sheets.getByName("DataPejabat")
	set shZon 		= ThisComponent.Sheets.getByName("DataZona")
	set shRKH 		= ThisComponent.Sheets.getByName("RKH")
	set shDW 		= ThisComponent.Sheets.getByName("damaiweb")
	set shTU 		= ThisComponent.Sheets.getByName("topup")
	set shFR 		= ThisComponent.Sheets.getByName("FRONT")
	
	txtNOCAS 			= dlgTamFHis2.GetControl("txtNOCAS")
	lsNIKRO 			= dlgTamFHis2.GetControl("lsNIKRO")
	txtNama 			= dlgTamFHis2.GetControl("txtNama")
	txtKode 			= dlgTamFHis2.GetControl("txtKode")
	lsSZona 			= dlgTamFHis2.GetControl("lsSZona")
	lsSUMEBDDP 			= dlgTamFHis2.GetControl("lsSUMEBDDP")
	lsAPPID2	 		= dlgTamFHis2.GetControl("lsAPPID2")
	txtNAMACADEB 		= dlgTamFHis2.GetControl("txtNAMACADEB")
	lsSUBZONACADEB 		= dlgTamFHis2.GetControl("lsSUBZONACADEB")
	txtNOTELPCADEB 		= dlgTamFHis2.GetControl("txtNOTELPCADEB")
	txtALAMATCADEB 		= dlgTamFHis2.GetControl("txtALAMATCADEB")
	lsJENISUSAHACADEB 	= dlgTamFHis2.GetControl("lsJENISUSAHACADEB")
	lsJENISPRODUKCADEB 	= dlgTamFHis2.GetControl("lsJENISPRODUKCADEB")
	cmdTamRKHB 			= dlgTamFHis2.GetControl("cmdTamRKHB")
	cmdTamRKHTamH 		= dlgTamFHis2.GetControl("cmdTamRKHTamH")
		
	setLB(lsNIKRO, getParameter(shRO, "E"))
	setLB(lsSUMEBDDP, getParameter(shPar, "AO"))
	setLB(lsAPPID2, getParameter(shTU, "K"))
'	setLB(lsSZona, getParameter(shPar, "U"))
	setLB(lsJENISUSAHACADEB, getParameter(shPar, "I"))
	setLB(lsJENISPRODUKCADEB, getParameter(shPar, "M"))
	setLB(lsSUBZONACADEB, getParameter(shPar, "BA"))
	
	rw = getAddressRow(shH,NOCASnya,"B2:B65536")
	
	txtNOCAS.setText(shH.getCellByPosition(1,rw).String)
	lsNIKRO.selectItem((shH.getCellByPosition(2,rw).String),true)
	txtNama.setText(shH.getCellByPosition(3,rw).String)
	txtKode.setText(shH.getCellByPosition(4,rw).String)
	lsSZona.selectItem((shH.getCellByPosition(5,rw).String),true)
	lsSUMEBDDP.selectItem((Ucase(shH.getCellByPosition(6,rw).String)),true)
'	txtAPPID.setText(shH.getCellByPosition(7,rw).String)
	txtNAMACADEB.setText(shH.getCellByPosition(8,rw).String)
	lsSUBZONACADEB.selectItem((shH.getCellByPosition(9,rw).String),true)
	
	txtNOTELPCADEB.setText(shH.getCellByPosition(10,rw).String)
	txtALAMATCADEB.setText(shH.getCellByPosition(12,rw).String)
	lsJENISUSAHACADEB.selectItem((shH.getCellByPosition(11,rw).String),true)
	lsJENISPRODUKCADEB.selectItem((shH.getCellByPosition(20,rw).String),true)
	
	lsNIKRO.setEnable(True)
	lsSZona.setEnable(True)
	
'	if lsSUMEBDDP.getSelectedItem = "TOPUP" then
'		txtAPPID.setEnable(True)
'	end if
	
	On Error Resume Next
	
	lsNik_Change2
	
	dlgTamFHis2.execute()
	
'Errr:	
'MsgBox "Error " &amp; Err &amp; ": " &amp; Error$ &amp; Chr(13) &amp; "Baris : " &amp; Erl

End Sub

REM ===========================================================================================

Sub lsAppidHIStam_Change
'On Error GoTo Errr

	Set shTU	= ThisComponent.Sheets.getByName("topup")
'	dim vAppid as string
	vAppid = lsAPPID2.getSelectedItem
		
	IF isSearchDataExist(vAppid,shTU,"K2:K65536",1) THEN
		rw = getAddressRow(shTU,vAppid,"K2:K65536")
		
		lsSUMEBDDP.selectItem("TOPUP",true)
		txtNAMACADEB.setText(shTU.getCellByPosition(1,rw).String)
		lsSUBZONACADEB.selectItem("---",true)		
		txtNOTELPCADEB.setText(shTU.getCellByPosition(2,rw).String)
		txtALAMATCADEB.setText(shTU.getCellByPosition(3,rw).String)
		lsJENISUSAHACADEB.selectItem(shTU.getCellByPosition(4,rw).string,true)
		lsJENISPRODUKCADEB.selectItem("---",true)

	End If
	
'	Errr:
'		MsgBox "Error " &amp; Err &amp; ": " &amp; Error$ &amp; Chr(13) &amp; "Baris : " &amp; Erl
			
End Sub

REM =======================================================================================================

sub tutupform
	dlgTamFHis.endExecute()
end sub

sub tutupform2
	dlgTamFHis2.endExecute()
end sub

REM =======================================================================================================

Sub lsNik_Change
	set shRO 		= ThisComponent.Sheets.getByName("DataPejabat")
	set shParam		= ThisComponent.Sheets.getByName("Parameter")
	
	dim nik as string
	
	nik = Ucase(lsNIKRO.getSelectedItem)
	IF isSearchDataExist(nik,shRO,"E2:E65536",1) THEN
		rw = getAddressRow(shRO,nik,"E2:E65536")

		txtNama.setText(shRO.getCellByPosition(1,rw).String)
		txtKode.setText(shRO.getCellByPosition(2,rw).String)

		clearCell(shParam,"S2:S100")
		
		vBesok 	= format(shPARAM.getCellByPosition(0,18).String,"dd-mm-yyyy")
		i 	= 1
		rw 	= 1
		While shZon.GetCellByPosition(0,i).String &lt;&gt; ""
			perAw = format(shZon.GetCellByPosition(4,rw).String,"dd-mm-yyyy")
			perAk = format(shZon.GetCellByPosition(5,rw).String,"dd-mm-yyyy")
'			msgbox vBesok &amp; " " &amp; perAw &amp; " " &amp; perAk
			If	perAw &lt;= vBesok And perAk &gt;= vBesok Then
				If shZon.GetCellByPosition(0,i).String = nik Then
'msgbox nik
					putCellData(shZon.getCellByPosition(3,i),shParam.getCellByPosition(18,rw))
					'rw = rw + 1
				End If
			End If
		rw = rw + 1		
		i = i + 1	
		Wend
		ModDlgIK.ShortZonaRO
	End If

	setLB(lsSZona, getParameter(shParam, "S"))
'	setLB(lsSUBZONACADEB, getParameter(shParam, "S"))
End Sub

REM =======================================================================================================

Sub lsNik_Change2
	set shRO 		= ThisComponent.Sheets.getByName("DataPejabat")
	set shParam		= ThisComponent.Sheets.getByName("Parameter")
	
	dim nik as string
	
	nik = Ucase(lsNIKRO.getSelectedItem)
'	msgbox nik
	IF isSearchDataExist(nik,shRO,"e2:e65536",1) THEN
'		msgbox "0k"
		rw = getAddressRow(shRO,nik,"e2:e65536")
'		msgbox nik &amp; " " &amp; rw
		
		txtNama.setText(shRO.getCellByPosition(1,rw).String)
		txtKode.setText(shRO.getCellByPosition(2,rw).String)

		clearCell(shParam,"S2:S100")
		
		vBesok 	= format(shPARAM.getCellByPosition(0,10).String,"dd-mm-yyyy")
		i 	= 1
		rw 	= 1
		While shZon.GetCellByPosition(0,i).String &lt;&gt; ""
			perAw = format(shZon.GetCellByPosition(4,rw).String,"dd-mm-yyyy")
			perAk = format(shZon.GetCellByPosition(5,rw).String,"dd-mm-yyyy")
'			msgbox vBesok &amp; " " &amp; perAw &amp; " " &amp; perAk
			If	perAw &lt;= vBesok And perAk &gt;= vBesok Then
				If shZon.GetCellByPosition(0,i).String = nik Then
'msgbox nik
					putCellData(shZon.getCellByPosition(3,i),shParam.getCellByPosition(18,rw))
					'rw = rw + 1
				End If
			End If
		rw = rw + 1		
		i = i + 1	
		Wend
		ModDlgIK.ShortZonaRO
	End If

	setLB(lsSZona, getParameter(shParam, "S"))
'	setLB(lsSUBZONACADEB, getParameter(shParam, "S"))
End Sub

REM =======================================================================================================

Sub lsNik_Change3
	set shRO 		= ThisComponent.Sheets.getByName("DataPejabat")
	set shParam		= ThisComponent.Sheets.getByName("Parameter")
	
	dim nik as string
	
	nik = Ucase(lsNIKRO.getSelectedItem)
'	msgbox nik
	IF isSearchDataExist(nik,shRO,"A2:A65536",1) THEN
'		msgbox "0k"
		rw = getAddressRow(shRO,nik,"A2:A65536")
'		msgbox nik &amp; " " &amp; rw
		
		txtNama.setText(shRO.getCellByPosition(1,rw).String)
		txtKode.setText(shRO.getCellByPosition(2,rw).String)
		
		clearCell(shParam,"S2:S100")
		
		vBesok 	= format(shPARAM.getCellByPosition(0,10).String,"dd-mm-yyyy")
		i 	= 1
		rw 	= 1
		While shZon.GetCellByPosition(0,i).String &lt;&gt; ""
			perAw = format(shZon.GetCellByPosition(4,rw).String,"dd-mm-yyyy")
			perAk = format(shZon.GetCellByPosition(5,rw).String,"dd-mm-yyyy")
'			msgbox vBesok &amp; " " &amp; perAw &amp; " " &amp; perAk
			If	perAw &lt;= vBesok And perAk &gt;= vBesok Then
				If shZon.GetCellByPosition(0,i).String = nik Then
					putCellData(shZon.getCellByPosition(3,i),shParam.getCellByPosition(18,rw))
					rw = rw + 1
				End If
			End If	
		i = i + 1	
		Wend
	End If

'	setLB(lsSZona, getParameter(shParam, "S"))
'	setLB(lsSUBZONACADEB, getParameter(shParam, "S"))
End Sub

rem =========================================================================================

Sub TambahRKH_click
	
'	On Error Goto Errr
	
	set shRKH = ThisComponent.Sheets.getByName("RKH")
	
	nocas = Ucase(txtNOCAS.getText)

	If lsNIKRO.getSelectedItem &lt;&gt; "" And lsSZona.getSelectedItem &lt;&gt; "" And lsSUBZONACADEB.getSelectedItem &lt;&gt; "---" And lsJENISPRODUKCADEB.getSelectedItem &lt;&gt; "---" Then
		If lsSUMEBDDP.getSelectedItem = "TOPUP" And lsAPPID.getSelectedItem= "" then
			
			Msgbox "Data Appid masih kosong, silangkan diisi terlebih dahulu!!!",,versi
		
		Else
			
			if isSearchDataExist(nocas,shRKH,"B2:B65536",1) = False Then
				SimpanRKH
				ModDlgPreview.UpdateTotal
				ModDlgPreview.RefreshDlgPreview
				tutupform
			Else 
				Msgbox "Nocas sudah ada dalam RKH Besok",,versi
				tutupform
			End If
		
		End if
		
	Else
		Msgbox "Lengkapi NIK dan Zona RO untuk RKH Besok dan pastikan data SubZona Cadeb dan Jenis Produk diisi dengan Benar ",,versi
	End If
	
'	Errr:
'	MsgBox "Error " &amp; Err &amp; ": " &amp; Error$ &amp; Chr(13) &amp; "Baris : " &amp; Erl 

End Sub

rem =========================================================================================

Sub SimpanRKH
'	On Error Goto Errr

	set shFR 	= ThisComponent.Sheets.getByName("FRONT")
	set shParam	= ThisComponent.Sheets.getByName("Parameter")
	set shRKH 	= ThisComponent.Sheets.getByName("RKH")
	set shHis 	= ThisComponent.Sheets.getByName("historical")
	
	KODECABANG 	= shFR.getCellByPosition(3,7).String
	vRKHBesok	= shParam.GetCellByPosition(0,14).String
	vUploadDate	= format(now(),"YYYY-MM-DD")
	
	nocas	= Ucase(txtNOCAS.getText)
	mbx1 	= "Data akan dijadikan sebagai RKH Besok?"
	
	If msgbox (mbx1,1,versi) = 1 Then		

		rwRKH	= getNewRecord(shRKH,"B")
		ro 		= rwRKH + 1
		rw 		= getAddressRow(shH,nocas,"B2:B65536")
		
		shRKH.getCellByPosition(0,rwRKH).string = vUploadDate
		For k = 1 to 1
			putCellData(shH.getCellByPosition(k,rw),shRKH.getCellByPosition(k,rwRKH))
		Next k	
		shRKH.getCellByPosition(2,rwRKH).string = lsNIKRO.getSelectedItem
		shRKH.getCellByPosition(3,rwRKH).string = txtNama.getText
		shRKH.getCellByPosition(4,rwRKH).string = txtKode.getText
		shRKH.getCellByPosition(5,rwRKH).string = lsSZona.getSelectedItem
		shRKH.getCellByPosition(6,rwRKH).string = lsSUMEBDDP.getSelectedItem
		shRKH.getCellByPosition(7,rwRKH).string = left(lsAPPID.getSelectedItem,13)
		shRKH.getCellByPosition(8,rwRKH).string = txtNAMACADEB.getText
		shRKH.getCellByPosition(9,rwRKH).string = lsSUBZONACADEB.getSelectedItem
		shRKH.getCellByPosition(10,rwRKH).string = txtNOTELPCADEB.getText
		shRKH.getCellByPosition(11,rwRKH).string = lsJENISUSAHACADEB.getSelectedItem
		shRKH.getCellByPosition(12,rwRKH).string = txtALAMATCADEB.getText
		shRKH.getCellByPosition(20,rwRKH).string = lsJENISPRODUKCADEB.getSelectedItem
		shRKH.getCellByPosition(25,rwRKH).string = vRKHBesok
		shRKH.getCellByPosition(27,rwRKH).string = txtSTATUSKUNJ.getText
		shRKH.getCellByPosition(33,rwRKH).Formula = "=""'""&amp;B" &amp; ro &amp; "&amp;""','" &amp; vUploadDate &amp; "','" &amp; KODECABANG &amp; "','""&amp;Z" &amp; ro &amp; "&amp;""','""&amp;F" &amp; ro &amp; "&amp;""','""&amp;left(C"  &amp; ro &amp; ";8)&amp;""','""&amp;H" &amp; ro &amp; "&amp;""','""&amp;G"  &amp; ro &amp; "&amp;""','""&amp;I"  &amp; ro &amp; "&amp;""','""&amp;J"  &amp; ro &amp; "&amp;""','""&amp;K"  &amp; ro &amp; "&amp;""','""&amp;M"  &amp; ro &amp; "&amp;""','""&amp;L"  &amp; ro &amp; "&amp;""','""&amp;U"&amp; ro &amp; "&amp;""','""&amp;AB"&amp; ro &amp; "&amp; ""'"""
'		shRKH.getCellByPosition(33,rwRKH).Formula = "=""'""&amp;B" &amp; ro &amp; "&amp;""','" &amp; vUploadDate &amp; "','" &amp; KODECABANG &amp; "','""&amp;Z" &amp; ro &amp; "&amp;""','""&amp;F" &amp; ro &amp; "&amp;""','""&amp;C"  &amp; ro &amp; "&amp;""','""&amp;H" &amp; ro &amp; "&amp; ""'"""
		
'		For k2 = 13 to 19
'			putCellData(shH.getCellByPosition(k2,rw),shRKH.getCellByPosition(k2,rwRKH))
'		Next k2
'		For k3 = 21 to 24
'			putCellData(shH.getCellByPosition(k3,rw),shRKH.getCellByPosition(k3,rwRKH))
'		Next k3
'		For k4 = 26 to 28
'			putCellData(shH.getCellByPosition(k4,rw),shRKH.getCellByPosition(k4,rwRKH))
'		Next k4
		
			
		Msgbox "Data Berhasil Ditambahkan ke lis RKH Besok",,versi
	End If

'	Errr:
'	MsgBox "Error " &amp; Err &amp; ": " &amp; Error$ &amp; Chr(13) &amp; "Baris : " &amp; Erl 
		
End Sub

REM =================================================================================================
Sub TambahRKHHariIniHis_click

'	On Error Goto Errr
	
	set shRKH = ThisComponent.Sheets.getByName("damaiweb")
	
	nocas = Ucase(txtNOCAS.getText)

	If lsNIKRO.getSelectedItem &lt;&gt; "" And lsSZona.getSelectedItem &lt;&gt; "" And lsSUBZONACADEB.getSelectedItem &lt;&gt; "---" And lsJENISPRODUKCADEB.getSelectedItem &lt;&gt; "---"  Then
		
		If lsSUMEBDDP.getSelectedItem = "TOPUP" And lsAPPID2.getSelectedItem = "" then
			
			Msgbox "Data Appid masih kosong, silangkan diisi terlebih dahulu!!!",,versi
		
		Else
		
			If isSearchDataExist(nocas,shRKH,"B2:B65536",1) = False Then
				SimpanRKHHariIniHis
				ModDafRKHOveride.UpdateTotal
				ModDafRKHOveride.refresh_lis
				tutupform2
			Else 
				Msgbox "Nocas sudah ada dalam RKH Hari Ini",,versi
				tutupform2
			End If
		
		end if
			
	Else
		Msgbox "Lengkapi NIK dan Zona RO untuk RKH Hari Ini dan pastikan data SubZona Cadeb dan Jenis Produk diisi dengan Benar ",,versi
	End If

'	Errr:
'	MsgBox "Error " &amp; Err &amp; ": " &amp; Error$ &amp; Chr(13) &amp; "Baris : " &amp; Erl 
End Sub

REM =================================================================================================================================

Sub SimpanRKHHariIniHis

'On Error Goto Errr

	set shFR 	= ThisComponent.Sheets.getByName("FRONT")
	set shParam	= ThisComponent.Sheets.getByName("Parameter")
	set shDW	= ThisComponent.Sheets.getByName("damaiweb")

	mbx1 	= "Data akan dijadikan sebagai RKH Tambahan?"

	upDate		= format(NOW(),"yyyy-mm-dd")
	KODECABANG 	= shFR.getCellByPosition(3,7).String

	If msgbox (mbx1,1,versi) = 1 Then		

		rw = getNewRecord(shDW,"B")

		shDW.getCellByPosition(0,rw).string = left(lsNIKRO.getSelectedItem,8)
		shDW.getCellByPosition(1,rw).string = txtNOCAS.getText
		shDW.getCellByPosition(2,rw).string = Ucase(lsSUMEBDDP.getSelectedItem)
		shDW.getCellByPosition(3,rw).string = Ucase(txtNAMACADEB.getText)
		shDW.getCellByPosition(4,rw).string = lsSUBZONACADEB.getSelectedItem
		shDW.getCellByPosition(5,rw).string = Ucase(txtALAMATCADEB.getText)
		shDW.getCellByPosition(6,rw).string = txtNOTELPCADEB.getText
		shDW.getCellByPosition(7,rw).string = left(lsJENISUSAHACADEB.getSelectedItem,4)
		
		vJnsProduk = mid(lsJENISPRODUKCADEB.getSelectedItem,3,1)
		if vJnsProduk = "-" then
			shDW.getCellByPosition(8,rw).string = left(lsJENISPRODUKCADEB.getSelectedItem,2)
		else
			shDW.getCellByPosition(8,rw).string = left(lsJENISPRODUKCADEB.getSelectedItem,3)
		end if
		
		shDW.getCellByPosition(9,rw).string = Format(shParam.getCellByPosition(0,10).String,"DD/MM/YYYY hh:mm:ss")
		shDW.getCellByPosition(11,rw).string = left(lsAPPID2.getSelectedItem,13)
		shDW.getCellByPosition(12,rw).string = lsSZona.getSelectedItem
		shDW.getCellByPosition(13,rw).Formula = "=""'""&amp;B" &amp; rw+1 &amp; "&amp;""','" &amp; upDate &amp; "','" &amp; KODECABANG &amp; "','" &amp; upDate &amp; "','""&amp;M" &amp; rw+1 &amp; "&amp;""','""&amp;A"  &amp; rw+1 &amp; "&amp;""','""&amp;L" &amp; rw+1 &amp; "&amp;""','""&amp;D" &amp; rw+1 &amp; "&amp;""','""&amp;E"  &amp; rw+1 &amp; "&amp;""','""&amp;G"  &amp; rw+1 &amp; "&amp;""','""&amp;F"  &amp; rw+1 &amp; "&amp;""','" &amp; lsJENISUSAHACADEB.getSelectedItem &amp; "','" &amp; lsJENISPRODUKCADEB.getSelectedItem &amp; "'"""
'		shDW.getCellByPosition(13,rw).Formula = "=""'""&amp;B" &amp; rw+1 &amp; "&amp;""','" &amp; upDate &amp; "','" &amp; KODECABANG &amp; "','""&amp;J" &amp; rw+1 &amp; "&amp;""','""&amp;M" &amp; rw+1 &amp; "&amp;""','""&amp;A"  &amp; rw+1 &amp; "&amp;""','""&amp;L" &amp; rw+1 &amp; "&amp;""','""&amp;D" &amp; rw+1 &amp; "&amp;""','""&amp;E"  &amp; rw+1 &amp; "&amp;""','""&amp;G"  &amp; rw+1 &amp; "&amp;""','""&amp;F"  &amp; rw+1 &amp; "&amp;""','" &amp; lsJENISUSAHACADEB.getSelectedItem &amp; "','" &amp; lsJENISPRODUKCADEB.getSelectedItem &amp; "'"""
'		shDW.getCellByPosition(13,rw).FORMULA = "=""'""&amp;B" &amp; rw+1 &amp; "&amp;""','""&amp;A" &amp; rw+1 &amp; "&amp;""','""&amp;L" &amp; rw+1 &amp; "&amp;""','""&amp;E" &amp; rw+1 &amp; "&amp;""','""&amp;M" &amp; rw+1 &amp; "&amp;""'""" ','""&amp;J" &amp; rw+1 &amp; "&amp;""'"""
'		shDW.getCellByPosition(13,rw).FORMULA = "=""'""&amp;B" &amp; rw+1 &amp; "&amp;""','""&amp;A" &amp; rw+1 &amp; "&amp;""','""&amp;L" &amp; rw+1 &amp; "&amp;""','""&amp;E" &amp; rw+1 &amp; "&amp;""','""&amp;M" &amp; rw+1 &amp; "&amp;""','""&amp;G" &amp; rw+1 &amp; "&amp;""','""&amp;H" &amp; rw+1 &amp; "&amp;""','""&amp;F" &amp; rw+1 &amp; "&amp;""','""&amp;I" &amp; rw+1 &amp; "&amp;""'""" 
		
		Msgbox "Data Berhasil Ditambahkan ke lis RKH Hari Ini",,versi
	End If
	
'	Errr:
'	MsgBox "Error " &amp; Err &amp; ": " &amp; Error$ &amp; Chr(13) &amp; "Baris : " &amp; Erl 
	
End Sub

REM =================================================================================================================================


</script:module>
</file>

<file path=Basic/Lib_simple/ModHistorical.xml><?xml version="1.0" encoding="utf-8"?>
<!DOCTYPE module  PUBLIC '-//OpenOffice.org//DTD OfficeDocument 1.0//EN'  'module.dtd'>
<script:module xmlns:script="http://openoffice.org/2000/script" script:name="ModHistorical" script:language="StarBasic">Dim dlgHistorical As Object
Dim dlgInputKunjungan As Object

Dim lsPencarian as Object
Dim lsBulan as Object
Dim lsNik as Object
Dim lsPencapaian as Object
Dim lsStatusTerakhir as Object
Dim cmdSearch as Object
Dim txtNOA as Object

Dim oProgressBar as Object 
Dim oProgressBarModel As Object
Dim txtCEKUSER As Object
Dim oDialog as Object
Dim ProgressValue As Long
Dim oDBContext As Object
Dim sPassword
Dim KODECABANG as String

Dim shH, shPar, shDP, shFR

Global dafSearch as Object
Global NOCASnya as String
Global NIKnya as String
Global ZONAROnya as String 
Global SPROSnya as String
Global NIKnya as String
Global NAMAnya as String
Global KODEOFnya as String
Global PLANROnya as String

Sub showDlgHistorical
	set dlgHistorical = CreateUnoDialog(DialogLibraries.Lib_simple.dlgHistorical)
	
	set shH 	= ThisComponent.Sheets.getByName("historical")
	set shPar 	= ThisComponent.Sheets.getByName("Parameter")
	set shDP 	= ThisComponent.Sheets.getByName("DataPejabat")
	set shFR 	= ThisComponent.Sheets.getByName("FRONT")
	
	oDialog = CreateUnoDialog(DialogLibraries.Lib_simple.dlgTUNGGU)
	oProgressBarModel = oDialog.Model.stTUNGGU
	oProgressBarModel.ProgressValueMin = 0
	oProgressBarModel.ProgressValueMax = 150
	oProgressBar = oDialog.GetControl("stTUNGGU")
	
	oDialog.setVisible(TRUE)
	oProgressBar.setVisible(TRUE)		
	
	lsPencarian 		= dlgHistorical.GetControl("lsPencarian2")
	lsBulan 			= dlgHistorical.GetControl("lsBulan")
	lsNik 				= dlgHistorical.GetControl("lsNik")
	lsPencapaian 		= dlgHistorical.GetControl("lsPencapaian")
	lsStatusTerakhir	= dlgHistorical.GetControl("lsStatusTerakhir")
	cmdSearch 			= dlgHistorical.GetControl("cmdSearch")
	dafSearch 			= dlgHistorical.GetControl("dafSearch")
	txtNOA 				= dlgHistorical.GetControl("txtNOA")
	
	setLB(lsNik, getParameter(shDP, "E"))
	setLB(lsPencapaian, getParameter(shPar, "E"))
	setLB(lsStatusTerakhir, getParameter(shPar, "AV"))
	setLB(lsBulan, getParameter(shPar, "AW"))
	
	lsBulan.setEnable(False)
	lsNik.setEnable(False)
	lsPencapaian.setEnable(False)
	lsStatusTerakhir.setEnable(False)
	
	UpdateTotal
	updateListVisit(shH,dafSearch)

	On Error Resume Next

	dlgHistorical.execute()
	
	oProgressBarModel.ProgressValue = 150
	oDialog.setVisible(FALSE)

End Sub

REM ================================================================================================
Sub lsdtAll_dblclick
'On Error GoTo Errr
	Dim vl()

	set shParam = ThisComponent.Sheets.getByName("Parameter")
					
	lrw = dafSearch.getSelectedItemPos
	if lrw &gt;= 2 then
		vl 	= split(dafSearch.getItem(lrw),chr(pipe))
		NOCASnya 	= trim(vl(1))

		
		pilih_form = shParam.GetCellByPosition(0,29).String
		
		if pilih_form = "RKHBESOK" then
			ModHisTam.showdlgTamFHis
		else
			ModHisTam.showdlgTamFHis2
		end if
				
'		ModHisTam.showdlgTamFHis

	end if
'	Errr:
'	MsgBox "Error " &amp; Err &amp; ": " &amp; Error$ &amp; Chr(13) &amp; "Baris : " &amp; Erl
End Sub

REM ================================================================================================

Sub updateListVisit(ByRef osh As Object, ByRef lst As Object)		
	Dim nMax, sFormat, sAlignment		
	Dim lastRec As Long 		
	
	On Error Goto Errr
		nMax = Array(10, 16, 20, 25, 7, 7, 20, 15, 50, 12, 15, 50, 50, 10, 11, 50, 15, 11, 50, 15, 35, 20, 10, 50, 50, 50, 50, 50, 50)
		sFormat = Array("D", "S", "S", "S", "S", "S", "S", "S", "S", "S", "S", "S", "S", "S", "S", "S", "S", "S", "S", "S", "S", "S", "S", "S", "S", "D", "S", "S", "S")
		sAlignment = Array("l", "l", "l", "l", "L", "L", "L", "L", "L", "L", "l", "l", "L", "r", "L", "l", "l", "l", "L", "l", "l", "L", "l", "l", "l", "L", "l", "L", "L")
		lastRec = getEndRow(osh,0,0)
		insertList(lst, osh, 1, lastRec, 0, nMax, sFormat, sAlignment, True)
		Exit Sub
		Errr:
		MsgBox "Error " &amp; Err &amp; ": " &amp; Error$ &amp; Chr(13) &amp; "Baris : " &amp; Erl
End Sub	

REM ================================================================================================

Sub UpdateTotal
	txtNOA.setText(TotalNoA(shH))
End Sub

REM ================================================================================================

Sub RefreshDlgPreview
	updateListVisit(shH,dafSearch)
End Sub

REM ================================================================================================

Sub searchBy_Change

'On Error GoTo Errr 
	
	lsBulan.setEnable(True)
	lsNik.setEnable(True)
	lsPencapaian.setEnable(True)
	lsStatusTerakhir.setEnable(True)
	
	if lsPencarian.getSelectedItem = "Bulan &amp; Nik" then
		lsPencapaian.setEnable(False)
		lsStatusTerakhir.setEnable(False)		
	elseif lsPencarian.getSelectedItem = "Bulan" then
		lsNik.setEnable(False)
		lsPencapaian.setEnable(False)
		lsStatusTerakhir.setEnable(False)
	else
		lsNik.setEnable(False)
	end if
	
'Errr:
'MsgBox "Error " &amp; Err &amp; ": " &amp; Error$ &amp; Chr(13) &amp; "Baris : " &amp; Erl

	
End Sub 

REM ================================================================================================

Sub search_Mandatory

'On Error Goto Errr

'	vlsPencarian 		= lsPencarian.getSelectedItem
'	vlsStatusTerakhir 	= lsStatusTerakhir.getSelectedItem
'	vlsNik 				= lsNik.getSelectedItem
'	vlsBulan 			= lsBulan.getSelectedItem
'	vlsPencapaian		= lsPencapaian.getSelectedItem
	
	if lsPencarian.getSelectedItem = "Bulan &amp; Nik" then
		if lsBulan.getSelectedItem &lt;&gt; "" and lsNik.getSelectedItem &lt;&gt; "" then
			'msgbox "ok1"
			getHistorical
		else
			msgbox "Data Bulan/Nik belum dipilih",,versi
		end if
	elseif lsPencarian.getSelectedItem = "Bulan, Pencapaian Kunjungan &amp; Status Terakhir" then
		if lsBulan.getSelectedItem &lt;&gt; "" and lsPencapaian.getSelectedItem &lt;&gt; "" and lsStatusTerakhir.getSelectedItem &lt;&gt; "" then
			'msgbox "ok"
			getHistorical
		else
			msgbox "Data Bulan/Pencapaian Kunj./Status terakhir belum dipilih",,versi
		end if
	elseif lsPencarian.getSelectedItem = "Bulan" then
		if  lsBulan.getSelectedItem &lt;&gt; "" then
			'msgbox "ok"
			getHistorical
		else
			msgbox "Data Bulan belum dipilih",,versi
		end if
	else
		msgbox "Data Search by belum dipilih",,versi
	end if

'Errr:	
'MsgBox "Error " &amp; Err &amp; ": " &amp; Error$ &amp; Chr(13) &amp; "Baris : " &amp; Erl 	
	
End Sub 

REM ================================================================================================
Sub getHistorical
showallsheet

On Error GoTo Errr
	
'	ThisComponent.DialogLibraries.LoadLibrary("Lib_simple")
	
'	vlsPencarian		= lsPencarian.getSelectedItem
'	vlsBulan			= lsBulan.getSelectedItem
'	vlsNik				= lsNik.getSelectedItem
'	vlsPencapaian		= lsPencapaian.getSelectedItem
'	vlsStatusTerakhir	= lsStatusTerakhir.getSelectedItem

	set shH 	= ThisComponent.Sheets.getByName("historical")
	
'	KODECABANG = shFR.getCellByPosition(3,7).String
	
	txtCEKUSER.setVisible(False)
	oDialog.setVisible( True )
				
	For k = 30 to 58
		k2 = k - 30
		For b = 1 to 18		
			putCellData(shH.getCellByPosition(k,b),shH.getCellByPosition(k2,b))
		    ProgressValue = k
			oProgressBarModel.setPropertyValue( "ProgressValue", ProgressValue )
					
			Next b	
		Next k
		
		RefreshDlgPreview
		'Call ModDlgPrevTopup.refresh_lis
		MSgbox "Data Selesai Update",,versi
			
		oDialog.setVisible( False )
		hideallsheet
		
	exit sub
	
	
						   	
	Select Case lsPencarian.getSelectedItem
		Case "Bulan":
			sQuery = "select * from DAMAI_SALES_BETA..vRKH_Historical where UCOD = '" &amp; KODECABANG &amp; "' AND TGL_INPUT_CON = '" &amp; lsBulan.getSelectedItem &amp; "'"
'			msgbox sQuery
		Case "Bulan &amp; Nik":
			sQuery = "select * from DAMAI_SALES_BETA..vRKH_Historical where UCOD = '" &amp; KODECABANG &amp; "' AND TGL_INPUT_CON = '" &amp; lsBulan.getSelectedItem &amp; "' and nikjab = '" &amp; lsNik.getSelectedItem &amp; "'" 
'			msgbox sQuery
		Case "Bulan, Pencapaian Kunjungan &amp; Status Terakhir":
			sQuery = "select * from DAMAI_SALES_BETA..vRKH_Historical where UCOD = '" &amp; KODECABANG &amp; "' AND TGL_INPUT_CON = '" &amp; lsBulan.getSelectedItem &amp; "' AND PENCAPAIAN_KUNJUNGAN = '" &amp; lsPencapaian.getSelectedItem &amp; "' AND STATUS_KUNJUNGAN_AKTUAL = '" &amp; lsStatusTerakhir.getSelectedItem &amp; "'" 
'			msgbox sQuery
	End Select
			
	oDialog = CreateUnoDialog(DialogLibraries.Lib_simple.dlgProgressBar)
	oProgressBarModel = oDialog.getModel().getByName( "ProgressBar1" )
	txtCEKUSER = oDialog.GetControl("txtCEKUSER")
			
	sCountQuery = "select count (*) as getCount from (" &amp; sQuery &amp; ") as SubQry"
	oStatement 	= oConnection.CreateStatement()
	oRS 		= oStatement.executeQuery(sCountQuery)
				
	If oRS.getint(1) &lt; 1 then
		msgbox "Data Tidak Ditemukan",,versi
		GoTo CleanExit
	End If
		 
	oRS = oStatement.executeQuery(sQuery)
		
	If Not IsNull(oRS) Then
		Clearcell(shH,"A2:AF3000")
		ThisComponent.getcurrentController.setActiveSheet(shH)
		   	 
		r = 1
		txtCEKUSER.setVisible(False)
		oDialog.setVisible( True )
			
		While oRS.next
			ProgressValue = r
			oProgressBarModel.setPropertyValue( "ProgressValue", ProgressValue )
			sTGL_INPUT							= oRS.getString(oRS.findColumn("TGL_INPUT")
			sNOCAS								= oRS.getString(oRS.findColumn("NOCAS")
			sNIKJAB								= oRS.getString(oRS.findColumn("NIKJAB")
			sNAMA_RO							= oRS.getString(oRS.findColumn("NAMA_RO")
			sKODE_RO							= oRS.getString(oRS.findColumn("KODE_RO")
			sZONA_RO							= oRS.getString(oRS.findColumn("PLAN_SUB_ZONA")
			sSUMBER_PROSPECT					= oRS.getString(oRS.findColumn("SUMBER_PROSPECT")
			sCIF_TOPUP							= oRS.getString(oRS.findColumn("CIF")
			sNAMA_CALON_DEBITUR					= oRS.getString(oRS.findColumn("NAMA_CALON_DEBITUR")
			sZONA_CADEB							= oRS.getString(oRS.findColumn("SUB_ZONA_CADEB")
			sNO_TLP								= oRS.getString(oRS.findColumn("NO_TLP")
			sJENIS_USAHA						= oRS.getString(oRS.findColumn("JENIS_USAHA")
			sALAMAT_LOKASI_KUNJUNGAN			= oRS.getString(oRS.findColumn("ALAMAT_LOKASI_KUNJUNGAN")
			sLAMA_USAHA							= oRS.getString(oRS.findColumn("LAMA_USAHA")
			sGOOD_CHAR_1						= oRS.getString(oRS.findColumn("GOOD_CHAR_1")
			sPEMBERI_INFO_1						= oRS.getString(oRS.findColumn("PEMBERI_INFO_1")
			sNO_TLP_PEMBERI_INFO_1				= oRS.getString(oRS.findColumn("NO_TLP_PEMBERI_INFO_1")
			sGOOD_CHAR_2						= oRS.getString(oRS.findColumn("GOOD_CHAR_2")
			sPEMBERI_INFO_2						= oRS.getString(oRS.findColumn("PEMBERI_INFO_2")
			sNO_TLP_PEMBERI_INFO_2				= oRS.getString(oRS.findColumn("NO_TLP_PEMBERI_INFO_2")
			sJENIS_PRODUK						= oRS.getString(oRS.findColumn("JENIS_PRODUK")
			sSTATUS_CALON_DEBITUR				= oRS.getString(oRS.findColumn("STATUS_CALON_DEBITUR")
			sFLAG								= oRS.getString(oRS.findColumn("JENIS_DATA")
			sKETERANGAN							= oRS.getString(oRS.findColumn("KETERANGAN")
			sLOKASI_KUNJUNGAN					= oRS.getString(oRS.findColumn("LOKASI_KUNJUNGAN")
			sRENCANA_KUNJUNGAN_SELANJUTNYA		= oRS.getString(oRS.findColumn("TGL_RENCANA_KUNJUNGAN")
			sPENCAPAIAN_KUNJUNGAN_CSB			= oRS.getString(oRS.findColumn("PENCAPAIAN_KUNJUNGAN")
			sSTATUS_ACTUAL_KUNJUNGAN_TERAKHIR	= oRS.getString(oRS.findColumn("STATUS_KUNJUNGAN_AKTUAL")
			sSTATUS_PENCAPAIAN_KUNJUNGAN		= oRS.getString(oRS.findColumn("PROSES_SELANJUTNYA")
						
			shH.getCellByPosition(0,r).String = sTGL_INPUT
			shH.getCellByPosition(1,r).String = sNOCAS
			shH.getCellByPosition(2,r).String = sNIKJAB
			shH.getCellByPosition(3,r).String = sNAMA_RO
			shH.getCellByPosition(4,r).String = sKODE_RO
			shH.getCellByPosition(5,r).String = sZONA_RO
			shH.getCellByPosition(6,r).String = sSUMBER_PROSPECT
			shH.getCellByPosition(7,r).String = sCIF_TOPUP
			shH.getCellByPosition(8,r).String = sNAMA_CALON_DEBITUR
			shH.getCellByPosition(9,r).String = sZONA_CADEB
			shH.getCellByPosition(10,r).String = sNO_TLP
			shH.getCellByPosition(11,r).String = sJENIS_USAHA
			shH.getCellByPosition(12,r).String = sALAMAT_LOKASI_KUNJUNGAN
			shH.getCellByPosition(13,r).String = sLAMA_USAHA
			shH.getCellByPosition(14,r).String = sGOOD_CHAR_1
			shH.getCellByPosition(15,r).String = sPEMBERI_INFO_1
			shH.getCellByPosition(16,r).String = sNO_TLP_PEMBERI_INFO_1
			shH.getCellByPosition(17,r).String = sGOOD_CHAR_2
			shH.getCellByPosition(18,r).String = sPEMBERI_INFO_2
			shH.getCellByPosition(19,r).String = sNO_TLP_PEMBERI_INFO_2
			shH.getCellByPosition(20,r).String = sJENIS_PRODUK
			shH.getCellByPosition(21,r).String = sSTATUS_CALON_DEBITUR
			shH.getCellByPosition(22,r).String = sFLAG
			shH.getCellByPosition(23,r).String = sKETERANGAN
			shH.getCellByPosition(24,r).String = sLOKASI_KUNJUNGAN
			shH.getCellByPosition(25,r).String = sRENCANA_KUNJUNGAN_SELANJUTNYA
			shH.getCellByPosition(26,r).String = sPENCAPAIAN_KUNJUNGAN_CSB
			shH.getCellByPosition(27,r).String = sSTATUS_ACTUAL_KUNJUNGAN_TERAKHIR
			shH.getCellByPosition(28,r).String = sSTATUS_PENCAPAIAN_KUNJUNGAN
		
			r = r + 1
		Wend

		RefreshDlgPreview
		UpdateTotal
		Msgbox "Data Selesai Update",,versi
		ZonaHis
		CleanExit:
			oConnection.close
			oConnection.dispose
			ThisComponent.getcurrentController.setActiveSheet(shFR)
			ThisComponent.Store()
			oDialog.setVisible( False )
			hideallsheet
			Exit Sub
	Else
		MsgBox "Mohon periksa JARINGAN Anda dan pastikan Anda dalam DOMAIN Bank BTPN",,versi	
		hideallsheet
		Exit sub
	End If
	'End If
	
	Errr:
		MsgBox "Error " &amp; Err &amp; ": " &amp; Error$ &amp; Chr(13) &amp; "Baris : " &amp; Erl
		hideallsheet
End Sub

rem =====================================================================================

Sub ZonaHis
'	set shDBin = ThisComponent.Sheets.getByName("DB_IN")
	set shParam = ThisComponent.Sheets.getByName("Parameter")
	set shZon 	= ThisComponent.Sheets.getByName("DataZona")
	set shHis 	= ThisComponent.Sheets.getByName("historical")
	
	clearCell(shParam,"AY2:AY100")
	rw = 1	
	k = 1
	While shHis.GetCellByPosition(1,k).String &lt;&gt; ""
		If	isSearchDataExist(shHis.GetCellByPosition(9,k).String,shParam,"AY2:AY65536",1) = False And shHis.GetCellByPosition(9,k).String &lt;&gt; "" Then
			shParam.GetCellByPosition(50,rw).String = shHis.GetCellByPosition(9,k).String
			rw = rw + 1
		End If
		k = k + 1
	Wend
	
'	k = 1
'	While shZon.GetCellByPosition(0,k).String &lt;&gt; ""
'		If	isSearchDataExist(shZon.GetCellByPosition(3,k).String,shParam,"AY2:AY100",1) = False Then
'			shParam.GetCellByPosition(20,rw).String = shZon.GetCellByPosition(3,k).String
'			rw = rw + 1
'		End If
'		k = k + 1
'	Wend
End Sub
</script:module>
</file>

<file path=Basic/Lib_simple/ModPRVDDP.xml><?xml version="1.0" encoding="utf-8"?>
<!DOCTYPE module  PUBLIC '-//OpenOffice.org//DTD OfficeDocument 1.0//EN'  'module.dtd'>
<script:module xmlns:script="http://openoffice.org/2000/script" script:name="ModPRVDDP" script:language="StarBasic">Dim dlgPRVDDP As Object
Dim lsNIKPRVDDP As Object
Dim txtNOAPRVDDP As Object
Dim lsDATAALLDDP As Object
Dim txtCARIDDP As Object
Dim cmd_refreshCSB As Object
Dim dlgDDP As Object
Dim dlgPreviewData as Object
Dim txtSub as Object
Dim txtNOCAS as Object
Dim txtNOCASIHK as Object
Dim txtNMPJBIHK as Object
Dim ls_JNSUSAHAIHK as Object
Dim ls_LOKKUNJIHK as Object
Dim ls_TGLRENCKUNJIHK as Object
Dim ls_PENCPRKHIHK as Object
Dim lsJNSPRODUK as Object
Dim txtKETIHK as Object
Dim txtLAMAUSAHAIHK as Object
Dim lsCEK2CHARIHK as Object
Dim txtNAMAINFO2IHK as Object
Dim txtNOTELPCEK2IHK as Object
Dim lsCEK3CHARIHK as Object
Dim txtNAMAINFO3IHK as Object
Dim txtNOTELPCEK3IHK as Object
Dim txtNOTELPCADEBIHK as Object
Dim txtPencKunjBef as Object
Dim txtStatKunjBef as Object
Dim lsTglKunjBef as Object
Dim cmdCari as Object
Dim lsNIKRO as Object
Dim lrw
Dim shPJB
Dim shRKH
Dim shDDP
Dim shSrchCSB
Dim shDBin
Global tglINPUTNYA as String
Global NOCASnya as String
Global NIKnya as String
Global ROnya as String
Global KODEROnya as String
Global ZONAROnya as String
Global SUMEBRPROSPEKnya as String
Global CIFTUnya as String
Global NAMACADEBnya as String
Global ZONACADEBnya as String
Global NOTELPCADEBnya as String
Global JENISUSAHAnya as String
Global ALAMATnya as String
Global LAMAUSAHAnya as String
Global GOODCHAR1nya as String		
Global NAMAINFO1nya as String		
Global TELPINFO1nya as String		
Global GOODCHAR2nya as String		
Global NAMAINFO2nya as String		
Global TELPINFO2nya as String		
Global JENISPRODUKnya as String

Global KETERANGANnya as String
Global LOKASIKUNJUNGANnya as String
Global TGLBERIKUTnya as String
Global PENCAPAIANRKHnya as String
Global STATUSnya as String		
Global PROSESSELANJUTnya as String
Global STATUSKUNJBEFOREnya as String
Global STKUNAKHIRnya as String
Global FLAGKBnya as String
Global TGLFLAGKBnya as String

Sub Show_dlgPRVDDP

'On Error Goto Errr

	set dlgPRVDDP 	= CreateUnoDialog(DialogLibraries.Lib_simple.dlgPRVDDP)
	set shPJB 		= ThisComponent.Sheets.getByName("DataPejabat")
	set shDDP 		= ThisComponent.Sheets.getByName("DDP")
	set shSrchCSB 	= ThisComponent.Sheets.getByName("lisrkhpending")
	set shDBin 		= ThisComponent.Sheets.getByName("DB_IN")
	set shRKH 		= ThisComponent.Sheets.getByName("RKH")
		
	lsNIKPRVDDP 	= dlgPRVDDP.GetControl("lsNIKPRVDDP")
	txtNOAPRVDDP 	= dlgPRVDDP.GetControl("txtNOAPRVDDP")
	lsDATAALLDDP 	= dlgPRVDDP.GetControl("lsDATAALLDDP")
	txtCARIDDP 		= dlgPRVDDP.GetControl("txtCARIDDP")
	cmd_refreshCSB 	= dlgPRVDDP.GetControl("cmd_refreshCSB")

	oDialog = CreateUnoDialog(DialogLibraries.Lib_simple.dlgTUNGGU)
	oProgressBarModel = oDialog.Model.stTUNGGU
	oProgressBarModel.ProgressValueMin = 0
	oProgressBarModel.ProgressValueMax = 150
	oProgressBar = oDialog.GetControl("stTUNGGU")
	
	oDialog.setVisible(TRUE)
	oProgressBar.setVisible(TRUE)		

'	RapihinDBin
	updateDBIN(shDBin,lsDATAALLDDP)
	txtNOAPRVDDP.setText(TotalNoA(shDBin))
	
	oProgressBarModel.ProgressValue = 150
	oDialog.setVisible(FALSE)
		
	On Error Resume Next
'	setLB(lsNIKPRVDDP, getParameter(shPJB, "A"))
	dlgPRVDDP.Execute()
	
'Errr:	
'MsgBox "Error " &amp; Err &amp; ": " &amp; Error$ &amp; Chr(13) &amp; "Baris : " &amp; Erl 
	
End Sub

REM ==========================================================================================================

Sub updateDBIN(ByRef osh As Object, ByRef lst As Object)		

'On Error Goto Errr

	Dim nMax, sFormat, sAlignment		
	Dim lastRec As Long 		
	
		nMax = Array(10, 16, 20, 25, 7, 7, 20, 15, 50, 12, 15, 50, 50, 10, 11, 50, 15, 11, 50, 15, 35, 20, 10, 50, 50, 50, 50, 50, 50, 20, 20)
		sFormat = Array("D", "S", "S", "S", "S", "S", "S", "S", "S", "S", "S", "S", "S", "S", "S", "S", "S", "S", "S", "S", "S", "S", "S","S", "S", "D", "S", "S", "S", "S", "S")
		sAlignment = Array("L", "L", "L", "L", "L", "L", "L", "L", "L", "L", "L", "L", "L", "L", "L", "L", "L", "L", "L", "L", "L", "L", "L","L", "L", "L", "L", "L", "L", "L", "L")
		lastRec = getEndRow(osh,0,0)
		insertList(lst, osh, 1, lastRec, 0, nMax, sFormat, sAlignment, True)
		txtNOAPRVDDP.setText(TotalNoA(shDBin))
		shPAR.getCellByPosition(0,41).string = TotalNoA(shDBin)
		
'Errr:	
'	MsgBox "Error " &amp; Err &amp; ": " &amp; Error$ &amp; Chr(13) &amp; "Baris : " &amp; Erl 

End Sub

REM ==========================================================================================================

Sub lsdtAll_dblclick

'On Error Goto Errr
	
	Dim vl()
	Dim tg(27)
'	set shDRKH = ThisComponent.Sheets.getByName("RKH")
	set shParam = ThisComponent.Sheets.getByName("Parameter")
'MSGBOX "test"					
	lrw = lsDataAllDDP.getSelectedItemPos
'msgbox lrw		
	if lrw &gt;= 2 then

		vl 					= split(lsDataAllDDP.getItem(lrw),chr(pipe))
		tglINPUTNYA			= trim(vl(0))
		NOCASnya 			= trim(vl(1))
		NIKnya 				= trim(vl(29))  
		ROnya 				= trim(vl(3))
		KODEROnya 			= trim(vl(30)) 
		ZONAROnya 			= trim(vl(5))
		SUMEBRPROSPEKnya 	= trim(vl(6))
		CIFTUnya 			= trim(vl(7))
		NAMACADEBnya 		= trim(vl(8))
		ZONACADEBnya 		= trim(vl(9))
		NOTELPCADEBnya 		= trim(vl(10))
		JENISUSAHAnya 		= trim(vl(11))
		ALAMATnya 			= trim(vl(12))
		LAMAUSAHAnya 		= trim(vl(13))
		GOODCHAR1nya 		= trim(vl(14))
		NAMAINFO1nya 		= trim(vl(15))
		TELPINFO1nya 		= trim(vl(16))
		GOODCHAR2nya 		= trim(vl(17))
		NAMAINFO2nya 		= trim(vl(18))
		TELPINFO2nya 		= trim(vl(19))
		JENISPRODUKnya 		= trim(vl(20))
		LOKASIKUNJUNGANnya 	= trim(vl(24))
		TGLBERIKUTnya 		= trim(vl(25))		
		PENCAPAIANRKHnya	= trim(vl(26))	
		STATUSnya		 	= trim(vl(27))
		PROSESSELANJUTnya	= trim(vl(28))
		STATUSKUNJBEFOREnya = trim(vl(22))
'		shPARA.getCellByPosition(25,0).string = STATUSKUNJBEFORE
'		shPARA.getCellByPosition(26,3).string = TGLKUNJBEFORE
'		MSGBOX PENCAPAIANRKHnya
'		MSGBOX STATUSnya

		pilih_form = shParam.GetCellByPosition(0,29).String
		
		if pilih_form = "RKHBESOK" then
			ModDlgIK.showDlgIHKDBCADEB
		else
			ModDlgIK.showDlgIHKDBCADEB2
		end if
		
'		msgbox pilih_form

'		ModDlgIK.showDlgIHKDBCADEB
		
		end if
		
'Errr:	
'MsgBox "Error " &amp; Err &amp; ": " &amp; Error$ &amp; Chr(13) &amp; "Baris : " &amp; Erl		
		
End Sub


Sub Kembali_Click
	dlgPRVDDP.endExecute()
End Sub


Sub RefreshCSB
	RapihinDBin
	setLB(lsNIKPRVDDP, getParameter(shPJB, "A"))	
	updateDBIN(shDBin,lsDATAALLDDP)
	txtNOAPRVDDP.setText(TotalNoA(shDBin))
End Sub

Sub refresh_lis
	updateDBIN(shDBin,lsDATAALLDDP)
End Sub

Sub RapihinDBin
   Dim aSortFields(2) as New com.sun.star.util.SortField
   Dim aSortDesc(0) as New com.sun.star.beans.PropertyValue
   oSortRange = shDBin.getCellRangeByPosition(0,1,40,65536)
   aSortFields(0).Field = 0
   aSortFields(0).SortAscending = False
   aSortFields(1).Field = 2
   aSortFields(1).SortAscending = TRUE
   aSortDesc(0).Name = "SortFields"
   aSortDesc(0).Value = aSortFields()
   oSortRange.Sort(aSortDesc()) 
End Sub


Sub NIK_change
	Dim k, i
	
	showDB_IN
	
	If isSearchDataExist(lsNIKPRVDDP.getSelectedItem,shDBin,"C2:C65536",1) = True Then
'	msgbox isSearchDataExist(lsNIKPRVDDP.getSelectedItem,shDBin,"C2:C65536",1)
		Call bersihDataSheet(shSrchCSB)	
				i = 1
				While shDBin.getCellByPosition(2,i).string &lt;&gt; ""
					If shDBin.getCellByPosition(2,i).string = lsNIKPRVDDP.getSelectedItem Then
						rw = getNewRecord(shSrchCSB,"B")
							For k = 0 to 28
									putCellData(shDBin.getCellByPosition(k,i),shSrchCSB.getCellByPosition(k,rw))
							Next k
						End If	
				i = i + 1
				Wend
					updateDBIN(shSrchCSB,lsDATAALLDDP)
					txtNOAPRVDDP.setText(TotalNoA(shSrchCSB))
	Else
		Msgbox "Tidak ada data untuk NIK : " &amp; lsNIKPRVDDP.getSelectedItem,,versi
	End If
	
	hideDB_IN
	
End Sub


</script:module>
</file>

<file path=Basic/Lib_simple/MyFunction.xml><?xml version="1.0" encoding="utf-8"?>
<!DOCTYPE module  PUBLIC '-//OpenOffice.org//DTD OfficeDocument 1.0//EN'  'module.dtd'>
<script:module xmlns:script="http://openoffice.org/2000/script" script:name="MyFunction" script:language="StarBasic">Option Explicit

Public Const cross As Long = 9532
Public Const strip As Long = 9472
Public Const pipe As Long = 9474
Public Const delimiter = "@|$"
Public Const delimiter2 = ";"
Public Const versi As String = "DAMAI-Desktop-Sales v.2.7.1"


Function oConnection as Object
	Dim oDBContext as Object
	Dim sConnString as String
	Dim flatProp(0) As New com.sun.star.beans.PropertyValue
	
	oDBContext = CreateUnoService("com.sun.star.comp.sdbc.ado.ODriver")
	sConnString = "sdbc:ado:Provider=sqloledb; Data Source = WKSGH029T40NBS0; Initial Catalog = DAMAI_SALES_BETA; User Id = damai; Password = damai"
	oConnection = oDBContext.connect(sConnString, flatProp())
End Function

Sub hideallBars
	Dim doc As Object
    Dim frame As Object
    Dim lmgr As Object
    Dim LayoutElements
    Dim i As Integer
'exit sub     
    doc 	= ThisComponent
    frame 	= doc.CurrentController.Frame
    lmgr 	= frame.LayoutManager
	LayoutElements = lmgr.getElements
    
    for i = 0 to UBound(LayoutElements, 1)
    	lmgr.hideElement(LayoutElements(i).ResourceURL)
    next i
    
'HIDE COLOUM       
	Dim Controller As Object
	Controller = ThisComponent.CurrentController
	Controller.ColumnRowHeaders = False
    
'HIDE FORMULA   	
   	HideFormulaBar(False)
   	
End Sub

'========================================================================================
Sub HideFormulaBar(Optional showBar As Boolean)
	Dim oDoc As Object
	Dim oDisp As Object
	Dim args(0) As new com.sun.star.beans.PropertyValue
	   If IsMissing(showBar) Then showBar = False
	   args(0).Name = "InputLineVisible"
	   args(0).Value = showBar
	   oDoc = ThisComponent.CurrentController.Frame
	   oDisp = createUnoService("com.sun.star.frame.DispatchHelper")
	   oDisp.executeDispatch(oDoc, ".uno:InputLineVisible", "", 0, args())
End Sub

'========================================================================================

Function getRefValue(obj As Object, ByVal src As Variant, ByVal ColSrc As String, ByVal ColRetVal As String) As Variant
Dim rw As Long 
Dim Rng As String

On Error Goto Errr

	Rng = ColSrc &amp; "2:" &amp; ColSrc &amp; "65536"
		
	If isSearchDataExist(src, obj, Rng, True) Then
		rw = getDataRow(src, obj, Rng, True)
		getRefValue = getCellData(obj.getCellRangeByName(ColRetVal &amp; (rw+1)))
	Else		
		getRefValue = ""
	End If

	Exit Function

Errr:
	getRefValue = "-1"
End Function

Sub clearLB(lb As Object)
	lb.Model.StringItemList = Array()
End Sub

Sub setLB(lb As Object, ByVal arr As Variant)
	lb.Model.StringItemList = Array()
	lb.addItems(arr, 0)
End Sub

Sub onDocumentClose
On Error Goto Errr
	
	ThisComponent.store() 

	Exit Sub
Errr:
	MsgBox "Galat " &amp; Err &amp; ": " &amp; Error$ &amp; Chr(13) &amp; "Baris : " &amp; Erl 
End Sub

sub opendoc
Dim shFR
Dim Doc As Object
Dim Sheet As Object
Dim i As Long
Dim c As Long
set shFR = ThisComponent.Sheets.getByName("FRONT")
	ThisComponent.DialogLibraries.LoadLibrary("Lib_simple")
	Doc = ThisComponent
    c = Doc.Sheets.Count

'   for i = 3 to c
 '     Sheet = Doc.Sheets(i)
  '    Sheet.isVisible = False
  ' next i

	ThisComponent.getcurrentController.setActiveSheet(shFR)
	shFR.getCellByPosition(3,7).string = versi
'	Call ShowDlgMenu	
End Sub


Function cekDomain()as Boolean
On Error GoTo err:
	Dim DN as String
	Dim ST as Boolean
	
	ST=FALSE
	
	DN = Environ$("USERDNSDOMAIN")
			
	IF DN="CORP.BANKBTPN.CO.ID" Then
		ST=TRUE
	ELSE
		ST=FALSE
	End If
	
		cekDomain=ST
		
	Exit Function
err:
	cekDomain=FALSE	
End Function

Sub onDocumentOpen
Dim oWB As Object
Dim args(0) as New com.sun.star.beans.PropertyValue
Dim oshPreview As Object
Dim fn As String
Dim n As Long
Dim sDateSimpan As String
Dim sDateKirim As String
Dim dtSimpan As Date
Dim dtKirim As Date
Dim s As String
Dim nDate As Date
Dim curPath As String

	On Error Goto Errr
	
	'args(0).Name = "Hidden"
	args(0).Value = True
	
	ThisComponent.DialogLibraries.LoadLibrary("Lib_simple")
	
'	ThisComponent.Unprotect(pass)

	oWB = returnWorkbookObject(wbDB)

	oshPreview = ThisComponent.Sheets.getByName(shPreview)

	oshPreview.IsVisible = False 
	
	'ThisComponent.CurrentController.Frame.ContainerWindow.setVisible(False)
	If isNull(oWB) Then
		oWB = StarDesktop.LoadComponentFromUrl(getPath(ThisComponent) &amp; wbDB, "_blank", 0, args())
	End If

'	ThisComponent.Protect(pass)

	curPath = ConvertFromURL(getPath(ThisComponent))

	If FileExists("C:\Tools UK\") = False Then
		MkDir "C:\Tools UK"
	End If

	If FileExists(cPath) = False Then
		MkDir cPath
	End If


	fn = cPath &amp; sConf
	
	If FileExists(fn) Then
		
		n = FreeFile()
		
		Open fn For Input As #n
		
		Line Input #n, s
		
		Close #n
		
		If Len(s) &lt;= 12 Then
			sDateSimpan = Left(s, 12)
			dtSimpan = CDate(Mid(sDateSimpan, 5, 2) &amp; "/" &amp; Mid(sDateSimpan, 7, 2) &amp; "/" &amp; Left(sDateSimpan, 4) &amp; " " &amp; Mid(sDateSimpan, 9, 2) &amp; ":" &amp; Mid(sDateSimpan, 11, 2))
			dtKirim = 0
		Else
			sDateSimpan = Left(s, 12)
			sDateKirim = Right(s, 12)
			If Trim(sDateSimpan) = "" Then
				dtSimpan = 0
			Else
				dtSimpan = CDate(Mid(sDateSimpan, 5, 2) &amp; "/" &amp; Mid(sDateSimpan, 7, 2) &amp; "/" &amp; Left(sDateSimpan, 4) &amp; " " &amp; Mid(sDateSimpan, 9, 2) &amp; ":" &amp; Mid(sDateSimpan, 11, 2))
			End If
			dtKirim = CDate(Mid(sDateKirim, 5, 2) &amp; "/" &amp; Mid(sDateKirim, 7, 2) &amp; "/" &amp; Left(sDateKirim, 4) &amp; " " &amp; Mid(sDateKirim, 9, 2) &amp; ":" &amp; Mid(sDateKirim, 11, 2))
		End If

		nDate = Now

		If DateSerial(Year(dtSimpan), Month(dtSimpan), Day(dtSimpan)) &lt; DateSerial(Year(nDate), Month(nDate), Day(nDate)) Then		
			If dtSimpan &gt; dtKirim Then
				exportData
			End If
		End If
		
	Else
	
	End If
	
	Exit Sub
	
Errr:
	ThisComponent.Protect(pass)
	MsgBox "Galat " &amp; Err &amp; ": " &amp; Error$ &amp; Chr(13) &amp; "Baris : " &amp; Erl 
	On Error Goto 0

End Sub

Sub shProtect(ByVal oComp As Object)
	 oComp.Protect pass
End Sub

Sub shUnProtect(ByVal oComp As Object)
	 oComp.UnProtect pass
End Sub

Function isSearchDataExist(sValue$, oSheet, ByVal Rng As String, ByVal bWholeWord As Boolean) As Boolean
Dim oDescriptor
Dim oFound

	oDescriptor = oSheet.getCellRangeByName(Rng).createSearchDescriptor()
	
	With oDescriptor
		.SearchString = sValue$
		.SearchWords = bWholeWord
		.SearchCaseSensitive = False
	End With

	oFound = oSheet.getCellRangeByName(Rng).findFirst(oDescriptor)
	
	isSearchDataExist = True
	
	If IsEmpty(oFound) OR IsNull(oFound) Then
		isSearchDataExist = False
	End If

End Function

Function getParameter(ByVal oSheet As Object, ByVal Col As String) As Variant
Dim listData() As String
Dim numList As Long

	On Error Goto Errr
	
	getParameter = listData
	
	ReDim listData(0)
	numList = 0	
	
	Do While getCellData(oSheet.getCellRangeByName(Col &amp; (numList+2))) &lt;&gt; ""
 		ReDim Preserve listData(numList)
                    
        listData(numList) = getCellData(oSheet.getCellRangeByName(Col &amp; (numList+2)))
                    
        numList = numList + 1
	Loop
	
	getParameter = listData

	Exit Function

Errr:
	getParameter = listData
End Function

Function getList(ByVal oSheet As Object, ByVal keySearch As String, ByVal Rng As String, ByVal Col As Long) As Variant
Dim oDescriptor
Dim oFound
Dim listData() As String
Dim numList As Long

	On Error Goto Errr
	
	getList = listData
	
	oDescriptor = oSheet.getCellRangeByName(Rng).createSearchDescriptor()
	
	With oDescriptor
		.SearchString = keySearch
		.SearchWords = True
		.SearchCaseSensitive = False
	End With

	ReDim listData(0)
	numList = 0	
	
	oFound = oSheet.getCellRangeByName(Rng).findFirst(oDescriptor)
	
	Do While Not IsNull(oFound)
 		ReDim Preserve listData(numList)
                    
        listData(numList) =  oSheet.getCellByPosition(Col, oFound.getCellAddress.Row).String
                    
        numList = numList + 1
                    
		oFound = oSheet.getCellRangeByName(Rng).findNext(oFound, oDescriptor)
	Loop

	getList = listData

	Exit Function

Errr:
	getList = listData
End Function

Function getListRow(ByVal oSheet As Object, ByVal keySearch As String, ByVal Rng As String) As Variant
Dim oDescriptor
Dim oFound
Dim listData() As Long
Dim numList As Long

	On Error Goto Errr
	
	getListRow = listData
	
	oDescriptor = oSheet.getCellRangeByName(Rng).createSearchDescriptor()
	
	With oDescriptor
		.SearchString = keySearch
		.SearchWords = True
		.SearchCaseSensitive = False
	End With

	ReDim listData(0)
	numList = 0	
	
	oFound = oSheet.getCellRangeByName(Rng).findFirst(oDescriptor)
	
	Do While Not IsNull(oFound)
 		ReDim Preserve listData(numList)
                    
        listData(numList) =  oFound.getCellAddress.Row
                    
        numList = numList + 1
                    
		oFound = oSheet.getCellRangeByName(Rng).findNext(oFound, oDescriptor)
	Loop

	getListRow = listData

	Exit Function

Errr:
	getListRow = listData
End Function


Function getTotalCabang(ByVal ob as Object, ByVal keySearch As String) As Long
Dim oDescriptor
Dim oFound
Dim numList As Long
Dim totCab As Long
	On Error Goto Errr

	getTotalCabang = 0
	totCab = 0
		
	oDescriptor = ob.getCellRangeByName("A2:A65536").createSearchDescriptor()
	
	With oDescriptor
		.SearchString = keySearch
		.SearchWords = True
		.SearchCaseSensitive = False
	End With

	oFound = ob.getCellRangeByName("A2:A65536").findFirst(oDescriptor)
	
	Do While Not IsNull(oFound)
                    
        totCab = totCab + 1
                    
		oFound = ob.getCellRangeByName("A2:A65536").findNext(oFound, oDescriptor)
	Loop

	getTotalCabang = totCab

	Exit Function

Errr:
	getTotalCabang = 0
End Function

Function getDataRow(sValue$, oSheet, ByVal Rng As String, ByVal bWholeWord As Boolean) As Long
Dim oDescriptor
Dim oFound

	On Error Goto Errr
	
	oDescriptor = oSheet.getCellRangeByName(Rng).createSearchDescriptor()
	
	With oDescriptor
		.SearchString = sValue$
		.SearchWords = bWholeWord
		.SearchCaseSensitive = False
	End With

	oFound = oSheet.getCellRangeByName(Rng).findFirst(oDescriptor)
	
	If IsEmpty(oFound) OR IsNull(oFound) Then
		getDataRow = -1
	Else
		getDataRow = oFound.getCellAddress.Row
	End If

	Exit Function

Errr:
	getDataRow = -1
End Function

Function EOM(ByVal mDate As Date) As Date
Dim dmDate As Date

    dmDate = mDate
    
    While Month(dmDate) = Month(mDate)
        dmDate = dmDate + 1
    Wend
    
    dmDate = dmDate - 1
    
    EOM = dmDate
    
End Function


Sub clearCell(ByVal oSH As Object, ByVal Rng As String)
	oSH.getCellRangeByName(Rng).clearContents(	com.sun.star.sheet.CellFlags.VALUE OR _
															com.sun.star.sheet.CellFlags.DATETIME OR _
															com.sun.star.sheet.CellFlags.STRING OR _
															com.sun.star.sheet.CellFlags.FORMULA)
End Sub

Function getNewRecord(ByVal sh As Object, col As String) As Long
Dim oCursor As Object
Dim oData
Dim iRow As Long

	On Error Goto Errr
	
	If Not IsBlank(sh.GetCellRangeByName(col &amp; "2")) Then
		oCursor = sh.createCursorByRange(sh.GetCellRangeByName(col &amp; "1"))
		oCursor.GotoEndOfUsedArea(True)
		oData = oCursor.getDataArray()

		iRow = UBound(oData)

		If Not IsBlank(sh.GetCellbyPosition(0, iRow)) Then
			iRow = iRow + 1
		End If
		getNewRecord = iRow
	Else
		getNewRecord = 1
	End If


	Exit Function
	
Errr:
	getNewRecord = -1

End Function

Function getLastRecord(ByVal sh As Object, col As String) As Long
Dim oCursor As Object
Dim oData
Dim iRow As Long

	On Error Goto Errr
	
	If Not IsBlank(sh.GetCellRangeByName(col &amp; "2")) Then
		oCursor = sh.createCursorByRange(sh.GetCellRangeByName(col &amp; "1"))
		oCursor.GotoEndOfUsedArea(True)
		oData = oCursor.getDataArray()

		iRow = UBound(oData)

		getLastRecord = iRow
	Else
		getLastRecord = 1
	End If


	Exit Function
	
Errr:
	getLastRecord = -1

End Function

Function saveWB(ByVal wb As Object) As Boolean
Dim n As Long
Dim fn As String
Dim s As String

	On Error Goto Errr
	
	wb.Protect(pass)    
	wb.store()
	
	saveWB = True	

	n = FreeFile()
	
	fn = cPath &amp; sConf
	
	If FileExists(fn) Then
		Open fn For Input As #n
	
		Line Input #n, s
	
		Close #n
	End If
	
	Open fn For Output Access Read Write As #n
	
	If Len(s) &lt;= 12 Then
		Print #n, Format(Now, "YYYYMMDDHHMM")
	Else
		If Len(s) &gt; 12 Then
			s = Right(s, 12)
			Print #n, Format(Now, "YYYYMMDDHHMM") &amp; " " &amp; s
		End If
	End If
	
	Close #n

   	Exit Function
	
Errr:
	saveWB = False	
End Function

Function getDecimalSeparator As String
Dim s As Double

	s = 1.2
	
	getDecimalSeparator = Mid(s, 2, 1)

End Function


Sub insertList(ByRef olistBox As Object, ByRef sh As Object, ByVal rStart As Long, ByVal rEnd As Long, ByVal cStart As Long, ByRef nMax, ByRef sFormat, ByRef sAlignment, ByVal showHeader As Boolean)
Dim I As Long
Dim cEnd As Long
Dim sItem As String
Dim sField
Dim J As Long 
Dim rIndex As Long
Dim cIndex As Long
Dim rH As Long
Dim centerField as Integer
Dim osss As Object

	on error goto errr

	osss = sh
	
	cEnd = cStart + UBound(nMax)

	If showHeader Then
		rH = 2
	Else
		rH = 0
	End If

	olistBox.Model.StringItemList = Array()

	For I = 0 To 1
		If I = 0 Then
			sItem = ""
			sField = ""
			rIndex = I
			For J = cStart to cEnd
				cIndex = J
				sField = getCellData(sh.getCellByPosition(J, I))

				sField = Str(sField)
				
				If Len(sField) &gt; nMax(cIndex) Then
					sField = Left(sField, nMax(cIndex))
				End If
			
				centerField = Int((nMax(cIndex) - Len(sField)) / 2)
				sField = String(centerField," ") &amp; sField
				sField = sField &amp; String(nMax(cIndex) - Len(sField)," ")
			
				If cIndex = 0 Then
					If nMax(cIndex) &gt;= 0 Then
						sItem = sItem &amp; sField
					End If
				Else
					If nMax(cIndex-1) = 0 Then
						sItem = sItem &amp; " " &amp; sField
					Else
						sItem = sItem &amp; " " &amp; Chr(pipe) &amp; " " &amp; sField
					End If
				End If
			Next J
			olistBox.AddItem(sItem, rIndex)
		ElseIf I = 1 Then
			sItem = ""
			sField = ""
			rIndex = I
			For J = cStart to cEnd
				cIndex = J

				sField = String(nMax(cIndex),Chr(strip))
			
				If cIndex = 0 Then
					If nMax(cIndex) &gt;= 0 Then
						sItem = sItem &amp; sField
					End If
				Else
					If nMax(cIndex-1) = 0 Then
						sItem = sItem &amp; " " &amp; sField
					Else
						sItem = sItem &amp; Chr(strip) &amp; Chr(cross) &amp; Chr(strip) &amp; sField
					End If
				End If
			Next J
			olistBox.AddItem(sItem, rIndex)
		End If
	Next I

	For I = rStart To rEnd
		sItem = ""
		sField = ""
		rIndex = I - rStart + rH
		For J = cStart to cEnd
			cIndex = J - cStart
			sField = getCellData(sh.getCellByPosition(J, I))

			If UCase(sFormat(cIndex)) = "S"  Then
				If sField = 0 Then 
					sField = ""
				Else
					sField = Str(sField)
				End If
			ElseIf UCase(sFormat(cIndex)) = "N"  Then
				sField = Format(sField,  "0")
			ElseIf UCase(sFormat(cIndex)) = "C"  Then
				sField = Format(sField,  "##,##0.00")
			ElseIf UCase(sFormat(cIndex)) = "P"  Then
				sField = Format(sField,  "0.0000")
			ElseIf UCase(sFormat(cIndex)) = "D"  Then
				If Trim(sField) = "" Or sField = 0 Then
					sField = ""
				Else
					sField = Format(sField,  "YYYY-MM-DD")
				End If
			End If
			
			If Len(sField) &gt; nMax(cIndex) Then
				sField = Left(sField, nMax(cIndex))
			End If

			If UCase(sAlignment(cIndex)) = "L"  Then
				sField = sField &amp; String(nMax(cIndex) - Len(sField)," ")
			ElseIf UCase(sAlignment(cIndex)) = "R"  Then
				sField = String(nMax(cIndex) - Len(sField)," ") &amp; sField
			Else
				centerField = Int((nMax(cIndex) - Len(sField)) / 2)
				sField = String(centerField," ") &amp; sField
				sField = sField &amp; String(nMax(cIndex) - Len(sField)," ")
			End If

			If cIndex = 0 Then
				If nMax(cIndex) &gt;= 0 Then
					sItem = sItem &amp; sField
				End If
			Else
				If nMax(cIndex-1) = 0 Then
					sItem = sItem &amp; " " &amp; sField
				Else
					sItem = sItem &amp; " " &amp; Chr(pipe) &amp; " " &amp; sField
				End If
				
			End If
		Next J
		olistBox.AddItem(sItem, rIndex)
	Next I

	Exit Sub

Errr:
	MsgBox "Galat " &amp; Err &amp; ": " &amp; Error$ &amp; Chr(13) &amp; "Baris : " &amp; Erl &amp; CHr(10) &amp; osss.getByName &amp; " - " &amp; osss.getCellByPosition(J,0).String

End Sub


Function deleteRow(ByRef sh As Object, ByVal APPID As String) As Boolean
Dim oDescriptor
Dim oFound

	On Error Goto Errr
	
	oDescriptor = sh.getCellRangeByName("A2:A65536").createSearchDescriptor()
	
	With oDescriptor
		.SearchString = APPID
		.SearchWords = True
		.SearchCaseSensitive = False
	End With

	oFound = sh.getCellRangeByName("A2:A65536").findFirst(oDescriptor)
	
	If IsEmpty(oFound) OR IsNull(oFound) Then
		deleteRow = False
	Else
		deleteRow = True
		sh.getRows().removeByIndex(oFound.getCellAddress.Row, 1)
		
		deleteRow = deleteRow(sh, APPID)
	End If

	Exit Function

Errr:
	deleteRow = False
    
End Function

Sub activateWorkbook(ByVal compName As Object)
	compName.CurrentController.Frame.ContainerWindow.toFront()
	compName.CurrentController.Frame.Activate()
End Sub

Function getPath(ByVal compName As Object) As String
	Dim mPath As String 
	
	GlobalScope.BasicLibraries.LoadLibrary("Tools")
	mPath = Replace(compName.getURL(), FileNameOutOfPath(compName.getURL()), "")
	
	getPath = mPath
End Function

Function returnWorkbookObject(ByVal WorkbookName As String) As Object
	Dim vComps
	Dim vEnumerate
	Dim vComp
	Dim aComp As Object
	Dim s As String 
	Dim sURL As String 
	
	REM Load the Tools library because Strings module contains
	REM the function FileNameOutOfPath()
	GlobalScope.BasicLibraries.LoadLibrary("Tools")
	vComps=StarDesktop.getComponents()'com.sun.star.container.XEnumerationAccess

	aComp = Nothing
	
	vEnumerate = vComps.createEnumeration() 'com.sun.star.container.XEnumeration
	Do While vEnumerate.hasMoreElements() 
		vComp = vEnumerate.nextElement() 

		REM Only try to get the URL from document components
		REM This will skip the IDE, for example
		If HasUnoInterfaces(vComp, "com.sun.star.frame.XModel") Then
			If vComp.hasLocation() Then
				sURL = vComp.getURL()
				If LCase(FileNameOutOfPath(sURL)) = LCase(WorkbookName) Then
					aComp = vComp
				End If
			End If
		End If
	Loop
	returnWorkbookObject = aComp

End Function

Function GetCellType(oCell) As String
	Select Case oCell.getType()
	Case com.sun.star.table.CellContentType.EMPTY
		GetCellType = "Empty"
	Case com.sun.star.table.CellContentType.VALUE
		GetCellType = "Value"
	Case com.sun.star.table.CellContentType.TEXT
		GetCellType = "Text"
	Case com.sun.star.table.CellContentType.FORMULA
		GetCellType = "Formula"
	Case Else
		GetCellType = "Unknown"
	End Select
End Function

Function isBlank(ByVal oComp As Object) As Boolean
	If LCase(GetCellType(oComp)) = "Empty" Then
		isBlank = True
	Else
		isBlank = False
	End If
End Function

Sub putCellData(ByVal inputCell As Object, ByRef outputCell As Object)
	If LCase(GetCellType(inputCell)) = "value" Then
		outputCell.SetValue(inputCell.Value)
	ElseIf LCase(GetCellType(inputCell)) = "text" Then
		outputCell.SetString(inputCell.String)
	ElseIf LCase(GetCellType(inputCell)) = "formula" Then
		outputCell.SetFormula(inputCell.Formula)
	End If
End Sub

Sub putCellValue(ByVal inputCell As Object, ByRef outputCell As Object)
	outputCell.SetValue(inputCell.Value)
End Sub

Sub putCellString(ByVal inputCell As Object, ByRef outputCell As Object)
	outputCell.SetString(inputCell.String)
End Sub

Sub putString(ByVal str As Variant, ByRef outputCell As Object)
	outputCell.SetString(str)
End Sub

Sub putValue(ByVal str As Variant, ByRef outputCell As Object)
	outputCell.SetValue(str)
End Sub

Function getCellData(ByVal inputCell As Object) As Variant
	If LCase(GetCellType(inputCell)) = "value" Then
		getCellData = inputCell.Value
	ElseIf LCase(GetCellType(inputCell)) = "text" Then
		getCellData = inputCell.String
	ElseIf LCase(GetCellType(inputCell)) = "formula" Then
		getCellData = inputCell.Formula
	End If
End Function

Function searchData(sValue$, oSheet, bWholeWord As Boolean) As Variant
Dim oDescriptor
Dim oFound

	oDescriptor = oSheet.createSearchDescriptor()
	
	With oDescriptor
		.SearchString = sValue$
		.SearchWords = bWholeWord
		.SearchCaseSensitive = False
	End With

	oFound = oSheet.findFirst(oDescriptor)
	
	searchData = oFound
End Function

Function isPreview As Boolean
Dim tWb As Object
	On Error Goto Errr
		
	isPreview = False
	tWb = ThisComponent.CurrentController.getActiveSheet

	Exit Function

Errr:
	isPreview = True

End Function

Function Encrypt(ByVal txt As String, Strgth As Long)
Dim x, S, dt, gs, ld, md, f
Dim MCount(20000000) As Long
On Error GoTo ErrHandler
    gs = ""
    For x = 1 To Len(txt)
        f = Mid(txt, x, 1)
        S = Asc(f)
        S = (S * 1.7) - 11
        dt = Chr(S)
        gs = gs &amp; dt
        For md = 1 To Strgth
            MCount(md) = Int(255 * Rnd) + 1
            ld = Chr(MCount(md))
            gs = gs &amp; ld
        Next
    Next
    Encrypt = gs
Exit Function
ErrHandler:
    If Err.Number &lt;&gt; 0 Then MsgBox Err.Description, vbCritical
    On Error GoTo 0
End Function

Function Decrypt(ByVal txt As String, Strgth As Long)
Dim x, f, l, gs, S
On Error GoTo ErrHandler
    gs = ""
    For x = 1 To Len(txt) Step Strgth + 1
        l = Mid(txt, x, 1)
        S = Asc(l)
        S = (S + 11) / 1.7
        f = Chr(S)
        gs = gs &amp; f
    Next
    Decrypt = gs
Exit Function
ErrHandler:
    If Err.Number &lt;&gt; 0 Then MsgBox Err.Description, vbCritical
    On Error GoTo 0
End Function

Function statusTunggu(ByVal pathnya As String, nmfile As String) As Boolean
On Error GoTo returntrue
Dim wb As Object
Dim pth As String
        If FileExist(pathnya, nmfile) = False Then
            statusTunggu = True
        End If
        Exit Function
returntrue:
    statusTunggu = False
End Function


Function fOpenFile() as String
   Dim oFileDialog as Object
   Dim iAccept as Integer
   Dim sPath as String
   Dim InitPath as String
   Dim oUcb as object
   Dim filterNames(0) as String

   filterNames(0) = "*.txt"

   GlobalScope.BasicLibraries.LoadLibrary("Tools")
   oFileDialog = CreateUnoService("com.sun.star.ui.dialogs.FilePicker")
   oUcb = createUnoService("com.sun.star.ucb.SimpleFileAccess")

   AddFiltersToDialog(FilterNames(), oFileDialog)
   InitPath = ConvertToUrl(getpath(thiscomponent))

   If oUcb.Exists(InitPath) Then
      oFileDialog.SetDisplayDirectory(InitPath)
   End If

   iAccept = oFileDialog.Execute()
   If iAccept = 1 Then
      sPath = oFileDialog.Files(0)
      fOpenFile = sPath
   End If
   oFileDialog.Dispose()
End Function

Function getEndRow(byval oSheet as object, byval sRow$, byval sCol$)as Long		
dim oCursor
dim oData
dim iRow
	
	oCursor = oSheet.createCursorByRange(oSheet.GetCellbyPosition(sRow$,sCol$))	
	oCursor.GotoEndOfUsedArea(True)	
	oData = oCursor.getDataArray()	
	iRow = UBound(oData)	
	If Not IsBlank(oSheet.GetCellbyPosition(0, iRow)) Then	
		iRow = iRow
	End If	
	getEndRow=iRow	
End Function

Function getAddressRow(byval oSheet as object,byval sValue$ as String, byval sCol$ as String)as Long		
Dim oDescriptor		
Dim oFound		
dim ColA		

	ColA = oSheet.getCellrangeByName(sCol$)	
	oDescriptor = ColA.createSearchDescriptor()	
    oDescriptor.SearchString = sValue$		

	oFound = ColA.FindFirst(oDescriptor)	
	If IsEmpty(oFound) OR IsNull(oFound) Then	
		 getAddressRow=0
	else	
		 getAddressRow = oFound.CellAddress.Row
	End If	
End Function

Function deleteByRow(byval oSheet as object,sRow$)as Boolean
   oSheet.getRows(sRow$).removeByIndex(sRow$, 1)
End Function

Function TotalNoA(Byval ob as Object)as Long
dim x as long

	x = getEndRow(ob,0,0)
	
TotalNoA = x

End Function



Function deleteRowZONA(ByRef sh As Object, ByVal unikDel As String) As Boolean
Dim oDescriptor
Dim oFound

	On Error Goto Errr
	
	oDescriptor = sh.getCellRangeByName("G2:G65536").createSearchDescriptor()
	
	With oDescriptor
		.SearchString = unikDel
		.SearchWords = True
		.SearchCaseSensitive = False
	End With

	oFound = sh.getCellRangeByName("G2:G65536").findFirst(oDescriptor)
	
	If IsEmpty(oFound) OR IsNull(oFound) Then
		deleteRowZONA = False
	Else
		deleteRowZONA = True
		sh.getRows().removeByIndex(oFound.getCellAddress.Row, 1)
		
		deleteRowZONA = deleteRowZONA(sh, unikDel)
	End If

	Exit Function

Errr:
	deleteRow = False
    
End Function


Function deleteRowDDP(ByRef sh As Object, ByVal NOCAS As String) As Boolean
Dim oDescriptor
Dim oFound
	On Error Goto Errr
	oDescriptor = sh.getCellRangeByName("B1:B65536").createSearchDescriptor()
	With oDescriptor
		.SearchString = NOCAS
		.SearchWords = True
		.SearchCaseSensitive = False
	End With
	oFound = sh.getCellRangeByName("B1:B65536").findFirst(oDescriptor)
	If IsEmpty(oFound) OR IsNull(oFound) Then
		deleteRowDDP = False
	Else
		deleteRowDDP = True
		sh.getRows().removeByIndex(oFound.getCellAddress.Row, 1)
		deleteRowDDP = deleteRowDDP(sh, NOCAS)
	End If
	Exit Function
Errr:
	deleteRowDDP = False
End Function






</script:module>
</file>

<file path=Basic/Lib_simple/SearchMove.xml><?xml version="1.0" encoding="utf-8"?>
<!DOCTYPE module  PUBLIC '-//OpenOffice.org//DTD OfficeDocument 1.0//EN'  'module.dtd'>
<script:module xmlns:script="http://openoffice.org/2000/script" script:name="SearchMove" script:language="StarBasic">Dim dlgPencarian As Object
Dim vlsPencarian As Object
Dim vitemPencarian As Object
GLOBAL vhasilPencarian As Object
Dim vCnt As integer
'Dim itemcari As Object
Dim shSN As Object

Dim oProgressBar as Object 
Dim oProgressBarModel As Object
Dim oDialog as Object
Dim ProgressValue As Long


Sub Show_dlgPencarian
'On Error Goto Errr
	set dlgPencarian	= CreateUnoDialog(DialogLibraries.Lib_simple.dlgPencarian)
	set shDI 			= ThisComponent.Sheets.getByName("DB_IN")
	set shSN	 		= ThisComponent.Sheets.getByName("Search_NOCAS")
		
	vlsPencarian 		= dlgPencarian.GetControl("lsPencarian")
	vitemPencarian 		= dlgPencarian.GetControl("itemPencarian")
	vtombolPencarian 	= dlgPencarian.GetControl("tombolPencarian")
	vhasilPencarian 	= dlgPencarian.GetControl("hasilPencarian")
	vjumlahPencarian 	= dlgPencarian.GetControl("jumlahPencarian")
	
	showHasilPencarian(shSN,vhasilPencarian)
		
	dlgPencarian.Execute()
	
'Errr:	
'MsgBox "Error " &amp; Err &amp; ": " &amp; Error$ &amp; Chr(13) &amp; "Baris : " &amp; Erl 
End Sub

REM ==========================================================================================================

Sub showHasilPencarian(ByRef osh As Object, ByRef lst As Object)		

'On Error Goto Errr

	Dim nMax, sFormat, sAlignment		
	Dim lastRec As Long 		
	
	nMax = Array(10, 16, 20, 25, 7, 7, 20, 15, 50, 12, 15, 50, 50, 10, 11, 50, 15, 11, 50, 15, 35, 20, 10, 50, 50, 50, 50, 50, 50, 20, 20)
	sFormat = Array("D", "S", "S", "S", "S", "S", "S", "S", "S", "S", "S", "S", "S", "S", "S", "S", "S", "S", "S", "S", "S", "S", "S","S", "S", "D", "S", "S", "S", "S", "S")
	sAlignment = Array("L", "L", "L", "L", "L", "L", "L", "L", "L", "L", "L", "L", "L", "L", "L", "L", "L", "L", "L", "L", "L", "L", "L","L", "L", "L", "L", "L", "L", "L", "L")
	lastRec = getEndRow(osh,0,0)
	insertList(lst, osh, 1, lastRec, 0, nMax, sFormat, sAlignment, True)
'	txtNOAPRVDDP.setText(TotalNoA(shDBin))

'Errr:	
'MsgBox "Error " &amp; Err &amp; ": " &amp; Error$ &amp; Chr(13) &amp; "Baris : " &amp; Erl 
End Sub

rem ======================================================================

Sub pencarian()

'On Error Goto Errr
	
	oDialog = CreateUnoDialog(DialogLibraries.Lib_simple.dlgProgressBar)
	oProgressBarModel = oDialog.getModel().getByName( "ProgressBar1" )

	set shDI	= ThisComponent.Sheets.getByName("DB_IN")
	set shSN	= ThisComponent.Sheets.getByName("Search_NOCAS")
		
	liscari		= vlsPencarian.getSelectedItem
	itemcari 	= vitemPencarian.gettext
	
	
	vCnt = shPAR.getCellByPosition(0,41).string
'	msgbox vCnt + 1
'	exit sub

	Clearcell(shSN,"A2:AF1000")
	
'	msgbox liscari &amp; itemcari
	if liscari = "" or itemcari = "" then
		msgbox "search by dan kolom pencarian tidak boleh kosong!!!",,versi
		exit sub
	else 
	
		oDialog.setVisible(True)
		
		For k = 1 to vCnt '1000
			
			ProgressValue = k 'r
						
			if liscari = "NOCAS" then 
				part1 	= shDI.getCellByPosition(1,k) 
			elseif liscari = "NAMA CADEB" then 
				part1 	= shDI.getCellByPosition(8,k) 
			elseif liscari = "APPID" then 
				part1 	= shDI.getCellByPosition(7,k)
			else
			
			end if
			
			vcari 	= instr(part1.String,itemcari) 
	
			rw = getNewRecord(shSN,"A")
			if vcari &gt; 0 then
	
				for c = 0 to 30 
					putCellData(shDI.getCellByPosition(c,k),shSN.getCellByPosition(c,RW))
				next c
	
			else
				
			end if
			
		Next k
		
		oDialog.setVisible(False)
		
		va = shSN.getCellByPosition(0,1).string
		if va = "" then 
			msgbox "data tidak ditemukan...",,versi
		end if
		
		RefreshdlgPencarian
	
	end if
	
	
'Errr:	
'MsgBox "Error " &amp; Err &amp; ": " &amp; Error$ &amp; Chr(13) &amp; "Baris : " &amp; Erl 	

End Sub

rem =======================================================================

Sub RefreshdlgPencarian

'On Error Goto Errr

	showHasilPencarian(shSN,vhasilPencarian)
	
'Errr:	
'MsgBox "Error " &amp; Err &amp; ": " &amp; Error$ &amp; Chr(13) &amp; "Baris : " &amp; Erl 	
	
End Sub

rem ========================================================================

Sub doubleClickSearch
'On Error GoTo Errr
	Dim vl()

	set shSN = ThisComponent.Sheets.getByName("Search_NOCAS")
	set shParam = ThisComponent.Sheets.getByName("Parameter")
					
	lrw = vhasilPencarian.getSelectedItemPos
	
	if lrw &gt;= 2 then
		vl 	= split(vhasilPencarian.getItem(lrw),chr(pipe))
		tglINPUTNYA			= trim(vl(0))
		NOCASnya 			= trim(vl(1))
		NIKnya 				= trim(vl(29))  
		ROnya 				= trim(vl(3))
		KODEROnya 			= trim(vl(30)) 
		ZONAROnya 			= trim(vl(5))
		SUMEBRPROSPEKnya 	= trim(vl(6))
		CIFTUnya 			= trim(vl(7))
		NAMACADEBnya 		= trim(vl(8))
		ZONACADEBnya 		= trim(vl(9))
		NOTELPCADEBnya 		= trim(vl(10))
		JENISUSAHAnya 		= trim(vl(11))
		ALAMATnya 			= trim(vl(12))
		LAMAUSAHAnya 		= trim(vl(13))
		GOODCHAR1nya 		= trim(vl(14))
		NAMAINFO1nya 		= trim(vl(15))
		TELPINFO1nya 		= trim(vl(16))
		GOODCHAR2nya 		= trim(vl(17))
		NAMAINFO2nya 		= trim(vl(18))
		TELPINFO2nya 		= trim(vl(19))
		JENISPRODUKnya 		= trim(vl(20))
		LOKASIKUNJUNGANnya 	= trim(vl(24))
		TGLBERIKUTnya 		= trim(vl(25))		
		PENCAPAIANRKHnya	= trim(vl(26))	
		STATUSnya		 	= trim(vl(27))
		PROSESSELANJUTnya	= trim(vl(28))
		STATUSKUNJBEFOREnya = trim(vl(22))

		
		pilih_form = shParam.GetCellByPosition(0,29).String
		
		if pilih_form = "RKHBESOK" then
			ModDlgIK.showDlgIHKDBCADEB
		else
			ModDlgIK.showDlgIHKDBCADEB2
		end if
				
	end if

'Errr:
'	MsgBox "Error " &amp; Err &amp; ": " &amp; Error$ &amp; Chr(13) &amp; "Baris : " &amp; Erl

End Sub

</script:module>
</file>

<file path=Basic/Lib_simple/aHideShow.xml><?xml version="1.0" encoding="utf-8"?>
<!DOCTYPE module  PUBLIC '-//OpenOffice.org//DTD OfficeDocument 1.0//EN'  'module.dtd'>
<script:module xmlns:script="http://openoffice.org/2000/script" script:name="aHideShow" script:language="StarBasic">sub ProtectFront

	Doc = ThisComponent
	
	sPassword = "d0d0l"
	
	Sheet02 = Doc.Sheets.getByName("FRONT")
		
'	Doc.Unprotect(sPassword)
	
	Doc.Protect(sPassword)

end sub


sub UnProtectFront

	Doc = ThisComponentsimpanDDPRK
	
	sPassword = "d0d0l"
	
	
	Sheet02 = Doc.Sheets.getByName("FRONT")
		
	Doc.Unprotect(sPassword)
	
	'Doc.Protect(sPassword)

end sub


sub showDB_IN

	Doc = ThisComponent
	
	sPassword = "d0d0l"
	
	Sheet02 = Doc.Sheets.getByName("DB_IN")
		
	Doc.Unprotect(sPassword) 

	Sheet02.IsVisible = True

	Doc.Protect(sPassword)

end sub

sub hideDB_IN

	Doc = ThisComponent
	
	sPassword = "d0d0l"
	
	Sheet02 = Doc.Sheets.getByName("DB_IN")
		
	Doc.Unprotect(sPassword) 

	Sheet02.IsVisible = False

	Doc.Protect(sPassword)

end sub

sub hideallsheet
	
	ThisComponent.DialogLibraries.LoadLibrary("Lib_simple")
	
	Doc = ThisComponent
	
	sPassword = "d0d0l"
	
	Sheet01 = Doc.Sheets.getByName("DDP")
	Sheet02 = Doc.Sheets.getByName("DB_IN")
	Sheet03 = Doc.Sheets.getByName("RKH")
	Sheet04 = Doc.Sheets.getByName("DB")
	Sheet05 = Doc.Sheets.getByName("DataPejabat")
	Sheet06 = Doc.Sheets.getByName("DataZona")
	Sheet07 = Doc.Sheets.getByName("RKH_NIK")
'	Sheet08 = Doc.Sheets.getByName("Form_RKH_RO")
	Sheet09 = Doc.Sheets.getByName("Parameter")
	Sheet10 = Doc.Sheets.getByName("Search_NOCAS")
	Sheet11 = Doc.Sheets.getByName("lisrkhpending")
	Sheet12 = Doc.Sheets.getByName("topup")
	Sheet13 = Doc.Sheets.getByName("historical")
	Sheet14 = Doc.Sheets.getByName("damaiweb")	
	
	Doc.Unprotect(sPassword) 
'	Sheet1.Unprotect(sPassword) 
	
	Sheet01.IsVisible = False
	Sheet02.IsVisible = False
	Sheet03.IsVisible = False
	Sheet04.IsVisible = False
	Sheet05.IsVisible = False
	Sheet06.IsVisible = False
	Sheet07.IsVisible = False
'	Sheet08.IsVisible = False
	Sheet09.IsVisible = False
	Sheet10.IsVisible = False
	Sheet11.IsVisible = False
	Sheet12.IsVisible = False
	Sheet13.IsVisible = False
	Sheet14.IsVisible = False
	
'	Sheet1.Protect(sPassword) 
	Doc.Protect(sPassword)

end sub

sub showallsheet
	
	ThisComponent.DialogLibraries.LoadLibrary("Lib_simple")
	
	Doc = ThisComponent
	
	sPassword = "d0d0l"
	
	Sheet01 = Doc.Sheets.getByName("DDP")
	Sheet02 = Doc.Sheets.getByName("DB_IN")
	Sheet03 = Doc.Sheets.getByName("RKH")
	Sheet04 = Doc.Sheets.getByName("DB")
	Sheet05 = Doc.Sheets.getByName("DataPejabat")
	Sheet06 = Doc.Sheets.getByName("DataZona")
	Sheet07 = Doc.Sheets.getByName("RKH_NIK")
'	Sheet08 = Doc.Sheets.getByName("Form_RKH_RO")
	Sheet09 = Doc.Sheets.getByName("Parameter")
	Sheet10 = Doc.Sheets.getByName("Search_NOCAS")
	Sheet11 = Doc.Sheets.getByName("lisrkhpending")
	Sheet12 = Doc.Sheets.getByName("topup")
	Sheet13 = Doc.Sheets.getByName("historical")
	Sheet14 = Doc.Sheets.getByName("damaiweb")	
	Sheet15 = Doc.Sheets.getByName("FRONT")
		
	Doc.Unprotect(sPassword) 
'	Sheet1.Unprotect(sPassword) 
	
	Sheet01.IsVisible = True
	Sheet02.IsVisible = True
	Sheet03.IsVisible = True
	Sheet04.IsVisible = True
	Sheet05.IsVisible = True
	Sheet06.IsVisible = True
	Sheet07.IsVisible = True
'	Sheet08.IsVisible = True
	Sheet09.IsVisible = True
	Sheet10.IsVisible = True
	Sheet11.IsVisible = True
	Sheet12.IsVisible = True
	Sheet13.IsVisible = True
	Sheet14.IsVisible = True
	
'	Sheet1.Protect(sPassword) 
	Doc.Protect(sPassword)

end sub
</script:module>
</file>

<file path=Basic/Lib_simple/getBMLogin.xml><?xml version="1.0" encoding="utf-8"?>
<!DOCTYPE module  PUBLIC '-//OpenOffice.org//DTD OfficeDocument 1.0//EN'  'module.dtd'>
<script:module xmlns:script="http://openoffice.org/2000/script" script:name="getBMLogin" script:language="StarBasic">Sub getBMLogin
'UnProtectFront
On Error GoTo Errr
	
	hideallBars
	aHideShow.showallsheet

	ThisComponent.DialogLibraries.LoadLibrary("Lib_simple")
	set shFR = ThisComponent.Sheets.getByName("FRONT")
	set shPar = ThisComponent.Sheets.getByName("Parameter")
		
	oDialog = CreateUnoDialog(DialogLibraries.Lib_simple.dlgTUNGGU)
	oProgressBarModel = oDialog.Model.stTUNGGU
	
	oDialog.setVisible(TRUE)

'	sNIK = "84097275"
'	sNIK = Environ$("USERNAME")

'	sQuery 		= "Select nik, nama, kode_cabang, cabang from damai_sales_beta..vBM_Aktif271 where nik = '" &amp; sNIK &amp; "'"
'	sCountQuery	= "select count (*) as getCount from (" &amp; sQuery &amp; ") as SubQry"
'	oStatement 	= oConnection.CreateStatement()  	
'	oRS 		= oStatement.executeQuery(sCountQuery)
	 	
'	If oRS.getint(1) &lt; 1 then
'		msgbox "Data Tidak Ditemukan",,versi
'		GoTo CleanExit
'	End If
		
'	oStatement 	= oConnection.CreateStatement()
'	oRS 		= oStatement.executeQuery(sQuery)
	
'	If Not IsNull(oRS) Then
'		Clearcell(shFR,"D8:D10")
'	   	ThisComponent.getcurrentController.setActiveSheet(shFR)
	   	 
'		sNIK			= oRS.getString(oRS.findColumn("NIK")
'		sNAMA			= oRS.getString(oRS.findColumn("NAMA")
'		sKODE_CABANG	= oRS.getString(oRS.findColumn("KODE_CABANG")
'		sCABANG			= oRS.getString(oRS.findColumn("CABANG")
					
		shFR.getCellByPosition(3,3).formula = "=TEXT(NOW();" &amp; """[$-21]dddd""" &amp; ")"
		shFR.getCellByPosition(3,5).formula = "=NOW()" 
		shFR.getCellByPosition(3,7).String = 7010
		shFR.getCellByPosition(3,9).String = "Cab. Peterongan"
		shFR.getCellByPosition(9,22).String = "Rencana Kunjungan"
			
		shPar.getCellByPosition(0,18).string = shPar.getCellByPosition(0,11).string
		
'		INPUT KE LOG_LOGIN
'		========================================================
		'sTGL = NOW()
		sTGL = Format(now(),"MM/DD/YYYY HH:MM:SS")
		
		if left(sNIK,4) = "BMCD" then
			sJABATAN = "BMCD"
		else
			sJABATAN = "BM"
		end if
		
'		sQuery 		= "insert into damai_sales_beta..LOG_LOGIN ([TGL],[NIK],[JABATAN],[KODE],[WILAYAH],[USERGROUP],[APLIKASI]) Values ('" &amp; sTGL &amp; "', '" &amp; sNIK  &amp; "', '" &amp; sJABATAN  &amp; "', '" &amp; sKODE_CABANG &amp; "', '" &amp; sCABANG &amp; "', '" &amp; "CABANG" &amp; "', 'DAMAI_DESKTOP_V2_7')"
'		MSGBOX sQuery
'		EXIT SUB
'		oStatement 	= oConnection.CreateStatement()
'		oRS 		= oStatement.executeQuery(sQuery)
			
		MSgbox "Selamat Pagi Yasir ",,Versi
			
'		oConnection.close
'		oConnection.dispose
		ThisComponent.getcurrentController.setActiveSheet(shFR)
'		ThisComponent.Store()
		aHideShow.hideallsheet
		Exit Sub

'	Else
'		MsgBox "Maaf login anda belum terdaftar di Database kami atau koneksi sedang lambat",,versi	
			
'		CleanExit:
'			oConnection.close
'			oConnection.dispose
'			ThisComponent.getcurrentController.setActiveSheet(shFR)
'			ThisComponent.Store()
'			aHideShow.hideallsheet
''			CloseDoc
'			Exit Sub
'	End If

	Errr:
'		MsgBox "Error " &amp; Err &amp; ": " &amp; Error$ &amp; Chr(13) &amp; "Baris : " &amp; Erl
		MsgBox "Maaf login anda belum terdaftar atau login anda tidak terekam di database kami",,versi
		aHideShow.hideallsheet
'		CloseDoc
End Sub

rem ==========================================================================================
Sub CloseDoc
	ThisComponent.close(True)
End Sub

rem ==========================================================================================
Sub HKBesok


	ThisComponent.DialogLibraries.LoadLibrary("Lib_simple")
	set shPar = ThisComponent.Sheets.getByName("Parameter")
		
'	sQuery 		= "Select HK_BESOK from damai_sales_beta..HK_BESOK"
'	oStatement 	= oConnection.CreateStatement()
'	oRS 		= oStatement.executeQuery(sQuery)
	
'	sHK_BESOK	= oRS.getString(oRS.findColumn("HK_BESOK")
	
'	shPar.getCellByPosition(1,14).string = sHK_BESOK
	shPar.getCellByPosition(1,14).string = "06/20/2016"
			
'	oConnection.close
'	oConnection.dispose

End Sub


</script:module>
</file>

<file path=Basic/Lib_simple/getDBCadeb.xml><?xml version="1.0" encoding="utf-8"?>
<!DOCTYPE module  PUBLIC '-//OpenOffice.org//DTD OfficeDocument 1.0//EN'  'module.dtd'>
<script:module xmlns:script="http://openoffice.org/2000/script" script:name="getDBCadeb" script:language="StarBasic">Sub getDBCadeb
showallsheet
On Error GoTo Errr
	
	Dim oProgressBar as Object 
	Dim oProgressBarModel As Object
	Dim txtCEKUSER As Object
	Dim oDialog as Object
	Dim ProgressValue As Long
	Dim shDI
	Dim KODECABANG as String
	
	Dim x
	Dim r

	mb = Msgbox("Anda akan men-download data Calon Debitur" &amp; chr(10) &amp; chr(10) &amp; "MOHON DIPERHATIKAN !"&amp; chr(13) &amp; "data Calon Debitur akan ter-update",1,Versi)
	If mb = 1 Then
	
		set shFR = ThisComponent.Sheets.getByName("FRONT")
		set shDI = ThisComponent.Sheets.getByName("DB_IN")
		set shDBin = ThisComponent.Sheets.getByName("DB_IN")
		set shPAR = ThisComponent.Sheets.getByName("Parameter")
			
		oDialog = CreateUnoDialog(DialogLibraries.Lib_simple.dlgProgressBar)
		oProgressBarModel = oDialog.getModel().getByName( "ProgressBar1" )
		txtCEKUSER = oDialog.GetControl("txtCEKUSER")
			
		KODECABANG = shFR.getCellByPosition(3,7).String
		
		txtCEKUSER.setVisible(False)
		oDialog.setVisible( True )
				
		For k = 32 to 62
			k2 = k - 32
			For b = 1 to 21		
				putCellData(shDBin.getCellByPosition(k,b),shDBin.getCellByPosition(k2,b))
		    	ProgressValue = k2
				oProgressBarModel.setPropertyValue( "ProgressValue", ProgressValue )
					
			Next b	
		Next k
		
		
		ModPRVDDP.refresh_lis
		'ModDlgPreview.ZonaDB
		Msgbox "Data Selesai Update",,versi
				
		oDialog.setVisible( False )
		hideallsheet

		EXIT SUB
			
	
		Errr:
		'	MsgBox "Download Data Debitur tidak berhasil, ulangi beberapa saat lagi",,versi
			MsgBox "Error " &amp; Err &amp; ": " &amp; Error$ &amp; Chr(13) &amp; "Baris : " &amp; Erl
			Exit Sub
	
	Else
		Msgbox "Proses dibatalkan",,Versi
	End If	
hideallsheet
End Sub

</script:module>
</file>

<file path=Basic/Lib_simple/getDBROAktif.xml><?xml version="1.0" encoding="utf-8"?>
<!DOCTYPE module  PUBLIC '-//OpenOffice.org//DTD OfficeDocument 1.0//EN'  'module.dtd'>
<script:module xmlns:script="http://openoffice.org/2000/script" script:name="getDBROAktif" script:language="StarBasic">Sub getDBROAktif
showallsheet
On Error GoTo Errr
	
	Dim oProgressBar as Object 
	Dim oProgressBarModel As Object
	Dim txtCEKUSER As Object
	Dim oDialog as Object
	Dim ProgressValue As Long
	Dim oDBContext As Object
	Dim shFR
	Dim shRO
	Dim KODECABANG as String
	
	Dim x
	Dim r

	mb = Msgbox("Anda akan men-download data RO" &amp; chr(10) &amp; chr(10) &amp; "MOHON DIPERHATIKAN !"&amp; chr(13) &amp; "data RO akan ter-update",1,Versi)

	If mb = 1 Then

		set shFR = ThisComponent.Sheets.getByName("FRONT")
		set shRO = ThisComponent.Sheets.getByName("DataPejabat")
				
		oDialog = CreateUnoDialog(DialogLibraries.Lib_simple.dlgProgressBar)
		oProgressBarModel = oDialog.getModel().getByName( "ProgressBar1" )
		txtCEKUSER = oDialog.GetControl("txtCEKUSER")
				
		KODECABANG = shFR.getCellByPosition(3,7).String
		
		txtCEKUSER.setVisible(False)
		oDialog.setVisible( True )
				
		For k = 6 to 10
			k2 = k - 6
			For b = 1 to 3		
				putCellData(shRO.getCellByPosition(k,b),shRO.getCellByPosition(k2,b))
		    	ProgressValue = b
				oProgressBarModel.setPropertyValue( "ProgressValue", ProgressValue )
					
			Next b	
		Next k

		Call ModDlgRegPjb.refresh_lis
		
		MSgbox "Data Selesai Update",,versi
			
		oDialog.setVisible( False )
		hideallsheet
		
		exit sub

			
		Errr:
			MsgBox "Error " &amp; Err &amp; ": " &amp; Error$ &amp; Chr(13) &amp; "Baris : " &amp; Erl
'			MsgBox "Download Data RO tidak berhasil, Mohon periksa JARINGAN Anda dan pastikan Anda dalam DOMAIN Bank BTPN",,versi
			Exit Sub
	Else
		Msgbox "Proses dibatalkan",,Versi
	End If	
hideallsheet
End Sub

</script:module>
</file>

<file path=Basic/Lib_simple/getDBROSubzona.xml><?xml version="1.0" encoding="utf-8"?>
<!DOCTYPE module  PUBLIC '-//OpenOffice.org//DTD OfficeDocument 1.0//EN'  'module.dtd'>
<script:module xmlns:script="http://openoffice.org/2000/script" script:name="getDBROSubzona" script:language="StarBasic">Sub getDBROSubzona
showallsheet
On Error GoTo Errr
	
	Dim oProgressBar as Object 
	Dim oProgressBarModel As Object
	Dim txtCEKUSER As Object
	Dim oDialog as Object
	Dim ProgressValue As Long
'	Dim oDBContext As Object
	Dim shDEB
	Dim KODECABANG as String
	
	Dim x
	Dim r
	Dim vrw

	mb = Msgbox("Anda akan men-download data Plan Subzona" &amp; chr(10) &amp; chr(10) &amp; "MOHON DIPERHATIKAN !"&amp; chr(13) &amp; "data Plan Subzona akan ter-update",1,Versi)
	If mb = 1 Then

		set shFR = ThisComponent.Sheets.getByName("FRONT")
		set shSZ = ThisComponent.Sheets.getByName("DataZona")
		set shPAR = ThisComponent.Sheets.getByName("Parameter")
			
		oDialog = CreateUnoDialog(DialogLibraries.Lib_simple.dlgProgressBar)
		oProgressBarModel = oDialog.getModel().getByName( "ProgressBar1" )
		txtCEKUSER = oDialog.GetControl("txtCEKUSER")
			
		KODECABANG = shFR.getCellByPosition(3,7).String
		
		txtCEKUSER.setVisible(False)
		oDialog.setVisible( True )
				
		For k = 12 to 22
			k2 = k - 12
			For b = 1 to 5		
				putCellData(shSZ.getCellByPosition(k,b),shSZ.getCellByPosition(k2,b))
		    	ProgressValue = b
				oProgressBarModel.setPropertyValue( "ProgressValue", ProgressValue )
					
			Next b	
		Next k

		Call ModDlgRegZona.refresh_lis
		MSgbox "Data Selesai Update",,versi
		
		oDialog.setVisible( False )
		hideallsheet
			
		EXIT SUB
		
		Errr:
			MsgBox "Error " &amp; Err &amp; ": " &amp; Error$ &amp; Chr(13) &amp; "Baris : " &amp; Erl
		'	MsgBox "Download Data Plan Subzona tidak berhasil, ulangi beberapa saat lagi",,versi
			Exit Sub
	
	Else
		Msgbox "Proses dibatalkan",,Versi
	End If
hideallsheet	
End Sub

</script:module>
</file>

<file path=Basic/Lib_simple/getDBTopup.xml><?xml version="1.0" encoding="utf-8"?>
<!DOCTYPE module  PUBLIC '-//OpenOffice.org//DTD OfficeDocument 1.0//EN'  'module.dtd'>
<script:module xmlns:script="http://openoffice.org/2000/script" script:name="getDBTopup" script:language="StarBasic">Sub getDBTopup
showallsheet
On Error GoTo Errr
	
	Dim oProgressBar as Object 
	Dim oProgressBarModel As Object
	Dim txtCEKUSER As Object
	Dim oDialog as Object
	Dim ProgressValue As Long
	Dim shTU
	Dim KODECABANG as String
	
	Dim x
	Dim r

	mb = Msgbox("Anda akan men-download data " &amp; chr(10) &amp; chr(10) &amp; "MOHON DIPERHATIKAN !"&amp; chr(13) &amp; "data ETU akan ter-update",1,Versi)
	If mb = 1 Then
	
		set shFR = ThisComponent.Sheets.getByName("FRONT")
		set shTU = ThisComponent.Sheets.getByName("topup")
		set shPAR = ThisComponent.Sheets.getByName("Parameter")
			
		oDialog = CreateUnoDialog(DialogLibraries.Lib_simple.dlgProgressBar)
		oProgressBarModel = oDialog.getModel().getByName( "ProgressBar1" )
		txtCEKUSER = oDialog.GetControl("txtCEKUSER")
			
		KODECABANG = shFR.getCellByPosition(3,7).String
					
	   	txtCEKUSER.setVisible(False)
		oDialog.setVisible( True )
				
		For k = 12 to 22
			k2 = k - 12
			For b = 1 to 28		
				putCellData(shTU.getCellByPosition(k,b),shTU.getCellByPosition(k2,b))
		    	ProgressValue = k
				oProgressBarModel.setPropertyValue( "ProgressValue", ProgressValue )
					
			Next b	
		Next k
		
		Call ModDlgPrevTopup.refresh_lis
		MSgbox "Data Selesai Update",,versi
			
		oDialog.setVisible( False )
		hideallsheet
		
		exit sub
		
		
		sQuery = "select appid, nama_cadeb, tlp_cadeb, alamat_cadeb, jenis_usaha, ket, period, nocas, tgl_tmo_call_cadeb, tgl_cadeb_siap_dikunjungi, appid_nama_cadeb from DAMAI_SALES_BETA..vTOPUP where kode_cabang = '" &amp; KODECABANG &amp; "'"
		   	sCountQuery = "select count (*) as getCount from (" &amp; sQuery &amp; ") as SubQry"

'			shPAR.getCellByPosition(0,50).String = sCountQuery
'			exit sub

		   	oStatement = oConnection.CreateStatement()
		   	oRS = oStatement.executeQuery(sCountQuery)
			
			 
		  	If oRS.getint(1) &lt; 1 then
		 		msgbox "Data Tidak Ditemukan",,versi
				GoTo CleanExit
		 	End If
		 
		   	oRS = oStatement.executeQuery(sQuery)
		
		   	If Not IsNull(oRS) Then
		   		Clearcell(shTU,"A2:K3000")
		   		ThisComponent.getcurrentController.setActiveSheet(shTU)
		   	 
				r = 1
			    txtCEKUSER.setVisible(False)
				oDialog.setVisible( True )
			
		     	While oRS.next
		     		ProgressValue = r
					oProgressBarModel.setPropertyValue( "ProgressValue", ProgressValue )
					sAPPID			= oRS.getString(oRS.findColumn("APPID")
					sNAMA_CADEB		= oRS.getString(oRS.findColumn("NAMA_CADEB")
					sTLP_CADEB		= oRS.getString(oRS.findColumn("TLP_CADEB")
					sALAMAT_CADEB	= oRS.getString(oRS.findColumn("ALAMAT_CADEB")
					sJENIS_USAHA	= oRS.getString(oRS.findColumn("JENIS_USAHA")
					sKET			= oRS.getString(oRS.findColumn("KET")
					sPERIOD			= oRS.getString(oRS.findColumn("PERIOD")
					sNOCAS			= oRS.getString(oRS.findColumn("NOCAS")	
					sTGL_TCC		= oRS.getString(oRS.findColumn("TGL_TMO_CALL_CADEB")
					sTGL_CSD		= oRS.getString(oRS.findColumn("TGL_CADEB_SIAP_DIKUNJUNGI")
					sAPPID_NC		= oRS.getString(oRS.findColumn("APPID_NAMA_CADEB")
					

					shTU.getCellByPosition(0,r).String = sAPPID
					shTU.getCellByPosition(1,r).String = sNAMA_CADEB
					shTU.getCellByPosition(2,r).String = sTLP_CADEB
					shTU.getCellByPosition(3,r).String = sALAMAT_CADEB
					shTU.getCellByPosition(4,r).String = sJENIS_USAHA
					shTU.getCellByPosition(5,r).String = sKET
					shTU.getCellByPosition(6,r).String = sPERIOD
					shTU.getCellByPosition(7,r).String = sNOCAS
					shTU.getCellByPosition(8,r).String = sTGL_TCC
					shTU.getCellByPosition(9,r).String = sTGL_CSD
					shTU.getCellByPosition(10,r).String = sAPPID_NC
				
				
				    r = r + 1
				Wend
				Call ModDlgPrevTopup.refresh_lis
				MSgbox "Data Selesai Update",,versi
			
				CleanExit:
					oConnection.close
					oConnection.dispose
					ThisComponent.getcurrentController.setActiveSheet(shFR)
					ThisComponent.Store()	
					oDialog.setVisible( False )
					hideallsheet
				Exit Sub
			Else
				MsgBox "Mohon periksa JARINGAN Anda dan pastikan Anda dalam DOMAIN Bank BTPN",,versi	
				Exit sub
			End If
'		End If
	
		Errr:
			MsgBox "Error " &amp; Err &amp; ": " &amp; Error$ &amp; Chr(13) &amp; "Baris : " &amp; Erl		
'			MsgBox "Download Data Potensi Topup tidak berhasil, ulangi beberapa saat lagi",,versi
			Exit Sub
	Else
		Msgbox "Proses dibatalkan",,Versi
	End If	
hideallsheet
End Sub

</script:module>
</file>

<file path=Basic/Lib_simple/getHis.xml><?xml version="1.0" encoding="utf-8"?>
<!DOCTYPE module  PUBLIC '-//OpenOffice.org//DTD OfficeDocument 1.0//EN'  'module.dtd'>
<script:module xmlns:script="http://openoffice.org/2000/script" script:name="getHis" script:language="StarBasic">Sub getHis
showallsheet
On Error GoTo Errr
	
	Dim oProgressBar as Object 
	Dim oProgressBarModel As Object
	Dim txtCEKUSER As Object
	Dim oDialog as Object
	Dim ProgressValue As Long
	Dim shDEB
	Dim KODECABANG as String
	
	Dim x
	Dim r
	Dim vrw

	mb = Msgbox("Anda akan men-download data Plan Subzona" &amp; chr(10) &amp; chr(10) &amp; "MOHON DIPERHATIKAN !"&amp; chr(13) &amp; "data historical akan ter-update",1,Versi)
	If mb = 1 Then

		set shFR = ThisComponent.Sheets.getByName("FRONT")
		set shHis = ThisComponent.Sheets.getByName("historical")
			
		oDialog = CreateUnoDialog(DialogLibraries.Lib_simple.dlgProgressBar)
		oProgressBarModel = oDialog.getModel().getByName( "ProgressBar1" )
		txtCEKUSER = oDialog.GetControl("txtCEKUSER")
			
		KODECABANG = shFR.getCellByPosition(3,7).String
		
		txtCEKUSER.setVisible(False)
		oDialog.setVisible( True )
				
		For k = 30 to 59
			k2 = k - 30
			For b = 1 to 18		
				putCellData(shHis.getCellByPosition(k,b),shHis.getCellByPosition(k2,b))
		    	ProgressValue = k
				oProgressBarModel.setPropertyValue( "ProgressValue", ProgressValue )
					
			Next b	
		Next k

		ModHistorical.RefreshDlgPreview
		MSgbox "Data Selesai Update",,versi
		
		oDialog.setVisible( False )
		hideallsheet
			
		EXIT SUB
		
		Errr:
			MsgBox "Error " &amp; Err &amp; ": " &amp; Error$ &amp; Chr(13) &amp; "Baris : " &amp; Erl
		'	MsgBox "Download Data Plan Subzona tidak berhasil, ulangi beberapa saat lagi",,versi
			Exit Sub
	
	Else
		Msgbox "Proses dibatalkan",,Versi
	End If
hideallsheet	
End Sub

</script:module>
</file>

<file path=Basic/Lib_simple/postRKHOut.xml><?xml version="1.0" encoding="utf-8"?>
<!DOCTYPE module  PUBLIC '-//OpenOffice.org//DTD OfficeDocument 1.0//EN'  'module.dtd'>
<script:module xmlns:script="http://openoffice.org/2000/script" script:name="postRKHOut" script:language="StarBasic">Sub postSubzona

'On Error Goto Errr

	set shParam = ThisComponent.Sheets.getByName("Parameter")
	set shRKH 	= ThisComponent.Sheets.getByName("RKH")
	set shFront = ThisComponent.Sheets.getByName("FRONT")
	
	vUploadDate = Format(now(),"YYYY-MM-DD")
	
	cekdata 	= shRKH.getCellByPosition(0,1).String
	KODECABANG 	= shFront.getCellByPosition(3,7).String
	
	sNIK = Environ$("USERNAME")
	
	If cekdata &lt;&gt; "" Then
		mb = Msgbox("Anda akan mengirimkan data RKH Besok" &amp; chr(10) &amp; chr(10) &amp; "MOHON DIPERHATIKAN !"&amp; chr(13) &amp; _
					"Jika sebelumnya telah melakukan upload data, maka data tersebut akan terHAPUS" &amp; chr(10) &amp; chr(10) &amp; _
					"PASTIKAN DATA YANG AKAN DIUPLOAD ADALAH DATA RKH UNTUK BESOK!!!",1,Versi)
		If mb = 1 Then
			
'		   	sQueryDEL 	= "delete damai_sales_beta..RKH_BESOK where upload_date = '" &amp; vUploadDate &amp; "' and kode_cabang = '" &amp; KODECABANG &amp; "'"
'			oStatement 	= oConnection.CreateStatement()
'			oRS 		= oStatement.executeQuery(sQueryDEL)   

'			For r = 1 to 100
'				if shRKH.getCellByPosition(33,r).string &lt;&gt; "" then
'					sqlrow 	= shRKH.getCellByPosition(33,r).string
'					sQuery 	= "insert into damai_sales_beta..RKH_BESOK ([NOCAS],[UPLOAD_DATE],[KODE_CABANG],[TGL_RENCANA_KUNJUNGAN],[PLAN_SUBZONA_RO],[NIK],[APPID],[SUMBER_PROSPEK],[NAMA_CADEB],[SUBZONA_CADEB],[NO_TLP_CADEB],[ALAMAT_CADEB],[JENIS_USAHA],[JENIS_PRODUK],[STATUS_KUNJUNGAN],[USER]) Values (" &amp; sqlrow &amp; ", '" &amp; sNIK &amp; "')"
'					oRS2 	= oStatement.executeQuery(sQuery)
'				else
'				end if
'			Next r
						
			Msgbox "Data terkirim",,versi
		Else
			Msgbox "Proses dibatalkan",,Versi
		End If
	Else
		Msgbox "Tidak ada Data RKH Besok yang akan dikirim",,versi
	End If

'	Errr:	
'	MsgBox "Error " &amp; Err &amp; ": " &amp; Error$ &amp; Chr(13) &amp; "Baris : " &amp; Erl 
	
End Sub



</script:module>
</file>

<file path=Basic/Lib_simple/postRKHTam.xml><?xml version="1.0" encoding="utf-8"?>
<!DOCTYPE module  PUBLIC '-//OpenOffice.org//DTD OfficeDocument 1.0//EN'  'module.dtd'>
<script:module xmlns:script="http://openoffice.org/2000/script" script:name="postRKHTam" script:language="StarBasic">Sub postRKHTam

'On Error GoTo Errr
'	Dim oDBContext As Object
'	Dim oDataSource As Object
'	Dim oConnection As Object
'	Dim oStatement As Object
'	Dim oRS as Object
'	Dim flatProp(0) As New com.sun.star.beans.PropertyValue
'	Dim sConnString As String
'	Dim sQuery as string
'	Dim sQueryDEL as string
'	Dim sServerName
'	Dim sDatabase
'	Dim sUserName
'	Dim sPassword
	Dim shParam
	Dim shDW
	Dim shFront
	
	set shParam = ThisComponent.Sheets.getByName("Parameter")
	set shDW 	= ThisComponent.Sheets.getByName("damaiweb")
	set shFront = ThisComponent.Sheets.getByName("FRONT")
	
	
'	sServerName = "WKSGH029T40NBS0"		
'	sServerName = "SQLWKSPRD01"		
'	sDatabase 	= "DAMAI_SALES_BETA"		
'	sUserName 	= "damai"		
'	sPassword 	= "damai"
'	oDBContext 	= CreateUnoService("com.sun.star.comp.sdbc.ado.ODriver")
'	sConnString = "sdbc:ado:Provider=sqloledb;" &amp; "Data Source=" &amp; sServerName &amp; ";" &amp; "Initial Catalog=" &amp; sDatabase &amp; ";" &amp; "User Id=" &amp; sUsername &amp; ";" &amp; "Password=" &amp; sPassword
	
	vUploadDate 	= format(now(),"YYYY-MM-DD")
	vKode_cabang	= shFront.getCellByPosition(3,7).String
	cekdata 		= shDW.getCellByPosition(0,1).String
	
	sNIK = Environ$("USERNAME")
	
'	If cekdata &lt;&gt; "" Then
'		mb = Msgbox("Anda akan mengirimkan data RKH Tambahan (TOPUP)" &amp; chr(10) &amp; chr(10) &amp; "MOHON DIPERHATIKAN !"&amp; chr(13) &amp; _
'					"Jika tidak ada data RKH Tambhan (TOPUP), " &amp; chr(10) &amp; chr(10) &amp; _
'					"SILAKAN DI CANCEL PROSES INI!!!",1,Versi)
'		If mb = 1 Then
	
'		   	oConnection = oDBContext.connect(sConnString, flatProp())
		
			For r = 1 to 99
				sqlrow = shDW.getCellByPosition(13,r).string
					   
				if sqlrow = "" then
				
				else 
'					sQuery = "insert into damai_sales_beta..RKH_TAMBAHAN ([NOCAS],[UPLOAD_DATE],[KODE_CABANG],[TGL_RENCANA_KUNJUNGAN],[PLAN_SUBZONA_RO],[NIK],[APPID],[NAMA_CADEB],[SUBZONA_CADEB],[TLP_CADEB],[ALAMAT_CADEB],[JENIS_USAHA],[JENIS_PRODUK],[USER]) Values (" &amp; sqlrow &amp; ",'" &amp; vUploadDate &amp; "','" &amp; vUploadDate &amp;"','" &amp; vKode_cabang &amp;"','" &amp; sNIK &amp;"')"
					sQuery = "insert into damai_sales_beta..RKH_TAMBAHAN ([NOCAS],[UPLOAD_DATE],[KODE_CABANG],[TGL_RENCANA_KUNJUNGAN],[PLAN_SUBZONA_RO],[NIK],[APPID],[NAMA_CADEB],[SUBZONA_CADEB],[TLP_CADEB],[ALAMAT_CADEB],[JENIS_USAHA],[JENIS_PRODUK],[USER]) Values (" &amp; sqlrow &amp; ",'" &amp; sNIK &amp;"')"
'					shParam.getCellByPosition(0,80).String = sQuery
'					EXIT SUB
					oStatement = oConnection.CreateStatement()
					oRS = oStatement.executeQuery(sQuery)
				end if
			next r
		
			Msgbox "Data berhasil terkirim" &amp; chr(10) &amp; chr(10) &amp; _
					"LANJUTKAN PROSES!!!!!!",0,Versi
'		Else
'			Msgbox "Proses pengiriman dibatalkan",,Versi
'		End If
'	Else
'		Msgbox "Tidak ada Data RKH Besok yang akan dikirim",,versi
'	End If
	
'Errr:
'MsgBox "Error " &amp; Err &amp; ": " &amp; Error$ &amp; Chr(13) &amp; "Baris : " &amp; Erl
	
End Sub



</script:module>
</file>

<file path=Basic/Lib_simple/postSubzona.xml><?xml version="1.0" encoding="utf-8"?>
<!DOCTYPE module  PUBLIC '-//OpenOffice.org//DTD OfficeDocument 1.0//EN'  'module.dtd'>
<script:module xmlns:script="http://openoffice.org/2000/script" script:name="postSubzona" script:language="StarBasic">Sub postSubzona

'On Error GoTo Errr

	Dim shParam
	Dim shDZ
	Dim shFront
	
	set shParam = ThisComponent.Sheets.getByName("Parameter")
	set shDZ 	= ThisComponent.Sheets.getByName("DataZona")
	set shFront = ThisComponent.Sheets.getByName("FRONT")
	
	vKode_cabang = shFront.getCellByPosition(3,7).String
		
	KODECABANG 	= shDZ.getCellByPosition(0,1).String
	vUploadDate = Format(now(),"YYYY-MM-DD")
	
	If KODECABANG &lt;&gt; "" Then
		mb = Msgbox("Anda akan mengirimkan data Plan SubZona" &amp; chr(10) &amp; chr(10) &amp; "MOHON DIPERHATIKAN !"&amp; chr(13) &amp; "Jika sebelumnya telah melakukan upload data, maka data tersebut akan terHAPUS",1,Versi)
		If mb = 1 Then
'		   	sQueryDEL = "delete damai_sales_beta..plan_subzona where upload_date = '" &amp; vUploadDate &amp; "' and kode_cabang = '" &amp; vKode_cabang &amp; "'"
'			oStatement = oConnection.CreateStatement()
'			oRS = oStatement.executeQuery(sQueryDEL)   
'			r = 1
'			While shDZ.getCellByPosition(8,r).string &lt;&gt; ""
'			   sqlrow = shDZ.getCellByPosition(8,r).string
'			   sQuery = "insert into damai_sales_beta..plan_subzona ([nik],[subzona],[periode_awal],[periode_akhir],[jabatan],[upload_date],[kode_cabang]) Values (" &amp; sqlrow &amp; ",'" &amp; vUploadDate &amp;"','" &amp; vKode_cabang &amp;"')"

'			   oStatement = oConnection.CreateStatement()
'			   oRS = oStatement.executeQuery(sQuery)
'			r = r + 1
'			Wend

			Msgbox "Data terkirim",,versi
		Else
			Msgbox "Proses dibatalkan",,Versi
		End If
	Else
		Msgbox "Tidak ada Data Plan SubZona yang akan dikirim",,versi
	End If
	
'Errr:
'MsgBox "Error " &amp; Err &amp; ": " &amp; Error$ &amp; Chr(13) &amp; "Baris : " &amp; Erl	
	
End Sub

Sub updatepar

'On Error GoTo Errr

	Dim shParam
	Dim shDZ
	Dim shFront
	
	set shParam = ThisComponent.Sheets.getByName("Parameter")
	set shDZ 	= ThisComponent.Sheets.getByName("DataZona")
	set shFront = ThisComponent.Sheets.getByName("FRONT")
	
	vKode_cabang = shFront.getCellByPosition(3,7).String
		
	KODECABANG 	= shDZ.getCellByPosition(0,1).String
	vUploadDate = Format(now(),"YYYY-MM-DD")
	
'	If KODECABANG &lt;&gt; "" Then
		mb = Msgbox("Anda akan anda akan men-download data paramter sumber ddp?",1,Versi)
		If mb = 1 Then
'		   	sQueryDEL = "delete damai_sales_beta..plan_subzona where upload_date = '" &amp; vUploadDate &amp; "' and kode_cabang = '" &amp; vKode_cabang &amp; "'"
'			oStatement = oConnection.CreateStatement()
'			oRS = oStatement.executeQuery(sQueryDEL)   
'			r = 1
'			While shDZ.getCellByPosition(8,r).string &lt;&gt; ""
'			   sqlrow = shDZ.getCellByPosition(8,r).string
'			   sQuery = "insert into damai_sales_beta..plan_subzona ([nik],[subzona],[periode_awal],[periode_akhir],[jabatan],[upload_date],[kode_cabang]) Values (" &amp; sqlrow &amp; ",'" &amp; vUploadDate &amp;"','" &amp; vKode_cabang &amp;"')"

'			   oStatement = oConnection.CreateStatement()
'			   oRS = oStatement.executeQuery(sQuery)
'			r = r + 1
'			Wend

			Msgbox "proses selesai",,versi
		Else
			Msgbox "Proses dibatalkan",,Versi
		End If
'	Else
'		Msgbox "Tidak ada Data Plan SubZona yang akan dikirim",,versi
'	End If
	
'Errr:
'MsgBox "Error " &amp; Err &amp; ": " &amp; Error$ &amp; Chr(13) &amp; "Baris : " &amp; Erl	
	
End Sub



</script:module>
</file>

<file path=Basic/Lib_simple/script-lb.xml><?xml version="1.0" encoding="utf-8"?>
<!DOCTYPE library  PUBLIC '-//OpenOffice.org//DTD OfficeDocument 1.0//EN'  'library.dtd'>
<library:library xmlns:library="http://openoffice.org/2000/library" library:name="Lib_simple" library:readonly="false" library:passwordprotected="false">
  <library:element library:name="ModDlgIK"/>
  <library:element library:name="MyFunction"/>
  <library:element library:name="ModDlgRegPjb"/>
  <library:element library:name="ModDlgPreview"/>
  <library:element library:name="ModDlgRegZona"/>
  <library:element library:name="ModDDP"/>
  <library:element library:name="getBMLogin"/>
  <library:element library:name="ModDlgPrevTopup"/>
  <library:element library:name="ModPRVDDP"/>
  <library:element library:name="getDBROSubzona"/>
  <library:element library:name="getDBCadeb"/>
  <library:element library:name="getDBTopup"/>
  <library:element library:name="ModCrRKH"/>
  <library:element library:name="ModExport2"/>
  <library:element library:name="getDBROAktif"/>
  <library:element library:name="ModDlgInputDDPRKH"/>
  <library:element library:name="postSubzona"/>
  <library:element library:name="aHideShow"/>
  <library:element library:name="ModHistorical"/>
  <library:element library:name="ModDafRKHOveride"/>
  <library:element library:name="ModExport"/>
  <library:element library:name="ModHisTam"/>
  <library:element library:name="postRKHTam"/>
  <library:element library:name="postRKHOut"/>
  <library:element library:name="SearchMove"/>
  <library:element library:name="ModExport3"/>
  <library:element library:name="getHis"/>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ib_simple" library:link="false"/>
</library:libraries>
</file>

<file path=Dialogs/Lib_simple/Dialog1.xml><?xml version="1.0" encoding="utf-8"?>
<!DOCTYPE window  PUBLIC '-//OpenOffice.org//DTD OfficeDocument 1.0//EN'  'dialog.dtd'>
<dlg:window xmlns:dlg="http://openoffice.org/2000/dialog" xmlns:script="http://openoffice.org/2000/script" dlg:id="Dialog1" dlg:left="233" dlg:top="102" dlg:width="201" dlg:height="169" dlg:closeable="true" dlg:moveable="true">
  <dlg:bulletinboard>
    <dlg:button dlg:id="CommandButton1" dlg:tab-index="0" dlg:left="19" dlg:top="143" dlg:width="64" dlg:height="18" dlg:value="CommandButton1"/>
  </dlg:bulletinboard>
</dlg:window>
</file>

<file path=Dialogs/Lib_simple/dialog-lb.xml><?xml version="1.0" encoding="utf-8"?>
<!DOCTYPE library  PUBLIC '-//OpenOffice.org//DTD OfficeDocument 1.0//EN'  'library.dtd'>
<library:library xmlns:library="http://openoffice.org/2000/library" library:name="Lib_simple" library:readonly="false" library:passwordprotected="false">
  <library:element library:name="dlgRegPjbt"/>
  <library:element library:name="dlgPreviewData"/>
  <library:element library:name="dlgInputKunjungan"/>
  <library:element library:name="dlgRegZona"/>
  <library:element library:name="dlgPRVDDP"/>
  <library:element library:name="dlgProgressBar"/>
  <library:element library:name="dlgRKHOverid"/>
  <library:element library:name="dlgDafRKHOveride"/>
  <library:element library:name="dlgHistorical"/>
  <library:element library:name="dlgInputDDPRKH"/>
  <library:element library:name="dlgTUNGGU"/>
  <library:element library:name="dlgPrevTopup"/>
  <library:element library:name="dlgTamFHis"/>
  <library:element library:name="dlgInputDDPRKH2"/>
  <library:element library:name="dlgInputKunjungan2"/>
  <library:element library:name="dlgTamFHis2"/>
  <library:element library:name="dlgPencarian"/>
  <library:element library:name="Dialog1"/>
</library:library>
</file>

<file path=Dialogs/Lib_simple/dlgDafRKHOveride.xml><?xml version="1.0" encoding="utf-8"?>
<!DOCTYPE window  PUBLIC '-//OpenOffice.org//DTD OfficeDocument 1.0//EN'  'dialog.dtd'>
<dlg:window xmlns:dlg="http://openoffice.org/2000/dialog" xmlns:script="http://openoffice.org/2000/script" dlg:style-id="5" dlg:id="dlgDafRKHOveride" dlg:left="11" dlg:top="8" dlg:width="582" dlg:height="327" dlg:closeable="true" dlg:moveable="true" dlg:title="Daftar RKH Tambahan">
  <dlg:styles>
    <dlg:style dlg:style-id="0" dlg:font-weight="150"/>
    <dlg:style dlg:style-id="1" dlg:border="simple"/>
    <dlg:style dlg:style-id="2" dlg:border="simple" dlg:font-name="Courier New" dlg:font-stylename="Regular" dlg:font-family="modern"/>
    <dlg:style dlg:style-id="3" dlg:background-color="0xcccccc" dlg:border="none" dlg:font-height="10" dlg:font-weight="150"/>
    <dlg:style dlg:style-id="4" dlg:text-color="0xff0000"/>
    <dlg:style dlg:style-id="5" dlg:background-color="0xcccccc"/>
  </dlg:styles>
  <dlg:bulletinboard>
    <dlg:text dlg:id="Label1" dlg:tab-index="0" dlg:visible="false" dlg:left="46" dlg:top="413" dlg:width="39" dlg:height="14" dlg:value="NIK RO"/>
    <dlg:text dlg:id="Label2" dlg:tab-index="2" dlg:left="7" dlg:top="6" dlg:width="39" dlg:height="14" dlg:value="TOTAL"/>
    <dlg:titledbox dlg:style-id="0" dlg:id="FrameControl3" dlg:tab-index="5" dlg:visible="false" dlg:left="42" dlg:top="402" dlg:width="123" dlg:height="30">
      <dlg:title dlg:value="FILTER"/>
    </dlg:titledbox>
    <dlg:menulist dlg:style-id="1" dlg:id="lsNIKRO" dlg:tab-index="1" dlg:visible="false" dlg:left="94" dlg:top="413" dlg:width="66" dlg:height="12" dlg:spin="true">
      <script:event script:event-name="on-performaction" script:macro-name="vnd.sun.star.script:Lib_simple.ModPRVDDP.NIK_change?language=Basic&amp;location=document" script:language="Script"/>
    </dlg:menulist>
    <dlg:menulist dlg:style-id="2" dlg:id="dafRKHOveride" dlg:tab-index="4" dlg:left="5" dlg:top="38" dlg:width="572" dlg:height="238" dlg:printable="false">
      <script:event script:event-name="on-performaction" script:macro-name="vnd.sun.star.script:Lib_simple.ModDafRKHOveride.lsRKHOverid_dblclick?language=Basic&amp;location=document" script:language="Script"/>
    </dlg:menulist>
    <dlg:button dlg:id="CommandButton1" dlg:tab-index="6" dlg:left="206" dlg:top="297" dlg:width="64" dlg:height="12" dlg:value="Create text file">
      <script:event script:event-name="on-performaction" script:macro-name="vnd.sun.star.script:Lib_simple.ModExport.BuatTXTFileRKHOveride?language=Basic&amp;location=document" script:language="Script"/>
    </dlg:button>
    <dlg:button dlg:id="CommandButton4" dlg:tab-index="7" dlg:left="8" dlg:top="298" dlg:width="62" dlg:height="12" dlg:value="Database CaDeb">
      <script:event script:event-name="on-performaction" script:macro-name="vnd.sun.star.script:Lib_simple.ModPRVDDP.Show_dlgPRVDDP?language=Basic&amp;location=document" script:language="Script"/>
    </dlg:button>
    <dlg:titledbox dlg:id="FrameControl1" dlg:tab-index="8" dlg:left="5" dlg:top="289" dlg:width="196" dlg:height="27">
      <dlg:title dlg:value="Data Tambahan"/>
    </dlg:titledbox>
    <dlg:button dlg:id="CommandButton5" dlg:tab-index="9" dlg:left="72" dlg:top="298" dlg:width="62" dlg:height="12" dlg:value="Database TOPUP">
      <script:event script:event-name="on-performaction" script:macro-name="vnd.sun.star.script:Lib_simple.ModDlgPrevTopup.showDlgPrevTopup?language=Basic&amp;location=document" script:language="Script"/>
    </dlg:button>
    <dlg:titledbox dlg:id="FrameControl2" dlg:tab-index="10" dlg:left="202" dlg:top="292" dlg:width="71" dlg:height="25"/>
    <dlg:textfield dlg:style-id="3" dlg:id="txtNOA" dlg:tab-index="3" dlg:disabled="true" dlg:left="11" dlg:top="16" dlg:width="33" dlg:height="12" dlg:align="center"/>
    <dlg:button dlg:id="CommandButton2" dlg:tab-index="11" dlg:left="280" dlg:top="297" dlg:width="64" dlg:height="12" dlg:value="Hapus Data">
      <script:event script:event-name="on-performaction" script:macro-name="vnd.sun.star.script:Lib_simple.ModDafRKHOveride.bersihRKHTambahan?language=Basic&amp;location=document" script:language="Script"/>
    </dlg:button>
    <dlg:button dlg:id="CommandButton3" dlg:tab-index="12" dlg:left="136" dlg:top="298" dlg:width="62" dlg:height="12" dlg:value="Data Historical">
      <script:event script:event-name="on-performaction" script:macro-name="vnd.sun.star.script:Lib_simple.ModHistorical.showDlgHistorical?language=Basic&amp;location=document" script:language="Script"/>
    </dlg:button>
    <dlg:titledbox dlg:id="FrameControl4" dlg:tab-index="13" dlg:left="276" dlg:top="292" dlg:width="71" dlg:height="25"/>
    <dlg:text dlg:style-id="4" dlg:id="Label3" dlg:tab-index="14" dlg:left="353" dlg:top="290" dlg:width="211" dlg:height="26" dlg:value="Catatan:&#10; Pastikan untuk menekan tombol &quot;Create text file&quot; setelah mendaftarkan &#10; Data  RKH Tambahan, agar data yang sudah didaftarkan tidak hilang perhari ini"/>
  </dlg:bulletinboard>
</dlg:window>
</file>

<file path=Dialogs/Lib_simple/dlgHistorical.xml><?xml version="1.0" encoding="utf-8"?>
<!DOCTYPE window  PUBLIC '-//OpenOffice.org//DTD OfficeDocument 1.0//EN'  'dialog.dtd'>
<dlg:window xmlns:dlg="http://openoffice.org/2000/dialog" xmlns:script="http://openoffice.org/2000/script" dlg:style-id="4" dlg:id="dlgHistorical" dlg:left="11" dlg:top="8" dlg:width="582" dlg:height="309" dlg:closeable="true" dlg:moveable="true" dlg:title="Form Pencarian Data">
  <dlg:styles>
    <dlg:style dlg:style-id="0" dlg:background-color="0xcccccc" dlg:border="none" dlg:font-height="10" dlg:font-weight="150"/>
    <dlg:style dlg:style-id="1" dlg:border="simple" dlg:font-name="Courier New" dlg:font-stylename="Regular" dlg:font-family="modern"/>
    <dlg:style dlg:style-id="2" dlg:font-name="Tahoma" dlg:font-height="10" dlg:font-stylename="Bold" dlg:font-family="swiss" dlg:font-weight="150"/>
    <dlg:style dlg:style-id="3" dlg:border="simple"/>
    <dlg:style dlg:style-id="4" dlg:background-color="0xcccccc"/>
  </dlg:styles>
  <dlg:bulletinboard>
    <dlg:text dlg:id="Label1" dlg:tab-index="0" dlg:left="11" dlg:top="12" dlg:width="29" dlg:height="14" dlg:value="Search By :"/>
    <dlg:text dlg:id="Label2" dlg:tab-index="8" dlg:left="502" dlg:top="11" dlg:width="39" dlg:height="14" dlg:value="TOTAL"/>
    <dlg:textfield dlg:style-id="0" dlg:id="txtNOA" dlg:tab-index="9" dlg:disabled="true" dlg:left="505" dlg:top="21" dlg:width="33" dlg:height="12" dlg:align="center"/>
    <dlg:menulist dlg:style-id="1" dlg:id="dafSearch" dlg:tab-index="6" dlg:left="5" dlg:top="88" dlg:width="572" dlg:height="212" dlg:printable="false">
      <script:event script:event-name="on-performaction" script:macro-name="vnd.sun.star.script:Lib_simple.ModHistorical.lsdtAll_dblclick?language=Basic&amp;location=document" script:language="Script"/>
    </dlg:menulist>
    <dlg:text dlg:id="Label3" dlg:tab-index="10" dlg:left="44" dlg:top="30" dlg:width="39" dlg:height="7" dlg:value="BULAN"/>
    <dlg:text dlg:id="Label4" dlg:tab-index="11" dlg:left="115" dlg:top="30" dlg:width="39" dlg:height="7" dlg:value="NIK"/>
    <dlg:text dlg:id="Label5" dlg:tab-index="12" dlg:left="187" dlg:top="30" dlg:width="64" dlg:height="7" dlg:value="PENCAPAIAN KUNJ."/>
    <dlg:text dlg:id="Label6" dlg:tab-index="13" dlg:left="259" dlg:top="30" dlg:width="52" dlg:height="7" dlg:value="STATUS TERAKHIR"/>
    <dlg:titledbox dlg:style-id="2" dlg:id="FrameControl1" dlg:tab-index="14" dlg:left="5" dlg:top="4" dlg:width="328" dlg:height="77" dlg:printable="false"/>
    <dlg:menulist dlg:style-id="3" dlg:id="lsBulan" dlg:tab-index="1" dlg:left="44" dlg:top="39" dlg:width="66" dlg:height="13" dlg:spin="true"/>
    <dlg:menulist dlg:style-id="3" dlg:id="lsNik" dlg:tab-index="2" dlg:left="115" dlg:top="39" dlg:width="66" dlg:height="13" dlg:spin="true"/>
    <dlg:menulist dlg:style-id="3" dlg:id="lsPencapaian" dlg:tab-index="3" dlg:left="187" dlg:top="39" dlg:width="66" dlg:height="13" dlg:spin="true"/>
    <dlg:menulist dlg:style-id="3" dlg:id="lsStatusTerakhir" dlg:tab-index="4" dlg:left="259" dlg:top="39" dlg:width="66" dlg:height="13" dlg:spin="true"/>
    <dlg:button dlg:id="cmdSearch" dlg:tab-index="5" dlg:left="44" dlg:top="58" dlg:width="66" dlg:height="14" dlg:value="Search !!!">
      <script:event script:event-name="on-performaction" script:macro-name="vnd.sun.star.script:Lib_simple.getHis.getHis?language=Basic&amp;location=document" script:language="Script"/>
    </dlg:button>
    <dlg:button dlg:id="CommandButton1" dlg:tab-index="15" dlg:left="114" dlg:top="58" dlg:width="66" dlg:height="14" dlg:value="Export Data">
      <script:event script:event-name="on-performaction" script:macro-name="vnd.sun.star.script:Lib_simple.ModExport3.expor_cadeb4?language=Basic&amp;location=document" script:language="Script"/>
    </dlg:button>
    <dlg:menulist dlg:style-id="3" dlg:id="lsPencarian2" dlg:tab-index="7" dlg:left="44" dlg:top="12" dlg:width="66" dlg:height="13" dlg:spin="true">
      <dlg:menupopup>
        <dlg:menuitem dlg:value="Bulan"/>
        <dlg:menuitem dlg:value="Bulan &amp; Nik"/>
        <dlg:menuitem dlg:value="Bulan, Pencapaian Kunjungan &amp; Status Terakhir"/>
      </dlg:menupopup>
      <script:event script:event-name="on-performaction" script:macro-name="vnd.sun.star.script:Lib_simple.ModHistorical.searchBy_Change?language=Basic&amp;location=document" script:language="Script"/>
    </dlg:menulist>
  </dlg:bulletinboard>
</dlg:window>
</file>

<file path=Dialogs/Lib_simple/dlgInputDDPRKH.xml><?xml version="1.0" encoding="utf-8"?>
<!DOCTYPE window  PUBLIC '-//OpenOffice.org//DTD OfficeDocument 1.0//EN'  'dialog.dtd'>
<dlg:window xmlns:dlg="http://openoffice.org/2000/dialog" xmlns:script="http://openoffice.org/2000/script" dlg:style-id="0" dlg:id="dlgInputDDPRKH" dlg:left="5" dlg:top="0" dlg:width="160" dlg:height="292" dlg:closeable="true" dlg:moveable="true" dlg:title="Input DDP &amp; Rencana Kunjungan (Top Up)">
  <dlg:styles>
    <dlg:style dlg:style-id="0" dlg:background-color="0xcccccc"/>
    <dlg:style dlg:style-id="1" dlg:font-name="Tahoma" dlg:font-height="10" dlg:font-stylename="Bold" dlg:font-family="swiss" dlg:font-weight="150"/>
    <dlg:style dlg:style-id="2" dlg:border="simple"/>
    <dlg:style dlg:style-id="3" dlg:background-color="0xcccccc" dlg:font-slant="italic"/>
    <dlg:style dlg:style-id="4" dlg:background-color="0xcccccc" dlg:font-height="7"/>
    <dlg:style dlg:style-id="5" dlg:background-color="0xcccccc" dlg:border="none"/>
    <dlg:style dlg:style-id="6" dlg:text-color="0xff0000" dlg:font-weight="150"/>
    <dlg:style dlg:style-id="7" dlg:background-color="0xcccccc" dlg:font-weight="150"/>
    <dlg:style dlg:style-id="8" dlg:text-color="0x6b6b" dlg:font-name="Tahoma" dlg:font-height="10" dlg:font-stylename="Bold" dlg:font-family="swiss" dlg:font-weight="150"/>
    <dlg:style dlg:style-id="9" dlg:background-color="0xcccccc" dlg:text-color="0x800000"/>
  </dlg:styles>
  <dlg:bulletinboard>
    <dlg:text dlg:style-id="0" dlg:id="Label1" dlg:tab-index="27" dlg:left="9" dlg:top="50" dlg:width="39" dlg:height="12" dlg:printable="false" dlg:value="NIK"/>
    <dlg:text dlg:style-id="0" dlg:id="Label3" dlg:tab-index="28" dlg:left="9" dlg:top="150" dlg:width="38" dlg:height="12" dlg:printable="false" dlg:value="Nama CaDeb"/>
    <dlg:text dlg:style-id="0" dlg:id="Label4" dlg:tab-index="29" dlg:left="9" dlg:top="62" dlg:width="39" dlg:height="12" dlg:printable="false" dlg:value="Nama"/>
    <dlg:titledbox dlg:style-id="1" dlg:id="FrameControl1" dlg:tab-index="30" dlg:left="3" dlg:top="106" dlg:width="151" dlg:height="158" dlg:printable="false">
      <dlg:title dlg:value="[1] Data Calon Prospect"/>
    </dlg:titledbox>
    <dlg:text dlg:style-id="0" dlg:id="Label5" dlg:tab-index="31" dlg:left="9" dlg:top="74" dlg:width="39" dlg:height="12" dlg:printable="false" dlg:value="Kode"/>
    <dlg:textfield dlg:style-id="2" dlg:id="txtNMDEBIHK" dlg:tab-index="7" dlg:disabled="true" dlg:left="55" dlg:top="148" dlg:width="93" dlg:height="10" dlg:printable="false"/>
    <dlg:menulist dlg:style-id="2" dlg:id="lsNIKIHK" dlg:tab-index="0" dlg:left="55" dlg:top="49" dlg:width="44" dlg:height="10" dlg:printable="false" dlg:spin="true">
      <script:event script:event-name="on-performaction" script:macro-name="vnd.sun.star.script:Lib_simple.ModDlgInputDDPRKH.lsNikEtu_Change?language=Basic&amp;location=document" script:language="Script"/>
    </dlg:menulist>
    <dlg:textfield dlg:style-id="2" dlg:id="txtNMPJBIHK" dlg:tab-index="1" dlg:disabled="true" dlg:left="55" dlg:top="61" dlg:width="94" dlg:height="10" dlg:printable="false"/>
    <dlg:titledbox dlg:style-id="1" dlg:id="FrameControl5" dlg:tab-index="32" dlg:left="4" dlg:top="38" dlg:width="150" dlg:height="65" dlg:printable="false">
      <dlg:title dlg:value="[1] Data RO"/>
    </dlg:titledbox>
    <dlg:text dlg:style-id="0" dlg:id="Label17" dlg:tab-index="34" dlg:left="8" dlg:top="24" dlg:width="39" dlg:height="10" dlg:value="Tanggal Input"/>
    <dlg:text dlg:style-id="0" dlg:id="Label18" dlg:tab-index="35" dlg:left="9" dlg:top="10" dlg:width="19" dlg:height="12" dlg:printable="false" dlg:value="NOCAS"/>
    <dlg:titledbox dlg:style-id="1" dlg:id="FrameControl6" dlg:tab-index="36" dlg:left="176" dlg:top="202" dlg:width="150" dlg:height="49">
      <dlg:title dlg:value="[2] Data Rencana Kunjungan"/>
    </dlg:titledbox>
    <dlg:text dlg:style-id="0" dlg:id="Label28" dlg:tab-index="37" dlg:left="9" dlg:top="188" dlg:width="35" dlg:height="12" dlg:value="Jenis Usaha"/>
    <dlg:text dlg:style-id="0" dlg:id="Label30" dlg:tab-index="38" dlg:left="403" dlg:top="226" dlg:width="65" dlg:height="12" dlg:value="Pencapaian Kunj. RKH *"/>
    <dlg:text dlg:style-id="0" dlg:id="Label31" dlg:tab-index="39" dlg:left="181" dlg:top="220" dlg:width="42" dlg:height="12" dlg:value="Tgl Renc. Kunj."/>
    <dlg:text dlg:style-id="0" dlg:id="Label36" dlg:tab-index="40" dlg:left="403" dlg:top="253" dlg:width="35" dlg:height="9" dlg:value="Keterangan"/>
    <dlg:text dlg:style-id="0" dlg:id="Label6" dlg:tab-index="41" dlg:left="9" dlg:top="123" dlg:width="41" dlg:height="12" dlg:value="Sumber Prospect"/>
    <dlg:text dlg:style-id="0" dlg:id="Label7" dlg:tab-index="42" dlg:left="9" dlg:top="201" dlg:width="70" dlg:height="8" dlg:value="Alamat Usaha/T. Tinggal"/>
    <dlg:text dlg:style-id="3" dlg:id="Label8" dlg:tab-index="43" dlg:visible="false" dlg:left="371" dlg:top="103" dlg:width="87" dlg:height="8" dlg:value="Status Aktual Kunjungan Terakhir"/>
    <dlg:text dlg:style-id="0" dlg:id="Label10" dlg:tab-index="44" dlg:left="403" dlg:top="213" dlg:width="52" dlg:height="12" dlg:value="Lokasi Kunjungan *"/>
    <dlg:text dlg:style-id="4" dlg:id="Label11" dlg:tab-index="45" dlg:left="437" dlg:top="253" dlg:width="43" dlg:height="7" dlg:value="(maks 160 karakter)"/>
    <dlg:textfield dlg:style-id="2" dlg:id="txtKODEROIHK" dlg:tab-index="3" dlg:left="55" dlg:top="73" dlg:width="44" dlg:height="10" dlg:printable="false"/>
    <dlg:textfield dlg:style-id="5" dlg:id="txtNOCASIHK" dlg:tab-index="4" dlg:left="53" dlg:top="9" dlg:width="95" dlg:height="10" dlg:printable="false" dlg:readonly="true"/>
    <dlg:menulist dlg:style-id="2" dlg:id="ls_SUMEBRPRSIHK" dlg:tab-index="5" dlg:left="55" dlg:top="122" dlg:width="93" dlg:height="10" dlg:spin="true">
      <dlg:menupopup>
        <dlg:menuitem dlg:value="TOPUP"/>
      </dlg:menupopup>
      <script:event script:event-name="on-itemstatechange" script:macro-name="vnd.sun.star.script:Lib_simple.ModDlgInputDDPRKH.onSumberProspectDDPRKH_change?language=Basic&amp;location=document" script:language="Script"/>
    </dlg:menulist>
    <dlg:menulist dlg:style-id="2" dlg:id="ls_JNSUSAHAIHK" dlg:tab-index="10" dlg:left="55" dlg:top="187" dlg:width="93" dlg:height="10" dlg:spin="true"/>
    <dlg:menulist dlg:style-id="2" dlg:id="ls_LOKKUNJIHK" dlg:tab-index="20" dlg:left="491" dlg:top="210" dlg:width="90" dlg:height="10" dlg:spin="true">
      <dlg:menupopup>
        <dlg:menuitem dlg:value="Tempat Usaha"/>
        <dlg:menuitem dlg:value="Tempat Tinggal"/>
      </dlg:menupopup>
    </dlg:menulist>
    <dlg:datefield dlg:style-id="2" dlg:id="ls_TGLRENCKUNJIHK" dlg:tab-index="22" dlg:left="224" dlg:top="220" dlg:width="93" dlg:height="10" dlg:printable="false" dlg:strict-format="true" dlg:date-format="short_YYYYMMDD_DIN5008" dlg:value-min="20000101" dlg:dropdown="true"/>
    <dlg:textfield dlg:style-id="2" dlg:id="txtKETIHK" dlg:tab-index="23" dlg:left="401" dlg:top="266" dlg:width="180" dlg:height="34" dlg:vscroll="true" dlg:maxlength="160" dlg:multiline="true"/>
    <dlg:button dlg:id="cmdKembaliIHK" dlg:tab-index="25" dlg:left="423" dlg:top="52" dlg:width="84" dlg:height="14" dlg:printable="false" dlg:value="Kembali"/>
    <dlg:button dlg:style-id="6" dlg:id="CmdHapusIHK" dlg:tab-index="26" dlg:left="423" dlg:top="68" dlg:width="84" dlg:height="14" dlg:printable="false" dlg:value="Hapus">
      <script:event script:event-name="on-performaction" script:macro-name="vnd.sun.star.script:Lib_simple.ModDlgIK.cmd_HapusRKH_click?language=Basic&amp;location=document" script:language="Script"/>
    </dlg:button>
    <dlg:button dlg:id="cmdSimpanIHK" dlg:tab-index="24" dlg:left="175" dlg:top="270" dlg:width="54" dlg:height="14" dlg:printable="false" dlg:value="Simpan">
      <script:event script:event-name="on-performaction" script:macro-name="vnd.sun.star.script:Lib_simple.ModDlgInputDDPRKH.simpanDDPRK?language=Basic&amp;location=document" script:language="Script"/>
    </dlg:button>
    <dlg:textfield dlg:style-id="5" dlg:id="txtDATEIHK" dlg:tab-index="33" dlg:disabled="true" dlg:left="53" dlg:top="24" dlg:width="52" dlg:height="10"/>
    <dlg:textfield dlg:style-id="2" dlg:id="txtALAMATIHK" dlg:tab-index="11" dlg:left="12" dlg:top="214" dlg:width="136" dlg:height="27" dlg:vscroll="true" dlg:maxlength="120" dlg:multiline="true"/>
    <dlg:titledbox dlg:style-id="7" dlg:id="FrameControl2" dlg:tab-index="46" dlg:left="68" dlg:top="438" dlg:width="159" dlg:height="153">
      <dlg:title dlg:value="[1] VERIFIKASI COLD PROSPECT &gt; PROSPECT"/>
    </dlg:titledbox>
    <dlg:text dlg:style-id="7" dlg:id="Label2" dlg:tab-index="47" dlg:left="76" dlg:top="454" dlg:width="16" dlg:height="11" dlg:value="CEK 1"/>
    <dlg:text dlg:style-id="0" dlg:id="Label12" dlg:tab-index="48" dlg:left="79" dlg:top="467" dlg:width="38" dlg:height="10" dlg:value="Lama Usaha *"/>
    <dlg:text dlg:style-id="0" dlg:id="Label13" dlg:tab-index="49" dlg:left="176" dlg:top="465" dlg:width="15" dlg:height="11" dlg:value="Bulan"/>
    <dlg:text dlg:style-id="7" dlg:id="Label14" dlg:tab-index="50" dlg:left="76" dlg:top="484" dlg:width="16" dlg:height="11" dlg:value="CEK 2"/>
    <dlg:text dlg:style-id="0" dlg:id="Label15" dlg:tab-index="51" dlg:left="80" dlg:top="497" dlg:width="37" dlg:height="11" dlg:value="Good Char 1 *"/>
    <dlg:text dlg:style-id="0" dlg:id="Label16" dlg:tab-index="52" dlg:left="80" dlg:top="507" dlg:width="43" dlg:height="11" dlg:value="Pemberi Info 1 *"/>
    <dlg:text dlg:style-id="0" dlg:id="Label19" dlg:tab-index="53" dlg:left="80" dlg:top="518" dlg:width="61" dlg:height="11" dlg:value="Telp/HP Pemberi Info 1"/>
    <dlg:text dlg:style-id="7" dlg:id="Label24" dlg:tab-index="54" dlg:left="76" dlg:top="537" dlg:width="16" dlg:height="11" dlg:value="CEK 3"/>
    <dlg:text dlg:style-id="0" dlg:id="Label25" dlg:tab-index="55" dlg:left="80" dlg:top="547" dlg:width="37" dlg:height="11" dlg:value="Good Char 2 *"/>
    <dlg:text dlg:style-id="0" dlg:id="Label26" dlg:tab-index="56" dlg:left="80" dlg:top="556" dlg:width="45" dlg:height="11" dlg:value="Pemberi Info 2 *"/>
    <dlg:text dlg:style-id="0" dlg:id="Label27" dlg:tab-index="57" dlg:left="80" dlg:top="566" dlg:width="61" dlg:height="11" dlg:value="Telp/HP Pemberi Info 2"/>
    <dlg:numericfield dlg:style-id="2" dlg:id="txtLAMAUSAHAIHK" dlg:tab-index="12" dlg:left="143" dlg:top="462" dlg:width="27" dlg:height="10" dlg:decimal-accuracy="0">
      <script:event script:event-name="on-textchange" script:macro-name="vnd.sun.star.script:Lib_simple.ModDlgInputDDPRKH.onValInputRenKunj?language=Basic&amp;location=document" script:language="Script"/>
    </dlg:numericfield>
    <dlg:menulist dlg:style-id="2" dlg:id="lsCEK2CHARIHK" dlg:tab-index="13" dlg:left="143" dlg:top="491" dlg:width="40" dlg:height="10" dlg:spin="true">
      <dlg:menupopup>
        <dlg:menuitem dlg:value="YA"/>
        <dlg:menuitem dlg:value="TIDAK"/>
      </dlg:menupopup>
      <script:event script:event-name="on-performaction" script:macro-name="vnd.sun.star.script:Lib_simple.ModDlgInputDDPRKH.onValInputRenKunj?language=Basic&amp;location=document" script:language="Script"/>
    </dlg:menulist>
    <dlg:textfield dlg:style-id="2" dlg:id="txtNAMAINFO2IHK" dlg:tab-index="14" dlg:left="143" dlg:top="505" dlg:width="76" dlg:height="10"/>
    <dlg:numericfield dlg:style-id="2" dlg:id="txtNOTELPCEK2IHK" dlg:tab-index="15" dlg:left="143" dlg:top="518" dlg:width="76" dlg:height="10" dlg:decimal-accuracy="0" dlg:value-min="0" dlg:value-max="10000000000000000"/>
    <dlg:menulist dlg:style-id="2" dlg:id="lsCEK3CHARIHK" dlg:tab-index="16" dlg:left="143" dlg:top="542" dlg:width="40" dlg:height="10" dlg:spin="true">
      <dlg:menupopup>
        <dlg:menuitem dlg:value="YA"/>
        <dlg:menuitem dlg:value="TIDAK"/>
      </dlg:menupopup>
      <script:event script:event-name="on-performaction" script:macro-name="vnd.sun.star.script:Lib_simple.ModDlgInputDDPRKH.onValInputRenKunj?language=Basic&amp;location=document" script:language="Script"/>
    </dlg:menulist>
    <dlg:textfield dlg:style-id="2" dlg:id="txtNAMAINFO3IHK" dlg:tab-index="17" dlg:left="143" dlg:top="553" dlg:width="76" dlg:height="10"/>
    <dlg:numericfield dlg:style-id="2" dlg:id="txtNOTELPCEK3IHK" dlg:tab-index="18" dlg:left="143" dlg:top="566" dlg:width="76" dlg:height="10" dlg:decimal-accuracy="0" dlg:value-max="1000000000000000"/>
    <dlg:text dlg:style-id="0" dlg:id="Label22" dlg:tab-index="58" dlg:left="9" dlg:top="162" dlg:width="39" dlg:height="11" dlg:value="SubZona CaDeb"/>
    <dlg:text dlg:style-id="0" dlg:id="Label23" dlg:tab-index="59" dlg:left="9" dlg:top="175" dlg:width="40" dlg:height="11" dlg:value="No. Telp./HP."/>
    <dlg:menulist dlg:style-id="2" dlg:id="lsZONACADEBIHK" dlg:tab-index="8" dlg:left="55" dlg:top="162" dlg:width="93" dlg:height="10" dlg:spin="true"/>
    <dlg:numericfield dlg:style-id="2" dlg:id="txtNOTELPCADEBIHK" dlg:tab-index="9" dlg:left="55" dlg:top="174" dlg:width="93" dlg:height="10" dlg:decimal-accuracy="0" dlg:value-min="0" dlg:value-max="10000000000000000"/>
    <dlg:text dlg:style-id="0" dlg:id="Label29" dlg:tab-index="61" dlg:left="9" dlg:top="87" dlg:width="37" dlg:height="12" dlg:printable="false" dlg:value="Plan SubZona"/>
    <dlg:menulist dlg:style-id="2" dlg:id="lsZONAROIK" dlg:tab-index="2" dlg:left="55" dlg:top="86" dlg:width="27" dlg:height="10" dlg:spin="true"/>
    <dlg:menulist dlg:style-id="2" dlg:id="ls_PENCPRKHIHK" dlg:tab-index="21" dlg:left="491" dlg:top="224" dlg:width="90" dlg:height="10" dlg:spin="true"/>
    <dlg:text dlg:style-id="0" dlg:id="Label32" dlg:tab-index="62" dlg:left="12" dlg:top="247" dlg:width="35" dlg:height="9" dlg:value="Jenis Produk"/>
    <dlg:menulist dlg:style-id="2" dlg:id="lsJNSPRODUK" dlg:tab-index="19" dlg:left="55" dlg:top="245" dlg:width="93" dlg:height="10" dlg:spin="true"/>
    <dlg:text dlg:style-id="0" dlg:id="Label20" dlg:tab-index="63" dlg:left="9" dlg:top="138" dlg:width="43" dlg:height="11" dlg:value="APPID"/>
    <dlg:textfield dlg:style-id="2" dlg:id="txtCIFTU" dlg:tab-index="6" dlg:disabled="true" dlg:left="55" dlg:top="135" dlg:width="93" dlg:height="10"/>
    <dlg:textfield dlg:id="txtSTKUNAKHIRIHK" dlg:tab-index="60" dlg:disabled="true" dlg:visible="false" dlg:left="461" dlg:top="101" dlg:width="47" dlg:height="12"/>
    <dlg:text dlg:style-id="3" dlg:id="Label9" dlg:tab-index="64" dlg:visible="false" dlg:left="371" dlg:top="116" dlg:width="43" dlg:height="8" dlg:value="Status Hari Ini"/>
    <dlg:textfield dlg:id="txtSTATtoday" dlg:tab-index="65" dlg:disabled="true" dlg:visible="false" dlg:left="461" dlg:top="116" dlg:width="47" dlg:height="12"/>
    <dlg:text dlg:style-id="8" dlg:id="lblSTATPR" dlg:tab-index="66" dlg:visible="false" dlg:left="518" dlg:top="25" dlg:width="63" dlg:height="14" dlg:align="center"/>
    <dlg:text dlg:style-id="9" dlg:id="Label21" dlg:tab-index="67" dlg:left="303" dlg:top="359" dlg:width="91" dlg:height="44" dlg:value="*) wajib diisi&#10;**) wajib diisi jika Sumber Prospect &#10;       Top Up,&#10;       Customer  Maintenance,&#10;       Collection"/>
    <dlg:text dlg:style-id="3" dlg:id="l_jenisdata" dlg:tab-index="68" dlg:visible="false" dlg:left="253" dlg:top="305" dlg:width="43" dlg:height="8" dlg:value="Jenis Data"/>
    <dlg:textfield dlg:style-id="2" dlg:id="txtJENISDATA" dlg:tab-index="69" dlg:disabled="true" dlg:visible="false" dlg:left="253" dlg:top="316" dlg:width="47" dlg:height="9"/>
    <dlg:button dlg:id="CommandButton1" dlg:tab-index="70" dlg:left="267" dlg:top="270" dlg:width="54" dlg:height="14" dlg:printable="false" dlg:value="Kembali">
      <script:event script:event-name="on-performaction" script:macro-name="vnd.sun.star.script:Lib_simple.ModDlgInputDDPRKH.Kembali_Click2?language=Basic&amp;location=document" script:language="Script"/>
    </dlg:button>
    <dlg:numericfield dlg:style-id="2" dlg:id="NumericField1" dlg:tab-index="71" dlg:left="13" dlg:top="450" dlg:width="31" dlg:height="12"/>
    <dlg:button dlg:id="CommandButton2" dlg:tab-index="72" dlg:left="124" dlg:top="270" dlg:width="29" dlg:height="14" dlg:value="Ya">
      <script:event script:event-name="on-performaction" script:macro-name="vnd.sun.star.script:Lib_simple.ModDlgInputDDPRKH.simpanDDPRK?language=Basic&amp;location=document" script:language="Script"/>
    </dlg:button>
    <dlg:text dlg:id="Label33" dlg:tab-index="73" dlg:left="4" dlg:top="271" dlg:width="120" dlg:height="10" dlg:value="Tambah data sebagai RKH Besok?"/>
  </dlg:bulletinboard>
</dlg:window>
</file>

<file path=Dialogs/Lib_simple/dlgInputDDPRKH2.xml><?xml version="1.0" encoding="utf-8"?>
<!DOCTYPE window  PUBLIC '-//OpenOffice.org//DTD OfficeDocument 1.0//EN'  'dialog.dtd'>
<dlg:window xmlns:dlg="http://openoffice.org/2000/dialog" xmlns:script="http://openoffice.org/2000/script" dlg:style-id="0" dlg:id="dlgInputDDPRKH2" dlg:left="5" dlg:top="0" dlg:width="160" dlg:height="308" dlg:closeable="true" dlg:moveable="true" dlg:title="Input DDP &amp; Rencana Kunjungan (Top Up)">
  <dlg:styles>
    <dlg:style dlg:style-id="0" dlg:background-color="0xcccccc"/>
    <dlg:style dlg:style-id="1" dlg:font-name="Tahoma" dlg:font-height="10" dlg:font-stylename="Bold" dlg:font-family="swiss" dlg:font-weight="150"/>
    <dlg:style dlg:style-id="2" dlg:border="simple"/>
    <dlg:style dlg:style-id="3" dlg:background-color="0xcccccc" dlg:font-slant="italic"/>
    <dlg:style dlg:style-id="4" dlg:background-color="0xcccccc" dlg:font-height="7"/>
    <dlg:style dlg:style-id="5" dlg:background-color="0xcccccc" dlg:border="none"/>
    <dlg:style dlg:style-id="6" dlg:text-color="0xff0000" dlg:font-weight="150"/>
    <dlg:style dlg:style-id="7" dlg:background-color="0xcccccc" dlg:font-weight="150"/>
    <dlg:style dlg:style-id="8" dlg:text-color="0x6b6b" dlg:font-name="Tahoma" dlg:font-height="10" dlg:font-stylename="Bold" dlg:font-family="swiss" dlg:font-weight="150"/>
    <dlg:style dlg:style-id="9" dlg:background-color="0xcccccc" dlg:text-color="0x800000"/>
  </dlg:styles>
  <dlg:bulletinboard>
    <dlg:text dlg:style-id="0" dlg:id="Label1" dlg:tab-index="27" dlg:left="9" dlg:top="52" dlg:width="39" dlg:height="12" dlg:printable="false" dlg:value="NIK"/>
    <dlg:text dlg:style-id="0" dlg:id="Label3" dlg:tab-index="28" dlg:left="9" dlg:top="153" dlg:width="38" dlg:height="12" dlg:printable="false" dlg:value="Nama CaDeb"/>
    <dlg:text dlg:style-id="0" dlg:id="Label4" dlg:tab-index="29" dlg:left="9" dlg:top="65" dlg:width="39" dlg:height="12" dlg:printable="false" dlg:value="Nama"/>
    <dlg:titledbox dlg:style-id="1" dlg:id="FrameControl1" dlg:tab-index="30" dlg:left="3" dlg:top="108" dlg:width="151" dlg:height="158" dlg:printable="false">
      <dlg:title dlg:value="[1] Data Calon Prospect"/>
    </dlg:titledbox>
    <dlg:text dlg:style-id="0" dlg:id="Label5" dlg:tab-index="31" dlg:left="9" dlg:top="76" dlg:width="39" dlg:height="12" dlg:printable="false" dlg:value="Kode"/>
    <dlg:textfield dlg:style-id="2" dlg:id="txtNMDEBIHK" dlg:tab-index="7" dlg:disabled="true" dlg:left="55" dlg:top="151" dlg:width="93" dlg:height="10" dlg:printable="false"/>
    <dlg:menulist dlg:style-id="2" dlg:id="lsNIKIHK" dlg:tab-index="0" dlg:left="55" dlg:top="52" dlg:width="44" dlg:height="10" dlg:printable="false" dlg:spin="true">
      <script:event script:event-name="on-performaction" script:macro-name="vnd.sun.star.script:Lib_simple.ModDlgInputDDPRKH.lsNikEtu_Change2?language=Basic&amp;location=document" script:language="Script"/>
    </dlg:menulist>
    <dlg:textfield dlg:style-id="2" dlg:id="txtNMPJBIHK" dlg:tab-index="1" dlg:disabled="true" dlg:left="55" dlg:top="63" dlg:width="94" dlg:height="10" dlg:printable="false"/>
    <dlg:titledbox dlg:style-id="1" dlg:id="FrameControl5" dlg:tab-index="32" dlg:left="4" dlg:top="41" dlg:width="150" dlg:height="65" dlg:printable="false">
      <dlg:title dlg:value="[1] Data RO"/>
    </dlg:titledbox>
    <dlg:text dlg:style-id="0" dlg:id="Label17" dlg:tab-index="34" dlg:left="8" dlg:top="24" dlg:width="39" dlg:height="10" dlg:value="Tanggal Input"/>
    <dlg:text dlg:style-id="0" dlg:id="Label18" dlg:tab-index="35" dlg:left="9" dlg:top="8" dlg:width="19" dlg:height="12" dlg:printable="false" dlg:value="NOCAS"/>
    <dlg:titledbox dlg:style-id="1" dlg:id="FrameControl6" dlg:tab-index="36" dlg:left="176" dlg:top="202" dlg:width="150" dlg:height="49">
      <dlg:title dlg:value="[2] Data Rencana Kunjungan"/>
    </dlg:titledbox>
    <dlg:text dlg:style-id="0" dlg:id="Label28" dlg:tab-index="37" dlg:left="9" dlg:top="191" dlg:width="35" dlg:height="12" dlg:value="Jenis Usaha"/>
    <dlg:text dlg:style-id="0" dlg:id="Label30" dlg:tab-index="38" dlg:left="403" dlg:top="226" dlg:width="65" dlg:height="12" dlg:value="Pencapaian Kunj. RKH *"/>
    <dlg:text dlg:style-id="0" dlg:id="Label31" dlg:tab-index="39" dlg:left="181" dlg:top="220" dlg:width="42" dlg:height="12" dlg:value="Tgl Renc. Kunj."/>
    <dlg:text dlg:style-id="0" dlg:id="Label36" dlg:tab-index="40" dlg:left="403" dlg:top="253" dlg:width="35" dlg:height="9" dlg:value="Keterangan"/>
    <dlg:text dlg:style-id="0" dlg:id="Label6" dlg:tab-index="41" dlg:left="9" dlg:top="126" dlg:width="41" dlg:height="12" dlg:value="Sumber Prospect"/>
    <dlg:text dlg:style-id="0" dlg:id="Label7" dlg:tab-index="42" dlg:left="9" dlg:top="204" dlg:width="70" dlg:height="8" dlg:value="Alamat Usaha/T. Tinggal"/>
    <dlg:text dlg:style-id="3" dlg:id="Label8" dlg:tab-index="43" dlg:visible="false" dlg:left="371" dlg:top="103" dlg:width="87" dlg:height="8" dlg:value="Status Aktual Kunjungan Terakhir"/>
    <dlg:text dlg:style-id="0" dlg:id="Label10" dlg:tab-index="44" dlg:left="403" dlg:top="213" dlg:width="52" dlg:height="12" dlg:value="Lokasi Kunjungan *"/>
    <dlg:text dlg:style-id="4" dlg:id="Label11" dlg:tab-index="45" dlg:left="437" dlg:top="253" dlg:width="43" dlg:height="7" dlg:value="(maks 160 karakter)"/>
    <dlg:textfield dlg:style-id="2" dlg:id="txtKODEROIHK" dlg:tab-index="3" dlg:left="55" dlg:top="76" dlg:width="44" dlg:height="10" dlg:printable="false"/>
    <dlg:textfield dlg:style-id="5" dlg:id="txtNOCASIHK" dlg:tab-index="4" dlg:left="55" dlg:top="9" dlg:width="84" dlg:height="10" dlg:printable="false" dlg:readonly="true"/>
    <dlg:menulist dlg:style-id="2" dlg:id="ls_SUMEBRPRSIHK" dlg:tab-index="5" dlg:left="55" dlg:top="124" dlg:width="93" dlg:height="10" dlg:spin="true">
      <dlg:menupopup>
        <dlg:menuitem dlg:value="TOPUP"/>
      </dlg:menupopup>
      <script:event script:event-name="on-itemstatechange" script:macro-name="vnd.sun.star.script:Lib_simple.ModDlgInputDDPRKH.onSumberProspectDDPRKH_change?language=Basic&amp;location=document" script:language="Script"/>
    </dlg:menulist>
    <dlg:menulist dlg:style-id="2" dlg:id="ls_JNSUSAHAIHK" dlg:tab-index="10" dlg:left="55" dlg:top="190" dlg:width="93" dlg:height="10" dlg:spin="true"/>
    <dlg:menulist dlg:style-id="2" dlg:id="ls_LOKKUNJIHK" dlg:tab-index="20" dlg:left="491" dlg:top="210" dlg:width="90" dlg:height="10" dlg:spin="true">
      <dlg:menupopup>
        <dlg:menuitem dlg:value="Tempat Usaha"/>
        <dlg:menuitem dlg:value="Tempat Tinggal"/>
      </dlg:menupopup>
    </dlg:menulist>
    <dlg:datefield dlg:style-id="2" dlg:id="ls_TGLRENCKUNJIHK" dlg:tab-index="22" dlg:left="224" dlg:top="220" dlg:width="93" dlg:height="10" dlg:printable="false" dlg:strict-format="true" dlg:date-format="short_YYYYMMDD_DIN5008" dlg:value-min="20000101" dlg:dropdown="true"/>
    <dlg:textfield dlg:style-id="2" dlg:id="txtKETIHK" dlg:tab-index="23" dlg:left="401" dlg:top="266" dlg:width="180" dlg:height="34" dlg:vscroll="true" dlg:maxlength="160" dlg:multiline="true"/>
    <dlg:button dlg:id="cmdKembaliIHK" dlg:tab-index="25" dlg:left="423" dlg:top="52" dlg:width="84" dlg:height="14" dlg:printable="false" dlg:value="Kembali"/>
    <dlg:button dlg:style-id="6" dlg:id="CmdHapusIHK" dlg:tab-index="26" dlg:left="423" dlg:top="68" dlg:width="84" dlg:height="14" dlg:printable="false" dlg:value="Hapus">
      <script:event script:event-name="on-performaction" script:macro-name="vnd.sun.star.script:Lib_simple.ModDlgIK.cmd_HapusRKH_click?language=Basic&amp;location=document" script:language="Script"/>
    </dlg:button>
    <dlg:button dlg:id="cmdSimpanIHK" dlg:tab-index="24" dlg:left="175" dlg:top="270" dlg:width="54" dlg:height="14" dlg:printable="false" dlg:value="Simpan">
      <script:event script:event-name="on-performaction" script:macro-name="vnd.sun.star.script:Lib_simple.ModDlgInputDDPRKH.simpanDDPRK?language=Basic&amp;location=document" script:language="Script"/>
    </dlg:button>
    <dlg:textfield dlg:style-id="5" dlg:id="txtDATEIHK" dlg:tab-index="33" dlg:disabled="true" dlg:left="55" dlg:top="24" dlg:width="52" dlg:height="10"/>
    <dlg:textfield dlg:style-id="2" dlg:id="txtALAMATIHK" dlg:tab-index="11" dlg:left="12" dlg:top="217" dlg:width="136" dlg:height="27" dlg:vscroll="true" dlg:maxlength="120" dlg:multiline="true"/>
    <dlg:titledbox dlg:style-id="7" dlg:id="FrameControl2" dlg:tab-index="46" dlg:left="68" dlg:top="438" dlg:width="159" dlg:height="153">
      <dlg:title dlg:value="[1] VERIFIKASI COLD PROSPECT &gt; PROSPECT"/>
    </dlg:titledbox>
    <dlg:text dlg:style-id="7" dlg:id="Label2" dlg:tab-index="47" dlg:left="76" dlg:top="454" dlg:width="16" dlg:height="11" dlg:value="CEK 1"/>
    <dlg:text dlg:style-id="0" dlg:id="Label12" dlg:tab-index="48" dlg:left="79" dlg:top="467" dlg:width="38" dlg:height="10" dlg:value="Lama Usaha *"/>
    <dlg:text dlg:style-id="0" dlg:id="Label13" dlg:tab-index="49" dlg:left="176" dlg:top="465" dlg:width="15" dlg:height="11" dlg:value="Bulan"/>
    <dlg:text dlg:style-id="7" dlg:id="Label14" dlg:tab-index="50" dlg:left="76" dlg:top="484" dlg:width="16" dlg:height="11" dlg:value="CEK 2"/>
    <dlg:text dlg:style-id="0" dlg:id="Label15" dlg:tab-index="51" dlg:left="80" dlg:top="497" dlg:width="37" dlg:height="11" dlg:value="Good Char 1 *"/>
    <dlg:text dlg:style-id="0" dlg:id="Label16" dlg:tab-index="52" dlg:left="80" dlg:top="507" dlg:width="43" dlg:height="11" dlg:value="Pemberi Info 1 *"/>
    <dlg:text dlg:style-id="0" dlg:id="Label19" dlg:tab-index="53" dlg:left="80" dlg:top="518" dlg:width="61" dlg:height="11" dlg:value="Telp/HP Pemberi Info 1"/>
    <dlg:text dlg:style-id="7" dlg:id="Label24" dlg:tab-index="54" dlg:left="76" dlg:top="537" dlg:width="16" dlg:height="11" dlg:value="CEK 3"/>
    <dlg:text dlg:style-id="0" dlg:id="Label25" dlg:tab-index="55" dlg:left="80" dlg:top="547" dlg:width="37" dlg:height="11" dlg:value="Good Char 2 *"/>
    <dlg:text dlg:style-id="0" dlg:id="Label26" dlg:tab-index="56" dlg:left="80" dlg:top="556" dlg:width="45" dlg:height="11" dlg:value="Pemberi Info 2 *"/>
    <dlg:text dlg:style-id="0" dlg:id="Label27" dlg:tab-index="57" dlg:left="80" dlg:top="566" dlg:width="61" dlg:height="11" dlg:value="Telp/HP Pemberi Info 2"/>
    <dlg:numericfield dlg:style-id="2" dlg:id="txtLAMAUSAHAIHK" dlg:tab-index="12" dlg:left="143" dlg:top="462" dlg:width="27" dlg:height="10" dlg:decimal-accuracy="0">
      <script:event script:event-name="on-textchange" script:macro-name="vnd.sun.star.script:Lib_simple.ModDlgInputDDPRKH.onValInputRenKunj?language=Basic&amp;location=document" script:language="Script"/>
    </dlg:numericfield>
    <dlg:menulist dlg:style-id="2" dlg:id="lsCEK2CHARIHK" dlg:tab-index="13" dlg:left="143" dlg:top="491" dlg:width="40" dlg:height="10" dlg:spin="true">
      <dlg:menupopup>
        <dlg:menuitem dlg:value="YA"/>
        <dlg:menuitem dlg:value="TIDAK"/>
      </dlg:menupopup>
      <script:event script:event-name="on-performaction" script:macro-name="vnd.sun.star.script:Lib_simple.ModDlgInputDDPRKH.onValInputRenKunj?language=Basic&amp;location=document" script:language="Script"/>
    </dlg:menulist>
    <dlg:textfield dlg:style-id="2" dlg:id="txtNAMAINFO2IHK" dlg:tab-index="14" dlg:left="143" dlg:top="505" dlg:width="76" dlg:height="10"/>
    <dlg:numericfield dlg:style-id="2" dlg:id="txtNOTELPCEK2IHK" dlg:tab-index="15" dlg:left="143" dlg:top="518" dlg:width="76" dlg:height="10" dlg:decimal-accuracy="0" dlg:value-min="0" dlg:value-max="10000000000000000"/>
    <dlg:menulist dlg:style-id="2" dlg:id="lsCEK3CHARIHK" dlg:tab-index="16" dlg:left="143" dlg:top="542" dlg:width="40" dlg:height="10" dlg:spin="true">
      <dlg:menupopup>
        <dlg:menuitem dlg:value="YA"/>
        <dlg:menuitem dlg:value="TIDAK"/>
      </dlg:menupopup>
      <script:event script:event-name="on-performaction" script:macro-name="vnd.sun.star.script:Lib_simple.ModDlgInputDDPRKH.onValInputRenKunj?language=Basic&amp;location=document" script:language="Script"/>
    </dlg:menulist>
    <dlg:textfield dlg:style-id="2" dlg:id="txtNAMAINFO3IHK" dlg:tab-index="17" dlg:left="143" dlg:top="553" dlg:width="76" dlg:height="10"/>
    <dlg:numericfield dlg:style-id="2" dlg:id="txtNOTELPCEK3IHK" dlg:tab-index="18" dlg:left="143" dlg:top="566" dlg:width="76" dlg:height="10" dlg:decimal-accuracy="0" dlg:value-max="1000000000000000"/>
    <dlg:text dlg:style-id="0" dlg:id="Label22" dlg:tab-index="58" dlg:left="9" dlg:top="164" dlg:width="39" dlg:height="11" dlg:value="SubZona CaDeb"/>
    <dlg:text dlg:style-id="0" dlg:id="Label23" dlg:tab-index="59" dlg:left="9" dlg:top="177" dlg:width="40" dlg:height="11" dlg:value="No. Telp./HP."/>
    <dlg:menulist dlg:style-id="2" dlg:id="lsZONACADEBIHK" dlg:tab-index="8" dlg:left="55" dlg:top="164" dlg:width="93" dlg:height="10" dlg:spin="true"/>
    <dlg:numericfield dlg:style-id="2" dlg:id="txtNOTELPCADEBIHK" dlg:tab-index="9" dlg:left="55" dlg:top="177" dlg:width="93" dlg:height="10" dlg:decimal-accuracy="0" dlg:value-min="0" dlg:value-max="10000000000000000"/>
    <dlg:text dlg:style-id="0" dlg:id="Label29" dlg:tab-index="61" dlg:left="9" dlg:top="89" dlg:width="37" dlg:height="12" dlg:printable="false" dlg:value="Plan SubZona"/>
    <dlg:menulist dlg:style-id="2" dlg:id="lsZONAROIK" dlg:tab-index="2" dlg:left="55" dlg:top="89" dlg:width="27" dlg:height="10" dlg:spin="true"/>
    <dlg:menulist dlg:style-id="2" dlg:id="ls_PENCPRKHIHK" dlg:tab-index="21" dlg:left="491" dlg:top="224" dlg:width="90" dlg:height="10" dlg:spin="true"/>
    <dlg:text dlg:style-id="0" dlg:id="Label32" dlg:tab-index="62" dlg:left="12" dlg:top="249" dlg:width="35" dlg:height="9" dlg:value="Jenis Produk"/>
    <dlg:menulist dlg:style-id="2" dlg:id="lsJNSPRODUK" dlg:tab-index="19" dlg:left="55" dlg:top="247" dlg:width="93" dlg:height="10" dlg:spin="true"/>
    <dlg:text dlg:style-id="0" dlg:id="Label20" dlg:tab-index="63" dlg:left="9" dlg:top="140" dlg:width="43" dlg:height="11" dlg:value="APPID"/>
    <dlg:textfield dlg:style-id="2" dlg:id="txtCIFTU" dlg:tab-index="6" dlg:disabled="true" dlg:left="55" dlg:top="137" dlg:width="93" dlg:height="10"/>
    <dlg:textfield dlg:id="txtSTKUNAKHIRIHK" dlg:tab-index="60" dlg:disabled="true" dlg:visible="false" dlg:left="461" dlg:top="101" dlg:width="47" dlg:height="12"/>
    <dlg:text dlg:style-id="3" dlg:id="Label9" dlg:tab-index="64" dlg:visible="false" dlg:left="371" dlg:top="116" dlg:width="43" dlg:height="8" dlg:value="Status Hari Ini"/>
    <dlg:textfield dlg:id="txtSTATtoday" dlg:tab-index="65" dlg:disabled="true" dlg:visible="false" dlg:left="461" dlg:top="116" dlg:width="47" dlg:height="12"/>
    <dlg:text dlg:style-id="8" dlg:id="lblSTATPR" dlg:tab-index="66" dlg:visible="false" dlg:left="518" dlg:top="25" dlg:width="63" dlg:height="14" dlg:align="center"/>
    <dlg:text dlg:style-id="9" dlg:id="Label21" dlg:tab-index="67" dlg:left="303" dlg:top="359" dlg:width="91" dlg:height="44" dlg:value="*) wajib diisi&#10;**) wajib diisi jika Sumber Prospect &#10;       Top Up,&#10;       Customer  Maintenance,&#10;       Collection"/>
    <dlg:text dlg:style-id="3" dlg:id="l_jenisdata" dlg:tab-index="68" dlg:visible="false" dlg:left="253" dlg:top="305" dlg:width="43" dlg:height="8" dlg:value="Jenis Data"/>
    <dlg:textfield dlg:style-id="2" dlg:id="txtJENISDATA" dlg:tab-index="69" dlg:disabled="true" dlg:visible="false" dlg:left="253" dlg:top="316" dlg:width="47" dlg:height="9"/>
    <dlg:button dlg:id="CommandButton1" dlg:tab-index="70" dlg:left="267" dlg:top="270" dlg:width="54" dlg:height="14" dlg:printable="false" dlg:value="Kembali">
      <script:event script:event-name="on-performaction" script:macro-name="vnd.sun.star.script:Lib_simple.ModDlgInputDDPRKH.Kembali_Click2?language=Basic&amp;location=document" script:language="Script"/>
    </dlg:button>
    <dlg:numericfield dlg:style-id="2" dlg:id="NumericField1" dlg:tab-index="71" dlg:left="13" dlg:top="450" dlg:width="31" dlg:height="12"/>
    <dlg:button dlg:id="CommandButton3" dlg:tab-index="72" dlg:left="124" dlg:top="276" dlg:width="29" dlg:height="14" dlg:value="Ya">
      <script:event script:event-name="on-performaction" script:macro-name="vnd.sun.star.script:Lib_simple.ModDlgInputDDPRKH.RKHTambahan_click?language=Basic&amp;location=document" script:language="Script"/>
    </dlg:button>
    <dlg:text dlg:id="Label34" dlg:tab-index="73" dlg:left="4" dlg:top="279" dlg:width="120" dlg:height="10" dlg:value="Tambah data sebagai RKH Tambahan Hari ini?"/>
  </dlg:bulletinboard>
</dlg:window>
</file>

<file path=Dialogs/Lib_simple/dlgInputKunjungan.xml><?xml version="1.0" encoding="utf-8"?>
<!DOCTYPE window  PUBLIC '-//OpenOffice.org//DTD OfficeDocument 1.0//EN'  'dialog.dtd'>
<dlg:window xmlns:dlg="http://openoffice.org/2000/dialog" xmlns:script="http://openoffice.org/2000/script" dlg:style-id="0" dlg:id="dlgInputKunjungan" dlg:left="29" dlg:top="5" dlg:width="377" dlg:height="283" dlg:closeable="true" dlg:moveable="true" dlg:title="Detail Data Cadeb">
  <dlg:styles>
    <dlg:style dlg:style-id="0" dlg:background-color="0xcccccc"/>
    <dlg:style dlg:style-id="1" dlg:font-name="Tahoma" dlg:font-height="10" dlg:font-stylename="Bold" dlg:font-family="swiss" dlg:font-weight="150"/>
    <dlg:style dlg:style-id="2" dlg:border="simple"/>
    <dlg:style dlg:style-id="3" dlg:text-color="0xff0000" dlg:font-weight="150"/>
    <dlg:style dlg:style-id="4" dlg:background-color="0xcccccc" dlg:font-weight="150"/>
    <dlg:style dlg:style-id="5" dlg:text-color="0x6b6b" dlg:font-name="Tahoma" dlg:font-height="10" dlg:font-stylename="Bold" dlg:font-family="swiss" dlg:font-weight="150"/>
    <dlg:style dlg:style-id="6" dlg:background-color="0xcccccc" dlg:text-color="0xff0000" dlg:font-slant="italic"/>
    <dlg:style dlg:style-id="7" dlg:background-color="0xcccccc" dlg:text-color="0xff0000" dlg:font-height="9"/>
  </dlg:styles>
  <dlg:bulletinboard>
    <dlg:text dlg:style-id="0" dlg:id="Label1" dlg:tab-index="27" dlg:left="19" dlg:top="36" dlg:width="39" dlg:height="12" dlg:printable="false" dlg:value="NIK"/>
    <dlg:text dlg:style-id="0" dlg:id="Label3" dlg:tab-index="28" dlg:left="19" dlg:top="140" dlg:width="35" dlg:height="12" dlg:printable="false" dlg:value="Nama CaDeb"/>
    <dlg:text dlg:style-id="0" dlg:id="Label4" dlg:tab-index="29" dlg:left="19" dlg:top="49" dlg:width="39" dlg:height="12" dlg:printable="false" dlg:value="Nama"/>
    <dlg:titledbox dlg:style-id="1" dlg:id="FrameControl1" dlg:tab-index="30" dlg:left="8" dlg:top="94" dlg:width="173" dlg:height="176" dlg:printable="false">
      <dlg:title dlg:value="Data Prospect"/>
    </dlg:titledbox>
    <dlg:text dlg:style-id="0" dlg:id="Label5" dlg:tab-index="31" dlg:left="19" dlg:top="60" dlg:width="39" dlg:height="12" dlg:printable="false" dlg:value="Kode"/>
    <dlg:textfield dlg:style-id="2" dlg:id="txtNMDEBIHK" dlg:tab-index="7" dlg:left="65" dlg:top="138" dlg:width="108" dlg:height="10" dlg:printable="false"/>
    <dlg:menulist dlg:style-id="2" dlg:id="lsNIKIHK" dlg:tab-index="1" dlg:left="65" dlg:top="35" dlg:width="53" dlg:height="10" dlg:printable="false" dlg:spin="true">
      <script:event script:event-name="on-performaction" script:macro-name="vnd.sun.star.script:Lib_simple.ModDlgIK.lsNik_Change?language=Basic&amp;location=document" script:language="Script"/>
    </dlg:menulist>
    <dlg:textfield dlg:style-id="2" dlg:id="txtNMPJBIHK" dlg:tab-index="2" dlg:disabled="true" dlg:left="65" dlg:top="48" dlg:width="110" dlg:height="10" dlg:printable="false"/>
    <dlg:titledbox dlg:style-id="1" dlg:id="FrameControl5" dlg:tab-index="32" dlg:left="9" dlg:top="25" dlg:width="172" dlg:height="65" dlg:printable="false">
      <dlg:title dlg:value="Data RO"/>
    </dlg:titledbox>
    <dlg:text dlg:style-id="0" dlg:id="Label17" dlg:tab-index="34" dlg:left="14" dlg:top="9" dlg:width="39" dlg:height="10" dlg:value="Tanggal Input"/>
    <dlg:text dlg:style-id="0" dlg:id="Label18" dlg:tab-index="35" dlg:left="268" dlg:top="9" dlg:width="23" dlg:height="13" dlg:printable="false" dlg:value="NOCAS"/>
    <dlg:titledbox dlg:style-id="1" dlg:id="FrameControl6" dlg:tab-index="36" dlg:left="189" dlg:top="25" dlg:width="182" dlg:height="145">
      <dlg:title dlg:value="Data Kunjungan (sebelumnya)"/>
    </dlg:titledbox>
    <dlg:text dlg:style-id="0" dlg:id="Label28" dlg:tab-index="37" dlg:left="19" dlg:top="239" dlg:width="30" dlg:height="12" dlg:value="Jenis Usaha"/>
    <dlg:text dlg:style-id="0" dlg:id="Label30" dlg:tab-index="38" dlg:left="199" dlg:top="55" dlg:width="56" dlg:height="12" dlg:value="Pencapaian Kunj."/>
    <dlg:text dlg:style-id="0" dlg:id="Label31" dlg:tab-index="39" dlg:left="199" dlg:top="83" dlg:width="64" dlg:height="8" dlg:value="Tgl Rencana Kunjungan"/>
    <dlg:text dlg:style-id="0" dlg:id="Label36" dlg:tab-index="40" dlg:left="199" dlg:top="112" dlg:width="84" dlg:height="9" dlg:value="Keterangan (maks 160 karakter)"/>
    <dlg:text dlg:style-id="0" dlg:id="Label6" dlg:tab-index="41" dlg:left="19" dlg:top="110" dlg:width="41" dlg:height="12" dlg:value="Sumber Prospect"/>
    <dlg:text dlg:style-id="0" dlg:id="Label7" dlg:tab-index="42" dlg:left="19" dlg:top="182" dlg:width="70" dlg:height="8" dlg:value="Alamat Usaha/T. Tinggal :"/>
    <dlg:text dlg:style-id="0" dlg:id="Label8" dlg:tab-index="43" dlg:left="442" dlg:top="161" dlg:width="67" dlg:height="8" dlg:value="Pencapaian Kunj. (Before)"/>
    <dlg:text dlg:style-id="0" dlg:id="Label10" dlg:tab-index="44" dlg:left="199" dlg:top="40" dlg:width="51" dlg:height="12" dlg:value="Lokasi Kunjungan"/>
    <dlg:textfield dlg:style-id="2" dlg:id="txtKODEROIHK" dlg:tab-index="3" dlg:disabled="true" dlg:left="65" dlg:top="61" dlg:width="53" dlg:height="10" dlg:printable="false"/>
    <dlg:textfield dlg:style-id="2" dlg:id="txtNOCASIHK" dlg:tab-index="0" dlg:left="293" dlg:top="7" dlg:width="74" dlg:height="10" dlg:printable="false" dlg:readonly="true"/>
    <dlg:menulist dlg:style-id="2" dlg:id="ls_SUMEBRPRSIHK" dlg:tab-index="5" dlg:left="65" dlg:top="108" dlg:width="74" dlg:height="10" dlg:spin="true"/>
    <dlg:menulist dlg:style-id="2" dlg:id="ls_JNSUSAHAIHK" dlg:tab-index="19" dlg:left="65" dlg:top="238" dlg:width="106" dlg:height="10" dlg:spin="true"/>
    <dlg:menulist dlg:style-id="2" dlg:id="ls_LOKKUNJIHK" dlg:tab-index="20" dlg:left="268" dlg:top="39" dlg:width="95" dlg:height="10" dlg:spin="true">
      <dlg:menupopup>
        <dlg:menuitem dlg:value="Tempat Usaha"/>
        <dlg:menuitem dlg:value="Tempat Tinggal"/>
      </dlg:menupopup>
    </dlg:menulist>
    <dlg:datefield dlg:style-id="2" dlg:id="ls_TGLRENCKUNJIHK" dlg:tab-index="22" dlg:left="268" dlg:top="81" dlg:width="95" dlg:height="10" dlg:printable="false" dlg:strict-format="true" dlg:date-format="short_YYYYMMDD_DIN5008" dlg:value-min="20000101" dlg:dropdown="true"/>
    <dlg:textfield dlg:style-id="2" dlg:id="txtKETIHK" dlg:tab-index="23" dlg:left="201" dlg:top="124" dlg:width="161" dlg:height="34" dlg:vscroll="true" dlg:maxlength="160" dlg:multiline="true"/>
    <dlg:button dlg:id="cmdKembaliIHK" dlg:tab-index="24" dlg:left="308" dlg:top="181" dlg:width="54" dlg:height="14" dlg:printable="false" dlg:value="Kembali">
      <script:event script:event-name="on-performaction" script:macro-name="vnd.sun.star.script:Lib_simple.ModDlgIK.Kembali_Click?language=Basic&amp;location=document" script:language="Script"/>
    </dlg:button>
    <dlg:button dlg:style-id="3" dlg:id="CmdHapusIHK" dlg:tab-index="25" dlg:left="197" dlg:top="181" dlg:width="54" dlg:height="14" dlg:printable="false" dlg:value="Hapus">
      <script:event script:event-name="on-performaction" script:macro-name="vnd.sun.star.script:Lib_simple.ModDlgIK.cmd_HapusRKH_click?language=Basic&amp;location=document" script:language="Script"/>
    </dlg:button>
    <dlg:button dlg:id="cmdSimpanIHK" dlg:tab-index="26" dlg:visible="false" dlg:left="135" dlg:top="486" dlg:width="54" dlg:height="14" dlg:printable="false" dlg:value="Simpan">
      <script:event script:event-name="on-performaction" script:macro-name="vnd.sun.star.script:Lib_simple.ModDlgIK.Simpan_Click?language=Basic&amp;location=document" script:language="Script"/>
    </dlg:button>
    <dlg:textfield dlg:style-id="2" dlg:id="txtDATEIHK" dlg:tab-index="33" dlg:disabled="true" dlg:left="65" dlg:top="7" dlg:width="52" dlg:height="10"/>
    <dlg:textfield dlg:style-id="2" dlg:id="txtALAMATIHK" dlg:tab-index="10" dlg:left="18" dlg:top="195" dlg:width="155" dlg:height="35" dlg:vscroll="true" dlg:maxlength="120" dlg:multiline="true"/>
    <dlg:titledbox dlg:style-id="4" dlg:id="FrameControl2" dlg:tab-index="45" dlg:left="431" dlg:top="219" dlg:width="172" dlg:height="132">
      <dlg:title dlg:value="VERIFIKASI COLD PROSPECT &gt; PROSPECT"/>
    </dlg:titledbox>
    <dlg:text dlg:style-id="4" dlg:id="Label2" dlg:tab-index="46" dlg:left="442" dlg:top="235" dlg:width="16" dlg:height="11" dlg:value="CEK 1"/>
    <dlg:text dlg:style-id="0" dlg:id="Label12" dlg:tab-index="47" dlg:left="445" dlg:top="246" dlg:width="38" dlg:height="10" dlg:value="Lama Usaha"/>
    <dlg:text dlg:style-id="0" dlg:id="Label13" dlg:tab-index="48" dlg:left="538" dlg:top="243" dlg:width="15" dlg:height="11" dlg:value="Bulan"/>
    <dlg:text dlg:style-id="4" dlg:id="Label14" dlg:tab-index="49" dlg:left="442" dlg:top="257" dlg:width="16" dlg:height="11" dlg:value="CEK 2"/>
    <dlg:text dlg:style-id="0" dlg:id="Label15" dlg:tab-index="50" dlg:left="447" dlg:top="270" dlg:width="37" dlg:height="11" dlg:value="Good Char 1"/>
    <dlg:text dlg:style-id="0" dlg:id="Label16" dlg:tab-index="51" dlg:left="447" dlg:top="279" dlg:width="43" dlg:height="11" dlg:value="Pemberi Info 1"/>
    <dlg:text dlg:style-id="0" dlg:id="Label19" dlg:tab-index="52" dlg:left="447" dlg:top="289" dlg:width="61" dlg:height="11" dlg:value="Telp/HP Pemberi Info 1"/>
    <dlg:text dlg:style-id="4" dlg:id="Label24" dlg:tab-index="53" dlg:left="442" dlg:top="302" dlg:width="16" dlg:height="11" dlg:value="CEK 3"/>
    <dlg:text dlg:style-id="0" dlg:id="Label25" dlg:tab-index="54" dlg:left="446" dlg:top="313" dlg:width="37" dlg:height="11" dlg:value="Good Char 2"/>
    <dlg:text dlg:style-id="0" dlg:id="Label26" dlg:tab-index="55" dlg:left="446" dlg:top="323" dlg:width="45" dlg:height="11" dlg:value="Pemberi Info 2"/>
    <dlg:text dlg:style-id="0" dlg:id="Label27" dlg:tab-index="56" dlg:left="446" dlg:top="334" dlg:width="61" dlg:height="11" dlg:value="Telp/HP Pemberi Info 2"/>
    <dlg:numericfield dlg:style-id="2" dlg:id="txtLAMAUSAHAIHK" dlg:tab-index="11" dlg:left="510" dlg:top="243" dlg:width="27" dlg:height="10" dlg:decimal-accuracy="0">
      <script:event script:event-name="on-textchange" script:macro-name="vnd.sun.star.script:Lib_simple.ModInputDDP.onCekStatusCabdeb?language=Basic&amp;location=document" script:language="Script"/>
    </dlg:numericfield>
    <dlg:textfield dlg:style-id="2" dlg:id="txtNAMAINFO2IHK" dlg:tab-index="13" dlg:left="510" dlg:top="276" dlg:width="76" dlg:height="10"/>
    <dlg:numericfield dlg:style-id="2" dlg:id="txtNOTELPCEK2IHK" dlg:tab-index="14" dlg:left="510" dlg:top="289" dlg:width="76" dlg:height="10" dlg:decimal-accuracy="0" dlg:value-min="0" dlg:value-max="10000000000000000"/>
    <dlg:textfield dlg:style-id="2" dlg:id="txtNAMAINFO3IHK" dlg:tab-index="16" dlg:left="510" dlg:top="321" dlg:width="76" dlg:height="10"/>
    <dlg:numericfield dlg:style-id="2" dlg:id="txtNOTELPCEK3IHK" dlg:tab-index="17" dlg:left="510" dlg:top="331" dlg:width="76" dlg:height="10" dlg:decimal-accuracy="0" dlg:value-max="1000000000000000"/>
    <dlg:text dlg:style-id="0" dlg:id="Label22" dlg:tab-index="57" dlg:left="19" dlg:top="153" dlg:width="39" dlg:height="11" dlg:value="SubZona CaDeb"/>
    <dlg:text dlg:style-id="0" dlg:id="Label23" dlg:tab-index="58" dlg:left="19" dlg:top="167" dlg:width="40" dlg:height="11" dlg:value="No. Telp./HP."/>
    <dlg:menulist dlg:style-id="2" dlg:id="lsZONACADEBIHK" dlg:tab-index="8" dlg:left="65" dlg:top="153" dlg:width="74" dlg:height="10" dlg:spin="true"/>
    <dlg:numericfield dlg:style-id="2" dlg:id="txtNOTELPCADEBIHK" dlg:tab-index="9" dlg:left="65" dlg:top="166" dlg:width="74" dlg:height="10" dlg:decimal-accuracy="0" dlg:value-min="0" dlg:value-max="10000000000000000"/>
    <dlg:text dlg:style-id="0" dlg:id="Label29" dlg:tab-index="60" dlg:left="19" dlg:top="73" dlg:width="37" dlg:height="12" dlg:printable="false" dlg:value="Plan SubZona"/>
    <dlg:menulist dlg:style-id="2" dlg:id="lsZONAROIK" dlg:tab-index="4" dlg:left="65" dlg:top="75" dlg:width="34" dlg:height="10" dlg:spin="true"/>
    <dlg:menulist dlg:style-id="2" dlg:id="ls_PENCPRKHIHK" dlg:tab-index="21" dlg:left="268" dlg:top="53" dlg:width="95" dlg:height="10" dlg:spin="true"/>
    <dlg:text dlg:style-id="0" dlg:id="Label32" dlg:tab-index="61" dlg:left="19" dlg:top="251" dlg:width="38" dlg:height="12" dlg:value="Jenis Produk"/>
    <dlg:menulist dlg:style-id="2" dlg:id="lsJNSPRODUK" dlg:tab-index="18" dlg:left="65" dlg:top="250" dlg:width="106" dlg:height="10" dlg:spin="true"/>
    <dlg:text dlg:style-id="0" dlg:id="Label20" dlg:tab-index="62" dlg:left="19" dlg:top="126" dlg:width="43" dlg:height="11" dlg:value="APPID *"/>
    <dlg:textfield dlg:style-id="2" dlg:id="txtCIFTU" dlg:tab-index="6" dlg:left="33" dlg:top="454" dlg:width="75" dlg:height="10"/>
    <dlg:text dlg:style-id="0" dlg:id="Label9" dlg:tab-index="63" dlg:visible="false" dlg:left="204" dlg:top="486" dlg:width="56" dlg:height="8" dlg:value="Status Kunj. (Before)"/>
    <dlg:button dlg:id="cmdTAMBAHRKH" dlg:tab-index="64" dlg:left="333" dlg:top="216" dlg:width="29" dlg:height="14" dlg:value="Ya">
      <script:event script:event-name="on-performaction" script:macro-name="vnd.sun.star.script:Lib_simple.ModDlgIK.TambahRKH_click?language=Basic&amp;location=document" script:language="Script"/>
    </dlg:button>
    <dlg:text dlg:id="lblJADIRKH" dlg:tab-index="65" dlg:left="235" dlg:top="217" dlg:width="94" dlg:height="10" dlg:value="Tambah data sebagai RKH Besok?"/>
    <dlg:text dlg:style-id="5" dlg:id="lblSTATPR" dlg:tab-index="66" dlg:visible="false" dlg:left="28" dlg:top="518" dlg:width="63" dlg:height="14" dlg:align="center"/>
    <dlg:titledbox dlg:style-id="1" dlg:id="FrameControl3" dlg:tab-index="67" dlg:left="427" dlg:top="145" dlg:width="182" dlg:height="51">
      <dlg:title dlg:value="Status Kunj. (Before)"/>
    </dlg:titledbox>
    <dlg:text dlg:style-id="0" dlg:id="Label21" dlg:tab-index="68" dlg:left="442" dlg:top="174" dlg:width="64" dlg:height="12" dlg:value="Tanggal Kunj. (Before)"/>
    <dlg:textfield dlg:style-id="2" dlg:id="txtPencKunjBef" dlg:tab-index="69" dlg:disabled="true" dlg:left="508" dlg:top="161" dlg:width="90" dlg:height="10"/>
    <dlg:textfield dlg:style-id="2" dlg:id="txtStatKunjBef" dlg:tab-index="70" dlg:disabled="true" dlg:visible="false" dlg:left="270" dlg:top="486" dlg:width="90" dlg:height="10"/>
    <dlg:textfield dlg:style-id="2" dlg:id="lsTglKunjBef" dlg:tab-index="71" dlg:disabled="true" dlg:left="508" dlg:top="174" dlg:width="90" dlg:height="10"/>
    <dlg:textfield dlg:style-id="2" dlg:id="txtStatusKunj" dlg:tab-index="59" dlg:disabled="true" dlg:left="268" dlg:top="95" dlg:width="95" dlg:height="10"/>
    <dlg:text dlg:style-id="0" dlg:id="Label11" dlg:tab-index="72" dlg:left="200" dlg:top="98" dlg:width="56" dlg:height="8" dlg:value="Status Kunjungan"/>
    <dlg:text dlg:style-id="0" dlg:id="Label33" dlg:tab-index="74" dlg:left="199" dlg:top="70" dlg:width="56" dlg:height="12" dlg:value="Proses Selanjutnya"/>
    <dlg:menulist dlg:style-id="2" dlg:id="ls_statpenckunj" dlg:tab-index="73" dlg:left="268" dlg:top="67" dlg:width="95" dlg:height="10" dlg:spin="true">
      <dlg:menupopup>
        <dlg:menuitem dlg:value="APPID"/>
        <dlg:menuitem dlg:value="DONE"/>
        <dlg:menuitem dlg:value="AKAN DIKUNJUNGI LAGI"/>
      </dlg:menupopup>
      <script:event script:event-name="on-itemstatechange" script:macro-name="vnd.sun.star.script:Lib_simple.ModDlgIK.onStatPencKunjDone?language=Basic&amp;location=document" script:language="Script"/>
    </dlg:menulist>
    <dlg:text dlg:style-id="6" dlg:id="Label34" dlg:tab-index="75" dlg:left="404" dlg:top="18" dlg:width="163" dlg:height="12" dlg:value="(Tgl Ren. Kunj. harus lebih besar atau sama dengan tgl hari ini)"/>
    <dlg:text dlg:style-id="0" dlg:id="Label35" dlg:tab-index="77" dlg:visible="false" dlg:left="204" dlg:top="521" dlg:width="56" dlg:height="8" dlg:value="FLAG KB"/>
    <dlg:text dlg:style-id="0" dlg:id="Label37" dlg:tab-index="79" dlg:visible="false" dlg:left="204" dlg:top="535" dlg:width="56" dlg:height="8" dlg:value="TGL FLAG KB"/>
    <dlg:textfield dlg:style-id="2" dlg:id="txt_flag_kb" dlg:tab-index="76" dlg:visible="false" dlg:left="270" dlg:top="518" dlg:width="90" dlg:height="10"/>
    <dlg:datefield dlg:style-id="2" dlg:id="ls_tgl_flag_kb" dlg:tab-index="78" dlg:visible="false" dlg:left="270" dlg:top="532" dlg:width="91" dlg:height="10" dlg:printable="false" dlg:strict-format="true" dlg:date-format="short_YYYYMMDD_DIN5008" dlg:value-min="20000101" dlg:dropdown="true"/>
    <dlg:menulist dlg:style-id="2" dlg:id="lsCEK2CHARIHK2" dlg:tab-index="12" dlg:disabled="true" dlg:left="30" dlg:top="494" dlg:width="40" dlg:height="10" dlg:spin="true">
      <dlg:menupopup>
        <dlg:menuitem dlg:value="Y"/>
        <dlg:menuitem dlg:value="T"/>
      </dlg:menupopup>
    </dlg:menulist>
    <dlg:textfield dlg:style-id="2" dlg:id="lsCEK2CHARIHK" dlg:tab-index="80" dlg:left="510" dlg:top="265" dlg:width="37" dlg:height="10"/>
    <dlg:menulist dlg:style-id="2" dlg:id="lsCEK3CHARIHK2" dlg:tab-index="15" dlg:disabled="true" dlg:left="30" dlg:top="535" dlg:width="40" dlg:height="10" dlg:spin="true">
      <dlg:menupopup>
        <dlg:menuitem dlg:value="Y"/>
        <dlg:menuitem dlg:value="T"/>
      </dlg:menupopup>
    </dlg:menulist>
    <dlg:textfield dlg:style-id="2" dlg:id="lsCEK3CHARIHK" dlg:tab-index="81" dlg:left="510" dlg:top="308" dlg:width="37" dlg:height="10"/>
    <dlg:text dlg:style-id="7" dlg:id="Label38" dlg:tab-index="82" dlg:left="188" dlg:top="249" dlg:width="163" dlg:height="12" dlg:value="* Wajib diisi jika Sumber Prospect 'TOPUP'"/>
    <dlg:menulist dlg:style-id="2" dlg:id="ls_appid" dlg:tab-index="83" dlg:left="65" dlg:top="124" dlg:width="109" dlg:height="10" dlg:spin="true">
      <script:event script:event-name="on-performaction" script:macro-name="vnd.sun.star.script:Lib_simple.ModDlgIK.lsAppid_Change?language=Basic&amp;location=document" script:language="Script"/>
    </dlg:menulist>
  </dlg:bulletinboard>
</dlg:window>
</file>

<file path=Dialogs/Lib_simple/dlgInputKunjungan2.xml><?xml version="1.0" encoding="utf-8"?>
<!DOCTYPE window  PUBLIC '-//OpenOffice.org//DTD OfficeDocument 1.0//EN'  'dialog.dtd'>
<dlg:window xmlns:dlg="http://openoffice.org/2000/dialog" xmlns:script="http://openoffice.org/2000/script" dlg:style-id="0" dlg:id="dlgInputKunjungan2" dlg:left="29" dlg:top="5" dlg:width="377" dlg:height="283" dlg:closeable="true" dlg:moveable="true" dlg:title="Detail Data Cadeb">
  <dlg:styles>
    <dlg:style dlg:style-id="0" dlg:background-color="0xcccccc"/>
    <dlg:style dlg:style-id="1" dlg:font-name="Tahoma" dlg:font-height="10" dlg:font-stylename="Bold" dlg:font-family="swiss" dlg:font-weight="150"/>
    <dlg:style dlg:style-id="2" dlg:border="simple"/>
    <dlg:style dlg:style-id="3" dlg:text-color="0xff0000" dlg:font-weight="150"/>
    <dlg:style dlg:style-id="4" dlg:background-color="0xcccccc" dlg:font-weight="150"/>
    <dlg:style dlg:style-id="5" dlg:text-color="0x6b6b" dlg:font-name="Tahoma" dlg:font-height="10" dlg:font-stylename="Bold" dlg:font-family="swiss" dlg:font-weight="150"/>
    <dlg:style dlg:style-id="6" dlg:background-color="0xcccccc" dlg:text-color="0xff0000" dlg:font-slant="italic"/>
    <dlg:style dlg:style-id="7" dlg:background-color="0xcccccc" dlg:text-color="0xff0000" dlg:font-height="9"/>
  </dlg:styles>
  <dlg:bulletinboard>
    <dlg:text dlg:style-id="0" dlg:id="Label1" dlg:tab-index="26" dlg:left="16" dlg:top="36" dlg:width="39" dlg:height="12" dlg:printable="false" dlg:value="NIK"/>
    <dlg:text dlg:style-id="0" dlg:id="Label3" dlg:tab-index="27" dlg:left="16" dlg:top="140" dlg:width="35" dlg:height="12" dlg:printable="false" dlg:value="Nama CaDeb"/>
    <dlg:text dlg:style-id="0" dlg:id="Label4" dlg:tab-index="28" dlg:left="16" dlg:top="49" dlg:width="39" dlg:height="12" dlg:printable="false" dlg:value="Nama"/>
    <dlg:titledbox dlg:style-id="1" dlg:id="FrameControl1" dlg:tab-index="29" dlg:left="8" dlg:top="94" dlg:width="173" dlg:height="174" dlg:printable="false">
      <dlg:title dlg:value="Data Prospect"/>
    </dlg:titledbox>
    <dlg:text dlg:style-id="0" dlg:id="Label5" dlg:tab-index="30" dlg:left="16" dlg:top="60" dlg:width="39" dlg:height="12" dlg:printable="false" dlg:value="Kode"/>
    <dlg:textfield dlg:style-id="2" dlg:id="txtNMDEBIHK" dlg:tab-index="6" dlg:left="65" dlg:top="138" dlg:width="110" dlg:height="10" dlg:printable="false"/>
    <dlg:menulist dlg:style-id="2" dlg:id="lsNIKIHK" dlg:tab-index="1" dlg:left="65" dlg:top="35" dlg:width="53" dlg:height="10" dlg:printable="false" dlg:spin="true">
      <script:event script:event-name="on-performaction" script:macro-name="vnd.sun.star.script:Lib_simple.ModDlgIK.lsNik_Change2?language=Basic&amp;location=document" script:language="Script"/>
    </dlg:menulist>
    <dlg:textfield dlg:style-id="2" dlg:id="txtNMPJBIHK" dlg:tab-index="2" dlg:disabled="true" dlg:left="65" dlg:top="48" dlg:width="110" dlg:height="10" dlg:printable="false"/>
    <dlg:titledbox dlg:style-id="1" dlg:id="FrameControl5" dlg:tab-index="31" dlg:left="9" dlg:top="25" dlg:width="172" dlg:height="65" dlg:printable="false">
      <dlg:title dlg:value="Data RO"/>
    </dlg:titledbox>
    <dlg:text dlg:style-id="0" dlg:id="Label17" dlg:tab-index="33" dlg:left="14" dlg:top="9" dlg:width="39" dlg:height="10" dlg:value="Tanggal Input"/>
    <dlg:text dlg:style-id="0" dlg:id="Label18" dlg:tab-index="34" dlg:left="268" dlg:top="9" dlg:width="23" dlg:height="13" dlg:printable="false" dlg:value="NOCAS"/>
    <dlg:titledbox dlg:style-id="1" dlg:id="FrameControl6" dlg:tab-index="35" dlg:left="189" dlg:top="25" dlg:width="182" dlg:height="134">
      <dlg:title dlg:value="Data Kunjungan (sebelumnya)"/>
    </dlg:titledbox>
    <dlg:text dlg:style-id="0" dlg:id="Label28" dlg:tab-index="36" dlg:left="16" dlg:top="239" dlg:width="30" dlg:height="12" dlg:value="Jenis Usaha"/>
    <dlg:text dlg:style-id="0" dlg:id="Label30" dlg:tab-index="37" dlg:left="199" dlg:top="55" dlg:width="56" dlg:height="12" dlg:value="Pencapaian Kunj."/>
    <dlg:text dlg:style-id="0" dlg:id="Label31" dlg:tab-index="38" dlg:left="199" dlg:top="83" dlg:width="64" dlg:height="26" dlg:value="Tgl Rencana Kunjungan"/>
    <dlg:text dlg:style-id="0" dlg:id="Label36" dlg:tab-index="39" dlg:left="199" dlg:top="98" dlg:width="84" dlg:height="9" dlg:value="Keterangan (maks 160 karakter)"/>
    <dlg:text dlg:style-id="0" dlg:id="Label6" dlg:tab-index="40" dlg:left="16" dlg:top="110" dlg:width="48" dlg:height="12" dlg:value="Sumber Prospect"/>
    <dlg:text dlg:style-id="0" dlg:id="Label7" dlg:tab-index="41" dlg:left="16" dlg:top="182" dlg:width="70" dlg:height="8" dlg:value="Alamat Usaha/T. Tinggal :"/>
    <dlg:text dlg:style-id="0" dlg:id="Label8" dlg:tab-index="42" dlg:left="440" dlg:top="30" dlg:width="67" dlg:height="8" dlg:value="Pencapaian Kunj. (Before)"/>
    <dlg:text dlg:style-id="0" dlg:id="Label10" dlg:tab-index="43" dlg:left="199" dlg:top="40" dlg:width="51" dlg:height="12" dlg:value="Lokasi Kunjungan"/>
    <dlg:textfield dlg:style-id="2" dlg:id="txtKODEROIHK" dlg:tab-index="3" dlg:disabled="true" dlg:left="65" dlg:top="61" dlg:width="53" dlg:height="10" dlg:printable="false"/>
    <dlg:textfield dlg:style-id="2" dlg:id="txtNOCASIHK" dlg:tab-index="0" dlg:left="293" dlg:top="7" dlg:width="74" dlg:height="10" dlg:printable="false" dlg:readonly="true"/>
    <dlg:menulist dlg:style-id="2" dlg:id="ls_SUMEBRPRSIHK" dlg:tab-index="5" dlg:left="65" dlg:top="108" dlg:width="74" dlg:height="10" dlg:spin="true"/>
    <dlg:menulist dlg:style-id="2" dlg:id="ls_JNSUSAHAIHK" dlg:tab-index="18" dlg:left="65" dlg:top="238" dlg:width="108" dlg:height="10" dlg:spin="true"/>
    <dlg:menulist dlg:style-id="2" dlg:id="ls_LOKKUNJIHK" dlg:tab-index="19" dlg:disabled="true" dlg:left="268" dlg:top="39" dlg:width="95" dlg:height="10" dlg:spin="true">
      <dlg:menupopup>
        <dlg:menuitem dlg:value="Tempat Usaha"/>
        <dlg:menuitem dlg:value="Tempat Tinggal"/>
      </dlg:menupopup>
    </dlg:menulist>
    <dlg:datefield dlg:style-id="2" dlg:id="ls_TGLRENCKUNJIHK" dlg:tab-index="21" dlg:disabled="true" dlg:left="268" dlg:top="81" dlg:width="95" dlg:height="10" dlg:printable="false" dlg:strict-format="true" dlg:date-format="short_YYYYMMDD_DIN5008" dlg:value-min="20000101" dlg:dropdown="true"/>
    <dlg:textfield dlg:style-id="2" dlg:id="txtKETIHK" dlg:tab-index="22" dlg:disabled="true" dlg:left="201" dlg:top="110" dlg:width="161" dlg:height="34" dlg:vscroll="true" dlg:maxlength="160" dlg:multiline="true"/>
    <dlg:button dlg:id="cmdKembaliIHK" dlg:tab-index="23" dlg:disabled="true" dlg:visible="false" dlg:left="308" dlg:top="181" dlg:width="54" dlg:height="14" dlg:printable="false" dlg:value="Kembali">
      <script:event script:event-name="on-performaction" script:macro-name="vnd.sun.star.script:Lib_simple.ModDlgIK.Kembali_Click?language=Basic&amp;location=document" script:language="Script"/>
    </dlg:button>
    <dlg:button dlg:style-id="3" dlg:id="CmdHapusIHK" dlg:tab-index="24" dlg:disabled="true" dlg:visible="false" dlg:left="197" dlg:top="181" dlg:width="54" dlg:height="14" dlg:printable="false" dlg:value="Hapus">
      <script:event script:event-name="on-performaction" script:macro-name="vnd.sun.star.script:Lib_simple.ModDlgIK.cmd_HapusRKH_click?language=Basic&amp;location=document" script:language="Script"/>
    </dlg:button>
    <dlg:button dlg:id="cmdSimpanIHK" dlg:tab-index="25" dlg:visible="false" dlg:left="397" dlg:top="217" dlg:width="54" dlg:height="14" dlg:printable="false" dlg:value="Simpan">
      <script:event script:event-name="on-performaction" script:macro-name="vnd.sun.star.script:Lib_simple.ModDlgIK.Simpan_Click?language=Basic&amp;location=document" script:language="Script"/>
    </dlg:button>
    <dlg:textfield dlg:style-id="2" dlg:id="txtDATEIHK" dlg:tab-index="32" dlg:disabled="true" dlg:left="65" dlg:top="7" dlg:width="52" dlg:height="10"/>
    <dlg:textfield dlg:style-id="2" dlg:id="txtALAMATIHK" dlg:tab-index="9" dlg:left="15" dlg:top="195" dlg:width="158" dlg:height="35" dlg:vscroll="true" dlg:maxlength="120" dlg:multiline="true"/>
    <dlg:titledbox dlg:style-id="4" dlg:id="FrameControl2" dlg:tab-index="44" dlg:left="425" dlg:top="73" dlg:width="172" dlg:height="132">
      <dlg:title dlg:value="VERIFIKASI COLD PROSPECT &gt; PROSPECT"/>
    </dlg:titledbox>
    <dlg:text dlg:style-id="4" dlg:id="Label2" dlg:tab-index="45" dlg:left="436" dlg:top="89" dlg:width="16" dlg:height="11" dlg:value="CEK 1"/>
    <dlg:text dlg:style-id="0" dlg:id="Label12" dlg:tab-index="46" dlg:left="439" dlg:top="99" dlg:width="38" dlg:height="10" dlg:value="Lama Usaha"/>
    <dlg:text dlg:style-id="0" dlg:id="Label13" dlg:tab-index="47" dlg:left="533" dlg:top="97" dlg:width="15" dlg:height="11" dlg:value="Bulan"/>
    <dlg:text dlg:style-id="4" dlg:id="Label14" dlg:tab-index="48" dlg:left="436" dlg:top="110" dlg:width="16" dlg:height="11" dlg:value="CEK 2"/>
    <dlg:text dlg:style-id="0" dlg:id="Label15" dlg:tab-index="49" dlg:left="441" dlg:top="123" dlg:width="37" dlg:height="11" dlg:value="Good Char 1"/>
    <dlg:text dlg:style-id="0" dlg:id="Label16" dlg:tab-index="50" dlg:left="441" dlg:top="133" dlg:width="43" dlg:height="11" dlg:value="Pemberi Info 1"/>
    <dlg:text dlg:style-id="0" dlg:id="Label19" dlg:tab-index="51" dlg:left="441" dlg:top="142" dlg:width="61" dlg:height="11" dlg:value="Telp/HP Pemberi Info 1"/>
    <dlg:text dlg:style-id="4" dlg:id="Label24" dlg:tab-index="52" dlg:left="436" dlg:top="155" dlg:width="16" dlg:height="11" dlg:value="CEK 3"/>
    <dlg:text dlg:style-id="0" dlg:id="Label25" dlg:tab-index="53" dlg:left="440" dlg:top="167" dlg:width="37" dlg:height="11" dlg:value="Good Char 2"/>
    <dlg:text dlg:style-id="0" dlg:id="Label26" dlg:tab-index="54" dlg:left="440" dlg:top="177" dlg:width="45" dlg:height="11" dlg:value="Pemberi Info 2"/>
    <dlg:text dlg:style-id="0" dlg:id="Label27" dlg:tab-index="55" dlg:left="440" dlg:top="187" dlg:width="61" dlg:height="11" dlg:value="Telp/HP Pemberi Info 2"/>
    <dlg:numericfield dlg:style-id="2" dlg:id="txtLAMAUSAHAIHK" dlg:tab-index="10" dlg:disabled="true" dlg:left="504" dlg:top="97" dlg:width="27" dlg:height="10" dlg:decimal-accuracy="0">
      <script:event script:event-name="on-textchange" script:macro-name="vnd.sun.star.script:Lib_simple.ModInputDDP.onCekStatusCabdeb?language=Basic&amp;location=document" script:language="Script"/>
    </dlg:numericfield>
    <dlg:textfield dlg:style-id="2" dlg:id="txtNAMAINFO2IHK" dlg:tab-index="12" dlg:disabled="true" dlg:left="504" dlg:top="130" dlg:width="76" dlg:height="10"/>
    <dlg:numericfield dlg:style-id="2" dlg:id="txtNOTELPCEK2IHK" dlg:tab-index="13" dlg:disabled="true" dlg:left="504" dlg:top="142" dlg:width="76" dlg:height="10" dlg:decimal-accuracy="0" dlg:value-min="0" dlg:value-max="10000000000000000"/>
    <dlg:textfield dlg:style-id="2" dlg:id="txtNAMAINFO3IHK" dlg:tab-index="15" dlg:disabled="true" dlg:left="504" dlg:top="174" dlg:width="76" dlg:height="10"/>
    <dlg:numericfield dlg:style-id="2" dlg:id="txtNOTELPCEK3IHK" dlg:tab-index="16" dlg:disabled="true" dlg:left="504" dlg:top="185" dlg:width="76" dlg:height="10" dlg:decimal-accuracy="0" dlg:value-max="1000000000000000"/>
    <dlg:text dlg:style-id="0" dlg:id="Label22" dlg:tab-index="56" dlg:left="16" dlg:top="153" dlg:width="39" dlg:height="11" dlg:value="SubZona CaDeb"/>
    <dlg:text dlg:style-id="0" dlg:id="Label23" dlg:tab-index="57" dlg:left="16" dlg:top="167" dlg:width="40" dlg:height="11" dlg:value="No. Telp./HP."/>
    <dlg:menulist dlg:style-id="2" dlg:id="lsZONACADEBIHK" dlg:tab-index="7" dlg:left="65" dlg:top="153" dlg:width="74" dlg:height="10" dlg:spin="true"/>
    <dlg:numericfield dlg:style-id="2" dlg:id="txtNOTELPCADEBIHK" dlg:tab-index="8" dlg:left="65" dlg:top="166" dlg:width="74" dlg:height="10" dlg:decimal-accuracy="0" dlg:value-min="0" dlg:value-max="10000000000000000"/>
    <dlg:text dlg:style-id="0" dlg:id="Label29" dlg:tab-index="59" dlg:left="16" dlg:top="73" dlg:width="37" dlg:height="12" dlg:printable="false" dlg:value="Plan SubZona"/>
    <dlg:menulist dlg:style-id="2" dlg:id="lsZONAROIK" dlg:tab-index="4" dlg:left="65" dlg:top="75" dlg:width="34" dlg:height="10" dlg:spin="true"/>
    <dlg:menulist dlg:style-id="2" dlg:id="ls_PENCPRKHIHK" dlg:tab-index="20" dlg:disabled="true" dlg:left="268" dlg:top="53" dlg:width="95" dlg:height="10" dlg:spin="true"/>
    <dlg:text dlg:style-id="0" dlg:id="Label32" dlg:tab-index="60" dlg:left="16" dlg:top="251" dlg:width="38" dlg:height="12" dlg:value="Jenis Produk"/>
    <dlg:menulist dlg:style-id="2" dlg:id="lsJNSPRODUK" dlg:tab-index="17" dlg:left="65" dlg:top="250" dlg:width="108" dlg:height="10" dlg:spin="true"/>
    <dlg:text dlg:style-id="0" dlg:id="Label20" dlg:tab-index="61" dlg:left="16" dlg:top="126" dlg:width="43" dlg:height="11" dlg:value="APPID *"/>
    <dlg:text dlg:style-id="0" dlg:id="Label9" dlg:tab-index="62" dlg:visible="false" dlg:left="465" dlg:top="218" dlg:width="56" dlg:height="8" dlg:value="Status Kunj. (Before)"/>
    <dlg:text dlg:style-id="5" dlg:id="lblSTATPR" dlg:tab-index="63" dlg:visible="false" dlg:left="399" dlg:top="266" dlg:width="63" dlg:height="14" dlg:align="center"/>
    <dlg:titledbox dlg:style-id="1" dlg:id="FrameControl3" dlg:tab-index="64" dlg:left="425" dlg:top="14" dlg:width="182" dlg:height="51">
      <dlg:title dlg:value="Status Kunj. (Before)"/>
    </dlg:titledbox>
    <dlg:text dlg:style-id="0" dlg:id="Label21" dlg:tab-index="65" dlg:left="440" dlg:top="44" dlg:width="64" dlg:height="12" dlg:value="Tanggal Kunj. (Before)"/>
    <dlg:textfield dlg:style-id="2" dlg:id="txtPencKunjBef" dlg:tab-index="66" dlg:disabled="true" dlg:left="506" dlg:top="30" dlg:width="90" dlg:height="10"/>
    <dlg:textfield dlg:style-id="2" dlg:id="txtStatKunjBef" dlg:tab-index="67" dlg:disabled="true" dlg:visible="false" dlg:left="531" dlg:top="218" dlg:width="90" dlg:height="10"/>
    <dlg:textfield dlg:style-id="2" dlg:id="lsTglKunjBef" dlg:tab-index="68" dlg:disabled="true" dlg:left="506" dlg:top="44" dlg:width="90" dlg:height="10"/>
    <dlg:textfield dlg:style-id="2" dlg:id="txtStatusKunj" dlg:tab-index="58" dlg:disabled="true" dlg:visible="false" dlg:left="531" dlg:top="232" dlg:width="90" dlg:height="10"/>
    <dlg:text dlg:style-id="0" dlg:id="Label11" dlg:tab-index="69" dlg:visible="false" dlg:left="465" dlg:top="234" dlg:width="56" dlg:height="8" dlg:value="Status Kunj. (Aktual)"/>
    <dlg:text dlg:style-id="0" dlg:id="Label33" dlg:tab-index="71" dlg:left="199" dlg:top="70" dlg:width="56" dlg:height="12" dlg:value="Proses Selanjutnya"/>
    <dlg:menulist dlg:style-id="2" dlg:id="ls_statpenckunj" dlg:tab-index="70" dlg:disabled="true" dlg:left="268" dlg:top="67" dlg:width="95" dlg:height="10" dlg:spin="true">
      <dlg:menupopup>
        <dlg:menuitem dlg:value="APPID"/>
        <dlg:menuitem dlg:value="DONE"/>
        <dlg:menuitem dlg:value="AKAN DIKUNJUNGI LAGI"/>
      </dlg:menupopup>
      <script:event script:event-name="on-itemstatechange" script:macro-name="vnd.sun.star.script:Lib_simple.ModDlgIK.onStatPencKunjDone?language=Basic&amp;location=document" script:language="Script"/>
    </dlg:menulist>
    <dlg:text dlg:style-id="6" dlg:id="Label34" dlg:tab-index="72" dlg:left="-11" dlg:top="321" dlg:width="163" dlg:height="12" dlg:value="(Tgl Ren. Kunj. harus lebih besar atau sama dengan tgl hari ini)"/>
    <dlg:text dlg:style-id="0" dlg:id="Label35" dlg:tab-index="74" dlg:visible="false" dlg:left="465" dlg:top="250" dlg:width="56" dlg:height="8" dlg:value="FLAG KB"/>
    <dlg:text dlg:style-id="0" dlg:id="Label37" dlg:tab-index="76" dlg:visible="false" dlg:left="465" dlg:top="266" dlg:width="56" dlg:height="8" dlg:value="TGL FLAG KB"/>
    <dlg:textfield dlg:style-id="2" dlg:id="txt_flag_kb" dlg:tab-index="73" dlg:visible="false" dlg:left="531" dlg:top="248" dlg:width="90" dlg:height="10"/>
    <dlg:datefield dlg:style-id="2" dlg:id="ls_tgl_flag_kb" dlg:tab-index="75" dlg:visible="false" dlg:left="531" dlg:top="263" dlg:width="91" dlg:height="10" dlg:printable="false" dlg:strict-format="true" dlg:date-format="short_YYYYMMDD_DIN5008" dlg:value-min="20000101" dlg:dropdown="true"/>
    <dlg:text dlg:id="lb_overid" dlg:tab-index="78" dlg:left="223" dlg:top="212" dlg:width="105" dlg:height="10" dlg:value="Tambah data sebagai RKH Tamb. hari ini?"/>
    <dlg:button dlg:id="tbl_overid" dlg:tab-index="77" dlg:left="334" dlg:top="209" dlg:width="29" dlg:height="14" dlg:value="Ya">
      <script:event script:event-name="on-performaction" script:macro-name="vnd.sun.star.script:Lib_simple.ModDlgIK.TambahRKHOverid_click?language=Basic&amp;location=document" script:language="Script"/>
    </dlg:button>
    <dlg:menulist dlg:style-id="2" dlg:id="lsCEK2CHARIHK2" dlg:tab-index="11" dlg:disabled="true" dlg:left="402" dlg:top="242" dlg:width="40" dlg:height="10" dlg:spin="true">
      <dlg:menupopup>
        <dlg:menuitem dlg:value="Y"/>
        <dlg:menuitem dlg:value="T"/>
      </dlg:menupopup>
    </dlg:menulist>
    <dlg:textfield dlg:style-id="2" dlg:id="lsCEK2CHARIHK" dlg:tab-index="79" dlg:disabled="true" dlg:left="504" dlg:top="118" dlg:width="37" dlg:height="10"/>
    <dlg:menulist dlg:style-id="2" dlg:id="lsCEK3CHARIHK2" dlg:tab-index="14" dlg:disabled="true" dlg:left="402" dlg:top="284" dlg:width="40" dlg:height="10" dlg:spin="true">
      <dlg:menupopup>
        <dlg:menuitem dlg:value="Y"/>
        <dlg:menuitem dlg:value="T"/>
      </dlg:menupopup>
    </dlg:menulist>
    <dlg:textfield dlg:style-id="2" dlg:id="lsCEK3CHARIHK" dlg:tab-index="80" dlg:disabled="true" dlg:left="504" dlg:top="162" dlg:width="37" dlg:height="10"/>
    <dlg:text dlg:style-id="7" dlg:id="Label38" dlg:tab-index="81" dlg:left="189" dlg:top="243" dlg:width="163" dlg:height="12" dlg:value="* Wajib diisi jika Sumber Prospect 'TOPUP'"/>
    <dlg:menulist dlg:style-id="2" dlg:id="lsAppidTam" dlg:tab-index="82" dlg:left="65" dlg:top="124" dlg:width="109" dlg:height="10" dlg:spin="true">
      <script:event script:event-name="on-performaction" script:macro-name="vnd.sun.star.script:Lib_simple.ModDlgIK.lsAppidTam_Change?language=Basic&amp;location=document" script:language="Script"/>
    </dlg:menulist>
  </dlg:bulletinboard>
</dlg:window>
</file>

<file path=Dialogs/Lib_simple/dlgPRVDDP.xml><?xml version="1.0" encoding="utf-8"?>
<!DOCTYPE window  PUBLIC '-//OpenOffice.org//DTD OfficeDocument 1.0//EN'  'dialog.dtd'>
<dlg:window xmlns:dlg="http://openoffice.org/2000/dialog" xmlns:script="http://openoffice.org/2000/script" dlg:style-id="4" dlg:id="dlgPRVDDP" dlg:left="11" dlg:top="8" dlg:width="582" dlg:height="300" dlg:closeable="true" dlg:moveable="true" dlg:title="Data Calon Debitur">
  <dlg:styles>
    <dlg:style dlg:style-id="0" dlg:border="simple"/>
    <dlg:style dlg:style-id="1" dlg:background-color="0xcccccc" dlg:border="none" dlg:font-height="10" dlg:font-weight="150"/>
    <dlg:style dlg:style-id="2" dlg:border="simple" dlg:font-name="Courier New" dlg:font-stylename="Regular" dlg:font-family="modern"/>
    <dlg:style dlg:style-id="3" dlg:font-weight="150"/>
    <dlg:style dlg:style-id="4" dlg:background-color="0xcccccc"/>
  </dlg:styles>
  <dlg:bulletinboard>
    <dlg:text dlg:id="Label1" dlg:tab-index="0" dlg:visible="false" dlg:left="93" dlg:top="381" dlg:width="39" dlg:height="14" dlg:value="NIK RO"/>
    <dlg:text dlg:id="Label2" dlg:tab-index="3" dlg:left="5" dlg:top="9" dlg:width="39" dlg:height="14" dlg:value="TOTAL"/>
    <dlg:menulist dlg:style-id="0" dlg:id="lsNIKPRVDDP" dlg:tab-index="1" dlg:visible="false" dlg:left="141" dlg:top="381" dlg:width="66" dlg:height="12" dlg:spin="true">
      <script:event script:event-name="on-performaction" script:macro-name="vnd.sun.star.script:Lib_simple.ModPRVDDP.NIK_change?language=Basic&amp;location=document" script:language="Script"/>
    </dlg:menulist>
    <dlg:textfield dlg:style-id="1" dlg:id="txtNOAPRVDDP" dlg:tab-index="4" dlg:disabled="true" dlg:left="9" dlg:top="18" dlg:width="33" dlg:height="12" dlg:align="center"/>
    <dlg:menulist dlg:style-id="2" dlg:id="lsDATAALLDDP" dlg:tab-index="5" dlg:left="4" dlg:top="38" dlg:width="573" dlg:height="233" dlg:printable="false">
      <script:event script:event-name="on-performaction" script:macro-name="vnd.sun.star.script:Lib_simple.ModPRVDDP.lsdtAll_dblclick?language=Basic&amp;location=document" script:language="Script"/>
    </dlg:menulist>
    <dlg:titledbox dlg:style-id="3" dlg:id="FrameControl3" dlg:tab-index="6" dlg:visible="false" dlg:left="89" dlg:top="369" dlg:width="123" dlg:height="30">
      <dlg:title dlg:value="FILTER"/>
    </dlg:titledbox>
    <dlg:button dlg:id="cmd_KEMBALIDDP" dlg:tab-index="2" dlg:left="522" dlg:top="410" dlg:width="39" dlg:height="12" dlg:value="Kembali"/>
    <dlg:button dlg:id="cmd_refreshCSB" dlg:tab-index="7" dlg:left="5" dlg:top="279" dlg:width="80" dlg:height="14" dlg:value="Download Data CaDeb">
      <script:event script:event-name="on-performaction" script:macro-name="vnd.sun.star.script:Lib_simple.getDBCadeb.getDBCadeb?language=Basic&amp;location=document" script:language="Script"/>
    </dlg:button>
    <dlg:button dlg:id="CommandButton1" dlg:tab-index="8" dlg:visible="false" dlg:left="5" dlg:top="378" dlg:width="72" dlg:height="12" dlg:value="Refresh Database CaDeb">
      <script:event script:event-name="on-performaction" script:macro-name="vnd.sun.star.script:Lib_simple.ModPRVDDP.RefreshCSB?language=Basic&amp;location=document" script:language="Script"/>
    </dlg:button>
    <dlg:button dlg:id="CommandButton2" dlg:tab-index="9" dlg:left="510" dlg:top="279" dlg:width="66" dlg:height="14" dlg:value="Export Data">
      <script:event script:event-name="on-performaction" script:macro-name="vnd.sun.star.script:Lib_simple.ModExport3.expor_cadeb2?language=Basic&amp;location=document" script:language="Script"/>
    </dlg:button>
    <dlg:button dlg:id="CommandButton3" dlg:tab-index="10" dlg:left="89" dlg:top="279" dlg:width="80" dlg:height="14" dlg:value="Search Data CaDeb">
      <script:event script:event-name="on-performaction" script:macro-name="vnd.sun.star.script:Lib_simple.SearchMove.Show_dlgPencarian?language=Basic&amp;location=document" script:language="Script"/>
    </dlg:button>
  </dlg:bulletinboard>
</dlg:window>
</file>

<file path=Dialogs/Lib_simple/dlgPencarian.xml><?xml version="1.0" encoding="utf-8"?>
<!DOCTYPE window  PUBLIC '-//OpenOffice.org//DTD OfficeDocument 1.0//EN'  'dialog.dtd'>
<dlg:window xmlns:dlg="http://openoffice.org/2000/dialog" xmlns:script="http://openoffice.org/2000/script" dlg:style-id="4" dlg:id="dlgPencarian" dlg:left="11" dlg:top="8" dlg:width="582" dlg:height="289" dlg:closeable="true" dlg:moveable="true" dlg:title="Form Pencarian Data">
  <dlg:styles>
    <dlg:style dlg:style-id="0" dlg:border="simple"/>
    <dlg:style dlg:style-id="1" dlg:font-name="Tahoma" dlg:font-height="10" dlg:font-stylename="Bold" dlg:font-family="swiss" dlg:font-weight="150"/>
    <dlg:style dlg:style-id="2" dlg:border="simple" dlg:font-name="Courier New" dlg:font-stylename="Regular" dlg:font-family="modern"/>
    <dlg:style dlg:style-id="3" dlg:background-color="0xcccccc" dlg:border="none" dlg:font-height="10" dlg:font-weight="150"/>
    <dlg:style dlg:style-id="4" dlg:background-color="0xcccccc"/>
  </dlg:styles>
  <dlg:bulletinboard>
    <dlg:text dlg:id="Label1" dlg:tab-index="0" dlg:left="11" dlg:top="12" dlg:width="29" dlg:height="14" dlg:value="Search By :"/>
    <dlg:text dlg:id="Label2" dlg:tab-index="4" dlg:visible="false" dlg:left="502" dlg:top="11" dlg:width="39" dlg:height="14" dlg:value="TOTAL"/>
    <dlg:menulist dlg:style-id="0" dlg:id="lsPencarian" dlg:tab-index="3" dlg:left="44" dlg:top="12" dlg:width="66" dlg:height="13" dlg:spin="true">
      <dlg:menupopup>
        <dlg:menuitem dlg:value="NOCAS"/>
        <dlg:menuitem dlg:value="NAMA CADEB"/>
        <dlg:menuitem dlg:value="APPID"/>
      </dlg:menupopup>
    </dlg:menulist>
    <dlg:titledbox dlg:style-id="1" dlg:id="FrameControl1" dlg:tab-index="6" dlg:left="5" dlg:top="4" dlg:width="215" dlg:height="54" dlg:printable="false"/>
    <dlg:textfield dlg:style-id="0" dlg:id="itemPencarian" dlg:tab-index="7" dlg:left="115" dlg:top="12" dlg:width="90" dlg:height="13" dlg:printable="false"/>
    <dlg:button dlg:id="tombolPencarian" dlg:tab-index="1" dlg:left="44" dlg:top="32" dlg:width="66" dlg:height="14" dlg:value="Search !!!">
      <script:event script:event-name="on-performaction" script:macro-name="vnd.sun.star.script:Lib_simple.SearchMove.pencarian?language=Basic&amp;location=document" script:language="Script"/>
    </dlg:button>
    <dlg:menulist dlg:style-id="2" dlg:id="hasilPencarian" dlg:tab-index="2" dlg:left="5" dlg:top="65" dlg:width="572" dlg:height="212" dlg:printable="false">
      <script:event script:event-name="on-performaction" script:macro-name="vnd.sun.star.script:Lib_simple.SearchMove.doubleClickSearch?language=Basic&amp;location=document" script:language="Script"/>
    </dlg:menulist>
    <dlg:textfield dlg:style-id="3" dlg:id="jumlahPencarian" dlg:tab-index="5" dlg:disabled="true" dlg:left="505" dlg:top="21" dlg:width="33" dlg:height="12" dlg:align="center"/>
  </dlg:bulletinboard>
</dlg:window>
</file>

<file path=Dialogs/Lib_simple/dlgPrevTopup.xml><?xml version="1.0" encoding="utf-8"?>
<!DOCTYPE window  PUBLIC '-//OpenOffice.org//DTD OfficeDocument 1.0//EN'  'dialog.dtd'>
<dlg:window xmlns:dlg="http://openoffice.org/2000/dialog" xmlns:script="http://openoffice.org/2000/script" dlg:id="dlgPrevTopup" dlg:left="19" dlg:top="18" dlg:width="626" dlg:height="271" dlg:closeable="true" dlg:moveable="true" dlg:title="Database TOPUP">
  <dlg:styles>
    <dlg:style dlg:style-id="0" dlg:border="simple" dlg:font-name="Courier New" dlg:font-stylename="Regular" dlg:font-family="modern"/>
    <dlg:style dlg:style-id="1" dlg:border="simple"/>
    <dlg:style dlg:style-id="2" dlg:background-color="0xcccccc" dlg:text-color="0xffffff" dlg:border="none" dlg:font-height="10" dlg:font-weight="150"/>
    <dlg:style dlg:style-id="3" dlg:text-color="0xff0000"/>
  </dlg:styles>
  <dlg:bulletinboard>
    <dlg:menulist dlg:style-id="0" dlg:id="ls_topup" dlg:tab-index="0" dlg:left="12" dlg:top="31" dlg:width="602" dlg:height="210" dlg:printable="false">
      <script:event script:event-name="on-performaction" script:macro-name="vnd.sun.star.script:Lib_simple.ModDlgPrevTopup.lsTopup_dblclick?language=Basic&amp;location=document" script:language="Script"/>
    </dlg:menulist>
    <dlg:button dlg:id="CommandButton1" dlg:tab-index="1" dlg:left="12" dlg:top="250" dlg:width="77" dlg:height="12" dlg:value="Download Lis Top Up">
      <script:event script:event-name="on-performaction" script:macro-name="vnd.sun.star.script:Lib_simple.getDBTopup.getDBTopup?language=Basic&amp;location=document" script:language="Script"/>
    </dlg:button>
    <dlg:menulist dlg:style-id="1" dlg:id="ListBox1" dlg:tab-index="2" dlg:visible="false" dlg:left="98" dlg:top="377" dlg:width="95" dlg:height="12" dlg:spin="true">
      <script:event script:event-name="on-performaction" script:macro-name="vnd.sun.star.script:Lib_simple.ModDlgPreview.DataRKHNIK?language=Basic&amp;location=document" script:language="Script"/>
    </dlg:menulist>
    <dlg:titledbox dlg:id="FrameControl1" dlg:tab-index="3" dlg:visible="false" dlg:left="60" dlg:top="371" dlg:width="138" dlg:height="22"/>
    <dlg:text dlg:id="Label1" dlg:tab-index="4" dlg:visible="false" dlg:left="67" dlg:top="377" dlg:width="23" dlg:height="14" dlg:value="NIK RO"/>
    <dlg:text dlg:id="Label2" dlg:tab-index="5" dlg:left="12" dlg:top="4" dlg:width="39" dlg:height="8" dlg:value="TOTAL"/>
    <dlg:textfield dlg:style-id="2" dlg:id="TextField1" dlg:tab-index="6" dlg:disabled="true" dlg:left="15" dlg:top="14" dlg:width="33" dlg:height="10" dlg:align="center"/>
    <dlg:text dlg:style-id="3" dlg:id="Label3" dlg:tab-index="7" dlg:left="99" dlg:top="248" dlg:width="136" dlg:height="18" dlg:value="Catatan:&#10;Cukup mendownload satu kali sesuai masa berlaku lis"/>
    <dlg:button dlg:id="CommandButton2" dlg:tab-index="8" dlg:left="546" dlg:top="250" dlg:width="66" dlg:height="14" dlg:value="Export Data">
      <script:event script:event-name="on-performaction" script:macro-name="vnd.sun.star.script:Lib_simple.ModExport3.expor_cadeb3?language=Basic&amp;location=document" script:language="Script"/>
    </dlg:button>
  </dlg:bulletinboard>
</dlg:window>
</file>

<file path=Dialogs/Lib_simple/dlgPreviewData.xml><?xml version="1.0" encoding="utf-8"?>
<!DOCTYPE window  PUBLIC '-//OpenOffice.org//DTD OfficeDocument 1.0//EN'  'dialog.dtd'>
<dlg:window xmlns:dlg="http://openoffice.org/2000/dialog" xmlns:script="http://openoffice.org/2000/script" dlg:style-id="4" dlg:id="dlgPreviewData" dlg:left="7" dlg:top="10" dlg:width="627" dlg:height="330" dlg:closeable="true" dlg:moveable="true" dlg:title="Buat RKH Besok">
  <dlg:styles>
    <dlg:style dlg:style-id="0" dlg:border="simple" dlg:font-name="Courier New" dlg:font-stylename="Regular" dlg:font-family="modern"/>
    <dlg:style dlg:style-id="1" dlg:background-color="0xcccccc" dlg:text-color="0xffffff" dlg:border="none" dlg:font-height="10" dlg:font-weight="150"/>
    <dlg:style dlg:style-id="2" dlg:border="simple"/>
    <dlg:style dlg:style-id="3" dlg:text-color="0xff0000"/>
    <dlg:style dlg:style-id="4" dlg:background-color="0xcccccc"/>
  </dlg:styles>
  <dlg:bulletinboard>
    <dlg:text dlg:id="Label2" dlg:tab-index="0" dlg:left="13" dlg:top="7" dlg:width="39" dlg:height="8" dlg:value="TOTAL"/>
    <dlg:menulist dlg:style-id="0" dlg:id="lsDataAll" dlg:tab-index="7" dlg:left="11" dlg:top="33" dlg:width="602" dlg:height="230" dlg:printable="false">
      <script:event script:event-name="on-performaction" script:macro-name="vnd.sun.star.script:Lib_simple.ModDlgPreview.lsdtAll_dblclick?language=Basic&amp;location=document" script:language="Script"/>
    </dlg:menulist>
    <dlg:text dlg:id="Label3" dlg:tab-index="8" dlg:left="26" dlg:top="429" dlg:width="23" dlg:height="14" dlg:value="NOCAS"/>
    <dlg:button dlg:id="cmdCari" dlg:tab-index="4" dlg:left="130" dlg:top="429" dlg:width="39" dlg:height="12" dlg:value="Cari">
      <script:event script:event-name="on-performaction" script:macro-name="vnd.sun.star.script:Lib_simple.ModDlgPreview.Cari_NOCAS?language=Basic&amp;location=document" script:language="Script"/>
    </dlg:button>
    <dlg:textfield dlg:style-id="1" dlg:id="txtSub" dlg:tab-index="6" dlg:disabled="true" dlg:left="16" dlg:top="17" dlg:width="33" dlg:height="10" dlg:align="center"/>
    <dlg:titledbox dlg:id="FrameControl1" dlg:tab-index="9" dlg:visible="false" dlg:left="235" dlg:top="403" dlg:width="138" dlg:height="22"/>
    <dlg:titledbox dlg:id="FrameControl2" dlg:tab-index="10" dlg:left="22" dlg:top="418" dlg:width="156" dlg:height="22"/>
    <dlg:button dlg:id="cmdRefresh" dlg:tab-index="5" dlg:left="81" dlg:top="415" dlg:width="39" dlg:height="12" dlg:value="Refresh">
      <script:event script:event-name="on-performaction" script:macro-name="vnd.sun.star.script:Lib_simple.ModDlgPreview.Refresh?language=Basic&amp;location=document" script:language="Script"/>
    </dlg:button>
    <dlg:textfield dlg:style-id="2" dlg:id="txtNOCAS" dlg:tab-index="3" dlg:left="51" dlg:top="429" dlg:width="75" dlg:height="12" dlg:maxlength="16"/>
    <dlg:text dlg:id="Label4" dlg:tab-index="11" dlg:visible="false" dlg:left="239" dlg:top="410" dlg:width="23" dlg:height="7" dlg:value="NIK RO"/>
    <dlg:menulist dlg:style-id="2" dlg:id="lsNIKRO" dlg:tab-index="1" dlg:visible="false" dlg:left="266" dlg:top="407" dlg:width="102" dlg:height="12" dlg:spin="true">
      <script:event script:event-name="on-performaction" script:macro-name="vnd.sun.star.script:Lib_simple.ModDlgPreview.DataRKHNIK?language=Basic&amp;location=document" script:language="Script"/>
    </dlg:menulist>
    <dlg:button dlg:id="cmd_Kembali" dlg:tab-index="12" dlg:left="22" dlg:top="453" dlg:width="39" dlg:height="12" dlg:value="Kembali">
      <script:event script:event-name="on-performaction" script:macro-name="vnd.sun.star.script:Lib_simple.ModDlgPreview.Kembali_Click?language=Basic&amp;location=document" script:language="Script"/>
    </dlg:button>
    <dlg:button dlg:id="cmd_PDFRKH" dlg:tab-index="2" dlg:left="26" dlg:top="409" dlg:width="46" dlg:height="12" dlg:value="Cetak RKH (.pdf)">
      <script:event script:event-name="on-performaction" script:macro-name="vnd.sun.star.script:Lib_simple.PDF.buatpdfcuy?language=Basic&amp;location=document" script:language="Script"/>
    </dlg:button>
    <dlg:button dlg:id="cmd_Input" dlg:tab-index="13" dlg:left="21" dlg:top="388" dlg:width="64" dlg:height="12" dlg:value="TAMBAH DATA BARU">
      <script:event script:event-name="on-performaction" script:macro-name="vnd.sun.star.script:Lib_simple.ModDDP.Show_dlgINPUTDDP?language=Basic&amp;location=document" script:language="Script"/>
    </dlg:button>
    <dlg:button dlg:id="CommandButton1" dlg:tab-index="14" dlg:left="128" dlg:top="405" dlg:width="64" dlg:height="12" dlg:value="Input DDP &amp; RK">
      <script:event script:event-name="on-performaction" script:macro-name="vnd.sun.star.script:Lib_simple.ModDlgInputDDPRKH.ShowDlgInputDDPRKH?language=Basic&amp;location=document" script:language="Script"/>
    </dlg:button>
    <dlg:button dlg:id="CommandButton2" dlg:tab-index="15" dlg:left="66" dlg:top="392" dlg:width="64" dlg:height="12" dlg:value="Create text file">
      <script:event script:event-name="on-performaction" script:macro-name="vnd.sun.star.script:Lib_simple.ModExport.BuatTXTFile?language=Basic&amp;location=document" script:language="Script"/>
    </dlg:button>
    <dlg:button dlg:id="CommandButton4" dlg:tab-index="16" dlg:left="14" dlg:top="276" dlg:width="62" dlg:height="12" dlg:value="Database CaDeb">
      <script:event script:event-name="on-performaction" script:macro-name="vnd.sun.star.script:Lib_simple.ModPRVDDP.Show_dlgPRVDDP?language=Basic&amp;location=document" script:language="Script"/>
    </dlg:button>
    <dlg:button dlg:id="CommandButton9" dlg:tab-index="22" dlg:left="295" dlg:top="275" dlg:width="64" dlg:height="12" dlg:value="Upload Data RKH">
      <script:event script:event-name="on-performaction" script:macro-name="vnd.sun.star.script:Lib_simple.postRKHOut.postSubzona?language=Basic&amp;location=document" script:language="Script"/>
    </dlg:button>
    <dlg:titledbox dlg:id="FrameControl3" dlg:tab-index="23" dlg:left="290" dlg:top="269" dlg:width="73" dlg:height="27"/>
    <dlg:titledbox dlg:id="FrameControl5" dlg:tab-index="24" dlg:left="11" dlg:top="265" dlg:width="196" dlg:height="30">
      <dlg:title dlg:value="Data Tambahan"/>
    </dlg:titledbox>
    <dlg:button dlg:id="cmdHariIni" dlg:tab-index="18" dlg:left="141" dlg:top="391" dlg:width="64" dlg:height="12" dlg:value="RKH + 0"/>
    <dlg:button dlg:id="cmdBesok1" dlg:tab-index="17" dlg:visible="false" dlg:left="217" dlg:top="308" dlg:width="64" dlg:height="12" dlg:value="RKH + 1">
      <script:event script:event-name="on-performaction" script:macro-name="vnd.sun.star.script:Lib_simple.ModCrRKH.BuatRKHHPlus1?language=Basic&amp;location=document" script:language="Script"/>
    </dlg:button>
    <dlg:button dlg:id="cmdBesok2" dlg:tab-index="20" dlg:visible="false" dlg:left="283" dlg:top="308" dlg:width="64" dlg:height="12" dlg:value="RKH + 2">
      <script:event script:event-name="on-performaction" script:macro-name="vnd.sun.star.script:Lib_simple.ModCrRKH.BuatRKHHPlus2?language=Basic&amp;location=document" script:language="Script"/>
    </dlg:button>
    <dlg:button dlg:id="cmdBesok3" dlg:tab-index="19" dlg:visible="false" dlg:left="348" dlg:top="308" dlg:width="64" dlg:height="12" dlg:value="RKH + 3">
      <script:event script:event-name="on-performaction" script:macro-name="vnd.sun.star.script:Lib_simple.ModCrRKH.BuatRKHHPlus3?language=Basic&amp;location=document" script:language="Script"/>
    </dlg:button>
    <dlg:titledbox dlg:id="buat_rkh" dlg:tab-index="21" dlg:left="211" dlg:top="265" dlg:width="75" dlg:height="30">
      <dlg:title dlg:value="Buat RKH Besok"/>
    </dlg:titledbox>
    <dlg:button dlg:id="CommandButton3" dlg:tab-index="25" dlg:left="78" dlg:top="276" dlg:width="62" dlg:height="12" dlg:value="Database TOPUP">
      <script:event script:event-name="on-performaction" script:macro-name="vnd.sun.star.script:Lib_simple.ModDlgPrevTopup.showDlgPrevTopup?language=Basic&amp;location=document" script:language="Script"/>
    </dlg:button>
    <dlg:button dlg:id="CommandButton5" dlg:tab-index="26" dlg:left="142" dlg:top="276" dlg:width="62" dlg:height="12" dlg:value="Data Historical">
      <script:event script:event-name="on-performaction" script:macro-name="vnd.sun.star.script:Lib_simple.ModHistorical.showDlgHistorical?language=Basic&amp;location=document" script:language="Script"/>
    </dlg:button>
    <dlg:text dlg:style-id="3" dlg:id="Label1" dlg:tab-index="27" dlg:left="15" dlg:top="300" dlg:width="192" dlg:height="26" dlg:value="Catatan:&#10;Pastikan untuk menekan salah satu tombol &quot;Buat RKH Besok&quot;.&#10; Agar data yang sudah ditambahkan tidak hilang perhari ini"/>
    <dlg:button dlg:id="cmdHKBesok" dlg:tab-index="28" dlg:left="216" dlg:top="277" dlg:width="64" dlg:height="12" dlg:value="hkbesok">
      <script:event script:event-name="on-performaction" script:macro-name="vnd.sun.star.script:Lib_simple.ModCrRKH.BuatHKBESOK?language=Basic&amp;location=document" script:language="Script"/>
    </dlg:button>
  </dlg:bulletinboard>
</dlg:window>
</file>

<file path=Dialogs/Lib_simple/dlgProgressBar.xml><?xml version="1.0" encoding="utf-8"?>
<!DOCTYPE window  PUBLIC '-//OpenOffice.org//DTD OfficeDocument 1.0//EN'  'dialog.dtd'>
<dlg:window xmlns:dlg="http://openoffice.org/2000/dialog" xmlns:script="http://openoffice.org/2000/script" dlg:id="dlgProgressBar" dlg:left="118" dlg:top="30" dlg:width="247" dlg:height="21" dlg:closeable="true" dlg:moveable="true" dlg:title="Mohon tunggu...">
  <dlg:styles>
    <dlg:style dlg:style-id="0" dlg:text-color="0xff0000" dlg:font-height="12" dlg:font-weight="150"/>
  </dlg:styles>
  <dlg:bulletinboard>
    <dlg:progressmeter dlg:id="ProgressBar1" dlg:tab-index="0" dlg:left="6" dlg:top="6" dlg:width="236" dlg:height="10" dlg:value-max="250"/>
    <dlg:text dlg:style-id="0" dlg:id="txtCEKUSER" dlg:tab-index="1" dlg:left="47" dlg:top="33" dlg:width="142" dlg:height="14" dlg:value="Memeriksa Data User" dlg:align="center"/>
  </dlg:bulletinboard>
</dlg:window>
</file>

<file path=Dialogs/Lib_simple/dlgRKHOverid.xml><?xml version="1.0" encoding="utf-8"?>
<!DOCTYPE window  PUBLIC '-//OpenOffice.org//DTD OfficeDocument 1.0//EN'  'dialog.dtd'>
<dlg:window xmlns:dlg="http://openoffice.org/2000/dialog" xmlns:script="http://openoffice.org/2000/script" dlg:style-id="0" dlg:id="dlgRKHOverid" dlg:left="33" dlg:top="9" dlg:width="200" dlg:height="242" dlg:closeable="true" dlg:moveable="true" dlg:title="Detail RKH Tambahan">
  <dlg:styles>
    <dlg:style dlg:style-id="0" dlg:background-color="0xcccccc"/>
    <dlg:style dlg:style-id="1" dlg:font-name="Tahoma" dlg:font-height="10" dlg:font-stylename="Bold" dlg:font-family="swiss" dlg:font-weight="150"/>
    <dlg:style dlg:style-id="2" dlg:text-color="0x6b6b" dlg:font-name="Tahoma" dlg:font-height="10" dlg:font-stylename="Bold" dlg:font-family="swiss" dlg:font-weight="150"/>
    <dlg:style dlg:style-id="3" dlg:border="simple"/>
    <dlg:style dlg:style-id="4" dlg:text-color="0xff0000" dlg:font-weight="150"/>
  </dlg:styles>
  <dlg:bulletinboard>
    <dlg:text dlg:style-id="0" dlg:id="Label1" dlg:tab-index="12" dlg:left="20" dlg:top="34" dlg:width="39" dlg:height="12" dlg:printable="false" dlg:value="NIK"/>
    <dlg:text dlg:style-id="0" dlg:id="Label3" dlg:tab-index="13" dlg:left="20" dlg:top="61" dlg:width="35" dlg:height="12" dlg:printable="false" dlg:value="Nama CaDeb"/>
    <dlg:text dlg:style-id="0" dlg:id="Label4" dlg:tab-index="14" dlg:visible="false" dlg:left="240" dlg:top="-3" dlg:width="39" dlg:height="12" dlg:printable="false" dlg:value="Nama"/>
    <dlg:text dlg:style-id="0" dlg:id="Label5" dlg:tab-index="15" dlg:visible="false" dlg:left="240" dlg:top="9" dlg:width="39" dlg:height="12" dlg:printable="false" dlg:value="Kode"/>
    <dlg:titledbox dlg:style-id="1" dlg:id="FrameControl5" dlg:tab-index="16" dlg:left="9" dlg:top="20" dlg:width="180" dlg:height="191" dlg:printable="false"/>
    <dlg:text dlg:style-id="0" dlg:id="Label18" dlg:tab-index="17" dlg:left="90" dlg:top="7" dlg:width="23" dlg:height="13" dlg:printable="false" dlg:value="NOCAS"/>
    <dlg:text dlg:style-id="0" dlg:id="Label28" dlg:tab-index="18" dlg:left="18" dlg:top="154" dlg:width="30" dlg:height="12" dlg:value="Jenis Usaha"/>
    <dlg:text dlg:style-id="0" dlg:id="Label6" dlg:tab-index="19" dlg:left="20" dlg:top="48" dlg:width="48" dlg:height="12" dlg:value="Sumber  DDP"/>
    <dlg:text dlg:style-id="0" dlg:id="Label7" dlg:tab-index="20" dlg:left="20" dlg:top="99" dlg:width="70" dlg:height="8" dlg:value="Alamat Usaha/T. Tinggal :"/>
    <dlg:text dlg:style-id="0" dlg:id="Label22" dlg:tab-index="21" dlg:left="20" dlg:top="72" dlg:width="52" dlg:height="11" dlg:value="SubZona CaDeb"/>
    <dlg:text dlg:style-id="0" dlg:id="Label23" dlg:tab-index="22" dlg:left="20" dlg:top="86" dlg:width="40" dlg:height="11" dlg:value="No. Telp./HP."/>
    <dlg:text dlg:style-id="0" dlg:id="Label32" dlg:tab-index="24" dlg:left="18" dlg:top="170" dlg:width="38" dlg:height="12" dlg:value="Jenis Produk"/>
    <dlg:text dlg:style-id="2" dlg:id="lblSTATPR" dlg:tab-index="25" dlg:visible="false" dlg:left="24" dlg:top="420" dlg:width="63" dlg:height="14" dlg:align="center"/>
    <dlg:text dlg:style-id="0" dlg:id="Label11" dlg:tab-index="26" dlg:left="18" dlg:top="197" dlg:width="56" dlg:height="8" dlg:value="Status Kunj. "/>
    <dlg:text dlg:style-id="0" dlg:id="Label2" dlg:tab-index="28" dlg:left="18" dlg:top="184" dlg:width="44" dlg:height="11" dlg:value="Tgl Renc. Kunj."/>
    <dlg:textfield dlg:style-id="3" dlg:id="txtNOCAS" dlg:tab-index="0" dlg:disabled="true" dlg:left="115" dlg:top="6" dlg:width="74" dlg:height="10" dlg:printable="false" dlg:readonly="true"/>
    <dlg:textfield dlg:style-id="3" dlg:id="txtKODERO" dlg:tab-index="3" dlg:disabled="true" dlg:visible="false" dlg:left="298" dlg:top="8" dlg:width="96" dlg:height="10" dlg:printable="false"/>
    <dlg:textfield dlg:style-id="3" dlg:id="txtNAMARO" dlg:tab-index="2" dlg:disabled="true" dlg:visible="false" dlg:left="298" dlg:top="-4" dlg:width="96" dlg:height="10" dlg:printable="false"/>
    <dlg:menulist dlg:style-id="3" dlg:id="lsNIKRO" dlg:tab-index="1" dlg:disabled="true" dlg:left="78" dlg:top="33" dlg:width="102" dlg:height="10" dlg:printable="false" dlg:spin="true">
      <script:event script:event-name="on-performaction" script:macro-name="vnd.sun.star.script:Lib_simple.ModDlgIK.lsNik_Change?language=Basic&amp;location=document" script:language="Script"/>
    </dlg:menulist>
    <dlg:menulist dlg:style-id="3" dlg:id="lsSUMEBDDP" dlg:tab-index="4" dlg:disabled="true" dlg:left="78" dlg:top="46" dlg:width="102" dlg:height="10" dlg:spin="true">
      <dlg:menupopup>
        <dlg:menuitem dlg:value="CSB"/>
        <dlg:menuitem dlg:value="REFERENSI"/>
        <dlg:menuitem dlg:value="WALK IN CUSTOMER"/>
        <dlg:menuitem dlg:value="TOPUP"/>
        <dlg:menuitem dlg:value="CUSTOMER MAINTENANCE"/>
        <dlg:menuitem dlg:value="COLLECTION"/>
      </dlg:menupopup>
    </dlg:menulist>
    <dlg:textfield dlg:style-id="3" dlg:id="txtNAMACADEB" dlg:tab-index="5" dlg:disabled="true" dlg:left="78" dlg:top="59" dlg:width="102" dlg:height="10" dlg:printable="false"/>
    <dlg:numericfield dlg:style-id="3" dlg:id="txtNOTELPCADEB" dlg:tab-index="7" dlg:disabled="true" dlg:left="78" dlg:top="85" dlg:width="102" dlg:height="10" dlg:decimal-accuracy="0" dlg:value-min="0" dlg:value-max="10000000000000000"/>
    <dlg:textfield dlg:style-id="3" dlg:id="txtALAMATCADEB" dlg:tab-index="8" dlg:disabled="true" dlg:left="19" dlg:top="112" dlg:width="160" dlg:height="35" dlg:vscroll="true" dlg:maxlength="120" dlg:multiline="true"/>
    <dlg:datefield dlg:style-id="3" dlg:id="lsTGLRENKUNJ" dlg:tab-index="27" dlg:disabled="true" dlg:left="78" dlg:top="182" dlg:width="101" dlg:height="10" dlg:printable="false" dlg:strict-format="true" dlg:date-format="short_YYYYMMDD_DIN5008" dlg:value-min="20000101" dlg:dropdown="true"/>
    <dlg:textfield dlg:style-id="3" dlg:id="txtSTATUSKUNJ" dlg:tab-index="23" dlg:disabled="true" dlg:left="78" dlg:top="195" dlg:width="101" dlg:height="10"/>
    <dlg:button dlg:style-id="4" dlg:id="cmdHAPUSRKHOverid" dlg:tab-index="11" dlg:left="134" dlg:top="217" dlg:width="54" dlg:height="14" dlg:printable="false" dlg:value="Hapus">
      <script:event script:event-name="on-performaction" script:macro-name="vnd.sun.star.script:Lib_simple.ModDafRKHOveride.cmdHapusRKHOverid_click?language=Basic&amp;location=document" script:language="Script"/>
    </dlg:button>
    <dlg:menulist dlg:style-id="3" dlg:id="lsSUBZONACADEB2" dlg:tab-index="6" dlg:disabled="true" dlg:left="305" dlg:top="70" dlg:width="102" dlg:height="10" dlg:spin="true"/>
    <dlg:textfield dlg:style-id="3" dlg:id="lsSUBZONACADEB" dlg:tab-index="29" dlg:disabled="true" dlg:left="78" dlg:top="71" dlg:width="102" dlg:height="10" dlg:printable="false"/>
    <dlg:menulist dlg:style-id="3" dlg:id="lsJENISUSAHACADEB2" dlg:tab-index="10" dlg:disabled="true" dlg:left="305" dlg:top="154" dlg:width="101" dlg:height="11" dlg:spin="true"/>
    <dlg:textfield dlg:style-id="3" dlg:id="lsJENISUSAHACADEB" dlg:tab-index="30" dlg:disabled="true" dlg:left="78" dlg:top="154" dlg:width="102" dlg:height="10" dlg:printable="false"/>
    <dlg:menulist dlg:style-id="3" dlg:id="lsJENISPRODUKCADEB2" dlg:tab-index="9" dlg:disabled="true" dlg:left="305" dlg:top="169" dlg:width="101" dlg:height="10" dlg:spin="true"/>
    <dlg:textfield dlg:style-id="3" dlg:id="lsJENISPRODUKCADEB" dlg:tab-index="31" dlg:disabled="true" dlg:left="78" dlg:top="168" dlg:width="102" dlg:height="10" dlg:printable="false"/>
  </dlg:bulletinboard>
</dlg:window>
</file>

<file path=Dialogs/Lib_simple/dlgRegPjbt.xml><?xml version="1.0" encoding="utf-8"?>
<!DOCTYPE window  PUBLIC '-//OpenOffice.org//DTD OfficeDocument 1.0//EN'  'dialog.dtd'>
<dlg:window xmlns:dlg="http://openoffice.org/2000/dialog" xmlns:script="http://openoffice.org/2000/script" dlg:style-id="0" dlg:id="dlgRegPjbt" dlg:left="142" dlg:top="81" dlg:width="344" dlg:height="201" dlg:closeable="true" dlg:moveable="true" dlg:title="Data RO">
  <dlg:styles>
    <dlg:style dlg:style-id="0" dlg:background-color="0xcccccc"/>
    <dlg:style dlg:style-id="1" dlg:border="simple"/>
    <dlg:style dlg:style-id="2" dlg:border="simple" dlg:font-name="Courier New" dlg:font-height="8" dlg:font-stylename="Regular" dlg:font-family="modern"/>
    <dlg:style dlg:style-id="3" dlg:text-color="0xff0000" dlg:font-weight="150"/>
    <dlg:style dlg:style-id="4" dlg:background-color="0xcccccc" dlg:text-color="0xff0000" dlg:font-slant="italic"/>
  </dlg:styles>
  <dlg:bulletinboard>
    <dlg:text dlg:style-id="0" dlg:id="Label1" dlg:tab-index="7" dlg:left="201" dlg:top="-78" dlg:width="52" dlg:height="12" dlg:value="NIK *"/>
    <dlg:text dlg:style-id="0" dlg:id="Label2" dlg:tab-index="8" dlg:left="201" dlg:top="-61" dlg:width="52" dlg:height="12" dlg:value="Nama *"/>
    <dlg:textfield dlg:style-id="1" dlg:id="txtNIK" dlg:tab-index="1" dlg:left="258" dlg:top="-81" dlg:width="87" dlg:height="12" dlg:maxlength="8">
      <script:event script:event-name="on-keydown" script:macro-name="vnd.sun.star.script:Lib_simple.ModDlgRegPjb.ontxtnik_change?language=Basic&amp;location=document" script:language="Script"/>
    </dlg:textfield>
    <dlg:textfield dlg:style-id="1" dlg:id="txtNama" dlg:tab-index="2" dlg:left="258" dlg:top="-65" dlg:width="179" dlg:height="12" dlg:maxlength="30"/>
    <dlg:menulist dlg:style-id="2" dlg:id="lsData" dlg:tab-index="0" dlg:left="4" dlg:top="6" dlg:width="335" dlg:height="163" dlg:printable="false"/>
    <dlg:button dlg:id="cmdInput" dlg:tab-index="4" dlg:left="5" dlg:top="178" dlg:width="54" dlg:height="14" dlg:value="Download Data RO">
      <script:event script:event-name="on-performaction" script:macro-name="vnd.sun.star.script:Lib_simple.getDBROAktif.getDBROAktif?language=Basic&amp;location=document" script:language="Script"/>
    </dlg:button>
    <dlg:text dlg:style-id="0" dlg:id="Label7" dlg:tab-index="9" dlg:left="201" dlg:top="-45" dlg:width="52" dlg:height="12" dlg:value="Kode RO *"/>
    <dlg:textfield dlg:style-id="1" dlg:id="txtKODERO" dlg:tab-index="3" dlg:left="258" dlg:top="-49" dlg:width="56" dlg:height="12" dlg:maxlength="5"/>
    <dlg:button dlg:style-id="3" dlg:id="cmdHapus" dlg:tab-index="5" dlg:left="152" dlg:top="-81" dlg:width="34" dlg:height="14" dlg:value="Hapus">
      <script:event script:event-name="on-performaction" script:macro-name="vnd.sun.star.script:Lib_simple.ModDlgRegPjb.cmdHapus_click?language=Basic&amp;location=document" script:language="Script"/>
    </dlg:button>
    <dlg:text dlg:style-id="4" dlg:id="Label3" dlg:tab-index="10" dlg:left="320" dlg:top="-46" dlg:width="122" dlg:height="12" dlg:value="Kode Cabang + Kode Officer RO (contoh 7000A)"/>
    <dlg:button dlg:id="cmdPlanSubZona" dlg:tab-index="6" dlg:left="284" dlg:top="178" dlg:width="54" dlg:height="14" dlg:value="Plan SubZona">
      <script:event script:event-name="on-performaction" script:macro-name="vnd.sun.star.script:Lib_simple.ModDlgRegZona.showdRegZona?language=Basic&amp;location=document" script:language="Script"/>
    </dlg:button>
  </dlg:bulletinboard>
</dlg:window>
</file>

<file path=Dialogs/Lib_simple/dlgRegZona.xml><?xml version="1.0" encoding="utf-8"?>
<!DOCTYPE window  PUBLIC '-//OpenOffice.org//DTD OfficeDocument 1.0//EN'  'dialog.dtd'>
<dlg:window xmlns:dlg="http://openoffice.org/2000/dialog" xmlns:script="http://openoffice.org/2000/script" dlg:style-id="4" dlg:id="dlgRegZona" dlg:left="203" dlg:top="44" dlg:width="303" dlg:height="286" dlg:closeable="true" dlg:moveable="true" dlg:title="Data Plan Subzona">
  <dlg:styles>
    <dlg:style dlg:style-id="0" dlg:border="simple"/>
    <dlg:style dlg:style-id="1" dlg:text-color="0xff0000" dlg:font-weight="150"/>
    <dlg:style dlg:style-id="2" dlg:border="simple" dlg:font-name="Courier New" dlg:font-height="8" dlg:font-stylename="Regular" dlg:font-family="modern"/>
    <dlg:style dlg:style-id="3" dlg:text-color="0xff0000"/>
    <dlg:style dlg:style-id="4" dlg:background-color="0xcccccc"/>
  </dlg:styles>
  <dlg:bulletinboard>
    <dlg:text dlg:id="Label1" dlg:tab-index="11" dlg:left="3" dlg:top="5" dlg:width="52" dlg:height="12" dlg:value="NIK"/>
    <dlg:text dlg:id="Label2" dlg:tab-index="12" dlg:left="3" dlg:top="22" dlg:width="52" dlg:height="12" dlg:value="Nama"/>
    <dlg:text dlg:id="Label3" dlg:tab-index="13" dlg:left="3" dlg:top="53" dlg:width="52" dlg:height="12" dlg:value="Plan SubZona"/>
    <dlg:text dlg:id="Label6" dlg:tab-index="14" dlg:left="3" dlg:top="38" dlg:width="52" dlg:height="12" dlg:value="Kode RO"/>
    <dlg:textfield dlg:style-id="0" dlg:id="txtKODERO" dlg:tab-index="3" dlg:disabled="true" dlg:left="59" dlg:top="35" dlg:width="88" dlg:height="12" dlg:maxlength="5"/>
    <dlg:textfield dlg:style-id="0" dlg:id="txtNama" dlg:tab-index="2" dlg:disabled="true" dlg:left="59" dlg:top="19" dlg:width="196" dlg:height="12" dlg:maxlength="30"/>
    <dlg:button dlg:id="cmdInput" dlg:tab-index="8" dlg:left="113" dlg:top="235" dlg:width="54" dlg:height="14" dlg:value="Input">
      <script:event script:event-name="on-performaction" script:macro-name="vnd.sun.star.script:Lib_simple.ModDlgRegZona.cmdinput_click?language=Basic&amp;location=document" script:language="Script"/>
    </dlg:button>
    <dlg:button dlg:style-id="1" dlg:id="cmdHapus" dlg:tab-index="9" dlg:left="225" dlg:top="235" dlg:width="54" dlg:height="14" dlg:value="Hapus">
      <script:event script:event-name="on-performaction" script:macro-name="vnd.sun.star.script:Lib_simple.ModDlgRegZona.cmdHapus_click?language=Basic&amp;location=document" script:language="Script"/>
    </dlg:button>
    <dlg:menulist dlg:style-id="2" dlg:id="lsData" dlg:tab-index="0" dlg:left="3" dlg:top="90" dlg:width="296" dlg:height="124" dlg:printable="false">
      <script:event script:event-name="on-performaction" script:macro-name="vnd.sun.star.script:Lib_simple.ModDlgRegZona.lsdat_dblclick?language=Basic&amp;location=document" script:language="Script"/>
    </dlg:menulist>
    <dlg:combobox dlg:style-id="0" dlg:id="lsZona" dlg:tab-index="4" dlg:left="59" dlg:top="51" dlg:width="36" dlg:height="12" dlg:spin="true"/>
    <dlg:combobox dlg:style-id="0" dlg:id="lsNIK" dlg:tab-index="1" dlg:left="59" dlg:top="3" dlg:width="76" dlg:height="12" dlg:spin="true">
      <script:event script:event-name="on-textchange" script:macro-name="vnd.sun.star.script:Lib_simple.ModDlgRegZona.lsNIK_change?language=Basic&amp;location=document" script:language="Script"/>
    </dlg:combobox>
    <dlg:text dlg:id="Label7" dlg:tab-index="15" dlg:left="3" dlg:top="69" dlg:width="52" dlg:height="12" dlg:value="Periode"/>
    <dlg:text dlg:id="Label4" dlg:tab-index="16" dlg:left="127" dlg:top="69" dlg:width="15" dlg:height="12" dlg:value="s.d"/>
    <dlg:datefield dlg:style-id="0" dlg:id="lstglzonaEND" dlg:tab-index="7" dlg:left="148" dlg:top="67" dlg:width="60" dlg:height="12" dlg:printable="false" dlg:strict-format="true" dlg:date-format="short_YYYYMMDD_DIN5008" dlg:dropdown="true"/>
    <dlg:datefield dlg:style-id="0" dlg:id="lstglzonaSTART" dlg:tab-index="6" dlg:left="59" dlg:top="67" dlg:width="60" dlg:height="12" dlg:printable="false" dlg:strict-format="true" dlg:date-format="short_YYYYMMDD_DIN5008" dlg:dropdown="true"/>
    <dlg:combobox dlg:style-id="0" dlg:id="lsZona2" dlg:tab-index="5" dlg:left="100" dlg:top="51" dlg:width="36" dlg:height="12" dlg:spin="true">
      <dlg:menupopup>
        <dlg:menuitem dlg:value="1"/>
        <dlg:menuitem dlg:value="2"/>
        <dlg:menuitem dlg:value="3"/>
        <dlg:menuitem dlg:value="4"/>
        <dlg:menuitem dlg:value="5"/>
        <dlg:menuitem dlg:value="6"/>
        <dlg:menuitem dlg:value="7"/>
        <dlg:menuitem dlg:value="8"/>
        <dlg:menuitem dlg:value="9"/>
        <dlg:menuitem dlg:value="10"/>
        <dlg:menuitem dlg:value="11"/>
        <dlg:menuitem dlg:value="12"/>
        <dlg:menuitem dlg:value="13"/>
        <dlg:menuitem dlg:value="14"/>
        <dlg:menuitem dlg:value="15"/>
        <dlg:menuitem dlg:value="16"/>
        <dlg:menuitem dlg:value="17"/>
        <dlg:menuitem dlg:value="18"/>
        <dlg:menuitem dlg:value="19"/>
        <dlg:menuitem dlg:value="20"/>
        <dlg:menuitem dlg:value="21"/>
        <dlg:menuitem dlg:value="22"/>
        <dlg:menuitem dlg:value="23"/>
        <dlg:menuitem dlg:value="24"/>
        <dlg:menuitem dlg:value="25"/>
        <dlg:menuitem dlg:value="26"/>
        <dlg:menuitem dlg:value="27"/>
        <dlg:menuitem dlg:value="28"/>
        <dlg:menuitem dlg:value="29"/>
        <dlg:menuitem dlg:value="30"/>
      </dlg:menupopup>
    </dlg:combobox>
    <dlg:button dlg:id="CommandButton1" dlg:tab-index="17" dlg:left="3" dlg:top="219" dlg:width="81" dlg:height="14" dlg:value="Download Data Plan SubZona">
      <script:event script:event-name="on-performaction" script:macro-name="vnd.sun.star.script:Lib_simple.getDBROSubzona.getDBROSubzona?language=Basic&amp;location=document" script:language="Script"/>
    </dlg:button>
    <dlg:button dlg:id="cmdSimpan1" dlg:tab-index="10" dlg:left="3" dlg:top="235" dlg:width="81" dlg:height="14" dlg:value="Upload Data Plan SubZona">
      <script:event script:event-name="on-performaction" script:macro-name="vnd.sun.star.script:Lib_simple.postSubzona.postSubzona?language=Basic&amp;location=document" script:language="Script"/>
    </dlg:button>
    <dlg:button dlg:id="CommandButton2" dlg:tab-index="18" dlg:left="169" dlg:top="235" dlg:width="54" dlg:height="14" dlg:value="Simpan">
      <script:event script:event-name="on-performaction" script:macro-name="vnd.sun.star.script:Lib_simple.ModDlgRegZona.cmdsimpan_click?language=Basic&amp;location=document" script:language="Script"/>
    </dlg:button>
    <dlg:text dlg:style-id="3" dlg:id="Label5" dlg:tab-index="19" dlg:left="7" dlg:top="256" dlg:width="192" dlg:height="26" dlg:value="Catatan:&#10;Data Periode tidak diperkenankan melintasi antar bulan atau periode 1 hari&#10;contoh : 2015-06-27 s.d 2015-07-10 atau 2015-06-30 s.d 2015-06-30"/>
  </dlg:bulletinboard>
</dlg:window>
</file>

<file path=Dialogs/Lib_simple/dlgTUNGGU.xml><?xml version="1.0" encoding="utf-8"?>
<!DOCTYPE window  PUBLIC '-//OpenOffice.org//DTD OfficeDocument 1.0//EN'  'dialog.dtd'>
<dlg:window xmlns:dlg="http://openoffice.org/2000/dialog" xmlns:script="http://openoffice.org/2000/script" dlg:id="dlgTUNGGU" dlg:left="133" dlg:top="107" dlg:width="180" dlg:height="21" dlg:closeable="true" dlg:moveable="true" dlg:title="Mohon Tunggu">
  <dlg:styles>
    <dlg:style dlg:style-id="0" dlg:background-color="0xffffff" dlg:border="none"/>
  </dlg:styles>
  <dlg:bulletinboard>
    <dlg:progressmeter dlg:id="stTUNGGU" dlg:tab-index="0" dlg:left="5" dlg:top="8" dlg:width="172" dlg:height="10"/>
    <dlg:textfield dlg:style-id="0" dlg:id="TextField1" dlg:tab-index="1" dlg:left="2" dlg:top="4" dlg:width="176" dlg:height="14" dlg:value="sedang memuat data ... MOHON TUNGGU!!!"/>
  </dlg:bulletinboard>
</dlg:window>
</file>

<file path=Dialogs/Lib_simple/dlgTamFHis.xml><?xml version="1.0" encoding="utf-8"?>
<!DOCTYPE window  PUBLIC '-//OpenOffice.org//DTD OfficeDocument 1.0//EN'  'dialog.dtd'>
<dlg:window xmlns:dlg="http://openoffice.org/2000/dialog" xmlns:script="http://openoffice.org/2000/script" dlg:style-id="0" dlg:id="dlgTamFHis" dlg:left="33" dlg:top="9" dlg:width="201" dlg:height="302" dlg:closeable="true" dlg:moveable="true" dlg:title="Detail Data Historikal">
  <dlg:styles>
    <dlg:style dlg:style-id="0" dlg:background-color="0xcccccc"/>
    <dlg:style dlg:style-id="1" dlg:font-name="Tahoma" dlg:font-height="10" dlg:font-stylename="Bold" dlg:font-family="swiss" dlg:font-weight="150"/>
    <dlg:style dlg:style-id="2" dlg:text-color="0x6b6b" dlg:font-name="Tahoma" dlg:font-height="10" dlg:font-stylename="Bold" dlg:font-family="swiss" dlg:font-weight="150"/>
    <dlg:style dlg:style-id="3" dlg:border="simple"/>
    <dlg:style dlg:style-id="4" dlg:text-color="0xff0000" dlg:font-weight="150"/>
    <dlg:style dlg:style-id="5" dlg:background-color="0xcccccc" dlg:text-color="0xff0000" dlg:font-height="8"/>
  </dlg:styles>
  <dlg:bulletinboard>
    <dlg:text dlg:style-id="0" dlg:id="Label1" dlg:tab-index="12" dlg:left="20" dlg:top="34" dlg:width="39" dlg:height="12" dlg:printable="false" dlg:value="NIK"/>
    <dlg:text dlg:style-id="0" dlg:id="Label3" dlg:tab-index="13" dlg:left="20" dlg:top="127" dlg:width="35" dlg:height="12" dlg:printable="false" dlg:value="Nama CaDeb"/>
    <dlg:text dlg:style-id="0" dlg:id="Label4" dlg:tab-index="14" dlg:visible="false" dlg:left="240" dlg:top="-3" dlg:width="39" dlg:height="12" dlg:printable="false" dlg:value="Nama"/>
    <dlg:text dlg:style-id="0" dlg:id="Label5" dlg:tab-index="15" dlg:visible="false" dlg:left="240" dlg:top="9" dlg:width="39" dlg:height="12" dlg:printable="false" dlg:value="Kode"/>
    <dlg:titledbox dlg:style-id="1" dlg:id="FrameControl5" dlg:tab-index="16" dlg:left="9" dlg:top="93" dlg:width="180" dlg:height="156" dlg:printable="false"/>
    <dlg:text dlg:style-id="0" dlg:id="Label18" dlg:tab-index="17" dlg:left="90" dlg:top="7" dlg:width="23" dlg:height="13" dlg:printable="false" dlg:value="NOCAS"/>
    <dlg:text dlg:style-id="0" dlg:id="Label28" dlg:tab-index="18" dlg:left="18" dlg:top="221" dlg:width="30" dlg:height="12" dlg:value="Jenis Usaha"/>
    <dlg:text dlg:style-id="0" dlg:id="Label6" dlg:tab-index="19" dlg:left="20" dlg:top="102" dlg:width="48" dlg:height="12" dlg:value="Sumber  DDP"/>
    <dlg:text dlg:style-id="0" dlg:id="Label7" dlg:tab-index="20" dlg:left="20" dlg:top="166" dlg:width="70" dlg:height="8" dlg:value="Alamat Usaha/T. Tinggal :"/>
    <dlg:text dlg:style-id="0" dlg:id="Label22" dlg:tab-index="21" dlg:left="20" dlg:top="138" dlg:width="52" dlg:height="11" dlg:value="SubZona CaDeb"/>
    <dlg:text dlg:style-id="0" dlg:id="Label23" dlg:tab-index="22" dlg:left="20" dlg:top="152" dlg:width="40" dlg:height="11" dlg:value="No. Telp./HP."/>
    <dlg:text dlg:style-id="0" dlg:id="Label32" dlg:tab-index="24" dlg:left="18" dlg:top="234" dlg:width="38" dlg:height="12" dlg:value="Jenis Produk"/>
    <dlg:text dlg:style-id="2" dlg:id="lblSTATPR" dlg:tab-index="25" dlg:visible="false" dlg:left="24" dlg:top="420" dlg:width="63" dlg:height="14" dlg:align="center"/>
    <dlg:text dlg:style-id="0" dlg:id="Label11" dlg:tab-index="26" dlg:left="18" dlg:top="255" dlg:width="56" dlg:height="8" dlg:value="Status Kunjungan "/>
    <dlg:text dlg:style-id="0" dlg:id="Label2" dlg:tab-index="28" dlg:left="216" dlg:top="191" dlg:width="44" dlg:height="11" dlg:value="Tgl Renc. Kunj."/>
    <dlg:textfield dlg:style-id="3" dlg:id="txtNOCAS" dlg:tab-index="0" dlg:disabled="true" dlg:left="115" dlg:top="6" dlg:width="74" dlg:height="10" dlg:printable="false" dlg:readonly="true"/>
    <dlg:textfield dlg:style-id="3" dlg:id="txtKODERO" dlg:tab-index="3" dlg:disabled="true" dlg:visible="false" dlg:left="298" dlg:top="8" dlg:width="96" dlg:height="10" dlg:printable="false"/>
    <dlg:textfield dlg:style-id="3" dlg:id="txtNAMARO" dlg:tab-index="2" dlg:disabled="true" dlg:visible="false" dlg:left="298" dlg:top="-4" dlg:width="96" dlg:height="10" dlg:printable="false"/>
    <dlg:menulist dlg:style-id="3" dlg:id="lsNIKRO" dlg:tab-index="1" dlg:disabled="true" dlg:left="78" dlg:top="33" dlg:width="102" dlg:height="10" dlg:printable="false" dlg:spin="true">
      <script:event script:event-name="on-performaction" script:macro-name="vnd.sun.star.script:Lib_simple.ModHisTam.lsNik_Change?language=Basic&amp;location=document" script:language="Script"/>
    </dlg:menulist>
    <dlg:menulist dlg:style-id="3" dlg:id="lsSUMEBDDP" dlg:tab-index="4" dlg:left="78" dlg:top="100" dlg:width="102" dlg:height="10" dlg:spin="true"/>
    <dlg:textfield dlg:style-id="3" dlg:id="txtNAMACADEB" dlg:tab-index="5" dlg:left="78" dlg:top="126" dlg:width="102" dlg:height="10" dlg:printable="false"/>
    <dlg:menulist dlg:style-id="3" dlg:id="lsSUBZONACADEB" dlg:tab-index="6" dlg:left="78" dlg:top="138" dlg:width="102" dlg:height="10" dlg:spin="true"/>
    <dlg:numericfield dlg:style-id="3" dlg:id="txtNOTELPCADEB" dlg:tab-index="7" dlg:left="78" dlg:top="151" dlg:width="102" dlg:height="10" dlg:decimal-accuracy="0" dlg:value-min="0" dlg:value-max="10000000000000000"/>
    <dlg:textfield dlg:style-id="3" dlg:id="txtALAMATCADEB" dlg:tab-index="8" dlg:left="19" dlg:top="178" dlg:width="160" dlg:height="35" dlg:vscroll="true" dlg:maxlength="120" dlg:multiline="true"/>
    <dlg:menulist dlg:style-id="3" dlg:id="lsJENISUSAHACADEB" dlg:tab-index="10" dlg:left="78" dlg:top="218" dlg:width="101" dlg:height="11" dlg:spin="true"/>
    <dlg:menulist dlg:style-id="3" dlg:id="lsJENISPRODUKCADEB" dlg:tab-index="9" dlg:left="78" dlg:top="234" dlg:width="101" dlg:height="10" dlg:spin="true"/>
    <dlg:datefield dlg:style-id="3" dlg:id="lsTGLRENKUNJ" dlg:tab-index="27" dlg:disabled="true" dlg:left="276" dlg:top="189" dlg:width="101" dlg:height="10" dlg:printable="false" dlg:strict-format="true" dlg:date-format="short_YYYYMMDD_DIN5008" dlg:value-min="20000101" dlg:dropdown="true"/>
    <dlg:textfield dlg:style-id="3" dlg:id="txtSTATUSKUNJ" dlg:tab-index="23" dlg:disabled="true" dlg:left="78" dlg:top="254" dlg:width="101" dlg:height="10"/>
    <dlg:button dlg:style-id="4" dlg:id="cmdHAPUSRKHOverid" dlg:tab-index="11" dlg:left="323" dlg:top="216" dlg:width="54" dlg:height="14" dlg:printable="false" dlg:value="Hapus">
      <script:event script:event-name="on-performaction" script:macro-name="vnd.sun.star.script:Lib_simple.ModDafRKHOveride.cmdHapusRKHOverid_click?language=Basic&amp;location=document" script:language="Script"/>
    </dlg:button>
    <dlg:text dlg:style-id="0" dlg:id="Label8" dlg:tab-index="32" dlg:left="20" dlg:top="46" dlg:width="39" dlg:height="12" dlg:printable="false" dlg:value="Nama"/>
    <dlg:text dlg:style-id="0" dlg:id="Label9" dlg:tab-index="33" dlg:left="20" dlg:top="58" dlg:width="39" dlg:height="12" dlg:printable="false" dlg:value="Kode"/>
    <dlg:text dlg:style-id="0" dlg:id="Label10" dlg:tab-index="34" dlg:left="20" dlg:top="71" dlg:width="37" dlg:height="12" dlg:printable="false" dlg:value="Plan SubZona"/>
    <dlg:titledbox dlg:style-id="1" dlg:id="FrameControl1" dlg:tab-index="35" dlg:left="8" dlg:top="23" dlg:width="180" dlg:height="62" dlg:printable="false"/>
    <dlg:text dlg:id="Label12" dlg:tab-index="37" dlg:left="63" dlg:top="282" dlg:width="95" dlg:height="10" dlg:value="Tambah data sebagai RKH Besok?"/>
    <dlg:textfield dlg:style-id="3" dlg:id="txtNama" dlg:tab-index="29" dlg:disabled="true" dlg:left="78" dlg:top="45" dlg:width="101" dlg:height="10" dlg:printable="false"/>
    <dlg:textfield dlg:style-id="3" dlg:id="txtKode" dlg:tab-index="30" dlg:disabled="true" dlg:left="78" dlg:top="57" dlg:width="53" dlg:height="10" dlg:printable="false"/>
    <dlg:menulist dlg:style-id="3" dlg:id="lsSZona" dlg:tab-index="31" dlg:left="78" dlg:top="69" dlg:width="34" dlg:height="10" dlg:spin="true"/>
    <dlg:button dlg:id="cmdTamRKHB" dlg:tab-index="36" dlg:left="159" dlg:top="279" dlg:width="29" dlg:height="14" dlg:value="Ya">
      <script:event script:event-name="on-performaction" script:macro-name="vnd.sun.star.script:Lib_simple.ModHisTam.TambahRKH_click?language=Basic&amp;location=document" script:language="Script"/>
    </dlg:button>
    <dlg:textfield dlg:style-id="3" dlg:id="txtAPPID" dlg:tab-index="38" dlg:left="243" dlg:top="112" dlg:width="102" dlg:height="10" dlg:printable="false"/>
    <dlg:text dlg:style-id="0" dlg:id="Label13" dlg:tab-index="39" dlg:left="21" dlg:top="113" dlg:width="35" dlg:height="12" dlg:printable="false" dlg:value="APPID *"/>
    <dlg:text dlg:style-id="5" dlg:id="Label14" dlg:tab-index="40" dlg:left="10" dlg:top="268" dlg:width="163" dlg:height="12" dlg:value="* Wajib diisi jika Sumber Prospect 'TOPUP'"/>
    <dlg:menulist dlg:style-id="3" dlg:id="lsAPPID" dlg:tab-index="41" dlg:left="78" dlg:top="113" dlg:width="102" dlg:height="10" dlg:spin="true">
      <script:event script:event-name="on-performaction" script:macro-name="vnd.sun.star.script:Lib_simple.ModHisTam.lsAppidHIS_Change?language=Basic&amp;location=document" script:language="Script"/>
    </dlg:menulist>
  </dlg:bulletinboard>
</dlg:window>
</file>

<file path=Dialogs/Lib_simple/dlgTamFHis2.xml><?xml version="1.0" encoding="utf-8"?>
<!DOCTYPE window  PUBLIC '-//OpenOffice.org//DTD OfficeDocument 1.0//EN'  'dialog.dtd'>
<dlg:window xmlns:dlg="http://openoffice.org/2000/dialog" xmlns:script="http://openoffice.org/2000/script" dlg:style-id="0" dlg:id="dlgTamFHis2" dlg:left="33" dlg:top="9" dlg:width="201" dlg:height="308" dlg:closeable="true" dlg:moveable="true" dlg:title="Detail Data Historikal">
  <dlg:styles>
    <dlg:style dlg:style-id="0" dlg:background-color="0xcccccc"/>
    <dlg:style dlg:style-id="1" dlg:font-name="Tahoma" dlg:font-height="10" dlg:font-stylename="Bold" dlg:font-family="swiss" dlg:font-weight="150"/>
    <dlg:style dlg:style-id="2" dlg:text-color="0x6b6b" dlg:font-name="Tahoma" dlg:font-height="10" dlg:font-stylename="Bold" dlg:font-family="swiss" dlg:font-weight="150"/>
    <dlg:style dlg:style-id="3" dlg:border="simple"/>
    <dlg:style dlg:style-id="4" dlg:text-color="0xff0000" dlg:font-weight="150"/>
    <dlg:style dlg:style-id="5" dlg:background-color="0xcccccc" dlg:text-color="0xff0000" dlg:font-height="8"/>
  </dlg:styles>
  <dlg:bulletinboard>
    <dlg:text dlg:style-id="0" dlg:id="Label1" dlg:tab-index="12" dlg:left="20" dlg:top="34" dlg:width="39" dlg:height="12" dlg:printable="false" dlg:value="NIK"/>
    <dlg:text dlg:style-id="0" dlg:id="Label3" dlg:tab-index="13" dlg:left="20" dlg:top="127" dlg:width="35" dlg:height="12" dlg:printable="false" dlg:value="Nama CaDeb"/>
    <dlg:text dlg:style-id="0" dlg:id="Label4" dlg:tab-index="14" dlg:visible="false" dlg:left="240" dlg:top="-3" dlg:width="39" dlg:height="12" dlg:printable="false" dlg:value="Nama"/>
    <dlg:text dlg:style-id="0" dlg:id="Label5" dlg:tab-index="15" dlg:visible="false" dlg:left="240" dlg:top="9" dlg:width="39" dlg:height="12" dlg:printable="false" dlg:value="Kode"/>
    <dlg:titledbox dlg:style-id="1" dlg:id="FrameControl5" dlg:tab-index="16" dlg:left="9" dlg:top="93" dlg:width="180" dlg:height="161" dlg:printable="false"/>
    <dlg:text dlg:style-id="0" dlg:id="Label18" dlg:tab-index="17" dlg:left="90" dlg:top="7" dlg:width="23" dlg:height="13" dlg:printable="false" dlg:value="NOCAS"/>
    <dlg:text dlg:style-id="0" dlg:id="Label28" dlg:tab-index="18" dlg:left="18" dlg:top="221" dlg:width="30" dlg:height="12" dlg:value="Jenis Usaha"/>
    <dlg:text dlg:style-id="0" dlg:id="Label6" dlg:tab-index="19" dlg:left="20" dlg:top="102" dlg:width="48" dlg:height="12" dlg:value="Sumber  DDP"/>
    <dlg:text dlg:style-id="0" dlg:id="Label7" dlg:tab-index="20" dlg:left="20" dlg:top="166" dlg:width="70" dlg:height="8" dlg:value="Alamat Usaha/T. Tinggal :"/>
    <dlg:text dlg:style-id="0" dlg:id="Label22" dlg:tab-index="21" dlg:left="20" dlg:top="138" dlg:width="52" dlg:height="11" dlg:value="SubZona CaDeb"/>
    <dlg:text dlg:style-id="0" dlg:id="Label23" dlg:tab-index="22" dlg:left="20" dlg:top="152" dlg:width="40" dlg:height="11" dlg:value="No. Telp./HP."/>
    <dlg:text dlg:style-id="0" dlg:id="Label32" dlg:tab-index="24" dlg:left="18" dlg:top="237" dlg:width="38" dlg:height="12" dlg:value="Jenis Produk"/>
    <dlg:text dlg:style-id="2" dlg:id="lblSTATPR" dlg:tab-index="25" dlg:visible="false" dlg:left="24" dlg:top="420" dlg:width="63" dlg:height="14" dlg:align="center"/>
    <dlg:text dlg:style-id="0" dlg:id="Label11" dlg:tab-index="26" dlg:left="216" dlg:top="204" dlg:width="56" dlg:height="8" dlg:value="Status Kunj. "/>
    <dlg:text dlg:style-id="0" dlg:id="Label2" dlg:tab-index="28" dlg:left="216" dlg:top="191" dlg:width="44" dlg:height="11" dlg:value="Tgl Renc. Kunj."/>
    <dlg:textfield dlg:style-id="3" dlg:id="txtNOCAS" dlg:tab-index="0" dlg:disabled="true" dlg:left="115" dlg:top="6" dlg:width="74" dlg:height="10" dlg:printable="false" dlg:readonly="true"/>
    <dlg:textfield dlg:style-id="3" dlg:id="txtKODERO" dlg:tab-index="3" dlg:disabled="true" dlg:visible="false" dlg:left="298" dlg:top="8" dlg:width="96" dlg:height="10" dlg:printable="false"/>
    <dlg:textfield dlg:style-id="3" dlg:id="txtNAMARO" dlg:tab-index="2" dlg:disabled="true" dlg:visible="false" dlg:left="298" dlg:top="-4" dlg:width="96" dlg:height="10" dlg:printable="false"/>
    <dlg:menulist dlg:style-id="3" dlg:id="lsNIKRO" dlg:tab-index="1" dlg:disabled="true" dlg:left="78" dlg:top="33" dlg:width="102" dlg:height="10" dlg:printable="false" dlg:spin="true">
      <script:event script:event-name="on-performaction" script:macro-name="vnd.sun.star.script:Lib_simple.ModHisTam.lsNik_Change2?language=Basic&amp;location=document" script:language="Script"/>
    </dlg:menulist>
    <dlg:menulist dlg:style-id="3" dlg:id="lsSUMEBDDP" dlg:tab-index="4" dlg:left="78" dlg:top="100" dlg:width="102" dlg:height="10" dlg:spin="true"/>
    <dlg:textfield dlg:style-id="3" dlg:id="txtNAMACADEB" dlg:tab-index="5" dlg:left="78" dlg:top="126" dlg:width="102" dlg:height="10" dlg:printable="false"/>
    <dlg:menulist dlg:style-id="3" dlg:id="lsSUBZONACADEB" dlg:tab-index="6" dlg:left="78" dlg:top="138" dlg:width="102" dlg:height="10" dlg:spin="true"/>
    <dlg:numericfield dlg:style-id="3" dlg:id="txtNOTELPCADEB" dlg:tab-index="7" dlg:left="78" dlg:top="151" dlg:width="102" dlg:height="10" dlg:decimal-accuracy="0" dlg:value-min="0" dlg:value-max="10000000000000000"/>
    <dlg:textfield dlg:style-id="3" dlg:id="txtALAMATCADEB" dlg:tab-index="8" dlg:left="19" dlg:top="178" dlg:width="160" dlg:height="35" dlg:vscroll="true" dlg:maxlength="120" dlg:multiline="true"/>
    <dlg:menulist dlg:style-id="3" dlg:id="lsJENISUSAHACADEB" dlg:tab-index="10" dlg:left="78" dlg:top="218" dlg:width="101" dlg:height="11" dlg:spin="true"/>
    <dlg:menulist dlg:style-id="3" dlg:id="lsJENISPRODUKCADEB" dlg:tab-index="9" dlg:left="78" dlg:top="234" dlg:width="101" dlg:height="10" dlg:spin="true"/>
    <dlg:datefield dlg:style-id="3" dlg:id="lsTGLRENKUNJ" dlg:tab-index="27" dlg:disabled="true" dlg:left="276" dlg:top="189" dlg:width="101" dlg:height="10" dlg:printable="false" dlg:strict-format="true" dlg:date-format="short_YYYYMMDD_DIN5008" dlg:value-min="20000101" dlg:dropdown="true"/>
    <dlg:textfield dlg:style-id="3" dlg:id="txtSTATUSKUNJ" dlg:tab-index="23" dlg:disabled="true" dlg:left="276" dlg:top="203" dlg:width="101" dlg:height="10"/>
    <dlg:button dlg:style-id="4" dlg:id="cmdHAPUSRKHOverid" dlg:tab-index="11" dlg:left="323" dlg:top="216" dlg:width="54" dlg:height="14" dlg:printable="false" dlg:value="Hapus">
      <script:event script:event-name="on-performaction" script:macro-name="vnd.sun.star.script:Lib_simple.ModDafRKHOveride.cmdHapusRKHOverid_click?language=Basic&amp;location=document" script:language="Script"/>
    </dlg:button>
    <dlg:text dlg:style-id="0" dlg:id="Label8" dlg:tab-index="32" dlg:left="20" dlg:top="46" dlg:width="39" dlg:height="12" dlg:printable="false" dlg:value="Nama"/>
    <dlg:text dlg:style-id="0" dlg:id="Label9" dlg:tab-index="33" dlg:left="20" dlg:top="58" dlg:width="39" dlg:height="12" dlg:printable="false" dlg:value="Kode"/>
    <dlg:text dlg:style-id="0" dlg:id="Label10" dlg:tab-index="34" dlg:left="20" dlg:top="71" dlg:width="37" dlg:height="12" dlg:printable="false" dlg:value="Plan SubZona"/>
    <dlg:titledbox dlg:style-id="1" dlg:id="FrameControl1" dlg:tab-index="35" dlg:left="8" dlg:top="23" dlg:width="180" dlg:height="62" dlg:printable="false"/>
    <dlg:text dlg:id="Label13" dlg:tab-index="37" dlg:left="42" dlg:top="282" dlg:width="116" dlg:height="10" dlg:value="Tambah data sebagai RKH Tambahan Hari ini?"/>
    <dlg:textfield dlg:style-id="3" dlg:id="txtNama" dlg:tab-index="29" dlg:disabled="true" dlg:left="78" dlg:top="45" dlg:width="101" dlg:height="10" dlg:printable="false"/>
    <dlg:textfield dlg:style-id="3" dlg:id="txtKode" dlg:tab-index="30" dlg:disabled="true" dlg:left="78" dlg:top="57" dlg:width="53" dlg:height="10" dlg:printable="false"/>
    <dlg:menulist dlg:style-id="3" dlg:id="lsSZona" dlg:tab-index="31" dlg:left="78" dlg:top="69" dlg:width="34" dlg:height="10" dlg:spin="true"/>
    <dlg:button dlg:id="cmdTamRKHTamH" dlg:tab-index="36" dlg:left="159" dlg:top="280" dlg:width="29" dlg:height="14" dlg:value="Ya">
      <script:event script:event-name="on-performaction" script:macro-name="vnd.sun.star.script:Lib_simple.ModHisTam.TambahRKHHariIniHis_click?language=Basic&amp;location=document" script:language="Script"/>
    </dlg:button>
    <dlg:text dlg:style-id="5" dlg:id="Label12" dlg:tab-index="38" dlg:left="12" dlg:top="261" dlg:width="163" dlg:height="12" dlg:value="* Wajib diisi jika Sumber Prospect 'TOPUP'"/>
    <dlg:text dlg:style-id="0" dlg:id="Label14" dlg:tab-index="40" dlg:left="21" dlg:top="113" dlg:width="35" dlg:height="12" dlg:printable="false" dlg:value="APPID *"/>
    <dlg:textfield dlg:style-id="3" dlg:id="txtAPPID" dlg:tab-index="39" dlg:left="206" dlg:top="114" dlg:width="102" dlg:height="10" dlg:printable="false"/>
    <dlg:menulist dlg:style-id="3" dlg:id="lsAPPID2" dlg:tab-index="41" dlg:left="78" dlg:top="113" dlg:width="102" dlg:height="10" dlg:spin="true">
      <script:event script:event-name="on-performaction" script:macro-name="vnd.sun.star.script:Lib_simple.ModHisTam.lsAppidHIStam_Change?language=Basic&amp;location=document"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Lib_simple" library:link="false"/>
</library:libraries>
</file>